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child_detection_20210625_11531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32806.62998" calcext:value-type="float">
            <text:p>1624632806,62998</text:p>
          </table:table-cell>
          <table:table-cell table:formula="of:=ROUND([.A2]-[$menor.$A$1];1)"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72998" calcext:value-type="float">
            <text:p>1624632806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82996" calcext:value-type="float">
            <text:p>1624632806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92998" calcext:value-type="float">
            <text:p>1624632806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02999" calcext:value-type="float">
            <text:p>1624632807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12999" calcext:value-type="float">
            <text:p>1624632807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22998" calcext:value-type="float">
            <text:p>1624632807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32998" calcext:value-type="float">
            <text:p>1624632807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42998" calcext:value-type="float">
            <text:p>1624632807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52999" calcext:value-type="float">
            <text:p>1624632807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62999" calcext:value-type="float">
            <text:p>1624632807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72999" calcext:value-type="float">
            <text:p>1624632807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82998" calcext:value-type="float">
            <text:p>1624632807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92998" calcext:value-type="float">
            <text:p>1624632807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02998" calcext:value-type="float">
            <text:p>1624632808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12992" calcext:value-type="float">
            <text:p>1624632808,1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22991" calcext:value-type="float">
            <text:p>1624632808,2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3299" calcext:value-type="float">
            <text:p>1624632808,32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42991" calcext:value-type="float">
            <text:p>1624632808,4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52988" calcext:value-type="float">
            <text:p>1624632808,529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62996" calcext:value-type="float">
            <text:p>1624632808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72997" calcext:value-type="float">
            <text:p>1624632808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82998" calcext:value-type="float">
            <text:p>1624632808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92999" calcext:value-type="float">
            <text:p>1624632808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02999" calcext:value-type="float">
            <text:p>1624632809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12999" calcext:value-type="float">
            <text:p>1624632809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22999" calcext:value-type="float">
            <text:p>1624632809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33001" calcext:value-type="float">
            <text:p>1624632809,3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office:value-type="float" office:value="-3.05006262" calcext:value-type="float">
            <text:p>-3,05006262</text:p>
          </table:table-cell>
          <table:table-cell office:value-type="float" office:value="-2.94908739" calcext:value-type="float">
            <text:p>-2,94908739</text:p>
          </table:table-cell>
          <table:table-cell office:value-type="float" office:value="-135.96428797" calcext:value-type="float">
            <text:p>-135,96428797</text:p>
          </table:table-cell>
        </table:table-row>
        <table:table-row table:style-name="ro1">
          <table:table-cell office:value-type="float" office:value="1624632809.42999" calcext:value-type="float">
            <text:p>1624632809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4" calcext:value-type="float">
            <text:p>-134</text:p>
          </table:table-cell>
          <table:table-cell office:value-type="float" office:value="-3.10479722" calcext:value-type="float">
            <text:p>-3,10479722</text:p>
          </table:table-cell>
          <table:table-cell office:value-type="float" office:value="-2.89452829" calcext:value-type="float">
            <text:p>-2,89452829</text:p>
          </table:table-cell>
          <table:table-cell office:value-type="float" office:value="-136.98052645" calcext:value-type="float">
            <text:p>-136,98052645</text:p>
          </table:table-cell>
        </table:table-row>
        <table:table-row table:style-name="ro1">
          <table:table-cell office:value-type="float" office:value="1624632809.52999" calcext:value-type="float">
            <text:p>1624632809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4058342" calcext:value-type="float">
            <text:p>4,24058342</text:p>
          </table:table-cell>
          <table:table-cell office:value-type="float" office:value="-132" calcext:value-type="float">
            <text:p>-132</text:p>
          </table:table-cell>
          <table:table-cell office:value-type="float" office:value="-3.15816809" calcext:value-type="float">
            <text:p>-3,15816809</text:p>
          </table:table-cell>
          <table:table-cell office:value-type="float" office:value="-2.83964566" calcext:value-type="float">
            <text:p>-2,83964566</text:p>
          </table:table-cell>
          <table:table-cell office:value-type="float" office:value="-137.9610529" calcext:value-type="float">
            <text:p>-137,9610529</text:p>
          </table:table-cell>
        </table:table-row>
        <table:table-row table:style-name="ro1">
          <table:table-cell office:value-type="float" office:value="1624632809.63" calcext:value-type="float">
            <text:p>1624632809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3647213" calcext:value-type="float">
            <text:p>4,23647213</text:p>
          </table:table-cell>
          <table:table-cell office:value-type="float" office:value="-129" calcext:value-type="float">
            <text:p>-129</text:p>
          </table:table-cell>
          <table:table-cell office:value-type="float" office:value="-3.1151592" calcext:value-type="float">
            <text:p>-3,1151592</text:p>
          </table:table-cell>
          <table:table-cell office:value-type="float" office:value="-2.88952482" calcext:value-type="float">
            <text:p>-2,88952482</text:p>
          </table:table-cell>
          <table:table-cell office:value-type="float" office:value="-136.97729138" calcext:value-type="float">
            <text:p>-136,97729138</text:p>
          </table:table-cell>
        </table:table-row>
        <table:table-row table:style-name="ro1">
          <table:table-cell office:value-type="float" office:value="1624632809.73" calcext:value-type="float">
            <text:p>1624632809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3065853" calcext:value-type="float">
            <text:p>4,23065853</text:p>
          </table:table-cell>
          <table:table-cell office:value-type="float" office:value="-127" calcext:value-type="float">
            <text:p>-127</text:p>
          </table:table-cell>
          <table:table-cell office:value-type="float" office:value="-3.17149201" calcext:value-type="float">
            <text:p>-3,17149201</text:p>
          </table:table-cell>
          <table:table-cell office:value-type="float" office:value="-2.830267" calcext:value-type="float">
            <text:p>-2,830267</text:p>
          </table:table-cell>
          <table:table-cell office:value-type="float" office:value="-137.95781783" calcext:value-type="float">
            <text:p>-137,95781783</text:p>
          </table:table-cell>
        </table:table-row>
        <table:table-row table:style-name="ro1">
          <table:table-cell office:value-type="float" office:value="1624632809.82999" calcext:value-type="float">
            <text:p>1624632809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2384119" calcext:value-type="float">
            <text:p>4,22384119</text:p>
          </table:table-cell>
          <table:table-cell office:value-type="float" office:value="-124" calcext:value-type="float">
            <text:p>-124</text:p>
          </table:table-cell>
          <table:table-cell office:value-type="float" office:value="-3.12802405" calcext:value-type="float">
            <text:p>-3,12802405</text:p>
          </table:table-cell>
          <table:table-cell office:value-type="float" office:value="-2.88095222" calcext:value-type="float">
            <text:p>-2,88095222</text:p>
          </table:table-cell>
          <table:table-cell office:value-type="float" office:value="-136.88639377" calcext:value-type="float">
            <text:p>-136,88639377</text:p>
          </table:table-cell>
        </table:table-row>
        <table:table-row table:style-name="ro1">
          <table:table-cell office:value-type="float" office:value="1624632809.92999" calcext:value-type="float">
            <text:p>1624632809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1535587" calcext:value-type="float">
            <text:p>4,21535587</text:p>
          </table:table-cell>
          <table:table-cell office:value-type="float" office:value="-122" calcext:value-type="float">
            <text:p>-122</text:p>
          </table:table-cell>
          <table:table-cell office:value-type="float" office:value="-3.19197807" calcext:value-type="float">
            <text:p>-3,19197807</text:p>
          </table:table-cell>
          <table:table-cell office:value-type="float" office:value="-2.81340591" calcext:value-type="float">
            <text:p>-2,81340591</text:p>
          </table:table-cell>
          <table:table-cell office:value-type="float" office:value="-137.95458276" calcext:value-type="float">
            <text:p>-137,95458276</text:p>
          </table:table-cell>
        </table:table-row>
        <table:table-row table:style-name="ro1">
          <table:table-cell office:value-type="float" office:value="1624632810.02999" calcext:value-type="float">
            <text:p>1624632810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0624733" calcext:value-type="float">
            <text:p>4,20624733</text:p>
          </table:table-cell>
          <table:table-cell office:value-type="float" office:value="-118" calcext:value-type="float">
            <text:p>-118</text:p>
          </table:table-cell>
          <table:table-cell office:value-type="float" office:value="-3.10172129" calcext:value-type="float">
            <text:p>-3,10172129</text:p>
          </table:table-cell>
          <table:table-cell office:value-type="float" office:value="-2.91351908" calcext:value-type="float">
            <text:p>-2,91351908</text:p>
          </table:table-cell>
          <table:table-cell office:value-type="float" office:value="-135.8831587" calcext:value-type="float">
            <text:p>-135,8831587</text:p>
          </table:table-cell>
        </table:table-row>
        <table:table-row table:style-name="ro1">
          <table:table-cell office:value-type="float" office:value="1624632810.13004" calcext:value-type="float">
            <text:p>1624632810,13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9552612" calcext:value-type="float">
            <text:p>4,19552612</text:p>
          </table:table-cell>
          <table:table-cell office:value-type="float" office:value="-116" calcext:value-type="float">
            <text:p>-116</text:p>
          </table:table-cell>
          <table:table-cell office:value-type="float" office:value="-3.16635734" calcext:value-type="float">
            <text:p>-3,16635734</text:p>
          </table:table-cell>
          <table:table-cell office:value-type="float" office:value="-2.84583902" calcext:value-type="float">
            <text:p>-2,84583902</text:p>
          </table:table-cell>
          <table:table-cell office:value-type="float" office:value="-136.86368515" calcext:value-type="float">
            <text:p>-136,86368515</text:p>
          </table:table-cell>
        </table:table-row>
        <table:table-row table:style-name="ro1">
          <table:table-cell office:value-type="float" office:value="1624632810.23" calcext:value-type="float">
            <text:p>1624632810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8565464" calcext:value-type="float">
            <text:p>4,18565464</text:p>
          </table:table-cell>
          <table:table-cell office:value-type="float" office:value="-113" calcext:value-type="float">
            <text:p>-113</text:p>
          </table:table-cell>
          <table:table-cell office:value-type="float" office:value="-3.13333283" calcext:value-type="float">
            <text:p>-3,13333283</text:p>
          </table:table-cell>
          <table:table-cell office:value-type="float" office:value="-2.88237869" calcext:value-type="float">
            <text:p>-2,88237869</text:p>
          </table:table-cell>
          <table:table-cell office:value-type="float" office:value="-135.87992363" calcext:value-type="float">
            <text:p>-135,87992363</text:p>
          </table:table-cell>
        </table:table-row>
        <table:table-row table:style-name="ro1">
          <table:table-cell office:value-type="float" office:value="1624632810.32994" calcext:value-type="float">
            <text:p>1624632810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7558527" calcext:value-type="float">
            <text:p>4,17558527</text:p>
          </table:table-cell>
          <table:table-cell office:value-type="float" office:value="-111" calcext:value-type="float">
            <text:p>-111</text:p>
          </table:table-cell>
          <table:table-cell office:value-type="float" office:value="-3.19771972" calcext:value-type="float">
            <text:p>-3,19771972</text:p>
          </table:table-cell>
          <table:table-cell office:value-type="float" office:value="-2.81443178" calcext:value-type="float">
            <text:p>-2,81443178</text:p>
          </table:table-cell>
          <table:table-cell office:value-type="float" office:value="-136.86045008" calcext:value-type="float">
            <text:p>-136,86045008</text:p>
          </table:table-cell>
        </table:table-row>
        <table:table-row table:style-name="ro1">
          <table:table-cell office:value-type="float" office:value="1624632810.42992" calcext:value-type="float">
            <text:p>1624632810,4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6699409" calcext:value-type="float">
            <text:p>4,16699409</text:p>
          </table:table-cell>
          <table:table-cell office:value-type="float" office:value="-107" calcext:value-type="float">
            <text:p>-107</text:p>
          </table:table-cell>
          <table:table-cell office:value-type="float" office:value="-3.11088151" calcext:value-type="float">
            <text:p>-3,11088151</text:p>
          </table:table-cell>
          <table:table-cell office:value-type="float" office:value="-2.9028894" calcext:value-type="float">
            <text:p>-2,9028894</text:p>
          </table:table-cell>
          <table:table-cell office:value-type="float" office:value="-134.87668856" calcext:value-type="float">
            <text:p>-134,87668856</text:p>
          </table:table-cell>
        </table:table-row>
        <table:table-row table:style-name="ro1">
          <table:table-cell office:value-type="float" office:value="1624632810.5299" calcext:value-type="float">
            <text:p>1624632810,52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6017437" calcext:value-type="float">
            <text:p>4,16017437</text:p>
          </table:table-cell>
          <table:table-cell office:value-type="float" office:value="-105" calcext:value-type="float">
            <text:p>-105</text:p>
          </table:table-cell>
          <table:table-cell office:value-type="float" office:value="-3.17306289" calcext:value-type="float">
            <text:p>-3,17306289</text:p>
          </table:table-cell>
          <table:table-cell office:value-type="float" office:value="-2.83769368" calcext:value-type="float">
            <text:p>-2,83769368</text:p>
          </table:table-cell>
          <table:table-cell office:value-type="float" office:value="-135.85721501" calcext:value-type="float">
            <text:p>-135,85721501</text:p>
          </table:table-cell>
        </table:table-row>
        <table:table-row table:style-name="ro1">
          <table:table-cell office:value-type="float" office:value="1624632810.6299" calcext:value-type="float">
            <text:p>1624632810,62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5578508" calcext:value-type="float">
            <text:p>4,15578508</text:p>
          </table:table-cell>
          <table:table-cell office:value-type="float" office:value="-102" calcext:value-type="float">
            <text:p>-102</text:p>
          </table:table-cell>
          <table:table-cell office:value-type="float" office:value="-3.13578634" calcext:value-type="float">
            <text:p>-3,13578634</text:p>
          </table:table-cell>
          <table:table-cell office:value-type="float" office:value="-2.87619695" calcext:value-type="float">
            <text:p>-2,87619695</text:p>
          </table:table-cell>
          <table:table-cell office:value-type="float" office:value="-134.8734535" calcext:value-type="float">
            <text:p>-134,8734535</text:p>
          </table:table-cell>
        </table:table-row>
        <table:table-row table:style-name="ro1">
          <table:table-cell office:value-type="float" office:value="1624632810.72991" calcext:value-type="float">
            <text:p>1624632810,7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5177774" calcext:value-type="float">
            <text:p>4,15177774</text:p>
          </table:table-cell>
          <table:table-cell office:value-type="float" office:value="-99" calcext:value-type="float">
            <text:p>-99</text:p>
          </table:table-cell>
          <table:table-cell office:value-type="float" office:value="-3.14602382" calcext:value-type="float">
            <text:p>-3,14602382</text:p>
          </table:table-cell>
          <table:table-cell office:value-type="float" office:value="-2.8656225" calcext:value-type="float">
            <text:p>-2,8656225</text:p>
          </table:table-cell>
          <table:table-cell office:value-type="float" office:value="-134.85397995" calcext:value-type="float">
            <text:p>-134,85397995</text:p>
          </table:table-cell>
        </table:table-row>
        <table:table-row table:style-name="ro1">
          <table:table-cell office:value-type="float" office:value="1624632810.82997" calcext:value-type="float">
            <text:p>1624632810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878941" calcext:value-type="float">
            <text:p>4,14878941</text:p>
          </table:table-cell>
          <table:table-cell office:value-type="float" office:value="-96" calcext:value-type="float">
            <text:p>-96</text:p>
          </table:table-cell>
          <table:table-cell office:value-type="float" office:value="-3.10511391" calcext:value-type="float">
            <text:p>-3,10511391</text:p>
          </table:table-cell>
          <table:table-cell office:value-type="float" office:value="-2.90409473" calcext:value-type="float">
            <text:p>-2,90409473</text:p>
          </table:table-cell>
          <table:table-cell office:value-type="float" office:value="-133.87021843" calcext:value-type="float">
            <text:p>-133,87021843</text:p>
          </table:table-cell>
        </table:table-row>
        <table:table-row table:style-name="ro1">
          <table:table-cell office:value-type="float" office:value="1624632810.92996" calcext:value-type="float">
            <text:p>1624632810,9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75215" calcext:value-type="float">
            <text:p>4,1475215</text:p>
          </table:table-cell>
          <table:table-cell office:value-type="float" office:value="-94" calcext:value-type="float">
            <text:p>-94</text:p>
          </table:table-cell>
          <table:table-cell office:value-type="float" office:value="-3.16468086" calcext:value-type="float">
            <text:p>-3,16468086</text:p>
          </table:table-cell>
          <table:table-cell office:value-type="float" office:value="-2.84676539" calcext:value-type="float">
            <text:p>-2,84676539</text:p>
          </table:table-cell>
          <table:table-cell office:value-type="float" office:value="-134.85074488" calcext:value-type="float">
            <text:p>-134,85074488</text:p>
          </table:table-cell>
        </table:table-row>
        <table:table-row table:style-name="ro1">
          <table:table-cell office:value-type="float" office:value="1624632811.03" calcext:value-type="float">
            <text:p>1624632811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61134" calcext:value-type="float">
            <text:p>4,1461134</text:p>
          </table:table-cell>
          <table:table-cell office:value-type="float" office:value="-91" calcext:value-type="float">
            <text:p>-91</text:p>
          </table:table-cell>
          <table:table-cell office:value-type="float" office:value="-3.1210356" calcext:value-type="float">
            <text:p>-3,1210356</text:p>
          </table:table-cell>
          <table:table-cell office:value-type="float" office:value="-2.88826279" calcext:value-type="float">
            <text:p>-2,88826279</text:p>
          </table:table-cell>
          <table:table-cell office:value-type="float" office:value="-133.86698336" calcext:value-type="float">
            <text:p>-133,86698336</text:p>
          </table:table-cell>
        </table:table-row>
        <table:table-row table:style-name="ro1">
          <table:table-cell office:value-type="float" office:value="1624632811.12996" calcext:value-type="float">
            <text:p>1624632811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606667" calcext:value-type="float">
            <text:p>4,14606667</text:p>
          </table:table-cell>
          <table:table-cell office:value-type="float" office:value="-89" calcext:value-type="float">
            <text:p>-89</text:p>
          </table:table-cell>
          <table:table-cell office:value-type="float" office:value="-3.17755386" calcext:value-type="float">
            <text:p>-3,17755386</text:p>
          </table:table-cell>
          <table:table-cell office:value-type="float" office:value="-2.83280408" calcext:value-type="float">
            <text:p>-2,83280408</text:p>
          </table:table-cell>
          <table:table-cell office:value-type="float" office:value="-134.84750981" calcext:value-type="float">
            <text:p>-134,84750981</text:p>
          </table:table-cell>
        </table:table-row>
        <table:table-row table:style-name="ro1">
          <table:table-cell office:value-type="float" office:value="1624632811.22998" calcext:value-type="float">
            <text:p>1624632811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656448" calcext:value-type="float">
            <text:p>4,14656448</text:p>
          </table:table-cell>
          <table:table-cell office:value-type="float" office:value="-86" calcext:value-type="float">
            <text:p>-86</text:p>
          </table:table-cell>
          <table:table-cell office:value-type="float" office:value="-3.18224057" calcext:value-type="float">
            <text:p>-3,18224057</text:p>
          </table:table-cell>
          <table:table-cell office:value-type="float" office:value="-2.82930075" calcext:value-type="float">
            <text:p>-2,82930075</text:p>
          </table:table-cell>
          <table:table-cell office:value-type="float" office:value="-134.82803626" calcext:value-type="float">
            <text:p>-134,82803626</text:p>
          </table:table-cell>
        </table:table-row>
        <table:table-row table:style-name="ro1">
          <table:table-cell office:value-type="float" office:value="1624632811.33" calcext:value-type="float">
            <text:p>1624632811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667082" calcext:value-type="float">
            <text:p>4,14667082</text:p>
          </table:table-cell>
          <table:table-cell office:value-type="float" office:value="-83" calcext:value-type="float">
            <text:p>-83</text:p>
          </table:table-cell>
          <table:table-cell office:value-type="float" office:value="-3.13430178" calcext:value-type="float">
            <text:p>-3,13430178</text:p>
          </table:table-cell>
          <table:table-cell office:value-type="float" office:value="-2.87573835" calcext:value-type="float">
            <text:p>-2,87573835</text:p>
          </table:table-cell>
          <table:table-cell office:value-type="float" office:value="-133.84427474" calcext:value-type="float">
            <text:p>-133,84427474</text:p>
          </table:table-cell>
        </table:table-row>
        <table:table-row table:style-name="ro1">
          <table:table-cell office:value-type="float" office:value="1624632811.42999" calcext:value-type="float">
            <text:p>1624632811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729738" calcext:value-type="float">
            <text:p>4,14729738</text:p>
          </table:table-cell>
          <table:table-cell office:value-type="float" office:value="-80" calcext:value-type="float">
            <text:p>-80</text:p>
          </table:table-cell>
          <table:table-cell office:value-type="float" office:value="-3.13565901" calcext:value-type="float">
            <text:p>-3,13565901</text:p>
          </table:table-cell>
          <table:table-cell office:value-type="float" office:value="-2.87522648" calcext:value-type="float">
            <text:p>-2,87522648</text:p>
          </table:table-cell>
          <table:table-cell office:value-type="float" office:value="-133.82480119" calcext:value-type="float">
            <text:p>-133,82480119</text:p>
          </table:table-cell>
        </table:table-row>
        <table:table-row table:style-name="ro1">
          <table:table-cell office:value-type="float" office:value="1624632811.52997" calcext:value-type="float">
            <text:p>1624632811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747429" calcext:value-type="float">
            <text:p>4,14747429</text:p>
          </table:table-cell>
          <table:table-cell office:value-type="float" office:value="-77" calcext:value-type="float">
            <text:p>-77</text:p>
          </table:table-cell>
          <table:table-cell office:value-type="float" office:value="-3.08398434" calcext:value-type="float">
            <text:p>-3,08398434</text:p>
          </table:table-cell>
          <table:table-cell office:value-type="float" office:value="-2.92325152" calcext:value-type="float">
            <text:p>-2,92325152</text:p>
          </table:table-cell>
          <table:table-cell office:value-type="float" office:value="-132.84103967" calcext:value-type="float">
            <text:p>-132,84103967</text:p>
          </table:table-cell>
        </table:table-row>
        <table:table-row table:style-name="ro1">
          <table:table-cell office:value-type="float" office:value="1624632811.62998" calcext:value-type="float">
            <text:p>1624632811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820337" calcext:value-type="float">
            <text:p>4,14820337</text:p>
          </table:table-cell>
          <table:table-cell office:value-type="float" office:value="-75" calcext:value-type="float">
            <text:p>-75</text:p>
          </table:table-cell>
          <table:table-cell office:value-type="float" office:value="-3.13611739" calcext:value-type="float">
            <text:p>-3,13611739</text:p>
          </table:table-cell>
          <table:table-cell office:value-type="float" office:value="-2.8755573" calcext:value-type="float">
            <text:p>-2,8755573</text:p>
          </table:table-cell>
          <table:table-cell office:value-type="float" office:value="-133.82156612" calcext:value-type="float">
            <text:p>-133,82156612</text:p>
          </table:table-cell>
        </table:table-row>
        <table:table-row table:style-name="ro1">
          <table:table-cell office:value-type="float" office:value="1624632811.72997" calcext:value-type="float">
            <text:p>1624632811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783907" calcext:value-type="float">
            <text:p>4,14783907</text:p>
          </table:table-cell>
          <table:table-cell office:value-type="float" office:value="-72" calcext:value-type="float">
            <text:p>-72</text:p>
          </table:table-cell>
          <table:table-cell office:value-type="float" office:value="-3.13436283" calcext:value-type="float">
            <text:p>-3,13436283</text:p>
          </table:table-cell>
          <table:table-cell office:value-type="float" office:value="-2.87724042" calcext:value-type="float">
            <text:p>-2,87724042</text:p>
          </table:table-cell>
          <table:table-cell office:value-type="float" office:value="-133.80209257" calcext:value-type="float">
            <text:p>-133,80209257</text:p>
          </table:table-cell>
        </table:table-row>
        <table:table-row table:style-name="ro1">
          <table:table-cell office:value-type="float" office:value="1624632811.82998" calcext:value-type="float">
            <text:p>1624632811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742994" calcext:value-type="float">
            <text:p>4,14742994</text:p>
          </table:table-cell>
          <table:table-cell office:value-type="float" office:value="-69" calcext:value-type="float">
            <text:p>-69</text:p>
          </table:table-cell>
          <table:table-cell office:value-type="float" office:value="-3.08129366" calcext:value-type="float">
            <text:p>-3,08129366</text:p>
          </table:table-cell>
          <table:table-cell office:value-type="float" office:value="-2.92773149" calcext:value-type="float">
            <text:p>-2,92773149</text:p>
          </table:table-cell>
          <table:table-cell office:value-type="float" office:value="-132.81833105" calcext:value-type="float">
            <text:p>-132,81833105</text:p>
          </table:table-cell>
        </table:table-row>
        <table:table-row table:style-name="ro1">
          <table:table-cell office:value-type="float" office:value="1624632811.92999" calcext:value-type="float">
            <text:p>1624632811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661264" calcext:value-type="float">
            <text:p>4,14661264</text:p>
          </table:table-cell>
          <table:table-cell office:value-type="float" office:value="-67" calcext:value-type="float">
            <text:p>-67</text:p>
          </table:table-cell>
          <table:table-cell office:value-type="float" office:value="-3.13043496" calcext:value-type="float">
            <text:p>-3,13043496</text:p>
          </table:table-cell>
          <table:table-cell office:value-type="float" office:value="-2.88185232" calcext:value-type="float">
            <text:p>-2,88185232</text:p>
          </table:table-cell>
          <table:table-cell office:value-type="float" office:value="-133.7988575" calcext:value-type="float">
            <text:p>-133,7988575</text:p>
          </table:table-cell>
        </table:table-row>
        <table:table-row table:style-name="ro1">
          <table:table-cell office:value-type="float" office:value="1624632812.02998" calcext:value-type="float">
            <text:p>1624632812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534521" calcext:value-type="float">
            <text:p>4,14534521</text:p>
          </table:table-cell>
          <table:table-cell office:value-type="float" office:value="-65" calcext:value-type="float">
            <text:p>-65</text:p>
          </table:table-cell>
          <table:table-cell office:value-type="float" office:value="-3.12798059" calcext:value-type="float">
            <text:p>-3,12798059</text:p>
          </table:table-cell>
          <table:table-cell office:value-type="float" office:value="-2.88400425" calcext:value-type="float">
            <text:p>-2,88400425</text:p>
          </table:table-cell>
          <table:table-cell office:value-type="float" office:value="-133.81509598" calcext:value-type="float">
            <text:p>-133,81509598</text:p>
          </table:table-cell>
        </table:table-row>
        <table:table-row table:style-name="ro1">
          <table:table-cell office:value-type="float" office:value="1624632812.12995" calcext:value-type="float">
            <text:p>1624632812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40382" calcext:value-type="float">
            <text:p>4,1440382</text:p>
          </table:table-cell>
          <table:table-cell office:value-type="float" office:value="-63" calcext:value-type="float">
            <text:p>-63</text:p>
          </table:table-cell>
          <table:table-cell office:value-type="float" office:value="-3.17588641" calcext:value-type="float">
            <text:p>-3,17588641</text:p>
          </table:table-cell>
          <table:table-cell office:value-type="float" office:value="-2.83837633" calcext:value-type="float">
            <text:p>-2,83837633</text:p>
          </table:table-cell>
          <table:table-cell office:value-type="float" office:value="-134.79562243" calcext:value-type="float">
            <text:p>-134,79562243</text:p>
          </table:table-cell>
        </table:table-row>
        <table:table-row table:style-name="ro1">
          <table:table-cell office:value-type="float" office:value="1624632812.22999" calcext:value-type="float">
            <text:p>1624632812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168787" calcext:value-type="float">
            <text:p>4,14168787</text:p>
          </table:table-cell>
          <table:table-cell office:value-type="float" office:value="-60" calcext:value-type="float">
            <text:p>-60</text:p>
          </table:table-cell>
          <table:table-cell office:value-type="float" office:value="-3.17129133" calcext:value-type="float">
            <text:p>-3,17129133</text:p>
          </table:table-cell>
          <table:table-cell office:value-type="float" office:value="-2.84594512" calcext:value-type="float">
            <text:p>-2,84594512</text:p>
          </table:table-cell>
          <table:table-cell office:value-type="float" office:value="-134.77614888" calcext:value-type="float">
            <text:p>-134,77614888</text:p>
          </table:table-cell>
        </table:table-row>
        <table:table-row table:style-name="ro1">
          <table:table-cell office:value-type="float" office:value="1624632812.32998" calcext:value-type="float">
            <text:p>1624632812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3680315" calcext:value-type="float">
            <text:p>4,13680315</text:p>
          </table:table-cell>
          <table:table-cell office:value-type="float" office:value="-57" calcext:value-type="float">
            <text:p>-57</text:p>
          </table:table-cell>
          <table:table-cell office:value-type="float" office:value="-3.11409333" calcext:value-type="float">
            <text:p>-3,11409333</text:p>
          </table:table-cell>
          <table:table-cell office:value-type="float" office:value="-2.90274039" calcext:value-type="float">
            <text:p>-2,90274039</text:p>
          </table:table-cell>
          <table:table-cell office:value-type="float" office:value="-133.79238737" calcext:value-type="float">
            <text:p>-133,79238737</text:p>
          </table:table-cell>
        </table:table-row>
        <table:table-row table:style-name="ro1">
          <table:table-cell office:value-type="float" office:value="1624632812.42998" calcext:value-type="float">
            <text:p>1624632812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3076448" calcext:value-type="float">
            <text:p>4,13076448</text:p>
          </table:table-cell>
          <table:table-cell office:value-type="float" office:value="-55" calcext:value-type="float">
            <text:p>-55</text:p>
          </table:table-cell>
          <table:table-cell office:value-type="float" office:value="-3.157612" calcext:value-type="float">
            <text:p>-3,157612</text:p>
          </table:table-cell>
          <table:table-cell office:value-type="float" office:value="-2.86212027" calcext:value-type="float">
            <text:p>-2,86212027</text:p>
          </table:table-cell>
          <table:table-cell office:value-type="float" office:value="-134.77291382" calcext:value-type="float">
            <text:p>-134,77291382</text:p>
          </table:table-cell>
        </table:table-row>
        <table:table-row table:style-name="ro1">
          <table:table-cell office:value-type="float" office:value="1624632812.52997" calcext:value-type="float">
            <text:p>1624632812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2294054" calcext:value-type="float">
            <text:p>4,12294054</text:p>
          </table:table-cell>
          <table:table-cell office:value-type="float" office:value="-52" calcext:value-type="float">
            <text:p>-52</text:p>
          </table:table-cell>
          <table:table-cell office:value-type="float" office:value="-3.0939546" calcext:value-type="float">
            <text:p>-3,0939546</text:p>
          </table:table-cell>
          <table:table-cell office:value-type="float" office:value="-2.92732649" calcext:value-type="float">
            <text:p>-2,92732649</text:p>
          </table:table-cell>
          <table:table-cell office:value-type="float" office:value="-133.70148975" calcext:value-type="float">
            <text:p>-133,70148975</text:p>
          </table:table-cell>
        </table:table-row>
        <table:table-row table:style-name="ro1">
          <table:table-cell office:value-type="float" office:value="1624632812.62999" calcext:value-type="float">
            <text:p>1624632812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1226368" calcext:value-type="float">
            <text:p>4,11226368</text:p>
          </table:table-cell>
          <table:table-cell office:value-type="float" office:value="-50" calcext:value-type="float">
            <text:p>-50</text:p>
          </table:table-cell>
          <table:table-cell office:value-type="float" office:value="-3.13811207" calcext:value-type="float">
            <text:p>-3,13811207</text:p>
          </table:table-cell>
          <table:table-cell office:value-type="float" office:value="-2.88504001" calcext:value-type="float">
            <text:p>-2,88504001</text:p>
          </table:table-cell>
          <table:table-cell office:value-type="float" office:value="-134.76967875" calcext:value-type="float">
            <text:p>-134,76967875</text:p>
          </table:table-cell>
        </table:table-row>
        <table:table-row table:style-name="ro1">
          <table:table-cell office:value-type="float" office:value="1624632812.72999" calcext:value-type="float">
            <text:p>1624632812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0052156" calcext:value-type="float">
            <text:p>4,10052156</text:p>
          </table:table-cell>
          <table:table-cell office:value-type="float" office:value="-47" calcext:value-type="float">
            <text:p>-47</text:p>
          </table:table-cell>
          <table:table-cell office:value-type="float" office:value="-3.07296292" calcext:value-type="float">
            <text:p>-3,07296292</text:p>
          </table:table-cell>
          <table:table-cell office:value-type="float" office:value="-2.95153367" calcext:value-type="float">
            <text:p>-2,95153367</text:p>
          </table:table-cell>
          <table:table-cell office:value-type="float" office:value="-133.69825469" calcext:value-type="float">
            <text:p>-133,69825469</text:p>
          </table:table-cell>
        </table:table-row>
        <table:table-row table:style-name="ro1">
          <table:table-cell office:value-type="float" office:value="1624632812.82998" calcext:value-type="float">
            <text:p>1624632812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8606482" calcext:value-type="float">
            <text:p>4,08606482</text:p>
          </table:table-cell>
          <table:table-cell office:value-type="float" office:value="-46" calcext:value-type="float">
            <text:p>-46</text:p>
          </table:table-cell>
          <table:table-cell office:value-type="float" office:value="-3.16241483" calcext:value-type="float">
            <text:p>-3,16241483</text:p>
          </table:table-cell>
          <table:table-cell office:value-type="float" office:value="-2.86358294" calcext:value-type="float">
            <text:p>-2,86358294</text:p>
          </table:table-cell>
          <table:table-cell office:value-type="float" office:value="-135.67878114" calcext:value-type="float">
            <text:p>-135,67878114</text:p>
          </table:table-cell>
        </table:table-row>
        <table:table-row table:style-name="ro1">
          <table:table-cell office:value-type="float" office:value="1624632812.92999" calcext:value-type="float">
            <text:p>1624632812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7065582" calcext:value-type="float">
            <text:p>4,07065582</text:p>
          </table:table-cell>
          <table:table-cell office:value-type="float" office:value="-43" calcext:value-type="float">
            <text:p>-43</text:p>
          </table:table-cell>
          <table:table-cell office:value-type="float" office:value="-3.10213122" calcext:value-type="float">
            <text:p>-3,10213122</text:p>
          </table:table-cell>
          <table:table-cell office:value-type="float" office:value="-2.92664889" calcext:value-type="float">
            <text:p>-2,92664889</text:p>
          </table:table-cell>
          <table:table-cell office:value-type="float" office:value="-134.69501962" calcext:value-type="float">
            <text:p>-134,69501962</text:p>
          </table:table-cell>
        </table:table-row>
        <table:table-row table:style-name="ro1">
          <table:table-cell office:value-type="float" office:value="1624632813.02998" calcext:value-type="float">
            <text:p>1624632813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5286932" calcext:value-type="float">
            <text:p>4,05286932</text:p>
          </table:table-cell>
          <table:table-cell office:value-type="float" office:value="-41" calcext:value-type="float">
            <text:p>-41</text:p>
          </table:table-cell>
          <table:table-cell office:value-type="float" office:value="-3.0909228" calcext:value-type="float">
            <text:p>-3,0909228</text:p>
          </table:table-cell>
          <table:table-cell office:value-type="float" office:value="-2.93793217" calcext:value-type="float">
            <text:p>-2,93793217</text:p>
          </table:table-cell>
          <table:table-cell office:value-type="float" office:value="-134.7112581" calcext:value-type="float">
            <text:p>-134,7112581</text:p>
          </table:table-cell>
        </table:table-row>
        <table:table-row table:style-name="ro1">
          <table:table-cell office:value-type="float" office:value="1624632813.12999" calcext:value-type="float">
            <text:p>1624632813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3446436" calcext:value-type="float">
            <text:p>4,03446436</text:p>
          </table:table-cell>
          <table:table-cell office:value-type="float" office:value="-39" calcext:value-type="float">
            <text:p>-39</text:p>
          </table:table-cell>
          <table:table-cell office:value-type="float" office:value="-3.12856277" calcext:value-type="float">
            <text:p>-3,12856277</text:p>
          </table:table-cell>
          <table:table-cell office:value-type="float" office:value="-2.90302057" calcext:value-type="float">
            <text:p>-2,90302057</text:p>
          </table:table-cell>
          <table:table-cell office:value-type="float" office:value="-135.69178455" calcext:value-type="float">
            <text:p>-135,69178455</text:p>
          </table:table-cell>
        </table:table-row>
        <table:table-row table:style-name="ro1">
          <table:table-cell office:value-type="float" office:value="1624632813.22999" calcext:value-type="float">
            <text:p>1624632813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133667" calcext:value-type="float">
            <text:p>4,0133667</text:p>
          </table:table-cell>
          <table:table-cell office:value-type="float" office:value="-37" calcext:value-type="float">
            <text:p>-37</text:p>
          </table:table-cell>
          <table:table-cell office:value-type="float" office:value="-3.11765485" calcext:value-type="float">
            <text:p>-3,11765485</text:p>
          </table:table-cell>
          <table:table-cell office:value-type="float" office:value="-2.91414441" calcext:value-type="float">
            <text:p>-2,91414441</text:p>
          </table:table-cell>
          <table:table-cell office:value-type="float" office:value="-135.70802303" calcext:value-type="float">
            <text:p>-135,70802303</text:p>
          </table:table-cell>
        </table:table-row>
        <table:table-row table:style-name="ro1">
          <table:table-cell office:value-type="float" office:value="1624632813.32998" calcext:value-type="float">
            <text:p>1624632813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9168897" calcext:value-type="float">
            <text:p>3,99168897</text:p>
          </table:table-cell>
          <table:table-cell office:value-type="float" office:value="-35" calcext:value-type="float">
            <text:p>-35</text:p>
          </table:table-cell>
          <table:table-cell office:value-type="float" office:value="-3.10680803" calcext:value-type="float">
            <text:p>-3,10680803</text:p>
          </table:table-cell>
          <table:table-cell office:value-type="float" office:value="-2.92632664" calcext:value-type="float">
            <text:p>-2,92632664</text:p>
          </table:table-cell>
          <table:table-cell office:value-type="float" office:value="-135.72426151" calcext:value-type="float">
            <text:p>-135,72426151</text:p>
          </table:table-cell>
        </table:table-row>
        <table:table-row table:style-name="ro1">
          <table:table-cell office:value-type="float" office:value="1624632813.42999" calcext:value-type="float">
            <text:p>1624632813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6869063" calcext:value-type="float">
            <text:p>3,96869063</text:p>
          </table:table-cell>
          <table:table-cell office:value-type="float" office:value="-33" calcext:value-type="float">
            <text:p>-33</text:p>
          </table:table-cell>
          <table:table-cell office:value-type="float" office:value="-3.09270551" calcext:value-type="float">
            <text:p>-3,09270551</text:p>
          </table:table-cell>
          <table:table-cell office:value-type="float" office:value="-2.94388128" calcext:value-type="float">
            <text:p>-2,94388128</text:p>
          </table:table-cell>
          <table:table-cell office:value-type="float" office:value="-135.65283745" calcext:value-type="float">
            <text:p>-135,65283745</text:p>
          </table:table-cell>
        </table:table-row>
        <table:table-row table:style-name="ro1">
          <table:table-cell office:value-type="float" office:value="1624632813.52996" calcext:value-type="float">
            <text:p>1624632813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4301891" calcext:value-type="float">
            <text:p>3,94301891</text:p>
          </table:table-cell>
          <table:table-cell office:value-type="float" office:value="-31" calcext:value-type="float">
            <text:p>-31</text:p>
          </table:table-cell>
          <table:table-cell office:value-type="float" office:value="-3.08240324" calcext:value-type="float">
            <text:p>-3,08240324</text:p>
          </table:table-cell>
          <table:table-cell office:value-type="float" office:value="-2.95423738" calcext:value-type="float">
            <text:p>-2,95423738</text:p>
          </table:table-cell>
          <table:table-cell office:value-type="float" office:value="-135.66907593" calcext:value-type="float">
            <text:p>-135,66907593</text:p>
          </table:table-cell>
        </table:table-row>
        <table:table-row table:style-name="ro1">
          <table:table-cell office:value-type="float" office:value="1624632813.63" calcext:value-type="float">
            <text:p>1624632813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1709495" calcext:value-type="float">
            <text:p>3,91709495</text:p>
          </table:table-cell>
          <table:table-cell office:value-type="float" office:value="-30" calcext:value-type="float">
            <text:p>-30</text:p>
          </table:table-cell>
          <table:table-cell office:value-type="float" office:value="-3.11972634" calcext:value-type="float">
            <text:p>-3,11972634</text:p>
          </table:table-cell>
          <table:table-cell office:value-type="float" office:value="-2.9170362" calcext:value-type="float">
            <text:p>-2,9170362</text:p>
          </table:table-cell>
          <table:table-cell office:value-type="float" office:value="-136.68531441" calcext:value-type="float">
            <text:p>-136,68531441</text:p>
          </table:table-cell>
        </table:table-row>
        <table:table-row table:style-name="ro1">
          <table:table-cell office:value-type="float" office:value="1624632813.72999" calcext:value-type="float">
            <text:p>1624632813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8950706" calcext:value-type="float">
            <text:p>3,88950706</text:p>
          </table:table-cell>
          <table:table-cell office:value-type="float" office:value="-28" calcext:value-type="float">
            <text:p>-28</text:p>
          </table:table-cell>
          <table:table-cell office:value-type="float" office:value="-3.11059457" calcext:value-type="float">
            <text:p>-3,11059457</text:p>
          </table:table-cell>
          <table:table-cell office:value-type="float" office:value="-2.9283486" calcext:value-type="float">
            <text:p>-2,9283486</text:p>
          </table:table-cell>
          <table:table-cell office:value-type="float" office:value="-136.70155289" calcext:value-type="float">
            <text:p>-136,70155289</text:p>
          </table:table-cell>
        </table:table-row>
        <table:table-row table:style-name="ro1">
          <table:table-cell office:value-type="float" office:value="1624632813.82996" calcext:value-type="float">
            <text:p>1624632813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6027813" calcext:value-type="float">
            <text:p>3,86027813</text:p>
          </table:table-cell>
          <table:table-cell office:value-type="float" office:value="-26" calcext:value-type="float">
            <text:p>-26</text:p>
          </table:table-cell>
          <table:table-cell office:value-type="float" office:value="-3.09571965" calcext:value-type="float">
            <text:p>-3,09571965</text:p>
          </table:table-cell>
          <table:table-cell office:value-type="float" office:value="-2.94284364" calcext:value-type="float">
            <text:p>-2,94284364</text:p>
          </table:table-cell>
          <table:table-cell office:value-type="float" office:value="-136.63012883" calcext:value-type="float">
            <text:p>-136,63012883</text:p>
          </table:table-cell>
        </table:table-row>
        <table:table-row table:style-name="ro1">
          <table:table-cell office:value-type="float" office:value="1624632813.92998" calcext:value-type="float">
            <text:p>1624632813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3144784" calcext:value-type="float">
            <text:p>3,83144784</text:p>
          </table:table-cell>
          <table:table-cell office:value-type="float" office:value="-24" calcext:value-type="float">
            <text:p>-24</text:p>
          </table:table-cell>
          <table:table-cell office:value-type="float" office:value="-3.08763246" calcext:value-type="float">
            <text:p>-3,08763246</text:p>
          </table:table-cell>
          <table:table-cell office:value-type="float" office:value="-2.95281125" calcext:value-type="float">
            <text:p>-2,95281125</text:p>
          </table:table-cell>
          <table:table-cell office:value-type="float" office:value="-136.64636731" calcext:value-type="float">
            <text:p>-136,64636731</text:p>
          </table:table-cell>
        </table:table-row>
        <table:table-row table:style-name="ro1">
          <table:table-cell office:value-type="float" office:value="1624632814.02996" calcext:value-type="float">
            <text:p>1624632814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0129671" calcext:value-type="float">
            <text:p>3,80129671</text:p>
          </table:table-cell>
          <table:table-cell office:value-type="float" office:value="-23" calcext:value-type="float">
            <text:p>-23</text:p>
          </table:table-cell>
          <table:table-cell office:value-type="float" office:value="-3.08116865" calcext:value-type="float">
            <text:p>-3,08116865</text:p>
          </table:table-cell>
          <table:table-cell office:value-type="float" office:value="-2.96064527" calcext:value-type="float">
            <text:p>-2,96064527</text:p>
          </table:table-cell>
          <table:table-cell office:value-type="float" office:value="-136.69831782" calcext:value-type="float">
            <text:p>-136,69831782</text:p>
          </table:table-cell>
        </table:table-row>
        <table:table-row table:style-name="ro1">
          <table:table-cell office:value-type="float" office:value="1624632814.13001" calcext:value-type="float">
            <text:p>1624632814,1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7015972" calcext:value-type="float">
            <text:p>3,77015972</text:p>
          </table:table-cell>
          <table:table-cell office:value-type="float" office:value="-22" calcext:value-type="float">
            <text:p>-22</text:p>
          </table:table-cell>
          <table:table-cell office:value-type="float" office:value="-3.11411756" calcext:value-type="float">
            <text:p>-3,11411756</text:p>
          </table:table-cell>
          <table:table-cell office:value-type="float" office:value="-2.92552561" calcext:value-type="float">
            <text:p>-2,92552561</text:p>
          </table:table-cell>
          <table:table-cell office:value-type="float" office:value="-137.62689376" calcext:value-type="float">
            <text:p>-137,62689376</text:p>
          </table:table-cell>
        </table:table-row>
        <table:table-row table:style-name="ro1">
          <table:table-cell office:value-type="float" office:value="1624632814.22997" calcext:value-type="float">
            <text:p>1624632814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3837399" calcext:value-type="float">
            <text:p>3,73837399</text:p>
          </table:table-cell>
          <table:table-cell office:value-type="float" office:value="-20" calcext:value-type="float">
            <text:p>-20</text:p>
          </table:table-cell>
          <table:table-cell office:value-type="float" office:value="-3.0636049" calcext:value-type="float">
            <text:p>-3,0636049</text:p>
          </table:table-cell>
          <table:table-cell office:value-type="float" office:value="-2.9804949" calcext:value-type="float">
            <text:p>-2,9804949</text:p>
          </table:table-cell>
          <table:table-cell office:value-type="float" office:value="-136.67884427" calcext:value-type="float">
            <text:p>-136,67884427</text:p>
          </table:table-cell>
        </table:table-row>
        <table:table-row table:style-name="ro1">
          <table:table-cell office:value-type="float" office:value="1624632814.32998" calcext:value-type="float">
            <text:p>1624632814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0593357" calcext:value-type="float">
            <text:p>3,70593357</text:p>
          </table:table-cell>
          <table:table-cell office:value-type="float" office:value="-19" calcext:value-type="float">
            <text:p>-19</text:p>
          </table:table-cell>
          <table:table-cell office:value-type="float" office:value="-3.09686004" calcext:value-type="float">
            <text:p>-3,09686004</text:p>
          </table:table-cell>
          <table:table-cell office:value-type="float" office:value="-2.94525042" calcext:value-type="float">
            <text:p>-2,94525042</text:p>
          </table:table-cell>
          <table:table-cell office:value-type="float" office:value="-137.60742021" calcext:value-type="float">
            <text:p>-137,60742021</text:p>
          </table:table-cell>
        </table:table-row>
        <table:table-row table:style-name="ro1">
          <table:table-cell office:value-type="float" office:value="1624632814.42999" calcext:value-type="float">
            <text:p>1624632814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728332" calcext:value-type="float">
            <text:p>3,6728332</text:p>
          </table:table-cell>
          <table:table-cell office:value-type="float" office:value="-17" calcext:value-type="float">
            <text:p>-17</text:p>
          </table:table-cell>
          <table:table-cell office:value-type="float" office:value="-3.04804609" calcext:value-type="float">
            <text:p>-3,04804609</text:p>
          </table:table-cell>
          <table:table-cell office:value-type="float" office:value="-2.99851624" calcext:value-type="float">
            <text:p>-2,99851624</text:p>
          </table:table-cell>
          <table:table-cell office:value-type="float" office:value="-136.65937072" calcext:value-type="float">
            <text:p>-136,65937072</text:p>
          </table:table-cell>
        </table:table-row>
        <table:table-row table:style-name="ro1">
          <table:table-cell office:value-type="float" office:value="1624632814.52999" calcext:value-type="float">
            <text:p>1624632814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3906765" calcext:value-type="float">
            <text:p>3,63906765</text:p>
          </table:table-cell>
          <table:table-cell office:value-type="float" office:value="-16" calcext:value-type="float">
            <text:p>-16</text:p>
          </table:table-cell>
          <table:table-cell office:value-type="float" office:value="-3.03987661" calcext:value-type="float">
            <text:p>-3,03987661</text:p>
          </table:table-cell>
          <table:table-cell office:value-type="float" office:value="-3.00706093" calcext:value-type="float">
            <text:p>-3,00706093</text:p>
          </table:table-cell>
          <table:table-cell office:value-type="float" office:value="-136.62365869" calcext:value-type="float">
            <text:p>-136,62365869</text:p>
          </table:table-cell>
        </table:table-row>
        <table:table-row table:style-name="ro1">
          <table:table-cell office:value-type="float" office:value="1624632814.62999" calcext:value-type="float">
            <text:p>1624632814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0530233" calcext:value-type="float">
            <text:p>3,60530233</text:p>
          </table:table-cell>
          <table:table-cell office:value-type="float" office:value="-16" calcext:value-type="float">
            <text:p>-16</text:p>
          </table:table-cell>
          <table:table-cell office:value-type="float" office:value="-3.11877176" calcext:value-type="float">
            <text:p>-3,11877176</text:p>
          </table:table-cell>
          <table:table-cell office:value-type="float" office:value="-2.92021048" calcext:value-type="float">
            <text:p>-2,92021048</text:p>
          </table:table-cell>
          <table:table-cell office:value-type="float" office:value="-138.63989717" calcext:value-type="float">
            <text:p>-138,63989717</text:p>
          </table:table-cell>
        </table:table-row>
        <table:table-row table:style-name="ro1">
          <table:table-cell office:value-type="float" office:value="1624632814.73001" calcext:value-type="float">
            <text:p>1624632814,7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715611" calcext:value-type="float">
            <text:p>3,5715611</text:p>
          </table:table-cell>
          <table:table-cell office:value-type="float" office:value="-14" calcext:value-type="float">
            <text:p>-14</text:p>
          </table:table-cell>
          <table:table-cell office:value-type="float" office:value="-3.06926427" calcext:value-type="float">
            <text:p>-3,06926427</text:p>
          </table:table-cell>
          <table:table-cell office:value-type="float" office:value="-2.97508452" calcext:value-type="float">
            <text:p>-2,97508452</text:p>
          </table:table-cell>
          <table:table-cell office:value-type="float" office:value="-137.60418514" calcext:value-type="float">
            <text:p>-137,60418514</text:p>
          </table:table-cell>
        </table:table-row>
        <table:table-row table:style-name="ro1">
          <table:table-cell office:value-type="float" office:value="1624632814.82998" calcext:value-type="float">
            <text:p>1624632814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3780746" calcext:value-type="float">
            <text:p>3,53780746</text:p>
          </table:table-cell>
          <table:table-cell office:value-type="float" office:value="-13" calcext:value-type="float">
            <text:p>-13</text:p>
          </table:table-cell>
          <table:table-cell office:value-type="float" office:value="-3.06541381" calcext:value-type="float">
            <text:p>-3,06541381</text:p>
          </table:table-cell>
          <table:table-cell office:value-type="float" office:value="-2.97857126" calcext:value-type="float">
            <text:p>-2,97857126</text:p>
          </table:table-cell>
          <table:table-cell office:value-type="float" office:value="-137.65613566" calcext:value-type="float">
            <text:p>-137,65613566</text:p>
          </table:table-cell>
        </table:table-row>
        <table:table-row table:style-name="ro1">
          <table:table-cell office:value-type="float" office:value="1624632814.92999" calcext:value-type="float">
            <text:p>1624632814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0440502" calcext:value-type="float">
            <text:p>3,50440502</text:p>
          </table:table-cell>
          <table:table-cell office:value-type="float" office:value="-12" calcext:value-type="float">
            <text:p>-12</text:p>
          </table:table-cell>
          <table:table-cell office:value-type="float" office:value="-3.05962376" calcext:value-type="float">
            <text:p>-3,05962376</text:p>
          </table:table-cell>
          <table:table-cell office:value-type="float" office:value="-2.98678606" calcext:value-type="float">
            <text:p>-2,98678606</text:p>
          </table:table-cell>
          <table:table-cell office:value-type="float" office:value="-137.62042362" calcext:value-type="float">
            <text:p>-137,62042362</text:p>
          </table:table-cell>
        </table:table-row>
        <table:table-row table:style-name="ro1">
          <table:table-cell office:value-type="float" office:value="1624632815.02998" calcext:value-type="float">
            <text:p>1624632815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6962738" calcext:value-type="float">
            <text:p>3,46962738</text:p>
          </table:table-cell>
          <table:table-cell office:value-type="float" office:value="-11" calcext:value-type="float">
            <text:p>-11</text:p>
          </table:table-cell>
          <table:table-cell office:value-type="float" office:value="-3.0533305" calcext:value-type="float">
            <text:p>-3,0533305</text:p>
          </table:table-cell>
          <table:table-cell office:value-type="float" office:value="-2.99307161" calcext:value-type="float">
            <text:p>-2,99307161</text:p>
          </table:table-cell>
          <table:table-cell office:value-type="float" office:value="-137.58471159" calcext:value-type="float">
            <text:p>-137,58471159</text:p>
          </table:table-cell>
        </table:table-row>
        <table:table-row table:style-name="ro1">
          <table:table-cell office:value-type="float" office:value="1624632815.12999" calcext:value-type="float">
            <text:p>1624632815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3517375" calcext:value-type="float">
            <text:p>3,43517375</text:p>
          </table:table-cell>
          <table:table-cell office:value-type="float" office:value="-10" calcext:value-type="float">
            <text:p>-10</text:p>
          </table:table-cell>
          <table:table-cell office:value-type="float" office:value="-3.04987905" calcext:value-type="float">
            <text:p>-3,04987905</text:p>
          </table:table-cell>
          <table:table-cell office:value-type="float" office:value="-2.9956622" calcext:value-type="float">
            <text:p>-2,9956622</text:p>
          </table:table-cell>
          <table:table-cell office:value-type="float" office:value="-137.63666211" calcext:value-type="float">
            <text:p>-137,63666211</text:p>
          </table:table-cell>
        </table:table-row>
        <table:table-row table:style-name="ro1">
          <table:table-cell office:value-type="float" office:value="1624632815.22996" calcext:value-type="float">
            <text:p>1624632815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0144086" calcext:value-type="float">
            <text:p>3,40144086</text:p>
          </table:table-cell>
          <table:table-cell office:value-type="float" office:value="-9" calcext:value-type="float">
            <text:p>-9</text:p>
          </table:table-cell>
          <table:table-cell office:value-type="float" office:value="-3.00542571" calcext:value-type="float">
            <text:p>-3,00542571</text:p>
          </table:table-cell>
          <table:table-cell office:value-type="float" office:value="-3.04312067" calcext:value-type="float">
            <text:p>-3,04312067</text:p>
          </table:table-cell>
          <table:table-cell office:value-type="float" office:value="-136.63666211" calcext:value-type="float">
            <text:p>-136,63666211</text:p>
          </table:table-cell>
        </table:table-row>
        <table:table-row table:style-name="ro1">
          <table:table-cell office:value-type="float" office:value="1624632815.32995" calcext:value-type="float">
            <text:p>1624632815,3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6800194" calcext:value-type="float">
            <text:p>3,36800194</text:p>
          </table:table-cell>
          <table:table-cell office:value-type="float" office:value="-9" calcext:value-type="float">
            <text:p>-9</text:p>
          </table:table-cell>
          <table:table-cell office:value-type="float" office:value="-3.04199668" calcext:value-type="float">
            <text:p>-3,04199668</text:p>
          </table:table-cell>
          <table:table-cell office:value-type="float" office:value="-3.00578551" calcext:value-type="float">
            <text:p>-3,00578551</text:p>
          </table:table-cell>
          <table:table-cell office:value-type="float" office:value="-137.60095007" calcext:value-type="float">
            <text:p>-137,60095007</text:p>
          </table:table-cell>
        </table:table-row>
        <table:table-row table:style-name="ro1">
          <table:table-cell office:value-type="float" office:value="1624632815.42999" calcext:value-type="float">
            <text:p>1624632815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3317447" calcext:value-type="float">
            <text:p>3,33317447</text:p>
          </table:table-cell>
          <table:table-cell office:value-type="float" office:value="-9" calcext:value-type="float">
            <text:p>-9</text:p>
          </table:table-cell>
          <table:table-cell office:value-type="float" office:value="-3.07798018" calcext:value-type="float">
            <text:p>-3,07798018</text:p>
          </table:table-cell>
          <table:table-cell office:value-type="float" office:value="-2.96389343" calcext:value-type="float">
            <text:p>-2,96389343</text:p>
          </table:table-cell>
          <table:table-cell office:value-type="float" office:value="-138.65290059" calcext:value-type="float">
            <text:p>-138,65290059</text:p>
          </table:table-cell>
        </table:table-row>
        <table:table-row table:style-name="ro1">
          <table:table-cell office:value-type="float" office:value="1624632815.52998" calcext:value-type="float">
            <text:p>1624632815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9942274" calcext:value-type="float">
            <text:p>3,29942274</text:p>
          </table:table-cell>
          <table:table-cell office:value-type="float" office:value="-8" calcext:value-type="float">
            <text:p>-8</text:p>
          </table:table-cell>
          <table:table-cell office:value-type="float" office:value="-3.07310799" calcext:value-type="float">
            <text:p>-3,07310799</text:p>
          </table:table-cell>
          <table:table-cell office:value-type="float" office:value="-2.96884484" calcext:value-type="float">
            <text:p>-2,96884484</text:p>
          </table:table-cell>
          <table:table-cell office:value-type="float" office:value="-138.61718856" calcext:value-type="float">
            <text:p>-138,61718856</text:p>
          </table:table-cell>
        </table:table-row>
        <table:table-row table:style-name="ro1">
          <table:table-cell office:value-type="float" office:value="1624632815.62998" calcext:value-type="float">
            <text:p>1624632815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6595259" calcext:value-type="float">
            <text:p>3,26595259</text:p>
          </table:table-cell>
          <table:table-cell office:value-type="float" office:value="-7" calcext:value-type="float">
            <text:p>-7</text:p>
          </table:table-cell>
          <table:table-cell office:value-type="float" office:value="-3.03225069" calcext:value-type="float">
            <text:p>-3,03225069</text:p>
          </table:table-cell>
          <table:table-cell office:value-type="float" office:value="-3.01534601" calcext:value-type="float">
            <text:p>-3,01534601</text:p>
          </table:table-cell>
          <table:table-cell office:value-type="float" office:value="-137.61718856" calcext:value-type="float">
            <text:p>-137,61718856</text:p>
          </table:table-cell>
        </table:table-row>
        <table:table-row table:style-name="ro1">
          <table:table-cell office:value-type="float" office:value="1624632815.72996" calcext:value-type="float">
            <text:p>1624632815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318027" calcext:value-type="float">
            <text:p>3,2318027</text:p>
          </table:table-cell>
          <table:table-cell office:value-type="float" office:value="-7" calcext:value-type="float">
            <text:p>-7</text:p>
          </table:table-cell>
          <table:table-cell office:value-type="float" office:value="-3.0651749" calcext:value-type="float">
            <text:p>-3,0651749</text:p>
          </table:table-cell>
          <table:table-cell office:value-type="float" office:value="-2.9765781" calcext:value-type="float">
            <text:p>-2,9765781</text:p>
          </table:table-cell>
          <table:table-cell office:value-type="float" office:value="-138.58147653" calcext:value-type="float">
            <text:p>-138,58147653</text:p>
          </table:table-cell>
        </table:table-row>
        <table:table-row table:style-name="ro1">
          <table:table-cell office:value-type="float" office:value="1624632815.82998" calcext:value-type="float">
            <text:p>1624632815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9899869" calcext:value-type="float">
            <text:p>3,19899869</text:p>
          </table:table-cell>
          <table:table-cell office:value-type="float" office:value="-6" calcext:value-type="float">
            <text:p>-6</text:p>
          </table:table-cell>
          <table:table-cell office:value-type="float" office:value="-3.02558517" calcext:value-type="float">
            <text:p>-3,02558517</text:p>
          </table:table-cell>
          <table:table-cell office:value-type="float" office:value="-3.02164107" calcext:value-type="float">
            <text:p>-3,02164107</text:p>
          </table:table-cell>
          <table:table-cell office:value-type="float" office:value="-137.58147653" calcext:value-type="float">
            <text:p>-137,58147653</text:p>
          </table:table-cell>
        </table:table-row>
        <table:table-row table:style-name="ro1">
          <table:table-cell office:value-type="float" office:value="1624632815.93" calcext:value-type="float">
            <text:p>1624632815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6551328" calcext:value-type="float">
            <text:p>3,16551328</text:p>
          </table:table-cell>
          <table:table-cell office:value-type="float" office:value="-6" calcext:value-type="float">
            <text:p>-6</text:p>
          </table:table-cell>
          <table:table-cell office:value-type="float" office:value="-3.06246746" calcext:value-type="float">
            <text:p>-3,06246746</text:p>
          </table:table-cell>
          <table:table-cell office:value-type="float" office:value="-2.97955583" calcext:value-type="float">
            <text:p>-2,97955583</text:p>
          </table:table-cell>
          <table:table-cell office:value-type="float" office:value="-138.63342704" calcext:value-type="float">
            <text:p>-138,63342704</text:p>
          </table:table-cell>
        </table:table-row>
        <table:table-row table:style-name="ro1">
          <table:table-cell office:value-type="float" office:value="1624632816.02998" calcext:value-type="float">
            <text:p>1624632816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3265443" calcext:value-type="float">
            <text:p>3,13265443</text:p>
          </table:table-cell>
          <table:table-cell office:value-type="float" office:value="-5" calcext:value-type="float">
            <text:p>-5</text:p>
          </table:table-cell>
          <table:table-cell office:value-type="float" office:value="-3.02314237" calcext:value-type="float">
            <text:p>-3,02314237</text:p>
          </table:table-cell>
          <table:table-cell office:value-type="float" office:value="-3.02280638" calcext:value-type="float">
            <text:p>-3,02280638</text:p>
          </table:table-cell>
          <table:table-cell office:value-type="float" office:value="-137.63342704" calcext:value-type="float">
            <text:p>-137,63342704</text:p>
          </table:table-cell>
        </table:table-row>
        <table:table-row table:style-name="ro1">
          <table:table-cell office:value-type="float" office:value="1624632816.12999" calcext:value-type="float">
            <text:p>1624632816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001873" calcext:value-type="float">
            <text:p>3,1001873</text:p>
          </table:table-cell>
          <table:table-cell office:value-type="float" office:value="-5" calcext:value-type="float">
            <text:p>-5</text:p>
          </table:table-cell>
          <table:table-cell office:value-type="float" office:value="-3.05629805" calcext:value-type="float">
            <text:p>-3,05629805</text:p>
          </table:table-cell>
          <table:table-cell office:value-type="float" office:value="-2.98584839" calcext:value-type="float">
            <text:p>-2,98584839</text:p>
          </table:table-cell>
          <table:table-cell office:value-type="float" office:value="-138.59771501" calcext:value-type="float">
            <text:p>-138,59771501</text:p>
          </table:table-cell>
        </table:table-row>
        <table:table-row table:style-name="ro1">
          <table:table-cell office:value-type="float" office:value="1624632816.22997" calcext:value-type="float">
            <text:p>1624632816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6769133" calcext:value-type="float">
            <text:p>3,06769133</text:p>
          </table:table-cell>
          <table:table-cell office:value-type="float" office:value="-4" calcext:value-type="float">
            <text:p>-4</text:p>
          </table:table-cell>
          <table:table-cell office:value-type="float" office:value="-3.01799055" calcext:value-type="float">
            <text:p>-3,01799055</text:p>
          </table:table-cell>
          <table:table-cell office:value-type="float" office:value="-3.02748693" calcext:value-type="float">
            <text:p>-3,02748693</text:p>
          </table:table-cell>
          <table:table-cell office:value-type="float" office:value="-137.59771501" calcext:value-type="float">
            <text:p>-137,59771501</text:p>
          </table:table-cell>
        </table:table-row>
        <table:table-row table:style-name="ro1">
          <table:table-cell office:value-type="float" office:value="1624632816.32998" calcext:value-type="float">
            <text:p>1624632816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3588223" calcext:value-type="float">
            <text:p>3,03588223</text:p>
          </table:table-cell>
          <table:table-cell office:value-type="float" office:value="-4" calcext:value-type="float">
            <text:p>-4</text:p>
          </table:table-cell>
          <table:table-cell office:value-type="float" office:value="-3.01632681" calcext:value-type="float">
            <text:p>-3,01632681</text:p>
          </table:table-cell>
          <table:table-cell office:value-type="float" office:value="-3.02883204" calcext:value-type="float">
            <text:p>-3,02883204</text:p>
          </table:table-cell>
          <table:table-cell office:value-type="float" office:value="-137.59771501" calcext:value-type="float">
            <text:p>-137,59771501</text:p>
          </table:table-cell>
        </table:table-row>
        <table:table-row table:style-name="ro1">
          <table:table-cell office:value-type="float" office:value="1624632816.42998" calcext:value-type="float">
            <text:p>1624632816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0440121" calcext:value-type="float">
            <text:p>3,00440121</text:p>
          </table:table-cell>
          <table:table-cell office:value-type="float" office:value="-4" calcext:value-type="float">
            <text:p>-4</text:p>
          </table:table-cell>
          <table:table-cell office:value-type="float" office:value="-3.04917148" calcext:value-type="float">
            <text:p>-3,04917148</text:p>
          </table:table-cell>
          <table:table-cell office:value-type="float" office:value="-2.99229028" calcext:value-type="float">
            <text:p>-2,99229028</text:p>
          </table:table-cell>
          <table:table-cell office:value-type="float" office:value="-138.56200298" calcext:value-type="float">
            <text:p>-138,56200298</text:p>
          </table:table-cell>
        </table:table-row>
        <table:table-row table:style-name="ro1">
          <table:table-cell office:value-type="float" office:value="1624632816.52997" calcext:value-type="float">
            <text:p>1624632816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7288799" calcext:value-type="float">
            <text:p>2,97288799</text:p>
          </table:table-cell>
          <table:table-cell office:value-type="float" office:value="-3" calcext:value-type="float">
            <text:p>-3</text:p>
          </table:table-cell>
          <table:table-cell office:value-type="float" office:value="-3.01269512" calcext:value-type="float">
            <text:p>-3,01269512</text:p>
          </table:table-cell>
          <table:table-cell office:value-type="float" office:value="-3.03185592" calcext:value-type="float">
            <text:p>-3,03185592</text:p>
          </table:table-cell>
          <table:table-cell office:value-type="float" office:value="-137.56200298" calcext:value-type="float">
            <text:p>-137,56200298</text:p>
          </table:table-cell>
        </table:table-row>
        <table:table-row table:style-name="ro1">
          <table:table-cell office:value-type="float" office:value="1624632816.62998" calcext:value-type="float">
            <text:p>1624632816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4206071" calcext:value-type="float">
            <text:p>2,94206071</text:p>
          </table:table-cell>
          <table:table-cell office:value-type="float" office:value="-3" calcext:value-type="float">
            <text:p>-3</text:p>
          </table:table-cell>
          <table:table-cell office:value-type="float" office:value="-3.01225434" calcext:value-type="float">
            <text:p>-3,01225434</text:p>
          </table:table-cell>
          <table:table-cell office:value-type="float" office:value="-3.03287892" calcext:value-type="float">
            <text:p>-3,03287892</text:p>
          </table:table-cell>
          <table:table-cell office:value-type="float" office:value="-137.56200298" calcext:value-type="float">
            <text:p>-137,56200298</text:p>
          </table:table-cell>
        </table:table-row>
        <table:table-row table:style-name="ro1">
          <table:table-cell office:value-type="float" office:value="1624632816.72999" calcext:value-type="float">
            <text:p>1624632816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1087437" calcext:value-type="float">
            <text:p>2,91087437</text:p>
          </table:table-cell>
          <table:table-cell office:value-type="float" office:value="-3" calcext:value-type="float">
            <text:p>-3</text:p>
          </table:table-cell>
          <table:table-cell office:value-type="float" office:value="-3.04676282" calcext:value-type="float">
            <text:p>-3,04676282</text:p>
          </table:table-cell>
          <table:table-cell office:value-type="float" office:value="-2.99437395" calcext:value-type="float">
            <text:p>-2,99437395</text:p>
          </table:table-cell>
          <table:table-cell office:value-type="float" office:value="-138.61395349" calcext:value-type="float">
            <text:p>-138,61395349</text:p>
          </table:table-cell>
        </table:table-row>
        <table:table-row table:style-name="ro1">
          <table:table-cell office:value-type="float" office:value="1624632816.82996" calcext:value-type="float">
            <text:p>1624632816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7972355" calcext:value-type="float">
            <text:p>2,87972355</text:p>
          </table:table-cell>
          <table:table-cell office:value-type="float" office:value="-2" calcext:value-type="float">
            <text:p>-2</text:p>
          </table:table-cell>
          <table:table-cell office:value-type="float" office:value="-3.01069007" calcext:value-type="float">
            <text:p>-3,01069007</text:p>
          </table:table-cell>
          <table:table-cell office:value-type="float" office:value="-3.03205152" calcext:value-type="float">
            <text:p>-3,0320515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6.92998" calcext:value-type="float">
            <text:p>1624632816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02686" calcext:value-type="float">
            <text:p>2,8502686</text:p>
          </table:table-cell>
          <table:table-cell office:value-type="float" office:value="-2" calcext:value-type="float">
            <text:p>-2</text:p>
          </table:table-cell>
          <table:table-cell office:value-type="float" office:value="-3.01124407" calcext:value-type="float">
            <text:p>-3,01124407</text:p>
          </table:table-cell>
          <table:table-cell office:value-type="float" office:value="-3.03305028" calcext:value-type="float">
            <text:p>-3,03305028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02998" calcext:value-type="float">
            <text:p>1624632817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1973386" calcext:value-type="float">
            <text:p>2,81973386</text:p>
          </table:table-cell>
          <table:table-cell office:value-type="float" office:value="-2" calcext:value-type="float">
            <text:p>-2</text:p>
          </table:table-cell>
          <table:table-cell office:value-type="float" office:value="-3.00954551" calcext:value-type="float">
            <text:p>-3,00954551</text:p>
          </table:table-cell>
          <table:table-cell office:value-type="float" office:value="-3.03283612" calcext:value-type="float">
            <text:p>-3,0328361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12997" calcext:value-type="float">
            <text:p>1624632817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9060459" calcext:value-type="float">
            <text:p>2,79060459</text:p>
          </table:table-cell>
          <table:table-cell office:value-type="float" office:value="-2" calcext:value-type="float">
            <text:p>-2</text:p>
          </table:table-cell>
          <table:table-cell office:value-type="float" office:value="-3.00888506" calcext:value-type="float">
            <text:p>-3,00888506</text:p>
          </table:table-cell>
          <table:table-cell office:value-type="float" office:value="-3.03405442" calcext:value-type="float">
            <text:p>-3,0340544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22995" calcext:value-type="float">
            <text:p>1624632817,2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6115155" calcext:value-type="float">
            <text:p>2,76115155</text:p>
          </table:table-cell>
          <table:table-cell office:value-type="float" office:value="-2" calcext:value-type="float">
            <text:p>-2</text:p>
          </table:table-cell>
          <table:table-cell office:value-type="float" office:value="-3.03902176" calcext:value-type="float">
            <text:p>-3,03902176</text:p>
          </table:table-cell>
          <table:table-cell office:value-type="float" office:value="-2.9994987" calcext:value-type="float">
            <text:p>-2,999498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32999" calcext:value-type="float">
            <text:p>1624632817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3234797" calcext:value-type="float">
            <text:p>2,73234797</text:p>
          </table:table-cell>
          <table:table-cell office:value-type="float" office:value="-1" calcext:value-type="float">
            <text:p>-1</text:p>
          </table:table-cell>
          <table:table-cell office:value-type="float" office:value="-3.00690212" calcext:value-type="float">
            <text:p>-3,00690212</text:p>
          </table:table-cell>
          <table:table-cell office:value-type="float" office:value="-3.03580987" calcext:value-type="float">
            <text:p>-3,0358098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42999" calcext:value-type="float">
            <text:p>1624632817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0318389" calcext:value-type="float">
            <text:p>2,70318389</text:p>
          </table:table-cell>
          <table:table-cell office:value-type="float" office:value="-1" calcext:value-type="float">
            <text:p>-1</text:p>
          </table:table-cell>
          <table:table-cell office:value-type="float" office:value="-3.00622823" calcext:value-type="float">
            <text:p>-3,00622823</text:p>
          </table:table-cell>
          <table:table-cell office:value-type="float" office:value="-3.03505129" calcext:value-type="float">
            <text:p>-3,03505129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52999" calcext:value-type="float">
            <text:p>1624632817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7502904" calcext:value-type="float">
            <text:p>2,67502904</text:p>
          </table:table-cell>
          <table:table-cell office:value-type="float" office:value="-1" calcext:value-type="float">
            <text:p>-1</text:p>
          </table:table-cell>
          <table:table-cell office:value-type="float" office:value="-3.00629934" calcext:value-type="float">
            <text:p>-3,00629934</text:p>
          </table:table-cell>
          <table:table-cell office:value-type="float" office:value="-3.03642851" calcext:value-type="float">
            <text:p>-3,03642851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62995" calcext:value-type="float">
            <text:p>1624632817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4590168" calcext:value-type="float">
            <text:p>2,64590168</text:p>
          </table:table-cell>
          <table:table-cell office:value-type="float" office:value="-1" calcext:value-type="float">
            <text:p>-1</text:p>
          </table:table-cell>
          <table:table-cell office:value-type="float" office:value="-3.00516754" calcext:value-type="float">
            <text:p>-3,00516754</text:p>
          </table:table-cell>
          <table:table-cell office:value-type="float" office:value="-3.03569469" calcext:value-type="float">
            <text:p>-3,03569469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72997" calcext:value-type="float">
            <text:p>1624632817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181078" calcext:value-type="float">
            <text:p>2,6181078</text:p>
          </table:table-cell>
          <table:table-cell office:value-type="float" office:value="-2" calcext:value-type="float">
            <text:p>-2</text:p>
          </table:table-cell>
          <table:table-cell office:value-type="float" office:value="-3.03506399" calcext:value-type="float">
            <text:p>-3,03506399</text:p>
          </table:table-cell>
          <table:table-cell office:value-type="float" office:value="-3.00186142" calcext:value-type="float">
            <text:p>-3,0018614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82997" calcext:value-type="float">
            <text:p>1624632817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9067488" calcext:value-type="float">
            <text:p>2,59067488</text:p>
          </table:table-cell>
          <table:table-cell office:value-type="float" office:value="-2" calcext:value-type="float">
            <text:p>-2</text:p>
          </table:table-cell>
          <table:table-cell office:value-type="float" office:value="-3.03437814" calcext:value-type="float">
            <text:p>-3,03437814</text:p>
          </table:table-cell>
          <table:table-cell office:value-type="float" office:value="-3.00165689" calcext:value-type="float">
            <text:p>-3,00165689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92998" calcext:value-type="float">
            <text:p>1624632817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6388998" calcext:value-type="float">
            <text:p>2,56388998</text:p>
          </table:table-cell>
          <table:table-cell office:value-type="float" office:value="-2" calcext:value-type="float">
            <text:p>-2</text:p>
          </table:table-cell>
          <table:table-cell office:value-type="float" office:value="-3.03417823" calcext:value-type="float">
            <text:p>-3,03417823</text:p>
          </table:table-cell>
          <table:table-cell office:value-type="float" office:value="-3.00285109" calcext:value-type="float">
            <text:p>-3,00285109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8.02998" calcext:value-type="float">
            <text:p>1624632818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3645754" calcext:value-type="float">
            <text:p>2,53645754</text:p>
          </table:table-cell>
          <table:table-cell office:value-type="float" office:value="-2" calcext:value-type="float">
            <text:p>-2</text:p>
          </table:table-cell>
          <table:table-cell office:value-type="float" office:value="-3.03397774" calcext:value-type="float">
            <text:p>-3,03397774</text:p>
          </table:table-cell>
          <table:table-cell office:value-type="float" office:value="-3.00264688" calcext:value-type="float">
            <text:p>-3,00264688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8.12997" calcext:value-type="float">
            <text:p>1624632818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0931144" calcext:value-type="float">
            <text:p>2,50931144</text:p>
          </table:table-cell>
          <table:table-cell office:value-type="float" office:value="-2" calcext:value-type="float">
            <text:p>-2</text:p>
          </table:table-cell>
          <table:table-cell office:value-type="float" office:value="-3.06269852" calcext:value-type="float">
            <text:p>-3,06269852</text:p>
          </table:table-cell>
          <table:table-cell office:value-type="float" office:value="-2.96829249" calcext:value-type="float">
            <text:p>-2,96829249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18.22998" calcext:value-type="float">
            <text:p>1624632818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8292518" calcext:value-type="float">
            <text:p>2,48292518</text:p>
          </table:table-cell>
          <table:table-cell office:value-type="float" office:value="-1" calcext:value-type="float">
            <text:p>-1</text:p>
          </table:table-cell>
          <table:table-cell office:value-type="float" office:value="-3.03412465" calcext:value-type="float">
            <text:p>-3,03412465</text:p>
          </table:table-cell>
          <table:table-cell office:value-type="float" office:value="-3.00191623" calcext:value-type="float">
            <text:p>-3,0019162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32998" calcext:value-type="float">
            <text:p>1624632818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5614028" calcext:value-type="float">
            <text:p>2,45614028</text:p>
          </table:table-cell>
          <table:table-cell office:value-type="float" office:value="-1" calcext:value-type="float">
            <text:p>-1</text:p>
          </table:table-cell>
          <table:table-cell office:value-type="float" office:value="-3.03293867" calcext:value-type="float">
            <text:p>-3,03293867</text:p>
          </table:table-cell>
          <table:table-cell office:value-type="float" office:value="-3.00118864" calcext:value-type="float">
            <text:p>-3,0011886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42999" calcext:value-type="float">
            <text:p>1624632818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307251" calcext:value-type="float">
            <text:p>2,4307251</text:p>
          </table:table-cell>
          <table:table-cell office:value-type="float" office:value="-1" calcext:value-type="float">
            <text:p>-1</text:p>
          </table:table-cell>
          <table:table-cell office:value-type="float" office:value="-3.0327806" calcext:value-type="float">
            <text:p>-3,0327806</text:p>
          </table:table-cell>
          <table:table-cell office:value-type="float" office:value="-3.00136633" calcext:value-type="float">
            <text:p>-3,0013663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52998" calcext:value-type="float">
            <text:p>1624632818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0531015" calcext:value-type="float">
            <text:p>2,40531015</text:p>
          </table:table-cell>
          <table:table-cell office:value-type="float" office:value="-1" calcext:value-type="float">
            <text:p>-1</text:p>
          </table:table-cell>
          <table:table-cell office:value-type="float" office:value="-3.03262272" calcext:value-type="float">
            <text:p>-3,03262272</text:p>
          </table:table-cell>
          <table:table-cell office:value-type="float" office:value="-3.00154418" calcext:value-type="float">
            <text:p>-3,0015441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62997" calcext:value-type="float">
            <text:p>1624632818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7989497" calcext:value-type="float">
            <text:p>2,37989497</text:p>
          </table:table-cell>
          <table:table-cell office:value-type="float" office:value="-1" calcext:value-type="float">
            <text:p>-1</text:p>
          </table:table-cell>
          <table:table-cell office:value-type="float" office:value="-3.03197966" calcext:value-type="float">
            <text:p>-3,03197966</text:p>
          </table:table-cell>
          <table:table-cell office:value-type="float" office:value="-3.00172186" calcext:value-type="float">
            <text:p>-3,0017218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72999" calcext:value-type="float">
            <text:p>1624632818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5484123" calcext:value-type="float">
            <text:p>2,35484123</text:p>
          </table:table-cell>
          <table:table-cell office:value-type="float" office:value="-1" calcext:value-type="float">
            <text:p>-1</text:p>
          </table:table-cell>
          <table:table-cell office:value-type="float" office:value="-3.03209284" calcext:value-type="float">
            <text:p>-3,03209284</text:p>
          </table:table-cell>
          <table:table-cell office:value-type="float" office:value="-3.00116843" calcext:value-type="float">
            <text:p>-3,0011684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82991" calcext:value-type="float">
            <text:p>1624632818,8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3007336" calcext:value-type="float">
            <text:p>2,33007336</text:p>
          </table:table-cell>
          <table:table-cell office:value-type="float" office:value="0" calcext:value-type="float">
            <text:p>0</text:p>
          </table:table-cell>
          <table:table-cell office:value-type="float" office:value="-3.0043078" calcext:value-type="float">
            <text:p>-3,0043078</text:p>
          </table:table-cell>
          <table:table-cell office:value-type="float" office:value="-3.03205711" calcext:value-type="float">
            <text:p>-3,032057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18.92998" calcext:value-type="float">
            <text:p>1624632818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0538058" calcext:value-type="float">
            <text:p>2,30538058</text:p>
          </table:table-cell>
          <table:table-cell office:value-type="float" office:value="-1" calcext:value-type="float">
            <text:p>-1</text:p>
          </table:table-cell>
          <table:table-cell office:value-type="float" office:value="-3.03086463" calcext:value-type="float">
            <text:p>-3,03086463</text:p>
          </table:table-cell>
          <table:table-cell office:value-type="float" office:value="-3.00145907" calcext:value-type="float">
            <text:p>-3,0014590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9.03" calcext:value-type="float">
            <text:p>1624632819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8133535" calcext:value-type="float">
            <text:p>2,28133535</text:p>
          </table:table-cell>
          <table:table-cell office:value-type="float" office:value="-1" calcext:value-type="float">
            <text:p>-1</text:p>
          </table:table-cell>
          <table:table-cell office:value-type="float" office:value="-3.03076466" calcext:value-type="float">
            <text:p>-3,03076466</text:p>
          </table:table-cell>
          <table:table-cell office:value-type="float" office:value="-3.00157218" calcext:value-type="float">
            <text:p>-3,0015721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9.12999" calcext:value-type="float">
            <text:p>1624632819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728989" calcext:value-type="float">
            <text:p>2,25728989</text:p>
          </table:table-cell>
          <table:table-cell office:value-type="float" office:value="-1" calcext:value-type="float">
            <text:p>-1</text:p>
          </table:table-cell>
          <table:table-cell office:value-type="float" office:value="-3.05553176" calcext:value-type="float">
            <text:p>-3,05553176</text:p>
          </table:table-cell>
          <table:table-cell office:value-type="float" office:value="-2.97296511" calcext:value-type="float">
            <text:p>-2,97296511</text:p>
          </table:table-cell>
          <table:table-cell office:value-type="float" office:value="-139.59447994" calcext:value-type="float">
            <text:p>-139,59447994</text:p>
          </table:table-cell>
        </table:table-row>
        <table:table-row table:style-name="ro1">
          <table:table-cell office:value-type="float" office:value="1624632819.22999" calcext:value-type="float">
            <text:p>1624632819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3324442" calcext:value-type="float">
            <text:p>2,23324442</text:p>
          </table:table-cell>
          <table:table-cell office:value-type="float" office:value="0" calcext:value-type="float">
            <text:p>0</text:p>
          </table:table-cell>
          <table:table-cell office:value-type="float" office:value="-3.02867407" calcext:value-type="float">
            <text:p>-3,02867407</text:p>
          </table:table-cell>
          <table:table-cell office:value-type="float" office:value="-3.00187242" calcext:value-type="float">
            <text:p>-3,0018724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32998" calcext:value-type="float">
            <text:p>1624632819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105689" calcext:value-type="float">
            <text:p>2,2105689</text:p>
          </table:table-cell>
          <table:table-cell office:value-type="float" office:value="0" calcext:value-type="float">
            <text:p>0</text:p>
          </table:table-cell>
          <table:table-cell office:value-type="float" office:value="-3.02961136" calcext:value-type="float">
            <text:p>-3,02961136</text:p>
          </table:table-cell>
          <table:table-cell office:value-type="float" office:value="-3.00288019" calcext:value-type="float">
            <text:p>-3,0028801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43" calcext:value-type="float">
            <text:p>1624632819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8652344" calcext:value-type="float">
            <text:p>2,18652344</text:p>
          </table:table-cell>
          <table:table-cell office:value-type="float" office:value="0" calcext:value-type="float">
            <text:p>0</text:p>
          </table:table-cell>
          <table:table-cell office:value-type="float" office:value="-3.02855112" calcext:value-type="float">
            <text:p>-3,02855112</text:p>
          </table:table-cell>
          <table:table-cell office:value-type="float" office:value="-3.0020119" calcext:value-type="float">
            <text:p>-3,002011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52999" calcext:value-type="float">
            <text:p>1624632819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6384792" calcext:value-type="float">
            <text:p>2,16384792</text:p>
          </table:table-cell>
          <table:table-cell office:value-type="float" office:value="0" calcext:value-type="float">
            <text:p>0</text:p>
          </table:table-cell>
          <table:table-cell office:value-type="float" office:value="-3.02851841" calcext:value-type="float">
            <text:p>-3,02851841</text:p>
          </table:table-cell>
          <table:table-cell office:value-type="float" office:value="-3.00204968" calcext:value-type="float">
            <text:p>-3,0020496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62998" calcext:value-type="float">
            <text:p>1624632819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4117217" calcext:value-type="float">
            <text:p>2,14117217</text:p>
          </table:table-cell>
          <table:table-cell office:value-type="float" office:value="0" calcext:value-type="float">
            <text:p>0</text:p>
          </table:table-cell>
          <table:table-cell office:value-type="float" office:value="-3.02897052" calcext:value-type="float">
            <text:p>-3,02897052</text:p>
          </table:table-cell>
          <table:table-cell office:value-type="float" office:value="-3.00208729" calcext:value-type="float">
            <text:p>-3,0020872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72997" calcext:value-type="float">
            <text:p>1624632819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1813545" calcext:value-type="float">
            <text:p>2,11813545</text:p>
          </table:table-cell>
          <table:table-cell office:value-type="float" office:value="0" calcext:value-type="float">
            <text:p>0</text:p>
          </table:table-cell>
          <table:table-cell office:value-type="float" office:value="-3.02866689" calcext:value-type="float">
            <text:p>-3,02866689</text:p>
          </table:table-cell>
          <table:table-cell office:value-type="float" office:value="-3.00043117" calcext:value-type="float">
            <text:p>-3,00043117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82999" calcext:value-type="float">
            <text:p>1624632819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9643149" calcext:value-type="float">
            <text:p>2,09643149</text:p>
          </table:table-cell>
          <table:table-cell office:value-type="float" office:value="1" calcext:value-type="float">
            <text:p>1</text:p>
          </table:table-cell>
          <table:table-cell office:value-type="float" office:value="-3.00492483" calcext:value-type="float">
            <text:p>-3,00492483</text:p>
          </table:table-cell>
          <table:table-cell office:value-type="float" office:value="-3.02834291" calcext:value-type="float">
            <text:p>-3,02834291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19.93" calcext:value-type="float">
            <text:p>1624632819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7375598" calcext:value-type="float">
            <text:p>2,07375598</text:p>
          </table:table-cell>
          <table:table-cell office:value-type="float" office:value="1" calcext:value-type="float">
            <text:p>1</text:p>
          </table:table-cell>
          <table:table-cell office:value-type="float" office:value="-3.00418645" calcext:value-type="float">
            <text:p>-3,00418645</text:p>
          </table:table-cell>
          <table:table-cell office:value-type="float" office:value="-3.02711614" calcext:value-type="float">
            <text:p>-3,0271161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02998" calcext:value-type="float">
            <text:p>1624632820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245042" calcext:value-type="float">
            <text:p>2,05245042</text:p>
          </table:table-cell>
          <table:table-cell office:value-type="float" office:value="1" calcext:value-type="float">
            <text:p>1</text:p>
          </table:table-cell>
          <table:table-cell office:value-type="float" office:value="-3.00445963" calcext:value-type="float">
            <text:p>-3,00445963</text:p>
          </table:table-cell>
          <table:table-cell office:value-type="float" office:value="-3.02778323" calcext:value-type="float">
            <text:p>-3,0277832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12997" calcext:value-type="float">
            <text:p>1624632820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304966" calcext:value-type="float">
            <text:p>2,0304966</text:p>
          </table:table-cell>
          <table:table-cell office:value-type="float" office:value="1" calcext:value-type="float">
            <text:p>1</text:p>
          </table:table-cell>
          <table:table-cell office:value-type="float" office:value="-3.00522414" calcext:value-type="float">
            <text:p>-3,00522414</text:p>
          </table:table-cell>
          <table:table-cell office:value-type="float" office:value="-3.02704316" calcext:value-type="float">
            <text:p>-3,0270431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22997" calcext:value-type="float">
            <text:p>1624632820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0846934" calcext:value-type="float">
            <text:p>2,00846934</text:p>
          </table:table-cell>
          <table:table-cell office:value-type="float" office:value="1" calcext:value-type="float">
            <text:p>1</text:p>
          </table:table-cell>
          <table:table-cell office:value-type="float" office:value="-3.00399443" calcext:value-type="float">
            <text:p>-3,00399443</text:p>
          </table:table-cell>
          <table:table-cell office:value-type="float" office:value="-3.02625356" calcext:value-type="float">
            <text:p>-3,0262535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32998" calcext:value-type="float">
            <text:p>1624632820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8788524" calcext:value-type="float">
            <text:p>1,98788524</text:p>
          </table:table-cell>
          <table:table-cell office:value-type="float" office:value="1" calcext:value-type="float">
            <text:p>1</text:p>
          </table:table-cell>
          <table:table-cell office:value-type="float" office:value="-3.00480032" calcext:value-type="float">
            <text:p>-3,00480032</text:p>
          </table:table-cell>
          <table:table-cell office:value-type="float" office:value="-3.02546718" calcext:value-type="float">
            <text:p>-3,02546718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42999" calcext:value-type="float">
            <text:p>1624632820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6722794" calcext:value-type="float">
            <text:p>1,96722794</text:p>
          </table:table-cell>
          <table:table-cell office:value-type="float" office:value="1" calcext:value-type="float">
            <text:p>1</text:p>
          </table:table-cell>
          <table:table-cell office:value-type="float" office:value="-3.00555217" calcext:value-type="float">
            <text:p>-3,00555217</text:p>
          </table:table-cell>
          <table:table-cell office:value-type="float" office:value="-3.02560145" calcext:value-type="float">
            <text:p>-3,0256014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52999" calcext:value-type="float">
            <text:p>1624632820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4592237" calcext:value-type="float">
            <text:p>1,94592237</text:p>
          </table:table-cell>
          <table:table-cell office:value-type="float" office:value="1" calcext:value-type="float">
            <text:p>1</text:p>
          </table:table-cell>
          <table:table-cell office:value-type="float" office:value="-3.00437035" calcext:value-type="float">
            <text:p>-3,00437035</text:p>
          </table:table-cell>
          <table:table-cell office:value-type="float" office:value="-3.02384354" calcext:value-type="float">
            <text:p>-3,0238435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62997" calcext:value-type="float">
            <text:p>1624632820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2667162" calcext:value-type="float">
            <text:p>1,92667162</text:p>
          </table:table-cell>
          <table:table-cell office:value-type="float" office:value="1" calcext:value-type="float">
            <text:p>1</text:p>
          </table:table-cell>
          <table:table-cell office:value-type="float" office:value="-3.00519078" calcext:value-type="float">
            <text:p>-3,00519078</text:p>
          </table:table-cell>
          <table:table-cell office:value-type="float" office:value="-3.02492634" calcext:value-type="float">
            <text:p>-3,0249263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72997" calcext:value-type="float">
            <text:p>1624632820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060874" calcext:value-type="float">
            <text:p>1,9060874</text:p>
          </table:table-cell>
          <table:table-cell office:value-type="float" office:value="1" calcext:value-type="float">
            <text:p>1</text:p>
          </table:table-cell>
          <table:table-cell office:value-type="float" office:value="-2.98319475" calcext:value-type="float">
            <text:p>-2,98319475</text:p>
          </table:table-cell>
          <table:table-cell office:value-type="float" office:value="-3.04764388" calcext:value-type="float">
            <text:p>-3,04764388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20.82997" calcext:value-type="float">
            <text:p>1624632820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8615179" calcext:value-type="float">
            <text:p>1,88615179</text:p>
          </table:table-cell>
          <table:table-cell office:value-type="float" office:value="0" calcext:value-type="float">
            <text:p>0</text:p>
          </table:table-cell>
          <table:table-cell office:value-type="float" office:value="-3.00613386" calcext:value-type="float">
            <text:p>-3,00613386</text:p>
          </table:table-cell>
          <table:table-cell office:value-type="float" office:value="-3.02292252" calcext:value-type="float">
            <text:p>-3,02292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0.92998" calcext:value-type="float">
            <text:p>1624632820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6621618" calcext:value-type="float">
            <text:p>1,86621618</text:p>
          </table:table-cell>
          <table:table-cell office:value-type="float" office:value="0" calcext:value-type="float">
            <text:p>0</text:p>
          </table:table-cell>
          <table:table-cell office:value-type="float" office:value="-3.00644023" calcext:value-type="float">
            <text:p>-3,00644023</text:p>
          </table:table-cell>
          <table:table-cell office:value-type="float" office:value="-3.02258266" calcext:value-type="float">
            <text:p>-3,022582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02999" calcext:value-type="float">
            <text:p>1624632821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4628057" calcext:value-type="float">
            <text:p>1,84628057</text:p>
          </table:table-cell>
          <table:table-cell office:value-type="float" office:value="0" calcext:value-type="float">
            <text:p>0</text:p>
          </table:table-cell>
          <table:table-cell office:value-type="float" office:value="-3.00577659" calcext:value-type="float">
            <text:p>-3,00577659</text:p>
          </table:table-cell>
          <table:table-cell office:value-type="float" office:value="-3.02175779" calcext:value-type="float">
            <text:p>-3,021757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12999" calcext:value-type="float">
            <text:p>1624632821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2739055" calcext:value-type="float">
            <text:p>1,82739055</text:p>
          </table:table-cell>
          <table:table-cell office:value-type="float" office:value="0" calcext:value-type="float">
            <text:p>0</text:p>
          </table:table-cell>
          <table:table-cell office:value-type="float" office:value="-3.00685544" calcext:value-type="float">
            <text:p>-3,00685544</text:p>
          </table:table-cell>
          <table:table-cell office:value-type="float" office:value="-3.02212255" calcext:value-type="float">
            <text:p>-3,022122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22998" calcext:value-type="float">
            <text:p>1624632821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0745506" calcext:value-type="float">
            <text:p>1,80745506</text:p>
          </table:table-cell>
          <table:table-cell office:value-type="float" office:value="0" calcext:value-type="float">
            <text:p>0</text:p>
          </table:table-cell>
          <table:table-cell office:value-type="float" office:value="-3.00619189" calcext:value-type="float">
            <text:p>-3,00619189</text:p>
          </table:table-cell>
          <table:table-cell office:value-type="float" office:value="-3.02178276" calcext:value-type="float">
            <text:p>-3,0217827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32996" calcext:value-type="float">
            <text:p>1624632821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8824043" calcext:value-type="float">
            <text:p>1,78824043</text:p>
          </table:table-cell>
          <table:table-cell office:value-type="float" office:value="0" calcext:value-type="float">
            <text:p>0</text:p>
          </table:table-cell>
          <table:table-cell office:value-type="float" office:value="-3.00606092" calcext:value-type="float">
            <text:p>-3,00606092</text:p>
          </table:table-cell>
          <table:table-cell office:value-type="float" office:value="-3.02192877" calcext:value-type="float">
            <text:p>-3,021928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42999" calcext:value-type="float">
            <text:p>1624632821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6902592" calcext:value-type="float">
            <text:p>1,76902592</text:p>
          </table:table-cell>
          <table:table-cell office:value-type="float" office:value="0" calcext:value-type="float">
            <text:p>0</text:p>
          </table:table-cell>
          <table:table-cell office:value-type="float" office:value="-3.00593003" calcext:value-type="float">
            <text:p>-3,00593003</text:p>
          </table:table-cell>
          <table:table-cell office:value-type="float" office:value="-3.02207486" calcext:value-type="float">
            <text:p>-3,022074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52999" calcext:value-type="float">
            <text:p>1624632821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4981153" calcext:value-type="float">
            <text:p>1,74981153</text:p>
          </table:table-cell>
          <table:table-cell office:value-type="float" office:value="0" calcext:value-type="float">
            <text:p>0</text:p>
          </table:table-cell>
          <table:table-cell office:value-type="float" office:value="-3.00531424" calcext:value-type="float">
            <text:p>-3,00531424</text:p>
          </table:table-cell>
          <table:table-cell office:value-type="float" office:value="-3.02076603" calcext:value-type="float">
            <text:p>-3,020766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62999" calcext:value-type="float">
            <text:p>1624632821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3193073" calcext:value-type="float">
            <text:p>1,73193073</text:p>
          </table:table-cell>
          <table:table-cell office:value-type="float" office:value="0" calcext:value-type="float">
            <text:p>0</text:p>
          </table:table-cell>
          <table:table-cell office:value-type="float" office:value="-3.00519872" calcext:value-type="float">
            <text:p>-3,00519872</text:p>
          </table:table-cell>
          <table:table-cell office:value-type="float" office:value="-3.02084092" calcext:value-type="float">
            <text:p>-3,020840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73" calcext:value-type="float">
            <text:p>1624632821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1408617" calcext:value-type="float">
            <text:p>1,71408617</text:p>
          </table:table-cell>
          <table:table-cell office:value-type="float" office:value="0" calcext:value-type="float">
            <text:p>0</text:p>
          </table:table-cell>
          <table:table-cell office:value-type="float" office:value="-3.00607997" calcext:value-type="float">
            <text:p>-3,00607997</text:p>
          </table:table-cell>
          <table:table-cell office:value-type="float" office:value="-3.02094024" calcext:value-type="float">
            <text:p>-3,020940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82999" calcext:value-type="float">
            <text:p>1624632821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9552052" calcext:value-type="float">
            <text:p>1,69552052</text:p>
          </table:table-cell>
          <table:table-cell office:value-type="float" office:value="0" calcext:value-type="float">
            <text:p>0</text:p>
          </table:table-cell>
          <table:table-cell office:value-type="float" office:value="-3.00545847" calcext:value-type="float">
            <text:p>-3,00545847</text:p>
          </table:table-cell>
          <table:table-cell office:value-type="float" office:value="-3.0205536" calcext:value-type="float">
            <text:p>-3,02055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92999" calcext:value-type="float">
            <text:p>1624632821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7767584" calcext:value-type="float">
            <text:p>1,67767584</text:p>
          </table:table-cell>
          <table:table-cell office:value-type="float" office:value="0" calcext:value-type="float">
            <text:p>0</text:p>
          </table:table-cell>
          <table:table-cell office:value-type="float" office:value="-3.00536963" calcext:value-type="float">
            <text:p>-3,00536963</text:p>
          </table:table-cell>
          <table:table-cell office:value-type="float" office:value="-3.02016784" calcext:value-type="float">
            <text:p>-3,020167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02998" calcext:value-type="float">
            <text:p>1624632822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6015565" calcext:value-type="float">
            <text:p>1,66015565</text:p>
          </table:table-cell>
          <table:table-cell office:value-type="float" office:value="0" calcext:value-type="float">
            <text:p>0</text:p>
          </table:table-cell>
          <table:table-cell office:value-type="float" office:value="-3.00552053" calcext:value-type="float">
            <text:p>-3,00552053</text:p>
          </table:table-cell>
          <table:table-cell office:value-type="float" office:value="-3.02048575" calcext:value-type="float">
            <text:p>-3,020485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12999" calcext:value-type="float">
            <text:p>1624632822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23111" calcext:value-type="float">
            <text:p>1,6423111</text:p>
          </table:table-cell>
          <table:table-cell office:value-type="float" office:value="0" calcext:value-type="float">
            <text:p>0</text:p>
          </table:table-cell>
          <table:table-cell office:value-type="float" office:value="-3.00494678" calcext:value-type="float">
            <text:p>-3,00494678</text:p>
          </table:table-cell>
          <table:table-cell office:value-type="float" office:value="-3.02058507" calcext:value-type="float">
            <text:p>-3,020585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22998" calcext:value-type="float">
            <text:p>1624632822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2482715" calcext:value-type="float">
            <text:p>1,62482715</text:p>
          </table:table-cell>
          <table:table-cell office:value-type="float" office:value="0" calcext:value-type="float">
            <text:p>0</text:p>
          </table:table-cell>
          <table:table-cell office:value-type="float" office:value="-3.00512446" calcext:value-type="float">
            <text:p>-3,00512446</text:p>
          </table:table-cell>
          <table:table-cell office:value-type="float" office:value="-3.01995741" calcext:value-type="float">
            <text:p>-3,019957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32997" calcext:value-type="float">
            <text:p>1624632822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0763121" calcext:value-type="float">
            <text:p>1,60763121</text:p>
          </table:table-cell>
          <table:table-cell office:value-type="float" office:value="0" calcext:value-type="float">
            <text:p>0</text:p>
          </table:table-cell>
          <table:table-cell office:value-type="float" office:value="-3.00454491" calcext:value-type="float">
            <text:p>-3,00454491</text:p>
          </table:table-cell>
          <table:table-cell office:value-type="float" office:value="-3.01903884" calcext:value-type="float">
            <text:p>-3,019038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42998" calcext:value-type="float">
            <text:p>1624632822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9148085" calcext:value-type="float">
            <text:p>1,59148085</text:p>
          </table:table-cell>
          <table:table-cell office:value-type="float" office:value="0" calcext:value-type="float">
            <text:p>0</text:p>
          </table:table-cell>
          <table:table-cell office:value-type="float" office:value="-3.00570786" calcext:value-type="float">
            <text:p>-3,00570786</text:p>
          </table:table-cell>
          <table:table-cell office:value-type="float" office:value="-3.0202799" calcext:value-type="float">
            <text:p>-3,02027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52998" calcext:value-type="float">
            <text:p>1624632822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7363629" calcext:value-type="float">
            <text:p>1,57363629</text:p>
          </table:table-cell>
          <table:table-cell office:value-type="float" office:value="0" calcext:value-type="float">
            <text:p>0</text:p>
          </table:table-cell>
          <table:table-cell office:value-type="float" office:value="-3.00416411" calcext:value-type="float">
            <text:p>-3,00416411</text:p>
          </table:table-cell>
          <table:table-cell office:value-type="float" office:value="-3.01940922" calcext:value-type="float">
            <text:p>-3,019409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63" calcext:value-type="float">
            <text:p>1624632822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5752242" calcext:value-type="float">
            <text:p>1,55752242</text:p>
          </table:table-cell>
          <table:table-cell office:value-type="float" office:value="0" calcext:value-type="float">
            <text:p>0</text:p>
          </table:table-cell>
          <table:table-cell office:value-type="float" office:value="-3.00535401" calcext:value-type="float">
            <text:p>-3,00535401</text:p>
          </table:table-cell>
          <table:table-cell office:value-type="float" office:value="-3.01921986" calcext:value-type="float">
            <text:p>-3,019219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72999" calcext:value-type="float">
            <text:p>1624632822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4065073" calcext:value-type="float">
            <text:p>1,54065073</text:p>
          </table:table-cell>
          <table:table-cell office:value-type="float" office:value="0" calcext:value-type="float">
            <text:p>0</text:p>
          </table:table-cell>
          <table:table-cell office:value-type="float" office:value="-3.00501403" calcext:value-type="float">
            <text:p>-3,00501403</text:p>
          </table:table-cell>
          <table:table-cell office:value-type="float" office:value="-3.01900481" calcext:value-type="float">
            <text:p>-3,019004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82999" calcext:value-type="float">
            <text:p>1624632822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4176" calcext:value-type="float">
            <text:p>1,524176</text:p>
          </table:table-cell>
          <table:table-cell office:value-type="float" office:value="0" calcext:value-type="float">
            <text:p>0</text:p>
          </table:table-cell>
          <table:table-cell office:value-type="float" office:value="-3.00399733" calcext:value-type="float">
            <text:p>-3,00399733</text:p>
          </table:table-cell>
          <table:table-cell office:value-type="float" office:value="-3.01905727" calcext:value-type="float">
            <text:p>-3,0190572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92998" calcext:value-type="float">
            <text:p>1624632822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0842273" calcext:value-type="float">
            <text:p>1,50842273</text:p>
          </table:table-cell>
          <table:table-cell office:value-type="float" office:value="0" calcext:value-type="float">
            <text:p>0</text:p>
          </table:table-cell>
          <table:table-cell office:value-type="float" office:value="-3.00399865" calcext:value-type="float">
            <text:p>-3,00399865</text:p>
          </table:table-cell>
          <table:table-cell office:value-type="float" office:value="-3.01814094" calcext:value-type="float">
            <text:p>-3,018140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02999" calcext:value-type="float">
            <text:p>1624632823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9328148" calcext:value-type="float">
            <text:p>1,49328148</text:p>
          </table:table-cell>
          <table:table-cell office:value-type="float" office:value="0" calcext:value-type="float">
            <text:p>0</text:p>
          </table:table-cell>
          <table:table-cell office:value-type="float" office:value="-3.00493713" calcext:value-type="float">
            <text:p>-3,00493713</text:p>
          </table:table-cell>
          <table:table-cell office:value-type="float" office:value="-3.01909205" calcext:value-type="float">
            <text:p>-3,019092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12999" calcext:value-type="float">
            <text:p>1624632823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7680688" calcext:value-type="float">
            <text:p>1,47680688</text:p>
          </table:table-cell>
          <table:table-cell office:value-type="float" office:value="0" calcext:value-type="float">
            <text:p>0</text:p>
          </table:table-cell>
          <table:table-cell office:value-type="float" office:value="-3.00392052" calcext:value-type="float">
            <text:p>-3,00392052</text:p>
          </table:table-cell>
          <table:table-cell office:value-type="float" office:value="-3.0181746" calcext:value-type="float">
            <text:p>-3,01817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22997" calcext:value-type="float">
            <text:p>1624632823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6170211" calcext:value-type="float">
            <text:p>1,46170211</text:p>
          </table:table-cell>
          <table:table-cell office:value-type="float" office:value="0" calcext:value-type="float">
            <text:p>0</text:p>
          </table:table-cell>
          <table:table-cell office:value-type="float" office:value="-3.00488596" calcext:value-type="float">
            <text:p>-3,00488596</text:p>
          </table:table-cell>
          <table:table-cell office:value-type="float" office:value="-3.01866529" calcext:value-type="float">
            <text:p>-3,018665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32997" calcext:value-type="float">
            <text:p>1624632823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4555163" calcext:value-type="float">
            <text:p>1,44555163</text:p>
          </table:table-cell>
          <table:table-cell office:value-type="float" office:value="0" calcext:value-type="float">
            <text:p>0</text:p>
          </table:table-cell>
          <table:table-cell office:value-type="float" office:value="-3.00362381" calcext:value-type="float">
            <text:p>-3,00362381</text:p>
          </table:table-cell>
          <table:table-cell office:value-type="float" office:value="-3.01796628" calcext:value-type="float">
            <text:p>-3,017966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42998" calcext:value-type="float">
            <text:p>1624632823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080759" calcext:value-type="float">
            <text:p>1,43080759</text:p>
          </table:table-cell>
          <table:table-cell office:value-type="float" office:value="0" calcext:value-type="float">
            <text:p>0</text:p>
          </table:table-cell>
          <table:table-cell office:value-type="float" office:value="-3.00388576" calcext:value-type="float">
            <text:p>-3,00388576</text:p>
          </table:table-cell>
          <table:table-cell office:value-type="float" office:value="-3.01821507" calcext:value-type="float">
            <text:p>-3,018215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52998" calcext:value-type="float">
            <text:p>1624632823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1570282" calcext:value-type="float">
            <text:p>1,41570282</text:p>
          </table:table-cell>
          <table:table-cell office:value-type="float" office:value="0" calcext:value-type="float">
            <text:p>0</text:p>
          </table:table-cell>
          <table:table-cell office:value-type="float" office:value="-3.00388119" calcext:value-type="float">
            <text:p>-3,00388119</text:p>
          </table:table-cell>
          <table:table-cell office:value-type="float" office:value="-3.01773577" calcext:value-type="float">
            <text:p>-3,017735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62998" calcext:value-type="float">
            <text:p>1624632823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009223" calcext:value-type="float">
            <text:p>1,4009223</text:p>
          </table:table-cell>
          <table:table-cell office:value-type="float" office:value="0" calcext:value-type="float">
            <text:p>0</text:p>
          </table:table-cell>
          <table:table-cell office:value-type="float" office:value="-3.00460119" calcext:value-type="float">
            <text:p>-3,00460119</text:p>
          </table:table-cell>
          <table:table-cell office:value-type="float" office:value="-3.01795998" calcext:value-type="float">
            <text:p>-3,017959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72998" calcext:value-type="float">
            <text:p>1624632823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8545668" calcext:value-type="float">
            <text:p>1,38545668</text:p>
          </table:table-cell>
          <table:table-cell office:value-type="float" office:value="0" calcext:value-type="float">
            <text:p>0</text:p>
          </table:table-cell>
          <table:table-cell office:value-type="float" office:value="-3.00336003" calcext:value-type="float">
            <text:p>-3,00336003</text:p>
          </table:table-cell>
          <table:table-cell office:value-type="float" office:value="-3.0172375" calcext:value-type="float">
            <text:p>-3,01723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82999" calcext:value-type="float">
            <text:p>1624632823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7139761" calcext:value-type="float">
            <text:p>1,37139761</text:p>
          </table:table-cell>
          <table:table-cell office:value-type="float" office:value="0" calcext:value-type="float">
            <text:p>0</text:p>
          </table:table-cell>
          <table:table-cell office:value-type="float" office:value="-3.00412804" calcext:value-type="float">
            <text:p>-3,00412804</text:p>
          </table:table-cell>
          <table:table-cell office:value-type="float" office:value="-3.01697791" calcext:value-type="float">
            <text:p>-3,016977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92998" calcext:value-type="float">
            <text:p>1624632823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5694122" calcext:value-type="float">
            <text:p>1,35694122</text:p>
          </table:table-cell>
          <table:table-cell office:value-type="float" office:value="0" calcext:value-type="float">
            <text:p>0</text:p>
          </table:table-cell>
          <table:table-cell office:value-type="float" office:value="-3.00411751" calcext:value-type="float">
            <text:p>-3,00411751</text:p>
          </table:table-cell>
          <table:table-cell office:value-type="float" office:value="-3.01742056" calcext:value-type="float">
            <text:p>-3,017420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02998" calcext:value-type="float">
            <text:p>1624632824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4219718" calcext:value-type="float">
            <text:p>1,34219718</text:p>
          </table:table-cell>
          <table:table-cell office:value-type="float" office:value="0" calcext:value-type="float">
            <text:p>0</text:p>
          </table:table-cell>
          <table:table-cell office:value-type="float" office:value="-3.00340945" calcext:value-type="float">
            <text:p>-3,00340945</text:p>
          </table:table-cell>
          <table:table-cell office:value-type="float" office:value="-3.01718435" calcext:value-type="float">
            <text:p>-3,0171843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12998" calcext:value-type="float">
            <text:p>1624632824,1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2813823" calcext:value-type="float">
            <text:p>1,32813823</text:p>
          </table:table-cell>
          <table:table-cell office:value-type="float" office:value="0" calcext:value-type="float">
            <text:p>0</text:p>
          </table:table-cell>
          <table:table-cell office:value-type="float" office:value="-3.00417755" calcext:value-type="float">
            <text:p>-3,00417755</text:p>
          </table:table-cell>
          <table:table-cell office:value-type="float" office:value="-3.01692484" calcext:value-type="float">
            <text:p>-3,016924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22998" calcext:value-type="float">
            <text:p>1624632824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1368172" calcext:value-type="float">
            <text:p>1,31368172</text:p>
          </table:table-cell>
          <table:table-cell office:value-type="float" office:value="0" calcext:value-type="float">
            <text:p>0</text:p>
          </table:table-cell>
          <table:table-cell office:value-type="float" office:value="-3.00319693" calcext:value-type="float">
            <text:p>-3,00319693</text:p>
          </table:table-cell>
          <table:table-cell office:value-type="float" office:value="-3.01591241" calcext:value-type="float">
            <text:p>-3,015912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32998" calcext:value-type="float">
            <text:p>1624632824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0063164" calcext:value-type="float">
            <text:p>1,30063164</text:p>
          </table:table-cell>
          <table:table-cell office:value-type="float" office:value="0" calcext:value-type="float">
            <text:p>0</text:p>
          </table:table-cell>
          <table:table-cell office:value-type="float" office:value="-3.00374039" calcext:value-type="float">
            <text:p>-3,00374039</text:p>
          </table:table-cell>
          <table:table-cell office:value-type="float" office:value="-3.01633279" calcext:value-type="float">
            <text:p>-3,016332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42999" calcext:value-type="float">
            <text:p>1624632824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8689671" calcext:value-type="float">
            <text:p>1,28689671</text:p>
          </table:table-cell>
          <table:table-cell office:value-type="float" office:value="0" calcext:value-type="float">
            <text:p>0</text:p>
          </table:table-cell>
          <table:table-cell office:value-type="float" office:value="-3.00329288" calcext:value-type="float">
            <text:p>-3,00329288</text:p>
          </table:table-cell>
          <table:table-cell office:value-type="float" office:value="-3.01580663" calcext:value-type="float">
            <text:p>-3,015806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52998" calcext:value-type="float">
            <text:p>1624632824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7384675" calcext:value-type="float">
            <text:p>1,27384675</text:p>
          </table:table-cell>
          <table:table-cell office:value-type="float" office:value="0" calcext:value-type="float">
            <text:p>0</text:p>
          </table:table-cell>
          <table:table-cell office:value-type="float" office:value="-3.00383643" calcext:value-type="float">
            <text:p>-3,00383643</text:p>
          </table:table-cell>
          <table:table-cell office:value-type="float" office:value="-3.01622709" calcext:value-type="float">
            <text:p>-3,0162270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62997" calcext:value-type="float">
            <text:p>1624632824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6011181" calcext:value-type="float">
            <text:p>1,26011181</text:p>
          </table:table-cell>
          <table:table-cell office:value-type="float" office:value="0" calcext:value-type="float">
            <text:p>0</text:p>
          </table:table-cell>
          <table:table-cell office:value-type="float" office:value="-3.00387391" calcext:value-type="float">
            <text:p>-3,00387391</text:p>
          </table:table-cell>
          <table:table-cell office:value-type="float" office:value="-3.01618594" calcext:value-type="float">
            <text:p>-3,016185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72998" calcext:value-type="float">
            <text:p>1624632824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4637687" calcext:value-type="float">
            <text:p>1,24637687</text:p>
          </table:table-cell>
          <table:table-cell office:value-type="float" office:value="0" calcext:value-type="float">
            <text:p>0</text:p>
          </table:table-cell>
          <table:table-cell office:value-type="float" office:value="-3.0034264" calcext:value-type="float">
            <text:p>-3,0034264</text:p>
          </table:table-cell>
          <table:table-cell office:value-type="float" office:value="-3.01565978" calcext:value-type="float">
            <text:p>-3,01565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82997" calcext:value-type="float">
            <text:p>1624632824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332679" calcext:value-type="float">
            <text:p>1,23332679</text:p>
          </table:table-cell>
          <table:table-cell office:value-type="float" office:value="0" calcext:value-type="float">
            <text:p>0</text:p>
          </table:table-cell>
          <table:table-cell office:value-type="float" office:value="-3.00299986" calcext:value-type="float">
            <text:p>-3,00299986</text:p>
          </table:table-cell>
          <table:table-cell office:value-type="float" office:value="-3.01608016" calcext:value-type="float">
            <text:p>-3,016080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92997" calcext:value-type="float">
            <text:p>1624632824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031367" calcext:value-type="float">
            <text:p>1,22031367</text:p>
          </table:table-cell>
          <table:table-cell office:value-type="float" office:value="0" calcext:value-type="float">
            <text:p>0</text:p>
          </table:table-cell>
          <table:table-cell office:value-type="float" office:value="-3.00357063" calcext:value-type="float">
            <text:p>-3,00357063</text:p>
          </table:table-cell>
          <table:table-cell office:value-type="float" office:value="-3.01604045" calcext:value-type="float">
            <text:p>-3,016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02999" calcext:value-type="float">
            <text:p>1624632825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690274" calcext:value-type="float">
            <text:p>1,20690274</text:p>
          </table:table-cell>
          <table:table-cell office:value-type="float" office:value="0" calcext:value-type="float">
            <text:p>0</text:p>
          </table:table-cell>
          <table:table-cell office:value-type="float" office:value="-3.00336249" calcext:value-type="float">
            <text:p>-3,00336249</text:p>
          </table:table-cell>
          <table:table-cell office:value-type="float" office:value="-3.01524765" calcext:value-type="float">
            <text:p>-3,015247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12999" calcext:value-type="float">
            <text:p>1624632825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9417679" calcext:value-type="float">
            <text:p>1,19417679</text:p>
          </table:table-cell>
          <table:table-cell office:value-type="float" office:value="0" calcext:value-type="float">
            <text:p>0</text:p>
          </table:table-cell>
          <table:table-cell office:value-type="float" office:value="-3.00317543" calcext:value-type="float">
            <text:p>-3,00317543</text:p>
          </table:table-cell>
          <table:table-cell office:value-type="float" office:value="-3.01540146" calcext:value-type="float">
            <text:p>-3,015401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22998" calcext:value-type="float">
            <text:p>1624632825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8148768" calcext:value-type="float">
            <text:p>1,18148768</text:p>
          </table:table-cell>
          <table:table-cell office:value-type="float" office:value="0" calcext:value-type="float">
            <text:p>0</text:p>
          </table:table-cell>
          <table:table-cell office:value-type="float" office:value="-3.00253058" calcext:value-type="float">
            <text:p>-3,00253058</text:p>
          </table:table-cell>
          <table:table-cell office:value-type="float" office:value="-3.0150951" calcext:value-type="float">
            <text:p>-3,015095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32999" calcext:value-type="float">
            <text:p>1624632825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6948342" calcext:value-type="float">
            <text:p>1,16948342</text:p>
          </table:table-cell>
          <table:table-cell office:value-type="float" office:value="0" calcext:value-type="float">
            <text:p>0</text:p>
          </table:table-cell>
          <table:table-cell office:value-type="float" office:value="-3.0028767" calcext:value-type="float">
            <text:p>-3,0028767</text:p>
          </table:table-cell>
          <table:table-cell office:value-type="float" office:value="-3.01476528" calcext:value-type="float">
            <text:p>-3,014765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42997" calcext:value-type="float">
            <text:p>1624632825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744233" calcext:value-type="float">
            <text:p>1,15744233</text:p>
          </table:table-cell>
          <table:table-cell office:value-type="float" office:value="0" calcext:value-type="float">
            <text:p>0</text:p>
          </table:table-cell>
          <table:table-cell office:value-type="float" office:value="-3.00271062" calcext:value-type="float">
            <text:p>-3,00271062</text:p>
          </table:table-cell>
          <table:table-cell office:value-type="float" office:value="-3.01489563" calcext:value-type="float">
            <text:p>-3,014895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53" calcext:value-type="float">
            <text:p>1624632825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4543808" calcext:value-type="float">
            <text:p>1,14543808</text:p>
          </table:table-cell>
          <table:table-cell office:value-type="float" office:value="0" calcext:value-type="float">
            <text:p>0</text:p>
          </table:table-cell>
          <table:table-cell office:value-type="float" office:value="-3.00305675" calcext:value-type="float">
            <text:p>-3,00305675</text:p>
          </table:table-cell>
          <table:table-cell office:value-type="float" office:value="-3.0145658" calcext:value-type="float">
            <text:p>-3,014565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62999" calcext:value-type="float">
            <text:p>1624632825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3339698" calcext:value-type="float">
            <text:p>1,13339698</text:p>
          </table:table-cell>
          <table:table-cell office:value-type="float" office:value="0" calcext:value-type="float">
            <text:p>0</text:p>
          </table:table-cell>
          <table:table-cell office:value-type="float" office:value="-3.00289066" calcext:value-type="float">
            <text:p>-3,00289066</text:p>
          </table:table-cell>
          <table:table-cell office:value-type="float" office:value="-3.01469615" calcext:value-type="float">
            <text:p>-3,0146961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72998" calcext:value-type="float">
            <text:p>1624632825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139285" calcext:value-type="float">
            <text:p>1,12139285</text:p>
          </table:table-cell>
          <table:table-cell office:value-type="float" office:value="0" calcext:value-type="float">
            <text:p>0</text:p>
          </table:table-cell>
          <table:table-cell office:value-type="float" office:value="-3.00323688" calcext:value-type="float">
            <text:p>-3,00323688</text:p>
          </table:table-cell>
          <table:table-cell office:value-type="float" office:value="-3.0143664" calcext:value-type="float">
            <text:p>-3,01436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82996" calcext:value-type="float">
            <text:p>1624632825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0935175" calcext:value-type="float">
            <text:p>1,10935175</text:p>
          </table:table-cell>
          <table:table-cell office:value-type="float" office:value="0" calcext:value-type="float">
            <text:p>0</text:p>
          </table:table-cell>
          <table:table-cell office:value-type="float" office:value="-3.00355579" calcext:value-type="float">
            <text:p>-3,00355579</text:p>
          </table:table-cell>
          <table:table-cell office:value-type="float" office:value="-3.01449675" calcext:value-type="float">
            <text:p>-3,014496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92998" calcext:value-type="float">
            <text:p>1624632825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9698665" calcext:value-type="float">
            <text:p>1,09698665</text:p>
          </table:table-cell>
          <table:table-cell office:value-type="float" office:value="0" calcext:value-type="float">
            <text:p>0</text:p>
          </table:table-cell>
          <table:table-cell office:value-type="float" office:value="-3.00218032" calcext:value-type="float">
            <text:p>-3,00218032</text:p>
          </table:table-cell>
          <table:table-cell office:value-type="float" office:value="-3.01392375" calcext:value-type="float">
            <text:p>-3,013923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02996" calcext:value-type="float">
            <text:p>1624632826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8602822" calcext:value-type="float">
            <text:p>1,08602822</text:p>
          </table:table-cell>
          <table:table-cell office:value-type="float" office:value="0" calcext:value-type="float">
            <text:p>0</text:p>
          </table:table-cell>
          <table:table-cell office:value-type="float" office:value="-3.00329912" calcext:value-type="float">
            <text:p>-3,00329912</text:p>
          </table:table-cell>
          <table:table-cell office:value-type="float" office:value="-3.01478371" calcext:value-type="float">
            <text:p>-3,014783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12999" calcext:value-type="float">
            <text:p>1624632826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7366312" calcext:value-type="float">
            <text:p>1,07366312</text:p>
          </table:table-cell>
          <table:table-cell office:value-type="float" office:value="0" calcext:value-type="float">
            <text:p>0</text:p>
          </table:table-cell>
          <table:table-cell office:value-type="float" office:value="-3.00192365" calcext:value-type="float">
            <text:p>-3,00192365</text:p>
          </table:table-cell>
          <table:table-cell office:value-type="float" office:value="-3.01324071" calcext:value-type="float">
            <text:p>-3,013240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22998" calcext:value-type="float">
            <text:p>1624632826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633527" calcext:value-type="float">
            <text:p>1,0633527</text:p>
          </table:table-cell>
          <table:table-cell office:value-type="float" office:value="0" calcext:value-type="float">
            <text:p>0</text:p>
          </table:table-cell>
          <table:table-cell office:value-type="float" office:value="-3.00255121" calcext:value-type="float">
            <text:p>-3,00255121</text:p>
          </table:table-cell>
          <table:table-cell office:value-type="float" office:value="-3.01453739" calcext:value-type="float">
            <text:p>-3,0145373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32999" calcext:value-type="float">
            <text:p>1624632826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170965" calcext:value-type="float">
            <text:p>1,05170965</text:p>
          </table:table-cell>
          <table:table-cell office:value-type="float" office:value="0" calcext:value-type="float">
            <text:p>0</text:p>
          </table:table-cell>
          <table:table-cell office:value-type="float" office:value="-3.0026792" calcext:value-type="float">
            <text:p>-3,0026792</text:p>
          </table:table-cell>
          <table:table-cell office:value-type="float" office:value="-3.01348098" calcext:value-type="float">
            <text:p>-3,01348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42998" calcext:value-type="float">
            <text:p>1624632826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4067719" calcext:value-type="float">
            <text:p>1,04067719</text:p>
          </table:table-cell>
          <table:table-cell office:value-type="float" office:value="0" calcext:value-type="float">
            <text:p>0</text:p>
          </table:table-cell>
          <table:table-cell office:value-type="float" office:value="-3.0027733" calcext:value-type="float">
            <text:p>-3,0027733</text:p>
          </table:table-cell>
          <table:table-cell office:value-type="float" office:value="-3.01429106" calcext:value-type="float">
            <text:p>-3,014291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52998" calcext:value-type="float">
            <text:p>1624632826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903402" calcext:value-type="float">
            <text:p>1,02903402</text:p>
          </table:table-cell>
          <table:table-cell office:value-type="float" office:value="0" calcext:value-type="float">
            <text:p>0</text:p>
          </table:table-cell>
          <table:table-cell office:value-type="float" office:value="-3.0019312" calcext:value-type="float">
            <text:p>-3,0019312</text:p>
          </table:table-cell>
          <table:table-cell office:value-type="float" office:value="-3.01323457" calcext:value-type="float">
            <text:p>-3,0132345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63" calcext:value-type="float">
            <text:p>1624632826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872349" calcext:value-type="float">
            <text:p>1,01872349</text:p>
          </table:table-cell>
          <table:table-cell office:value-type="float" office:value="0" calcext:value-type="float">
            <text:p>0</text:p>
          </table:table-cell>
          <table:table-cell office:value-type="float" office:value="-3.00255867" calcext:value-type="float">
            <text:p>-3,00255867</text:p>
          </table:table-cell>
          <table:table-cell office:value-type="float" office:value="-3.01307617" calcext:value-type="float">
            <text:p>-3,0130761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72999" calcext:value-type="float">
            <text:p>1624632826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805211" calcext:value-type="float">
            <text:p>1,00805211</text:p>
          </table:table-cell>
          <table:table-cell office:value-type="float" office:value="0" calcext:value-type="float">
            <text:p>0</text:p>
          </table:table-cell>
          <table:table-cell office:value-type="float" office:value="-3.00243455" calcext:value-type="float">
            <text:p>-3,00243455</text:p>
          </table:table-cell>
          <table:table-cell office:value-type="float" office:value="-3.01315959" calcext:value-type="float">
            <text:p>-3,013159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82998" calcext:value-type="float">
            <text:p>1624632826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741775" calcext:value-type="float">
            <text:p>0,99741775</text:p>
          </table:table-cell>
          <table:table-cell office:value-type="float" office:value="0" calcext:value-type="float">
            <text:p>0</text:p>
          </table:table-cell>
          <table:table-cell office:value-type="float" office:value="-3.00282277" calcext:value-type="float">
            <text:p>-3,00282277</text:p>
          </table:table-cell>
          <table:table-cell office:value-type="float" office:value="-3.01278295" calcext:value-type="float">
            <text:p>-3,01278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92998" calcext:value-type="float">
            <text:p>1624632826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674649" calcext:value-type="float">
            <text:p>0,98674649</text:p>
          </table:table-cell>
          <table:table-cell office:value-type="float" office:value="0" calcext:value-type="float">
            <text:p>0</text:p>
          </table:table-cell>
          <table:table-cell office:value-type="float" office:value="-3.00172873" calcext:value-type="float">
            <text:p>-3,00172873</text:p>
          </table:table-cell>
          <table:table-cell office:value-type="float" office:value="-3.01286645" calcext:value-type="float">
            <text:p>-3,01286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02999" calcext:value-type="float">
            <text:p>1624632827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6834" calcext:value-type="float">
            <text:p>0,976834</text:p>
          </table:table-cell>
          <table:table-cell office:value-type="float" office:value="0" calcext:value-type="float">
            <text:p>0</text:p>
          </table:table-cell>
          <table:table-cell office:value-type="float" office:value="-3.00265028" calcext:value-type="float">
            <text:p>-3,00265028</text:p>
          </table:table-cell>
          <table:table-cell office:value-type="float" office:value="-3.01297629" calcext:value-type="float">
            <text:p>-3,012976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12995" calcext:value-type="float">
            <text:p>1624632827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616256" calcext:value-type="float">
            <text:p>0,96616256</text:p>
          </table:table-cell>
          <table:table-cell office:value-type="float" office:value="0" calcext:value-type="float">
            <text:p>0</text:p>
          </table:table-cell>
          <table:table-cell office:value-type="float" office:value="-3.0015561" calcext:value-type="float">
            <text:p>-3,0015561</text:p>
          </table:table-cell>
          <table:table-cell office:value-type="float" office:value="-3.01305967" calcext:value-type="float">
            <text:p>-3,013059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23001" calcext:value-type="float">
            <text:p>1624632827,2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625049" calcext:value-type="float">
            <text:p>0,95625049</text:p>
          </table:table-cell>
          <table:table-cell office:value-type="float" office:value="-1" calcext:value-type="float">
            <text:p>-1</text:p>
          </table:table-cell>
          <table:table-cell office:value-type="float" office:value="-3.01361721" calcext:value-type="float">
            <text:p>-3,01361721</text:p>
          </table:table-cell>
          <table:table-cell office:value-type="float" office:value="-3.00074173" calcext:value-type="float">
            <text:p>-3,0007417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32999" calcext:value-type="float">
            <text:p>1624632827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557881" calcext:value-type="float">
            <text:p>0,94557881</text:p>
          </table:table-cell>
          <table:table-cell office:value-type="float" office:value="0" calcext:value-type="float">
            <text:p>0</text:p>
          </table:table-cell>
          <table:table-cell office:value-type="float" office:value="-3.00138361" calcext:value-type="float">
            <text:p>-3,00138361</text:p>
          </table:table-cell>
          <table:table-cell office:value-type="float" office:value="-3.01179801" calcext:value-type="float">
            <text:p>-3,0117980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42999" calcext:value-type="float">
            <text:p>1624632827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663812" calcext:value-type="float">
            <text:p>0,93663812</text:p>
          </table:table-cell>
          <table:table-cell office:value-type="float" office:value="0" calcext:value-type="float">
            <text:p>0</text:p>
          </table:table-cell>
          <table:table-cell office:value-type="float" office:value="-3.00253813" calcext:value-type="float">
            <text:p>-3,00253813</text:p>
          </table:table-cell>
          <table:table-cell office:value-type="float" office:value="-3.01304776" calcext:value-type="float">
            <text:p>-3,0130477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52999" calcext:value-type="float">
            <text:p>1624632827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600381" calcext:value-type="float">
            <text:p>0,92600381</text:p>
          </table:table-cell>
          <table:table-cell office:value-type="float" office:value="0" calcext:value-type="float">
            <text:p>0</text:p>
          </table:table-cell>
          <table:table-cell office:value-type="float" office:value="-3.0019564" calcext:value-type="float">
            <text:p>-3,0019564</text:p>
          </table:table-cell>
          <table:table-cell office:value-type="float" office:value="-3.01267116" calcext:value-type="float">
            <text:p>-3,012671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62992" calcext:value-type="float">
            <text:p>1624632827,6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1605443" calcext:value-type="float">
            <text:p>0,91605443</text:p>
          </table:table-cell>
          <table:table-cell office:value-type="float" office:value="-1" calcext:value-type="float">
            <text:p>-1</text:p>
          </table:table-cell>
          <table:table-cell office:value-type="float" office:value="-3.0120667" calcext:value-type="float">
            <text:p>-3,0120667</text:p>
          </table:table-cell>
          <table:table-cell office:value-type="float" office:value="-3.00036549" calcext:value-type="float">
            <text:p>-3,0003654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72992" calcext:value-type="float">
            <text:p>1624632827,7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679002" calcext:value-type="float">
            <text:p>0,90679002</text:p>
          </table:table-cell>
          <table:table-cell office:value-type="float" office:value="-1" calcext:value-type="float">
            <text:p>-1</text:p>
          </table:table-cell>
          <table:table-cell office:value-type="float" office:value="-3.01238913" calcext:value-type="float">
            <text:p>-3,01238913</text:p>
          </table:table-cell>
          <table:table-cell office:value-type="float" office:value="-3.00103249" calcext:value-type="float">
            <text:p>-3,0010324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82998" calcext:value-type="float">
            <text:p>1624632827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684075" calcext:value-type="float">
            <text:p>0,89684075</text:p>
          </table:table-cell>
          <table:table-cell office:value-type="float" office:value="-1" calcext:value-type="float">
            <text:p>-1</text:p>
          </table:table-cell>
          <table:table-cell office:value-type="float" office:value="-3.01171261" calcext:value-type="float">
            <text:p>-3,01171261</text:p>
          </table:table-cell>
          <table:table-cell office:value-type="float" office:value="-3.00027685" calcext:value-type="float">
            <text:p>-3,0002768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92993" calcext:value-type="float">
            <text:p>1624632827,9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789988" calcext:value-type="float">
            <text:p>0,88789988</text:p>
          </table:table-cell>
          <table:table-cell office:value-type="float" office:value="-1" calcext:value-type="float">
            <text:p>-1</text:p>
          </table:table-cell>
          <table:table-cell office:value-type="float" office:value="-3.00500285" calcext:value-type="float">
            <text:p>-3,00500285</text:p>
          </table:table-cell>
          <table:table-cell office:value-type="float" office:value="-2.99436768" calcext:value-type="float">
            <text:p>-2,9943676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03" calcext:value-type="float">
            <text:p>1624632828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789988" calcext:value-type="float">
            <text:p>0,88789988</text:p>
          </table:table-cell>
          <table:table-cell office:value-type="float" office:value="-1" calcext:value-type="float">
            <text:p>-1</text:p>
          </table:table-cell>
          <table:table-cell office:value-type="float" office:value="-3.01906785" calcext:value-type="float">
            <text:p>-3,01906785</text:p>
          </table:table-cell>
          <table:table-cell office:value-type="float" office:value="-3.00746268" calcext:value-type="float">
            <text:p>-3,0074626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12997" calcext:value-type="float">
            <text:p>1624632828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868626" calcext:value-type="float">
            <text:p>0,86868626</text:p>
          </table:table-cell>
          <table:table-cell office:value-type="float" office:value="-1" calcext:value-type="float">
            <text:p>-1</text:p>
          </table:table-cell>
          <table:table-cell office:value-type="float" office:value="-3.00464881" calcext:value-type="float">
            <text:p>-3,00464881</text:p>
          </table:table-cell>
          <table:table-cell office:value-type="float" office:value="-2.99476408" calcext:value-type="float">
            <text:p>-2,9947640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23" calcext:value-type="float">
            <text:p>1624632828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868626" calcext:value-type="float">
            <text:p>0,86868626</text:p>
          </table:table-cell>
          <table:table-cell office:value-type="float" office:value="-1" calcext:value-type="float">
            <text:p>-1</text:p>
          </table:table-cell>
          <table:table-cell office:value-type="float" office:value="-3.01871381" calcext:value-type="float">
            <text:p>-3,01871381</text:p>
          </table:table-cell>
          <table:table-cell office:value-type="float" office:value="-3.00688908" calcext:value-type="float">
            <text:p>-3,0068890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32998" calcext:value-type="float">
            <text:p>1624632828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942191" calcext:value-type="float">
            <text:p>0,85942191</text:p>
          </table:table-cell>
          <table:table-cell office:value-type="float" office:value="-1" calcext:value-type="float">
            <text:p>-1</text:p>
          </table:table-cell>
          <table:table-cell office:value-type="float" office:value="-3.01855129" calcext:value-type="float">
            <text:p>-3,01855129</text:p>
          </table:table-cell>
          <table:table-cell office:value-type="float" office:value="-3.00658612" calcext:value-type="float">
            <text:p>-3,0065861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43" calcext:value-type="float">
            <text:p>1624632828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011965" calcext:value-type="float">
            <text:p>0,85011965</text:p>
          </table:table-cell>
          <table:table-cell office:value-type="float" office:value="-1" calcext:value-type="float">
            <text:p>-1</text:p>
          </table:table-cell>
          <table:table-cell office:value-type="float" office:value="-3.01157032" calcext:value-type="float">
            <text:p>-3,01157032</text:p>
          </table:table-cell>
          <table:table-cell office:value-type="float" office:value="-3.00043811" calcext:value-type="float">
            <text:p>-3,0004381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52993" calcext:value-type="float">
            <text:p>1624632828,5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17889" calcext:value-type="float">
            <text:p>0,84117889</text:p>
          </table:table-cell>
          <table:table-cell office:value-type="float" office:value="-1" calcext:value-type="float">
            <text:p>-1</text:p>
          </table:table-cell>
          <table:table-cell office:value-type="float" office:value="-3.01116564" calcext:value-type="float">
            <text:p>-3,01116564</text:p>
          </table:table-cell>
          <table:table-cell office:value-type="float" office:value="-3.00083401" calcext:value-type="float">
            <text:p>-3,0008340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62993" calcext:value-type="float">
            <text:p>1624632828,6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227575" calcext:value-type="float">
            <text:p>0,83227575</text:p>
          </table:table-cell>
          <table:table-cell office:value-type="float" office:value="-1" calcext:value-type="float">
            <text:p>-1</text:p>
          </table:table-cell>
          <table:table-cell office:value-type="float" office:value="-3.02044289" calcext:value-type="float">
            <text:p>-3,02044289</text:p>
          </table:table-cell>
          <table:table-cell office:value-type="float" office:value="-2.99018054" calcext:value-type="float">
            <text:p>-2,99018054</text:p>
          </table:table-cell>
          <table:table-cell office:value-type="float" office:value="-139.59447994" calcext:value-type="float">
            <text:p>-139,59447994</text:p>
          </table:table-cell>
        </table:table-row>
        <table:table-row table:style-name="ro1">
          <table:table-cell office:value-type="float" office:value="1624632828.72997" calcext:value-type="float">
            <text:p>1624632828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333487" calcext:value-type="float">
            <text:p>0,82333487</text:p>
          </table:table-cell>
          <table:table-cell office:value-type="float" office:value="0" calcext:value-type="float">
            <text:p>0</text:p>
          </table:table-cell>
          <table:table-cell office:value-type="float" office:value="-3.01053014" calcext:value-type="float">
            <text:p>-3,01053014</text:p>
          </table:table-cell>
          <table:table-cell office:value-type="float" office:value="-3.00009562" calcext:value-type="float">
            <text:p>-3,0000956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8.82997" calcext:value-type="float">
            <text:p>1624632828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540269" calcext:value-type="float">
            <text:p>0,81540269</text:p>
          </table:table-cell>
          <table:table-cell office:value-type="float" office:value="0" calcext:value-type="float">
            <text:p>0</text:p>
          </table:table-cell>
          <table:table-cell office:value-type="float" office:value="-3.01137063" calcext:value-type="float">
            <text:p>-3,01137063</text:p>
          </table:table-cell>
          <table:table-cell office:value-type="float" office:value="-3.0011544" calcext:value-type="float">
            <text:p>-3,0011544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8.92996" calcext:value-type="float">
            <text:p>1624632828,9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613816" calcext:value-type="float">
            <text:p>0,80613816</text:p>
          </table:table-cell>
          <table:table-cell office:value-type="float" office:value="0" calcext:value-type="float">
            <text:p>0</text:p>
          </table:table-cell>
          <table:table-cell office:value-type="float" office:value="-3.01024179" calcext:value-type="float">
            <text:p>-3,01024179</text:p>
          </table:table-cell>
          <table:table-cell office:value-type="float" office:value="-3.00084698" calcext:value-type="float">
            <text:p>-3,0008469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02996" calcext:value-type="float">
            <text:p>1624632829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791975" calcext:value-type="float">
            <text:p>0,79791975</text:p>
          </table:table-cell>
          <table:table-cell office:value-type="float" office:value="0" calcext:value-type="float">
            <text:p>0</text:p>
          </table:table-cell>
          <table:table-cell office:value-type="float" office:value="-3.0113526" calcext:value-type="float">
            <text:p>-3,0113526</text:p>
          </table:table-cell>
          <table:table-cell office:value-type="float" office:value="-3.00026146" calcext:value-type="float">
            <text:p>-3,00026146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12993" calcext:value-type="float">
            <text:p>1624632829,1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926569" calcext:value-type="float">
            <text:p>0,78926569</text:p>
          </table:table-cell>
          <table:table-cell office:value-type="float" office:value="1" calcext:value-type="float">
            <text:p>1</text:p>
          </table:table-cell>
          <table:table-cell office:value-type="float" office:value="-3.00148119" calcext:value-type="float">
            <text:p>-3,00148119</text:p>
          </table:table-cell>
          <table:table-cell office:value-type="float" office:value="-3.01109489" calcext:value-type="float">
            <text:p>-3,0110948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22996" calcext:value-type="float">
            <text:p>1624632829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072304" calcext:value-type="float">
            <text:p>0,78072304</text:p>
          </table:table-cell>
          <table:table-cell office:value-type="float" office:value="0" calcext:value-type="float">
            <text:p>0</text:p>
          </table:table-cell>
          <table:table-cell office:value-type="float" office:value="-3.01009425" calcext:value-type="float">
            <text:p>-3,01009425</text:p>
          </table:table-cell>
          <table:table-cell office:value-type="float" office:value="-3.00004283" calcext:value-type="float">
            <text:p>-3,00004283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32999" calcext:value-type="float">
            <text:p>1624632829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315211" calcext:value-type="float">
            <text:p>0,77315211</text:p>
          </table:table-cell>
          <table:table-cell office:value-type="float" office:value="0" calcext:value-type="float">
            <text:p>0</text:p>
          </table:table-cell>
          <table:table-cell office:value-type="float" office:value="-3.0116907" calcext:value-type="float">
            <text:p>-3,0116907</text:p>
          </table:table-cell>
          <table:table-cell office:value-type="float" office:value="-3.00134054" calcext:value-type="float">
            <text:p>-3,00134054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42996" calcext:value-type="float">
            <text:p>1624632829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352656" calcext:value-type="float">
            <text:p>0,76352656</text:p>
          </table:table-cell>
          <table:table-cell office:value-type="float" office:value="1" calcext:value-type="float">
            <text:p>1</text:p>
          </table:table-cell>
          <table:table-cell office:value-type="float" office:value="-3.00139066" calcext:value-type="float">
            <text:p>-3,00139066</text:p>
          </table:table-cell>
          <table:table-cell office:value-type="float" office:value="-3.0097421" calcext:value-type="float">
            <text:p>-3,0097421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52993" calcext:value-type="float">
            <text:p>1624632829,5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595576" calcext:value-type="float">
            <text:p>0,75595576</text:p>
          </table:table-cell>
          <table:table-cell office:value-type="float" office:value="1" calcext:value-type="float">
            <text:p>1</text:p>
          </table:table-cell>
          <table:table-cell office:value-type="float" office:value="-3.00210545" calcext:value-type="float">
            <text:p>-3,00210545</text:p>
          </table:table-cell>
          <table:table-cell office:value-type="float" office:value="-3.00948655" calcext:value-type="float">
            <text:p>-3,0094865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62997" calcext:value-type="float">
            <text:p>1624632829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802446" calcext:value-type="float">
            <text:p>0,74802446</text:p>
          </table:table-cell>
          <table:table-cell office:value-type="float" office:value="1" calcext:value-type="float">
            <text:p>1</text:p>
          </table:table-cell>
          <table:table-cell office:value-type="float" office:value="-3.00206906" calcext:value-type="float">
            <text:p>-3,00206906</text:p>
          </table:table-cell>
          <table:table-cell office:value-type="float" office:value="-3.0089879" calcext:value-type="float">
            <text:p>-3,008987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72999" calcext:value-type="float">
            <text:p>1624632829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045402" calcext:value-type="float">
            <text:p>0,74045402</text:p>
          </table:table-cell>
          <table:table-cell office:value-type="float" office:value="1" calcext:value-type="float">
            <text:p>1</text:p>
          </table:table-cell>
          <table:table-cell office:value-type="float" office:value="-3.00229912" calcext:value-type="float">
            <text:p>-3,00229912</text:p>
          </table:table-cell>
          <table:table-cell office:value-type="float" office:value="-3.01018759" calcext:value-type="float">
            <text:p>-3,0101875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82992" calcext:value-type="float">
            <text:p>1624632829,8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191047" calcext:value-type="float">
            <text:p>0,73191047</text:p>
          </table:table-cell>
          <table:table-cell office:value-type="float" office:value="1" calcext:value-type="float">
            <text:p>1</text:p>
          </table:table-cell>
          <table:table-cell office:value-type="float" office:value="-3.00229564" calcext:value-type="float">
            <text:p>-3,00229564</text:p>
          </table:table-cell>
          <table:table-cell office:value-type="float" office:value="-3.00927605" calcext:value-type="float">
            <text:p>-3,0092760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92997" calcext:value-type="float">
            <text:p>1624632829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97929" calcext:value-type="float">
            <text:p>0,72397929</text:p>
          </table:table-cell>
          <table:table-cell office:value-type="float" office:value="1" calcext:value-type="float">
            <text:p>1</text:p>
          </table:table-cell>
          <table:table-cell office:value-type="float" office:value="-3.00128934" calcext:value-type="float">
            <text:p>-3,00128934</text:p>
          </table:table-cell>
          <table:table-cell office:value-type="float" office:value="-3.00877747" calcext:value-type="float">
            <text:p>-3,0087774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02996" calcext:value-type="float">
            <text:p>1624632830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712995" calcext:value-type="float">
            <text:p>0,71712995</text:p>
          </table:table-cell>
          <table:table-cell office:value-type="float" office:value="1" calcext:value-type="float">
            <text:p>1</text:p>
          </table:table-cell>
          <table:table-cell office:value-type="float" office:value="-3.00205185" calcext:value-type="float">
            <text:p>-3,00205185</text:p>
          </table:table-cell>
          <table:table-cell office:value-type="float" office:value="-3.00949345" calcext:value-type="float">
            <text:p>-3,0094934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12995" calcext:value-type="float">
            <text:p>1624632830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923507" calcext:value-type="float">
            <text:p>0,70923507</text:p>
          </table:table-cell>
          <table:table-cell office:value-type="float" office:value="1" calcext:value-type="float">
            <text:p>1</text:p>
          </table:table-cell>
          <table:table-cell office:value-type="float" office:value="-3.00252735" calcext:value-type="float">
            <text:p>-3,00252735</text:p>
          </table:table-cell>
          <table:table-cell office:value-type="float" office:value="-3.00901936" calcext:value-type="float">
            <text:p>-3,0090193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22996" calcext:value-type="float">
            <text:p>1624632830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30402" calcext:value-type="float">
            <text:p>0,70130402</text:p>
          </table:table-cell>
          <table:table-cell office:value-type="float" office:value="1" calcext:value-type="float">
            <text:p>1</text:p>
          </table:table-cell>
          <table:table-cell office:value-type="float" office:value="-3.00249114" calcext:value-type="float">
            <text:p>-3,00249114</text:p>
          </table:table-cell>
          <table:table-cell office:value-type="float" office:value="-3.00852087" calcext:value-type="float">
            <text:p>-3,0085208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32997" calcext:value-type="float">
            <text:p>1624632830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73369" calcext:value-type="float">
            <text:p>0,69373369</text:p>
          </table:table-cell>
          <table:table-cell office:value-type="float" office:value="1" calcext:value-type="float">
            <text:p>1</text:p>
          </table:table-cell>
          <table:table-cell office:value-type="float" office:value="-3.00223628" calcext:value-type="float">
            <text:p>-3,00223628</text:p>
          </table:table-cell>
          <table:table-cell office:value-type="float" office:value="-3.00875064" calcext:value-type="float">
            <text:p>-3,0087506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42997" calcext:value-type="float">
            <text:p>1624632830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619913" calcext:value-type="float">
            <text:p>0,68619913</text:p>
          </table:table-cell>
          <table:table-cell office:value-type="float" office:value="1" calcext:value-type="float">
            <text:p>1</text:p>
          </table:table-cell>
          <table:table-cell office:value-type="float" office:value="-3.00249283" calcext:value-type="float">
            <text:p>-3,00249283</text:p>
          </table:table-cell>
          <table:table-cell office:value-type="float" office:value="-3.00754953" calcext:value-type="float">
            <text:p>-3,0075495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52996" calcext:value-type="float">
            <text:p>1624632830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927837" calcext:value-type="float">
            <text:p>0,67927837</text:p>
          </table:table-cell>
          <table:table-cell office:value-type="float" office:value="1" calcext:value-type="float">
            <text:p>1</text:p>
          </table:table-cell>
          <table:table-cell office:value-type="float" office:value="-2.99445233" calcext:value-type="float">
            <text:p>-2,99445233</text:p>
          </table:table-cell>
          <table:table-cell office:value-type="float" office:value="-3.01610855" calcext:value-type="float">
            <text:p>-3,0161085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30.62998" calcext:value-type="float">
            <text:p>1624632830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242849" calcext:value-type="float">
            <text:p>0,67242849</text:p>
          </table:table-cell>
          <table:table-cell office:value-type="float" office:value="0" calcext:value-type="float">
            <text:p>0</text:p>
          </table:table-cell>
          <table:table-cell office:value-type="float" office:value="-3.00279227" calcext:value-type="float">
            <text:p>-3,00279227</text:p>
          </table:table-cell>
          <table:table-cell office:value-type="float" office:value="-3.00813841" calcext:value-type="float">
            <text:p>-3,008138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0.72992" calcext:value-type="float">
            <text:p>1624632830,7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489381" calcext:value-type="float">
            <text:p>0,66489381</text:p>
          </table:table-cell>
          <table:table-cell office:value-type="float" office:value="0" calcext:value-type="float">
            <text:p>0</text:p>
          </table:table-cell>
          <table:table-cell office:value-type="float" office:value="-3.00304557" calcext:value-type="float">
            <text:p>-3,00304557</text:p>
          </table:table-cell>
          <table:table-cell office:value-type="float" office:value="-3.00791069" calcext:value-type="float">
            <text:p>-3,007910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0.82994" calcext:value-type="float">
            <text:p>1624632830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732354" calcext:value-type="float">
            <text:p>0,65732354</text:p>
          </table:table-cell>
          <table:table-cell office:value-type="float" office:value="0" calcext:value-type="float">
            <text:p>0</text:p>
          </table:table-cell>
          <table:table-cell office:value-type="float" office:value="-3.00230257" calcext:value-type="float">
            <text:p>-3,00230257</text:p>
          </table:table-cell>
          <table:table-cell office:value-type="float" office:value="-3.00668899" calcext:value-type="float">
            <text:p>-3,00668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0.92992" calcext:value-type="float">
            <text:p>1624632830,9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11234" calcext:value-type="float">
            <text:p>0,6511234</text:p>
          </table:table-cell>
          <table:table-cell office:value-type="float" office:value="0" calcext:value-type="float">
            <text:p>0</text:p>
          </table:table-cell>
          <table:table-cell office:value-type="float" office:value="-3.00257185" calcext:value-type="float">
            <text:p>-3,00257185</text:p>
          </table:table-cell>
          <table:table-cell office:value-type="float" office:value="-3.00736063" calcext:value-type="float">
            <text:p>-3,00736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02996" calcext:value-type="float">
            <text:p>1624632831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427352" calcext:value-type="float">
            <text:p>0,64427352</text:p>
          </table:table-cell>
          <table:table-cell office:value-type="float" office:value="0" calcext:value-type="float">
            <text:p>0</text:p>
          </table:table-cell>
          <table:table-cell office:value-type="float" office:value="-3.00284608" calcext:value-type="float">
            <text:p>-3,00284608</text:p>
          </table:table-cell>
          <table:table-cell office:value-type="float" office:value="-3.00807941" calcext:value-type="float">
            <text:p>-3,008079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12997" calcext:value-type="float">
            <text:p>1624632831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67389" calcext:value-type="float">
            <text:p>0,6367389</text:p>
          </table:table-cell>
          <table:table-cell office:value-type="float" office:value="0" calcext:value-type="float">
            <text:p>0</text:p>
          </table:table-cell>
          <table:table-cell office:value-type="float" office:value="-3.00212942" calcext:value-type="float">
            <text:p>-3,00212942</text:p>
          </table:table-cell>
          <table:table-cell office:value-type="float" office:value="-3.00688173" calcext:value-type="float">
            <text:p>-3,006881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22997" calcext:value-type="float">
            <text:p>1624632831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053852" calcext:value-type="float">
            <text:p>0,63053852</text:p>
          </table:table-cell>
          <table:table-cell office:value-type="float" office:value="0" calcext:value-type="float">
            <text:p>0</text:p>
          </table:table-cell>
          <table:table-cell office:value-type="float" office:value="-3.00239852" calcext:value-type="float">
            <text:p>-3,00239852</text:p>
          </table:table-cell>
          <table:table-cell office:value-type="float" office:value="-3.00755321" calcext:value-type="float">
            <text:p>-3,0075532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32997" calcext:value-type="float">
            <text:p>1624632831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368888" calcext:value-type="float">
            <text:p>0,62368888</text:p>
          </table:table-cell>
          <table:table-cell office:value-type="float" office:value="0" calcext:value-type="float">
            <text:p>0</text:p>
          </table:table-cell>
          <table:table-cell office:value-type="float" office:value="-3.00267293" calcext:value-type="float">
            <text:p>-3,00267293</text:p>
          </table:table-cell>
          <table:table-cell office:value-type="float" office:value="-3.00730215" calcext:value-type="float">
            <text:p>-3,0073021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42997" calcext:value-type="float">
            <text:p>1624632831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680353" calcext:value-type="float">
            <text:p>0,61680353</text:p>
          </table:table-cell>
          <table:table-cell office:value-type="float" office:value="0" calcext:value-type="float">
            <text:p>0</text:p>
          </table:table-cell>
          <table:table-cell office:value-type="float" office:value="-3.00243596" calcext:value-type="float">
            <text:p>-3,00243596</text:p>
          </table:table-cell>
          <table:table-cell office:value-type="float" office:value="-3.00654202" calcext:value-type="float">
            <text:p>-3,006542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52994" calcext:value-type="float">
            <text:p>1624632831,5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060339" calcext:value-type="float">
            <text:p>0,61060339</text:p>
          </table:table-cell>
          <table:table-cell office:value-type="float" office:value="0" calcext:value-type="float">
            <text:p>0</text:p>
          </table:table-cell>
          <table:table-cell office:value-type="float" office:value="-3.00270523" calcext:value-type="float">
            <text:p>-3,00270523</text:p>
          </table:table-cell>
          <table:table-cell office:value-type="float" office:value="-3.00721366" calcext:value-type="float">
            <text:p>-3,007213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62996" calcext:value-type="float">
            <text:p>1624632831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375351" calcext:value-type="float">
            <text:p>0,60375351</text:p>
          </table:table-cell>
          <table:table-cell office:value-type="float" office:value="0" calcext:value-type="float">
            <text:p>0</text:p>
          </table:table-cell>
          <table:table-cell office:value-type="float" office:value="-3.00200947" calcext:value-type="float">
            <text:p>-3,00200947</text:p>
          </table:table-cell>
          <table:table-cell office:value-type="float" office:value="-3.00647744" calcext:value-type="float">
            <text:p>-3,006477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72997" calcext:value-type="float">
            <text:p>1624632831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79135" calcext:value-type="float">
            <text:p>0,5979135</text:p>
          </table:table-cell>
          <table:table-cell office:value-type="float" office:value="0" calcext:value-type="float">
            <text:p>0</text:p>
          </table:table-cell>
          <table:table-cell office:value-type="float" office:value="-3.00254481" calcext:value-type="float">
            <text:p>-3,00254481</text:p>
          </table:table-cell>
          <table:table-cell office:value-type="float" office:value="-3.00690678" calcext:value-type="float">
            <text:p>-3,006906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82997" calcext:value-type="float">
            <text:p>1624632831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138852" calcext:value-type="float">
            <text:p>0,59138852</text:p>
          </table:table-cell>
          <table:table-cell office:value-type="float" office:value="0" calcext:value-type="float">
            <text:p>0</text:p>
          </table:table-cell>
          <table:table-cell office:value-type="float" office:value="-3.00257409" calcext:value-type="float">
            <text:p>-3,00257409</text:p>
          </table:table-cell>
          <table:table-cell office:value-type="float" office:value="-3.00735951" calcext:value-type="float">
            <text:p>-3,0073595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92997" calcext:value-type="float">
            <text:p>1624632831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453882" calcext:value-type="float">
            <text:p>0,58453882</text:p>
          </table:table-cell>
          <table:table-cell office:value-type="float" office:value="0" calcext:value-type="float">
            <text:p>0</text:p>
          </table:table-cell>
          <table:table-cell office:value-type="float" office:value="-3.00139345" calcext:value-type="float">
            <text:p>-3,00139345</text:p>
          </table:table-cell>
          <table:table-cell office:value-type="float" office:value="-3.0066234" calcext:value-type="float">
            <text:p>-3,00662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02996" calcext:value-type="float">
            <text:p>1624632832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905924" calcext:value-type="float">
            <text:p>0,57905924</text:p>
          </table:table-cell>
          <table:table-cell office:value-type="float" office:value="0" calcext:value-type="float">
            <text:p>0</text:p>
          </table:table-cell>
          <table:table-cell office:value-type="float" office:value="-3.00268008" calcext:value-type="float">
            <text:p>-3,00268008</text:p>
          </table:table-cell>
          <table:table-cell office:value-type="float" office:value="-3.00681065" calcext:value-type="float">
            <text:p>-3,006810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12997" calcext:value-type="float">
            <text:p>1624632832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24985" calcext:value-type="float">
            <text:p>0,5724985</text:p>
          </table:table-cell>
          <table:table-cell office:value-type="float" office:value="0" calcext:value-type="float">
            <text:p>0</text:p>
          </table:table-cell>
          <table:table-cell office:value-type="float" office:value="-3.00268294" calcext:value-type="float">
            <text:p>-3,00268294</text:p>
          </table:table-cell>
          <table:table-cell office:value-type="float" office:value="-3.00675428" calcext:value-type="float">
            <text:p>-3,006754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22997" calcext:value-type="float">
            <text:p>1624632832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597346" calcext:value-type="float">
            <text:p>0,56597346</text:p>
          </table:table-cell>
          <table:table-cell office:value-type="float" office:value="0" calcext:value-type="float">
            <text:p>0</text:p>
          </table:table-cell>
          <table:table-cell office:value-type="float" office:value="-3.00174217" calcext:value-type="float">
            <text:p>-3,00174217</text:p>
          </table:table-cell>
          <table:table-cell office:value-type="float" office:value="-3.00623697" calcext:value-type="float">
            <text:p>-3,0062369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32996" calcext:value-type="float">
            <text:p>1624632832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049365" calcext:value-type="float">
            <text:p>0,56049365</text:p>
          </table:table-cell>
          <table:table-cell office:value-type="float" office:value="0" calcext:value-type="float">
            <text:p>0</text:p>
          </table:table-cell>
          <table:table-cell office:value-type="float" office:value="-3.00302863" calcext:value-type="float">
            <text:p>-3,00302863</text:p>
          </table:table-cell>
          <table:table-cell office:value-type="float" office:value="-3.00642405" calcext:value-type="float">
            <text:p>-3,006424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42996" calcext:value-type="float">
            <text:p>1624632832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393344" calcext:value-type="float">
            <text:p>0,55393344</text:p>
          </table:table-cell>
          <table:table-cell office:value-type="float" office:value="0" calcext:value-type="float">
            <text:p>0</text:p>
          </table:table-cell>
          <table:table-cell office:value-type="float" office:value="-3.00206188" calcext:value-type="float">
            <text:p>-3,00206188</text:p>
          </table:table-cell>
          <table:table-cell office:value-type="float" office:value="-3.00588304" calcext:value-type="float">
            <text:p>-3,0058830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52994" calcext:value-type="float">
            <text:p>1624632832,5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4845339" calcext:value-type="float">
            <text:p>0,54845339</text:p>
          </table:table-cell>
          <table:table-cell office:value-type="float" office:value="0" calcext:value-type="float">
            <text:p>0</text:p>
          </table:table-cell>
          <table:table-cell office:value-type="float" office:value="-3.00189316" calcext:value-type="float">
            <text:p>-3,00189316</text:p>
          </table:table-cell>
          <table:table-cell office:value-type="float" office:value="-3.00655496" calcext:value-type="float">
            <text:p>-3,006554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62997" calcext:value-type="float">
            <text:p>1624632832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4264897" calcext:value-type="float">
            <text:p>0,54264897</text:p>
          </table:table-cell>
          <table:table-cell office:value-type="float" office:value="0" calcext:value-type="float">
            <text:p>0</text:p>
          </table:table-cell>
          <table:table-cell office:value-type="float" office:value="-3.00148479" calcext:value-type="float">
            <text:p>-3,00148479</text:p>
          </table:table-cell>
          <table:table-cell office:value-type="float" office:value="-3.00652329" calcext:value-type="float">
            <text:p>-3,006523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72996" calcext:value-type="float">
            <text:p>1624632832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716946" calcext:value-type="float">
            <text:p>0,53716946</text:p>
          </table:table-cell>
          <table:table-cell office:value-type="float" office:value="0" calcext:value-type="float">
            <text:p>0</text:p>
          </table:table-cell>
          <table:table-cell office:value-type="float" office:value="-3.00277147" calcext:value-type="float">
            <text:p>-3,00277147</text:p>
          </table:table-cell>
          <table:table-cell office:value-type="float" office:value="-3.00671057" calcext:value-type="float">
            <text:p>-3,0067105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82997" calcext:value-type="float">
            <text:p>1624632832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060853" calcext:value-type="float">
            <text:p>0,53060853</text:p>
          </table:table-cell>
          <table:table-cell office:value-type="float" office:value="0" calcext:value-type="float">
            <text:p>0</text:p>
          </table:table-cell>
          <table:table-cell office:value-type="float" office:value="-3.00180419" calcext:value-type="float">
            <text:p>-3,00180419</text:p>
          </table:table-cell>
          <table:table-cell office:value-type="float" office:value="-3.00519908" calcext:value-type="float">
            <text:p>-3,00519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92998" calcext:value-type="float">
            <text:p>1624632832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577841" calcext:value-type="float">
            <text:p>0,52577841</text:p>
          </table:table-cell>
          <table:table-cell office:value-type="float" office:value="0" calcext:value-type="float">
            <text:p>0</text:p>
          </table:table-cell>
          <table:table-cell office:value-type="float" office:value="-3.00211564" calcext:value-type="float">
            <text:p>-3,00211564</text:p>
          </table:table-cell>
          <table:table-cell office:value-type="float" office:value="-3.00630899" calcext:value-type="float">
            <text:p>-3,00630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02997" calcext:value-type="float">
            <text:p>1624632833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99737" calcext:value-type="float">
            <text:p>0,5199737</text:p>
          </table:table-cell>
          <table:table-cell office:value-type="float" office:value="0" calcext:value-type="float">
            <text:p>0</text:p>
          </table:table-cell>
          <table:table-cell office:value-type="float" office:value="-3.00170706" calcext:value-type="float">
            <text:p>-3,00170706</text:p>
          </table:table-cell>
          <table:table-cell office:value-type="float" office:value="-3.00627712" calcext:value-type="float">
            <text:p>-3,0062771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12997" calcext:value-type="float">
            <text:p>1624632833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449406" calcext:value-type="float">
            <text:p>0,51449406</text:p>
          </table:table-cell>
          <table:table-cell office:value-type="float" office:value="0" calcext:value-type="float">
            <text:p>0</text:p>
          </table:table-cell>
          <table:table-cell office:value-type="float" office:value="-3.00202365" calcext:value-type="float">
            <text:p>-3,00202365</text:p>
          </table:table-cell>
          <table:table-cell office:value-type="float" office:value="-3.00646432" calcext:value-type="float">
            <text:p>-3,0064643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22996" calcext:value-type="float">
            <text:p>1624632833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8654" calcext:value-type="float">
            <text:p>0,508654</text:p>
          </table:table-cell>
          <table:table-cell office:value-type="float" office:value="0" calcext:value-type="float">
            <text:p>0</text:p>
          </table:table-cell>
          <table:table-cell office:value-type="float" office:value="-3.00158895" calcext:value-type="float">
            <text:p>-3,00158895</text:p>
          </table:table-cell>
          <table:table-cell office:value-type="float" office:value="-3.00543863" calcext:value-type="float">
            <text:p>-3,005438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32992" calcext:value-type="float">
            <text:p>1624632833,3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382352" calcext:value-type="float">
            <text:p>0,50382352</text:p>
          </table:table-cell>
          <table:table-cell office:value-type="float" office:value="0" calcext:value-type="float">
            <text:p>0</text:p>
          </table:table-cell>
          <table:table-cell office:value-type="float" office:value="-3.00190014" calcext:value-type="float">
            <text:p>-3,00190014</text:p>
          </table:table-cell>
          <table:table-cell office:value-type="float" office:value="-3.0060633" calcext:value-type="float">
            <text:p>-3,00606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42996" calcext:value-type="float">
            <text:p>1624632833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83438" calcext:value-type="float">
            <text:p>0,4983438</text:p>
          </table:table-cell>
          <table:table-cell office:value-type="float" office:value="0" calcext:value-type="float">
            <text:p>0</text:p>
          </table:table-cell>
          <table:table-cell office:value-type="float" office:value="-3.00173166" calcext:value-type="float">
            <text:p>-3,00173166</text:p>
          </table:table-cell>
          <table:table-cell office:value-type="float" office:value="-3.00576544" calcext:value-type="float">
            <text:p>-3,005765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52996" calcext:value-type="float">
            <text:p>1624632833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318871" calcext:value-type="float">
            <text:p>0,49318871</text:p>
          </table:table-cell>
          <table:table-cell office:value-type="float" office:value="0" calcext:value-type="float">
            <text:p>0</text:p>
          </table:table-cell>
          <table:table-cell office:value-type="float" office:value="-3.00228803" calcext:value-type="float">
            <text:p>-3,00228803</text:p>
          </table:table-cell>
          <table:table-cell office:value-type="float" office:value="-3.00617136" calcext:value-type="float">
            <text:p>-3,006171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62997" calcext:value-type="float">
            <text:p>1624632833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734868" calcext:value-type="float">
            <text:p>0,48734868</text:p>
          </table:table-cell>
          <table:table-cell office:value-type="float" office:value="0" calcext:value-type="float">
            <text:p>0</text:p>
          </table:table-cell>
          <table:table-cell office:value-type="float" office:value="-3.00088335" calcext:value-type="float">
            <text:p>-3,00088335</text:p>
          </table:table-cell>
          <table:table-cell office:value-type="float" office:value="-3.00514569" calcext:value-type="float">
            <text:p>-3,005145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72994" calcext:value-type="float">
            <text:p>1624632833,7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323894" calcext:value-type="float">
            <text:p>0,48323894</text:p>
          </table:table-cell>
          <table:table-cell office:value-type="float" office:value="0" calcext:value-type="float">
            <text:p>0</text:p>
          </table:table-cell>
          <table:table-cell office:value-type="float" office:value="-3.00172703" calcext:value-type="float">
            <text:p>-3,00172703</text:p>
          </table:table-cell>
          <table:table-cell office:value-type="float" office:value="-3.00625608" calcext:value-type="float">
            <text:p>-3,006256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82994" calcext:value-type="float">
            <text:p>1624632833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775945" calcext:value-type="float">
            <text:p>0,47775945</text:p>
          </table:table-cell>
          <table:table-cell office:value-type="float" office:value="0" calcext:value-type="float">
            <text:p>0</text:p>
          </table:table-cell>
          <table:table-cell office:value-type="float" office:value="-3.00155873" calcext:value-type="float">
            <text:p>-3,00155873</text:p>
          </table:table-cell>
          <table:table-cell office:value-type="float" office:value="-3.00595838" calcext:value-type="float">
            <text:p>-3,005958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92994" calcext:value-type="float">
            <text:p>1624632833,9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26043" calcext:value-type="float">
            <text:p>0,4726043</text:p>
          </table:table-cell>
          <table:table-cell office:value-type="float" office:value="0" calcext:value-type="float">
            <text:p>0</text:p>
          </table:table-cell>
          <table:table-cell office:value-type="float" office:value="-3.00211505" calcext:value-type="float">
            <text:p>-3,00211505</text:p>
          </table:table-cell>
          <table:table-cell office:value-type="float" office:value="-3.00539426" calcext:value-type="float">
            <text:p>-3,0053942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02994" calcext:value-type="float">
            <text:p>1624632834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741343" calcext:value-type="float">
            <text:p>0,46741343</text:p>
          </table:table-cell>
          <table:table-cell office:value-type="float" office:value="0" calcext:value-type="float">
            <text:p>0</text:p>
          </table:table-cell>
          <table:table-cell office:value-type="float" office:value="-3.00118998" calcext:value-type="float">
            <text:p>-3,00118998</text:p>
          </table:table-cell>
          <table:table-cell office:value-type="float" office:value="-3.00577606" calcext:value-type="float">
            <text:p>-3,005776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12997" calcext:value-type="float">
            <text:p>1624632834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265468" calcext:value-type="float">
            <text:p>0,46265468</text:p>
          </table:table-cell>
          <table:table-cell office:value-type="float" office:value="0" calcext:value-type="float">
            <text:p>0</text:p>
          </table:table-cell>
          <table:table-cell office:value-type="float" office:value="-3.00155416" calcext:value-type="float">
            <text:p>-3,00155416</text:p>
          </table:table-cell>
          <table:table-cell office:value-type="float" office:value="-3.00547908" calcext:value-type="float">
            <text:p>-3,00547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22997" calcext:value-type="float">
            <text:p>1624632834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782384" calcext:value-type="float">
            <text:p>0,45782384</text:p>
          </table:table-cell>
          <table:table-cell office:value-type="float" office:value="0" calcext:value-type="float">
            <text:p>0</text:p>
          </table:table-cell>
          <table:table-cell office:value-type="float" office:value="-3.00089509" calcext:value-type="float">
            <text:p>-3,00089509</text:p>
          </table:table-cell>
          <table:table-cell office:value-type="float" office:value="-3.00513352" calcext:value-type="float">
            <text:p>-3,005133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32991" calcext:value-type="float">
            <text:p>1624632834,3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371422" calcext:value-type="float">
            <text:p>0,45371422</text:p>
          </table:table-cell>
          <table:table-cell office:value-type="float" office:value="0" calcext:value-type="float">
            <text:p>0</text:p>
          </table:table-cell>
          <table:table-cell office:value-type="float" office:value="-3.00173886" calcext:value-type="float">
            <text:p>-3,00173886</text:p>
          </table:table-cell>
          <table:table-cell office:value-type="float" office:value="-3.00575899" calcext:value-type="float">
            <text:p>-3,00575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42997" calcext:value-type="float">
            <text:p>1624632834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855908" calcext:value-type="float">
            <text:p>0,44855908</text:p>
          </table:table-cell>
          <table:table-cell office:value-type="float" office:value="0" calcext:value-type="float">
            <text:p>0</text:p>
          </table:table-cell>
          <table:table-cell office:value-type="float" office:value="-3.00132518" calcext:value-type="float">
            <text:p>-3,00132518</text:p>
          </table:table-cell>
          <table:table-cell office:value-type="float" office:value="-3.00519487" calcext:value-type="float">
            <text:p>-3,005194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52996" calcext:value-type="float">
            <text:p>1624632834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408891" calcext:value-type="float">
            <text:p>0,44408891</text:p>
          </table:table-cell>
          <table:table-cell office:value-type="float" office:value="0" calcext:value-type="float">
            <text:p>0</text:p>
          </table:table-cell>
          <table:table-cell office:value-type="float" office:value="-3.00190257" calcext:value-type="float">
            <text:p>-3,00190257</text:p>
          </table:table-cell>
          <table:table-cell office:value-type="float" office:value="-3.00606236" calcext:value-type="float">
            <text:p>-3,006062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62998" calcext:value-type="float">
            <text:p>1624632834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860942" calcext:value-type="float">
            <text:p>0,43860942</text:p>
          </table:table-cell>
          <table:table-cell office:value-type="float" office:value="0" calcext:value-type="float">
            <text:p>0</text:p>
          </table:table-cell>
          <table:table-cell office:value-type="float" office:value="-3.00076427" calcext:value-type="float">
            <text:p>-3,00076427</text:p>
          </table:table-cell>
          <table:table-cell office:value-type="float" office:value="-3.00527966" calcext:value-type="float">
            <text:p>-3,005279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72998" calcext:value-type="float">
            <text:p>1624632834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449992" calcext:value-type="float">
            <text:p>0,43449992</text:p>
          </table:table-cell>
          <table:table-cell office:value-type="float" office:value="0" calcext:value-type="float">
            <text:p>0</text:p>
          </table:table-cell>
          <table:table-cell office:value-type="float" office:value="-3.00160813" calcext:value-type="float">
            <text:p>-3,00160813</text:p>
          </table:table-cell>
          <table:table-cell office:value-type="float" office:value="-3.00542022" calcext:value-type="float">
            <text:p>-3,005420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82994" calcext:value-type="float">
            <text:p>1624632834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966899" calcext:value-type="float">
            <text:p>0,42966899</text:p>
          </table:table-cell>
          <table:table-cell office:value-type="float" office:value="0" calcext:value-type="float">
            <text:p>0</text:p>
          </table:table-cell>
          <table:table-cell office:value-type="float" office:value="-3.00143399" calcext:value-type="float">
            <text:p>-3,00143399</text:p>
          </table:table-cell>
          <table:table-cell office:value-type="float" office:value="-3.00507459" calcext:value-type="float">
            <text:p>-3,005074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92997" calcext:value-type="float">
            <text:p>1624632834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519882" calcext:value-type="float">
            <text:p>0,42519882</text:p>
          </table:table-cell>
          <table:table-cell office:value-type="float" office:value="0" calcext:value-type="float">
            <text:p>0</text:p>
          </table:table-cell>
          <table:table-cell office:value-type="float" office:value="-3.00104138" calcext:value-type="float">
            <text:p>-3,00104138</text:p>
          </table:table-cell>
          <table:table-cell office:value-type="float" office:value="-3.00545708" calcext:value-type="float">
            <text:p>-3,005457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02997" calcext:value-type="float">
            <text:p>1624632835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076501" calcext:value-type="float">
            <text:p>0,42076501</text:p>
          </table:table-cell>
          <table:table-cell office:value-type="float" office:value="0" calcext:value-type="float">
            <text:p>0</text:p>
          </table:table-cell>
          <table:table-cell office:value-type="float" office:value="-3.00164564" calcext:value-type="float">
            <text:p>-3,00164564</text:p>
          </table:table-cell>
          <table:table-cell office:value-type="float" office:value="-3.00537908" calcext:value-type="float">
            <text:p>-3,00537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12996" calcext:value-type="float">
            <text:p>1624632835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593403" calcext:value-type="float">
            <text:p>0,41593403</text:p>
          </table:table-cell>
          <table:table-cell office:value-type="float" office:value="0" calcext:value-type="float">
            <text:p>0</text:p>
          </table:table-cell>
          <table:table-cell office:value-type="float" office:value="-3.00098645" calcext:value-type="float">
            <text:p>-3,00098645</text:p>
          </table:table-cell>
          <table:table-cell office:value-type="float" office:value="-3.00503342" calcext:value-type="float">
            <text:p>-3,005033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22997" calcext:value-type="float">
            <text:p>1624632835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182446" calcext:value-type="float">
            <text:p>0,41182446</text:p>
          </table:table-cell>
          <table:table-cell office:value-type="float" office:value="0" calcext:value-type="float">
            <text:p>0</text:p>
          </table:table-cell>
          <table:table-cell office:value-type="float" office:value="-3.00086026" calcext:value-type="float">
            <text:p>-3,00086026</text:p>
          </table:table-cell>
          <table:table-cell office:value-type="float" office:value="-3.00517393" calcext:value-type="float">
            <text:p>-3,0051739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32997" calcext:value-type="float">
            <text:p>1624632835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771502" calcext:value-type="float">
            <text:p>0,40771502</text:p>
          </table:table-cell>
          <table:table-cell office:value-type="float" office:value="0" calcext:value-type="float">
            <text:p>0</text:p>
          </table:table-cell>
          <table:table-cell office:value-type="float" office:value="-3.00121916" calcext:value-type="float">
            <text:p>-3,00121916</text:p>
          </table:table-cell>
          <table:table-cell office:value-type="float" office:value="-3.00531452" calcext:value-type="float">
            <text:p>-3,005314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42997" calcext:value-type="float">
            <text:p>1624632835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32447" calcext:value-type="float">
            <text:p>0,4032447</text:p>
          </table:table-cell>
          <table:table-cell office:value-type="float" office:value="0" calcext:value-type="float">
            <text:p>0</text:p>
          </table:table-cell>
          <table:table-cell office:value-type="float" office:value="-3.00082645" calcext:value-type="float">
            <text:p>-3,00082645</text:p>
          </table:table-cell>
          <table:table-cell office:value-type="float" office:value="-3.00472691" calcext:value-type="float">
            <text:p>-3,004726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52997" calcext:value-type="float">
            <text:p>1624632835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945936" calcext:value-type="float">
            <text:p>0,39945936</text:p>
          </table:table-cell>
          <table:table-cell office:value-type="float" office:value="0" calcext:value-type="float">
            <text:p>0</text:p>
          </table:table-cell>
          <table:table-cell office:value-type="float" office:value="-3.0019098" calcext:value-type="float">
            <text:p>-3,0019098</text:p>
          </table:table-cell>
          <table:table-cell office:value-type="float" office:value="-3.00508592" calcext:value-type="float">
            <text:p>-3,005085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62996" calcext:value-type="float">
            <text:p>1624632835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462864" calcext:value-type="float">
            <text:p>0,39462864</text:p>
          </table:table-cell>
          <table:table-cell office:value-type="float" office:value="0" calcext:value-type="float">
            <text:p>0</text:p>
          </table:table-cell>
          <table:table-cell office:value-type="float" office:value="-3.00125081" calcext:value-type="float">
            <text:p>-3,00125081</text:p>
          </table:table-cell>
          <table:table-cell office:value-type="float" office:value="-3.00474044" calcext:value-type="float">
            <text:p>-3,004740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72996" calcext:value-type="float">
            <text:p>1624632835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051893" calcext:value-type="float">
            <text:p>0,39051893</text:p>
          </table:table-cell>
          <table:table-cell office:value-type="float" office:value="0" calcext:value-type="float">
            <text:p>0</text:p>
          </table:table-cell>
          <table:table-cell office:value-type="float" office:value="-3.00112451" calcext:value-type="float">
            <text:p>-3,00112451</text:p>
          </table:table-cell>
          <table:table-cell office:value-type="float" office:value="-3.00488085" calcext:value-type="float">
            <text:p>-3,004880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82996" calcext:value-type="float">
            <text:p>1624632835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640937" calcext:value-type="float">
            <text:p>0,38640937</text:p>
          </table:table-cell>
          <table:table-cell office:value-type="float" office:value="0" calcext:value-type="float">
            <text:p>0</text:p>
          </table:table-cell>
          <table:table-cell office:value-type="float" office:value="-3.00099833" calcext:value-type="float">
            <text:p>-3,00099833</text:p>
          </table:table-cell>
          <table:table-cell office:value-type="float" office:value="-3.00502136" calcext:value-type="float">
            <text:p>-3,005021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92994" calcext:value-type="float">
            <text:p>1624632835,9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22999" calcext:value-type="float">
            <text:p>0,3822999</text:p>
          </table:table-cell>
          <table:table-cell office:value-type="float" office:value="0" calcext:value-type="float">
            <text:p>0</text:p>
          </table:table-cell>
          <table:table-cell office:value-type="float" office:value="-3.0013572" calcext:value-type="float">
            <text:p>-3,0013572</text:p>
          </table:table-cell>
          <table:table-cell office:value-type="float" office:value="-3.00419194" calcext:value-type="float">
            <text:p>-3,004191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02997" calcext:value-type="float">
            <text:p>1624632836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847847" calcext:value-type="float">
            <text:p>0,37847847</text:p>
          </table:table-cell>
          <table:table-cell office:value-type="float" office:value="0" calcext:value-type="float">
            <text:p>0</text:p>
          </table:table-cell>
          <table:table-cell office:value-type="float" office:value="-3.00144389" calcext:value-type="float">
            <text:p>-3,00144389</text:p>
          </table:table-cell>
          <table:table-cell office:value-type="float" office:value="-3.00501162" calcext:value-type="float">
            <text:p>-3,0050116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12997" calcext:value-type="float">
            <text:p>1624632836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404427" calcext:value-type="float">
            <text:p>0,37404427</text:p>
          </table:table-cell>
          <table:table-cell office:value-type="float" office:value="0" calcext:value-type="float">
            <text:p>0</text:p>
          </table:table-cell>
          <table:table-cell office:value-type="float" office:value="-3.00107786" calcext:value-type="float">
            <text:p>-3,00107786</text:p>
          </table:table-cell>
          <table:table-cell office:value-type="float" office:value="-3.00493336" calcext:value-type="float">
            <text:p>-3,004933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22997" calcext:value-type="float">
            <text:p>1624632836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99348" calcext:value-type="float">
            <text:p>0,3699348</text:p>
          </table:table-cell>
          <table:table-cell office:value-type="float" office:value="0" calcext:value-type="float">
            <text:p>0</text:p>
          </table:table-cell>
          <table:table-cell office:value-type="float" office:value="-2.99998174" calcext:value-type="float">
            <text:p>-2,99998174</text:p>
          </table:table-cell>
          <table:table-cell office:value-type="float" office:value="-3.00410393" calcext:value-type="float">
            <text:p>-3,0041039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32992" calcext:value-type="float">
            <text:p>1624632836,3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719522" calcext:value-type="float">
            <text:p>0,36719522</text:p>
          </table:table-cell>
          <table:table-cell office:value-type="float" office:value="0" calcext:value-type="float">
            <text:p>0</text:p>
          </table:table-cell>
          <table:table-cell office:value-type="float" office:value="-3.00086771" calcext:value-type="float">
            <text:p>-3,00086771</text:p>
          </table:table-cell>
          <table:table-cell office:value-type="float" office:value="-3.00516769" calcext:value-type="float">
            <text:p>-3,005167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42996" calcext:value-type="float">
            <text:p>1624632836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308596" calcext:value-type="float">
            <text:p>0,36308596</text:p>
          </table:table-cell>
          <table:table-cell office:value-type="float" office:value="-1" calcext:value-type="float">
            <text:p>-1</text:p>
          </table:table-cell>
          <table:table-cell office:value-type="float" office:value="-3.00545628" calcext:value-type="float">
            <text:p>-3,00545628</text:p>
          </table:table-cell>
          <table:table-cell office:value-type="float" office:value="-2.9996195" calcext:value-type="float">
            <text:p>-2,999619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6.52997" calcext:value-type="float">
            <text:p>1624632836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926381" calcext:value-type="float">
            <text:p>0,35926381</text:p>
          </table:table-cell>
          <table:table-cell office:value-type="float" office:value="0" calcext:value-type="float">
            <text:p>0</text:p>
          </table:table-cell>
          <table:table-cell office:value-type="float" office:value="-3.0013129" calcext:value-type="float">
            <text:p>-3,0013129</text:p>
          </table:table-cell>
          <table:table-cell office:value-type="float" office:value="-3.00467261" calcext:value-type="float">
            <text:p>-3,004672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62992" calcext:value-type="float">
            <text:p>1624632836,6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515419" calcext:value-type="float">
            <text:p>0,35515419</text:p>
          </table:table-cell>
          <table:table-cell office:value-type="float" office:value="0" calcext:value-type="float">
            <text:p>0</text:p>
          </table:table-cell>
          <table:table-cell office:value-type="float" office:value="-3.00118666" calcext:value-type="float">
            <text:p>-3,00118666</text:p>
          </table:table-cell>
          <table:table-cell office:value-type="float" office:value="-3.00432808" calcext:value-type="float">
            <text:p>-3,004328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72996" calcext:value-type="float">
            <text:p>1624632836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13689" calcext:value-type="float">
            <text:p>0,3513689</text:p>
          </table:table-cell>
          <table:table-cell office:value-type="float" office:value="0" calcext:value-type="float">
            <text:p>0</text:p>
          </table:table-cell>
          <table:table-cell office:value-type="float" office:value="-3.00033006" calcext:value-type="float">
            <text:p>-3,00033006</text:p>
          </table:table-cell>
          <table:table-cell office:value-type="float" office:value="-3.00468713" calcext:value-type="float">
            <text:p>-3,004687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82993" calcext:value-type="float">
            <text:p>1624632836,8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798142" calcext:value-type="float">
            <text:p>0,34798142</text:p>
          </table:table-cell>
          <table:table-cell office:value-type="float" office:value="-1" calcext:value-type="float">
            <text:p>-1</text:p>
          </table:table-cell>
          <table:table-cell office:value-type="float" office:value="-3.00479095" calcext:value-type="float">
            <text:p>-3,00479095</text:p>
          </table:table-cell>
          <table:table-cell office:value-type="float" office:value="-2.99982167" calcext:value-type="float">
            <text:p>-2,9998216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6.92993" calcext:value-type="float">
            <text:p>1624632836,9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451967" calcext:value-type="float">
            <text:p>0,34451967</text:p>
          </table:table-cell>
          <table:table-cell office:value-type="float" office:value="0" calcext:value-type="float">
            <text:p>0</text:p>
          </table:table-cell>
          <table:table-cell office:value-type="float" office:value="-3.00108977" calcext:value-type="float">
            <text:p>-3,00108977</text:p>
          </table:table-cell>
          <table:table-cell office:value-type="float" office:value="-3.00492134" calcext:value-type="float">
            <text:p>-3,004921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02991" calcext:value-type="float">
            <text:p>1624632837,0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041035" calcext:value-type="float">
            <text:p>0,34041035</text:p>
          </table:table-cell>
          <table:table-cell office:value-type="float" office:value="0" calcext:value-type="float">
            <text:p>0</text:p>
          </table:table-cell>
          <table:table-cell office:value-type="float" office:value="-3.00144876" calcext:value-type="float">
            <text:p>-3,00144876</text:p>
          </table:table-cell>
          <table:table-cell office:value-type="float" office:value="-3.00409202" calcext:value-type="float">
            <text:p>-3,004092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12992" calcext:value-type="float">
            <text:p>1624632837,1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658856" calcext:value-type="float">
            <text:p>0,33658856</text:p>
          </table:table-cell>
          <table:table-cell office:value-type="float" office:value="0" calcext:value-type="float">
            <text:p>0</text:p>
          </table:table-cell>
          <table:table-cell office:value-type="float" office:value="-3.00056518" calcext:value-type="float">
            <text:p>-3,00056518</text:p>
          </table:table-cell>
          <table:table-cell office:value-type="float" office:value="-3.00442646" calcext:value-type="float">
            <text:p>-3,004426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22998" calcext:value-type="float">
            <text:p>1624632837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320048" calcext:value-type="float">
            <text:p>0,33320048</text:p>
          </table:table-cell>
          <table:table-cell office:value-type="float" office:value="0" calcext:value-type="float">
            <text:p>0</text:p>
          </table:table-cell>
          <table:table-cell office:value-type="float" office:value="-3.00097204" calcext:value-type="float">
            <text:p>-3,00097204</text:p>
          </table:table-cell>
          <table:table-cell office:value-type="float" office:value="-3.00408319" calcext:value-type="float">
            <text:p>-3,0040831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32996" calcext:value-type="float">
            <text:p>1624632837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973906" calcext:value-type="float">
            <text:p>0,32973906</text:p>
          </table:table-cell>
          <table:table-cell office:value-type="float" office:value="0" calcext:value-type="float">
            <text:p>0</text:p>
          </table:table-cell>
          <table:table-cell office:value-type="float" office:value="-3.0003547" calcext:value-type="float">
            <text:p>-3,0003547</text:p>
          </table:table-cell>
          <table:table-cell office:value-type="float" office:value="-3.0041755" calcext:value-type="float">
            <text:p>-3,00417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42994" calcext:value-type="float">
            <text:p>1624632837,4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667547" calcext:value-type="float">
            <text:p>0,32667547</text:p>
          </table:table-cell>
          <table:table-cell office:value-type="float" office:value="0" calcext:value-type="float">
            <text:p>0</text:p>
          </table:table-cell>
          <table:table-cell office:value-type="float" office:value="-3.00100129" calcext:value-type="float">
            <text:p>-3,00100129</text:p>
          </table:table-cell>
          <table:table-cell office:value-type="float" office:value="-3.0050209" calcext:value-type="float">
            <text:p>-3,005020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52997" calcext:value-type="float">
            <text:p>1624632837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256633" calcext:value-type="float">
            <text:p>0,32256633</text:p>
          </table:table-cell>
          <table:table-cell office:value-type="float" office:value="-1" calcext:value-type="float">
            <text:p>-1</text:p>
          </table:table-cell>
          <table:table-cell office:value-type="float" office:value="-3.00366295" calcext:value-type="float">
            <text:p>-3,00366295</text:p>
          </table:table-cell>
          <table:table-cell office:value-type="float" office:value="-2.99999941" calcext:value-type="float">
            <text:p>-2,9999994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7.62995" calcext:value-type="float">
            <text:p>1624632837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982699" calcext:value-type="float">
            <text:p>0,31982699</text:p>
          </table:table-cell>
          <table:table-cell office:value-type="float" office:value="-1" calcext:value-type="float">
            <text:p>-1</text:p>
          </table:table-cell>
          <table:table-cell office:value-type="float" office:value="-3.00500219" calcext:value-type="float">
            <text:p>-3,00500219</text:p>
          </table:table-cell>
          <table:table-cell office:value-type="float" office:value="-3.00012894" calcext:value-type="float">
            <text:p>-3,0001289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7.72997" calcext:value-type="float">
            <text:p>1624632837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600413" calcext:value-type="float">
            <text:p>0,31600413</text:p>
          </table:table-cell>
          <table:table-cell office:value-type="float" office:value="0" calcext:value-type="float">
            <text:p>0</text:p>
          </table:table-cell>
          <table:table-cell office:value-type="float" office:value="-3.00039219" calcext:value-type="float">
            <text:p>-3,00039219</text:p>
          </table:table-cell>
          <table:table-cell office:value-type="float" office:value="-3.00364934" calcext:value-type="float">
            <text:p>-3,003649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82994" calcext:value-type="float">
            <text:p>1624632837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326449" calcext:value-type="float">
            <text:p>0,31326449</text:p>
          </table:table-cell>
          <table:table-cell office:value-type="float" office:value="0" calcext:value-type="float">
            <text:p>0</text:p>
          </table:table-cell>
          <table:table-cell office:value-type="float" office:value="-3.00127811" calcext:value-type="float">
            <text:p>-3,00127811</text:p>
          </table:table-cell>
          <table:table-cell office:value-type="float" office:value="-3.00471306" calcext:value-type="float">
            <text:p>-3,004713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92992" calcext:value-type="float">
            <text:p>1624632837,9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915511" calcext:value-type="float">
            <text:p>0,30915511</text:p>
          </table:table-cell>
          <table:table-cell office:value-type="float" office:value="0" calcext:value-type="float">
            <text:p>0</text:p>
          </table:table-cell>
          <table:table-cell office:value-type="float" office:value="-3.00018206" calcext:value-type="float">
            <text:p>-3,00018206</text:p>
          </table:table-cell>
          <table:table-cell office:value-type="float" office:value="-3.0038837" calcext:value-type="float">
            <text:p>-3,003883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02996" calcext:value-type="float">
            <text:p>1624632838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641565" calcext:value-type="float">
            <text:p>0,30641565</text:p>
          </table:table-cell>
          <table:table-cell office:value-type="float" office:value="-1" calcext:value-type="float">
            <text:p>-1</text:p>
          </table:table-cell>
          <table:table-cell office:value-type="float" office:value="-3.00463752" calcext:value-type="float">
            <text:p>-3,00463752</text:p>
          </table:table-cell>
          <table:table-cell office:value-type="float" office:value="-3.00048016" calcext:value-type="float">
            <text:p>-3,0004801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12996" calcext:value-type="float">
            <text:p>1624632838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263013" calcext:value-type="float">
            <text:p>0,30263013</text:p>
          </table:table-cell>
          <table:table-cell office:value-type="float" office:value="0" calcext:value-type="float">
            <text:p>0</text:p>
          </table:table-cell>
          <table:table-cell office:value-type="float" office:value="-3.00021133" calcext:value-type="float">
            <text:p>-3,00021133</text:p>
          </table:table-cell>
          <table:table-cell office:value-type="float" office:value="-3.00385143" calcext:value-type="float">
            <text:p>-3,0038514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22997" calcext:value-type="float">
            <text:p>1624632838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989064" calcext:value-type="float">
            <text:p>0,29989064</text:p>
          </table:table-cell>
          <table:table-cell office:value-type="float" office:value="-1" calcext:value-type="float">
            <text:p>-1</text:p>
          </table:table-cell>
          <table:table-cell office:value-type="float" office:value="-3.00362076" calcext:value-type="float">
            <text:p>-3,00362076</text:p>
          </table:table-cell>
          <table:table-cell office:value-type="float" office:value="-3.00004767" calcext:value-type="float">
            <text:p>-3,0000476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33" calcext:value-type="float">
            <text:p>1624632838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715124" calcext:value-type="float">
            <text:p>0,29715124</text:p>
          </table:table-cell>
          <table:table-cell office:value-type="float" office:value="-1" calcext:value-type="float">
            <text:p>-1</text:p>
          </table:table-cell>
          <table:table-cell office:value-type="float" office:value="-3.00495995" calcext:value-type="float">
            <text:p>-3,00495995</text:p>
          </table:table-cell>
          <table:table-cell office:value-type="float" office:value="-3.00017716" calcext:value-type="float">
            <text:p>-3,0001771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42997" calcext:value-type="float">
            <text:p>1624632838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332876" calcext:value-type="float">
            <text:p>0,29332876</text:p>
          </table:table-cell>
          <table:table-cell office:value-type="float" office:value="0" calcext:value-type="float">
            <text:p>0</text:p>
          </table:table-cell>
          <table:table-cell office:value-type="float" office:value="-3.00061439" calcext:value-type="float">
            <text:p>-3,00061439</text:p>
          </table:table-cell>
          <table:table-cell office:value-type="float" office:value="-3.00340311" calcext:value-type="float">
            <text:p>-3,003403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52996" calcext:value-type="float">
            <text:p>1624632838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058903" calcext:value-type="float">
            <text:p>0,29058903</text:p>
          </table:table-cell>
          <table:table-cell office:value-type="float" office:value="0" calcext:value-type="float">
            <text:p>0</text:p>
          </table:table-cell>
          <table:table-cell office:value-type="float" office:value="-3.00053025" calcext:value-type="float">
            <text:p>-3,00053025</text:p>
          </table:table-cell>
          <table:table-cell office:value-type="float" office:value="-3.00349678" calcext:value-type="float">
            <text:p>-3,003496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62993" calcext:value-type="float">
            <text:p>1624632838,6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784937" calcext:value-type="float">
            <text:p>0,28784937</text:p>
          </table:table-cell>
          <table:table-cell office:value-type="float" office:value="0" calcext:value-type="float">
            <text:p>0</text:p>
          </table:table-cell>
          <table:table-cell office:value-type="float" office:value="-3.00141615" calcext:value-type="float">
            <text:p>-3,00141615</text:p>
          </table:table-cell>
          <table:table-cell office:value-type="float" office:value="-3.00359048" calcext:value-type="float">
            <text:p>-3,003590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72995" calcext:value-type="float">
            <text:p>1624632838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38851" calcext:value-type="float">
            <text:p>0,28438851</text:p>
          </table:table-cell>
          <table:table-cell office:value-type="float" office:value="0" calcext:value-type="float">
            <text:p>0</text:p>
          </table:table-cell>
          <table:table-cell office:value-type="float" office:value="-3.00079924" calcext:value-type="float">
            <text:p>-3,00079924</text:p>
          </table:table-cell>
          <table:table-cell office:value-type="float" office:value="-3.00319816" calcext:value-type="float">
            <text:p>-3,003198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82995" calcext:value-type="float">
            <text:p>1624632838,8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164867" calcext:value-type="float">
            <text:p>0,28164867</text:p>
          </table:table-cell>
          <table:table-cell office:value-type="float" office:value="0" calcext:value-type="float">
            <text:p>0</text:p>
          </table:table-cell>
          <table:table-cell office:value-type="float" office:value="-3.00387984" calcext:value-type="float">
            <text:p>-3,00387984</text:p>
          </table:table-cell>
          <table:table-cell office:value-type="float" office:value="-3.00024796" calcext:value-type="float">
            <text:p>-3,00024796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8.92991" calcext:value-type="float">
            <text:p>1624632838,9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858478" calcext:value-type="float">
            <text:p>0,27858478</text:p>
          </table:table-cell>
          <table:table-cell office:value-type="float" office:value="0" calcext:value-type="float">
            <text:p>0</text:p>
          </table:table-cell>
          <table:table-cell office:value-type="float" office:value="-3.00352178" calcext:value-type="float">
            <text:p>-3,00352178</text:p>
          </table:table-cell>
          <table:table-cell office:value-type="float" office:value="-3.00016155" calcext:value-type="float">
            <text:p>-3,00016155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02995" calcext:value-type="float">
            <text:p>1624632839,0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584526" calcext:value-type="float">
            <text:p>0,27584526</text:p>
          </table:table-cell>
          <table:table-cell office:value-type="float" office:value="0" calcext:value-type="float">
            <text:p>0</text:p>
          </table:table-cell>
          <table:table-cell office:value-type="float" office:value="-3.00389201" calcext:value-type="float">
            <text:p>-3,00389201</text:p>
          </table:table-cell>
          <table:table-cell office:value-type="float" office:value="-3.00028968" calcext:value-type="float">
            <text:p>-3,0002896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12996" calcext:value-type="float">
            <text:p>1624632839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274466" calcext:value-type="float">
            <text:p>0,27274466</text:p>
          </table:table-cell>
          <table:table-cell office:value-type="float" office:value="0" calcext:value-type="float">
            <text:p>0</text:p>
          </table:table-cell>
          <table:table-cell office:value-type="float" office:value="-3.00447641" calcext:value-type="float">
            <text:p>-3,00447641</text:p>
          </table:table-cell>
          <table:table-cell office:value-type="float" office:value="-3.00017899" calcext:value-type="float">
            <text:p>-3,0001789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22995" calcext:value-type="float">
            <text:p>1624632839,2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28359" calcext:value-type="float">
            <text:p>0,26928359</text:p>
          </table:table-cell>
          <table:table-cell office:value-type="float" office:value="1" calcext:value-type="float">
            <text:p>1</text:p>
          </table:table-cell>
          <table:table-cell office:value-type="float" office:value="-3.00068141" calcext:value-type="float">
            <text:p>-3,00068141</text:p>
          </table:table-cell>
          <table:table-cell office:value-type="float" office:value="-3.00332773" calcext:value-type="float">
            <text:p>-3,0033277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32997" calcext:value-type="float">
            <text:p>1624632839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654381" calcext:value-type="float">
            <text:p>0,26654381</text:p>
          </table:table-cell>
          <table:table-cell office:value-type="float" office:value="1" calcext:value-type="float">
            <text:p>1</text:p>
          </table:table-cell>
          <table:table-cell office:value-type="float" office:value="-3.00059838" calcext:value-type="float">
            <text:p>-3,00059838</text:p>
          </table:table-cell>
          <table:table-cell office:value-type="float" office:value="-3.00342009" calcext:value-type="float">
            <text:p>-3,0034200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42996" calcext:value-type="float">
            <text:p>1624632839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380408" calcext:value-type="float">
            <text:p>0,26380408</text:p>
          </table:table-cell>
          <table:table-cell office:value-type="float" office:value="1" calcext:value-type="float">
            <text:p>1</text:p>
          </table:table-cell>
          <table:table-cell office:value-type="float" office:value="-3.00051539" calcext:value-type="float">
            <text:p>-3,00051539</text:p>
          </table:table-cell>
          <table:table-cell office:value-type="float" office:value="-3.00351249" calcext:value-type="float">
            <text:p>-3,0035124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52996" calcext:value-type="float">
            <text:p>1624632839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106444" calcext:value-type="float">
            <text:p>0,26106444</text:p>
          </table:table-cell>
          <table:table-cell office:value-type="float" office:value="1" calcext:value-type="float">
            <text:p>1</text:p>
          </table:table-cell>
          <table:table-cell office:value-type="float" office:value="-3.00043247" calcext:value-type="float">
            <text:p>-3,00043247</text:p>
          </table:table-cell>
          <table:table-cell office:value-type="float" office:value="-3.00360495" calcext:value-type="float">
            <text:p>-3,0036049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62996" calcext:value-type="float">
            <text:p>1624632839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832489" calcext:value-type="float">
            <text:p>0,25832489</text:p>
          </table:table-cell>
          <table:table-cell office:value-type="float" office:value="0" calcext:value-type="float">
            <text:p>0</text:p>
          </table:table-cell>
          <table:table-cell office:value-type="float" office:value="-3.0033609" calcext:value-type="float">
            <text:p>-3,0033609</text:p>
          </table:table-cell>
          <table:table-cell office:value-type="float" office:value="-2.99937198" calcext:value-type="float">
            <text:p>-2,9993719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72997" calcext:value-type="float">
            <text:p>1624632839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623357" calcext:value-type="float">
            <text:p>0,25623357</text:p>
          </table:table-cell>
          <table:table-cell office:value-type="float" office:value="1" calcext:value-type="float">
            <text:p>1</text:p>
          </table:table-cell>
          <table:table-cell office:value-type="float" office:value="-2.99781057" calcext:value-type="float">
            <text:p>-2,99781057</text:p>
          </table:table-cell>
          <table:table-cell office:value-type="float" office:value="-3.00690176" calcext:value-type="float">
            <text:p>-3,0069017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39.82998" calcext:value-type="float">
            <text:p>1624632839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316966" calcext:value-type="float">
            <text:p>0,25316966</text:p>
          </table:table-cell>
          <table:table-cell office:value-type="float" office:value="0" calcext:value-type="float">
            <text:p>0</text:p>
          </table:table-cell>
          <table:table-cell office:value-type="float" office:value="-3.00101442" calcext:value-type="float">
            <text:p>-3,00101442</text:p>
          </table:table-cell>
          <table:table-cell office:value-type="float" office:value="-3.00349936" calcext:value-type="float">
            <text:p>-3,003499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9.92996" calcext:value-type="float">
            <text:p>1624632839,9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006917" calcext:value-type="float">
            <text:p>0,25006917</text:p>
          </table:table-cell>
          <table:table-cell office:value-type="float" office:value="0" calcext:value-type="float">
            <text:p>0</text:p>
          </table:table-cell>
          <table:table-cell office:value-type="float" office:value="-3.00066374" calcext:value-type="float">
            <text:p>-3,00066374</text:p>
          </table:table-cell>
          <table:table-cell office:value-type="float" office:value="-3.00334991" calcext:value-type="float">
            <text:p>-3,003349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02996" calcext:value-type="float">
            <text:p>1624632840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732955" calcext:value-type="float">
            <text:p>0,24732955</text:p>
          </table:table-cell>
          <table:table-cell office:value-type="float" office:value="0" calcext:value-type="float">
            <text:p>0</text:p>
          </table:table-cell>
          <table:table-cell office:value-type="float" office:value="-3.00057968" calcext:value-type="float">
            <text:p>-3,00057968</text:p>
          </table:table-cell>
          <table:table-cell office:value-type="float" office:value="-3.00247364" calcext:value-type="float">
            <text:p>-3,002473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12995" calcext:value-type="float">
            <text:p>1624632840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523847" calcext:value-type="float">
            <text:p>0,24523847</text:p>
          </table:table-cell>
          <table:table-cell office:value-type="float" office:value="0" calcext:value-type="float">
            <text:p>0</text:p>
          </table:table-cell>
          <table:table-cell office:value-type="float" office:value="-3.00097477" calcext:value-type="float">
            <text:p>-3,00097477</text:p>
          </table:table-cell>
          <table:table-cell office:value-type="float" office:value="-3.00300443" calcext:value-type="float">
            <text:p>-3,0030044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22996" calcext:value-type="float">
            <text:p>1624632840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249861" calcext:value-type="float">
            <text:p>0,24249861</text:p>
          </table:table-cell>
          <table:table-cell office:value-type="float" office:value="0" calcext:value-type="float">
            <text:p>0</text:p>
          </table:table-cell>
          <table:table-cell office:value-type="float" office:value="-3.00089053" calcext:value-type="float">
            <text:p>-3,00089053</text:p>
          </table:table-cell>
          <table:table-cell office:value-type="float" office:value="-3.003098" calcext:value-type="float">
            <text:p>-3,003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32992" calcext:value-type="float">
            <text:p>1624632840,3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975883" calcext:value-type="float">
            <text:p>0,23975883</text:p>
          </table:table-cell>
          <table:table-cell office:value-type="float" office:value="0" calcext:value-type="float">
            <text:p>0</text:p>
          </table:table-cell>
          <table:table-cell office:value-type="float" office:value="-3.00080636" calcext:value-type="float">
            <text:p>-3,00080636</text:p>
          </table:table-cell>
          <table:table-cell office:value-type="float" office:value="-3.00319163" calcext:value-type="float">
            <text:p>-3,003191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42997" calcext:value-type="float">
            <text:p>1624632840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701915" calcext:value-type="float">
            <text:p>0,23701915</text:p>
          </table:table-cell>
          <table:table-cell office:value-type="float" office:value="0" calcext:value-type="float">
            <text:p>0</text:p>
          </table:table-cell>
          <table:table-cell office:value-type="float" office:value="-3.00072225" calcext:value-type="float">
            <text:p>-3,00072225</text:p>
          </table:table-cell>
          <table:table-cell office:value-type="float" office:value="-3.00231533" calcext:value-type="float">
            <text:p>-3,002315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52996" calcext:value-type="float">
            <text:p>1624632840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49284" calcext:value-type="float">
            <text:p>0,2349284</text:p>
          </table:table-cell>
          <table:table-cell office:value-type="float" office:value="0" calcext:value-type="float">
            <text:p>0</text:p>
          </table:table-cell>
          <table:table-cell office:value-type="float" office:value="-3.00014758" calcext:value-type="float">
            <text:p>-3,00014758</text:p>
          </table:table-cell>
          <table:table-cell office:value-type="float" office:value="-3.00284634" calcext:value-type="float">
            <text:p>-3,002846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62997" calcext:value-type="float">
            <text:p>1624632840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29098" calcext:value-type="float">
            <text:p>0,2329098</text:p>
          </table:table-cell>
          <table:table-cell office:value-type="float" office:value="0" calcext:value-type="float">
            <text:p>0</text:p>
          </table:table-cell>
          <table:table-cell office:value-type="float" office:value="-3.00059622" calcext:value-type="float">
            <text:p>-3,00059622</text:p>
          </table:table-cell>
          <table:table-cell office:value-type="float" office:value="-3.00391098" calcext:value-type="float">
            <text:p>-3,00391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72997" calcext:value-type="float">
            <text:p>1624632840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98471" calcext:value-type="float">
            <text:p>0,2298471</text:p>
          </table:table-cell>
          <table:table-cell office:value-type="float" office:value="-1" calcext:value-type="float">
            <text:p>-1</text:p>
          </table:table-cell>
          <table:table-cell office:value-type="float" office:value="-3.00343593" calcext:value-type="float">
            <text:p>-3,00343593</text:p>
          </table:table-cell>
          <table:table-cell office:value-type="float" office:value="-2.99982974" calcext:value-type="float">
            <text:p>-2,9998297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0.82997" calcext:value-type="float">
            <text:p>1624632840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739376" calcext:value-type="float">
            <text:p>0,22739376</text:p>
          </table:table-cell>
          <table:table-cell office:value-type="float" office:value="0" calcext:value-type="float">
            <text:p>0</text:p>
          </table:table-cell>
          <table:table-cell office:value-type="float" office:value="-3.00088591" calcext:value-type="float">
            <text:p>-3,00088591</text:p>
          </table:table-cell>
          <table:table-cell office:value-type="float" office:value="-3.00310365" calcext:value-type="float">
            <text:p>-3,003103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92997" calcext:value-type="float">
            <text:p>1624632840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465405" calcext:value-type="float">
            <text:p>0,22465405</text:p>
          </table:table-cell>
          <table:table-cell office:value-type="float" office:value="0" calcext:value-type="float">
            <text:p>0</text:p>
          </table:table-cell>
          <table:table-cell office:value-type="float" office:value="-3.00080178" calcext:value-type="float">
            <text:p>-3,00080178</text:p>
          </table:table-cell>
          <table:table-cell office:value-type="float" office:value="-3.00222732" calcext:value-type="float">
            <text:p>-3,0022273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02992" calcext:value-type="float">
            <text:p>1624632841,0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25634" calcext:value-type="float">
            <text:p>0,2225634</text:p>
          </table:table-cell>
          <table:table-cell office:value-type="float" office:value="0" calcext:value-type="float">
            <text:p>0</text:p>
          </table:table-cell>
          <table:table-cell office:value-type="float" office:value="-3.00022719" calcext:value-type="float">
            <text:p>-3,00022719</text:p>
          </table:table-cell>
          <table:table-cell office:value-type="float" office:value="-3.00275841" calcext:value-type="float">
            <text:p>-3,002758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12997" calcext:value-type="float">
            <text:p>1624632841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054468" calcext:value-type="float">
            <text:p>0,22054468</text:p>
          </table:table-cell>
          <table:table-cell office:value-type="float" office:value="0" calcext:value-type="float">
            <text:p>0</text:p>
          </table:table-cell>
          <table:table-cell office:value-type="float" office:value="-3.00067574" calcext:value-type="float">
            <text:p>-3,00067574</text:p>
          </table:table-cell>
          <table:table-cell office:value-type="float" office:value="-3.00236796" calcext:value-type="float">
            <text:p>-3,002367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22996" calcext:value-type="float">
            <text:p>1624632841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845347" calcext:value-type="float">
            <text:p>0,21845347</text:p>
          </table:table-cell>
          <table:table-cell office:value-type="float" office:value="0" calcext:value-type="float">
            <text:p>0</text:p>
          </table:table-cell>
          <table:table-cell office:value-type="float" office:value="-3.00107073" calcext:value-type="float">
            <text:p>-3,00107073</text:p>
          </table:table-cell>
          <table:table-cell office:value-type="float" office:value="-3.00289867" calcext:value-type="float">
            <text:p>-3,002898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32997" calcext:value-type="float">
            <text:p>1624632841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571362" calcext:value-type="float">
            <text:p>0,21571362</text:p>
          </table:table-cell>
          <table:table-cell office:value-type="float" office:value="0" calcext:value-type="float">
            <text:p>0</text:p>
          </table:table-cell>
          <table:table-cell office:value-type="float" office:value="-3.0009865" calcext:value-type="float">
            <text:p>-3,0009865</text:p>
          </table:table-cell>
          <table:table-cell office:value-type="float" office:value="-3.00202225" calcext:value-type="float">
            <text:p>-3,0020222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42997" calcext:value-type="float">
            <text:p>1624632841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62357" calcext:value-type="float">
            <text:p>0,21362357</text:p>
          </table:table-cell>
          <table:table-cell office:value-type="float" office:value="0" calcext:value-type="float">
            <text:p>0</text:p>
          </table:table-cell>
          <table:table-cell office:value-type="float" office:value="-3.00041235" calcext:value-type="float">
            <text:p>-3,00041235</text:p>
          </table:table-cell>
          <table:table-cell office:value-type="float" office:value="-3.00255374" calcext:value-type="float">
            <text:p>-3,0025537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52996" calcext:value-type="float">
            <text:p>1624632841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60404" calcext:value-type="float">
            <text:p>0,21160404</text:p>
          </table:table-cell>
          <table:table-cell office:value-type="float" office:value="0" calcext:value-type="float">
            <text:p>0</text:p>
          </table:table-cell>
          <table:table-cell office:value-type="float" office:value="-3.0008603" calcext:value-type="float">
            <text:p>-3,0008603</text:p>
          </table:table-cell>
          <table:table-cell office:value-type="float" office:value="-3.00216275" calcext:value-type="float">
            <text:p>-3,002162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62996" calcext:value-type="float">
            <text:p>1624632841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951341" calcext:value-type="float">
            <text:p>0,20951341</text:p>
          </table:table-cell>
          <table:table-cell office:value-type="float" office:value="0" calcext:value-type="float">
            <text:p>0</text:p>
          </table:table-cell>
          <table:table-cell office:value-type="float" office:value="-3.00077072" calcext:value-type="float">
            <text:p>-3,00077072</text:p>
          </table:table-cell>
          <table:table-cell office:value-type="float" office:value="-3.00317885" calcext:value-type="float">
            <text:p>-3,003178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72996" calcext:value-type="float">
            <text:p>1624632841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680982" calcext:value-type="float">
            <text:p>0,20680982</text:p>
          </table:table-cell>
          <table:table-cell office:value-type="float" office:value="-1" calcext:value-type="float">
            <text:p>-1</text:p>
          </table:table-cell>
          <table:table-cell office:value-type="float" office:value="-3.00312238" calcext:value-type="float">
            <text:p>-3,00312238</text:p>
          </table:table-cell>
          <table:table-cell office:value-type="float" office:value="-2.99963902" calcext:value-type="float">
            <text:p>-2,9996390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1.82994" calcext:value-type="float">
            <text:p>1624632841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471849" calcext:value-type="float">
            <text:p>0,20471849</text:p>
          </table:table-cell>
          <table:table-cell office:value-type="float" office:value="0" calcext:value-type="float">
            <text:p>0</text:p>
          </table:table-cell>
          <table:table-cell office:value-type="float" office:value="-3.00110818" calcext:value-type="float">
            <text:p>-3,00110818</text:p>
          </table:table-cell>
          <table:table-cell office:value-type="float" office:value="-3.00285748" calcext:value-type="float">
            <text:p>-3,002857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93" calcext:value-type="float">
            <text:p>1624632841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197867" calcext:value-type="float">
            <text:p>0,20197867</text:p>
          </table:table-cell>
          <table:table-cell office:value-type="float" office:value="0" calcext:value-type="float">
            <text:p>0</text:p>
          </table:table-cell>
          <table:table-cell office:value-type="float" office:value="-3.00005397" calcext:value-type="float">
            <text:p>-3,00005397</text:p>
          </table:table-cell>
          <table:table-cell office:value-type="float" office:value="-3.00198108" calcext:value-type="float">
            <text:p>-3,001981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02997" calcext:value-type="float">
            <text:p>1624632842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60879" calcext:value-type="float">
            <text:p>0,20060879</text:p>
          </table:table-cell>
          <table:table-cell office:value-type="float" office:value="0" calcext:value-type="float">
            <text:p>0</text:p>
          </table:table-cell>
          <table:table-cell office:value-type="float" office:value="-3.00098189" calcext:value-type="float">
            <text:p>-3,00098189</text:p>
          </table:table-cell>
          <table:table-cell office:value-type="float" office:value="-3.0029979" calcext:value-type="float">
            <text:p>-3,00299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12997" calcext:value-type="float">
            <text:p>1624632842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786912" calcext:value-type="float">
            <text:p>0,19786912</text:p>
          </table:table-cell>
          <table:table-cell office:value-type="float" office:value="0" calcext:value-type="float">
            <text:p>0</text:p>
          </table:table-cell>
          <table:table-cell office:value-type="float" office:value="-2.9999278" calcext:value-type="float">
            <text:p>-2,9999278</text:p>
          </table:table-cell>
          <table:table-cell office:value-type="float" office:value="-3.00212161" calcext:value-type="float">
            <text:p>-3,002121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22997" calcext:value-type="float">
            <text:p>1624632842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49933" calcext:value-type="float">
            <text:p>0,19649933</text:p>
          </table:table-cell>
          <table:table-cell office:value-type="float" office:value="0" calcext:value-type="float">
            <text:p>0</text:p>
          </table:table-cell>
          <table:table-cell office:value-type="float" office:value="-3.00085578" calcext:value-type="float">
            <text:p>-3,00085578</text:p>
          </table:table-cell>
          <table:table-cell office:value-type="float" office:value="-3.00216849" calcext:value-type="float">
            <text:p>-3,0021684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32996" calcext:value-type="float">
            <text:p>1624632842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44084" calcext:value-type="float">
            <text:p>0,1944084</text:p>
          </table:table-cell>
          <table:table-cell office:value-type="float" office:value="0" calcext:value-type="float">
            <text:p>0</text:p>
          </table:table-cell>
          <table:table-cell office:value-type="float" office:value="-3.00028098" calcext:value-type="float">
            <text:p>-3,00028098</text:p>
          </table:table-cell>
          <table:table-cell office:value-type="float" office:value="-3.00269938" calcext:value-type="float">
            <text:p>-3,002699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42997" calcext:value-type="float">
            <text:p>1624632842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239013" calcext:value-type="float">
            <text:p>0,19239013</text:p>
          </table:table-cell>
          <table:table-cell office:value-type="float" office:value="-1" calcext:value-type="float">
            <text:p>-1</text:p>
          </table:table-cell>
          <table:table-cell office:value-type="float" office:value="-3.00297099" calcext:value-type="float">
            <text:p>-3,00297099</text:p>
          </table:table-cell>
          <table:table-cell office:value-type="float" office:value="-2.99980881" calcext:value-type="float">
            <text:p>-2,9998088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2.52997" calcext:value-type="float">
            <text:p>1624632842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029854" calcext:value-type="float">
            <text:p>0,19029854</text:p>
          </table:table-cell>
          <table:table-cell office:value-type="float" office:value="0" calcext:value-type="float">
            <text:p>0</text:p>
          </table:table-cell>
          <table:table-cell office:value-type="float" office:value="-3.00015457" calcext:value-type="float">
            <text:p>-3,00015457</text:p>
          </table:table-cell>
          <table:table-cell office:value-type="float" office:value="-3.00186969" calcext:value-type="float">
            <text:p>-3,001869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62997" calcext:value-type="float">
            <text:p>1624632842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92865" calcext:value-type="float">
            <text:p>0,18892865</text:p>
          </table:table-cell>
          <table:table-cell office:value-type="float" office:value="0" calcext:value-type="float">
            <text:p>0</text:p>
          </table:table-cell>
          <table:table-cell office:value-type="float" office:value="-3.00156748" calcext:value-type="float">
            <text:p>-3,00156748</text:p>
          </table:table-cell>
          <table:table-cell office:value-type="float" office:value="-3.0028865" calcext:value-type="float">
            <text:p>-3,00288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72997" calcext:value-type="float">
            <text:p>1624632842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582845" calcext:value-type="float">
            <text:p>0,18582845</text:p>
          </table:table-cell>
          <table:table-cell office:value-type="float" office:value="0" calcext:value-type="float">
            <text:p>0</text:p>
          </table:table-cell>
          <table:table-cell office:value-type="float" office:value="-3.00024702" calcext:value-type="float">
            <text:p>-3,00024702</text:p>
          </table:table-cell>
          <table:table-cell office:value-type="float" office:value="-3.00176724" calcext:value-type="float">
            <text:p>-3,001767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82997" calcext:value-type="float">
            <text:p>1624632842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445849" calcext:value-type="float">
            <text:p>0,18445849</text:p>
          </table:table-cell>
          <table:table-cell office:value-type="float" office:value="0" calcext:value-type="float">
            <text:p>0</text:p>
          </table:table-cell>
          <table:table-cell office:value-type="float" office:value="-3.00117488" calcext:value-type="float">
            <text:p>-3,00117488</text:p>
          </table:table-cell>
          <table:table-cell office:value-type="float" office:value="-3.00229901" calcext:value-type="float">
            <text:p>-3,0022990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92997" calcext:value-type="float">
            <text:p>1624632842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20434" calcext:value-type="float">
            <text:p>0,1820434</text:p>
          </table:table-cell>
          <table:table-cell office:value-type="float" office:value="0" calcext:value-type="float">
            <text:p>0</text:p>
          </table:table-cell>
          <table:table-cell office:value-type="float" office:value="-3.00036059" calcext:value-type="float">
            <text:p>-3,00036059</text:p>
          </table:table-cell>
          <table:table-cell office:value-type="float" office:value="-3.00261145" calcext:value-type="float">
            <text:p>-3,00261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02997" calcext:value-type="float">
            <text:p>1624632843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02501" calcext:value-type="float">
            <text:p>0,18002501</text:p>
          </table:table-cell>
          <table:table-cell office:value-type="float" office:value="-1" calcext:value-type="float">
            <text:p>-1</text:p>
          </table:table-cell>
          <table:table-cell office:value-type="float" office:value="-3.00290647" calcext:value-type="float">
            <text:p>-3,00290647</text:p>
          </table:table-cell>
          <table:table-cell office:value-type="float" office:value="-2.9998815" calcext:value-type="float">
            <text:p>-2,999881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3.12997" calcext:value-type="float">
            <text:p>1624632843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9335" calcext:value-type="float">
            <text:p>0,1779335</text:p>
          </table:table-cell>
          <table:table-cell office:value-type="float" office:value="0" calcext:value-type="float">
            <text:p>0</text:p>
          </table:table-cell>
          <table:table-cell office:value-type="float" office:value="-3.00023415" calcext:value-type="float">
            <text:p>-3,00023415</text:p>
          </table:table-cell>
          <table:table-cell office:value-type="float" office:value="-3.00178173" calcext:value-type="float">
            <text:p>-3,001781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22994" calcext:value-type="float">
            <text:p>1624632843,2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656358" calcext:value-type="float">
            <text:p>0,17656358</text:p>
          </table:table-cell>
          <table:table-cell office:value-type="float" office:value="0" calcext:value-type="float">
            <text:p>0</text:p>
          </table:table-cell>
          <table:table-cell office:value-type="float" office:value="-3.00116203" calcext:value-type="float">
            <text:p>-3,00116203</text:p>
          </table:table-cell>
          <table:table-cell office:value-type="float" office:value="-3.00182852" calcext:value-type="float">
            <text:p>-3,001828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32994" calcext:value-type="float">
            <text:p>1624632843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447372" calcext:value-type="float">
            <text:p>0,17447372</text:p>
          </table:table-cell>
          <table:table-cell office:value-type="float" office:value="0" calcext:value-type="float">
            <text:p>0</text:p>
          </table:table-cell>
          <table:table-cell office:value-type="float" office:value="-3.00058803" calcext:value-type="float">
            <text:p>-3,00058803</text:p>
          </table:table-cell>
          <table:table-cell office:value-type="float" office:value="-3.00236014" calcext:value-type="float">
            <text:p>-3,002360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42994" calcext:value-type="float">
            <text:p>1624632843,4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245401" calcext:value-type="float">
            <text:p>0,17245401</text:p>
          </table:table-cell>
          <table:table-cell office:value-type="float" office:value="0" calcext:value-type="float">
            <text:p>0</text:p>
          </table:table-cell>
          <table:table-cell office:value-type="float" office:value="-3.00006585" calcext:value-type="float">
            <text:p>-3,00006585</text:p>
          </table:table-cell>
          <table:table-cell office:value-type="float" office:value="-3.00196903" calcext:value-type="float">
            <text:p>-3,001969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52997" calcext:value-type="float">
            <text:p>1624632843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08423" calcext:value-type="float">
            <text:p>0,17108423</text:p>
          </table:table-cell>
          <table:table-cell office:value-type="float" office:value="0" calcext:value-type="float">
            <text:p>0</text:p>
          </table:table-cell>
          <table:table-cell office:value-type="float" office:value="-3.00099383" calcext:value-type="float">
            <text:p>-3,00099383</text:p>
          </table:table-cell>
          <table:table-cell office:value-type="float" office:value="-3.00201591" calcext:value-type="float">
            <text:p>-3,002015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62996" calcext:value-type="float">
            <text:p>1624632843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899341" calcext:value-type="float">
            <text:p>0,16899341</text:p>
          </table:table-cell>
          <table:table-cell office:value-type="float" office:value="0" calcext:value-type="float">
            <text:p>0</text:p>
          </table:table-cell>
          <table:table-cell office:value-type="float" office:value="-3.00041912" calcext:value-type="float">
            <text:p>-3,00041912</text:p>
          </table:table-cell>
          <table:table-cell office:value-type="float" office:value="-3.00157689" calcext:value-type="float">
            <text:p>-3,001576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72997" calcext:value-type="float">
            <text:p>1624632843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6234" calcext:value-type="float">
            <text:p>0,1676234</text:p>
          </table:table-cell>
          <table:table-cell office:value-type="float" office:value="0" calcext:value-type="float">
            <text:p>0</text:p>
          </table:table-cell>
          <table:table-cell office:value-type="float" office:value="-3.00037694" calcext:value-type="float">
            <text:p>-3,00037694</text:p>
          </table:table-cell>
          <table:table-cell office:value-type="float" office:value="-3.00162362" calcext:value-type="float">
            <text:p>-3,0016236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82997" calcext:value-type="float">
            <text:p>1624632843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625343" calcext:value-type="float">
            <text:p>0,16625343</text:p>
          </table:table-cell>
          <table:table-cell office:value-type="float" office:value="0" calcext:value-type="float">
            <text:p>0</text:p>
          </table:table-cell>
          <table:table-cell office:value-type="float" office:value="-3.00178979" calcext:value-type="float">
            <text:p>-3,00178979</text:p>
          </table:table-cell>
          <table:table-cell office:value-type="float" office:value="-3.00264038" calcext:value-type="float">
            <text:p>-3,002640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92997" calcext:value-type="float">
            <text:p>1624632843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315342" calcext:value-type="float">
            <text:p>0,16315342</text:p>
          </table:table-cell>
          <table:table-cell office:value-type="float" office:value="0" calcext:value-type="float">
            <text:p>0</text:p>
          </table:table-cell>
          <table:table-cell office:value-type="float" office:value="-3.00046947" calcext:value-type="float">
            <text:p>-3,00046947</text:p>
          </table:table-cell>
          <table:table-cell office:value-type="float" office:value="-3.00152124" calcext:value-type="float">
            <text:p>-3,001521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02997" calcext:value-type="float">
            <text:p>1624632844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17834" calcext:value-type="float">
            <text:p>0,1617834</text:p>
          </table:table-cell>
          <table:table-cell office:value-type="float" office:value="0" calcext:value-type="float">
            <text:p>0</text:p>
          </table:table-cell>
          <table:table-cell office:value-type="float" office:value="-3.00042728" calcext:value-type="float">
            <text:p>-3,00042728</text:p>
          </table:table-cell>
          <table:table-cell office:value-type="float" office:value="-3.00156796" calcext:value-type="float">
            <text:p>-3,001567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12997" calcext:value-type="float">
            <text:p>1624632844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41341" calcext:value-type="float">
            <text:p>0,16041341</text:p>
          </table:table-cell>
          <table:table-cell office:value-type="float" office:value="0" calcext:value-type="float">
            <text:p>0</text:p>
          </table:table-cell>
          <table:table-cell office:value-type="float" office:value="-3.00038512" calcext:value-type="float">
            <text:p>-3,00038512</text:p>
          </table:table-cell>
          <table:table-cell office:value-type="float" office:value="-3.00209971" calcext:value-type="float">
            <text:p>-3,002099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22996" calcext:value-type="float">
            <text:p>1624632844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871911" calcext:value-type="float">
            <text:p>0,15871911</text:p>
          </table:table-cell>
          <table:table-cell office:value-type="float" office:value="0" calcext:value-type="float">
            <text:p>0</text:p>
          </table:table-cell>
          <table:table-cell office:value-type="float" office:value="-3.00107335" calcext:value-type="float">
            <text:p>-3,00107335</text:p>
          </table:table-cell>
          <table:table-cell office:value-type="float" office:value="-3.0019279" calcext:value-type="float">
            <text:p>-3,00192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32998" calcext:value-type="float">
            <text:p>1624632844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662843" calcext:value-type="float">
            <text:p>0,15662843</text:p>
          </table:table-cell>
          <table:table-cell office:value-type="float" office:value="0" calcext:value-type="float">
            <text:p>0</text:p>
          </table:table-cell>
          <table:table-cell office:value-type="float" office:value="-3.00049874" calcext:value-type="float">
            <text:p>-3,00049874</text:p>
          </table:table-cell>
          <table:table-cell office:value-type="float" office:value="-3.00148896" calcext:value-type="float">
            <text:p>-3,001488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42998" calcext:value-type="float">
            <text:p>1624632844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52584" calcext:value-type="float">
            <text:p>0,1552584</text:p>
          </table:table-cell>
          <table:table-cell office:value-type="float" office:value="0" calcext:value-type="float">
            <text:p>0</text:p>
          </table:table-cell>
          <table:table-cell office:value-type="float" office:value="-3.00045655" calcext:value-type="float">
            <text:p>-3,00045655</text:p>
          </table:table-cell>
          <table:table-cell office:value-type="float" office:value="-3.00153568" calcext:value-type="float">
            <text:p>-3,0015356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52994" calcext:value-type="float">
            <text:p>1624632844,5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38884" calcext:value-type="float">
            <text:p>0,1538884</text:p>
          </table:table-cell>
          <table:table-cell office:value-type="float" office:value="0" calcext:value-type="float">
            <text:p>0</text:p>
          </table:table-cell>
          <table:table-cell office:value-type="float" office:value="-3.00041438" calcext:value-type="float">
            <text:p>-3,00041438</text:p>
          </table:table-cell>
          <table:table-cell office:value-type="float" office:value="-3.00158242" calcext:value-type="float">
            <text:p>-3,001582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63002" calcext:value-type="float">
            <text:p>1624632844,63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51844" calcext:value-type="float">
            <text:p>0,15251844</text:p>
          </table:table-cell>
          <table:table-cell office:value-type="float" office:value="0" calcext:value-type="float">
            <text:p>0</text:p>
          </table:table-cell>
          <table:table-cell office:value-type="float" office:value="-3.00037223" calcext:value-type="float">
            <text:p>-3,00037223</text:p>
          </table:table-cell>
          <table:table-cell office:value-type="float" office:value="-3.00162918" calcext:value-type="float">
            <text:p>-3,0016291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72997" calcext:value-type="float">
            <text:p>1624632844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11485" calcext:value-type="float">
            <text:p>0,1511485</text:p>
          </table:table-cell>
          <table:table-cell office:value-type="float" office:value="0" calcext:value-type="float">
            <text:p>0</text:p>
          </table:table-cell>
          <table:table-cell office:value-type="float" office:value="-3.00130011" calcext:value-type="float">
            <text:p>-3,00130011</text:p>
          </table:table-cell>
          <table:table-cell office:value-type="float" office:value="-3.00167596" calcext:value-type="float">
            <text:p>-3,001675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82996" calcext:value-type="float">
            <text:p>1624632844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905895" calcext:value-type="float">
            <text:p>0,14905895</text:p>
          </table:table-cell>
          <table:table-cell office:value-type="float" office:value="0" calcext:value-type="float">
            <text:p>0</text:p>
          </table:table-cell>
          <table:table-cell office:value-type="float" office:value="-3.00072633" calcext:value-type="float">
            <text:p>-3,00072633</text:p>
          </table:table-cell>
          <table:table-cell office:value-type="float" office:value="-3.00220779" calcext:value-type="float">
            <text:p>-3,002207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92994" calcext:value-type="float">
            <text:p>1624632844,9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703891" calcext:value-type="float">
            <text:p>0,14703891</text:p>
          </table:table-cell>
          <table:table-cell office:value-type="float" office:value="0" calcext:value-type="float">
            <text:p>0</text:p>
          </table:table-cell>
          <table:table-cell office:value-type="float" office:value="-3.0002039" calcext:value-type="float">
            <text:p>-3,0002039</text:p>
          </table:table-cell>
          <table:table-cell office:value-type="float" office:value="-3.00181646" calcext:value-type="float">
            <text:p>-3,001816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02994" calcext:value-type="float">
            <text:p>1624632845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566912" calcext:value-type="float">
            <text:p>0,14566912</text:p>
          </table:table-cell>
          <table:table-cell office:value-type="float" office:value="0" calcext:value-type="float">
            <text:p>0</text:p>
          </table:table-cell>
          <table:table-cell office:value-type="float" office:value="-3.00016188" calcext:value-type="float">
            <text:p>-3,00016188</text:p>
          </table:table-cell>
          <table:table-cell office:value-type="float" office:value="-3.00186334" calcext:value-type="float">
            <text:p>-3,001863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12994" calcext:value-type="float">
            <text:p>1624632845,1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429936" calcext:value-type="float">
            <text:p>0,14429936</text:p>
          </table:table-cell>
          <table:table-cell office:value-type="float" office:value="-1" calcext:value-type="float">
            <text:p>-1</text:p>
          </table:table-cell>
          <table:table-cell office:value-type="float" office:value="-3.00228582" calcext:value-type="float">
            <text:p>-3,00228582</text:p>
          </table:table-cell>
          <table:table-cell office:value-type="float" office:value="-3.00003483" calcext:value-type="float">
            <text:p>-3,0000348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5.22997" calcext:value-type="float">
            <text:p>1624632845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256866" calcext:value-type="float">
            <text:p>0,14256866</text:p>
          </table:table-cell>
          <table:table-cell office:value-type="float" office:value="0" calcext:value-type="float">
            <text:p>0</text:p>
          </table:table-cell>
          <table:table-cell office:value-type="float" office:value="-3.00029623" calcext:value-type="float">
            <text:p>-3,00029623</text:p>
          </table:table-cell>
          <table:table-cell office:value-type="float" office:value="-3.0017139" calcext:value-type="float">
            <text:p>-3,001713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32996" calcext:value-type="float">
            <text:p>1624632845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119881" calcext:value-type="float">
            <text:p>0,14119881</text:p>
          </table:table-cell>
          <table:table-cell office:value-type="float" office:value="0" calcext:value-type="float">
            <text:p>0</text:p>
          </table:table-cell>
          <table:table-cell office:value-type="float" office:value="-3.00122417" calcext:value-type="float">
            <text:p>-3,00122417</text:p>
          </table:table-cell>
          <table:table-cell office:value-type="float" office:value="-3.00176074" calcext:value-type="float">
            <text:p>-3,0017607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42994" calcext:value-type="float">
            <text:p>1624632845,4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910861" calcext:value-type="float">
            <text:p>0,13910861</text:p>
          </table:table-cell>
          <table:table-cell office:value-type="float" office:value="0" calcext:value-type="float">
            <text:p>0</text:p>
          </table:table-cell>
          <table:table-cell office:value-type="float" office:value="-3.00064991" calcext:value-type="float">
            <text:p>-3,00064991</text:p>
          </table:table-cell>
          <table:table-cell office:value-type="float" office:value="-3.00132213" calcext:value-type="float">
            <text:p>-3,001322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52996" calcext:value-type="float">
            <text:p>1624632845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773851" calcext:value-type="float">
            <text:p>0,13773851</text:p>
          </table:table-cell>
          <table:table-cell office:value-type="float" office:value="0" calcext:value-type="float">
            <text:p>0</text:p>
          </table:table-cell>
          <table:table-cell office:value-type="float" office:value="-3.00060767" calcext:value-type="float">
            <text:p>-3,00060767</text:p>
          </table:table-cell>
          <table:table-cell office:value-type="float" office:value="-3.0013688" calcext:value-type="float">
            <text:p>-3,00136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62996" calcext:value-type="float">
            <text:p>1624632845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636844" calcext:value-type="float">
            <text:p>0,13636844</text:p>
          </table:table-cell>
          <table:table-cell office:value-type="float" office:value="0" calcext:value-type="float">
            <text:p>0</text:p>
          </table:table-cell>
          <table:table-cell office:value-type="float" office:value="-3.00209779" calcext:value-type="float">
            <text:p>-3,00209779</text:p>
          </table:table-cell>
          <table:table-cell office:value-type="float" office:value="-2.99970692" calcext:value-type="float">
            <text:p>-2,9997069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45.72996" calcext:value-type="float">
            <text:p>1624632845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499841" calcext:value-type="float">
            <text:p>0,13499841</text:p>
          </table:table-cell>
          <table:table-cell office:value-type="float" office:value="1" calcext:value-type="float">
            <text:p>1</text:p>
          </table:table-cell>
          <table:table-cell office:value-type="float" office:value="-3.00046653" calcext:value-type="float">
            <text:p>-3,00046653</text:p>
          </table:table-cell>
          <table:table-cell office:value-type="float" office:value="-3.00055435" calcext:value-type="float">
            <text:p>-3,0005543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5.82997" calcext:value-type="float">
            <text:p>1624632845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428013" calcext:value-type="float">
            <text:p>0,13428013</text:p>
          </table:table-cell>
          <table:table-cell office:value-type="float" office:value="1" calcext:value-type="float">
            <text:p>1</text:p>
          </table:table-cell>
          <table:table-cell office:value-type="float" office:value="-3.00090616" calcext:value-type="float">
            <text:p>-3,00090616</text:p>
          </table:table-cell>
          <table:table-cell office:value-type="float" office:value="-3.00152497" calcext:value-type="float">
            <text:p>-3,0015249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5.92997" calcext:value-type="float">
            <text:p>1624632845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258363" calcext:value-type="float">
            <text:p>0,13258363</text:p>
          </table:table-cell>
          <table:table-cell office:value-type="float" office:value="1" calcext:value-type="float">
            <text:p>1</text:p>
          </table:table-cell>
          <table:table-cell office:value-type="float" office:value="-3.00062348" calcext:value-type="float">
            <text:p>-3,00062348</text:p>
          </table:table-cell>
          <table:table-cell office:value-type="float" office:value="-3.00135089" calcext:value-type="float">
            <text:p>-3,0013508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02996" calcext:value-type="float">
            <text:p>1624632846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121353" calcext:value-type="float">
            <text:p>0,13121353</text:p>
          </table:table-cell>
          <table:table-cell office:value-type="float" office:value="1" calcext:value-type="float">
            <text:p>1</text:p>
          </table:table-cell>
          <table:table-cell office:value-type="float" office:value="-3.00058181" calcext:value-type="float">
            <text:p>-3,00058181</text:p>
          </table:table-cell>
          <table:table-cell office:value-type="float" office:value="-3.00139693" calcext:value-type="float">
            <text:p>-3,0013969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12996" calcext:value-type="float">
            <text:p>1624632846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984344" calcext:value-type="float">
            <text:p>0,12984344</text:p>
          </table:table-cell>
          <table:table-cell office:value-type="float" office:value="1" calcext:value-type="float">
            <text:p>1</text:p>
          </table:table-cell>
          <table:table-cell office:value-type="float" office:value="-3.00054015" calcext:value-type="float">
            <text:p>-3,00054015</text:p>
          </table:table-cell>
          <table:table-cell office:value-type="float" office:value="-3.00144298" calcext:value-type="float">
            <text:p>-3,00144298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22996" calcext:value-type="float">
            <text:p>1624632846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84734" calcext:value-type="float">
            <text:p>0,1284734</text:p>
          </table:table-cell>
          <table:table-cell office:value-type="float" office:value="1" calcext:value-type="float">
            <text:p>1</text:p>
          </table:table-cell>
          <table:table-cell office:value-type="float" office:value="-2.99902702" calcext:value-type="float">
            <text:p>-2,99902702</text:p>
          </table:table-cell>
          <table:table-cell office:value-type="float" office:value="-3.00307327" calcext:value-type="float">
            <text:p>-3,00307327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46.32996" calcext:value-type="float">
            <text:p>1624632846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71034" calcext:value-type="float">
            <text:p>0,1271034</text:p>
          </table:table-cell>
          <table:table-cell office:value-type="float" office:value="0" calcext:value-type="float">
            <text:p>0</text:p>
          </table:table-cell>
          <table:table-cell office:value-type="float" office:value="-3.00051034" calcext:value-type="float">
            <text:p>-3,00051034</text:p>
          </table:table-cell>
          <table:table-cell office:value-type="float" office:value="-3.00147666" calcext:value-type="float">
            <text:p>-3,001476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42996" calcext:value-type="float">
            <text:p>1624632846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573344" calcext:value-type="float">
            <text:p>0,12573344</text:p>
          </table:table-cell>
          <table:table-cell office:value-type="float" office:value="0" calcext:value-type="float">
            <text:p>0</text:p>
          </table:table-cell>
          <table:table-cell office:value-type="float" office:value="-3.00046819" calcext:value-type="float">
            <text:p>-3,00046819</text:p>
          </table:table-cell>
          <table:table-cell office:value-type="float" office:value="-3.00152342" calcext:value-type="float">
            <text:p>-3,001523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52996" calcext:value-type="float">
            <text:p>1624632846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436352" calcext:value-type="float">
            <text:p>0,12436352</text:p>
          </table:table-cell>
          <table:table-cell office:value-type="float" office:value="0" calcext:value-type="float">
            <text:p>0</text:p>
          </table:table-cell>
          <table:table-cell office:value-type="float" office:value="-3.00042608" calcext:value-type="float">
            <text:p>-3,00042608</text:p>
          </table:table-cell>
          <table:table-cell office:value-type="float" office:value="-3.00157021" calcext:value-type="float">
            <text:p>-3,0015702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62996" calcext:value-type="float">
            <text:p>1624632846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299363" calcext:value-type="float">
            <text:p>0,12299363</text:p>
          </table:table-cell>
          <table:table-cell office:value-type="float" office:value="0" calcext:value-type="float">
            <text:p>0</text:p>
          </table:table-cell>
          <table:table-cell office:value-type="float" office:value="-3.000384" calcext:value-type="float">
            <text:p>-3,000384</text:p>
          </table:table-cell>
          <table:table-cell office:value-type="float" office:value="-3.00064703" calcext:value-type="float">
            <text:p>-3,000647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72997" calcext:value-type="float">
            <text:p>1624632846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227409" calcext:value-type="float">
            <text:p>0,12227409</text:p>
          </table:table-cell>
          <table:table-cell office:value-type="float" office:value="0" calcext:value-type="float">
            <text:p>0</text:p>
          </table:table-cell>
          <table:table-cell office:value-type="float" office:value="-3.00130739" calcext:value-type="float">
            <text:p>-3,00130739</text:p>
          </table:table-cell>
          <table:table-cell office:value-type="float" office:value="-3.00113212" calcext:value-type="float">
            <text:p>-3,0011321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82996" calcext:value-type="float">
            <text:p>1624632846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054524" calcext:value-type="float">
            <text:p>0,12054524</text:p>
          </table:table-cell>
          <table:table-cell office:value-type="float" office:value="0" calcext:value-type="float">
            <text:p>0</text:p>
          </table:table-cell>
          <table:table-cell office:value-type="float" office:value="-3.0010001" calcext:value-type="float">
            <text:p>-3,0010001</text:p>
          </table:table-cell>
          <table:table-cell office:value-type="float" office:value="-3.00093702" calcext:value-type="float">
            <text:p>-3,000937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92997" calcext:value-type="float">
            <text:p>1624632846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917489" calcext:value-type="float">
            <text:p>0,11917489</text:p>
          </table:table-cell>
          <table:table-cell office:value-type="float" office:value="0" calcext:value-type="float">
            <text:p>0</text:p>
          </table:table-cell>
          <table:table-cell office:value-type="float" office:value="-3.00095767" calcext:value-type="float">
            <text:p>-3,00095767</text:p>
          </table:table-cell>
          <table:table-cell office:value-type="float" office:value="-3.00098353" calcext:value-type="float">
            <text:p>-3,0009835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02996" calcext:value-type="float">
            <text:p>1624632847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780457" calcext:value-type="float">
            <text:p>0,11780457</text:p>
          </table:table-cell>
          <table:table-cell office:value-type="float" office:value="0" calcext:value-type="float">
            <text:p>0</text:p>
          </table:table-cell>
          <table:table-cell office:value-type="float" office:value="-3.00091526" calcext:value-type="float">
            <text:p>-3,00091526</text:p>
          </table:table-cell>
          <table:table-cell office:value-type="float" office:value="-3.00103005" calcext:value-type="float">
            <text:p>-3,001030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12992" calcext:value-type="float">
            <text:p>1624632847,1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643429" calcext:value-type="float">
            <text:p>0,11643429</text:p>
          </table:table-cell>
          <table:table-cell office:value-type="float" office:value="0" calcext:value-type="float">
            <text:p>0</text:p>
          </table:table-cell>
          <table:table-cell office:value-type="float" office:value="-3.00087288" calcext:value-type="float">
            <text:p>-3,00087288</text:p>
          </table:table-cell>
          <table:table-cell office:value-type="float" office:value="-3.0010766" calcext:value-type="float">
            <text:p>-3,00107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22994" calcext:value-type="float">
            <text:p>1624632847,2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06405" calcext:value-type="float">
            <text:p>0,11506405</text:p>
          </table:table-cell>
          <table:table-cell office:value-type="float" office:value="0" calcext:value-type="float">
            <text:p>0</text:p>
          </table:table-cell>
          <table:table-cell office:value-type="float" office:value="-3.00083053" calcext:value-type="float">
            <text:p>-3,00083053</text:p>
          </table:table-cell>
          <table:table-cell office:value-type="float" office:value="-3.00112318" calcext:value-type="float">
            <text:p>-3,0011231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32994" calcext:value-type="float">
            <text:p>1624632847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69384" calcext:value-type="float">
            <text:p>0,11369384</text:p>
          </table:table-cell>
          <table:table-cell office:value-type="float" office:value="0" calcext:value-type="float">
            <text:p>0</text:p>
          </table:table-cell>
          <table:table-cell office:value-type="float" office:value="-2.99981821" calcext:value-type="float">
            <text:p>-2,99981821</text:p>
          </table:table-cell>
          <table:table-cell office:value-type="float" office:value="-3.00019978" calcext:value-type="float">
            <text:p>-3,00019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42996" calcext:value-type="float">
            <text:p>1624632847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69384" calcext:value-type="float">
            <text:p>0,11369384</text:p>
          </table:table-cell>
          <table:table-cell office:value-type="float" office:value="0" calcext:value-type="float">
            <text:p>0</text:p>
          </table:table-cell>
          <table:table-cell office:value-type="float" office:value="-3.00078821" calcext:value-type="float">
            <text:p>-3,00078821</text:p>
          </table:table-cell>
          <table:table-cell office:value-type="float" office:value="-3.00116978" calcext:value-type="float">
            <text:p>-3,00116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52996" calcext:value-type="float">
            <text:p>1624632847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232367" calcext:value-type="float">
            <text:p>0,11232367</text:p>
          </table:table-cell>
          <table:table-cell office:value-type="float" office:value="0" calcext:value-type="float">
            <text:p>0</text:p>
          </table:table-cell>
          <table:table-cell office:value-type="float" office:value="-3.00074591" calcext:value-type="float">
            <text:p>-3,00074591</text:p>
          </table:table-cell>
          <table:table-cell office:value-type="float" office:value="-3.0012164" calcext:value-type="float">
            <text:p>-3,00121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62995" calcext:value-type="float">
            <text:p>1624632847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95354" calcext:value-type="float">
            <text:p>0,11095354</text:p>
          </table:table-cell>
          <table:table-cell office:value-type="float" office:value="0" calcext:value-type="float">
            <text:p>0</text:p>
          </table:table-cell>
          <table:table-cell office:value-type="float" office:value="-3.00070365" calcext:value-type="float">
            <text:p>-3,00070365</text:p>
          </table:table-cell>
          <table:table-cell office:value-type="float" office:value="-3.00174805" calcext:value-type="float">
            <text:p>-3,001748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72995" calcext:value-type="float">
            <text:p>1624632847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92587" calcext:value-type="float">
            <text:p>0,1092587</text:p>
          </table:table-cell>
          <table:table-cell office:value-type="float" office:value="0" calcext:value-type="float">
            <text:p>0</text:p>
          </table:table-cell>
          <table:table-cell office:value-type="float" office:value="-3.00042148" calcext:value-type="float">
            <text:p>-3,00042148</text:p>
          </table:table-cell>
          <table:table-cell office:value-type="float" office:value="-3.00060587" calcext:value-type="float">
            <text:p>-3,000605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82996" calcext:value-type="float">
            <text:p>1624632847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53912" calcext:value-type="float">
            <text:p>0,10853912</text:p>
          </table:table-cell>
          <table:table-cell office:value-type="float" office:value="0" calcext:value-type="float">
            <text:p>0</text:p>
          </table:table-cell>
          <table:table-cell office:value-type="float" office:value="-3.00085985" calcext:value-type="float">
            <text:p>-3,00085985</text:p>
          </table:table-cell>
          <table:table-cell office:value-type="float" office:value="-3.00109094" calcext:value-type="float">
            <text:p>-3,001090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92996" calcext:value-type="float">
            <text:p>1624632847,9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71689" calcext:value-type="float">
            <text:p>0,1071689</text:p>
          </table:table-cell>
          <table:table-cell office:value-type="float" office:value="0" calcext:value-type="float">
            <text:p>0</text:p>
          </table:table-cell>
          <table:table-cell office:value-type="float" office:value="-3.00081751" calcext:value-type="float">
            <text:p>-3,00081751</text:p>
          </table:table-cell>
          <table:table-cell office:value-type="float" office:value="-3.00113753" calcext:value-type="float">
            <text:p>-3,0011375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02994" calcext:value-type="float">
            <text:p>1624632848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579871" calcext:value-type="float">
            <text:p>0,10579871</text:p>
          </table:table-cell>
          <table:table-cell office:value-type="float" office:value="0" calcext:value-type="float">
            <text:p>0</text:p>
          </table:table-cell>
          <table:table-cell office:value-type="float" office:value="-2.9998052" calcext:value-type="float">
            <text:p>-2,9998052</text:p>
          </table:table-cell>
          <table:table-cell office:value-type="float" office:value="-3.00118414" calcext:value-type="float">
            <text:p>-3,001184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12994" calcext:value-type="float">
            <text:p>1624632848,1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514943" calcext:value-type="float">
            <text:p>0,10514943</text:p>
          </table:table-cell>
          <table:table-cell office:value-type="float" office:value="-1" calcext:value-type="float">
            <text:p>-1</text:p>
          </table:table-cell>
          <table:table-cell office:value-type="float" office:value="-3.00152038" calcext:value-type="float">
            <text:p>-3,00152038</text:p>
          </table:table-cell>
          <table:table-cell office:value-type="float" office:value="-2.99938" calcext:value-type="float">
            <text:p>-2,9993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8.22994" calcext:value-type="float">
            <text:p>1624632848,2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42857" calcext:value-type="float">
            <text:p>0,10442857</text:p>
          </table:table-cell>
          <table:table-cell office:value-type="float" office:value="0" calcext:value-type="float">
            <text:p>0</text:p>
          </table:table-cell>
          <table:table-cell office:value-type="float" office:value="-3.00073293" calcext:value-type="float">
            <text:p>-3,00073293</text:p>
          </table:table-cell>
          <table:table-cell office:value-type="float" office:value="-3.00123079" calcext:value-type="float">
            <text:p>-3,001230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32994" calcext:value-type="float">
            <text:p>1624632848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305846" calcext:value-type="float">
            <text:p>0,10305846</text:p>
          </table:table-cell>
          <table:table-cell office:value-type="float" office:value="0" calcext:value-type="float">
            <text:p>0</text:p>
          </table:table-cell>
          <table:table-cell office:value-type="float" office:value="-3.00069068" calcext:value-type="float">
            <text:p>-3,00069068</text:p>
          </table:table-cell>
          <table:table-cell office:value-type="float" office:value="-3.00127746" calcext:value-type="float">
            <text:p>-3,001277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42996" calcext:value-type="float">
            <text:p>1624632848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168841" calcext:value-type="float">
            <text:p>0,10168841</text:p>
          </table:table-cell>
          <table:table-cell office:value-type="float" office:value="0" calcext:value-type="float">
            <text:p>0</text:p>
          </table:table-cell>
          <table:table-cell office:value-type="float" office:value="-3.00064847" calcext:value-type="float">
            <text:p>-3,00064847</text:p>
          </table:table-cell>
          <table:table-cell office:value-type="float" office:value="-3.00132416" calcext:value-type="float">
            <text:p>-3,001324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52996" calcext:value-type="float">
            <text:p>1624632848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03184" calcext:value-type="float">
            <text:p>0,1003184</text:p>
          </table:table-cell>
          <table:table-cell office:value-type="float" office:value="0" calcext:value-type="float">
            <text:p>0</text:p>
          </table:table-cell>
          <table:table-cell office:value-type="float" office:value="-2.99963629" calcext:value-type="float">
            <text:p>-2,99963629</text:p>
          </table:table-cell>
          <table:table-cell office:value-type="float" office:value="-3.00040089" calcext:value-type="float">
            <text:p>-3,000400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62995" calcext:value-type="float">
            <text:p>1624632848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03184" calcext:value-type="float">
            <text:p>0,1003184</text:p>
          </table:table-cell>
          <table:table-cell office:value-type="float" office:value="0" calcext:value-type="float">
            <text:p>0</text:p>
          </table:table-cell>
          <table:table-cell office:value-type="float" office:value="-3.00109129" calcext:value-type="float">
            <text:p>-3,00109129</text:p>
          </table:table-cell>
          <table:table-cell office:value-type="float" office:value="-3.00137089" calcext:value-type="float">
            <text:p>-3,001370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72996" calcext:value-type="float">
            <text:p>1624632848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858867" calcext:value-type="float">
            <text:p>0,09858867</text:p>
          </table:table-cell>
          <table:table-cell office:value-type="float" office:value="0" calcext:value-type="float">
            <text:p>0</text:p>
          </table:table-cell>
          <table:table-cell office:value-type="float" office:value="-3.00078335" calcext:value-type="float">
            <text:p>-3,00078335</text:p>
          </table:table-cell>
          <table:table-cell office:value-type="float" office:value="-3.0011752" calcext:value-type="float">
            <text:p>-3,00117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82997" calcext:value-type="float">
            <text:p>1624632848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721854" calcext:value-type="float">
            <text:p>0,09721854</text:p>
          </table:table-cell>
          <table:table-cell office:value-type="float" office:value="0" calcext:value-type="float">
            <text:p>0</text:p>
          </table:table-cell>
          <table:table-cell office:value-type="float" office:value="-3.00074108" calcext:value-type="float">
            <text:p>-3,00074108</text:p>
          </table:table-cell>
          <table:table-cell office:value-type="float" office:value="-3.00025185" calcext:value-type="float">
            <text:p>-3,000251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92997" calcext:value-type="float">
            <text:p>1624632848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65018" calcext:value-type="float">
            <text:p>0,0965018</text:p>
          </table:table-cell>
          <table:table-cell office:value-type="float" office:value="0" calcext:value-type="float">
            <text:p>0</text:p>
          </table:table-cell>
          <table:table-cell office:value-type="float" office:value="-3.00118155" calcext:value-type="float">
            <text:p>-3,00118155</text:p>
          </table:table-cell>
          <table:table-cell office:value-type="float" office:value="-3.00073883" calcext:value-type="float">
            <text:p>-3,0007388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02996" calcext:value-type="float">
            <text:p>1624632849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13128" calcext:value-type="float">
            <text:p>0,09513128</text:p>
          </table:table-cell>
          <table:table-cell office:value-type="float" office:value="0" calcext:value-type="float">
            <text:p>0</text:p>
          </table:table-cell>
          <table:table-cell office:value-type="float" office:value="-3.00016899" calcext:value-type="float">
            <text:p>-3,00016899</text:p>
          </table:table-cell>
          <table:table-cell office:value-type="float" office:value="-3.00078522" calcext:value-type="float">
            <text:p>-3,000785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12996" calcext:value-type="float">
            <text:p>1624632849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447841" calcext:value-type="float">
            <text:p>0,09447841</text:p>
          </table:table-cell>
          <table:table-cell office:value-type="float" office:value="0" calcext:value-type="float">
            <text:p>0</text:p>
          </table:table-cell>
          <table:table-cell office:value-type="float" office:value="-3.00065664" calcext:value-type="float">
            <text:p>-3,00065664</text:p>
          </table:table-cell>
          <table:table-cell office:value-type="float" office:value="-3.00034524" calcext:value-type="float">
            <text:p>-3,000345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22996" calcext:value-type="float">
            <text:p>1624632849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37608" calcext:value-type="float">
            <text:p>0,0937608</text:p>
          </table:table-cell>
          <table:table-cell office:value-type="float" office:value="0" calcext:value-type="float">
            <text:p>0</text:p>
          </table:table-cell>
          <table:table-cell office:value-type="float" office:value="-3.00109647" calcext:value-type="float">
            <text:p>-3,00109647</text:p>
          </table:table-cell>
          <table:table-cell office:value-type="float" office:value="-3.00083163" calcext:value-type="float">
            <text:p>-3,000831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32997" calcext:value-type="float">
            <text:p>1624632849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39035" calcext:value-type="float">
            <text:p>0,09239035</text:p>
          </table:table-cell>
          <table:table-cell office:value-type="float" office:value="0" calcext:value-type="float">
            <text:p>0</text:p>
          </table:table-cell>
          <table:table-cell office:value-type="float" office:value="-3.00008397" calcext:value-type="float">
            <text:p>-3,00008397</text:p>
          </table:table-cell>
          <table:table-cell office:value-type="float" office:value="-3.00087807" calcext:value-type="float">
            <text:p>-3,000878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42997" calcext:value-type="float">
            <text:p>1624632849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73848" calcext:value-type="float">
            <text:p>0,09173848</text:p>
          </table:table-cell>
          <table:table-cell office:value-type="float" office:value="0" calcext:value-type="float">
            <text:p>0</text:p>
          </table:table-cell>
          <table:table-cell office:value-type="float" office:value="-3.00057236" calcext:value-type="float">
            <text:p>-3,00057236</text:p>
          </table:table-cell>
          <table:table-cell office:value-type="float" office:value="-3.00043877" calcext:value-type="float">
            <text:p>-3,000438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52994" calcext:value-type="float">
            <text:p>1624632849,5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01994" calcext:value-type="float">
            <text:p>0,09101994</text:p>
          </table:table-cell>
          <table:table-cell office:value-type="float" office:value="0" calcext:value-type="float">
            <text:p>0</text:p>
          </table:table-cell>
          <table:table-cell office:value-type="float" office:value="-3.0010115" calcext:value-type="float">
            <text:p>-3,0010115</text:p>
          </table:table-cell>
          <table:table-cell office:value-type="float" office:value="-3.00092454" calcext:value-type="float">
            <text:p>-3,0009245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62993" calcext:value-type="float">
            <text:p>1624632849,6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964958" calcext:value-type="float">
            <text:p>0,08964958</text:p>
          </table:table-cell>
          <table:table-cell office:value-type="float" office:value="0" calcext:value-type="float">
            <text:p>0</text:p>
          </table:table-cell>
          <table:table-cell office:value-type="float" office:value="-3.00096906" calcext:value-type="float">
            <text:p>-3,00096906</text:p>
          </table:table-cell>
          <table:table-cell office:value-type="float" office:value="-3.00097103" calcext:value-type="float">
            <text:p>-3,00097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72994" calcext:value-type="float">
            <text:p>1624632849,7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827926" calcext:value-type="float">
            <text:p>0,08827926</text:p>
          </table:table-cell>
          <table:table-cell office:value-type="float" office:value="0" calcext:value-type="float">
            <text:p>0</text:p>
          </table:table-cell>
          <table:table-cell office:value-type="float" office:value="-2.99995665" calcext:value-type="float">
            <text:p>-2,99995665</text:p>
          </table:table-cell>
          <table:table-cell office:value-type="float" office:value="-3.00004756" calcext:value-type="float">
            <text:p>-3,000047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82996" calcext:value-type="float">
            <text:p>1624632849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827926" calcext:value-type="float">
            <text:p>0,08827926</text:p>
          </table:table-cell>
          <table:table-cell office:value-type="float" office:value="0" calcext:value-type="float">
            <text:p>0</text:p>
          </table:table-cell>
          <table:table-cell office:value-type="float" office:value="-3.00092665" calcext:value-type="float">
            <text:p>-3,00092665</text:p>
          </table:table-cell>
          <table:table-cell office:value-type="float" office:value="-3.00101756" calcext:value-type="float">
            <text:p>-3,001017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92992" calcext:value-type="float">
            <text:p>1624632849,9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690899" calcext:value-type="float">
            <text:p>0,08690899</text:p>
          </table:table-cell>
          <table:table-cell office:value-type="float" office:value="0" calcext:value-type="float">
            <text:p>0</text:p>
          </table:table-cell>
          <table:table-cell office:value-type="float" office:value="-3.00088428" calcext:value-type="float">
            <text:p>-3,00088428</text:p>
          </table:table-cell>
          <table:table-cell office:value-type="float" office:value="-3.00154911" calcext:value-type="float">
            <text:p>-3,001549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02997" calcext:value-type="float">
            <text:p>1624632850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21347" calcext:value-type="float">
            <text:p>0,08521347</text:p>
          </table:table-cell>
          <table:table-cell office:value-type="float" office:value="0" calcext:value-type="float">
            <text:p>0</text:p>
          </table:table-cell>
          <table:table-cell office:value-type="float" office:value="-2.99963162" calcext:value-type="float">
            <text:p>-2,99963162</text:p>
          </table:table-cell>
          <table:table-cell office:value-type="float" office:value="-3.00040648" calcext:value-type="float">
            <text:p>-3,000406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12996" calcext:value-type="float">
            <text:p>1624632850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21347" calcext:value-type="float">
            <text:p>0,08521347</text:p>
          </table:table-cell>
          <table:table-cell office:value-type="float" office:value="0" calcext:value-type="float">
            <text:p>0</text:p>
          </table:table-cell>
          <table:table-cell office:value-type="float" office:value="-3.00060162" calcext:value-type="float">
            <text:p>-3,00060162</text:p>
          </table:table-cell>
          <table:table-cell office:value-type="float" office:value="-3.00137648" calcext:value-type="float">
            <text:p>-3,001376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22996" calcext:value-type="float">
            <text:p>1624632850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38436" calcext:value-type="float">
            <text:p>0,0838436</text:p>
          </table:table-cell>
          <table:table-cell office:value-type="float" office:value="0" calcext:value-type="float">
            <text:p>0</text:p>
          </table:table-cell>
          <table:table-cell office:value-type="float" office:value="-3.00055953" calcext:value-type="float">
            <text:p>-3,00055953</text:p>
          </table:table-cell>
          <table:table-cell office:value-type="float" office:value="-3.0004533" calcext:value-type="float">
            <text:p>-3,00045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32992" calcext:value-type="float">
            <text:p>1624632850,3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312473" calcext:value-type="float">
            <text:p>0,08312473</text:p>
          </table:table-cell>
          <table:table-cell office:value-type="float" office:value="0" calcext:value-type="float">
            <text:p>0</text:p>
          </table:table-cell>
          <table:table-cell office:value-type="float" office:value="-3.00002843" calcext:value-type="float">
            <text:p>-3,00002843</text:p>
          </table:table-cell>
          <table:table-cell office:value-type="float" office:value="-3.00093885" calcext:value-type="float">
            <text:p>-3,000938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42993" calcext:value-type="float">
            <text:p>1624632850,4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47378" calcext:value-type="float">
            <text:p>0,08247378</text:p>
          </table:table-cell>
          <table:table-cell office:value-type="float" office:value="0" calcext:value-type="float">
            <text:p>0</text:p>
          </table:table-cell>
          <table:table-cell office:value-type="float" office:value="-3.0005175" calcext:value-type="float">
            <text:p>-3,0005175</text:p>
          </table:table-cell>
          <table:table-cell office:value-type="float" office:value="-3.00147017" calcext:value-type="float">
            <text:p>-3,0014701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52992" calcext:value-type="float">
            <text:p>1624632850,5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110403" calcext:value-type="float">
            <text:p>0,08110403</text:p>
          </table:table-cell>
          <table:table-cell office:value-type="float" office:value="-1" calcext:value-type="float">
            <text:p>-1</text:p>
          </table:table-cell>
          <table:table-cell office:value-type="float" office:value="-3.00142029" calcext:value-type="float">
            <text:p>-3,00142029</text:p>
          </table:table-cell>
          <table:table-cell office:value-type="float" office:value="-2.99949299" calcext:value-type="float">
            <text:p>-2,9994929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0.62996" calcext:value-type="float">
            <text:p>1624632850,6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038408" calcext:value-type="float">
            <text:p>0,08038408</text:p>
          </table:table-cell>
          <table:table-cell office:value-type="float" office:value="0" calcext:value-type="float">
            <text:p>0</text:p>
          </table:table-cell>
          <table:table-cell office:value-type="float" office:value="-2.9999436" calcext:value-type="float">
            <text:p>-2,9999436</text:p>
          </table:table-cell>
          <table:table-cell office:value-type="float" office:value="-3.00103189" calcext:value-type="float">
            <text:p>-3,001031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72996" calcext:value-type="float">
            <text:p>1624632850,7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973436" calcext:value-type="float">
            <text:p>0,07973436</text:p>
          </table:table-cell>
          <table:table-cell office:value-type="float" office:value="-1" calcext:value-type="float">
            <text:p>-1</text:p>
          </table:table-cell>
          <table:table-cell office:value-type="float" office:value="-3.0013624" calcext:value-type="float">
            <text:p>-3,0013624</text:p>
          </table:table-cell>
          <table:table-cell office:value-type="float" office:value="-2.99955775" calcext:value-type="float">
            <text:p>-2,9995577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0.82997" calcext:value-type="float">
            <text:p>1624632850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901383" calcext:value-type="float">
            <text:p>0,07901383</text:p>
          </table:table-cell>
          <table:table-cell office:value-type="float" office:value="0" calcext:value-type="float">
            <text:p>0</text:p>
          </table:table-cell>
          <table:table-cell office:value-type="float" office:value="-3.00135625" calcext:value-type="float">
            <text:p>-3,00135625</text:p>
          </table:table-cell>
          <table:table-cell office:value-type="float" office:value="-3.00107846" calcext:value-type="float">
            <text:p>-3,001078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92993" calcext:value-type="float">
            <text:p>1624632850,9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28512" calcext:value-type="float">
            <text:p>0,07728512</text:p>
          </table:table-cell>
          <table:table-cell office:value-type="float" office:value="0" calcext:value-type="float">
            <text:p>0</text:p>
          </table:table-cell>
          <table:table-cell office:value-type="float" office:value="-3.00007906" calcext:value-type="float">
            <text:p>-3,00007906</text:p>
          </table:table-cell>
          <table:table-cell office:value-type="float" office:value="-2.99991346" calcext:value-type="float">
            <text:p>-2,999913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02997" calcext:value-type="float">
            <text:p>1624632851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28512" calcext:value-type="float">
            <text:p>0,07728512</text:p>
          </table:table-cell>
          <table:table-cell office:value-type="float" office:value="0" calcext:value-type="float">
            <text:p>0</text:p>
          </table:table-cell>
          <table:table-cell office:value-type="float" office:value="-3.00104906" calcext:value-type="float">
            <text:p>-3,00104906</text:p>
          </table:table-cell>
          <table:table-cell office:value-type="float" office:value="-3.00088346" calcext:value-type="float">
            <text:p>-3,000883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12997" calcext:value-type="float">
            <text:p>1624632851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59147" calcext:value-type="float">
            <text:p>0,0759147</text:p>
          </table:table-cell>
          <table:table-cell office:value-type="float" office:value="0" calcext:value-type="float">
            <text:p>0</text:p>
          </table:table-cell>
          <table:table-cell office:value-type="float" office:value="-3.00003658" calcext:value-type="float">
            <text:p>-3,00003658</text:p>
          </table:table-cell>
          <table:table-cell office:value-type="float" office:value="-2.99995992" calcext:value-type="float">
            <text:p>-2,999959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22996" calcext:value-type="float">
            <text:p>1624632851,2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59147" calcext:value-type="float">
            <text:p>0,0759147</text:p>
          </table:table-cell>
          <table:table-cell office:value-type="float" office:value="0" calcext:value-type="float">
            <text:p>0</text:p>
          </table:table-cell>
          <table:table-cell office:value-type="float" office:value="-3.00100658" calcext:value-type="float">
            <text:p>-3,00100658</text:p>
          </table:table-cell>
          <table:table-cell office:value-type="float" office:value="-3.00092992" calcext:value-type="float">
            <text:p>-3,000929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32993" calcext:value-type="float">
            <text:p>1624632851,32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454435" calcext:value-type="float">
            <text:p>0,07454435</text:p>
          </table:table-cell>
          <table:table-cell office:value-type="float" office:value="0" calcext:value-type="float">
            <text:p>0</text:p>
          </table:table-cell>
          <table:table-cell office:value-type="float" office:value="-3.00096415" calcext:value-type="float">
            <text:p>-3,00096415</text:p>
          </table:table-cell>
          <table:table-cell office:value-type="float" office:value="-3.00097642" calcext:value-type="float">
            <text:p>-3,000976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42997" calcext:value-type="float">
            <text:p>1624632851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317404" calcext:value-type="float">
            <text:p>0,07317404</text:p>
          </table:table-cell>
          <table:table-cell office:value-type="float" office:value="0" calcext:value-type="float">
            <text:p>0</text:p>
          </table:table-cell>
          <table:table-cell office:value-type="float" office:value="-2.99995175" calcext:value-type="float">
            <text:p>-2,99995175</text:p>
          </table:table-cell>
          <table:table-cell office:value-type="float" office:value="-3.00005295" calcext:value-type="float">
            <text:p>-3,00005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52997" calcext:value-type="float">
            <text:p>1624632851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317404" calcext:value-type="float">
            <text:p>0,07317404</text:p>
          </table:table-cell>
          <table:table-cell office:value-type="float" office:value="0" calcext:value-type="float">
            <text:p>0</text:p>
          </table:table-cell>
          <table:table-cell office:value-type="float" office:value="-3.00092175" calcext:value-type="float">
            <text:p>-3,00092175</text:p>
          </table:table-cell>
          <table:table-cell office:value-type="float" office:value="-3.00102295" calcext:value-type="float">
            <text:p>-3,00102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62997" calcext:value-type="float">
            <text:p>1624632851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80379" calcext:value-type="float">
            <text:p>0,07180379</text:p>
          </table:table-cell>
          <table:table-cell office:value-type="float" office:value="0" calcext:value-type="float">
            <text:p>0</text:p>
          </table:table-cell>
          <table:table-cell office:value-type="float" office:value="-2.9999094" calcext:value-type="float">
            <text:p>-2,9999094</text:p>
          </table:table-cell>
          <table:table-cell office:value-type="float" office:value="-3.00009952" calcext:value-type="float">
            <text:p>-3,000099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72998" calcext:value-type="float">
            <text:p>1624632851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80379" calcext:value-type="float">
            <text:p>0,07180379</text:p>
          </table:table-cell>
          <table:table-cell office:value-type="float" office:value="0" calcext:value-type="float">
            <text:p>0</text:p>
          </table:table-cell>
          <table:table-cell office:value-type="float" office:value="-3.0008794" calcext:value-type="float">
            <text:p>-3,0008794</text:p>
          </table:table-cell>
          <table:table-cell office:value-type="float" office:value="-3.00106952" calcext:value-type="float">
            <text:p>-3,001069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82995" calcext:value-type="float">
            <text:p>1624632851,8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043359" calcext:value-type="float">
            <text:p>0,07043359</text:p>
          </table:table-cell>
          <table:table-cell office:value-type="float" office:value="0" calcext:value-type="float">
            <text:p>0</text:p>
          </table:table-cell>
          <table:table-cell office:value-type="float" office:value="-2.99986708" calcext:value-type="float">
            <text:p>-2,99986708</text:p>
          </table:table-cell>
          <table:table-cell office:value-type="float" office:value="-3.00014613" calcext:value-type="float">
            <text:p>-3,000146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93" calcext:value-type="float">
            <text:p>1624632851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043359" calcext:value-type="float">
            <text:p>0,07043359</text:p>
          </table:table-cell>
          <table:table-cell office:value-type="float" office:value="0" calcext:value-type="float">
            <text:p>0</text:p>
          </table:table-cell>
          <table:table-cell office:value-type="float" office:value="-3.00083708" calcext:value-type="float">
            <text:p>-3,00083708</text:p>
          </table:table-cell>
          <table:table-cell office:value-type="float" office:value="-3.00111613" calcext:value-type="float">
            <text:p>-3,001116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02999" calcext:value-type="float">
            <text:p>1624632852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06347" calcext:value-type="float">
            <text:p>0,06906347</text:p>
          </table:table-cell>
          <table:table-cell office:value-type="float" office:value="0" calcext:value-type="float">
            <text:p>0</text:p>
          </table:table-cell>
          <table:table-cell office:value-type="float" office:value="-2.99982482" calcext:value-type="float">
            <text:p>-2,99982482</text:p>
          </table:table-cell>
          <table:table-cell office:value-type="float" office:value="-3.00019278" calcext:value-type="float">
            <text:p>-3,000192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12999" calcext:value-type="float">
            <text:p>1624632852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06347" calcext:value-type="float">
            <text:p>0,06906347</text:p>
          </table:table-cell>
          <table:table-cell office:value-type="float" office:value="0" calcext:value-type="float">
            <text:p>0</text:p>
          </table:table-cell>
          <table:table-cell office:value-type="float" office:value="-3.00079482" calcext:value-type="float">
            <text:p>-3,00079482</text:p>
          </table:table-cell>
          <table:table-cell office:value-type="float" office:value="-3.00116278" calcext:value-type="float">
            <text:p>-3,001162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22995" calcext:value-type="float">
            <text:p>1624632852,2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76934" calcext:value-type="float">
            <text:p>0,0676934</text:p>
          </table:table-cell>
          <table:table-cell office:value-type="float" office:value="0" calcext:value-type="float">
            <text:p>0</text:p>
          </table:table-cell>
          <table:table-cell office:value-type="float" office:value="-3.0007526" calcext:value-type="float">
            <text:p>-3,0007526</text:p>
          </table:table-cell>
          <table:table-cell office:value-type="float" office:value="-3.00023948" calcext:value-type="float">
            <text:p>-3,000239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32999" calcext:value-type="float">
            <text:p>1624632852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9768" calcext:value-type="float">
            <text:p>0,0669768</text:p>
          </table:table-cell>
          <table:table-cell office:value-type="float" office:value="0" calcext:value-type="float">
            <text:p>0</text:p>
          </table:table-cell>
          <table:table-cell office:value-type="float" office:value="-3.00022317" calcext:value-type="float">
            <text:p>-3,00022317</text:p>
          </table:table-cell>
          <table:table-cell office:value-type="float" office:value="-2.99975655" calcext:value-type="float">
            <text:p>-2,999756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42999" calcext:value-type="float">
            <text:p>1624632852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9768" calcext:value-type="float">
            <text:p>0,0669768</text:p>
          </table:table-cell>
          <table:table-cell office:value-type="float" office:value="0" calcext:value-type="float">
            <text:p>0</text:p>
          </table:table-cell>
          <table:table-cell office:value-type="float" office:value="-3.00119317" calcext:value-type="float">
            <text:p>-3,00119317</text:p>
          </table:table-cell>
          <table:table-cell office:value-type="float" office:value="-3.00072655" calcext:value-type="float">
            <text:p>-3,000726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52999" calcext:value-type="float">
            <text:p>1624632852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560619" calcext:value-type="float">
            <text:p>0,06560619</text:p>
          </table:table-cell>
          <table:table-cell office:value-type="float" office:value="0" calcext:value-type="float">
            <text:p>0</text:p>
          </table:table-cell>
          <table:table-cell office:value-type="float" office:value="-3.00018055" calcext:value-type="float">
            <text:p>-3,00018055</text:p>
          </table:table-cell>
          <table:table-cell office:value-type="float" office:value="-2.99980288" calcext:value-type="float">
            <text:p>-2,999802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62999" calcext:value-type="float">
            <text:p>1624632852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560619" calcext:value-type="float">
            <text:p>0,06560619</text:p>
          </table:table-cell>
          <table:table-cell office:value-type="float" office:value="0" calcext:value-type="float">
            <text:p>0</text:p>
          </table:table-cell>
          <table:table-cell office:value-type="float" office:value="-3.00115055" calcext:value-type="float">
            <text:p>-3,00115055</text:p>
          </table:table-cell>
          <table:table-cell office:value-type="float" office:value="-3.00077288" calcext:value-type="float">
            <text:p>-3,000772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72995" calcext:value-type="float">
            <text:p>1624632852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23563" calcext:value-type="float">
            <text:p>0,06423563</text:p>
          </table:table-cell>
          <table:table-cell office:value-type="float" office:value="0" calcext:value-type="float">
            <text:p>0</text:p>
          </table:table-cell>
          <table:table-cell office:value-type="float" office:value="-3.00013796" calcext:value-type="float">
            <text:p>-3,00013796</text:p>
          </table:table-cell>
          <table:table-cell office:value-type="float" office:value="-2.99984924" calcext:value-type="float">
            <text:p>-2,999849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82998" calcext:value-type="float">
            <text:p>1624632852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23563" calcext:value-type="float">
            <text:p>0,06423563</text:p>
          </table:table-cell>
          <table:table-cell office:value-type="float" office:value="0" calcext:value-type="float">
            <text:p>0</text:p>
          </table:table-cell>
          <table:table-cell office:value-type="float" office:value="-3.00110796" calcext:value-type="float">
            <text:p>-3,00110796</text:p>
          </table:table-cell>
          <table:table-cell office:value-type="float" office:value="-3.00081924" calcext:value-type="float">
            <text:p>-3,000819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92997" calcext:value-type="float">
            <text:p>1624632852,9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6512" calcext:value-type="float">
            <text:p>0,06286512</text:p>
          </table:table-cell>
          <table:table-cell office:value-type="float" office:value="0" calcext:value-type="float">
            <text:p>0</text:p>
          </table:table-cell>
          <table:table-cell office:value-type="float" office:value="-3.00009542" calcext:value-type="float">
            <text:p>-3,00009542</text:p>
          </table:table-cell>
          <table:table-cell office:value-type="float" office:value="-2.99989563" calcext:value-type="float">
            <text:p>-2,999895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02999" calcext:value-type="float">
            <text:p>1624632853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6512" calcext:value-type="float">
            <text:p>0,06286512</text:p>
          </table:table-cell>
          <table:table-cell office:value-type="float" office:value="0" calcext:value-type="float">
            <text:p>0</text:p>
          </table:table-cell>
          <table:table-cell office:value-type="float" office:value="-3.00106542" calcext:value-type="float">
            <text:p>-3,00106542</text:p>
          </table:table-cell>
          <table:table-cell office:value-type="float" office:value="-3.00135063" calcext:value-type="float">
            <text:p>-3,00135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12998" calcext:value-type="float">
            <text:p>1624632853,1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16841" calcext:value-type="float">
            <text:p>0,06116841</text:p>
          </table:table-cell>
          <table:table-cell office:value-type="float" office:value="0" calcext:value-type="float">
            <text:p>0</text:p>
          </table:table-cell>
          <table:table-cell office:value-type="float" office:value="-2.99981187" calcext:value-type="float">
            <text:p>-2,99981187</text:p>
          </table:table-cell>
          <table:table-cell office:value-type="float" office:value="-3.0002072" calcext:value-type="float">
            <text:p>-3,00020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23" calcext:value-type="float">
            <text:p>1624632853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16841" calcext:value-type="float">
            <text:p>0,06116841</text:p>
          </table:table-cell>
          <table:table-cell office:value-type="float" office:value="0" calcext:value-type="float">
            <text:p>0</text:p>
          </table:table-cell>
          <table:table-cell office:value-type="float" office:value="-3.00078187" calcext:value-type="float">
            <text:p>-3,00078187</text:p>
          </table:table-cell>
          <table:table-cell office:value-type="float" office:value="-3.0011772" calcext:value-type="float">
            <text:p>-3,00117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32999" calcext:value-type="float">
            <text:p>1624632853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79841" calcext:value-type="float">
            <text:p>0,05979841</text:p>
          </table:table-cell>
          <table:table-cell office:value-type="float" office:value="0" calcext:value-type="float">
            <text:p>0</text:p>
          </table:table-cell>
          <table:table-cell office:value-type="float" office:value="-2.9997697" calcext:value-type="float">
            <text:p>-2,9997697</text:p>
          </table:table-cell>
          <table:table-cell office:value-type="float" office:value="-3.00025394" calcext:value-type="float">
            <text:p>-3,000253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42999" calcext:value-type="float">
            <text:p>1624632853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79841" calcext:value-type="float">
            <text:p>0,05979841</text:p>
          </table:table-cell>
          <table:table-cell office:value-type="float" office:value="0" calcext:value-type="float">
            <text:p>0</text:p>
          </table:table-cell>
          <table:table-cell office:value-type="float" office:value="-3.0007397" calcext:value-type="float">
            <text:p>-3,0007397</text:p>
          </table:table-cell>
          <table:table-cell office:value-type="float" office:value="-3.00025394" calcext:value-type="float">
            <text:p>-3,000253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52996" calcext:value-type="float">
            <text:p>1624632853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0816" calcext:value-type="float">
            <text:p>0,0590816</text:p>
          </table:table-cell>
          <table:table-cell office:value-type="float" office:value="0" calcext:value-type="float">
            <text:p>0</text:p>
          </table:table-cell>
          <table:table-cell office:value-type="float" office:value="-3.00021011" calcext:value-type="float">
            <text:p>-3,00021011</text:p>
          </table:table-cell>
          <table:table-cell office:value-type="float" office:value="-3.00074087" calcext:value-type="float">
            <text:p>-3,000740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62995" calcext:value-type="float">
            <text:p>1624632853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4285" calcext:value-type="float">
            <text:p>0,0584285</text:p>
          </table:table-cell>
          <table:table-cell office:value-type="float" office:value="0" calcext:value-type="float">
            <text:p>0</text:p>
          </table:table-cell>
          <table:table-cell office:value-type="float" office:value="-2.99972759" calcext:value-type="float">
            <text:p>-2,99972759</text:p>
          </table:table-cell>
          <table:table-cell office:value-type="float" office:value="-3.00030073" calcext:value-type="float">
            <text:p>-3,000300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73" calcext:value-type="float">
            <text:p>1624632853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4285" calcext:value-type="float">
            <text:p>0,0584285</text:p>
          </table:table-cell>
          <table:table-cell office:value-type="float" office:value="0" calcext:value-type="float">
            <text:p>0</text:p>
          </table:table-cell>
          <table:table-cell office:value-type="float" office:value="-3.00069759" calcext:value-type="float">
            <text:p>-3,00069759</text:p>
          </table:table-cell>
          <table:table-cell office:value-type="float" office:value="-3.00127073" calcext:value-type="float">
            <text:p>-3,001270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82999" calcext:value-type="float">
            <text:p>1624632853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05867" calcext:value-type="float">
            <text:p>0,05705867</text:p>
          </table:table-cell>
          <table:table-cell office:value-type="float" office:value="0" calcext:value-type="float">
            <text:p>0</text:p>
          </table:table-cell>
          <table:table-cell office:value-type="float" office:value="-2.99968555" calcext:value-type="float">
            <text:p>-2,99968555</text:p>
          </table:table-cell>
          <table:table-cell office:value-type="float" office:value="-3.00034759" calcext:value-type="float">
            <text:p>-3,000347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93" calcext:value-type="float">
            <text:p>1624632853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05867" calcext:value-type="float">
            <text:p>0,05705867</text:p>
          </table:table-cell>
          <table:table-cell office:value-type="float" office:value="0" calcext:value-type="float">
            <text:p>0</text:p>
          </table:table-cell>
          <table:table-cell office:value-type="float" office:value="-3.00114055" calcext:value-type="float">
            <text:p>-3,00114055</text:p>
          </table:table-cell>
          <table:table-cell office:value-type="float" office:value="-3.00034759" calcext:value-type="float">
            <text:p>-3,000347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02999" calcext:value-type="float">
            <text:p>1624632854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98412" calcext:value-type="float">
            <text:p>0,05598412</text:p>
          </table:table-cell>
          <table:table-cell office:value-type="float" office:value="1" calcext:value-type="float">
            <text:p>1</text:p>
          </table:table-cell>
          <table:table-cell office:value-type="float" office:value="-2.99968191" calcext:value-type="float">
            <text:p>-2,99968191</text:p>
          </table:table-cell>
          <table:table-cell office:value-type="float" office:value="-3.00130955" calcext:value-type="float">
            <text:p>-3,0013095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4.12996" calcext:value-type="float">
            <text:p>1624632854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32846" calcext:value-type="float">
            <text:p>0,05532846</text:p>
          </table:table-cell>
          <table:table-cell office:value-type="float" office:value="0" calcext:value-type="float">
            <text:p>0</text:p>
          </table:table-cell>
          <table:table-cell office:value-type="float" office:value="-3.00083225" calcext:value-type="float">
            <text:p>-3,00083225</text:p>
          </table:table-cell>
          <table:table-cell office:value-type="float" office:value="-3.00015158" calcext:value-type="float">
            <text:p>-3,0001515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22998" calcext:value-type="float">
            <text:p>1624632854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461328" calcext:value-type="float">
            <text:p>0,05461328</text:p>
          </table:table-cell>
          <table:table-cell office:value-type="float" office:value="0" calcext:value-type="float">
            <text:p>0</text:p>
          </table:table-cell>
          <table:table-cell office:value-type="float" office:value="-3.00030387" calcext:value-type="float">
            <text:p>-3,00030387</text:p>
          </table:table-cell>
          <table:table-cell office:value-type="float" office:value="-3.00063961" calcext:value-type="float">
            <text:p>-3,000639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32999" calcext:value-type="float">
            <text:p>1624632854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9584" calcext:value-type="float">
            <text:p>0,0539584</text:p>
          </table:table-cell>
          <table:table-cell office:value-type="float" office:value="0" calcext:value-type="float">
            <text:p>0</text:p>
          </table:table-cell>
          <table:table-cell office:value-type="float" office:value="-3.00079004" calcext:value-type="float">
            <text:p>-3,00079004</text:p>
          </table:table-cell>
          <table:table-cell office:value-type="float" office:value="-3.00019828" calcext:value-type="float">
            <text:p>-3,000198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42997" calcext:value-type="float">
            <text:p>1624632854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24249" calcext:value-type="float">
            <text:p>0,05324249</text:p>
          </table:table-cell>
          <table:table-cell office:value-type="float" office:value="0" calcext:value-type="float">
            <text:p>0</text:p>
          </table:table-cell>
          <table:table-cell office:value-type="float" office:value="-3.00026111" calcext:value-type="float">
            <text:p>-3,00026111</text:p>
          </table:table-cell>
          <table:table-cell office:value-type="float" office:value="-2.99971581" calcext:value-type="float">
            <text:p>-2,999715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52998" calcext:value-type="float">
            <text:p>1624632854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24249" calcext:value-type="float">
            <text:p>0,05324249</text:p>
          </table:table-cell>
          <table:table-cell office:value-type="float" office:value="0" calcext:value-type="float">
            <text:p>0</text:p>
          </table:table-cell>
          <table:table-cell office:value-type="float" office:value="-3.00026111" calcext:value-type="float">
            <text:p>-3,00026111</text:p>
          </table:table-cell>
          <table:table-cell office:value-type="float" office:value="-3.00068581" calcext:value-type="float">
            <text:p>-3,000685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62998" calcext:value-type="float">
            <text:p>1624632854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258844" calcext:value-type="float">
            <text:p>0,05258844</text:p>
          </table:table-cell>
          <table:table-cell office:value-type="float" office:value="0" calcext:value-type="float">
            <text:p>0</text:p>
          </table:table-cell>
          <table:table-cell office:value-type="float" office:value="-3.00074789" calcext:value-type="float">
            <text:p>-3,00074789</text:p>
          </table:table-cell>
          <table:table-cell office:value-type="float" office:value="-3.00024504" calcext:value-type="float">
            <text:p>-3,0002450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72998" calcext:value-type="float">
            <text:p>1624632854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187175" calcext:value-type="float">
            <text:p>0,05187175</text:p>
          </table:table-cell>
          <table:table-cell office:value-type="float" office:value="0" calcext:value-type="float">
            <text:p>0</text:p>
          </table:table-cell>
          <table:table-cell office:value-type="float" office:value="-3.0002184" calcext:value-type="float">
            <text:p>-3,0002184</text:p>
          </table:table-cell>
          <table:table-cell office:value-type="float" office:value="-3.00073206" calcext:value-type="float">
            <text:p>-3,000732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82998" calcext:value-type="float">
            <text:p>1624632854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121857" calcext:value-type="float">
            <text:p>0,05121857</text:p>
          </table:table-cell>
          <table:table-cell office:value-type="float" office:value="0" calcext:value-type="float">
            <text:p>0</text:p>
          </table:table-cell>
          <table:table-cell office:value-type="float" office:value="-3.00070582" calcext:value-type="float">
            <text:p>-3,00070582</text:p>
          </table:table-cell>
          <table:table-cell office:value-type="float" office:value="-3.00029187" calcext:value-type="float">
            <text:p>-3,000291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92999" calcext:value-type="float">
            <text:p>1624632854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050108" calcext:value-type="float">
            <text:p>0,05050108</text:p>
          </table:table-cell>
          <table:table-cell office:value-type="float" office:value="0" calcext:value-type="float">
            <text:p>0</text:p>
          </table:table-cell>
          <table:table-cell office:value-type="float" office:value="-3.00017573" calcext:value-type="float">
            <text:p>-3,00017573</text:p>
          </table:table-cell>
          <table:table-cell office:value-type="float" office:value="-2.99980834" calcext:value-type="float">
            <text:p>-2,999808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02999" calcext:value-type="float">
            <text:p>1624632855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050108" calcext:value-type="float">
            <text:p>0,05050108</text:p>
          </table:table-cell>
          <table:table-cell office:value-type="float" office:value="0" calcext:value-type="float">
            <text:p>0</text:p>
          </table:table-cell>
          <table:table-cell office:value-type="float" office:value="-3.00017573" calcext:value-type="float">
            <text:p>-3,00017573</text:p>
          </table:table-cell>
          <table:table-cell office:value-type="float" office:value="-3.00077834" calcext:value-type="float">
            <text:p>-3,000778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12999" calcext:value-type="float">
            <text:p>1624632855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8488" calcext:value-type="float">
            <text:p>0,0498488</text:p>
          </table:table-cell>
          <table:table-cell office:value-type="float" office:value="-1" calcext:value-type="float">
            <text:p>-1</text:p>
          </table:table-cell>
          <table:table-cell office:value-type="float" office:value="-3.0012445" calcext:value-type="float">
            <text:p>-3,0012445</text:p>
          </table:table-cell>
          <table:table-cell office:value-type="float" office:value="-2.9996909" calcext:value-type="float">
            <text:p>-2,999690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5.23" calcext:value-type="float">
            <text:p>1624632855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13046" calcext:value-type="float">
            <text:p>0,04913046</text:p>
          </table:table-cell>
          <table:table-cell office:value-type="float" office:value="0" calcext:value-type="float">
            <text:p>0</text:p>
          </table:table-cell>
          <table:table-cell office:value-type="float" office:value="-3.0001331" calcext:value-type="float">
            <text:p>-3,0001331</text:p>
          </table:table-cell>
          <table:table-cell office:value-type="float" office:value="-2.99985467" calcext:value-type="float">
            <text:p>-2,999854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32996" calcext:value-type="float">
            <text:p>1624632855,3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13046" calcext:value-type="float">
            <text:p>0,04913046</text:p>
          </table:table-cell>
          <table:table-cell office:value-type="float" office:value="0" calcext:value-type="float">
            <text:p>0</text:p>
          </table:table-cell>
          <table:table-cell office:value-type="float" office:value="-3.0011031" calcext:value-type="float">
            <text:p>-3,0011031</text:p>
          </table:table-cell>
          <table:table-cell office:value-type="float" office:value="-3.00082467" calcext:value-type="float">
            <text:p>-3,000824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42999" calcext:value-type="float">
            <text:p>1624632855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009053" calcext:value-type="float">
            <text:p>-3,00009053</text:p>
          </table:table-cell>
          <table:table-cell office:value-type="float" office:value="-2.99990103" calcext:value-type="float">
            <text:p>-2,99990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52999" calcext:value-type="float">
            <text:p>1624632855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009053" calcext:value-type="float">
            <text:p>-3,00009053</text:p>
          </table:table-cell>
          <table:table-cell office:value-type="float" office:value="-2.99990103" calcext:value-type="float">
            <text:p>-2,99990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62999" calcext:value-type="float">
            <text:p>1624632855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106053" calcext:value-type="float">
            <text:p>-3,00106053</text:p>
          </table:table-cell>
          <table:table-cell office:value-type="float" office:value="-3.00087103" calcext:value-type="float">
            <text:p>-3,00087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72999" calcext:value-type="float">
            <text:p>1624632855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004801" calcext:value-type="float">
            <text:p>-3,00004801</text:p>
          </table:table-cell>
          <table:table-cell office:value-type="float" office:value="-2.99994745" calcext:value-type="float">
            <text:p>-2,99994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82999" calcext:value-type="float">
            <text:p>1624632855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004801" calcext:value-type="float">
            <text:p>-3,00004801</text:p>
          </table:table-cell>
          <table:table-cell office:value-type="float" office:value="-2.99994745" calcext:value-type="float">
            <text:p>-2,99994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92999" calcext:value-type="float">
            <text:p>1624632855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101801" calcext:value-type="float">
            <text:p>-3,00101801</text:p>
          </table:table-cell>
          <table:table-cell office:value-type="float" office:value="-3.00091745" calcext:value-type="float">
            <text:p>-3,00091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03" calcext:value-type="float">
            <text:p>1624632856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01904" calcext:value-type="float">
            <text:p>0,04501904</text:p>
          </table:table-cell>
          <table:table-cell office:value-type="float" office:value="0" calcext:value-type="float">
            <text:p>0</text:p>
          </table:table-cell>
          <table:table-cell office:value-type="float" office:value="-3.00000554" calcext:value-type="float">
            <text:p>-3,00000554</text:p>
          </table:table-cell>
          <table:table-cell office:value-type="float" office:value="-2.99999392" calcext:value-type="float">
            <text:p>-2,999993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12999" calcext:value-type="float">
            <text:p>1624632856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01904" calcext:value-type="float">
            <text:p>0,04501904</text:p>
          </table:table-cell>
          <table:table-cell office:value-type="float" office:value="0" calcext:value-type="float">
            <text:p>0</text:p>
          </table:table-cell>
          <table:table-cell office:value-type="float" office:value="-3.00097554" calcext:value-type="float">
            <text:p>-3,00097554</text:p>
          </table:table-cell>
          <table:table-cell office:value-type="float" office:value="-2.99999392" calcext:value-type="float">
            <text:p>-2,999993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22999" calcext:value-type="float">
            <text:p>1624632856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30734" calcext:value-type="float">
            <text:p>0,04430734</text:p>
          </table:table-cell>
          <table:table-cell office:value-type="float" office:value="1" calcext:value-type="float">
            <text:p>1</text:p>
          </table:table-cell>
          <table:table-cell office:value-type="float" office:value="-2.99992363" calcext:value-type="float">
            <text:p>-2,99992363</text:p>
          </table:table-cell>
          <table:table-cell office:value-type="float" office:value="-3.00105105" calcext:value-type="float">
            <text:p>-3,0010510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32999" calcext:value-type="float">
            <text:p>1624632856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64873" calcext:value-type="float">
            <text:p>0,04364873</text:p>
          </table:table-cell>
          <table:table-cell office:value-type="float" office:value="0" calcext:value-type="float">
            <text:p>0</text:p>
          </table:table-cell>
          <table:table-cell office:value-type="float" office:value="-2.99996314" calcext:value-type="float">
            <text:p>-2,99996314</text:p>
          </table:table-cell>
          <table:table-cell office:value-type="float" office:value="-3.00004045" calcext:value-type="float">
            <text:p>-3,000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42996" calcext:value-type="float">
            <text:p>1624632856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64873" calcext:value-type="float">
            <text:p>0,04364873</text:p>
          </table:table-cell>
          <table:table-cell office:value-type="float" office:value="0" calcext:value-type="float">
            <text:p>0</text:p>
          </table:table-cell>
          <table:table-cell office:value-type="float" office:value="-3.00093314" calcext:value-type="float">
            <text:p>-3,00093314</text:p>
          </table:table-cell>
          <table:table-cell office:value-type="float" office:value="-3.00004045" calcext:value-type="float">
            <text:p>-3,000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52998" calcext:value-type="float">
            <text:p>1624632856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93623" calcext:value-type="float">
            <text:p>0,04293623</text:p>
          </table:table-cell>
          <table:table-cell office:value-type="float" office:value="1" calcext:value-type="float">
            <text:p>1</text:p>
          </table:table-cell>
          <table:table-cell office:value-type="float" office:value="-2.99989692" calcext:value-type="float">
            <text:p>-2,99989692</text:p>
          </table:table-cell>
          <table:table-cell office:value-type="float" office:value="-3.0001095" calcext:value-type="float">
            <text:p>-3,000109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62999" calcext:value-type="float">
            <text:p>1624632856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93623" calcext:value-type="float">
            <text:p>0,04293623</text:p>
          </table:table-cell>
          <table:table-cell office:value-type="float" office:value="1" calcext:value-type="float">
            <text:p>1</text:p>
          </table:table-cell>
          <table:table-cell office:value-type="float" office:value="-2.99989692" calcext:value-type="float">
            <text:p>-2,99989692</text:p>
          </table:table-cell>
          <table:table-cell office:value-type="float" office:value="-3.0010795" calcext:value-type="float">
            <text:p>-3,001079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72995" calcext:value-type="float">
            <text:p>1624632856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27852" calcext:value-type="float">
            <text:p>0,04227852</text:p>
          </table:table-cell>
          <table:table-cell office:value-type="float" office:value="0" calcext:value-type="float">
            <text:p>0</text:p>
          </table:table-cell>
          <table:table-cell office:value-type="float" office:value="-3.00089082" calcext:value-type="float">
            <text:p>-3,00089082</text:p>
          </table:table-cell>
          <table:table-cell office:value-type="float" office:value="-3.00008705" calcext:value-type="float">
            <text:p>-3,000087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82999" calcext:value-type="float">
            <text:p>1624632856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156516" calcext:value-type="float">
            <text:p>0,04156516</text:p>
          </table:table-cell>
          <table:table-cell office:value-type="float" office:value="1" calcext:value-type="float">
            <text:p>1</text:p>
          </table:table-cell>
          <table:table-cell office:value-type="float" office:value="-2.99987024" calcext:value-type="float">
            <text:p>-2,99987024</text:p>
          </table:table-cell>
          <table:table-cell office:value-type="float" office:value="-3.00013799" calcext:value-type="float">
            <text:p>-3,0001379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92999" calcext:value-type="float">
            <text:p>1624632856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156516" calcext:value-type="float">
            <text:p>0,04156516</text:p>
          </table:table-cell>
          <table:table-cell office:value-type="float" office:value="1" calcext:value-type="float">
            <text:p>1</text:p>
          </table:table-cell>
          <table:table-cell office:value-type="float" office:value="-2.99987024" calcext:value-type="float">
            <text:p>-2,99987024</text:p>
          </table:table-cell>
          <table:table-cell office:value-type="float" office:value="-3.00110799" calcext:value-type="float">
            <text:p>-3,0011079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02999" calcext:value-type="float">
            <text:p>1624632857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90841" calcext:value-type="float">
            <text:p>0,04090841</text:p>
          </table:table-cell>
          <table:table-cell office:value-type="float" office:value="0" calcext:value-type="float">
            <text:p>0</text:p>
          </table:table-cell>
          <table:table-cell office:value-type="float" office:value="-2.99987857" calcext:value-type="float">
            <text:p>-2,99987857</text:p>
          </table:table-cell>
          <table:table-cell office:value-type="float" office:value="-3.00013372" calcext:value-type="float">
            <text:p>-3,000133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12995" calcext:value-type="float">
            <text:p>1624632857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90841" calcext:value-type="float">
            <text:p>0,04090841</text:p>
          </table:table-cell>
          <table:table-cell office:value-type="float" office:value="0" calcext:value-type="float">
            <text:p>0</text:p>
          </table:table-cell>
          <table:table-cell office:value-type="float" office:value="-3.00084857" calcext:value-type="float">
            <text:p>-3,00084857</text:p>
          </table:table-cell>
          <table:table-cell office:value-type="float" office:value="-3.00013372" calcext:value-type="float">
            <text:p>-3,000133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22999" calcext:value-type="float">
            <text:p>1624632857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19415" calcext:value-type="float">
            <text:p>0,04019415</text:p>
          </table:table-cell>
          <table:table-cell office:value-type="float" office:value="1" calcext:value-type="float">
            <text:p>1</text:p>
          </table:table-cell>
          <table:table-cell office:value-type="float" office:value="-2.9998436" calcext:value-type="float">
            <text:p>-2,9998436</text:p>
          </table:table-cell>
          <table:table-cell office:value-type="float" office:value="-3.00016651" calcext:value-type="float">
            <text:p>-3,0001665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32998" calcext:value-type="float">
            <text:p>1624632857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19415" calcext:value-type="float">
            <text:p>0,04019415</text:p>
          </table:table-cell>
          <table:table-cell office:value-type="float" office:value="1" calcext:value-type="float">
            <text:p>1</text:p>
          </table:table-cell>
          <table:table-cell office:value-type="float" office:value="-2.9998436" calcext:value-type="float">
            <text:p>-2,9998436</text:p>
          </table:table-cell>
          <table:table-cell office:value-type="float" office:value="-3.00113651" calcext:value-type="float">
            <text:p>-3,0011365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42999" calcext:value-type="float">
            <text:p>1624632857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53842" calcext:value-type="float">
            <text:p>0,03953842</text:p>
          </table:table-cell>
          <table:table-cell office:value-type="float" office:value="0" calcext:value-type="float">
            <text:p>0</text:p>
          </table:table-cell>
          <table:table-cell office:value-type="float" office:value="-3.0008064" calcext:value-type="float">
            <text:p>-3,0008064</text:p>
          </table:table-cell>
          <table:table-cell office:value-type="float" office:value="-3.00018046" calcext:value-type="float">
            <text:p>-3,000180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52999" calcext:value-type="float">
            <text:p>1624632857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019506" calcext:value-type="float">
            <text:p>-3,000195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62999" calcext:value-type="float">
            <text:p>1624632857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019506" calcext:value-type="float">
            <text:p>-3,000195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72997" calcext:value-type="float">
            <text:p>1624632857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165006" calcext:value-type="float">
            <text:p>-3,001650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82997" calcext:value-type="float">
            <text:p>1624632857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84632" calcext:value-type="float">
            <text:p>0,03784632</text:p>
          </table:table-cell>
          <table:table-cell office:value-type="float" office:value="-1" calcext:value-type="float">
            <text:p>-1</text:p>
          </table:table-cell>
          <table:table-cell office:value-type="float" office:value="-3.00096713" calcext:value-type="float">
            <text:p>-3,00096713</text:p>
          </table:table-cell>
          <table:table-cell office:value-type="float" office:value="-3.00000326" calcext:value-type="float">
            <text:p>-3,0000032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7.93" calcext:value-type="float">
            <text:p>1624632857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0" calcext:value-type="float">
            <text:p>0</text:p>
          </table:table-cell>
          <table:table-cell office:value-type="float" office:value="-2.99999248" calcext:value-type="float">
            <text:p>-2,99999248</text:p>
          </table:table-cell>
          <table:table-cell office:value-type="float" office:value="-3.00000824" calcext:value-type="float">
            <text:p>-3,000008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8.02991" calcext:value-type="float">
            <text:p>1624632858,0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0" calcext:value-type="float">
            <text:p>0</text:p>
          </table:table-cell>
          <table:table-cell office:value-type="float" office:value="-2.99952855" calcext:value-type="float">
            <text:p>-2,99952855</text:p>
          </table:table-cell>
          <table:table-cell office:value-type="float" office:value="-3.00050757" calcext:value-type="float">
            <text:p>-3,00050757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58.12999" calcext:value-type="float">
            <text:p>1624632858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-1" calcext:value-type="float">
            <text:p>-1</text:p>
          </table:table-cell>
          <table:table-cell office:value-type="float" office:value="-3.00093979" calcext:value-type="float">
            <text:p>-3,00093979</text:p>
          </table:table-cell>
          <table:table-cell office:value-type="float" office:value="-3.0010031" calcext:value-type="float">
            <text:p>-3,0010031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22999" calcext:value-type="float">
            <text:p>1624632858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2.99992826" calcext:value-type="float">
            <text:p>-2,99992826</text:p>
          </table:table-cell>
          <table:table-cell office:value-type="float" office:value="-3.00007874" calcext:value-type="float">
            <text:p>-3,00007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32999" calcext:value-type="float">
            <text:p>1624632858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2.99992826" calcext:value-type="float">
            <text:p>-2,99992826</text:p>
          </table:table-cell>
          <table:table-cell office:value-type="float" office:value="-3.00007874" calcext:value-type="float">
            <text:p>-3,00007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42999" calcext:value-type="float">
            <text:p>1624632858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3.00138326" calcext:value-type="float">
            <text:p>-3,00138326</text:p>
          </table:table-cell>
          <table:table-cell office:value-type="float" office:value="-3.00104874" calcext:value-type="float">
            <text:p>-3,00104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52999" calcext:value-type="float">
            <text:p>1624632858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10749" calcext:value-type="float">
            <text:p>-3,00010749</text:p>
          </table:table-cell>
          <table:table-cell office:value-type="float" office:value="-2.99988292" calcext:value-type="float">
            <text:p>-2,99988292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63" calcext:value-type="float">
            <text:p>1624632858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10749" calcext:value-type="float">
            <text:p>-3,00010749</text:p>
          </table:table-cell>
          <table:table-cell office:value-type="float" office:value="-2.99988292" calcext:value-type="float">
            <text:p>-2,99988292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72998" calcext:value-type="float">
            <text:p>1624632858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52465" calcext:value-type="float">
            <text:p>-3,00052465</text:p>
          </table:table-cell>
          <table:table-cell office:value-type="float" office:value="-2.99941792" calcext:value-type="float">
            <text:p>-2,9994179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8.82997" calcext:value-type="float">
            <text:p>1624632858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0" calcext:value-type="float">
            <text:p>0</text:p>
          </table:table-cell>
          <table:table-cell office:value-type="float" office:value="-3.0010983" calcext:value-type="float">
            <text:p>-3,0010983</text:p>
          </table:table-cell>
          <table:table-cell office:value-type="float" office:value="-3.00083014" calcext:value-type="float">
            <text:p>-3,000830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8.93" calcext:value-type="float">
            <text:p>1624632858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02999" calcext:value-type="float">
            <text:p>1624632859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12996" calcext:value-type="float">
            <text:p>1624632859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22998" calcext:value-type="float">
            <text:p>1624632859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105566" calcext:value-type="float">
            <text:p>-3,00105566</text:p>
          </table:table-cell>
          <table:table-cell office:value-type="float" office:value="-3.00087645" calcext:value-type="float">
            <text:p>-3,00087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32999" calcext:value-type="float">
            <text:p>1624632859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42996" calcext:value-type="float">
            <text:p>1624632859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53" calcext:value-type="float">
            <text:p>1624632859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62999" calcext:value-type="float">
            <text:p>1624632859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10131" calcext:value-type="float">
            <text:p>-3,00101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72999" calcext:value-type="float">
            <text:p>1624632859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57592" calcext:value-type="float">
            <text:p>0,03057592</text:p>
          </table:table-cell>
          <table:table-cell office:value-type="float" office:value="1" calcext:value-type="float">
            <text:p>1</text:p>
          </table:table-cell>
          <table:table-cell office:value-type="float" office:value="-3.00012676" calcext:value-type="float">
            <text:p>-3,00012676</text:p>
          </table:table-cell>
          <table:table-cell office:value-type="float" office:value="-3.00083662" calcext:value-type="float">
            <text:p>-3,0008366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9.82997" calcext:value-type="float">
            <text:p>1624632859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92999" calcext:value-type="float">
            <text:p>1624632859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02998" calcext:value-type="float">
            <text:p>1624632860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12998" calcext:value-type="float">
            <text:p>1624632860,1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97063" calcext:value-type="float">
            <text:p>-3,00097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23" calcext:value-type="float">
            <text:p>1624632860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2045" calcext:value-type="float">
            <text:p>0,0292045</text:p>
          </table:table-cell>
          <table:table-cell office:value-type="float" office:value="1" calcext:value-type="float">
            <text:p>1</text:p>
          </table:table-cell>
          <table:table-cell office:value-type="float" office:value="-3.00009982" calcext:value-type="float">
            <text:p>-3,00009982</text:p>
          </table:table-cell>
          <table:table-cell office:value-type="float" office:value="-3.00086486" calcext:value-type="float">
            <text:p>-3,0008648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32999" calcext:value-type="float">
            <text:p>1624632860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2.99995826" calcext:value-type="float">
            <text:p>-2,99995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43" calcext:value-type="float">
            <text:p>1624632860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2.99995826" calcext:value-type="float">
            <text:p>-2,99995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52992" calcext:value-type="float">
            <text:p>1624632860,52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3.00092826" calcext:value-type="float">
            <text:p>-3,00092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62999" calcext:value-type="float">
            <text:p>1624632860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8331" calcext:value-type="float">
            <text:p>0,0278331</text:p>
          </table:table-cell>
          <table:table-cell office:value-type="float" office:value="1" calcext:value-type="float">
            <text:p>1</text:p>
          </table:table-cell>
          <table:table-cell office:value-type="float" office:value="-3.0000729" calcext:value-type="float">
            <text:p>-3,0000729</text:p>
          </table:table-cell>
          <table:table-cell office:value-type="float" office:value="-2.99992312" calcext:value-type="float">
            <text:p>-2,9999231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73" calcext:value-type="float">
            <text:p>1624632860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8331" calcext:value-type="float">
            <text:p>0,0278331</text:p>
          </table:table-cell>
          <table:table-cell office:value-type="float" office:value="1" calcext:value-type="float">
            <text:p>1</text:p>
          </table:table-cell>
          <table:table-cell office:value-type="float" office:value="-3.0000729" calcext:value-type="float">
            <text:p>-3,0000729</text:p>
          </table:table-cell>
          <table:table-cell office:value-type="float" office:value="-3.00089312" calcext:value-type="float">
            <text:p>-3,0008931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82999" calcext:value-type="float">
            <text:p>1624632860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2.999916" calcext:value-type="float">
            <text:p>-2,99991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92994" calcext:value-type="float">
            <text:p>1624632860,9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2.999916" calcext:value-type="float">
            <text:p>-2,99991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02999" calcext:value-type="float">
            <text:p>1624632861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3.000886" calcext:value-type="float">
            <text:p>-3,00088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13002" calcext:value-type="float">
            <text:p>1624632861,13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46176" calcext:value-type="float">
            <text:p>0,02646176</text:p>
          </table:table-cell>
          <table:table-cell office:value-type="float" office:value="1" calcext:value-type="float">
            <text:p>1</text:p>
          </table:table-cell>
          <table:table-cell office:value-type="float" office:value="-3.00004602" calcext:value-type="float">
            <text:p>-3,00004602</text:p>
          </table:table-cell>
          <table:table-cell office:value-type="float" office:value="-2.99995141" calcext:value-type="float">
            <text:p>-2,9999514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22995" calcext:value-type="float">
            <text:p>1624632861,2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46176" calcext:value-type="float">
            <text:p>0,02646176</text:p>
          </table:table-cell>
          <table:table-cell office:value-type="float" office:value="1" calcext:value-type="float">
            <text:p>1</text:p>
          </table:table-cell>
          <table:table-cell office:value-type="float" office:value="-3.00004602" calcext:value-type="float">
            <text:p>-3,00004602</text:p>
          </table:table-cell>
          <table:table-cell office:value-type="float" office:value="-3.00092141" calcext:value-type="float">
            <text:p>-3,0009214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33" calcext:value-type="float">
            <text:p>1624632861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80346" calcext:value-type="float">
            <text:p>0,02580346</text:p>
          </table:table-cell>
          <table:table-cell office:value-type="float" office:value="0" calcext:value-type="float">
            <text:p>0</text:p>
          </table:table-cell>
          <table:table-cell office:value-type="float" office:value="-2.99987387" calcext:value-type="float">
            <text:p>-2,99987387</text:p>
          </table:table-cell>
          <table:table-cell office:value-type="float" office:value="-3.00013929" calcext:value-type="float">
            <text:p>-3,000139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42999" calcext:value-type="float">
            <text:p>1624632861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80346" calcext:value-type="float">
            <text:p>0,02580346</text:p>
          </table:table-cell>
          <table:table-cell office:value-type="float" office:value="0" calcext:value-type="float">
            <text:p>0</text:p>
          </table:table-cell>
          <table:table-cell office:value-type="float" office:value="-3.00084387" calcext:value-type="float">
            <text:p>-3,00084387</text:p>
          </table:table-cell>
          <table:table-cell office:value-type="float" office:value="-3.00013929" calcext:value-type="float">
            <text:p>-3,000139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52999" calcext:value-type="float">
            <text:p>1624632861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3.00001917" calcext:value-type="float">
            <text:p>-3,00001917</text:p>
          </table:table-cell>
          <table:table-cell office:value-type="float" office:value="-2.99997973" calcext:value-type="float">
            <text:p>-2,99997973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62999" calcext:value-type="float">
            <text:p>1624632861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3.00001917" calcext:value-type="float">
            <text:p>-3,00001917</text:p>
          </table:table-cell>
          <table:table-cell office:value-type="float" office:value="-2.99997973" calcext:value-type="float">
            <text:p>-2,99997973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72995" calcext:value-type="float">
            <text:p>1624632861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2.99969978" calcext:value-type="float">
            <text:p>-2,99969978</text:p>
          </table:table-cell>
          <table:table-cell office:value-type="float" office:value="-3.00128168" calcext:value-type="float">
            <text:p>-3,0012816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1.82999" calcext:value-type="float">
            <text:p>1624632861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43372" calcext:value-type="float">
            <text:p>0,02443372</text:p>
          </table:table-cell>
          <table:table-cell office:value-type="float" office:value="-2" calcext:value-type="float">
            <text:p>-2</text:p>
          </table:table-cell>
          <table:table-cell office:value-type="float" office:value="-3.00010187" calcext:value-type="float">
            <text:p>-3,00010187</text:p>
          </table:table-cell>
          <table:table-cell office:value-type="float" office:value="-2.99988527" calcext:value-type="float">
            <text:p>-2,9998852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1.92999" calcext:value-type="float">
            <text:p>1624632861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43372" calcext:value-type="float">
            <text:p>0,02443372</text:p>
          </table:table-cell>
          <table:table-cell office:value-type="float" office:value="-2" calcext:value-type="float">
            <text:p>-2</text:p>
          </table:table-cell>
          <table:table-cell office:value-type="float" office:value="-3.00107187" calcext:value-type="float">
            <text:p>-3,00107187</text:p>
          </table:table-cell>
          <table:table-cell office:value-type="float" office:value="-2.99988527" calcext:value-type="float">
            <text:p>-2,9998852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03" calcext:value-type="float">
            <text:p>1624632862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12999" calcext:value-type="float">
            <text:p>1624632862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22999" calcext:value-type="float">
            <text:p>1624632862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32995" calcext:value-type="float">
            <text:p>1624632862,3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99372" calcext:value-type="float">
            <text:p>-3,00099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43" calcext:value-type="float">
            <text:p>1624632862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06423" calcext:value-type="float">
            <text:p>0,02306423</text:p>
          </table:table-cell>
          <table:table-cell office:value-type="float" office:value="-2" calcext:value-type="float">
            <text:p>-2</text:p>
          </table:table-cell>
          <table:table-cell office:value-type="float" office:value="-3.00004494" calcext:value-type="float">
            <text:p>-3,00004494</text:p>
          </table:table-cell>
          <table:table-cell office:value-type="float" office:value="-2.99994922" calcext:value-type="float">
            <text:p>-2,9999492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52999" calcext:value-type="float">
            <text:p>1624632862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06423" calcext:value-type="float">
            <text:p>0,02306423</text:p>
          </table:table-cell>
          <table:table-cell office:value-type="float" office:value="-2" calcext:value-type="float">
            <text:p>-2</text:p>
          </table:table-cell>
          <table:table-cell office:value-type="float" office:value="-3.00101494" calcext:value-type="float">
            <text:p>-3,00101494</text:p>
          </table:table-cell>
          <table:table-cell office:value-type="float" office:value="-2.99994922" calcext:value-type="float">
            <text:p>-2,9999492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63" calcext:value-type="float">
            <text:p>1624632862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72999" calcext:value-type="float">
            <text:p>1624632862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82994" calcext:value-type="float">
            <text:p>1624632862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93003" calcext:value-type="float">
            <text:p>1624632862,93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3.02999" calcext:value-type="float">
            <text:p>1624632863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3.00023096" calcext:value-type="float">
            <text:p>-3,00023096</text:p>
          </table:table-cell>
          <table:table-cell office:value-type="float" office:value="-2.99975063" calcext:value-type="float">
            <text:p>-2,99975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3.12999" calcext:value-type="float">
            <text:p>1624632863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1" calcext:value-type="float">
            <text:p>1</text:p>
          </table:table-cell>
          <table:table-cell office:value-type="float" office:value="-2.9999656" calcext:value-type="float">
            <text:p>-2,9999656</text:p>
          </table:table-cell>
          <table:table-cell office:value-type="float" office:value="-3.00100649" calcext:value-type="float">
            <text:p>-3,0010064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22999" calcext:value-type="float">
            <text:p>1624632863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69502" calcext:value-type="float">
            <text:p>0,02169502</text:p>
          </table:table-cell>
          <table:table-cell office:value-type="float" office:value="-1" calcext:value-type="float">
            <text:p>-1</text:p>
          </table:table-cell>
          <table:table-cell office:value-type="float" office:value="-3.00097123" calcext:value-type="float">
            <text:p>-3,00097123</text:p>
          </table:table-cell>
          <table:table-cell office:value-type="float" office:value="-2.9999986" calcext:value-type="float">
            <text:p>-2,999998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3.32999" calcext:value-type="float">
            <text:p>1624632863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42998" calcext:value-type="float">
            <text:p>1624632863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52999" calcext:value-type="float">
            <text:p>1624632863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62998" calcext:value-type="float">
            <text:p>1624632863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67187" calcext:value-type="float">
            <text:p>-2,99967187</text:p>
          </table:table-cell>
          <table:table-cell office:value-type="float" office:value="-3.00034248" calcext:value-type="float">
            <text:p>-3,0003424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3.72999" calcext:value-type="float">
            <text:p>1624632863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0" calcext:value-type="float">
            <text:p>0</text:p>
          </table:table-cell>
          <table:table-cell office:value-type="float" office:value="-3.00018798" calcext:value-type="float">
            <text:p>-3,00018798</text:p>
          </table:table-cell>
          <table:table-cell office:value-type="float" office:value="-2.99979663" calcext:value-type="float">
            <text:p>-2,999796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3.83" calcext:value-type="float">
            <text:p>1624632863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67187" calcext:value-type="float">
            <text:p>-2,99967187</text:p>
          </table:table-cell>
          <table:table-cell office:value-type="float" office:value="-3.00131248" calcext:value-type="float">
            <text:p>-3,0013124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3.92998" calcext:value-type="float">
            <text:p>1624632863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2617" calcext:value-type="float">
            <text:p>0,02032617</text:p>
          </table:table-cell>
          <table:table-cell office:value-type="float" office:value="-2" calcext:value-type="float">
            <text:p>-2</text:p>
          </table:table-cell>
          <table:table-cell office:value-type="float" office:value="-3.00090178" calcext:value-type="float">
            <text:p>-3,00090178</text:p>
          </table:table-cell>
          <table:table-cell office:value-type="float" office:value="-3.00007772" calcext:value-type="float">
            <text:p>-3,0000777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4.02996" calcext:value-type="float">
            <text:p>1624632864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12995" calcext:value-type="float">
            <text:p>1624632864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22998" calcext:value-type="float">
            <text:p>1624632864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32997" calcext:value-type="float">
            <text:p>1624632864,3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42997" calcext:value-type="float">
            <text:p>1624632864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52997" calcext:value-type="float">
            <text:p>1624632864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3.00087006" calcext:value-type="float">
            <text:p>-3,00087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62998" calcext:value-type="float">
            <text:p>1624632864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90804" calcext:value-type="float">
            <text:p>0,01890804</text:p>
          </table:table-cell>
          <table:table-cell office:value-type="float" office:value="2" calcext:value-type="float">
            <text:p>2</text:p>
          </table:table-cell>
          <table:table-cell office:value-type="float" office:value="-2.99990122" calcext:value-type="float">
            <text:p>-2,99990122</text:p>
          </table:table-cell>
          <table:table-cell office:value-type="float" office:value="-3.00106805" calcext:value-type="float">
            <text:p>-3,00106805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4.73" calcext:value-type="float">
            <text:p>1624632864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4.82996" calcext:value-type="float">
            <text:p>1624632864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4.92998" calcext:value-type="float">
            <text:p>1624632864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03001" calcext:value-type="float">
            <text:p>1624632865,0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12999" calcext:value-type="float">
            <text:p>1624632865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22999" calcext:value-type="float">
            <text:p>1624632865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10611" calcext:value-type="float">
            <text:p>-3,00106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32999" calcext:value-type="float">
            <text:p>1624632865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53625" calcext:value-type="float">
            <text:p>0,01753625</text:p>
          </table:table-cell>
          <table:table-cell office:value-type="float" office:value="2" calcext:value-type="float">
            <text:p>2</text:p>
          </table:table-cell>
          <table:table-cell office:value-type="float" office:value="-2.99990839" calcext:value-type="float">
            <text:p>-2,99990839</text:p>
          </table:table-cell>
          <table:table-cell office:value-type="float" office:value="-3.00106094" calcext:value-type="float">
            <text:p>-3,00106094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5.43" calcext:value-type="float">
            <text:p>1624632865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04922" calcext:value-type="float">
            <text:p>-3,00004922</text:p>
          </table:table-cell>
          <table:table-cell office:value-type="float" office:value="-2.99994637" calcext:value-type="float">
            <text:p>-2,9999463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52999" calcext:value-type="float">
            <text:p>1624632865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04922" calcext:value-type="float">
            <text:p>-3,00004922</text:p>
          </table:table-cell>
          <table:table-cell office:value-type="float" office:value="-2.99994637" calcext:value-type="float">
            <text:p>-2,9999463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62998" calcext:value-type="float">
            <text:p>1624632865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25598" calcext:value-type="float">
            <text:p>-3,00025598</text:p>
          </table:table-cell>
          <table:table-cell office:value-type="float" office:value="-2.9997159" calcext:value-type="float">
            <text:p>-2,999715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5.72999" calcext:value-type="float">
            <text:p>1624632865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005953" calcext:value-type="float">
            <text:p>-3,00005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5.82999" calcext:value-type="float">
            <text:p>1624632865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005953" calcext:value-type="float">
            <text:p>-3,00005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5.92998" calcext:value-type="float">
            <text:p>1624632865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102953" calcext:value-type="float">
            <text:p>-3,00102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02999" calcext:value-type="float">
            <text:p>1624632866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16446" calcext:value-type="float">
            <text:p>0,01616446</text:p>
          </table:table-cell>
          <table:table-cell office:value-type="float" office:value="3" calcext:value-type="float">
            <text:p>3</text:p>
          </table:table-cell>
          <table:table-cell office:value-type="float" office:value="-2.99992599" calcext:value-type="float">
            <text:p>-2,99992599</text:p>
          </table:table-cell>
          <table:table-cell office:value-type="float" office:value="-3.00104353" calcext:value-type="float">
            <text:p>-3,0010435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6.12994" calcext:value-type="float">
            <text:p>1624632866,1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22999" calcext:value-type="float">
            <text:p>1624632866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32999" calcext:value-type="float">
            <text:p>1624632866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42997" calcext:value-type="float">
            <text:p>1624632866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52999" calcext:value-type="float">
            <text:p>1624632866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62999" calcext:value-type="float">
            <text:p>1624632866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98695" calcext:value-type="float">
            <text:p>-3,00098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72995" calcext:value-type="float">
            <text:p>1624632866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79267" calcext:value-type="float">
            <text:p>0,01479267</text:p>
          </table:table-cell>
          <table:table-cell office:value-type="float" office:value="3" calcext:value-type="float">
            <text:p>3</text:p>
          </table:table-cell>
          <table:table-cell office:value-type="float" office:value="-2.99993227" calcext:value-type="float">
            <text:p>-2,99993227</text:p>
          </table:table-cell>
          <table:table-cell office:value-type="float" office:value="-3.00006729" calcext:value-type="float">
            <text:p>-3,0000672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6.82999" calcext:value-type="float">
            <text:p>1624632866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79267" calcext:value-type="float">
            <text:p>0,01479267</text:p>
          </table:table-cell>
          <table:table-cell office:value-type="float" office:value="3" calcext:value-type="float">
            <text:p>3</text:p>
          </table:table-cell>
          <table:table-cell office:value-type="float" office:value="-2.99993227" calcext:value-type="float">
            <text:p>-2,99993227</text:p>
          </table:table-cell>
          <table:table-cell office:value-type="float" office:value="-3.00152229" calcext:value-type="float">
            <text:p>-3,0015222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6.92999" calcext:value-type="float">
            <text:p>1624632866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02999" calcext:value-type="float">
            <text:p>1624632867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12999" calcext:value-type="float">
            <text:p>1624632867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22999" calcext:value-type="float">
            <text:p>1624632867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2.99988974" calcext:value-type="float">
            <text:p>-2,99988974</text:p>
          </table:table-cell>
          <table:table-cell office:value-type="float" office:value="-3.00012651" calcext:value-type="float">
            <text:p>-3,00012651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7.33" calcext:value-type="float">
            <text:p>1624632867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3" calcext:value-type="float">
            <text:p>-3</text:p>
          </table:table-cell>
          <table:table-cell office:value-type="float" office:value="-3.00004753" calcext:value-type="float">
            <text:p>-3,00004753</text:p>
          </table:table-cell>
          <table:table-cell office:value-type="float" office:value="-2.99994449" calcext:value-type="float">
            <text:p>-2,99994449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67.42996" calcext:value-type="float">
            <text:p>1624632867,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3" calcext:value-type="float">
            <text:p>-3</text:p>
          </table:table-cell>
          <table:table-cell office:value-type="float" office:value="-3.00150253" calcext:value-type="float">
            <text:p>-3,00150253</text:p>
          </table:table-cell>
          <table:table-cell office:value-type="float" office:value="-2.99994449" calcext:value-type="float">
            <text:p>-2,99994449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67.52998" calcext:value-type="float">
            <text:p>1624632867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2" calcext:value-type="float">
            <text:p>2</text:p>
          </table:table-cell>
          <table:table-cell office:value-type="float" office:value="-2.99993347" calcext:value-type="float">
            <text:p>-2,99993347</text:p>
          </table:table-cell>
          <table:table-cell office:value-type="float" office:value="-3.00006604" calcext:value-type="float">
            <text:p>-3,00006604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7.62999" calcext:value-type="float">
            <text:p>1624632867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2" calcext:value-type="float">
            <text:p>2</text:p>
          </table:table-cell>
          <table:table-cell office:value-type="float" office:value="-3.0000985" calcext:value-type="float">
            <text:p>-3,0000985</text:p>
          </table:table-cell>
          <table:table-cell office:value-type="float" office:value="-2.99990041" calcext:value-type="float">
            <text:p>-2,99990041</text:p>
          </table:table-cell>
          <table:table-cell office:value-type="float" office:value="-135.63019197" calcext:value-type="float">
            <text:p>-135,63019197</text:p>
          </table:table-cell>
        </table:table-row>
        <table:table-row table:style-name="ro1">
          <table:table-cell office:value-type="float" office:value="1624632867.72999" calcext:value-type="float">
            <text:p>1624632867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005793" calcext:value-type="float">
            <text:p>-3,00005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7.82997" calcext:value-type="float">
            <text:p>1624632867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005793" calcext:value-type="float">
            <text:p>-3,00005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7.92999" calcext:value-type="float">
            <text:p>1624632867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102793" calcext:value-type="float">
            <text:p>-3,00102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8.02999" calcext:value-type="float">
            <text:p>1624632868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12999" calcext:value-type="float">
            <text:p>1624632868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23" calcext:value-type="float">
            <text:p>1624632868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33" calcext:value-type="float">
            <text:p>1624632868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2.99990404" calcext:value-type="float">
            <text:p>-2,99990404</text:p>
          </table:table-cell>
          <table:table-cell office:value-type="float" office:value="-3.00010627" calcext:value-type="float">
            <text:p>-3,0001062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8.42999" calcext:value-type="float">
            <text:p>1624632868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52999" calcext:value-type="float">
            <text:p>1624632868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62998" calcext:value-type="float">
            <text:p>1624632868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72999" calcext:value-type="float">
            <text:p>1624632868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115983" calcext:value-type="float">
            <text:p>-3,00115983</text:p>
          </table:table-cell>
          <table:table-cell office:value-type="float" office:value="-2.99978206" calcext:value-type="float">
            <text:p>-2,9997820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8.83" calcext:value-type="float">
            <text:p>1624632868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8.92999" calcext:value-type="float">
            <text:p>1624632868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02999" calcext:value-type="float">
            <text:p>1624632869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13" calcext:value-type="float">
            <text:p>1624632869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22998" calcext:value-type="float">
            <text:p>1624632869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32998" calcext:value-type="float">
            <text:p>1624632869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42999" calcext:value-type="float">
            <text:p>1624632869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102169" calcext:value-type="float">
            <text:p>-3,00102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52999" calcext:value-type="float">
            <text:p>1624632869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1" calcext:value-type="float">
            <text:p>-1</text:p>
          </table:table-cell>
          <table:table-cell office:value-type="float" office:value="-2.99986323" calcext:value-type="float">
            <text:p>-2,99986323</text:p>
          </table:table-cell>
          <table:table-cell office:value-type="float" office:value="-3.00015258" calcext:value-type="float">
            <text:p>-3,00015258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9.62999" calcext:value-type="float">
            <text:p>1624632869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9.73" calcext:value-type="float">
            <text:p>1624632869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9.83" calcext:value-type="float">
            <text:p>1624632869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9.92999" calcext:value-type="float">
            <text:p>1624632869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02999" calcext:value-type="float">
            <text:p>1624632870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13001" calcext:value-type="float">
            <text:p>1624632870,1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3.00095799" calcext:value-type="float">
            <text:p>-3,00095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23" calcext:value-type="float">
            <text:p>1624632870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33" calcext:value-type="float">
            <text:p>1624632870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42999" calcext:value-type="float">
            <text:p>1624632870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53003" calcext:value-type="float">
            <text:p>1624632870,53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62998" calcext:value-type="float">
            <text:p>1624632870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72999" calcext:value-type="float">
            <text:p>1624632870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82998" calcext:value-type="float">
            <text:p>1624632870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102181" calcext:value-type="float">
            <text:p>-3,00102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93" calcext:value-type="float">
            <text:p>1624632870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02994" calcext:value-type="float">
            <text:p>1624632871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12994" calcext:value-type="float">
            <text:p>1624632871,1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22998" calcext:value-type="float">
            <text:p>1624632871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32994" calcext:value-type="float">
            <text:p>1624632871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43001" calcext:value-type="float">
            <text:p>1624632871,4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100844" calcext:value-type="float">
            <text:p>-3,00100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52999" calcext:value-type="float">
            <text:p>1624632871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63001" calcext:value-type="float">
            <text:p>1624632871,6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73" calcext:value-type="float">
            <text:p>1624632871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83" calcext:value-type="float">
            <text:p>1624632871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3.00006667" calcext:value-type="float">
            <text:p>-3,00006667</text:p>
          </table:table-cell>
          <table:table-cell office:value-type="float" office:value="-2.99993259" calcext:value-type="float">
            <text:p>-2,99993259</text:p>
          </table:table-cell>
          <table:table-cell office:value-type="float" office:value="-135.63019197" calcext:value-type="float">
            <text:p>-135,63019197</text:p>
          </table:table-cell>
        </table:table-row>
        <table:table-row table:style-name="ro1">
          <table:table-cell office:value-type="float" office:value="1624632871.93" calcext:value-type="float">
            <text:p>1624632871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02998" calcext:value-type="float">
            <text:p>1624632872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13" calcext:value-type="float">
            <text:p>1624632872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22999" calcext:value-type="float">
            <text:p>1624632872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32999" calcext:value-type="float">
            <text:p>1624632872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8469" calcext:value-type="float">
            <text:p>-2,9998469</text:p>
          </table:table-cell>
          <table:table-cell office:value-type="float" office:value="-3.00111935" calcext:value-type="float">
            <text:p>-3,00111935</text:p>
          </table:table-cell>
          <table:table-cell office:value-type="float" office:value="-133.57824146" calcext:value-type="float">
            <text:p>-133,57824146</text:p>
          </table:table-cell>
        </table:table-row>
        <table:table-row table:style-name="ro1">
          <table:table-cell office:value-type="float" office:value="1624632872.42997" calcext:value-type="float">
            <text:p>1624632872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52999" calcext:value-type="float">
            <text:p>1624632872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62999" calcext:value-type="float">
            <text:p>1624632872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72999" calcext:value-type="float">
            <text:p>1624632872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82996" calcext:value-type="float">
            <text:p>1624632872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3.00084967" calcext:value-type="float">
            <text:p>-3,00084967</text:p>
          </table:table-cell>
          <table:table-cell office:value-type="float" office:value="-3.00013979" calcext:value-type="float">
            <text:p>-3,00013979</text:p>
          </table:table-cell>
          <table:table-cell office:value-type="float" office:value="-138.61395349" calcext:value-type="float">
            <text:p>-138,61395349</text:p>
          </table:table-cell>
        </table:table-row>
        <table:table-row table:style-name="ro1">
          <table:table-cell office:value-type="float" office:value="1624632872.92998" calcext:value-type="float">
            <text:p>1624632872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1" calcext:value-type="float">
            <text:p>1</text:p>
          </table:table-cell>
          <table:table-cell office:value-type="float" office:value="-3.00005146" calcext:value-type="float">
            <text:p>-3,00005146</text:p>
          </table:table-cell>
          <table:table-cell office:value-type="float" office:value="-2.99994802" calcext:value-type="float">
            <text:p>-2,99994802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3.02999" calcext:value-type="float">
            <text:p>1624632873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12999" calcext:value-type="float">
            <text:p>1624632873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22999" calcext:value-type="float">
            <text:p>1624632873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32999" calcext:value-type="float">
            <text:p>1624632873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42999" calcext:value-type="float">
            <text:p>1624632873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52998" calcext:value-type="float">
            <text:p>1624632873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62995" calcext:value-type="float">
            <text:p>1624632873,6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72999" calcext:value-type="float">
            <text:p>1624632873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82999" calcext:value-type="float">
            <text:p>1624632873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100759" calcext:value-type="float">
            <text:p>-3,00100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93" calcext:value-type="float">
            <text:p>1624632873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02997" calcext:value-type="float">
            <text:p>1624632874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12999" calcext:value-type="float">
            <text:p>1624632874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23" calcext:value-type="float">
            <text:p>1624632874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3.00094167" calcext:value-type="float">
            <text:p>-3,00094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32999" calcext:value-type="float">
            <text:p>1624632874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89828" calcext:value-type="float">
            <text:p>-2,99989828</text:p>
          </table:table-cell>
          <table:table-cell office:value-type="float" office:value="-3.00009929" calcext:value-type="float">
            <text:p>-3,00009929</text:p>
          </table:table-cell>
          <table:table-cell office:value-type="float" office:value="-133.61395349" calcext:value-type="float">
            <text:p>-133,61395349</text:p>
          </table:table-cell>
        </table:table-row>
        <table:table-row table:style-name="ro1">
          <table:table-cell office:value-type="float" office:value="1624632874.42997" calcext:value-type="float">
            <text:p>1624632874,4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1" calcext:value-type="float">
            <text:p>1</text:p>
          </table:table-cell>
          <table:table-cell office:value-type="float" office:value="-3.00004172" calcext:value-type="float">
            <text:p>-3,00004172</text:p>
          </table:table-cell>
          <table:table-cell office:value-type="float" office:value="-2.99995786" calcext:value-type="float">
            <text:p>-2,99995786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4.52998" calcext:value-type="float">
            <text:p>1624632874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62999" calcext:value-type="float">
            <text:p>1624632874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72999" calcext:value-type="float">
            <text:p>1624632874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83001" calcext:value-type="float">
            <text:p>1624632874,8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93001" calcext:value-type="float">
            <text:p>1624632874,9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02999" calcext:value-type="float">
            <text:p>1624632875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13001" calcext:value-type="float">
            <text:p>1624632875,1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22999" calcext:value-type="float">
            <text:p>1624632875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100047" calcext:value-type="float">
            <text:p>-3,00100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32999" calcext:value-type="float">
            <text:p>1624632875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00278" calcext:value-type="float">
            <text:p>-3,00000278</text:p>
          </table:table-cell>
          <table:table-cell office:value-type="float" office:value="-2.99999637" calcext:value-type="float">
            <text:p>-2,99999637</text:p>
          </table:table-cell>
          <table:table-cell office:value-type="float" office:value="-142.57824146" calcext:value-type="float">
            <text:p>-142,57824146</text:p>
          </table:table-cell>
        </table:table-row>
        <table:table-row table:style-name="ro1">
          <table:table-cell office:value-type="float" office:value="1624632875.43" calcext:value-type="float">
            <text:p>1624632875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00278" calcext:value-type="float">
            <text:p>-3,00000278</text:p>
          </table:table-cell>
          <table:table-cell office:value-type="float" office:value="-2.99999637" calcext:value-type="float">
            <text:p>-2,99999637</text:p>
          </table:table-cell>
          <table:table-cell office:value-type="float" office:value="-142.57824146" calcext:value-type="float">
            <text:p>-142,57824146</text:p>
          </table:table-cell>
        </table:table-row>
        <table:table-row table:style-name="ro1">
          <table:table-cell office:value-type="float" office:value="1624632875.52999" calcext:value-type="float">
            <text:p>1624632875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91865" calcext:value-type="float">
            <text:p>-3,00091865</text:p>
          </table:table-cell>
          <table:table-cell office:value-type="float" office:value="-3.00006589" calcext:value-type="float">
            <text:p>-3,00006589</text:p>
          </table:table-cell>
          <table:table-cell office:value-type="float" office:value="-141.61395349" calcext:value-type="float">
            <text:p>-141,61395349</text:p>
          </table:table-cell>
        </table:table-row>
        <table:table-row table:style-name="ro1">
          <table:table-cell office:value-type="float" office:value="1624632875.62999" calcext:value-type="float">
            <text:p>1624632875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5.72999" calcext:value-type="float">
            <text:p>1624632875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5.82999" calcext:value-type="float">
            <text:p>1624632875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3.00003198" calcext:value-type="float">
            <text:p>-3,00003198</text:p>
          </table:table-cell>
          <table:table-cell office:value-type="float" office:value="-2.99996769" calcext:value-type="float">
            <text:p>-2,99996769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5.92999" calcext:value-type="float">
            <text:p>1624632875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02999" calcext:value-type="float">
            <text:p>1624632876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12999" calcext:value-type="float">
            <text:p>1624632876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22995" calcext:value-type="float">
            <text:p>1624632876,2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33" calcext:value-type="float">
            <text:p>1624632876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42999" calcext:value-type="float">
            <text:p>1624632876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52997" calcext:value-type="float">
            <text:p>1624632876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62999" calcext:value-type="float">
            <text:p>1624632876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72999" calcext:value-type="float">
            <text:p>1624632876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82999" calcext:value-type="float">
            <text:p>1624632876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92999" calcext:value-type="float">
            <text:p>1624632876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7.02999" calcext:value-type="float">
            <text:p>1624632877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2203" calcext:value-type="float">
            <text:p>-2,99992203</text:p>
          </table:table-cell>
          <table:table-cell office:value-type="float" office:value="-3.00007611" calcext:value-type="float">
            <text:p>-3,00007611</text:p>
          </table:table-cell>
          <table:table-cell office:value-type="float" office:value="-133.61395349" calcext:value-type="float">
            <text:p>-133,61395349</text:p>
          </table:table-cell>
        </table:table-row>
        <table:table-row table:style-name="ro1">
          <table:table-cell office:value-type="float" office:value="1624632877.12999" calcext:value-type="float">
            <text:p>1624632877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22999" calcext:value-type="float">
            <text:p>1624632877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32998" calcext:value-type="float">
            <text:p>1624632877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43" calcext:value-type="float">
            <text:p>1624632877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52996" calcext:value-type="float">
            <text:p>1624632877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62998" calcext:value-type="float">
            <text:p>1624632877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72995" calcext:value-type="float">
            <text:p>1624632877,7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82999" calcext:value-type="float">
            <text:p>1624632877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92996" calcext:value-type="float">
            <text:p>1624632877,9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8.02995" calcext:value-type="float">
            <text:p>1624632878,0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1907" calcext:value-type="float">
            <text:p>-2,99991907</text:p>
          </table:table-cell>
          <table:table-cell office:value-type="float" office:value="-3.00007893" calcext:value-type="float">
            <text:p>-3,00007893</text:p>
          </table:table-cell>
          <table:table-cell office:value-type="float" office:value="-133.56200298" calcext:value-type="float">
            <text:p>-133,56200298</text:p>
          </table:table-cell>
        </table:table-row>
        <table:table-row table:style-name="ro1">
          <table:table-cell office:value-type="float" office:value="1624632878.13" calcext:value-type="float">
            <text:p>1624632878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22999" calcext:value-type="float">
            <text:p>1624632878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32998" calcext:value-type="float">
            <text:p>1624632878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43" calcext:value-type="float">
            <text:p>1624632878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52999" calcext:value-type="float">
            <text:p>1624632878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62999" calcext:value-type="float">
            <text:p>1624632878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72999" calcext:value-type="float">
            <text:p>1624632878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82995" calcext:value-type="float">
            <text:p>1624632878,8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92999" calcext:value-type="float">
            <text:p>1624632878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02999" calcext:value-type="float">
            <text:p>1624632879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12996" calcext:value-type="float">
            <text:p>1624632879,1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22999" calcext:value-type="float">
            <text:p>1624632879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32999" calcext:value-type="float">
            <text:p>1624632879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42999" calcext:value-type="float">
            <text:p>1624632879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52998" calcext:value-type="float">
            <text:p>1624632879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62999" calcext:value-type="float">
            <text:p>1624632879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72998" calcext:value-type="float">
            <text:p>1624632879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82997" calcext:value-type="float">
            <text:p>1624632879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93" calcext:value-type="float">
            <text:p>1624632879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02998" calcext:value-type="float">
            <text:p>1624632880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12998" calcext:value-type="float">
            <text:p>1624632880,1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22999" calcext:value-type="float">
            <text:p>1624632880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32994" calcext:value-type="float">
            <text:p>1624632880,3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42999" calcext:value-type="float">
            <text:p>1624632880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52997" calcext:value-type="float">
            <text:p>1624632880,5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62998" calcext:value-type="float">
            <text:p>1624632880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72994" calcext:value-type="float">
            <text:p>1624632880,7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82996" calcext:value-type="float">
            <text:p>1624632880,8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92995" calcext:value-type="float">
            <text:p>1624632880,9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02998" calcext:value-type="float">
            <text:p>1624632881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12999" calcext:value-type="float">
            <text:p>1624632881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22999" calcext:value-type="float">
            <text:p>1624632881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32995" calcext:value-type="float">
            <text:p>1624632881,3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42999" calcext:value-type="float">
            <text:p>1624632881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53001" calcext:value-type="float">
            <text:p>1624632881,5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62999" calcext:value-type="float">
            <text:p>1624632881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72999" calcext:value-type="float">
            <text:p>1624632881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82998" calcext:value-type="float">
            <text:p>1624632881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92999" calcext:value-type="float">
            <text:p>1624632881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02999" calcext:value-type="float">
            <text:p>1624632882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12999" calcext:value-type="float">
            <text:p>1624632882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22998" calcext:value-type="float">
            <text:p>1624632882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32998" calcext:value-type="float">
            <text:p>1624632882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42998" calcext:value-type="float">
            <text:p>1624632882,4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52996" calcext:value-type="float">
            <text:p>1624632882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62998" calcext:value-type="float">
            <text:p>1624632882,6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72998" calcext:value-type="float">
            <text:p>1624632882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82998" calcext:value-type="float">
            <text:p>1624632882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92995" calcext:value-type="float">
            <text:p>1624632882,9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02999" calcext:value-type="float">
            <text:p>1624632883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12997" calcext:value-type="float">
            <text:p>1624632883,1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22997" calcext:value-type="float">
            <text:p>1624632883,2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32998" calcext:value-type="float">
            <text:p>1624632883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42999" calcext:value-type="float">
            <text:p>1624632883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52999" calcext:value-type="float">
            <text:p>1624632883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62999" calcext:value-type="float">
            <text:p>1624632883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72997" calcext:value-type="float">
            <text:p>1624632883,7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82999" calcext:value-type="float">
            <text:p>1624632883,8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92998" calcext:value-type="float">
            <text:p>1624632883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02996" calcext:value-type="float">
            <text:p>1624632884,0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12999" calcext:value-type="float">
            <text:p>1624632884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22991" calcext:value-type="float">
            <text:p>1624632884,22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32998" calcext:value-type="float">
            <text:p>1624632884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42995" calcext:value-type="float">
            <text:p>1624632884,4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52994" calcext:value-type="float">
            <text:p>1624632884,5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62999" calcext:value-type="float">
            <text:p>1624632884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72999" calcext:value-type="float">
            <text:p>1624632884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82998" calcext:value-type="float">
            <text:p>1624632884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92998" calcext:value-type="float">
            <text:p>1624632884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02998" calcext:value-type="float">
            <text:p>1624632885,0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12999" calcext:value-type="float">
            <text:p>1624632885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22999" calcext:value-type="float">
            <text:p>1624632885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32999" calcext:value-type="float">
            <text:p>1624632885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42999" calcext:value-type="float">
            <text:p>1624632885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52999" calcext:value-type="float">
            <text:p>1624632885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62997" calcext:value-type="float">
            <text:p>1624632885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72999" calcext:value-type="float">
            <text:p>1624632885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82998" calcext:value-type="float">
            <text:p>1624632885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92998" calcext:value-type="float">
            <text:p>1624632885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02994" calcext:value-type="float">
            <text:p>1624632886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12999" calcext:value-type="float">
            <text:p>1624632886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22999" calcext:value-type="float">
            <text:p>1624632886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33" calcext:value-type="float">
            <text:p>1624632886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42999" calcext:value-type="float">
            <text:p>1624632886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52999" calcext:value-type="float">
            <text:p>1624632886,5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62999" calcext:value-type="float">
            <text:p>1624632886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72998" calcext:value-type="float">
            <text:p>1624632886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82998" calcext:value-type="float">
            <text:p>1624632886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92998" calcext:value-type="float">
            <text:p>1624632886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02994" calcext:value-type="float">
            <text:p>1624632887,0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12999" calcext:value-type="float">
            <text:p>1624632887,1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22998" calcext:value-type="float">
            <text:p>1624632887,2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32998" calcext:value-type="float">
            <text:p>1624632887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42999" calcext:value-type="float">
            <text:p>1624632887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52996" calcext:value-type="float">
            <text:p>1624632887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62994" calcext:value-type="float">
            <text:p>1624632887,6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72999" calcext:value-type="float">
            <text:p>1624632887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82994" calcext:value-type="float">
            <text:p>1624632887,82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92995" calcext:value-type="float">
            <text:p>1624632887,9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02997" calcext:value-type="float">
            <text:p>1624632888,0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12995" calcext:value-type="float">
            <text:p>1624632888,12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22999" calcext:value-type="float">
            <text:p>1624632888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32999" calcext:value-type="float">
            <text:p>1624632888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42999" calcext:value-type="float">
            <text:p>1624632888,4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52998" calcext:value-type="float">
            <text:p>1624632888,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62999" calcext:value-type="float">
            <text:p>1624632888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73" calcext:value-type="float">
            <text:p>1624632888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83" calcext:value-type="float">
            <text:p>1624632888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92999" calcext:value-type="float">
            <text:p>1624632888,9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02999" calcext:value-type="float">
            <text:p>1624632889,0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13" calcext:value-type="float">
            <text:p>1624632889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22999" calcext:value-type="float">
            <text:p>1624632889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32998" calcext:value-type="float">
            <text:p>1624632889,3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43" calcext:value-type="float">
            <text:p>1624632889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53" calcext:value-type="float">
            <text:p>1624632889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62999" calcext:value-type="float">
            <text:p>1624632889,6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72999" calcext:value-type="float">
            <text:p>1624632889,7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82997" calcext:value-type="float">
            <text:p>1624632889,8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92998" calcext:value-type="float">
            <text:p>1624632889,9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03" calcext:value-type="float">
            <text:p>162463289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13" calcext:value-type="float">
            <text:p>1624632890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22999" calcext:value-type="float">
            <text:p>1624632890,2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32999" calcext:value-type="float">
            <text:p>1624632890,3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43001" calcext:value-type="float">
            <text:p>1624632890,43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52996" calcext:value-type="float">
            <text:p>1624632890,5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62997" calcext:value-type="float">
            <text:p>1624632890,6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72998" calcext:value-type="float">
            <text:p>1624632890,7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82998" calcext:value-type="float">
            <text:p>1624632890,8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</table:table>
      <table:table table:name="log_pose_20210625_115315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<text:s/>Linear Velocity</text:p>
          </table:table-cell>
          <table:table-cell office:value-type="string" calcext:value-type="string">
            <text:p><text:s/>Angular Velociti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32800.26633" calcext:value-type="float">
            <text:p>1624632800,26633</text:p>
          </table:table-cell>
          <table:table-cell table:formula="of:=ROUND([.A2]-[$menor.$A$1]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3666" calcext:value-type="float">
            <text:p>1624632800,3666</text:p>
          </table:table-cell>
          <table:table-cell table:formula="of:=ROUND([.A3]-[$menor.$A$1];1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46757" calcext:value-type="float">
            <text:p>1624632800,46757</text:p>
          </table:table-cell>
          <table:table-cell table:formula="of:=ROUND([.A4]-[$menor.$A$1];1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56804" calcext:value-type="float">
            <text:p>1624632800,56804</text:p>
          </table:table-cell>
          <table:table-cell table:formula="of:=ROUND([.A5]-[$menor.$A$1];1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66822" calcext:value-type="float">
            <text:p>1624632800,66822</text:p>
          </table:table-cell>
          <table:table-cell table:formula="of:=ROUND([.A6]-[$menor.$A$1];1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76804" calcext:value-type="float">
            <text:p>1624632800,76804</text:p>
          </table:table-cell>
          <table:table-cell table:formula="of:=ROUND([.A7]-[$menor.$A$1];1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86785" calcext:value-type="float">
            <text:p>1624632800,86785</text:p>
          </table:table-cell>
          <table:table-cell table:formula="of:=ROUND([.A8]-[$menor.$A$1];1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0.96852" calcext:value-type="float">
            <text:p>1624632800,96852</text:p>
          </table:table-cell>
          <table:table-cell table:formula="of:=ROUND([.A9]-[$menor.$A$1];1)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0693" calcext:value-type="float">
            <text:p>1624632801,0693</text:p>
          </table:table-cell>
          <table:table-cell table:formula="of:=ROUND([.A10]-[$menor.$A$1];1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16905" calcext:value-type="float">
            <text:p>1624632801,16905</text:p>
          </table:table-cell>
          <table:table-cell table:formula="of:=ROUND([.A11]-[$menor.$A$1];1)"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26869" calcext:value-type="float">
            <text:p>1624632801,26869</text:p>
          </table:table-cell>
          <table:table-cell table:formula="of:=ROUND([.A12]-[$menor.$A$1]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36934" calcext:value-type="float">
            <text:p>1624632801,36934</text:p>
          </table:table-cell>
          <table:table-cell table:formula="of:=ROUND([.A13]-[$menor.$A$1];1)"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46906" calcext:value-type="float">
            <text:p>1624632801,46906</text:p>
          </table:table-cell>
          <table:table-cell table:formula="of:=ROUND([.A14]-[$menor.$A$1];1)"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56881" calcext:value-type="float">
            <text:p>1624632801,56881</text:p>
          </table:table-cell>
          <table:table-cell table:formula="of:=ROUND([.A15]-[$menor.$A$1];1)"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66956" calcext:value-type="float">
            <text:p>1624632801,66956</text:p>
          </table:table-cell>
          <table:table-cell table:formula="of:=ROUND([.A16]-[$menor.$A$1];1)"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77025" calcext:value-type="float">
            <text:p>1624632801,77025</text:p>
          </table:table-cell>
          <table:table-cell table:formula="of:=ROUND([.A17]-[$menor.$A$1];1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86993" calcext:value-type="float">
            <text:p>1624632801,86993</text:p>
          </table:table-cell>
          <table:table-cell table:formula="of:=ROUND([.A18]-[$menor.$A$1];1)" office:value-type="float" office:value="1.6" calcext:value-type="float">
            <text:p>1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1.97058" calcext:value-type="float">
            <text:p>1624632801,97058</text:p>
          </table:table-cell>
          <table:table-cell table:formula="of:=ROUND([.A19]-[$menor.$A$1];1)"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07136" calcext:value-type="float">
            <text:p>1624632802,07136</text:p>
          </table:table-cell>
          <table:table-cell table:formula="of:=ROUND([.A20]-[$menor.$A$1];1)"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171" calcext:value-type="float">
            <text:p>1624632802,171</text:p>
          </table:table-cell>
          <table:table-cell table:formula="of:=ROUND([.A21]-[$menor.$A$1];1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27067" calcext:value-type="float">
            <text:p>1624632802,27067</text:p>
          </table:table-cell>
          <table:table-cell table:formula="of:=ROUND([.A22]-[$menor.$A$1];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37107" calcext:value-type="float">
            <text:p>1624632802,37107</text:p>
          </table:table-cell>
          <table:table-cell table:formula="of:=ROUND([.A23]-[$menor.$A$1];1)"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47092" calcext:value-type="float">
            <text:p>1624632802,47092</text:p>
          </table:table-cell>
          <table:table-cell table:formula="of:=ROUND([.A24]-[$menor.$A$1];1)"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57046" calcext:value-type="float">
            <text:p>1624632802,57046</text:p>
          </table:table-cell>
          <table:table-cell table:formula="of:=ROUND([.A25]-[$menor.$A$1];1)"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67099" calcext:value-type="float">
            <text:p>1624632802,67099</text:p>
          </table:table-cell>
          <table:table-cell table:formula="of:=ROUND([.A26]-[$menor.$A$1];1)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77057" calcext:value-type="float">
            <text:p>1624632802,77057</text:p>
          </table:table-cell>
          <table:table-cell table:formula="of:=ROUND([.A27]-[$menor.$A$1];1)"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87135" calcext:value-type="float">
            <text:p>1624632802,87135</text:p>
          </table:table-cell>
          <table:table-cell table:formula="of:=ROUND([.A28]-[$menor.$A$1];1)" office:value-type="float" office:value="2.6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2.971" calcext:value-type="float">
            <text:p>1624632802,971</text:p>
          </table:table-cell>
          <table:table-cell table:formula="of:=ROUND([.A29]-[$menor.$A$1];1)"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07072" calcext:value-type="float">
            <text:p>1624632803,07072</text:p>
          </table:table-cell>
          <table:table-cell table:formula="of:=ROUND([.A30]-[$menor.$A$1];1)" office:value-type="float" office:value="2.8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17145" calcext:value-type="float">
            <text:p>1624632803,17145</text:p>
          </table:table-cell>
          <table:table-cell table:formula="of:=ROUND([.A31]-[$menor.$A$1];1)" office:value-type="float" office:value="2.9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27113" calcext:value-type="float">
            <text:p>1624632803,27113</text:p>
          </table:table-cell>
          <table:table-cell table:formula="of:=ROUND([.A32]-[$menor.$A$1];1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37084" calcext:value-type="float">
            <text:p>1624632803,37084</text:p>
          </table:table-cell>
          <table:table-cell table:formula="of:=ROUND([.A33]-[$menor.$A$1];1)" office:value-type="float" office:value="3.1" calcext:value-type="float">
            <text:p>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47161" calcext:value-type="float">
            <text:p>1624632803,47161</text:p>
          </table:table-cell>
          <table:table-cell table:formula="of:=ROUND([.A34]-[$menor.$A$1];1)" office:value-type="float" office:value="3.2" calcext:value-type="float">
            <text:p>3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57216" calcext:value-type="float">
            <text:p>1624632803,57216</text:p>
          </table:table-cell>
          <table:table-cell table:formula="of:=ROUND([.A35]-[$menor.$A$1];1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67175" calcext:value-type="float">
            <text:p>1624632803,67175</text:p>
          </table:table-cell>
          <table:table-cell table:formula="of:=ROUND([.A36]-[$menor.$A$1];1)" office:value-type="float" office:value="3.4" calcext:value-type="float">
            <text:p>3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77139" calcext:value-type="float">
            <text:p>1624632803,77139</text:p>
          </table:table-cell>
          <table:table-cell table:formula="of:=ROUND([.A37]-[$menor.$A$1];1)"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87191" calcext:value-type="float">
            <text:p>1624632803,87191</text:p>
          </table:table-cell>
          <table:table-cell table:formula="of:=ROUND([.A38]-[$menor.$A$1];1)" office:value-type="float" office:value="3.6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3.97149" calcext:value-type="float">
            <text:p>1624632803,97149</text:p>
          </table:table-cell>
          <table:table-cell table:formula="of:=ROUND([.A39]-[$menor.$A$1];1)" office:value-type="float" office:value="3.7" calcext:value-type="float">
            <text:p>3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07229" calcext:value-type="float">
            <text:p>1624632804,07229</text:p>
          </table:table-cell>
          <table:table-cell table:formula="of:=ROUND([.A40]-[$menor.$A$1];1)" office:value-type="float" office:value="3.8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17198" calcext:value-type="float">
            <text:p>1624632804,17198</text:p>
          </table:table-cell>
          <table:table-cell table:formula="of:=ROUND([.A41]-[$menor.$A$1];1)" office:value-type="float" office:value="3.9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2717" calcext:value-type="float">
            <text:p>1624632804,2717</text:p>
          </table:table-cell>
          <table:table-cell table:formula="of:=ROUND([.A42]-[$menor.$A$1];1)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37248" calcext:value-type="float">
            <text:p>1624632804,37248</text:p>
          </table:table-cell>
          <table:table-cell table:formula="of:=ROUND([.A43]-[$menor.$A$1];1)" office:value-type="float" office:value="4.1" calcext:value-type="float">
            <text:p>4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47199" calcext:value-type="float">
            <text:p>1624632804,47199</text:p>
          </table:table-cell>
          <table:table-cell table:formula="of:=ROUND([.A44]-[$menor.$A$1];1)"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57202" calcext:value-type="float">
            <text:p>1624632804,57202</text:p>
          </table:table-cell>
          <table:table-cell table:formula="of:=ROUND([.A45]-[$menor.$A$1];1)" office:value-type="float" office:value="4.3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67175" calcext:value-type="float">
            <text:p>1624632804,67175</text:p>
          </table:table-cell>
          <table:table-cell table:formula="of:=ROUND([.A46]-[$menor.$A$1];1)" office:value-type="float" office:value="4.4" calcext:value-type="float">
            <text:p>4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77229" calcext:value-type="float">
            <text:p>1624632804,77229</text:p>
          </table:table-cell>
          <table:table-cell table:formula="of:=ROUND([.A47]-[$menor.$A$1];1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87281" calcext:value-type="float">
            <text:p>1624632804,87281</text:p>
          </table:table-cell>
          <table:table-cell table:formula="of:=ROUND([.A48]-[$menor.$A$1];1)" office:value-type="float" office:value="4.6" calcext:value-type="float">
            <text:p>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4.97334" calcext:value-type="float">
            <text:p>1624632804,97334</text:p>
          </table:table-cell>
          <table:table-cell table:formula="of:=ROUND([.A49]-[$menor.$A$1];1)"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0739" calcext:value-type="float">
            <text:p>1624632805,0739</text:p>
          </table:table-cell>
          <table:table-cell table:formula="of:=ROUND([.A50]-[$menor.$A$1];1)" office:value-type="float" office:value="4.8" calcext:value-type="float">
            <text:p>4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17367" calcext:value-type="float">
            <text:p>1624632805,17367</text:p>
          </table:table-cell>
          <table:table-cell table:formula="of:=ROUND([.A51]-[$menor.$A$1];1)"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27427" calcext:value-type="float">
            <text:p>1624632805,27427</text:p>
          </table:table-cell>
          <table:table-cell table:formula="of:=ROUND([.A52]-[$menor.$A$1];1)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37385" calcext:value-type="float">
            <text:p>1624632805,37385</text:p>
          </table:table-cell>
          <table:table-cell table:formula="of:=ROUND([.A53]-[$menor.$A$1];1)"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47433" calcext:value-type="float">
            <text:p>1624632805,47433</text:p>
          </table:table-cell>
          <table:table-cell table:formula="of:=ROUND([.A54]-[$menor.$A$1];1)" office:value-type="float" office:value="5.2" calcext:value-type="float">
            <text:p>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57523" calcext:value-type="float">
            <text:p>1624632805,57523</text:p>
          </table:table-cell>
          <table:table-cell table:formula="of:=ROUND([.A55]-[$menor.$A$1];1)"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67489" calcext:value-type="float">
            <text:p>1624632805,67489</text:p>
          </table:table-cell>
          <table:table-cell table:formula="of:=ROUND([.A56]-[$menor.$A$1];1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77553" calcext:value-type="float">
            <text:p>1624632805,77553</text:p>
          </table:table-cell>
          <table:table-cell table:formula="of:=ROUND([.A57]-[$menor.$A$1];1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87618" calcext:value-type="float">
            <text:p>1624632805,87618</text:p>
          </table:table-cell>
          <table:table-cell table:formula="of:=ROUND([.A58]-[$menor.$A$1];1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5.97559" calcext:value-type="float">
            <text:p>1624632805,97559</text:p>
          </table:table-cell>
          <table:table-cell table:formula="of:=ROUND([.A59]-[$menor.$A$1];1)" office:value-type="float" office:value="5.7" calcext:value-type="float">
            <text:p>5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07614" calcext:value-type="float">
            <text:p>1624632806,07614</text:p>
          </table:table-cell>
          <table:table-cell table:formula="of:=ROUND([.A60]-[$menor.$A$1];1)" office:value-type="float" office:value="5.8" calcext:value-type="float">
            <text:p>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17574" calcext:value-type="float">
            <text:p>1624632806,17574</text:p>
          </table:table-cell>
          <table:table-cell table:formula="of:=ROUND([.A61]-[$menor.$A$1];1)"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27633" calcext:value-type="float">
            <text:p>1624632806,27633</text:p>
          </table:table-cell>
          <table:table-cell table:formula="of:=ROUND([.A62]-[$menor.$A$1];1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37712" calcext:value-type="float">
            <text:p>1624632806,37712</text:p>
          </table:table-cell>
          <table:table-cell table:formula="of:=ROUND([.A63]-[$menor.$A$1];1)"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47687" calcext:value-type="float">
            <text:p>1624632806,47687</text:p>
          </table:table-cell>
          <table:table-cell table:formula="of:=ROUND([.A64]-[$menor.$A$1];1)"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57713" calcext:value-type="float">
            <text:p>1624632806,57713</text:p>
          </table:table-cell>
          <table:table-cell table:formula="of:=ROUND([.A65]-[$menor.$A$1];1)" office:value-type="float" office:value="6.3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67673" calcext:value-type="float">
            <text:p>1624632806,67673</text:p>
          </table:table-cell>
          <table:table-cell table:formula="of:=ROUND([.A66]-[$menor.$A$1];1)"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77679" calcext:value-type="float">
            <text:p>1624632806,77679</text:p>
          </table:table-cell>
          <table:table-cell table:formula="of:=ROUND([.A67]-[$menor.$A$1];1)" office:value-type="float" office:value="6.5" calcext:value-type="float">
            <text:p>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87747" calcext:value-type="float">
            <text:p>1624632806,87747</text:p>
          </table:table-cell>
          <table:table-cell table:formula="of:=ROUND([.A68]-[$menor.$A$1];1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6.97707" calcext:value-type="float">
            <text:p>1624632806,97707</text:p>
          </table:table-cell>
          <table:table-cell table:formula="of:=ROUND([.A69]-[$menor.$A$1];1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0768" calcext:value-type="float">
            <text:p>1624632807,0768</text:p>
          </table:table-cell>
          <table:table-cell table:formula="of:=ROUND([.A70]-[$menor.$A$1];1)"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17757" calcext:value-type="float">
            <text:p>1624632807,17757</text:p>
          </table:table-cell>
          <table:table-cell table:formula="of:=ROUND([.A71]-[$menor.$A$1];1)" office:value-type="float" office:value="6.9" calcext:value-type="float">
            <text:p>6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27816" calcext:value-type="float">
            <text:p>1624632807,27816</text:p>
          </table:table-cell>
          <table:table-cell table:formula="of:=ROUND([.A72]-[$menor.$A$1];1)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37773" calcext:value-type="float">
            <text:p>1624632807,37773</text:p>
          </table:table-cell>
          <table:table-cell table:formula="of:=ROUND([.A73]-[$menor.$A$1];1)" office:value-type="float" office:value="7.1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47839" calcext:value-type="float">
            <text:p>1624632807,47839</text:p>
          </table:table-cell>
          <table:table-cell table:formula="of:=ROUND([.A74]-[$menor.$A$1];1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57824" calcext:value-type="float">
            <text:p>1624632807,57824</text:p>
          </table:table-cell>
          <table:table-cell table:formula="of:=ROUND([.A75]-[$menor.$A$1];1)" office:value-type="float" office:value="7.3" calcext:value-type="float">
            <text:p>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67786" calcext:value-type="float">
            <text:p>1624632807,67786</text:p>
          </table:table-cell>
          <table:table-cell table:formula="of:=ROUND([.A76]-[$menor.$A$1];1)" office:value-type="float" office:value="7.4" calcext:value-type="float">
            <text:p>7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77851" calcext:value-type="float">
            <text:p>1624632807,77851</text:p>
          </table:table-cell>
          <table:table-cell table:formula="of:=ROUND([.A77]-[$menor.$A$1];1)" office:value-type="float" office:value="7.5" calcext:value-type="float">
            <text:p>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87915" calcext:value-type="float">
            <text:p>1624632807,87915</text:p>
          </table:table-cell>
          <table:table-cell table:formula="of:=ROUND([.A78]-[$menor.$A$1];1)" office:value-type="float" office:value="7.6" calcext:value-type="float">
            <text:p>7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7.97881" calcext:value-type="float">
            <text:p>1624632807,97881</text:p>
          </table:table-cell>
          <table:table-cell table:formula="of:=ROUND([.A79]-[$menor.$A$1];1)" office:value-type="float" office:value="7.7" calcext:value-type="float">
            <text:p>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07866" calcext:value-type="float">
            <text:p>1624632808,07866</text:p>
          </table:table-cell>
          <table:table-cell table:formula="of:=ROUND([.A80]-[$menor.$A$1];1)" office:value-type="float" office:value="7.8" calcext:value-type="float">
            <text:p>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17898" calcext:value-type="float">
            <text:p>1624632808,17898</text:p>
          </table:table-cell>
          <table:table-cell table:formula="of:=ROUND([.A81]-[$menor.$A$1];1)" office:value-type="float" office:value="7.9" calcext:value-type="float">
            <text:p>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27864" calcext:value-type="float">
            <text:p>1624632808,27864</text:p>
          </table:table-cell>
          <table:table-cell table:formula="of:=ROUND([.A82]-[$menor.$A$1];1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37912" calcext:value-type="float">
            <text:p>1624632808,37912</text:p>
          </table:table-cell>
          <table:table-cell table:formula="of:=ROUND([.A83]-[$menor.$A$1];1)" office:value-type="float" office:value="8.1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47864" calcext:value-type="float">
            <text:p>1624632808,47864</text:p>
          </table:table-cell>
          <table:table-cell table:formula="of:=ROUND([.A84]-[$menor.$A$1];1)" office:value-type="float" office:value="8.2" calcext:value-type="float">
            <text:p>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57945" calcext:value-type="float">
            <text:p>1624632808,57945</text:p>
          </table:table-cell>
          <table:table-cell table:formula="of:=ROUND([.A85]-[$menor.$A$1];1)" office:value-type="float" office:value="8.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67911" calcext:value-type="float">
            <text:p>1624632808,67911</text:p>
          </table:table-cell>
          <table:table-cell table:formula="of:=ROUND([.A86]-[$menor.$A$1];1)" office:value-type="float" office:value="8.4" calcext:value-type="float">
            <text:p>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77889" calcext:value-type="float">
            <text:p>1624632808,77889</text:p>
          </table:table-cell>
          <table:table-cell table:formula="of:=ROUND([.A87]-[$menor.$A$1];1)"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87945" calcext:value-type="float">
            <text:p>1624632808,87945</text:p>
          </table:table-cell>
          <table:table-cell table:formula="of:=ROUND([.A88]-[$menor.$A$1];1)" office:value-type="float" office:value="8.6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8.97909" calcext:value-type="float">
            <text:p>1624632808,97909</text:p>
          </table:table-cell>
          <table:table-cell table:formula="of:=ROUND([.A89]-[$menor.$A$1];1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0789" calcext:value-type="float">
            <text:p>1624632809,0789</text:p>
          </table:table-cell>
          <table:table-cell table:formula="of:=ROUND([.A90]-[$menor.$A$1];1)"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17866" calcext:value-type="float">
            <text:p>1624632809,17866</text:p>
          </table:table-cell>
          <table:table-cell table:formula="of:=ROUND([.A91]-[$menor.$A$1];1)"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2789" calcext:value-type="float">
            <text:p>1624632809,2789</text:p>
          </table:table-cell>
          <table:table-cell table:formula="of:=ROUND([.A92]-[$menor.$A$1];1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17453293" calcext:value-type="float">
            <text:p>-0,1745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2.99999986" calcext:value-type="float">
            <text:p>-2,9999998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624632809.37927" calcext:value-type="float">
            <text:p>1624632809,37927</text:p>
          </table:table-cell>
          <table:table-cell table:formula="of:=ROUND([.A93]-[$menor.$A$1];1)" office:value-type="float" office:value="9.1" calcext:value-type="float">
            <text:p>9,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34906585" calcext:value-type="float">
            <text:p>-0,34906585</text:p>
          </table:table-cell>
          <table:table-cell office:value-type="float" office:value="-0.00291" calcext:value-type="float">
            <text:p>-0,00291</text:p>
          </table:table-cell>
          <table:table-cell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5" calcext:value-type="float">
            <text:p>-135</text:p>
          </table:table-cell>
          <table:table-cell office:value-type="float" office:value="-3.05006262" calcext:value-type="float">
            <text:p>-3,05006262</text:p>
          </table:table-cell>
          <table:table-cell office:value-type="float" office:value="-2.94908739" calcext:value-type="float">
            <text:p>-2,94908739</text:p>
          </table:table-cell>
          <table:table-cell office:value-type="float" office:value="-135.96428797" calcext:value-type="float">
            <text:p>-135,96428797</text:p>
          </table:table-cell>
        </table:table-row>
        <table:table-row table:style-name="ro1">
          <table:table-cell office:value-type="float" office:value="1624632809.47864" calcext:value-type="float">
            <text:p>1624632809,47864</text:p>
          </table:table-cell>
          <table:table-cell table:formula="of:=ROUND([.A94]-[$menor.$A$1];1)" office:value-type="float" office:value="9.2" calcext:value-type="float">
            <text:p>9,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0873" calcext:value-type="float">
            <text:p>-0,00873</text:p>
          </table:table-cell>
          <table:table-cell office:value-type="float" office:value="0" calcext:value-type="float">
            <text:p>0</text:p>
          </table:table-cell>
          <table:table-cell office:value-type="float" office:value="4.2426405" calcext:value-type="float">
            <text:p>4,2426405</text:p>
          </table:table-cell>
          <table:table-cell office:value-type="float" office:value="-134" calcext:value-type="float">
            <text:p>-134</text:p>
          </table:table-cell>
          <table:table-cell office:value-type="float" office:value="-3.10479722" calcext:value-type="float">
            <text:p>-3,10479722</text:p>
          </table:table-cell>
          <table:table-cell office:value-type="float" office:value="-2.89452829" calcext:value-type="float">
            <text:p>-2,89452829</text:p>
          </table:table-cell>
          <table:table-cell office:value-type="float" office:value="-136.98052645" calcext:value-type="float">
            <text:p>-136,98052645</text:p>
          </table:table-cell>
        </table:table-row>
        <table:table-row table:style-name="ro1">
          <table:table-cell office:value-type="float" office:value="1624632809.57899" calcext:value-type="float">
            <text:p>1624632809,57899</text:p>
          </table:table-cell>
          <table:table-cell table:formula="of:=ROUND([.A95]-[$menor.$A$1];1)" office:value-type="float" office:value="9.3" calcext:value-type="float">
            <text:p>9,3</text:p>
          </table:table-cell>
          <table:table-cell office:value-type="float" office:value="-0.0895" calcext:value-type="float">
            <text:p>-0,08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17945" calcext:value-type="float">
            <text:p>-0,017945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4.24058342" calcext:value-type="float">
            <text:p>4,24058342</text:p>
          </table:table-cell>
          <table:table-cell office:value-type="float" office:value="-132" calcext:value-type="float">
            <text:p>-132</text:p>
          </table:table-cell>
          <table:table-cell office:value-type="float" office:value="-3.15816809" calcext:value-type="float">
            <text:p>-3,15816809</text:p>
          </table:table-cell>
          <table:table-cell office:value-type="float" office:value="-2.83964566" calcext:value-type="float">
            <text:p>-2,83964566</text:p>
          </table:table-cell>
          <table:table-cell office:value-type="float" office:value="-137.9610529" calcext:value-type="float">
            <text:p>-137,9610529</text:p>
          </table:table-cell>
        </table:table-row>
        <table:table-row table:style-name="ro1">
          <table:table-cell office:value-type="float" office:value="1624632809.67879" calcext:value-type="float">
            <text:p>1624632809,67879</text:p>
          </table:table-cell>
          <table:table-cell table:formula="of:=ROUND([.A96]-[$menor.$A$1];1)" office:value-type="float" office:value="9.4" calcext:value-type="float">
            <text:p>9,4</text:p>
          </table:table-cell>
          <table:table-cell office:value-type="float" office:value="-0.1195" calcext:value-type="float">
            <text:p>-0,11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29585" calcext:value-type="float">
            <text:p>-0,029585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4.23647213" calcext:value-type="float">
            <text:p>4,23647213</text:p>
          </table:table-cell>
          <table:table-cell office:value-type="float" office:value="-129" calcext:value-type="float">
            <text:p>-129</text:p>
          </table:table-cell>
          <table:table-cell office:value-type="float" office:value="-3.1151592" calcext:value-type="float">
            <text:p>-3,1151592</text:p>
          </table:table-cell>
          <table:table-cell office:value-type="float" office:value="-2.88952482" calcext:value-type="float">
            <text:p>-2,88952482</text:p>
          </table:table-cell>
          <table:table-cell office:value-type="float" office:value="-136.97729138" calcext:value-type="float">
            <text:p>-136,97729138</text:p>
          </table:table-cell>
        </table:table-row>
        <table:table-row table:style-name="ro1">
          <table:table-cell office:value-type="float" office:value="1624632809.77905" calcext:value-type="float">
            <text:p>1624632809,77905</text:p>
          </table:table-cell>
          <table:table-cell table:formula="of:=ROUND([.A97]-[$menor.$A$1];1)" office:value-type="float" office:value="9.5" calcext:value-type="float">
            <text:p>9,5</text:p>
          </table:table-cell>
          <table:table-cell office:value-type="float" office:value="-0.1495" calcext:value-type="float">
            <text:p>-0,14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4462" calcext:value-type="float">
            <text:p>-0,04462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4.23065853" calcext:value-type="float">
            <text:p>4,23065853</text:p>
          </table:table-cell>
          <table:table-cell office:value-type="float" office:value="-127" calcext:value-type="float">
            <text:p>-127</text:p>
          </table:table-cell>
          <table:table-cell office:value-type="float" office:value="-3.17149201" calcext:value-type="float">
            <text:p>-3,17149201</text:p>
          </table:table-cell>
          <table:table-cell office:value-type="float" office:value="-2.830267" calcext:value-type="float">
            <text:p>-2,830267</text:p>
          </table:table-cell>
          <table:table-cell office:value-type="float" office:value="-137.95781783" calcext:value-type="float">
            <text:p>-137,95781783</text:p>
          </table:table-cell>
        </table:table-row>
        <table:table-row table:style-name="ro1">
          <table:table-cell office:value-type="float" office:value="1624632809.87937" calcext:value-type="float">
            <text:p>1624632809,87937</text:p>
          </table:table-cell>
          <table:table-cell table:formula="of:=ROUND([.A98]-[$menor.$A$1];1)" office:value-type="float" office:value="9.6" calcext:value-type="float">
            <text:p>9,6</text:p>
          </table:table-cell>
          <table:table-cell office:value-type="float" office:value="-0.1795" calcext:value-type="float">
            <text:p>-0,17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61595" calcext:value-type="float">
            <text:p>-0,061595</text:p>
          </table:table-cell>
          <table:table-cell office:value-type="float" office:value="0.0097" calcext:value-type="float">
            <text:p>0,0097</text:p>
          </table:table-cell>
          <table:table-cell office:value-type="float" office:value="4.22384119" calcext:value-type="float">
            <text:p>4,22384119</text:p>
          </table:table-cell>
          <table:table-cell office:value-type="float" office:value="-124" calcext:value-type="float">
            <text:p>-124</text:p>
          </table:table-cell>
          <table:table-cell office:value-type="float" office:value="-3.12802405" calcext:value-type="float">
            <text:p>-3,12802405</text:p>
          </table:table-cell>
          <table:table-cell office:value-type="float" office:value="-2.88095222" calcext:value-type="float">
            <text:p>-2,88095222</text:p>
          </table:table-cell>
          <table:table-cell office:value-type="float" office:value="-136.88639377" calcext:value-type="float">
            <text:p>-136,88639377</text:p>
          </table:table-cell>
        </table:table-row>
        <table:table-row table:style-name="ro1">
          <table:table-cell office:value-type="float" office:value="1624632809.97866" calcext:value-type="float">
            <text:p>1624632809,97866</text:p>
          </table:table-cell>
          <table:table-cell table:formula="of:=ROUND([.A99]-[$menor.$A$1];1)" office:value-type="float" office:value="9.7" calcext:value-type="float">
            <text:p>9,7</text:p>
          </table:table-cell>
          <table:table-cell office:value-type="float" office:value="-0.2095" calcext:value-type="float">
            <text:p>-0,20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081965" calcext:value-type="float">
            <text:p>-0,081965</text:p>
          </table:table-cell>
          <table:table-cell office:value-type="float" office:value="0.01455" calcext:value-type="float">
            <text:p>0,01455</text:p>
          </table:table-cell>
          <table:table-cell office:value-type="float" office:value="4.21535587" calcext:value-type="float">
            <text:p>4,21535587</text:p>
          </table:table-cell>
          <table:table-cell office:value-type="float" office:value="-122" calcext:value-type="float">
            <text:p>-122</text:p>
          </table:table-cell>
          <table:table-cell office:value-type="float" office:value="-3.19197807" calcext:value-type="float">
            <text:p>-3,19197807</text:p>
          </table:table-cell>
          <table:table-cell office:value-type="float" office:value="-2.81340591" calcext:value-type="float">
            <text:p>-2,81340591</text:p>
          </table:table-cell>
          <table:table-cell office:value-type="float" office:value="-137.95458276" calcext:value-type="float">
            <text:p>-137,95458276</text:p>
          </table:table-cell>
        </table:table-row>
        <table:table-row table:style-name="ro1">
          <table:table-cell office:value-type="float" office:value="1624632810.07895" calcext:value-type="float">
            <text:p>1624632810,07895</text:p>
          </table:table-cell>
          <table:table-cell table:formula="of:=ROUND([.A100]-[$menor.$A$1];1)" office:value-type="float" office:value="9.8" calcext:value-type="float">
            <text:p>9,8</text:p>
          </table:table-cell>
          <table:table-cell office:value-type="float" office:value="-0.2395" calcext:value-type="float">
            <text:p>-0,239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10476" calcext:value-type="float">
            <text:p>-0,10476</text:p>
          </table:table-cell>
          <table:table-cell office:value-type="float" office:value="0.022795" calcext:value-type="float">
            <text:p>0,022795</text:p>
          </table:table-cell>
          <table:table-cell office:value-type="float" office:value="4.20624733" calcext:value-type="float">
            <text:p>4,20624733</text:p>
          </table:table-cell>
          <table:table-cell office:value-type="float" office:value="-118" calcext:value-type="float">
            <text:p>-118</text:p>
          </table:table-cell>
          <table:table-cell office:value-type="float" office:value="-3.10172129" calcext:value-type="float">
            <text:p>-3,10172129</text:p>
          </table:table-cell>
          <table:table-cell office:value-type="float" office:value="-2.91351908" calcext:value-type="float">
            <text:p>-2,91351908</text:p>
          </table:table-cell>
          <table:table-cell office:value-type="float" office:value="-135.8831587" calcext:value-type="float">
            <text:p>-135,8831587</text:p>
          </table:table-cell>
        </table:table-row>
        <table:table-row table:style-name="ro1">
          <table:table-cell office:value-type="float" office:value="1624632810.17934" calcext:value-type="float">
            <text:p>1624632810,17934</text:p>
          </table:table-cell>
          <table:table-cell table:formula="of:=ROUND([.A101]-[$menor.$A$1];1)" office:value-type="float" office:value="9.9" calcext:value-type="float">
            <text:p>9,9</text:p>
          </table:table-cell>
          <table:table-cell office:value-type="float" office:value="-0.2545" calcext:value-type="float">
            <text:p>-0,254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128525" calcext:value-type="float">
            <text:p>-0,128525</text:p>
          </table:table-cell>
          <table:table-cell office:value-type="float" office:value="0.031525" calcext:value-type="float">
            <text:p>0,031525</text:p>
          </table:table-cell>
          <table:table-cell office:value-type="float" office:value="4.19552612" calcext:value-type="float">
            <text:p>4,19552612</text:p>
          </table:table-cell>
          <table:table-cell office:value-type="float" office:value="-116" calcext:value-type="float">
            <text:p>-116</text:p>
          </table:table-cell>
          <table:table-cell office:value-type="float" office:value="-3.16635734" calcext:value-type="float">
            <text:p>-3,16635734</text:p>
          </table:table-cell>
          <table:table-cell office:value-type="float" office:value="-2.84583902" calcext:value-type="float">
            <text:p>-2,84583902</text:p>
          </table:table-cell>
          <table:table-cell office:value-type="float" office:value="-136.86368515" calcext:value-type="float">
            <text:p>-136,86368515</text:p>
          </table:table-cell>
        </table:table-row>
        <table:table-row table:style-name="ro1">
          <table:table-cell office:value-type="float" office:value="1624632810.27864" calcext:value-type="float">
            <text:p>1624632810,27864</text:p>
          </table:table-cell>
          <table:table-cell table:formula="of:=ROUND([.A102]-[$menor.$A$1];1)" office:value-type="float" office:value="10" calcext:value-type="float">
            <text:p>10</text:p>
          </table:table-cell>
          <table:table-cell office:value-type="float" office:value="-0.2355" calcext:value-type="float">
            <text:p>-0,235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150835" calcext:value-type="float">
            <text:p>-0,150835</text:p>
          </table:table-cell>
          <table:table-cell office:value-type="float" office:value="0.04074" calcext:value-type="float">
            <text:p>0,04074</text:p>
          </table:table-cell>
          <table:table-cell office:value-type="float" office:value="4.18565464" calcext:value-type="float">
            <text:p>4,18565464</text:p>
          </table:table-cell>
          <table:table-cell office:value-type="float" office:value="-113" calcext:value-type="float">
            <text:p>-113</text:p>
          </table:table-cell>
          <table:table-cell office:value-type="float" office:value="-3.13333283" calcext:value-type="float">
            <text:p>-3,13333283</text:p>
          </table:table-cell>
          <table:table-cell office:value-type="float" office:value="-2.88237869" calcext:value-type="float">
            <text:p>-2,88237869</text:p>
          </table:table-cell>
          <table:table-cell office:value-type="float" office:value="-135.87992363" calcext:value-type="float">
            <text:p>-135,87992363</text:p>
          </table:table-cell>
        </table:table-row>
        <table:table-row table:style-name="ro1">
          <table:table-cell office:value-type="float" office:value="1624632810.37875" calcext:value-type="float">
            <text:p>1624632810,37875</text:p>
          </table:table-cell>
          <table:table-cell table:formula="of:=ROUND([.A103]-[$menor.$A$1];1)" office:value-type="float" office:value="10.1" calcext:value-type="float">
            <text:p>10,1</text:p>
          </table:table-cell>
          <table:table-cell office:value-type="float" office:value="-0.2225" calcext:value-type="float">
            <text:p>-0,222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17072" calcext:value-type="float">
            <text:p>-0,17072</text:p>
          </table:table-cell>
          <table:table-cell office:value-type="float" office:value="0.049955" calcext:value-type="float">
            <text:p>0,049955</text:p>
          </table:table-cell>
          <table:table-cell office:value-type="float" office:value="4.17558527" calcext:value-type="float">
            <text:p>4,17558527</text:p>
          </table:table-cell>
          <table:table-cell office:value-type="float" office:value="-111" calcext:value-type="float">
            <text:p>-111</text:p>
          </table:table-cell>
          <table:table-cell office:value-type="float" office:value="-3.19771972" calcext:value-type="float">
            <text:p>-3,19771972</text:p>
          </table:table-cell>
          <table:table-cell office:value-type="float" office:value="-2.81443178" calcext:value-type="float">
            <text:p>-2,81443178</text:p>
          </table:table-cell>
          <table:table-cell office:value-type="float" office:value="-136.86045008" calcext:value-type="float">
            <text:p>-136,86045008</text:p>
          </table:table-cell>
        </table:table-row>
        <table:table-row table:style-name="ro1">
          <table:table-cell office:value-type="float" office:value="1624632810.47868" calcext:value-type="float">
            <text:p>1624632810,47868</text:p>
          </table:table-cell>
          <table:table-cell table:formula="of:=ROUND([.A104]-[$menor.$A$1];1)" office:value-type="float" office:value="10.2" calcext:value-type="float">
            <text:p>10,2</text:p>
          </table:table-cell>
          <table:table-cell office:value-type="float" office:value="-0.1965" calcext:value-type="float">
            <text:p>-0,196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187695" calcext:value-type="float">
            <text:p>-0,187695</text:p>
          </table:table-cell>
          <table:table-cell office:value-type="float" office:value="0.059655" calcext:value-type="float">
            <text:p>0,059655</text:p>
          </table:table-cell>
          <table:table-cell office:value-type="float" office:value="4.16699409" calcext:value-type="float">
            <text:p>4,16699409</text:p>
          </table:table-cell>
          <table:table-cell office:value-type="float" office:value="-107" calcext:value-type="float">
            <text:p>-107</text:p>
          </table:table-cell>
          <table:table-cell office:value-type="float" office:value="-3.11088151" calcext:value-type="float">
            <text:p>-3,11088151</text:p>
          </table:table-cell>
          <table:table-cell office:value-type="float" office:value="-2.9028894" calcext:value-type="float">
            <text:p>-2,9028894</text:p>
          </table:table-cell>
          <table:table-cell office:value-type="float" office:value="-134.87668856" calcext:value-type="float">
            <text:p>-134,87668856</text:p>
          </table:table-cell>
        </table:table-row>
        <table:table-row table:style-name="ro1">
          <table:table-cell office:value-type="float" office:value="1624632810.57871" calcext:value-type="float">
            <text:p>1624632810,57871</text:p>
          </table:table-cell>
          <table:table-cell table:formula="of:=ROUND([.A105]-[$menor.$A$1];1)" office:value-type="float" office:value="10.3" calcext:value-type="float">
            <text:p>10,3</text:p>
          </table:table-cell>
          <table:table-cell office:value-type="float" office:value="-0.1835" calcext:value-type="float">
            <text:p>-0,183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2037" calcext:value-type="float">
            <text:p>-0,2037</text:p>
          </table:table-cell>
          <table:table-cell office:value-type="float" office:value="0.06887" calcext:value-type="float">
            <text:p>0,06887</text:p>
          </table:table-cell>
          <table:table-cell office:value-type="float" office:value="4.16017437" calcext:value-type="float">
            <text:p>4,16017437</text:p>
          </table:table-cell>
          <table:table-cell office:value-type="float" office:value="-105" calcext:value-type="float">
            <text:p>-105</text:p>
          </table:table-cell>
          <table:table-cell office:value-type="float" office:value="-3.17306289" calcext:value-type="float">
            <text:p>-3,17306289</text:p>
          </table:table-cell>
          <table:table-cell office:value-type="float" office:value="-2.83769368" calcext:value-type="float">
            <text:p>-2,83769368</text:p>
          </table:table-cell>
          <table:table-cell office:value-type="float" office:value="-135.85721501" calcext:value-type="float">
            <text:p>-135,85721501</text:p>
          </table:table-cell>
        </table:table-row>
        <table:table-row table:style-name="ro1">
          <table:table-cell office:value-type="float" office:value="1624632810.67848" calcext:value-type="float">
            <text:p>1624632810,67848</text:p>
          </table:table-cell>
          <table:table-cell table:formula="of:=ROUND([.A106]-[$menor.$A$1];1)" office:value-type="float" office:value="10.4" calcext:value-type="float">
            <text:p>10,4</text:p>
          </table:table-cell>
          <table:table-cell office:value-type="float" office:value="-0.1635" calcext:value-type="float">
            <text:p>-0,163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17765" calcext:value-type="float">
            <text:p>-0,217765</text:p>
          </table:table-cell>
          <table:table-cell office:value-type="float" office:value="0.0776" calcext:value-type="float">
            <text:p>0,0776</text:p>
          </table:table-cell>
          <table:table-cell office:value-type="float" office:value="4.15578508" calcext:value-type="float">
            <text:p>4,15578508</text:p>
          </table:table-cell>
          <table:table-cell office:value-type="float" office:value="-102" calcext:value-type="float">
            <text:p>-102</text:p>
          </table:table-cell>
          <table:table-cell office:value-type="float" office:value="-3.13578634" calcext:value-type="float">
            <text:p>-3,13578634</text:p>
          </table:table-cell>
          <table:table-cell office:value-type="float" office:value="-2.87619695" calcext:value-type="float">
            <text:p>-2,87619695</text:p>
          </table:table-cell>
          <table:table-cell office:value-type="float" office:value="-134.8734535" calcext:value-type="float">
            <text:p>-134,8734535</text:p>
          </table:table-cell>
        </table:table-row>
        <table:table-row table:style-name="ro1">
          <table:table-cell office:value-type="float" office:value="1624632810.77916" calcext:value-type="float">
            <text:p>1624632810,77916</text:p>
          </table:table-cell>
          <table:table-cell table:formula="of:=ROUND([.A107]-[$menor.$A$1];1)" office:value-type="float" office:value="10.5" calcext:value-type="float">
            <text:p>10,5</text:p>
          </table:table-cell>
          <table:table-cell office:value-type="float" office:value="-0.1495" calcext:value-type="float">
            <text:p>-0,149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2989" calcext:value-type="float">
            <text:p>-0,22989</text:p>
          </table:table-cell>
          <table:table-cell office:value-type="float" office:value="0.086815" calcext:value-type="float">
            <text:p>0,086815</text:p>
          </table:table-cell>
          <table:table-cell office:value-type="float" office:value="4.15177774" calcext:value-type="float">
            <text:p>4,15177774</text:p>
          </table:table-cell>
          <table:table-cell office:value-type="float" office:value="-99" calcext:value-type="float">
            <text:p>-99</text:p>
          </table:table-cell>
          <table:table-cell office:value-type="float" office:value="-3.14602382" calcext:value-type="float">
            <text:p>-3,14602382</text:p>
          </table:table-cell>
          <table:table-cell office:value-type="float" office:value="-2.8656225" calcext:value-type="float">
            <text:p>-2,8656225</text:p>
          </table:table-cell>
          <table:table-cell office:value-type="float" office:value="-134.85397995" calcext:value-type="float">
            <text:p>-134,85397995</text:p>
          </table:table-cell>
        </table:table-row>
        <table:table-row table:style-name="ro1">
          <table:table-cell office:value-type="float" office:value="1624632810.87929" calcext:value-type="float">
            <text:p>1624632810,87929</text:p>
          </table:table-cell>
          <table:table-cell table:formula="of:=ROUND([.A108]-[$menor.$A$1];1)" office:value-type="float" office:value="10.6" calcext:value-type="float">
            <text:p>10,6</text:p>
          </table:table-cell>
          <table:table-cell office:value-type="float" office:value="-0.1215" calcext:value-type="float">
            <text:p>-0,121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3959" calcext:value-type="float">
            <text:p>-0,23959</text:p>
          </table:table-cell>
          <table:table-cell office:value-type="float" office:value="0.093605" calcext:value-type="float">
            <text:p>0,093605</text:p>
          </table:table-cell>
          <table:table-cell office:value-type="float" office:value="4.14878941" calcext:value-type="float">
            <text:p>4,14878941</text:p>
          </table:table-cell>
          <table:table-cell office:value-type="float" office:value="-96" calcext:value-type="float">
            <text:p>-96</text:p>
          </table:table-cell>
          <table:table-cell office:value-type="float" office:value="-3.10511391" calcext:value-type="float">
            <text:p>-3,10511391</text:p>
          </table:table-cell>
          <table:table-cell office:value-type="float" office:value="-2.90409473" calcext:value-type="float">
            <text:p>-2,90409473</text:p>
          </table:table-cell>
          <table:table-cell office:value-type="float" office:value="-133.87021843" calcext:value-type="float">
            <text:p>-133,87021843</text:p>
          </table:table-cell>
        </table:table-row>
        <table:table-row table:style-name="ro1">
          <table:table-cell office:value-type="float" office:value="1624632810.97911" calcext:value-type="float">
            <text:p>1624632810,97911</text:p>
          </table:table-cell>
          <table:table-cell table:formula="of:=ROUND([.A109]-[$menor.$A$1];1)" office:value-type="float" office:value="10.7" calcext:value-type="float">
            <text:p>10,7</text:p>
          </table:table-cell>
          <table:table-cell office:value-type="float" office:value="-0.1075" calcext:value-type="float">
            <text:p>-0,107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47835" calcext:value-type="float">
            <text:p>-0,247835</text:p>
          </table:table-cell>
          <table:table-cell office:value-type="float" office:value="0.10088" calcext:value-type="float">
            <text:p>0,10088</text:p>
          </table:table-cell>
          <table:table-cell office:value-type="float" office:value="4.1475215" calcext:value-type="float">
            <text:p>4,1475215</text:p>
          </table:table-cell>
          <table:table-cell office:value-type="float" office:value="-94" calcext:value-type="float">
            <text:p>-94</text:p>
          </table:table-cell>
          <table:table-cell office:value-type="float" office:value="-3.16468086" calcext:value-type="float">
            <text:p>-3,16468086</text:p>
          </table:table-cell>
          <table:table-cell office:value-type="float" office:value="-2.84676539" calcext:value-type="float">
            <text:p>-2,84676539</text:p>
          </table:table-cell>
          <table:table-cell office:value-type="float" office:value="-134.85074488" calcext:value-type="float">
            <text:p>-134,85074488</text:p>
          </table:table-cell>
        </table:table-row>
        <table:table-row table:style-name="ro1">
          <table:table-cell office:value-type="float" office:value="1624632811.07949" calcext:value-type="float">
            <text:p>1624632811,07949</text:p>
          </table:table-cell>
          <table:table-cell table:formula="of:=ROUND([.A110]-[$menor.$A$1];1)" office:value-type="float" office:value="10.8" calcext:value-type="float">
            <text:p>10,8</text:p>
          </table:table-cell>
          <table:table-cell office:value-type="float" office:value="-0.0855" calcext:value-type="float">
            <text:p>-0,085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53655" calcext:value-type="float">
            <text:p>-0,253655</text:p>
          </table:table-cell>
          <table:table-cell office:value-type="float" office:value="0.1067" calcext:value-type="float">
            <text:p>0,1067</text:p>
          </table:table-cell>
          <table:table-cell office:value-type="float" office:value="4.1461134" calcext:value-type="float">
            <text:p>4,1461134</text:p>
          </table:table-cell>
          <table:table-cell office:value-type="float" office:value="-91" calcext:value-type="float">
            <text:p>-91</text:p>
          </table:table-cell>
          <table:table-cell office:value-type="float" office:value="-3.1210356" calcext:value-type="float">
            <text:p>-3,1210356</text:p>
          </table:table-cell>
          <table:table-cell office:value-type="float" office:value="-2.88826279" calcext:value-type="float">
            <text:p>-2,88826279</text:p>
          </table:table-cell>
          <table:table-cell office:value-type="float" office:value="-133.86698336" calcext:value-type="float">
            <text:p>-133,86698336</text:p>
          </table:table-cell>
        </table:table-row>
        <table:table-row table:style-name="ro1">
          <table:table-cell office:value-type="float" office:value="1624632811.17981" calcext:value-type="float">
            <text:p>1624632811,17981</text:p>
          </table:table-cell>
          <table:table-cell table:formula="of:=ROUND([.A111]-[$menor.$A$1];1)" office:value-type="float" office:value="10.9" calcext:value-type="float">
            <text:p>10,9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5899" calcext:value-type="float">
            <text:p>-0,25899</text:p>
          </table:table-cell>
          <table:table-cell office:value-type="float" office:value="0.11155" calcext:value-type="float">
            <text:p>0,11155</text:p>
          </table:table-cell>
          <table:table-cell office:value-type="float" office:value="4.14606667" calcext:value-type="float">
            <text:p>4,14606667</text:p>
          </table:table-cell>
          <table:table-cell office:value-type="float" office:value="-89" calcext:value-type="float">
            <text:p>-89</text:p>
          </table:table-cell>
          <table:table-cell office:value-type="float" office:value="-3.17755386" calcext:value-type="float">
            <text:p>-3,17755386</text:p>
          </table:table-cell>
          <table:table-cell office:value-type="float" office:value="-2.83280408" calcext:value-type="float">
            <text:p>-2,83280408</text:p>
          </table:table-cell>
          <table:table-cell office:value-type="float" office:value="-134.84750981" calcext:value-type="float">
            <text:p>-134,84750981</text:p>
          </table:table-cell>
        </table:table-row>
        <table:table-row table:style-name="ro1">
          <table:table-cell office:value-type="float" office:value="1624632811.28016" calcext:value-type="float">
            <text:p>1624632811,28016</text:p>
          </table:table-cell>
          <table:table-cell table:formula="of:=ROUND([.A112]-[$menor.$A$1];1)" office:value-type="float" office:value="11" calcext:value-type="float">
            <text:p>11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19" calcext:value-type="float">
            <text:p>-0,2619</text:p>
          </table:table-cell>
          <table:table-cell office:value-type="float" office:value="0.114945" calcext:value-type="float">
            <text:p>0,114945</text:p>
          </table:table-cell>
          <table:table-cell office:value-type="float" office:value="4.14656448" calcext:value-type="float">
            <text:p>4,14656448</text:p>
          </table:table-cell>
          <table:table-cell office:value-type="float" office:value="-86" calcext:value-type="float">
            <text:p>-86</text:p>
          </table:table-cell>
          <table:table-cell office:value-type="float" office:value="-3.18224057" calcext:value-type="float">
            <text:p>-3,18224057</text:p>
          </table:table-cell>
          <table:table-cell office:value-type="float" office:value="-2.82930075" calcext:value-type="float">
            <text:p>-2,82930075</text:p>
          </table:table-cell>
          <table:table-cell office:value-type="float" office:value="-134.82803626" calcext:value-type="float">
            <text:p>-134,82803626</text:p>
          </table:table-cell>
        </table:table-row>
        <table:table-row table:style-name="ro1">
          <table:table-cell office:value-type="float" office:value="1624632811.38049" calcext:value-type="float">
            <text:p>1624632811,38049</text:p>
          </table:table-cell>
          <table:table-cell table:formula="of:=ROUND([.A113]-[$menor.$A$1];1)" office:value-type="float" office:value="11.1" calcext:value-type="float">
            <text:p>11,1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384" calcext:value-type="float">
            <text:p>-0,26384</text:p>
          </table:table-cell>
          <table:table-cell office:value-type="float" office:value="0.116885" calcext:value-type="float">
            <text:p>0,116885</text:p>
          </table:table-cell>
          <table:table-cell office:value-type="float" office:value="4.14667082" calcext:value-type="float">
            <text:p>4,14667082</text:p>
          </table:table-cell>
          <table:table-cell office:value-type="float" office:value="-83" calcext:value-type="float">
            <text:p>-83</text:p>
          </table:table-cell>
          <table:table-cell office:value-type="float" office:value="-3.13430178" calcext:value-type="float">
            <text:p>-3,13430178</text:p>
          </table:table-cell>
          <table:table-cell office:value-type="float" office:value="-2.87573835" calcext:value-type="float">
            <text:p>-2,87573835</text:p>
          </table:table-cell>
          <table:table-cell office:value-type="float" office:value="-133.84427474" calcext:value-type="float">
            <text:p>-133,84427474</text:p>
          </table:table-cell>
        </table:table-row>
        <table:table-row table:style-name="ro1">
          <table:table-cell office:value-type="float" office:value="1624632811.48101" calcext:value-type="float">
            <text:p>1624632811,48101</text:p>
          </table:table-cell>
          <table:table-cell table:formula="of:=ROUND([.A114]-[$menor.$A$1];1)" office:value-type="float" office:value="11.2" calcext:value-type="float">
            <text:p>11,2</text:p>
          </table:table-cell>
          <table:table-cell office:value-type="float" office:value="-0.007" calcext:value-type="float">
            <text:p>-0,007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384" calcext:value-type="float">
            <text:p>-0,26384</text:p>
          </table:table-cell>
          <table:table-cell office:value-type="float" office:value="0.117855" calcext:value-type="float">
            <text:p>0,117855</text:p>
          </table:table-cell>
          <table:table-cell office:value-type="float" office:value="4.14729738" calcext:value-type="float">
            <text:p>4,14729738</text:p>
          </table:table-cell>
          <table:table-cell office:value-type="float" office:value="-80" calcext:value-type="float">
            <text:p>-80</text:p>
          </table:table-cell>
          <table:table-cell office:value-type="float" office:value="-3.13565901" calcext:value-type="float">
            <text:p>-3,13565901</text:p>
          </table:table-cell>
          <table:table-cell office:value-type="float" office:value="-2.87522648" calcext:value-type="float">
            <text:p>-2,87522648</text:p>
          </table:table-cell>
          <table:table-cell office:value-type="float" office:value="-133.82480119" calcext:value-type="float">
            <text:p>-133,82480119</text:p>
          </table:table-cell>
        </table:table-row>
        <table:table-row table:style-name="ro1">
          <table:table-cell office:value-type="float" office:value="1624632811.58139" calcext:value-type="float">
            <text:p>1624632811,58139</text:p>
          </table:table-cell>
          <table:table-cell table:formula="of:=ROUND([.A115]-[$menor.$A$1];1)" office:value-type="float" office:value="11.3" calcext:value-type="float">
            <text:p>11,3</text:p>
          </table:table-cell>
          <table:table-cell office:value-type="float" office:value="0.007" calcext:value-type="float">
            <text:p>0,007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384" calcext:value-type="float">
            <text:p>-0,26384</text:p>
          </table:table-cell>
          <table:table-cell office:value-type="float" office:value="0.11737" calcext:value-type="float">
            <text:p>0,11737</text:p>
          </table:table-cell>
          <table:table-cell office:value-type="float" office:value="4.14747429" calcext:value-type="float">
            <text:p>4,14747429</text:p>
          </table:table-cell>
          <table:table-cell office:value-type="float" office:value="-77" calcext:value-type="float">
            <text:p>-77</text:p>
          </table:table-cell>
          <table:table-cell office:value-type="float" office:value="-3.08398434" calcext:value-type="float">
            <text:p>-3,08398434</text:p>
          </table:table-cell>
          <table:table-cell office:value-type="float" office:value="-2.92325152" calcext:value-type="float">
            <text:p>-2,92325152</text:p>
          </table:table-cell>
          <table:table-cell office:value-type="float" office:value="-132.84103967" calcext:value-type="float">
            <text:p>-132,84103967</text:p>
          </table:table-cell>
        </table:table-row>
        <table:table-row table:style-name="ro1">
          <table:table-cell office:value-type="float" office:value="1624632811.68084" calcext:value-type="float">
            <text:p>1624632811,68084</text:p>
          </table:table-cell>
          <table:table-cell table:formula="of:=ROUND([.A116]-[$menor.$A$1];1)" office:value-type="float" office:value="11.4" calcext:value-type="float">
            <text:p>11,4</text:p>
          </table:table-cell>
          <table:table-cell office:value-type="float" office:value="0.014" calcext:value-type="float">
            <text:p>0,014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3355" calcext:value-type="float">
            <text:p>-0,263355</text:p>
          </table:table-cell>
          <table:table-cell office:value-type="float" office:value="0.1164" calcext:value-type="float">
            <text:p>0,1164</text:p>
          </table:table-cell>
          <table:table-cell office:value-type="float" office:value="4.14820337" calcext:value-type="float">
            <text:p>4,14820337</text:p>
          </table:table-cell>
          <table:table-cell office:value-type="float" office:value="-75" calcext:value-type="float">
            <text:p>-75</text:p>
          </table:table-cell>
          <table:table-cell office:value-type="float" office:value="-3.13611739" calcext:value-type="float">
            <text:p>-3,13611739</text:p>
          </table:table-cell>
          <table:table-cell office:value-type="float" office:value="-2.8755573" calcext:value-type="float">
            <text:p>-2,8755573</text:p>
          </table:table-cell>
          <table:table-cell office:value-type="float" office:value="-133.82156612" calcext:value-type="float">
            <text:p>-133,82156612</text:p>
          </table:table-cell>
        </table:table-row>
        <table:table-row table:style-name="ro1">
          <table:table-cell office:value-type="float" office:value="1624632811.78141" calcext:value-type="float">
            <text:p>1624632811,78141</text:p>
          </table:table-cell>
          <table:table-cell table:formula="of:=ROUND([.A117]-[$menor.$A$1];1)" office:value-type="float" office:value="11.5" calcext:value-type="float">
            <text:p>11,5</text:p>
          </table:table-cell>
          <table:table-cell office:value-type="float" office:value="0.025" calcext:value-type="float">
            <text:p>0,02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2385" calcext:value-type="float">
            <text:p>-0,262385</text:p>
          </table:table-cell>
          <table:table-cell office:value-type="float" office:value="0.11446" calcext:value-type="float">
            <text:p>0,11446</text:p>
          </table:table-cell>
          <table:table-cell office:value-type="float" office:value="4.14783907" calcext:value-type="float">
            <text:p>4,14783907</text:p>
          </table:table-cell>
          <table:table-cell office:value-type="float" office:value="-72" calcext:value-type="float">
            <text:p>-72</text:p>
          </table:table-cell>
          <table:table-cell office:value-type="float" office:value="-3.13436283" calcext:value-type="float">
            <text:p>-3,13436283</text:p>
          </table:table-cell>
          <table:table-cell office:value-type="float" office:value="-2.87724042" calcext:value-type="float">
            <text:p>-2,87724042</text:p>
          </table:table-cell>
          <table:table-cell office:value-type="float" office:value="-133.80209257" calcext:value-type="float">
            <text:p>-133,80209257</text:p>
          </table:table-cell>
        </table:table-row>
        <table:table-row table:style-name="ro1">
          <table:table-cell office:value-type="float" office:value="1624632811.8807" calcext:value-type="float">
            <text:p>1624632811,8807</text:p>
          </table:table-cell>
          <table:table-cell table:formula="of:=ROUND([.A118]-[$menor.$A$1];1)" office:value-type="float" office:value="11.6" calcext:value-type="float">
            <text:p>11,6</text:p>
          </table:table-cell>
          <table:table-cell office:value-type="float" office:value="0.035" calcext:value-type="float">
            <text:p>0,03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60445" calcext:value-type="float">
            <text:p>-0,260445</text:p>
          </table:table-cell>
          <table:table-cell office:value-type="float" office:value="0.111065" calcext:value-type="float">
            <text:p>0,111065</text:p>
          </table:table-cell>
          <table:table-cell office:value-type="float" office:value="4.14742994" calcext:value-type="float">
            <text:p>4,14742994</text:p>
          </table:table-cell>
          <table:table-cell office:value-type="float" office:value="-69" calcext:value-type="float">
            <text:p>-69</text:p>
          </table:table-cell>
          <table:table-cell office:value-type="float" office:value="-3.08129366" calcext:value-type="float">
            <text:p>-3,08129366</text:p>
          </table:table-cell>
          <table:table-cell office:value-type="float" office:value="-2.92773149" calcext:value-type="float">
            <text:p>-2,92773149</text:p>
          </table:table-cell>
          <table:table-cell office:value-type="float" office:value="-132.81833105" calcext:value-type="float">
            <text:p>-132,81833105</text:p>
          </table:table-cell>
        </table:table-row>
        <table:table-row table:style-name="ro1">
          <table:table-cell office:value-type="float" office:value="1624632811.98106" calcext:value-type="float">
            <text:p>1624632811,98106</text:p>
          </table:table-cell>
          <table:table-cell table:formula="of:=ROUND([.A119]-[$menor.$A$1];1)" office:value-type="float" office:value="11.7" calcext:value-type="float">
            <text:p>11,7</text:p>
          </table:table-cell>
          <table:table-cell office:value-type="float" office:value="0.046" calcext:value-type="float">
            <text:p>0,046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5802" calcext:value-type="float">
            <text:p>-0,25802</text:p>
          </table:table-cell>
          <table:table-cell office:value-type="float" office:value="0.107185" calcext:value-type="float">
            <text:p>0,107185</text:p>
          </table:table-cell>
          <table:table-cell office:value-type="float" office:value="4.14661264" calcext:value-type="float">
            <text:p>4,14661264</text:p>
          </table:table-cell>
          <table:table-cell office:value-type="float" office:value="-67" calcext:value-type="float">
            <text:p>-67</text:p>
          </table:table-cell>
          <table:table-cell office:value-type="float" office:value="-3.13043496" calcext:value-type="float">
            <text:p>-3,13043496</text:p>
          </table:table-cell>
          <table:table-cell office:value-type="float" office:value="-2.88185232" calcext:value-type="float">
            <text:p>-2,88185232</text:p>
          </table:table-cell>
          <table:table-cell office:value-type="float" office:value="-133.7988575" calcext:value-type="float">
            <text:p>-133,7988575</text:p>
          </table:table-cell>
        </table:table-row>
        <table:table-row table:style-name="ro1">
          <table:table-cell office:value-type="float" office:value="1624632812.08143" calcext:value-type="float">
            <text:p>1624632812,08143</text:p>
          </table:table-cell>
          <table:table-cell table:formula="of:=ROUND([.A120]-[$menor.$A$1];1)" office:value-type="float" office:value="11.8" calcext:value-type="float">
            <text:p>11,8</text:p>
          </table:table-cell>
          <table:table-cell office:value-type="float" office:value="0.052" calcext:value-type="float">
            <text:p>0,052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25608" calcext:value-type="float">
            <text:p>-0,25608</text:p>
          </table:table-cell>
          <table:table-cell office:value-type="float" office:value="0.102335" calcext:value-type="float">
            <text:p>0,102335</text:p>
          </table:table-cell>
          <table:table-cell office:value-type="float" office:value="4.14534521" calcext:value-type="float">
            <text:p>4,14534521</text:p>
          </table:table-cell>
          <table:table-cell office:value-type="float" office:value="-65" calcext:value-type="float">
            <text:p>-65</text:p>
          </table:table-cell>
          <table:table-cell office:value-type="float" office:value="-3.12798059" calcext:value-type="float">
            <text:p>-3,12798059</text:p>
          </table:table-cell>
          <table:table-cell office:value-type="float" office:value="-2.88400425" calcext:value-type="float">
            <text:p>-2,88400425</text:p>
          </table:table-cell>
          <table:table-cell office:value-type="float" office:value="-133.81509598" calcext:value-type="float">
            <text:p>-133,81509598</text:p>
          </table:table-cell>
        </table:table-row>
        <table:table-row table:style-name="ro1">
          <table:table-cell office:value-type="float" office:value="1624632812.18076" calcext:value-type="float">
            <text:p>1624632812,18076</text:p>
          </table:table-cell>
          <table:table-cell table:formula="of:=ROUND([.A121]-[$menor.$A$1];1)" office:value-type="float" office:value="11.9" calcext:value-type="float">
            <text:p>11,9</text:p>
          </table:table-cell>
          <table:table-cell office:value-type="float" office:value="0.0815" calcext:value-type="float">
            <text:p>0,081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5414" calcext:value-type="float">
            <text:p>-0,25414</text:p>
          </table:table-cell>
          <table:table-cell office:value-type="float" office:value="0.09409" calcext:value-type="float">
            <text:p>0,09409</text:p>
          </table:table-cell>
          <table:table-cell office:value-type="float" office:value="4.1440382" calcext:value-type="float">
            <text:p>4,1440382</text:p>
          </table:table-cell>
          <table:table-cell office:value-type="float" office:value="-63" calcext:value-type="float">
            <text:p>-63</text:p>
          </table:table-cell>
          <table:table-cell office:value-type="float" office:value="-3.17588641" calcext:value-type="float">
            <text:p>-3,17588641</text:p>
          </table:table-cell>
          <table:table-cell office:value-type="float" office:value="-2.83837633" calcext:value-type="float">
            <text:p>-2,83837633</text:p>
          </table:table-cell>
          <table:table-cell office:value-type="float" office:value="-134.79562243" calcext:value-type="float">
            <text:p>-134,79562243</text:p>
          </table:table-cell>
        </table:table-row>
        <table:table-row table:style-name="ro1">
          <table:table-cell office:value-type="float" office:value="1624632812.28107" calcext:value-type="float">
            <text:p>1624632812,28107</text:p>
          </table:table-cell>
          <table:table-cell table:formula="of:=ROUND([.A122]-[$menor.$A$1];1)" office:value-type="float" office:value="12" calcext:value-type="float">
            <text:p>12</text:p>
          </table:table-cell>
          <table:table-cell office:value-type="float" office:value="0.1115" calcext:value-type="float">
            <text:p>0,111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5123" calcext:value-type="float">
            <text:p>-0,25123</text:p>
          </table:table-cell>
          <table:table-cell office:value-type="float" office:value="0.08342" calcext:value-type="float">
            <text:p>0,08342</text:p>
          </table:table-cell>
          <table:table-cell office:value-type="float" office:value="4.14168787" calcext:value-type="float">
            <text:p>4,14168787</text:p>
          </table:table-cell>
          <table:table-cell office:value-type="float" office:value="-60" calcext:value-type="float">
            <text:p>-60</text:p>
          </table:table-cell>
          <table:table-cell office:value-type="float" office:value="-3.17129133" calcext:value-type="float">
            <text:p>-3,17129133</text:p>
          </table:table-cell>
          <table:table-cell office:value-type="float" office:value="-2.84594512" calcext:value-type="float">
            <text:p>-2,84594512</text:p>
          </table:table-cell>
          <table:table-cell office:value-type="float" office:value="-134.77614888" calcext:value-type="float">
            <text:p>-134,77614888</text:p>
          </table:table-cell>
        </table:table-row>
        <table:table-row table:style-name="ro1">
          <table:table-cell office:value-type="float" office:value="1624632812.38138" calcext:value-type="float">
            <text:p>1624632812,38138</text:p>
          </table:table-cell>
          <table:table-cell table:formula="of:=ROUND([.A123]-[$menor.$A$1];1)" office:value-type="float" office:value="12.1" calcext:value-type="float">
            <text:p>12,1</text:p>
          </table:table-cell>
          <table:table-cell office:value-type="float" office:value="0.1415" calcext:value-type="float">
            <text:p>0,141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-0.24832" calcext:value-type="float">
            <text:p>-0,24832</text:p>
          </table:table-cell>
          <table:table-cell office:value-type="float" office:value="0.070325" calcext:value-type="float">
            <text:p>0,070325</text:p>
          </table:table-cell>
          <table:table-cell office:value-type="float" office:value="4.13680315" calcext:value-type="float">
            <text:p>4,13680315</text:p>
          </table:table-cell>
          <table:table-cell office:value-type="float" office:value="-57" calcext:value-type="float">
            <text:p>-57</text:p>
          </table:table-cell>
          <table:table-cell office:value-type="float" office:value="-3.11409333" calcext:value-type="float">
            <text:p>-3,11409333</text:p>
          </table:table-cell>
          <table:table-cell office:value-type="float" office:value="-2.90274039" calcext:value-type="float">
            <text:p>-2,90274039</text:p>
          </table:table-cell>
          <table:table-cell office:value-type="float" office:value="-133.79238737" calcext:value-type="float">
            <text:p>-133,79238737</text:p>
          </table:table-cell>
        </table:table-row>
        <table:table-row table:style-name="ro1">
          <table:table-cell office:value-type="float" office:value="1624632812.48063" calcext:value-type="float">
            <text:p>1624632812,48063</text:p>
          </table:table-cell>
          <table:table-cell table:formula="of:=ROUND([.A124]-[$menor.$A$1];1)" office:value-type="float" office:value="12.2" calcext:value-type="float">
            <text:p>12,2</text:p>
          </table:table-cell>
          <table:table-cell office:value-type="float" office:value="0.1715" calcext:value-type="float">
            <text:p>0,171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24541" calcext:value-type="float">
            <text:p>-0,24541</text:p>
          </table:table-cell>
          <table:table-cell office:value-type="float" office:value="0.05335" calcext:value-type="float">
            <text:p>0,05335</text:p>
          </table:table-cell>
          <table:table-cell office:value-type="float" office:value="4.13076448" calcext:value-type="float">
            <text:p>4,13076448</text:p>
          </table:table-cell>
          <table:table-cell office:value-type="float" office:value="-55" calcext:value-type="float">
            <text:p>-55</text:p>
          </table:table-cell>
          <table:table-cell office:value-type="float" office:value="-3.157612" calcext:value-type="float">
            <text:p>-3,157612</text:p>
          </table:table-cell>
          <table:table-cell office:value-type="float" office:value="-2.86212027" calcext:value-type="float">
            <text:p>-2,86212027</text:p>
          </table:table-cell>
          <table:table-cell office:value-type="float" office:value="-134.77291382" calcext:value-type="float">
            <text:p>-134,77291382</text:p>
          </table:table-cell>
        </table:table-row>
        <table:table-row table:style-name="ro1">
          <table:table-cell office:value-type="float" office:value="1624632812.58128" calcext:value-type="float">
            <text:p>1624632812,58128</text:p>
          </table:table-cell>
          <table:table-cell table:formula="of:=ROUND([.A125]-[$menor.$A$1];1)" office:value-type="float" office:value="12.3" calcext:value-type="float">
            <text:p>12,3</text:p>
          </table:table-cell>
          <table:table-cell office:value-type="float" office:value="0.1875" calcext:value-type="float">
            <text:p>0,187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242015" calcext:value-type="float">
            <text:p>-0,242015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4.12294054" calcext:value-type="float">
            <text:p>4,12294054</text:p>
          </table:table-cell>
          <table:table-cell office:value-type="float" office:value="-52" calcext:value-type="float">
            <text:p>-52</text:p>
          </table:table-cell>
          <table:table-cell office:value-type="float" office:value="-3.0939546" calcext:value-type="float">
            <text:p>-3,0939546</text:p>
          </table:table-cell>
          <table:table-cell office:value-type="float" office:value="-2.92732649" calcext:value-type="float">
            <text:p>-2,92732649</text:p>
          </table:table-cell>
          <table:table-cell office:value-type="float" office:value="-133.70148975" calcext:value-type="float">
            <text:p>-133,70148975</text:p>
          </table:table-cell>
        </table:table-row>
        <table:table-row table:style-name="ro1">
          <table:table-cell office:value-type="float" office:value="1624632812.68114" calcext:value-type="float">
            <text:p>1624632812,68114</text:p>
          </table:table-cell>
          <table:table-cell table:formula="of:=ROUND([.A126]-[$menor.$A$1];1)" office:value-type="float" office:value="12.4" calcext:value-type="float">
            <text:p>12,4</text:p>
          </table:table-cell>
          <table:table-cell office:value-type="float" office:value="0.2065" calcext:value-type="float">
            <text:p>0,206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-0.240075" calcext:value-type="float">
            <text:p>-0,240075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4.11226368" calcext:value-type="float">
            <text:p>4,11226368</text:p>
          </table:table-cell>
          <table:table-cell office:value-type="float" office:value="-50" calcext:value-type="float">
            <text:p>-50</text:p>
          </table:table-cell>
          <table:table-cell office:value-type="float" office:value="-3.13811207" calcext:value-type="float">
            <text:p>-3,13811207</text:p>
          </table:table-cell>
          <table:table-cell office:value-type="float" office:value="-2.88504001" calcext:value-type="float">
            <text:p>-2,88504001</text:p>
          </table:table-cell>
          <table:table-cell office:value-type="float" office:value="-134.76967875" calcext:value-type="float">
            <text:p>-134,76967875</text:p>
          </table:table-cell>
        </table:table-row>
        <table:table-row table:style-name="ro1">
          <table:table-cell office:value-type="float" office:value="1624632812.78109" calcext:value-type="float">
            <text:p>1624632812,78109</text:p>
          </table:table-cell>
          <table:table-cell table:formula="of:=ROUND([.A127]-[$menor.$A$1];1)" office:value-type="float" office:value="12.5" calcext:value-type="float">
            <text:p>12,5</text:p>
          </table:table-cell>
          <table:table-cell office:value-type="float" office:value="0.2245" calcext:value-type="float">
            <text:p>0,2245</text:p>
          </table:table-cell>
          <table:table-cell office:value-type="float" office:value="-0.41887902" calcext:value-type="float">
            <text:p>-0,41887902</text:p>
          </table:table-cell>
          <table:table-cell office:value-type="float" office:value="-0.239105" calcext:value-type="float">
            <text:p>-0,239105</text:p>
          </table:table-cell>
          <table:table-cell office:value-type="float" office:value="-0.00873" calcext:value-type="float">
            <text:p>-0,00873</text:p>
          </table:table-cell>
          <table:table-cell office:value-type="float" office:value="4.10052156" calcext:value-type="float">
            <text:p>4,10052156</text:p>
          </table:table-cell>
          <table:table-cell office:value-type="float" office:value="-47" calcext:value-type="float">
            <text:p>-47</text:p>
          </table:table-cell>
          <table:table-cell office:value-type="float" office:value="-3.07296292" calcext:value-type="float">
            <text:p>-3,07296292</text:p>
          </table:table-cell>
          <table:table-cell office:value-type="float" office:value="-2.95153367" calcext:value-type="float">
            <text:p>-2,95153367</text:p>
          </table:table-cell>
          <table:table-cell office:value-type="float" office:value="-133.69825469" calcext:value-type="float">
            <text:p>-133,69825469</text:p>
          </table:table-cell>
        </table:table-row>
        <table:table-row table:style-name="ro1">
          <table:table-cell office:value-type="float" office:value="1624632812.88138" calcext:value-type="float">
            <text:p>1624632812,88138</text:p>
          </table:table-cell>
          <table:table-cell table:formula="of:=ROUND([.A128]-[$menor.$A$1];1)" office:value-type="float" office:value="12.6" calcext:value-type="float">
            <text:p>12,6</text:p>
          </table:table-cell>
          <table:table-cell office:value-type="float" office:value="0.2365" calcext:value-type="float">
            <text:p>0,2365</text:p>
          </table:table-cell>
          <table:table-cell office:value-type="float" office:value="-0.41887902" calcext:value-type="float">
            <text:p>-0,41887902</text:p>
          </table:table-cell>
          <table:table-cell office:value-type="float" office:value="-0.239105" calcext:value-type="float">
            <text:p>-0,239105</text:p>
          </table:table-cell>
          <table:table-cell office:value-type="float" office:value="-0.03298" calcext:value-type="float">
            <text:p>-0,03298</text:p>
          </table:table-cell>
          <table:table-cell office:value-type="float" office:value="4.08606482" calcext:value-type="float">
            <text:p>4,08606482</text:p>
          </table:table-cell>
          <table:table-cell office:value-type="float" office:value="-46" calcext:value-type="float">
            <text:p>-46</text:p>
          </table:table-cell>
          <table:table-cell office:value-type="float" office:value="-3.16241483" calcext:value-type="float">
            <text:p>-3,16241483</text:p>
          </table:table-cell>
          <table:table-cell office:value-type="float" office:value="-2.86358294" calcext:value-type="float">
            <text:p>-2,86358294</text:p>
          </table:table-cell>
          <table:table-cell office:value-type="float" office:value="-135.67878114" calcext:value-type="float">
            <text:p>-135,67878114</text:p>
          </table:table-cell>
        </table:table-row>
        <table:table-row table:style-name="ro1">
          <table:table-cell office:value-type="float" office:value="1624632812.98061" calcext:value-type="float">
            <text:p>1624632812,98061</text:p>
          </table:table-cell>
          <table:table-cell table:formula="of:=ROUND([.A129]-[$menor.$A$1];1)" office:value-type="float" office:value="12.7" calcext:value-type="float">
            <text:p>12,7</text:p>
          </table:table-cell>
          <table:table-cell office:value-type="float" office:value="0.2535" calcext:value-type="float">
            <text:p>0,2535</text:p>
          </table:table-cell>
          <table:table-cell office:value-type="float" office:value="-0.40142573" calcext:value-type="float">
            <text:p>-0,40142573</text:p>
          </table:table-cell>
          <table:table-cell office:value-type="float" office:value="-0.23959" calcext:value-type="float">
            <text:p>-0,23959</text:p>
          </table:table-cell>
          <table:table-cell office:value-type="float" office:value="-0.057715" calcext:value-type="float">
            <text:p>-0,057715</text:p>
          </table:table-cell>
          <table:table-cell office:value-type="float" office:value="4.07065582" calcext:value-type="float">
            <text:p>4,07065582</text:p>
          </table:table-cell>
          <table:table-cell office:value-type="float" office:value="-43" calcext:value-type="float">
            <text:p>-43</text:p>
          </table:table-cell>
          <table:table-cell office:value-type="float" office:value="-3.10213122" calcext:value-type="float">
            <text:p>-3,10213122</text:p>
          </table:table-cell>
          <table:table-cell office:value-type="float" office:value="-2.92664889" calcext:value-type="float">
            <text:p>-2,92664889</text:p>
          </table:table-cell>
          <table:table-cell office:value-type="float" office:value="-134.69501962" calcext:value-type="float">
            <text:p>-134,69501962</text:p>
          </table:table-cell>
        </table:table-row>
        <table:table-row table:style-name="ro1">
          <table:table-cell office:value-type="float" office:value="1624632813.08091" calcext:value-type="float">
            <text:p>1624632813,08091</text:p>
          </table:table-cell>
          <table:table-cell table:formula="of:=ROUND([.A130]-[$menor.$A$1];1)" office:value-type="float" office:value="12.8" calcext:value-type="float">
            <text:p>12,8</text:p>
          </table:table-cell>
          <table:table-cell office:value-type="float" office:value="0.2635" calcext:value-type="float">
            <text:p>0,2635</text:p>
          </table:table-cell>
          <table:table-cell office:value-type="float" office:value="-0.40142573" calcext:value-type="float">
            <text:p>-0,40142573</text:p>
          </table:table-cell>
          <table:table-cell office:value-type="float" office:value="-0.24153" calcext:value-type="float">
            <text:p>-0,24153</text:p>
          </table:table-cell>
          <table:table-cell office:value-type="float" office:value="-0.084875" calcext:value-type="float">
            <text:p>-0,084875</text:p>
          </table:table-cell>
          <table:table-cell office:value-type="float" office:value="4.05286932" calcext:value-type="float">
            <text:p>4,05286932</text:p>
          </table:table-cell>
          <table:table-cell office:value-type="float" office:value="-41" calcext:value-type="float">
            <text:p>-41</text:p>
          </table:table-cell>
          <table:table-cell office:value-type="float" office:value="-3.0909228" calcext:value-type="float">
            <text:p>-3,0909228</text:p>
          </table:table-cell>
          <table:table-cell office:value-type="float" office:value="-2.93793217" calcext:value-type="float">
            <text:p>-2,93793217</text:p>
          </table:table-cell>
          <table:table-cell office:value-type="float" office:value="-134.7112581" calcext:value-type="float">
            <text:p>-134,7112581</text:p>
          </table:table-cell>
        </table:table-row>
        <table:table-row table:style-name="ro1">
          <table:table-cell office:value-type="float" office:value="1624632813.18123" calcext:value-type="float">
            <text:p>1624632813,18123</text:p>
          </table:table-cell>
          <table:table-cell table:formula="of:=ROUND([.A131]-[$menor.$A$1];1)" office:value-type="float" office:value="12.9" calcext:value-type="float">
            <text:p>12,9</text:p>
          </table:table-cell>
          <table:table-cell office:value-type="float" office:value="0.2795" calcext:value-type="float">
            <text:p>0,2795</text:p>
          </table:table-cell>
          <table:table-cell office:value-type="float" office:value="-0.38397244" calcext:value-type="float">
            <text:p>-0,38397244</text:p>
          </table:table-cell>
          <table:table-cell office:value-type="float" office:value="-0.244925" calcext:value-type="float">
            <text:p>-0,244925</text:p>
          </table:table-cell>
          <table:table-cell office:value-type="float" office:value="-0.11155" calcext:value-type="float">
            <text:p>-0,11155</text:p>
          </table:table-cell>
          <table:table-cell office:value-type="float" office:value="4.03446436" calcext:value-type="float">
            <text:p>4,03446436</text:p>
          </table:table-cell>
          <table:table-cell office:value-type="float" office:value="-39" calcext:value-type="float">
            <text:p>-39</text:p>
          </table:table-cell>
          <table:table-cell office:value-type="float" office:value="-3.12856277" calcext:value-type="float">
            <text:p>-3,12856277</text:p>
          </table:table-cell>
          <table:table-cell office:value-type="float" office:value="-2.90302057" calcext:value-type="float">
            <text:p>-2,90302057</text:p>
          </table:table-cell>
          <table:table-cell office:value-type="float" office:value="-135.69178455" calcext:value-type="float">
            <text:p>-135,69178455</text:p>
          </table:table-cell>
        </table:table-row>
        <table:table-row table:style-name="ro1">
          <table:table-cell office:value-type="float" office:value="1624632813.28067" calcext:value-type="float">
            <text:p>1624632813,28067</text:p>
          </table:table-cell>
          <table:table-cell table:formula="of:=ROUND([.A132]-[$menor.$A$1];1)" office:value-type="float" office:value="13" calcext:value-type="float">
            <text:p>13</text:p>
          </table:table-cell>
          <table:table-cell office:value-type="float" office:value="0.2835" calcext:value-type="float">
            <text:p>0,2835</text:p>
          </table:table-cell>
          <table:table-cell office:value-type="float" office:value="-0.38397244" calcext:value-type="float">
            <text:p>-0,38397244</text:p>
          </table:table-cell>
          <table:table-cell office:value-type="float" office:value="-0.248805" calcext:value-type="float">
            <text:p>-0,248805</text:p>
          </table:table-cell>
          <table:table-cell office:value-type="float" office:value="-0.13968" calcext:value-type="float">
            <text:p>-0,13968</text:p>
          </table:table-cell>
          <table:table-cell office:value-type="float" office:value="4.0133667" calcext:value-type="float">
            <text:p>4,0133667</text:p>
          </table:table-cell>
          <table:table-cell office:value-type="float" office:value="-37" calcext:value-type="float">
            <text:p>-37</text:p>
          </table:table-cell>
          <table:table-cell office:value-type="float" office:value="-3.11765485" calcext:value-type="float">
            <text:p>-3,11765485</text:p>
          </table:table-cell>
          <table:table-cell office:value-type="float" office:value="-2.91414441" calcext:value-type="float">
            <text:p>-2,91414441</text:p>
          </table:table-cell>
          <table:table-cell office:value-type="float" office:value="-135.70802303" calcext:value-type="float">
            <text:p>-135,70802303</text:p>
          </table:table-cell>
        </table:table-row>
        <table:table-row table:style-name="ro1">
          <table:table-cell office:value-type="float" office:value="1624632813.38093" calcext:value-type="float">
            <text:p>1624632813,38093</text:p>
          </table:table-cell>
          <table:table-cell table:formula="of:=ROUND([.A133]-[$menor.$A$1];1)" office:value-type="float" office:value="13.1" calcext:value-type="float">
            <text:p>13,1</text:p>
          </table:table-cell>
          <table:table-cell office:value-type="float" office:value="0.2975" calcext:value-type="float">
            <text:p>0,2975</text:p>
          </table:table-cell>
          <table:table-cell office:value-type="float" office:value="-0.36651914" calcext:value-type="float">
            <text:p>-0,36651914</text:p>
          </table:table-cell>
          <table:table-cell office:value-type="float" office:value="-0.254625" calcext:value-type="float">
            <text:p>-0,254625</text:p>
          </table:table-cell>
          <table:table-cell office:value-type="float" office:value="-0.16975" calcext:value-type="float">
            <text:p>-0,16975</text:p>
          </table:table-cell>
          <table:table-cell office:value-type="float" office:value="3.99168897" calcext:value-type="float">
            <text:p>3,99168897</text:p>
          </table:table-cell>
          <table:table-cell office:value-type="float" office:value="-35" calcext:value-type="float">
            <text:p>-35</text:p>
          </table:table-cell>
          <table:table-cell office:value-type="float" office:value="-3.10680803" calcext:value-type="float">
            <text:p>-3,10680803</text:p>
          </table:table-cell>
          <table:table-cell office:value-type="float" office:value="-2.92632664" calcext:value-type="float">
            <text:p>-2,92632664</text:p>
          </table:table-cell>
          <table:table-cell office:value-type="float" office:value="-135.72426151" calcext:value-type="float">
            <text:p>-135,72426151</text:p>
          </table:table-cell>
        </table:table-row>
        <table:table-row table:style-name="ro1">
          <table:table-cell office:value-type="float" office:value="1624632813.48118" calcext:value-type="float">
            <text:p>1624632813,48118</text:p>
          </table:table-cell>
          <table:table-cell table:formula="of:=ROUND([.A134]-[$menor.$A$1];1)" office:value-type="float" office:value="13.2" calcext:value-type="float">
            <text:p>13,2</text:p>
          </table:table-cell>
          <table:table-cell office:value-type="float" office:value="0.3055" calcext:value-type="float">
            <text:p>0,3055</text:p>
          </table:table-cell>
          <table:table-cell office:value-type="float" office:value="-0.34906585" calcext:value-type="float">
            <text:p>-0,34906585</text:p>
          </table:table-cell>
          <table:table-cell office:value-type="float" office:value="-0.2619" calcext:value-type="float">
            <text:p>-0,2619</text:p>
          </table:table-cell>
          <table:table-cell office:value-type="float" office:value="-0.19885" calcext:value-type="float">
            <text:p>-0,19885</text:p>
          </table:table-cell>
          <table:table-cell office:value-type="float" office:value="3.96869063" calcext:value-type="float">
            <text:p>3,96869063</text:p>
          </table:table-cell>
          <table:table-cell office:value-type="float" office:value="-33" calcext:value-type="float">
            <text:p>-33</text:p>
          </table:table-cell>
          <table:table-cell office:value-type="float" office:value="-3.09270551" calcext:value-type="float">
            <text:p>-3,09270551</text:p>
          </table:table-cell>
          <table:table-cell office:value-type="float" office:value="-2.94388128" calcext:value-type="float">
            <text:p>-2,94388128</text:p>
          </table:table-cell>
          <table:table-cell office:value-type="float" office:value="-135.65283745" calcext:value-type="float">
            <text:p>-135,65283745</text:p>
          </table:table-cell>
        </table:table-row>
        <table:table-row table:style-name="ro1">
          <table:table-cell office:value-type="float" office:value="1624632813.58151" calcext:value-type="float">
            <text:p>1624632813,58151</text:p>
          </table:table-cell>
          <table:table-cell table:formula="of:=ROUND([.A135]-[$menor.$A$1];1)" office:value-type="float" office:value="13.3" calcext:value-type="float">
            <text:p>13,3</text:p>
          </table:table-cell>
          <table:table-cell office:value-type="float" office:value="0.3135" calcext:value-type="float">
            <text:p>0,3135</text:p>
          </table:table-cell>
          <table:table-cell office:value-type="float" office:value="-0.34906585" calcext:value-type="float">
            <text:p>-0,34906585</text:p>
          </table:table-cell>
          <table:table-cell office:value-type="float" office:value="-0.26966" calcext:value-type="float">
            <text:p>-0,26966</text:p>
          </table:table-cell>
          <table:table-cell office:value-type="float" office:value="-0.22989" calcext:value-type="float">
            <text:p>-0,22989</text:p>
          </table:table-cell>
          <table:table-cell office:value-type="float" office:value="3.94301891" calcext:value-type="float">
            <text:p>3,94301891</text:p>
          </table:table-cell>
          <table:table-cell office:value-type="float" office:value="-31" calcext:value-type="float">
            <text:p>-31</text:p>
          </table:table-cell>
          <table:table-cell office:value-type="float" office:value="-3.08240324" calcext:value-type="float">
            <text:p>-3,08240324</text:p>
          </table:table-cell>
          <table:table-cell office:value-type="float" office:value="-2.95423738" calcext:value-type="float">
            <text:p>-2,95423738</text:p>
          </table:table-cell>
          <table:table-cell office:value-type="float" office:value="-135.66907593" calcext:value-type="float">
            <text:p>-135,66907593</text:p>
          </table:table-cell>
        </table:table-row>
        <table:table-row table:style-name="ro1">
          <table:table-cell office:value-type="float" office:value="1624632813.68081" calcext:value-type="float">
            <text:p>1624632813,68081</text:p>
          </table:table-cell>
          <table:table-cell table:formula="of:=ROUND([.A136]-[$menor.$A$1];1)" office:value-type="float" office:value="13.4" calcext:value-type="float">
            <text:p>13,4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33161256" calcext:value-type="float">
            <text:p>-0,33161256</text:p>
          </table:table-cell>
          <table:table-cell office:value-type="float" office:value="-0.279845" calcext:value-type="float">
            <text:p>-0,279845</text:p>
          </table:table-cell>
          <table:table-cell office:value-type="float" office:value="-0.26093" calcext:value-type="float">
            <text:p>-0,26093</text:p>
          </table:table-cell>
          <table:table-cell office:value-type="float" office:value="3.91709495" calcext:value-type="float">
            <text:p>3,91709495</text:p>
          </table:table-cell>
          <table:table-cell office:value-type="float" office:value="-30" calcext:value-type="float">
            <text:p>-30</text:p>
          </table:table-cell>
          <table:table-cell office:value-type="float" office:value="-3.11972634" calcext:value-type="float">
            <text:p>-3,11972634</text:p>
          </table:table-cell>
          <table:table-cell office:value-type="float" office:value="-2.9170362" calcext:value-type="float">
            <text:p>-2,9170362</text:p>
          </table:table-cell>
          <table:table-cell office:value-type="float" office:value="-136.68531441" calcext:value-type="float">
            <text:p>-136,68531441</text:p>
          </table:table-cell>
        </table:table-row>
        <table:table-row table:style-name="ro1">
          <table:table-cell office:value-type="float" office:value="1624632813.7811" calcext:value-type="float">
            <text:p>1624632813,7811</text:p>
          </table:table-cell>
          <table:table-cell table:formula="of:=ROUND([.A137]-[$menor.$A$1];1)" office:value-type="float" office:value="13.5" calcext:value-type="float">
            <text:p>13,5</text:p>
          </table:table-cell>
          <table:table-cell office:value-type="float" office:value="0.3265" calcext:value-type="float">
            <text:p>0,3265</text:p>
          </table:table-cell>
          <table:table-cell office:value-type="float" office:value="-0.31415927" calcext:value-type="float">
            <text:p>-0,31415927</text:p>
          </table:table-cell>
          <table:table-cell office:value-type="float" office:value="-0.289545" calcext:value-type="float">
            <text:p>-0,289545</text:p>
          </table:table-cell>
          <table:table-cell office:value-type="float" office:value="-0.29197" calcext:value-type="float">
            <text:p>-0,29197</text:p>
          </table:table-cell>
          <table:table-cell office:value-type="float" office:value="3.88950706" calcext:value-type="float">
            <text:p>3,88950706</text:p>
          </table:table-cell>
          <table:table-cell office:value-type="float" office:value="-28" calcext:value-type="float">
            <text:p>-28</text:p>
          </table:table-cell>
          <table:table-cell office:value-type="float" office:value="-3.11059457" calcext:value-type="float">
            <text:p>-3,11059457</text:p>
          </table:table-cell>
          <table:table-cell office:value-type="float" office:value="-2.9283486" calcext:value-type="float">
            <text:p>-2,9283486</text:p>
          </table:table-cell>
          <table:table-cell office:value-type="float" office:value="-136.70155289" calcext:value-type="float">
            <text:p>-136,70155289</text:p>
          </table:table-cell>
        </table:table-row>
        <table:table-row table:style-name="ro1">
          <table:table-cell office:value-type="float" office:value="1624632813.88141" calcext:value-type="float">
            <text:p>1624632813,88141</text:p>
          </table:table-cell>
          <table:table-cell table:formula="of:=ROUND([.A138]-[$menor.$A$1];1)" office:value-type="float" office:value="13.6" calcext:value-type="float">
            <text:p>13,6</text:p>
          </table:table-cell>
          <table:table-cell office:value-type="float" office:value="0.3325" calcext:value-type="float">
            <text:p>0,3325</text:p>
          </table:table-cell>
          <table:table-cell office:value-type="float" office:value="-0.31415927" calcext:value-type="float">
            <text:p>-0,31415927</text:p>
          </table:table-cell>
          <table:table-cell office:value-type="float" office:value="-0.30167" calcext:value-type="float">
            <text:p>-0,30167</text:p>
          </table:table-cell>
          <table:table-cell office:value-type="float" office:value="-0.322525" calcext:value-type="float">
            <text:p>-0,322525</text:p>
          </table:table-cell>
          <table:table-cell office:value-type="float" office:value="3.86027813" calcext:value-type="float">
            <text:p>3,86027813</text:p>
          </table:table-cell>
          <table:table-cell office:value-type="float" office:value="-26" calcext:value-type="float">
            <text:p>-26</text:p>
          </table:table-cell>
          <table:table-cell office:value-type="float" office:value="-3.09571965" calcext:value-type="float">
            <text:p>-3,09571965</text:p>
          </table:table-cell>
          <table:table-cell office:value-type="float" office:value="-2.94284364" calcext:value-type="float">
            <text:p>-2,94284364</text:p>
          </table:table-cell>
          <table:table-cell office:value-type="float" office:value="-136.63012883" calcext:value-type="float">
            <text:p>-136,63012883</text:p>
          </table:table-cell>
        </table:table-row>
        <table:table-row table:style-name="ro1">
          <table:table-cell office:value-type="float" office:value="1624632813.98066" calcext:value-type="float">
            <text:p>1624632813,98066</text:p>
          </table:table-cell>
          <table:table-cell table:formula="of:=ROUND([.A139]-[$menor.$A$1];1)" office:value-type="float" office:value="13.7" calcext:value-type="float">
            <text:p>13,7</text:p>
          </table:table-cell>
          <table:table-cell office:value-type="float" office:value="0.3375" calcext:value-type="float">
            <text:p>0,3375</text:p>
          </table:table-cell>
          <table:table-cell office:value-type="float" office:value="-0.29670597" calcext:value-type="float">
            <text:p>-0,29670597</text:p>
          </table:table-cell>
          <table:table-cell office:value-type="float" office:value="-0.314765" calcext:value-type="float">
            <text:p>-0,314765</text:p>
          </table:table-cell>
          <table:table-cell office:value-type="float" office:value="-0.353565" calcext:value-type="float">
            <text:p>-0,353565</text:p>
          </table:table-cell>
          <table:table-cell office:value-type="float" office:value="3.83144784" calcext:value-type="float">
            <text:p>3,83144784</text:p>
          </table:table-cell>
          <table:table-cell office:value-type="float" office:value="-24" calcext:value-type="float">
            <text:p>-24</text:p>
          </table:table-cell>
          <table:table-cell office:value-type="float" office:value="-3.08763246" calcext:value-type="float">
            <text:p>-3,08763246</text:p>
          </table:table-cell>
          <table:table-cell office:value-type="float" office:value="-2.95281125" calcext:value-type="float">
            <text:p>-2,95281125</text:p>
          </table:table-cell>
          <table:table-cell office:value-type="float" office:value="-136.64636731" calcext:value-type="float">
            <text:p>-136,64636731</text:p>
          </table:table-cell>
        </table:table-row>
        <table:table-row table:style-name="ro1">
          <table:table-cell office:value-type="float" office:value="1624632814.08116" calcext:value-type="float">
            <text:p>1624632814,08116</text:p>
          </table:table-cell>
          <table:table-cell table:formula="of:=ROUND([.A140]-[$menor.$A$1];1)" office:value-type="float" office:value="13.8" calcext:value-type="float">
            <text:p>13,8</text:p>
          </table:table-cell>
          <table:table-cell office:value-type="float" office:value="0.3385" calcext:value-type="float">
            <text:p>0,3385</text:p>
          </table:table-cell>
          <table:table-cell office:value-type="float" office:value="-0.27925268" calcext:value-type="float">
            <text:p>-0,27925268</text:p>
          </table:table-cell>
          <table:table-cell office:value-type="float" office:value="-0.32883" calcext:value-type="float">
            <text:p>-0,32883</text:p>
          </table:table-cell>
          <table:table-cell office:value-type="float" office:value="-0.384605" calcext:value-type="float">
            <text:p>-0,384605</text:p>
          </table:table-cell>
          <table:table-cell office:value-type="float" office:value="3.80129671" calcext:value-type="float">
            <text:p>3,80129671</text:p>
          </table:table-cell>
          <table:table-cell office:value-type="float" office:value="-23" calcext:value-type="float">
            <text:p>-23</text:p>
          </table:table-cell>
          <table:table-cell office:value-type="float" office:value="-3.08116865" calcext:value-type="float">
            <text:p>-3,08116865</text:p>
          </table:table-cell>
          <table:table-cell office:value-type="float" office:value="-2.96064527" calcext:value-type="float">
            <text:p>-2,96064527</text:p>
          </table:table-cell>
          <table:table-cell office:value-type="float" office:value="-136.69831782" calcext:value-type="float">
            <text:p>-136,69831782</text:p>
          </table:table-cell>
        </table:table-row>
        <table:table-row table:style-name="ro1">
          <table:table-cell office:value-type="float" office:value="1624632814.18062" calcext:value-type="float">
            <text:p>1624632814,18062</text:p>
          </table:table-cell>
          <table:table-cell table:formula="of:=ROUND([.A141]-[$menor.$A$1];1)" office:value-type="float" office:value="13.9" calcext:value-type="float">
            <text:p>13,9</text:p>
          </table:table-cell>
          <table:table-cell office:value-type="float" office:value="0.3425" calcext:value-type="float">
            <text:p>0,3425</text:p>
          </table:table-cell>
          <table:table-cell office:value-type="float" office:value="-0.26179939" calcext:value-type="float">
            <text:p>-0,26179939</text:p>
          </table:table-cell>
          <table:table-cell office:value-type="float" office:value="-0.343865" calcext:value-type="float">
            <text:p>-0,343865</text:p>
          </table:table-cell>
          <table:table-cell office:value-type="float" office:value="-0.415645" calcext:value-type="float">
            <text:p>-0,415645</text:p>
          </table:table-cell>
          <table:table-cell office:value-type="float" office:value="3.77015972" calcext:value-type="float">
            <text:p>3,77015972</text:p>
          </table:table-cell>
          <table:table-cell office:value-type="float" office:value="-22" calcext:value-type="float">
            <text:p>-22</text:p>
          </table:table-cell>
          <table:table-cell office:value-type="float" office:value="-3.11411756" calcext:value-type="float">
            <text:p>-3,11411756</text:p>
          </table:table-cell>
          <table:table-cell office:value-type="float" office:value="-2.92552561" calcext:value-type="float">
            <text:p>-2,92552561</text:p>
          </table:table-cell>
          <table:table-cell office:value-type="float" office:value="-137.62689376" calcext:value-type="float">
            <text:p>-137,62689376</text:p>
          </table:table-cell>
        </table:table-row>
        <table:table-row table:style-name="ro1">
          <table:table-cell office:value-type="float" office:value="1624632814.28095" calcext:value-type="float">
            <text:p>1624632814,28095</text:p>
          </table:table-cell>
          <table:table-cell table:formula="of:=ROUND([.A142]-[$menor.$A$1];1)" office:value-type="float" office:value="14" calcext:value-type="float">
            <text:p>14</text:p>
          </table:table-cell>
          <table:table-cell office:value-type="float" office:value="0.3465" calcext:value-type="float">
            <text:p>0,3465</text:p>
          </table:table-cell>
          <table:table-cell office:value-type="float" office:value="-0.2443461" calcext:value-type="float">
            <text:p>-0,2443461</text:p>
          </table:table-cell>
          <table:table-cell office:value-type="float" office:value="-0.35987" calcext:value-type="float">
            <text:p>-0,35987</text:p>
          </table:table-cell>
          <table:table-cell office:value-type="float" office:value="-0.446685" calcext:value-type="float">
            <text:p>-0,446685</text:p>
          </table:table-cell>
          <table:table-cell office:value-type="float" office:value="3.73837399" calcext:value-type="float">
            <text:p>3,73837399</text:p>
          </table:table-cell>
          <table:table-cell office:value-type="float" office:value="-20" calcext:value-type="float">
            <text:p>-20</text:p>
          </table:table-cell>
          <table:table-cell office:value-type="float" office:value="-3.0636049" calcext:value-type="float">
            <text:p>-3,0636049</text:p>
          </table:table-cell>
          <table:table-cell office:value-type="float" office:value="-2.9804949" calcext:value-type="float">
            <text:p>-2,9804949</text:p>
          </table:table-cell>
          <table:table-cell office:value-type="float" office:value="-136.67884427" calcext:value-type="float">
            <text:p>-136,67884427</text:p>
          </table:table-cell>
        </table:table-row>
        <table:table-row table:style-name="ro1">
          <table:table-cell office:value-type="float" office:value="1624632814.38128" calcext:value-type="float">
            <text:p>1624632814,38128</text:p>
          </table:table-cell>
          <table:table-cell table:formula="of:=ROUND([.A143]-[$menor.$A$1];1)" office:value-type="float" office:value="14.1" calcext:value-type="float">
            <text:p>14,1</text:p>
          </table:table-cell>
          <table:table-cell office:value-type="float" office:value="0.3495" calcext:value-type="float">
            <text:p>0,3495</text:p>
          </table:table-cell>
          <table:table-cell office:value-type="float" office:value="-0.2268928" calcext:value-type="float">
            <text:p>-0,2268928</text:p>
          </table:table-cell>
          <table:table-cell office:value-type="float" office:value="-0.376845" calcext:value-type="float">
            <text:p>-0,376845</text:p>
          </table:table-cell>
          <table:table-cell office:value-type="float" office:value="-0.477725" calcext:value-type="float">
            <text:p>-0,477725</text:p>
          </table:table-cell>
          <table:table-cell office:value-type="float" office:value="3.70593357" calcext:value-type="float">
            <text:p>3,70593357</text:p>
          </table:table-cell>
          <table:table-cell office:value-type="float" office:value="-19" calcext:value-type="float">
            <text:p>-19</text:p>
          </table:table-cell>
          <table:table-cell office:value-type="float" office:value="-3.09686004" calcext:value-type="float">
            <text:p>-3,09686004</text:p>
          </table:table-cell>
          <table:table-cell office:value-type="float" office:value="-2.94525042" calcext:value-type="float">
            <text:p>-2,94525042</text:p>
          </table:table-cell>
          <table:table-cell office:value-type="float" office:value="-137.60742021" calcext:value-type="float">
            <text:p>-137,60742021</text:p>
          </table:table-cell>
        </table:table-row>
        <table:table-row table:style-name="ro1">
          <table:table-cell office:value-type="float" office:value="1624632814.4808" calcext:value-type="float">
            <text:p>1624632814,4808</text:p>
          </table:table-cell>
          <table:table-cell table:formula="of:=ROUND([.A144]-[$menor.$A$1];1)" office:value-type="float" office:value="14.2" calcext:value-type="float">
            <text:p>14,2</text:p>
          </table:table-cell>
          <table:table-cell office:value-type="float" office:value="0.3495" calcext:value-type="float">
            <text:p>0,3495</text:p>
          </table:table-cell>
          <table:table-cell office:value-type="float" office:value="-0.2268928" calcext:value-type="float">
            <text:p>-0,2268928</text:p>
          </table:table-cell>
          <table:table-cell office:value-type="float" office:value="-0.39479" calcext:value-type="float">
            <text:p>-0,39479</text:p>
          </table:table-cell>
          <table:table-cell office:value-type="float" office:value="-0.507795" calcext:value-type="float">
            <text:p>-0,507795</text:p>
          </table:table-cell>
          <table:table-cell office:value-type="float" office:value="3.6728332" calcext:value-type="float">
            <text:p>3,6728332</text:p>
          </table:table-cell>
          <table:table-cell office:value-type="float" office:value="-17" calcext:value-type="float">
            <text:p>-17</text:p>
          </table:table-cell>
          <table:table-cell office:value-type="float" office:value="-3.04804609" calcext:value-type="float">
            <text:p>-3,04804609</text:p>
          </table:table-cell>
          <table:table-cell office:value-type="float" office:value="-2.99851624" calcext:value-type="float">
            <text:p>-2,99851624</text:p>
          </table:table-cell>
          <table:table-cell office:value-type="float" office:value="-136.65937072" calcext:value-type="float">
            <text:p>-136,65937072</text:p>
          </table:table-cell>
        </table:table-row>
        <table:table-row table:style-name="ro1">
          <table:table-cell office:value-type="float" office:value="1624632814.58127" calcext:value-type="float">
            <text:p>1624632814,58127</text:p>
          </table:table-cell>
          <table:table-cell table:formula="of:=ROUND([.A145]-[$menor.$A$1];1)" office:value-type="float" office:value="14.3" calcext:value-type="float">
            <text:p>14,3</text:p>
          </table:table-cell>
          <table:table-cell office:value-type="float" office:value="0.3495" calcext:value-type="float">
            <text:p>0,3495</text:p>
          </table:table-cell>
          <table:table-cell office:value-type="float" office:value="-0.20943951" calcext:value-type="float">
            <text:p>-0,20943951</text:p>
          </table:table-cell>
          <table:table-cell office:value-type="float" office:value="-0.412735" calcext:value-type="float">
            <text:p>-0,412735</text:p>
          </table:table-cell>
          <table:table-cell office:value-type="float" office:value="-0.537865" calcext:value-type="float">
            <text:p>-0,537865</text:p>
          </table:table-cell>
          <table:table-cell office:value-type="float" office:value="3.63906765" calcext:value-type="float">
            <text:p>3,63906765</text:p>
          </table:table-cell>
          <table:table-cell office:value-type="float" office:value="-16" calcext:value-type="float">
            <text:p>-16</text:p>
          </table:table-cell>
          <table:table-cell office:value-type="float" office:value="-3.03987661" calcext:value-type="float">
            <text:p>-3,03987661</text:p>
          </table:table-cell>
          <table:table-cell office:value-type="float" office:value="-3.00706093" calcext:value-type="float">
            <text:p>-3,00706093</text:p>
          </table:table-cell>
          <table:table-cell office:value-type="float" office:value="-136.62365869" calcext:value-type="float">
            <text:p>-136,62365869</text:p>
          </table:table-cell>
        </table:table-row>
        <table:table-row table:style-name="ro1">
          <table:table-cell office:value-type="float" office:value="1624632814.68154" calcext:value-type="float">
            <text:p>1624632814,68154</text:p>
          </table:table-cell>
          <table:table-cell table:formula="of:=ROUND([.A146]-[$menor.$A$1];1)" office:value-type="float" office:value="14.4" calcext:value-type="float">
            <text:p>14,4</text:p>
          </table:table-cell>
          <table:table-cell office:value-type="float" office:value="0.3505" calcext:value-type="float">
            <text:p>0,3505</text:p>
          </table:table-cell>
          <table:table-cell office:value-type="float" office:value="-0.19198622" calcext:value-type="float">
            <text:p>-0,19198622</text:p>
          </table:table-cell>
          <table:table-cell office:value-type="float" office:value="-0.43165" calcext:value-type="float">
            <text:p>-0,43165</text:p>
          </table:table-cell>
          <table:table-cell office:value-type="float" office:value="-0.566965" calcext:value-type="float">
            <text:p>-0,566965</text:p>
          </table:table-cell>
          <table:table-cell office:value-type="float" office:value="3.60530233" calcext:value-type="float">
            <text:p>3,60530233</text:p>
          </table:table-cell>
          <table:table-cell office:value-type="float" office:value="-16" calcext:value-type="float">
            <text:p>-16</text:p>
          </table:table-cell>
          <table:table-cell office:value-type="float" office:value="-3.11877176" calcext:value-type="float">
            <text:p>-3,11877176</text:p>
          </table:table-cell>
          <table:table-cell office:value-type="float" office:value="-2.92021048" calcext:value-type="float">
            <text:p>-2,92021048</text:p>
          </table:table-cell>
          <table:table-cell office:value-type="float" office:value="-138.63989717" calcext:value-type="float">
            <text:p>-138,63989717</text:p>
          </table:table-cell>
        </table:table-row>
        <table:table-row table:style-name="ro1">
          <table:table-cell office:value-type="float" office:value="1624632814.78185" calcext:value-type="float">
            <text:p>1624632814,78185</text:p>
          </table:table-cell>
          <table:table-cell table:formula="of:=ROUND([.A147]-[$menor.$A$1];1)" office:value-type="float" office:value="14.5" calcext:value-type="float">
            <text:p>14,5</text:p>
          </table:table-cell>
          <table:table-cell office:value-type="float" office:value="0.3495" calcext:value-type="float">
            <text:p>0,3495</text:p>
          </table:table-cell>
          <table:table-cell office:value-type="float" office:value="-0.19198622" calcext:value-type="float">
            <text:p>-0,19198622</text:p>
          </table:table-cell>
          <table:table-cell office:value-type="float" office:value="-0.450565" calcext:value-type="float">
            <text:p>-0,450565</text:p>
          </table:table-cell>
          <table:table-cell office:value-type="float" office:value="-0.59558" calcext:value-type="float">
            <text:p>-0,59558</text:p>
          </table:table-cell>
          <table:table-cell office:value-type="float" office:value="3.5715611" calcext:value-type="float">
            <text:p>3,5715611</text:p>
          </table:table-cell>
          <table:table-cell office:value-type="float" office:value="-14" calcext:value-type="float">
            <text:p>-14</text:p>
          </table:table-cell>
          <table:table-cell office:value-type="float" office:value="-3.06926427" calcext:value-type="float">
            <text:p>-3,06926427</text:p>
          </table:table-cell>
          <table:table-cell office:value-type="float" office:value="-2.97508452" calcext:value-type="float">
            <text:p>-2,97508452</text:p>
          </table:table-cell>
          <table:table-cell office:value-type="float" office:value="-137.60418514" calcext:value-type="float">
            <text:p>-137,60418514</text:p>
          </table:table-cell>
        </table:table-row>
        <table:table-row table:style-name="ro1">
          <table:table-cell office:value-type="float" office:value="1624632814.88216" calcext:value-type="float">
            <text:p>1624632814,88216</text:p>
          </table:table-cell>
          <table:table-cell table:formula="of:=ROUND([.A148]-[$menor.$A$1];1)" office:value-type="float" office:value="14.6" calcext:value-type="float">
            <text:p>14,6</text:p>
          </table:table-cell>
          <table:table-cell office:value-type="float" office:value="0.3505" calcext:value-type="float">
            <text:p>0,3505</text:p>
          </table:table-cell>
          <table:table-cell office:value-type="float" office:value="-0.17453293" calcext:value-type="float">
            <text:p>-0,17453293</text:p>
          </table:table-cell>
          <table:table-cell office:value-type="float" office:value="-0.470935" calcext:value-type="float">
            <text:p>-0,470935</text:p>
          </table:table-cell>
          <table:table-cell office:value-type="float" office:value="-0.62468" calcext:value-type="float">
            <text:p>-0,62468</text:p>
          </table:table-cell>
          <table:table-cell office:value-type="float" office:value="3.53780746" calcext:value-type="float">
            <text:p>3,53780746</text:p>
          </table:table-cell>
          <table:table-cell office:value-type="float" office:value="-13" calcext:value-type="float">
            <text:p>-13</text:p>
          </table:table-cell>
          <table:table-cell office:value-type="float" office:value="-3.06541381" calcext:value-type="float">
            <text:p>-3,06541381</text:p>
          </table:table-cell>
          <table:table-cell office:value-type="float" office:value="-2.97857126" calcext:value-type="float">
            <text:p>-2,97857126</text:p>
          </table:table-cell>
          <table:table-cell office:value-type="float" office:value="-137.65613566" calcext:value-type="float">
            <text:p>-137,65613566</text:p>
          </table:table-cell>
        </table:table-row>
        <table:table-row table:style-name="ro1">
          <table:table-cell office:value-type="float" office:value="1624632814.98167" calcext:value-type="float">
            <text:p>1624632814,98167</text:p>
          </table:table-cell>
          <table:table-cell table:formula="of:=ROUND([.A149]-[$menor.$A$1];1)" office:value-type="float" office:value="14.7" calcext:value-type="float">
            <text:p>14,7</text:p>
          </table:table-cell>
          <table:table-cell office:value-type="float" office:value="0.3495" calcext:value-type="float">
            <text:p>0,3495</text:p>
          </table:table-cell>
          <table:table-cell office:value-type="float" office:value="-0.15707963" calcext:value-type="float">
            <text:p>-0,15707963</text:p>
          </table:table-cell>
          <table:table-cell office:value-type="float" office:value="-0.49179" calcext:value-type="float">
            <text:p>-0,49179</text:p>
          </table:table-cell>
          <table:table-cell office:value-type="float" office:value="-0.65281" calcext:value-type="float">
            <text:p>-0,65281</text:p>
          </table:table-cell>
          <table:table-cell office:value-type="float" office:value="3.50440502" calcext:value-type="float">
            <text:p>3,50440502</text:p>
          </table:table-cell>
          <table:table-cell office:value-type="float" office:value="-12" calcext:value-type="float">
            <text:p>-12</text:p>
          </table:table-cell>
          <table:table-cell office:value-type="float" office:value="-3.05962376" calcext:value-type="float">
            <text:p>-3,05962376</text:p>
          </table:table-cell>
          <table:table-cell office:value-type="float" office:value="-2.98678606" calcext:value-type="float">
            <text:p>-2,98678606</text:p>
          </table:table-cell>
          <table:table-cell office:value-type="float" office:value="-137.62042362" calcext:value-type="float">
            <text:p>-137,62042362</text:p>
          </table:table-cell>
        </table:table-row>
        <table:table-row table:style-name="ro1">
          <table:table-cell office:value-type="float" office:value="1624632815.08201" calcext:value-type="float">
            <text:p>1624632815,08201</text:p>
          </table:table-cell>
          <table:table-cell table:formula="of:=ROUND([.A150]-[$menor.$A$1];1)" office:value-type="float" office:value="14.8" calcext:value-type="float">
            <text:p>14,8</text:p>
          </table:table-cell>
          <table:table-cell office:value-type="float" office:value="0.3465" calcext:value-type="float">
            <text:p>0,3465</text:p>
          </table:table-cell>
          <table:table-cell office:value-type="float" office:value="-0.15707963" calcext:value-type="float">
            <text:p>-0,15707963</text:p>
          </table:table-cell>
          <table:table-cell office:value-type="float" office:value="-0.511675" calcext:value-type="float">
            <text:p>-0,511675</text:p>
          </table:table-cell>
          <table:table-cell office:value-type="float" office:value="-0.68094" calcext:value-type="float">
            <text:p>-0,68094</text:p>
          </table:table-cell>
          <table:table-cell office:value-type="float" office:value="3.46962738" calcext:value-type="float">
            <text:p>3,46962738</text:p>
          </table:table-cell>
          <table:table-cell office:value-type="float" office:value="-11" calcext:value-type="float">
            <text:p>-11</text:p>
          </table:table-cell>
          <table:table-cell office:value-type="float" office:value="-3.0533305" calcext:value-type="float">
            <text:p>-3,0533305</text:p>
          </table:table-cell>
          <table:table-cell office:value-type="float" office:value="-2.99307161" calcext:value-type="float">
            <text:p>-2,99307161</text:p>
          </table:table-cell>
          <table:table-cell office:value-type="float" office:value="-137.58471159" calcext:value-type="float">
            <text:p>-137,58471159</text:p>
          </table:table-cell>
        </table:table-row>
        <table:table-row table:style-name="ro1">
          <table:table-cell office:value-type="float" office:value="1624632815.18248" calcext:value-type="float">
            <text:p>1624632815,18248</text:p>
          </table:table-cell>
          <table:table-cell table:formula="of:=ROUND([.A151]-[$menor.$A$1];1)" office:value-type="float" office:value="14.9" calcext:value-type="float">
            <text:p>14,9</text:p>
          </table:table-cell>
          <table:table-cell office:value-type="float" office:value="0.3465" calcext:value-type="float">
            <text:p>0,3465</text:p>
          </table:table-cell>
          <table:table-cell office:value-type="float" office:value="-0.13962634" calcext:value-type="float">
            <text:p>-0,13962634</text:p>
          </table:table-cell>
          <table:table-cell office:value-type="float" office:value="-0.53253" calcext:value-type="float">
            <text:p>-0,53253</text:p>
          </table:table-cell>
          <table:table-cell office:value-type="float" office:value="-0.707615" calcext:value-type="float">
            <text:p>-0,707615</text:p>
          </table:table-cell>
          <table:table-cell office:value-type="float" office:value="3.43517375" calcext:value-type="float">
            <text:p>3,43517375</text:p>
          </table:table-cell>
          <table:table-cell office:value-type="float" office:value="-10" calcext:value-type="float">
            <text:p>-10</text:p>
          </table:table-cell>
          <table:table-cell office:value-type="float" office:value="-3.04987905" calcext:value-type="float">
            <text:p>-3,04987905</text:p>
          </table:table-cell>
          <table:table-cell office:value-type="float" office:value="-2.9956622" calcext:value-type="float">
            <text:p>-2,9956622</text:p>
          </table:table-cell>
          <table:table-cell office:value-type="float" office:value="-137.63666211" calcext:value-type="float">
            <text:p>-137,63666211</text:p>
          </table:table-cell>
        </table:table-row>
        <table:table-row table:style-name="ro1">
          <table:table-cell office:value-type="float" office:value="1624632815.28349" calcext:value-type="float">
            <text:p>1624632815,28349</text:p>
          </table:table-cell>
          <table:table-cell table:formula="of:=ROUND([.A152]-[$menor.$A$1];1)" office:value-type="float" office:value="15" calcext:value-type="float">
            <text:p>15</text:p>
          </table:table-cell>
          <table:table-cell office:value-type="float" office:value="0.3445" calcext:value-type="float">
            <text:p>0,3445</text:p>
          </table:table-cell>
          <table:table-cell office:value-type="float" office:value="-0.13962634" calcext:value-type="float">
            <text:p>-0,13962634</text:p>
          </table:table-cell>
          <table:table-cell office:value-type="float" office:value="-0.55484" calcext:value-type="float">
            <text:p>-0,55484</text:p>
          </table:table-cell>
          <table:table-cell office:value-type="float" office:value="-0.734775" calcext:value-type="float">
            <text:p>-0,734775</text:p>
          </table:table-cell>
          <table:table-cell office:value-type="float" office:value="3.40144086" calcext:value-type="float">
            <text:p>3,40144086</text:p>
          </table:table-cell>
          <table:table-cell office:value-type="float" office:value="-9" calcext:value-type="float">
            <text:p>-9</text:p>
          </table:table-cell>
          <table:table-cell office:value-type="float" office:value="-3.00542571" calcext:value-type="float">
            <text:p>-3,00542571</text:p>
          </table:table-cell>
          <table:table-cell office:value-type="float" office:value="-3.04312067" calcext:value-type="float">
            <text:p>-3,04312067</text:p>
          </table:table-cell>
          <table:table-cell office:value-type="float" office:value="-136.63666211" calcext:value-type="float">
            <text:p>-136,63666211</text:p>
          </table:table-cell>
        </table:table-row>
        <table:table-row table:style-name="ro1">
          <table:table-cell office:value-type="float" office:value="1624632815.38369" calcext:value-type="float">
            <text:p>1624632815,38369</text:p>
          </table:table-cell>
          <table:table-cell table:formula="of:=ROUND([.A153]-[$menor.$A$1];1)" office:value-type="float" office:value="15.1" calcext:value-type="float">
            <text:p>15,1</text:p>
          </table:table-cell>
          <table:table-cell office:value-type="float" office:value="0.3425" calcext:value-type="float">
            <text:p>0,3425</text:p>
          </table:table-cell>
          <table:table-cell office:value-type="float" office:value="-0.12217305" calcext:value-type="float">
            <text:p>-0,12217305</text:p>
          </table:table-cell>
          <table:table-cell office:value-type="float" office:value="-0.575695" calcext:value-type="float">
            <text:p>-0,575695</text:p>
          </table:table-cell>
          <table:table-cell office:value-type="float" office:value="-0.761935" calcext:value-type="float">
            <text:p>-0,761935</text:p>
          </table:table-cell>
          <table:table-cell office:value-type="float" office:value="3.36800194" calcext:value-type="float">
            <text:p>3,36800194</text:p>
          </table:table-cell>
          <table:table-cell office:value-type="float" office:value="-9" calcext:value-type="float">
            <text:p>-9</text:p>
          </table:table-cell>
          <table:table-cell office:value-type="float" office:value="-3.04199668" calcext:value-type="float">
            <text:p>-3,04199668</text:p>
          </table:table-cell>
          <table:table-cell office:value-type="float" office:value="-3.00578551" calcext:value-type="float">
            <text:p>-3,00578551</text:p>
          </table:table-cell>
          <table:table-cell office:value-type="float" office:value="-137.60095007" calcext:value-type="float">
            <text:p>-137,60095007</text:p>
          </table:table-cell>
        </table:table-row>
        <table:table-row table:style-name="ro1">
          <table:table-cell office:value-type="float" office:value="1624632815.48432" calcext:value-type="float">
            <text:p>1624632815,48432</text:p>
          </table:table-cell>
          <table:table-cell table:formula="of:=ROUND([.A154]-[$menor.$A$1];1)" office:value-type="float" office:value="15.2" calcext:value-type="float">
            <text:p>15,2</text:p>
          </table:table-cell>
          <table:table-cell office:value-type="float" office:value="0.3405" calcext:value-type="float">
            <text:p>0,3405</text:p>
          </table:table-cell>
          <table:table-cell office:value-type="float" office:value="-0.12217305" calcext:value-type="float">
            <text:p>-0,12217305</text:p>
          </table:table-cell>
          <table:table-cell office:value-type="float" office:value="-0.59752" calcext:value-type="float">
            <text:p>-0,59752</text:p>
          </table:table-cell>
          <table:table-cell office:value-type="float" office:value="-0.78764" calcext:value-type="float">
            <text:p>-0,78764</text:p>
          </table:table-cell>
          <table:table-cell office:value-type="float" office:value="3.33317447" calcext:value-type="float">
            <text:p>3,33317447</text:p>
          </table:table-cell>
          <table:table-cell office:value-type="float" office:value="-9" calcext:value-type="float">
            <text:p>-9</text:p>
          </table:table-cell>
          <table:table-cell office:value-type="float" office:value="-3.07798018" calcext:value-type="float">
            <text:p>-3,07798018</text:p>
          </table:table-cell>
          <table:table-cell office:value-type="float" office:value="-2.96389343" calcext:value-type="float">
            <text:p>-2,96389343</text:p>
          </table:table-cell>
          <table:table-cell office:value-type="float" office:value="-138.65290059" calcext:value-type="float">
            <text:p>-138,65290059</text:p>
          </table:table-cell>
        </table:table-row>
        <table:table-row table:style-name="ro1">
          <table:table-cell office:value-type="float" office:value="1624632815.58464" calcext:value-type="float">
            <text:p>1624632815,58464</text:p>
          </table:table-cell>
          <table:table-cell table:formula="of:=ROUND([.A155]-[$menor.$A$1];1)" office:value-type="float" office:value="15.3" calcext:value-type="float">
            <text:p>15,3</text:p>
          </table:table-cell>
          <table:table-cell office:value-type="float" office:value="0.3375" calcext:value-type="float">
            <text:p>0,3375</text:p>
          </table:table-cell>
          <table:table-cell office:value-type="float" office:value="-0.10471976" calcext:value-type="float">
            <text:p>-0,10471976</text:p>
          </table:table-cell>
          <table:table-cell office:value-type="float" office:value="-0.61983" calcext:value-type="float">
            <text:p>-0,61983</text:p>
          </table:table-cell>
          <table:table-cell office:value-type="float" office:value="-0.81383" calcext:value-type="float">
            <text:p>-0,81383</text:p>
          </table:table-cell>
          <table:table-cell office:value-type="float" office:value="3.29942274" calcext:value-type="float">
            <text:p>3,29942274</text:p>
          </table:table-cell>
          <table:table-cell office:value-type="float" office:value="-8" calcext:value-type="float">
            <text:p>-8</text:p>
          </table:table-cell>
          <table:table-cell office:value-type="float" office:value="-3.07310799" calcext:value-type="float">
            <text:p>-3,07310799</text:p>
          </table:table-cell>
          <table:table-cell office:value-type="float" office:value="-2.96884484" calcext:value-type="float">
            <text:p>-2,96884484</text:p>
          </table:table-cell>
          <table:table-cell office:value-type="float" office:value="-138.61718856" calcext:value-type="float">
            <text:p>-138,61718856</text:p>
          </table:table-cell>
        </table:table-row>
        <table:table-row table:style-name="ro1">
          <table:table-cell office:value-type="float" office:value="1624632815.68466" calcext:value-type="float">
            <text:p>1624632815,68466</text:p>
          </table:table-cell>
          <table:table-cell table:formula="of:=ROUND([.A156]-[$menor.$A$1];1)" office:value-type="float" office:value="15.4" calcext:value-type="float">
            <text:p>15,4</text:p>
          </table:table-cell>
          <table:table-cell office:value-type="float" office:value="0.3355" calcext:value-type="float">
            <text:p>0,335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-0.641655" calcext:value-type="float">
            <text:p>-0,641655</text:p>
          </table:table-cell>
          <table:table-cell office:value-type="float" office:value="-0.838565" calcext:value-type="float">
            <text:p>-0,838565</text:p>
          </table:table-cell>
          <table:table-cell office:value-type="float" office:value="3.26595259" calcext:value-type="float">
            <text:p>3,26595259</text:p>
          </table:table-cell>
          <table:table-cell office:value-type="float" office:value="-7" calcext:value-type="float">
            <text:p>-7</text:p>
          </table:table-cell>
          <table:table-cell office:value-type="float" office:value="-3.03225069" calcext:value-type="float">
            <text:p>-3,03225069</text:p>
          </table:table-cell>
          <table:table-cell office:value-type="float" office:value="-3.01534601" calcext:value-type="float">
            <text:p>-3,01534601</text:p>
          </table:table-cell>
          <table:table-cell office:value-type="float" office:value="-137.61718856" calcext:value-type="float">
            <text:p>-137,61718856</text:p>
          </table:table-cell>
        </table:table-row>
        <table:table-row table:style-name="ro1">
          <table:table-cell office:value-type="float" office:value="1624632815.78478" calcext:value-type="float">
            <text:p>1624632815,78478</text:p>
          </table:table-cell>
          <table:table-cell table:formula="of:=ROUND([.A157]-[$menor.$A$1];1)" office:value-type="float" office:value="15.5" calcext:value-type="float">
            <text:p>15,5</text:p>
          </table:table-cell>
          <table:table-cell office:value-type="float" office:value="0.3325" calcext:value-type="float">
            <text:p>0,332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-0.663965" calcext:value-type="float">
            <text:p>-0,663965</text:p>
          </table:table-cell>
          <table:table-cell office:value-type="float" office:value="-0.863785" calcext:value-type="float">
            <text:p>-0,863785</text:p>
          </table:table-cell>
          <table:table-cell office:value-type="float" office:value="3.2318027" calcext:value-type="float">
            <text:p>3,2318027</text:p>
          </table:table-cell>
          <table:table-cell office:value-type="float" office:value="-7" calcext:value-type="float">
            <text:p>-7</text:p>
          </table:table-cell>
          <table:table-cell office:value-type="float" office:value="-3.0651749" calcext:value-type="float">
            <text:p>-3,0651749</text:p>
          </table:table-cell>
          <table:table-cell office:value-type="float" office:value="-2.9765781" calcext:value-type="float">
            <text:p>-2,9765781</text:p>
          </table:table-cell>
          <table:table-cell office:value-type="float" office:value="-138.58147653" calcext:value-type="float">
            <text:p>-138,58147653</text:p>
          </table:table-cell>
        </table:table-row>
        <table:table-row table:style-name="ro1">
          <table:table-cell office:value-type="float" office:value="1624632815.88513" calcext:value-type="float">
            <text:p>1624632815,88513</text:p>
          </table:table-cell>
          <table:table-cell table:formula="of:=ROUND([.A158]-[$menor.$A$1];1)" office:value-type="float" office:value="15.6" calcext:value-type="float">
            <text:p>15,6</text:p>
          </table:table-cell>
          <table:table-cell office:value-type="float" office:value="0.3285" calcext:value-type="float">
            <text:p>0,328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-0.68676" calcext:value-type="float">
            <text:p>-0,68676</text:p>
          </table:table-cell>
          <table:table-cell office:value-type="float" office:value="-0.88755" calcext:value-type="float">
            <text:p>-0,88755</text:p>
          </table:table-cell>
          <table:table-cell office:value-type="float" office:value="3.19899869" calcext:value-type="float">
            <text:p>3,19899869</text:p>
          </table:table-cell>
          <table:table-cell office:value-type="float" office:value="-6" calcext:value-type="float">
            <text:p>-6</text:p>
          </table:table-cell>
          <table:table-cell office:value-type="float" office:value="-3.02558517" calcext:value-type="float">
            <text:p>-3,02558517</text:p>
          </table:table-cell>
          <table:table-cell office:value-type="float" office:value="-3.02164107" calcext:value-type="float">
            <text:p>-3,02164107</text:p>
          </table:table-cell>
          <table:table-cell office:value-type="float" office:value="-137.58147653" calcext:value-type="float">
            <text:p>-137,58147653</text:p>
          </table:table-cell>
        </table:table-row>
        <table:table-row table:style-name="ro1">
          <table:table-cell office:value-type="float" office:value="1624632815.98468" calcext:value-type="float">
            <text:p>1624632815,98468</text:p>
          </table:table-cell>
          <table:table-cell table:formula="of:=ROUND([.A159]-[$menor.$A$1];1)" office:value-type="float" office:value="15.7" calcext:value-type="float">
            <text:p>15,7</text:p>
          </table:table-cell>
          <table:table-cell office:value-type="float" office:value="0.3265" calcext:value-type="float">
            <text:p>0,326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-0.708585" calcext:value-type="float">
            <text:p>-0,708585</text:p>
          </table:table-cell>
          <table:table-cell office:value-type="float" office:value="-0.9118" calcext:value-type="float">
            <text:p>-0,9118</text:p>
          </table:table-cell>
          <table:table-cell office:value-type="float" office:value="3.16551328" calcext:value-type="float">
            <text:p>3,16551328</text:p>
          </table:table-cell>
          <table:table-cell office:value-type="float" office:value="-6" calcext:value-type="float">
            <text:p>-6</text:p>
          </table:table-cell>
          <table:table-cell office:value-type="float" office:value="-3.06246746" calcext:value-type="float">
            <text:p>-3,06246746</text:p>
          </table:table-cell>
          <table:table-cell office:value-type="float" office:value="-2.97955583" calcext:value-type="float">
            <text:p>-2,97955583</text:p>
          </table:table-cell>
          <table:table-cell office:value-type="float" office:value="-138.63342704" calcext:value-type="float">
            <text:p>-138,63342704</text:p>
          </table:table-cell>
        </table:table-row>
        <table:table-row table:style-name="ro1">
          <table:table-cell office:value-type="float" office:value="1624632816.08466" calcext:value-type="float">
            <text:p>1624632816,08466</text:p>
          </table:table-cell>
          <table:table-cell table:formula="of:=ROUND([.A160]-[$menor.$A$1];1)" office:value-type="float" office:value="15.8" calcext:value-type="float">
            <text:p>15,8</text:p>
          </table:table-cell>
          <table:table-cell office:value-type="float" office:value="0.3235" calcext:value-type="float">
            <text:p>0,323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-0.730895" calcext:value-type="float">
            <text:p>-0,730895</text:p>
          </table:table-cell>
          <table:table-cell office:value-type="float" office:value="-0.935565" calcext:value-type="float">
            <text:p>-0,935565</text:p>
          </table:table-cell>
          <table:table-cell office:value-type="float" office:value="3.13265443" calcext:value-type="float">
            <text:p>3,13265443</text:p>
          </table:table-cell>
          <table:table-cell office:value-type="float" office:value="-5" calcext:value-type="float">
            <text:p>-5</text:p>
          </table:table-cell>
          <table:table-cell office:value-type="float" office:value="-3.02314237" calcext:value-type="float">
            <text:p>-3,02314237</text:p>
          </table:table-cell>
          <table:table-cell office:value-type="float" office:value="-3.02280638" calcext:value-type="float">
            <text:p>-3,02280638</text:p>
          </table:table-cell>
          <table:table-cell office:value-type="float" office:value="-137.63342704" calcext:value-type="float">
            <text:p>-137,63342704</text:p>
          </table:table-cell>
        </table:table-row>
        <table:table-row table:style-name="ro1">
          <table:table-cell office:value-type="float" office:value="1624632816.18498" calcext:value-type="float">
            <text:p>1624632816,18498</text:p>
          </table:table-cell>
          <table:table-cell table:formula="of:=ROUND([.A161]-[$menor.$A$1];1)" office:value-type="float" office:value="15.9" calcext:value-type="float">
            <text:p>15,9</text:p>
          </table:table-cell>
          <table:table-cell office:value-type="float" office:value="0.3205" calcext:value-type="float">
            <text:p>0,320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-0.75272" calcext:value-type="float">
            <text:p>-0,75272</text:p>
          </table:table-cell>
          <table:table-cell office:value-type="float" office:value="-0.958845" calcext:value-type="float">
            <text:p>-0,958845</text:p>
          </table:table-cell>
          <table:table-cell office:value-type="float" office:value="3.1001873" calcext:value-type="float">
            <text:p>3,1001873</text:p>
          </table:table-cell>
          <table:table-cell office:value-type="float" office:value="-5" calcext:value-type="float">
            <text:p>-5</text:p>
          </table:table-cell>
          <table:table-cell office:value-type="float" office:value="-3.05629805" calcext:value-type="float">
            <text:p>-3,05629805</text:p>
          </table:table-cell>
          <table:table-cell office:value-type="float" office:value="-2.98584839" calcext:value-type="float">
            <text:p>-2,98584839</text:p>
          </table:table-cell>
          <table:table-cell office:value-type="float" office:value="-138.59771501" calcext:value-type="float">
            <text:p>-138,59771501</text:p>
          </table:table-cell>
        </table:table-row>
        <table:table-row table:style-name="ro1">
          <table:table-cell office:value-type="float" office:value="1624632816.28534" calcext:value-type="float">
            <text:p>1624632816,28534</text:p>
          </table:table-cell>
          <table:table-cell table:formula="of:=ROUND([.A162]-[$menor.$A$1];1)" office:value-type="float" office:value="16" calcext:value-type="float">
            <text:p>16</text:p>
          </table:table-cell>
          <table:table-cell office:value-type="float" office:value="0.3175" calcext:value-type="float">
            <text:p>0,317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-0.774545" calcext:value-type="float">
            <text:p>-0,774545</text:p>
          </table:table-cell>
          <table:table-cell office:value-type="float" office:value="-0.98164" calcext:value-type="float">
            <text:p>-0,98164</text:p>
          </table:table-cell>
          <table:table-cell office:value-type="float" office:value="3.06769133" calcext:value-type="float">
            <text:p>3,06769133</text:p>
          </table:table-cell>
          <table:table-cell office:value-type="float" office:value="-4" calcext:value-type="float">
            <text:p>-4</text:p>
          </table:table-cell>
          <table:table-cell office:value-type="float" office:value="-3.01799055" calcext:value-type="float">
            <text:p>-3,01799055</text:p>
          </table:table-cell>
          <table:table-cell office:value-type="float" office:value="-3.02748693" calcext:value-type="float">
            <text:p>-3,02748693</text:p>
          </table:table-cell>
          <table:table-cell office:value-type="float" office:value="-137.59771501" calcext:value-type="float">
            <text:p>-137,59771501</text:p>
          </table:table-cell>
        </table:table-row>
        <table:table-row table:style-name="ro1">
          <table:table-cell office:value-type="float" office:value="1624632816.38464" calcext:value-type="float">
            <text:p>1624632816,38464</text:p>
          </table:table-cell>
          <table:table-cell table:formula="of:=ROUND([.A163]-[$menor.$A$1];1)" office:value-type="float" office:value="16.1" calcext:value-type="float">
            <text:p>16,1</text:p>
          </table:table-cell>
          <table:table-cell office:value-type="float" office:value="0.3145" calcext:value-type="float">
            <text:p>0,314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-0.796855" calcext:value-type="float">
            <text:p>-0,796855</text:p>
          </table:table-cell>
          <table:table-cell office:value-type="float" office:value="-1.00395" calcext:value-type="float">
            <text:p>-1,00395</text:p>
          </table:table-cell>
          <table:table-cell office:value-type="float" office:value="3.03588223" calcext:value-type="float">
            <text:p>3,03588223</text:p>
          </table:table-cell>
          <table:table-cell office:value-type="float" office:value="-4" calcext:value-type="float">
            <text:p>-4</text:p>
          </table:table-cell>
          <table:table-cell office:value-type="float" office:value="-3.01632681" calcext:value-type="float">
            <text:p>-3,01632681</text:p>
          </table:table-cell>
          <table:table-cell office:value-type="float" office:value="-3.02883204" calcext:value-type="float">
            <text:p>-3,02883204</text:p>
          </table:table-cell>
          <table:table-cell office:value-type="float" office:value="-137.59771501" calcext:value-type="float">
            <text:p>-137,59771501</text:p>
          </table:table-cell>
        </table:table-row>
        <table:table-row table:style-name="ro1">
          <table:table-cell office:value-type="float" office:value="1624632816.48496" calcext:value-type="float">
            <text:p>1624632816,48496</text:p>
          </table:table-cell>
          <table:table-cell table:formula="of:=ROUND([.A164]-[$menor.$A$1];1)" office:value-type="float" office:value="16.2" calcext:value-type="float">
            <text:p>16,2</text:p>
          </table:table-cell>
          <table:table-cell office:value-type="float" office:value="0.3115" calcext:value-type="float">
            <text:p>0,3115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-0.81868" calcext:value-type="float">
            <text:p>-0,81868</text:p>
          </table:table-cell>
          <table:table-cell office:value-type="float" office:value="-1.025775" calcext:value-type="float">
            <text:p>-1,025775</text:p>
          </table:table-cell>
          <table:table-cell office:value-type="float" office:value="3.00440121" calcext:value-type="float">
            <text:p>3,00440121</text:p>
          </table:table-cell>
          <table:table-cell office:value-type="float" office:value="-4" calcext:value-type="float">
            <text:p>-4</text:p>
          </table:table-cell>
          <table:table-cell office:value-type="float" office:value="-3.04917148" calcext:value-type="float">
            <text:p>-3,04917148</text:p>
          </table:table-cell>
          <table:table-cell office:value-type="float" office:value="-2.99229028" calcext:value-type="float">
            <text:p>-2,99229028</text:p>
          </table:table-cell>
          <table:table-cell office:value-type="float" office:value="-138.56200298" calcext:value-type="float">
            <text:p>-138,56200298</text:p>
          </table:table-cell>
        </table:table-row>
        <table:table-row table:style-name="ro1">
          <table:table-cell office:value-type="float" office:value="1624632816.5853" calcext:value-type="float">
            <text:p>1624632816,5853</text:p>
          </table:table-cell>
          <table:table-cell table:formula="of:=ROUND([.A165]-[$menor.$A$1];1)" office:value-type="float" office:value="16.3" calcext:value-type="float">
            <text:p>16,3</text:p>
          </table:table-cell>
          <table:table-cell office:value-type="float" office:value="0.3085" calcext:value-type="float">
            <text:p>0,3085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-0.84099" calcext:value-type="float">
            <text:p>-0,84099</text:p>
          </table:table-cell>
          <table:table-cell office:value-type="float" office:value="-1.0476" calcext:value-type="float">
            <text:p>-1,0476</text:p>
          </table:table-cell>
          <table:table-cell office:value-type="float" office:value="2.97288799" calcext:value-type="float">
            <text:p>2,97288799</text:p>
          </table:table-cell>
          <table:table-cell office:value-type="float" office:value="-3" calcext:value-type="float">
            <text:p>-3</text:p>
          </table:table-cell>
          <table:table-cell office:value-type="float" office:value="-3.01269512" calcext:value-type="float">
            <text:p>-3,01269512</text:p>
          </table:table-cell>
          <table:table-cell office:value-type="float" office:value="-3.03185592" calcext:value-type="float">
            <text:p>-3,03185592</text:p>
          </table:table-cell>
          <table:table-cell office:value-type="float" office:value="-137.56200298" calcext:value-type="float">
            <text:p>-137,56200298</text:p>
          </table:table-cell>
        </table:table-row>
        <table:table-row table:style-name="ro1">
          <table:table-cell office:value-type="float" office:value="1624632816.68557" calcext:value-type="float">
            <text:p>1624632816,68557</text:p>
          </table:table-cell>
          <table:table-cell table:formula="of:=ROUND([.A166]-[$menor.$A$1];1)" office:value-type="float" office:value="16.4" calcext:value-type="float">
            <text:p>16,4</text:p>
          </table:table-cell>
          <table:table-cell office:value-type="float" office:value="0.3055" calcext:value-type="float">
            <text:p>0,305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862815" calcext:value-type="float">
            <text:p>-0,862815</text:p>
          </table:table-cell>
          <table:table-cell office:value-type="float" office:value="-1.06991" calcext:value-type="float">
            <text:p>-1,06991</text:p>
          </table:table-cell>
          <table:table-cell office:value-type="float" office:value="2.94206071" calcext:value-type="float">
            <text:p>2,94206071</text:p>
          </table:table-cell>
          <table:table-cell office:value-type="float" office:value="-3" calcext:value-type="float">
            <text:p>-3</text:p>
          </table:table-cell>
          <table:table-cell office:value-type="float" office:value="-3.01225434" calcext:value-type="float">
            <text:p>-3,01225434</text:p>
          </table:table-cell>
          <table:table-cell office:value-type="float" office:value="-3.03287892" calcext:value-type="float">
            <text:p>-3,03287892</text:p>
          </table:table-cell>
          <table:table-cell office:value-type="float" office:value="-137.56200298" calcext:value-type="float">
            <text:p>-137,56200298</text:p>
          </table:table-cell>
        </table:table-row>
        <table:table-row table:style-name="ro1">
          <table:table-cell office:value-type="float" office:value="1624632816.78591" calcext:value-type="float">
            <text:p>1624632816,78591</text:p>
          </table:table-cell>
          <table:table-cell table:formula="of:=ROUND([.A167]-[$menor.$A$1];1)" office:value-type="float" office:value="16.5" calcext:value-type="float">
            <text:p>16,5</text:p>
          </table:table-cell>
          <table:table-cell office:value-type="float" office:value="0.3025" calcext:value-type="float">
            <text:p>0,302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88367" calcext:value-type="float">
            <text:p>-0,88367</text:p>
          </table:table-cell>
          <table:table-cell office:value-type="float" office:value="-1.090765" calcext:value-type="float">
            <text:p>-1,090765</text:p>
          </table:table-cell>
          <table:table-cell office:value-type="float" office:value="2.91087437" calcext:value-type="float">
            <text:p>2,91087437</text:p>
          </table:table-cell>
          <table:table-cell office:value-type="float" office:value="-3" calcext:value-type="float">
            <text:p>-3</text:p>
          </table:table-cell>
          <table:table-cell office:value-type="float" office:value="-3.04676282" calcext:value-type="float">
            <text:p>-3,04676282</text:p>
          </table:table-cell>
          <table:table-cell office:value-type="float" office:value="-2.99437395" calcext:value-type="float">
            <text:p>-2,99437395</text:p>
          </table:table-cell>
          <table:table-cell office:value-type="float" office:value="-138.61395349" calcext:value-type="float">
            <text:p>-138,61395349</text:p>
          </table:table-cell>
        </table:table-row>
        <table:table-row table:style-name="ro1">
          <table:table-cell office:value-type="float" office:value="1624632816.88624" calcext:value-type="float">
            <text:p>1624632816,88624</text:p>
          </table:table-cell>
          <table:table-cell table:formula="of:=ROUND([.A168]-[$menor.$A$1];1)" office:value-type="float" office:value="16.6" calcext:value-type="float">
            <text:p>16,6</text:p>
          </table:table-cell>
          <table:table-cell office:value-type="float" office:value="0.2995" calcext:value-type="float">
            <text:p>0,299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90598" calcext:value-type="float">
            <text:p>-0,90598</text:p>
          </table:table-cell>
          <table:table-cell office:value-type="float" office:value="-1.11162" calcext:value-type="float">
            <text:p>-1,11162</text:p>
          </table:table-cell>
          <table:table-cell office:value-type="float" office:value="2.87972355" calcext:value-type="float">
            <text:p>2,87972355</text:p>
          </table:table-cell>
          <table:table-cell office:value-type="float" office:value="-2" calcext:value-type="float">
            <text:p>-2</text:p>
          </table:table-cell>
          <table:table-cell office:value-type="float" office:value="-3.01069007" calcext:value-type="float">
            <text:p>-3,01069007</text:p>
          </table:table-cell>
          <table:table-cell office:value-type="float" office:value="-3.03205152" calcext:value-type="float">
            <text:p>-3,0320515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6.98658" calcext:value-type="float">
            <text:p>1624632816,98658</text:p>
          </table:table-cell>
          <table:table-cell table:formula="of:=ROUND([.A169]-[$menor.$A$1];1)" office:value-type="float" office:value="16.7" calcext:value-type="float">
            <text:p>16,7</text:p>
          </table:table-cell>
          <table:table-cell office:value-type="float" office:value="0.2965" calcext:value-type="float">
            <text:p>0,296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926835" calcext:value-type="float">
            <text:p>-0,926835</text:p>
          </table:table-cell>
          <table:table-cell office:value-type="float" office:value="-1.13199" calcext:value-type="float">
            <text:p>-1,13199</text:p>
          </table:table-cell>
          <table:table-cell office:value-type="float" office:value="2.8502686" calcext:value-type="float">
            <text:p>2,8502686</text:p>
          </table:table-cell>
          <table:table-cell office:value-type="float" office:value="-2" calcext:value-type="float">
            <text:p>-2</text:p>
          </table:table-cell>
          <table:table-cell office:value-type="float" office:value="-3.01124407" calcext:value-type="float">
            <text:p>-3,01124407</text:p>
          </table:table-cell>
          <table:table-cell office:value-type="float" office:value="-3.03305028" calcext:value-type="float">
            <text:p>-3,03305028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08754" calcext:value-type="float">
            <text:p>1624632817,08754</text:p>
          </table:table-cell>
          <table:table-cell table:formula="of:=ROUND([.A170]-[$menor.$A$1];1)" office:value-type="float" office:value="16.8" calcext:value-type="float">
            <text:p>16,8</text:p>
          </table:table-cell>
          <table:table-cell office:value-type="float" office:value="0.2935" calcext:value-type="float">
            <text:p>0,293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94769" calcext:value-type="float">
            <text:p>-0,94769</text:p>
          </table:table-cell>
          <table:table-cell office:value-type="float" office:value="-1.152845" calcext:value-type="float">
            <text:p>-1,152845</text:p>
          </table:table-cell>
          <table:table-cell office:value-type="float" office:value="2.81973386" calcext:value-type="float">
            <text:p>2,81973386</text:p>
          </table:table-cell>
          <table:table-cell office:value-type="float" office:value="-2" calcext:value-type="float">
            <text:p>-2</text:p>
          </table:table-cell>
          <table:table-cell office:value-type="float" office:value="-3.00954551" calcext:value-type="float">
            <text:p>-3,00954551</text:p>
          </table:table-cell>
          <table:table-cell office:value-type="float" office:value="-3.03283612" calcext:value-type="float">
            <text:p>-3,0328361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18786" calcext:value-type="float">
            <text:p>1624632817,18786</text:p>
          </table:table-cell>
          <table:table-cell table:formula="of:=ROUND([.A171]-[$menor.$A$1];1)" office:value-type="float" office:value="16.9" calcext:value-type="float">
            <text:p>16,9</text:p>
          </table:table-cell>
          <table:table-cell office:value-type="float" office:value="0.2905" calcext:value-type="float">
            <text:p>0,290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0.968545" calcext:value-type="float">
            <text:p>-0,968545</text:p>
          </table:table-cell>
          <table:table-cell office:value-type="float" office:value="-1.17273" calcext:value-type="float">
            <text:p>-1,17273</text:p>
          </table:table-cell>
          <table:table-cell office:value-type="float" office:value="2.79060459" calcext:value-type="float">
            <text:p>2,79060459</text:p>
          </table:table-cell>
          <table:table-cell office:value-type="float" office:value="-2" calcext:value-type="float">
            <text:p>-2</text:p>
          </table:table-cell>
          <table:table-cell office:value-type="float" office:value="-3.00888506" calcext:value-type="float">
            <text:p>-3,00888506</text:p>
          </table:table-cell>
          <table:table-cell office:value-type="float" office:value="-3.03405442" calcext:value-type="float">
            <text:p>-3,03405442</text:p>
          </table:table-cell>
          <table:table-cell office:value-type="float" office:value="-137.61395349" calcext:value-type="float">
            <text:p>-137,61395349</text:p>
          </table:table-cell>
        </table:table-row>
        <table:table-row table:style-name="ro1">
          <table:table-cell office:value-type="float" office:value="1624632817.28817" calcext:value-type="float">
            <text:p>1624632817,28817</text:p>
          </table:table-cell>
          <table:table-cell table:formula="of:=ROUND([.A172]-[$menor.$A$1];1)" office:value-type="float" office:value="17" calcext:value-type="float">
            <text:p>17</text:p>
          </table:table-cell>
          <table:table-cell office:value-type="float" office:value="0.2875" calcext:value-type="float">
            <text:p>0,28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0.989885" calcext:value-type="float">
            <text:p>-0,989885</text:p>
          </table:table-cell>
          <table:table-cell office:value-type="float" office:value="-1.192615" calcext:value-type="float">
            <text:p>-1,192615</text:p>
          </table:table-cell>
          <table:table-cell office:value-type="float" office:value="2.76115155" calcext:value-type="float">
            <text:p>2,76115155</text:p>
          </table:table-cell>
          <table:table-cell office:value-type="float" office:value="-2" calcext:value-type="float">
            <text:p>-2</text:p>
          </table:table-cell>
          <table:table-cell office:value-type="float" office:value="-3.03902176" calcext:value-type="float">
            <text:p>-3,03902176</text:p>
          </table:table-cell>
          <table:table-cell office:value-type="float" office:value="-2.9994987" calcext:value-type="float">
            <text:p>-2,999498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38851" calcext:value-type="float">
            <text:p>1624632817,38851</text:p>
          </table:table-cell>
          <table:table-cell table:formula="of:=ROUND([.A173]-[$menor.$A$1];1)" office:value-type="float" office:value="17.1" calcext:value-type="float">
            <text:p>17,1</text:p>
          </table:table-cell>
          <table:table-cell office:value-type="float" office:value="0.2845" calcext:value-type="float">
            <text:p>0,28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01074" calcext:value-type="float">
            <text:p>-1,01074</text:p>
          </table:table-cell>
          <table:table-cell office:value-type="float" office:value="-1.21153" calcext:value-type="float">
            <text:p>-1,21153</text:p>
          </table:table-cell>
          <table:table-cell office:value-type="float" office:value="2.73234797" calcext:value-type="float">
            <text:p>2,73234797</text:p>
          </table:table-cell>
          <table:table-cell office:value-type="float" office:value="-1" calcext:value-type="float">
            <text:p>-1</text:p>
          </table:table-cell>
          <table:table-cell office:value-type="float" office:value="-3.00690212" calcext:value-type="float">
            <text:p>-3,00690212</text:p>
          </table:table-cell>
          <table:table-cell office:value-type="float" office:value="-3.03580987" calcext:value-type="float">
            <text:p>-3,0358098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48769" calcext:value-type="float">
            <text:p>1624632817,48769</text:p>
          </table:table-cell>
          <table:table-cell table:formula="of:=ROUND([.A174]-[$menor.$A$1];1)" office:value-type="float" office:value="17.2" calcext:value-type="float">
            <text:p>17,2</text:p>
          </table:table-cell>
          <table:table-cell office:value-type="float" office:value="0.2815" calcext:value-type="float">
            <text:p>0,28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031595" calcext:value-type="float">
            <text:p>-1,031595</text:p>
          </table:table-cell>
          <table:table-cell office:value-type="float" office:value="-1.2319" calcext:value-type="float">
            <text:p>-1,2319</text:p>
          </table:table-cell>
          <table:table-cell office:value-type="float" office:value="2.70318389" calcext:value-type="float">
            <text:p>2,70318389</text:p>
          </table:table-cell>
          <table:table-cell office:value-type="float" office:value="-1" calcext:value-type="float">
            <text:p>-1</text:p>
          </table:table-cell>
          <table:table-cell office:value-type="float" office:value="-3.00622823" calcext:value-type="float">
            <text:p>-3,00622823</text:p>
          </table:table-cell>
          <table:table-cell office:value-type="float" office:value="-3.03505129" calcext:value-type="float">
            <text:p>-3,03505129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58809" calcext:value-type="float">
            <text:p>1624632817,58809</text:p>
          </table:table-cell>
          <table:table-cell table:formula="of:=ROUND([.A175]-[$menor.$A$1];1)" office:value-type="float" office:value="17.3" calcext:value-type="float">
            <text:p>17,3</text:p>
          </table:table-cell>
          <table:table-cell office:value-type="float" office:value="0.2785" calcext:value-type="float">
            <text:p>0,27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051965" calcext:value-type="float">
            <text:p>-1,051965</text:p>
          </table:table-cell>
          <table:table-cell office:value-type="float" office:value="-1.250815" calcext:value-type="float">
            <text:p>-1,250815</text:p>
          </table:table-cell>
          <table:table-cell office:value-type="float" office:value="2.67502904" calcext:value-type="float">
            <text:p>2,67502904</text:p>
          </table:table-cell>
          <table:table-cell office:value-type="float" office:value="-1" calcext:value-type="float">
            <text:p>-1</text:p>
          </table:table-cell>
          <table:table-cell office:value-type="float" office:value="-3.00629934" calcext:value-type="float">
            <text:p>-3,00629934</text:p>
          </table:table-cell>
          <table:table-cell office:value-type="float" office:value="-3.03642851" calcext:value-type="float">
            <text:p>-3,03642851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68845" calcext:value-type="float">
            <text:p>1624632817,68845</text:p>
          </table:table-cell>
          <table:table-cell table:formula="of:=ROUND([.A176]-[$menor.$A$1];1)" office:value-type="float" office:value="17.4" calcext:value-type="float">
            <text:p>17,4</text:p>
          </table:table-cell>
          <table:table-cell office:value-type="float" office:value="0.2755" calcext:value-type="float">
            <text:p>0,27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07185" calcext:value-type="float">
            <text:p>-1,07185</text:p>
          </table:table-cell>
          <table:table-cell office:value-type="float" office:value="-1.26973" calcext:value-type="float">
            <text:p>-1,26973</text:p>
          </table:table-cell>
          <table:table-cell office:value-type="float" office:value="2.64590168" calcext:value-type="float">
            <text:p>2,64590168</text:p>
          </table:table-cell>
          <table:table-cell office:value-type="float" office:value="-1" calcext:value-type="float">
            <text:p>-1</text:p>
          </table:table-cell>
          <table:table-cell office:value-type="float" office:value="-3.00516754" calcext:value-type="float">
            <text:p>-3,00516754</text:p>
          </table:table-cell>
          <table:table-cell office:value-type="float" office:value="-3.03569469" calcext:value-type="float">
            <text:p>-3,03569469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17.78784" calcext:value-type="float">
            <text:p>1624632817,78784</text:p>
          </table:table-cell>
          <table:table-cell table:formula="of:=ROUND([.A177]-[$menor.$A$1];1)" office:value-type="float" office:value="17.5" calcext:value-type="float">
            <text:p>17,5</text:p>
          </table:table-cell>
          <table:table-cell office:value-type="float" office:value="0.2725" calcext:value-type="float">
            <text:p>0,27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091735" calcext:value-type="float">
            <text:p>-1,091735</text:p>
          </table:table-cell>
          <table:table-cell office:value-type="float" office:value="-1.287675" calcext:value-type="float">
            <text:p>-1,287675</text:p>
          </table:table-cell>
          <table:table-cell office:value-type="float" office:value="2.6181078" calcext:value-type="float">
            <text:p>2,6181078</text:p>
          </table:table-cell>
          <table:table-cell office:value-type="float" office:value="-2" calcext:value-type="float">
            <text:p>-2</text:p>
          </table:table-cell>
          <table:table-cell office:value-type="float" office:value="-3.03506399" calcext:value-type="float">
            <text:p>-3,03506399</text:p>
          </table:table-cell>
          <table:table-cell office:value-type="float" office:value="-3.00186142" calcext:value-type="float">
            <text:p>-3,0018614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88818" calcext:value-type="float">
            <text:p>1624632817,88818</text:p>
          </table:table-cell>
          <table:table-cell table:formula="of:=ROUND([.A178]-[$menor.$A$1];1)" office:value-type="float" office:value="17.6" calcext:value-type="float">
            <text:p>17,6</text:p>
          </table:table-cell>
          <table:table-cell office:value-type="float" office:value="0.2695" calcext:value-type="float">
            <text:p>0,26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11162" calcext:value-type="float">
            <text:p>-1,11162</text:p>
          </table:table-cell>
          <table:table-cell office:value-type="float" office:value="-1.30659" calcext:value-type="float">
            <text:p>-1,30659</text:p>
          </table:table-cell>
          <table:table-cell office:value-type="float" office:value="2.59067488" calcext:value-type="float">
            <text:p>2,59067488</text:p>
          </table:table-cell>
          <table:table-cell office:value-type="float" office:value="-2" calcext:value-type="float">
            <text:p>-2</text:p>
          </table:table-cell>
          <table:table-cell office:value-type="float" office:value="-3.03437814" calcext:value-type="float">
            <text:p>-3,03437814</text:p>
          </table:table-cell>
          <table:table-cell office:value-type="float" office:value="-3.00165689" calcext:value-type="float">
            <text:p>-3,00165689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7.98839" calcext:value-type="float">
            <text:p>1624632817,98839</text:p>
          </table:table-cell>
          <table:table-cell table:formula="of:=ROUND([.A179]-[$menor.$A$1];1)" office:value-type="float" office:value="17.7" calcext:value-type="float">
            <text:p>17,7</text:p>
          </table:table-cell>
          <table:table-cell office:value-type="float" office:value="0.2665" calcext:value-type="float">
            <text:p>0,26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13199" calcext:value-type="float">
            <text:p>-1,13199</text:p>
          </table:table-cell>
          <table:table-cell office:value-type="float" office:value="-1.324535" calcext:value-type="float">
            <text:p>-1,324535</text:p>
          </table:table-cell>
          <table:table-cell office:value-type="float" office:value="2.56388998" calcext:value-type="float">
            <text:p>2,56388998</text:p>
          </table:table-cell>
          <table:table-cell office:value-type="float" office:value="-2" calcext:value-type="float">
            <text:p>-2</text:p>
          </table:table-cell>
          <table:table-cell office:value-type="float" office:value="-3.03417823" calcext:value-type="float">
            <text:p>-3,03417823</text:p>
          </table:table-cell>
          <table:table-cell office:value-type="float" office:value="-3.00285109" calcext:value-type="float">
            <text:p>-3,00285109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8.08806" calcext:value-type="float">
            <text:p>1624632818,08806</text:p>
          </table:table-cell>
          <table:table-cell table:formula="of:=ROUND([.A180]-[$menor.$A$1];1)" office:value-type="float" office:value="17.8" calcext:value-type="float">
            <text:p>17,8</text:p>
          </table:table-cell>
          <table:table-cell office:value-type="float" office:value="0.2645" calcext:value-type="float">
            <text:p>0,26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150905" calcext:value-type="float">
            <text:p>-1,150905</text:p>
          </table:table-cell>
          <table:table-cell office:value-type="float" office:value="-1.342965" calcext:value-type="float">
            <text:p>-1,342965</text:p>
          </table:table-cell>
          <table:table-cell office:value-type="float" office:value="2.53645754" calcext:value-type="float">
            <text:p>2,53645754</text:p>
          </table:table-cell>
          <table:table-cell office:value-type="float" office:value="-2" calcext:value-type="float">
            <text:p>-2</text:p>
          </table:table-cell>
          <table:table-cell office:value-type="float" office:value="-3.03397774" calcext:value-type="float">
            <text:p>-3,03397774</text:p>
          </table:table-cell>
          <table:table-cell office:value-type="float" office:value="-3.00264688" calcext:value-type="float">
            <text:p>-3,00264688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18.18837" calcext:value-type="float">
            <text:p>1624632818,18837</text:p>
          </table:table-cell>
          <table:table-cell table:formula="of:=ROUND([.A181]-[$menor.$A$1];1)" office:value-type="float" office:value="17.9" calcext:value-type="float">
            <text:p>17,9</text:p>
          </table:table-cell>
          <table:table-cell office:value-type="float" office:value="0.2615" calcext:value-type="float">
            <text:p>0,26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17079" calcext:value-type="float">
            <text:p>-1,17079</text:p>
          </table:table-cell>
          <table:table-cell office:value-type="float" office:value="-1.36091" calcext:value-type="float">
            <text:p>-1,36091</text:p>
          </table:table-cell>
          <table:table-cell office:value-type="float" office:value="2.50931144" calcext:value-type="float">
            <text:p>2,50931144</text:p>
          </table:table-cell>
          <table:table-cell office:value-type="float" office:value="-2" calcext:value-type="float">
            <text:p>-2</text:p>
          </table:table-cell>
          <table:table-cell office:value-type="float" office:value="-3.06269852" calcext:value-type="float">
            <text:p>-3,06269852</text:p>
          </table:table-cell>
          <table:table-cell office:value-type="float" office:value="-2.96829249" calcext:value-type="float">
            <text:p>-2,96829249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18.28768" calcext:value-type="float">
            <text:p>1624632818,28768</text:p>
          </table:table-cell>
          <table:table-cell table:formula="of:=ROUND([.A182]-[$menor.$A$1];1)" office:value-type="float" office:value="18" calcext:value-type="float">
            <text:p>18</text:p>
          </table:table-cell>
          <table:table-cell office:value-type="float" office:value="0.2585" calcext:value-type="float">
            <text:p>0,25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189705" calcext:value-type="float">
            <text:p>-1,189705</text:p>
          </table:table-cell>
          <table:table-cell office:value-type="float" office:value="-1.377885" calcext:value-type="float">
            <text:p>-1,377885</text:p>
          </table:table-cell>
          <table:table-cell office:value-type="float" office:value="2.48292518" calcext:value-type="float">
            <text:p>2,48292518</text:p>
          </table:table-cell>
          <table:table-cell office:value-type="float" office:value="-1" calcext:value-type="float">
            <text:p>-1</text:p>
          </table:table-cell>
          <table:table-cell office:value-type="float" office:value="-3.03412465" calcext:value-type="float">
            <text:p>-3,03412465</text:p>
          </table:table-cell>
          <table:table-cell office:value-type="float" office:value="-3.00191623" calcext:value-type="float">
            <text:p>-3,0019162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38824" calcext:value-type="float">
            <text:p>1624632818,38824</text:p>
          </table:table-cell>
          <table:table-cell table:formula="of:=ROUND([.A183]-[$menor.$A$1];1)" office:value-type="float" office:value="18.1" calcext:value-type="float">
            <text:p>18,1</text:p>
          </table:table-cell>
          <table:table-cell office:value-type="float" office:value="0.2555" calcext:value-type="float">
            <text:p>0,25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20862" calcext:value-type="float">
            <text:p>-1,20862</text:p>
          </table:table-cell>
          <table:table-cell office:value-type="float" office:value="-1.39486" calcext:value-type="float">
            <text:p>-1,39486</text:p>
          </table:table-cell>
          <table:table-cell office:value-type="float" office:value="2.45614028" calcext:value-type="float">
            <text:p>2,45614028</text:p>
          </table:table-cell>
          <table:table-cell office:value-type="float" office:value="-1" calcext:value-type="float">
            <text:p>-1</text:p>
          </table:table-cell>
          <table:table-cell office:value-type="float" office:value="-3.03293867" calcext:value-type="float">
            <text:p>-3,03293867</text:p>
          </table:table-cell>
          <table:table-cell office:value-type="float" office:value="-3.00118864" calcext:value-type="float">
            <text:p>-3,0011886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48761" calcext:value-type="float">
            <text:p>1624632818,48761</text:p>
          </table:table-cell>
          <table:table-cell table:formula="of:=ROUND([.A184]-[$menor.$A$1];1)" office:value-type="float" office:value="18.2" calcext:value-type="float">
            <text:p>18,2</text:p>
          </table:table-cell>
          <table:table-cell office:value-type="float" office:value="0.2525" calcext:value-type="float">
            <text:p>0,25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227535" calcext:value-type="float">
            <text:p>-1,227535</text:p>
          </table:table-cell>
          <table:table-cell office:value-type="float" office:value="-1.411835" calcext:value-type="float">
            <text:p>-1,411835</text:p>
          </table:table-cell>
          <table:table-cell office:value-type="float" office:value="2.4307251" calcext:value-type="float">
            <text:p>2,4307251</text:p>
          </table:table-cell>
          <table:table-cell office:value-type="float" office:value="-1" calcext:value-type="float">
            <text:p>-1</text:p>
          </table:table-cell>
          <table:table-cell office:value-type="float" office:value="-3.0327806" calcext:value-type="float">
            <text:p>-3,0327806</text:p>
          </table:table-cell>
          <table:table-cell office:value-type="float" office:value="-3.00136633" calcext:value-type="float">
            <text:p>-3,0013663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58793" calcext:value-type="float">
            <text:p>1624632818,58793</text:p>
          </table:table-cell>
          <table:table-cell table:formula="of:=ROUND([.A185]-[$menor.$A$1];1)" office:value-type="float" office:value="18.3" calcext:value-type="float">
            <text:p>18,3</text:p>
          </table:table-cell>
          <table:table-cell office:value-type="float" office:value="0.2505" calcext:value-type="float">
            <text:p>0,25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245965" calcext:value-type="float">
            <text:p>-1,245965</text:p>
          </table:table-cell>
          <table:table-cell office:value-type="float" office:value="-1.42881" calcext:value-type="float">
            <text:p>-1,42881</text:p>
          </table:table-cell>
          <table:table-cell office:value-type="float" office:value="2.40531015" calcext:value-type="float">
            <text:p>2,40531015</text:p>
          </table:table-cell>
          <table:table-cell office:value-type="float" office:value="-1" calcext:value-type="float">
            <text:p>-1</text:p>
          </table:table-cell>
          <table:table-cell office:value-type="float" office:value="-3.03262272" calcext:value-type="float">
            <text:p>-3,03262272</text:p>
          </table:table-cell>
          <table:table-cell office:value-type="float" office:value="-3.00154418" calcext:value-type="float">
            <text:p>-3,0015441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68824" calcext:value-type="float">
            <text:p>1624632818,68824</text:p>
          </table:table-cell>
          <table:table-cell table:formula="of:=ROUND([.A186]-[$menor.$A$1];1)" office:value-type="float" office:value="18.4" calcext:value-type="float">
            <text:p>18,4</text:p>
          </table:table-cell>
          <table:table-cell office:value-type="float" office:value="0.2475" calcext:value-type="float">
            <text:p>0,24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26488" calcext:value-type="float">
            <text:p>-1,26488</text:p>
          </table:table-cell>
          <table:table-cell office:value-type="float" office:value="-1.444815" calcext:value-type="float">
            <text:p>-1,444815</text:p>
          </table:table-cell>
          <table:table-cell office:value-type="float" office:value="2.37989497" calcext:value-type="float">
            <text:p>2,37989497</text:p>
          </table:table-cell>
          <table:table-cell office:value-type="float" office:value="-1" calcext:value-type="float">
            <text:p>-1</text:p>
          </table:table-cell>
          <table:table-cell office:value-type="float" office:value="-3.03197966" calcext:value-type="float">
            <text:p>-3,03197966</text:p>
          </table:table-cell>
          <table:table-cell office:value-type="float" office:value="-3.00172186" calcext:value-type="float">
            <text:p>-3,0017218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78831" calcext:value-type="float">
            <text:p>1624632818,78831</text:p>
          </table:table-cell>
          <table:table-cell table:formula="of:=ROUND([.A187]-[$menor.$A$1];1)" office:value-type="float" office:value="18.5" calcext:value-type="float">
            <text:p>18,5</text:p>
          </table:table-cell>
          <table:table-cell office:value-type="float" office:value="0.2455" calcext:value-type="float">
            <text:p>0,24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282825" calcext:value-type="float">
            <text:p>-1,282825</text:p>
          </table:table-cell>
          <table:table-cell office:value-type="float" office:value="-1.46179" calcext:value-type="float">
            <text:p>-1,46179</text:p>
          </table:table-cell>
          <table:table-cell office:value-type="float" office:value="2.35484123" calcext:value-type="float">
            <text:p>2,35484123</text:p>
          </table:table-cell>
          <table:table-cell office:value-type="float" office:value="-1" calcext:value-type="float">
            <text:p>-1</text:p>
          </table:table-cell>
          <table:table-cell office:value-type="float" office:value="-3.03209284" calcext:value-type="float">
            <text:p>-3,03209284</text:p>
          </table:table-cell>
          <table:table-cell office:value-type="float" office:value="-3.00116843" calcext:value-type="float">
            <text:p>-3,0011684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8.88818" calcext:value-type="float">
            <text:p>1624632818,88818</text:p>
          </table:table-cell>
          <table:table-cell table:formula="of:=ROUND([.A188]-[$menor.$A$1];1)" office:value-type="float" office:value="18.6" calcext:value-type="float">
            <text:p>18,6</text:p>
          </table:table-cell>
          <table:table-cell office:value-type="float" office:value="0.2425" calcext:value-type="float">
            <text:p>0,24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30077" calcext:value-type="float">
            <text:p>-1,30077</text:p>
          </table:table-cell>
          <table:table-cell office:value-type="float" office:value="-1.477795" calcext:value-type="float">
            <text:p>-1,477795</text:p>
          </table:table-cell>
          <table:table-cell office:value-type="float" office:value="2.33007336" calcext:value-type="float">
            <text:p>2,33007336</text:p>
          </table:table-cell>
          <table:table-cell office:value-type="float" office:value="0" calcext:value-type="float">
            <text:p>0</text:p>
          </table:table-cell>
          <table:table-cell office:value-type="float" office:value="-3.0043078" calcext:value-type="float">
            <text:p>-3,0043078</text:p>
          </table:table-cell>
          <table:table-cell office:value-type="float" office:value="-3.03205711" calcext:value-type="float">
            <text:p>-3,032057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18.98779" calcext:value-type="float">
            <text:p>1624632818,98779</text:p>
          </table:table-cell>
          <table:table-cell table:formula="of:=ROUND([.A189]-[$menor.$A$1];1)" office:value-type="float" office:value="18.7" calcext:value-type="float">
            <text:p>18,7</text:p>
          </table:table-cell>
          <table:table-cell office:value-type="float" office:value="0.2395" calcext:value-type="float">
            <text:p>0,23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318715" calcext:value-type="float">
            <text:p>-1,318715</text:p>
          </table:table-cell>
          <table:table-cell office:value-type="float" office:value="-1.4938" calcext:value-type="float">
            <text:p>-1,4938</text:p>
          </table:table-cell>
          <table:table-cell office:value-type="float" office:value="2.30538058" calcext:value-type="float">
            <text:p>2,30538058</text:p>
          </table:table-cell>
          <table:table-cell office:value-type="float" office:value="-1" calcext:value-type="float">
            <text:p>-1</text:p>
          </table:table-cell>
          <table:table-cell office:value-type="float" office:value="-3.03086463" calcext:value-type="float">
            <text:p>-3,03086463</text:p>
          </table:table-cell>
          <table:table-cell office:value-type="float" office:value="-3.00145907" calcext:value-type="float">
            <text:p>-3,0014590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9.08838" calcext:value-type="float">
            <text:p>1624632819,08838</text:p>
          </table:table-cell>
          <table:table-cell table:formula="of:=ROUND([.A190]-[$menor.$A$1];1)" office:value-type="float" office:value="18.8" calcext:value-type="float">
            <text:p>18,8</text:p>
          </table:table-cell>
          <table:table-cell office:value-type="float" office:value="0.2375" calcext:value-type="float">
            <text:p>0,23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33666" calcext:value-type="float">
            <text:p>-1,33666</text:p>
          </table:table-cell>
          <table:table-cell office:value-type="float" office:value="-1.509805" calcext:value-type="float">
            <text:p>-1,509805</text:p>
          </table:table-cell>
          <table:table-cell office:value-type="float" office:value="2.28133535" calcext:value-type="float">
            <text:p>2,28133535</text:p>
          </table:table-cell>
          <table:table-cell office:value-type="float" office:value="-1" calcext:value-type="float">
            <text:p>-1</text:p>
          </table:table-cell>
          <table:table-cell office:value-type="float" office:value="-3.03076466" calcext:value-type="float">
            <text:p>-3,03076466</text:p>
          </table:table-cell>
          <table:table-cell office:value-type="float" office:value="-3.00157218" calcext:value-type="float">
            <text:p>-3,0015721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19.18773" calcext:value-type="float">
            <text:p>1624632819,18773</text:p>
          </table:table-cell>
          <table:table-cell table:formula="of:=ROUND([.A191]-[$menor.$A$1];1)" office:value-type="float" office:value="18.9" calcext:value-type="float">
            <text:p>18,9</text:p>
          </table:table-cell>
          <table:table-cell office:value-type="float" office:value="0.2345" calcext:value-type="float">
            <text:p>0,23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353635" calcext:value-type="float">
            <text:p>-1,353635</text:p>
          </table:table-cell>
          <table:table-cell office:value-type="float" office:value="-1.52484" calcext:value-type="float">
            <text:p>-1,52484</text:p>
          </table:table-cell>
          <table:table-cell office:value-type="float" office:value="2.25728989" calcext:value-type="float">
            <text:p>2,25728989</text:p>
          </table:table-cell>
          <table:table-cell office:value-type="float" office:value="-1" calcext:value-type="float">
            <text:p>-1</text:p>
          </table:table-cell>
          <table:table-cell office:value-type="float" office:value="-3.05553176" calcext:value-type="float">
            <text:p>-3,05553176</text:p>
          </table:table-cell>
          <table:table-cell office:value-type="float" office:value="-2.97296511" calcext:value-type="float">
            <text:p>-2,97296511</text:p>
          </table:table-cell>
          <table:table-cell office:value-type="float" office:value="-139.59447994" calcext:value-type="float">
            <text:p>-139,59447994</text:p>
          </table:table-cell>
        </table:table-row>
        <table:table-row table:style-name="ro1">
          <table:table-cell office:value-type="float" office:value="1624632819.28808" calcext:value-type="float">
            <text:p>1624632819,28808</text:p>
          </table:table-cell>
          <table:table-cell table:formula="of:=ROUND([.A192]-[$menor.$A$1];1)" office:value-type="float" office:value="19" calcext:value-type="float">
            <text:p>19</text:p>
          </table:table-cell>
          <table:table-cell office:value-type="float" office:value="0.233" calcext:value-type="float">
            <text:p>0,233</text:p>
          </table:table-cell>
          <table:table-cell office:value-type="float" office:value="0" calcext:value-type="float">
            <text:p>0</text:p>
          </table:table-cell>
          <table:table-cell office:value-type="float" office:value="-1.37158" calcext:value-type="float">
            <text:p>-1,37158</text:p>
          </table:table-cell>
          <table:table-cell office:value-type="float" office:value="-1.540845" calcext:value-type="float">
            <text:p>-1,540845</text:p>
          </table:table-cell>
          <table:table-cell office:value-type="float" office:value="2.23324442" calcext:value-type="float">
            <text:p>2,23324442</text:p>
          </table:table-cell>
          <table:table-cell office:value-type="float" office:value="0" calcext:value-type="float">
            <text:p>0</text:p>
          </table:table-cell>
          <table:table-cell office:value-type="float" office:value="-3.02867407" calcext:value-type="float">
            <text:p>-3,02867407</text:p>
          </table:table-cell>
          <table:table-cell office:value-type="float" office:value="-3.00187242" calcext:value-type="float">
            <text:p>-3,0018724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38843" calcext:value-type="float">
            <text:p>1624632819,38843</text:p>
          </table:table-cell>
          <table:table-cell table:formula="of:=ROUND([.A193]-[$menor.$A$1];1)" office:value-type="float" office:value="19.1" calcext:value-type="float">
            <text:p>19,1</text:p>
          </table:table-cell>
          <table:table-cell office:value-type="float" office:value="0.2295" calcext:value-type="float">
            <text:p>0,2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388555" calcext:value-type="float">
            <text:p>-1,388555</text:p>
          </table:table-cell>
          <table:table-cell office:value-type="float" office:value="-1.55588" calcext:value-type="float">
            <text:p>-1,55588</text:p>
          </table:table-cell>
          <table:table-cell office:value-type="float" office:value="2.2105689" calcext:value-type="float">
            <text:p>2,2105689</text:p>
          </table:table-cell>
          <table:table-cell office:value-type="float" office:value="0" calcext:value-type="float">
            <text:p>0</text:p>
          </table:table-cell>
          <table:table-cell office:value-type="float" office:value="-3.02961136" calcext:value-type="float">
            <text:p>-3,02961136</text:p>
          </table:table-cell>
          <table:table-cell office:value-type="float" office:value="-3.00288019" calcext:value-type="float">
            <text:p>-3,0028801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48824" calcext:value-type="float">
            <text:p>1624632819,48824</text:p>
          </table:table-cell>
          <table:table-cell table:formula="of:=ROUND([.A194]-[$menor.$A$1];1)" office:value-type="float" office:value="19.2" calcext:value-type="float">
            <text:p>19,2</text:p>
          </table:table-cell>
          <table:table-cell office:value-type="float" office:value="0.2275" calcext:value-type="float">
            <text:p>0,22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40553" calcext:value-type="float">
            <text:p>-1,40553</text:p>
          </table:table-cell>
          <table:table-cell office:value-type="float" office:value="-1.570915" calcext:value-type="float">
            <text:p>-1,570915</text:p>
          </table:table-cell>
          <table:table-cell office:value-type="float" office:value="2.18652344" calcext:value-type="float">
            <text:p>2,18652344</text:p>
          </table:table-cell>
          <table:table-cell office:value-type="float" office:value="0" calcext:value-type="float">
            <text:p>0</text:p>
          </table:table-cell>
          <table:table-cell office:value-type="float" office:value="-3.02855112" calcext:value-type="float">
            <text:p>-3,02855112</text:p>
          </table:table-cell>
          <table:table-cell office:value-type="float" office:value="-3.0020119" calcext:value-type="float">
            <text:p>-3,002011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58764" calcext:value-type="float">
            <text:p>1624632819,58764</text:p>
          </table:table-cell>
          <table:table-cell table:formula="of:=ROUND([.A195]-[$menor.$A$1];1)" office:value-type="float" office:value="19.3" calcext:value-type="float">
            <text:p>19,3</text:p>
          </table:table-cell>
          <table:table-cell office:value-type="float" office:value="0.2255" calcext:value-type="float">
            <text:p>0,22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42299" calcext:value-type="float">
            <text:p>-1,42299</text:p>
          </table:table-cell>
          <table:table-cell office:value-type="float" office:value="-1.58595" calcext:value-type="float">
            <text:p>-1,58595</text:p>
          </table:table-cell>
          <table:table-cell office:value-type="float" office:value="2.16384792" calcext:value-type="float">
            <text:p>2,16384792</text:p>
          </table:table-cell>
          <table:table-cell office:value-type="float" office:value="0" calcext:value-type="float">
            <text:p>0</text:p>
          </table:table-cell>
          <table:table-cell office:value-type="float" office:value="-3.02851841" calcext:value-type="float">
            <text:p>-3,02851841</text:p>
          </table:table-cell>
          <table:table-cell office:value-type="float" office:value="-3.00204968" calcext:value-type="float">
            <text:p>-3,0020496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68821" calcext:value-type="float">
            <text:p>1624632819,68821</text:p>
          </table:table-cell>
          <table:table-cell table:formula="of:=ROUND([.A196]-[$menor.$A$1];1)" office:value-type="float" office:value="19.4" calcext:value-type="float">
            <text:p>19,4</text:p>
          </table:table-cell>
          <table:table-cell office:value-type="float" office:value="0.223" calcext:value-type="float">
            <text:p>0,223</text:p>
          </table:table-cell>
          <table:table-cell office:value-type="float" office:value="0" calcext:value-type="float">
            <text:p>0</text:p>
          </table:table-cell>
          <table:table-cell office:value-type="float" office:value="-1.439965" calcext:value-type="float">
            <text:p>-1,439965</text:p>
          </table:table-cell>
          <table:table-cell office:value-type="float" office:value="-1.59953" calcext:value-type="float">
            <text:p>-1,59953</text:p>
          </table:table-cell>
          <table:table-cell office:value-type="float" office:value="2.14117217" calcext:value-type="float">
            <text:p>2,14117217</text:p>
          </table:table-cell>
          <table:table-cell office:value-type="float" office:value="0" calcext:value-type="float">
            <text:p>0</text:p>
          </table:table-cell>
          <table:table-cell office:value-type="float" office:value="-3.02897052" calcext:value-type="float">
            <text:p>-3,02897052</text:p>
          </table:table-cell>
          <table:table-cell office:value-type="float" office:value="-3.00208729" calcext:value-type="float">
            <text:p>-3,0020872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78763" calcext:value-type="float">
            <text:p>1624632819,78763</text:p>
          </table:table-cell>
          <table:table-cell table:formula="of:=ROUND([.A197]-[$menor.$A$1];1)" office:value-type="float" office:value="19.5" calcext:value-type="float">
            <text:p>19,5</text:p>
          </table:table-cell>
          <table:table-cell office:value-type="float" office:value="0.221" calcext:value-type="float">
            <text:p>0,221</text:p>
          </table:table-cell>
          <table:table-cell office:value-type="float" office:value="0" calcext:value-type="float">
            <text:p>0</text:p>
          </table:table-cell>
          <table:table-cell office:value-type="float" office:value="-1.45694" calcext:value-type="float">
            <text:p>-1,45694</text:p>
          </table:table-cell>
          <table:table-cell office:value-type="float" office:value="-1.614565" calcext:value-type="float">
            <text:p>-1,614565</text:p>
          </table:table-cell>
          <table:table-cell office:value-type="float" office:value="2.11813545" calcext:value-type="float">
            <text:p>2,11813545</text:p>
          </table:table-cell>
          <table:table-cell office:value-type="float" office:value="0" calcext:value-type="float">
            <text:p>0</text:p>
          </table:table-cell>
          <table:table-cell office:value-type="float" office:value="-3.02866689" calcext:value-type="float">
            <text:p>-3,02866689</text:p>
          </table:table-cell>
          <table:table-cell office:value-type="float" office:value="-3.00043117" calcext:value-type="float">
            <text:p>-3,00043117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19.8882" calcext:value-type="float">
            <text:p>1624632819,8882</text:p>
          </table:table-cell>
          <table:table-cell table:formula="of:=ROUND([.A198]-[$menor.$A$1];1)" office:value-type="float" office:value="19.6" calcext:value-type="float">
            <text:p>19,6</text:p>
          </table:table-cell>
          <table:table-cell office:value-type="float" office:value="0.219" calcext:value-type="float">
            <text:p>0,219</text:p>
          </table:table-cell>
          <table:table-cell office:value-type="float" office:value="0" calcext:value-type="float">
            <text:p>0</text:p>
          </table:table-cell>
          <table:table-cell office:value-type="float" office:value="-1.472945" calcext:value-type="float">
            <text:p>-1,472945</text:p>
          </table:table-cell>
          <table:table-cell office:value-type="float" office:value="-1.62863" calcext:value-type="float">
            <text:p>-1,62863</text:p>
          </table:table-cell>
          <table:table-cell office:value-type="float" office:value="2.09643149" calcext:value-type="float">
            <text:p>2,09643149</text:p>
          </table:table-cell>
          <table:table-cell office:value-type="float" office:value="1" calcext:value-type="float">
            <text:p>1</text:p>
          </table:table-cell>
          <table:table-cell office:value-type="float" office:value="-3.00492483" calcext:value-type="float">
            <text:p>-3,00492483</text:p>
          </table:table-cell>
          <table:table-cell office:value-type="float" office:value="-3.02834291" calcext:value-type="float">
            <text:p>-3,02834291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19.98861" calcext:value-type="float">
            <text:p>1624632819,98861</text:p>
          </table:table-cell>
          <table:table-cell table:formula="of:=ROUND([.A199]-[$menor.$A$1];1)" office:value-type="float" office:value="19.7" calcext:value-type="float">
            <text:p>19,7</text:p>
          </table:table-cell>
          <table:table-cell office:value-type="float" office:value="0.216" calcext:value-type="float">
            <text:p>0,216</text:p>
          </table:table-cell>
          <table:table-cell office:value-type="float" office:value="0" calcext:value-type="float">
            <text:p>0</text:p>
          </table:table-cell>
          <table:table-cell office:value-type="float" office:value="-1.48895" calcext:value-type="float">
            <text:p>-1,48895</text:p>
          </table:table-cell>
          <table:table-cell office:value-type="float" office:value="-1.643665" calcext:value-type="float">
            <text:p>-1,643665</text:p>
          </table:table-cell>
          <table:table-cell office:value-type="float" office:value="2.07375598" calcext:value-type="float">
            <text:p>2,07375598</text:p>
          </table:table-cell>
          <table:table-cell office:value-type="float" office:value="1" calcext:value-type="float">
            <text:p>1</text:p>
          </table:table-cell>
          <table:table-cell office:value-type="float" office:value="-3.00418645" calcext:value-type="float">
            <text:p>-3,00418645</text:p>
          </table:table-cell>
          <table:table-cell office:value-type="float" office:value="-3.02711614" calcext:value-type="float">
            <text:p>-3,0271161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08913" calcext:value-type="float">
            <text:p>1624632820,08913</text:p>
          </table:table-cell>
          <table:table-cell table:formula="of:=ROUND([.A200]-[$menor.$A$1];1)" office:value-type="float" office:value="19.8" calcext:value-type="float">
            <text:p>19,8</text:p>
          </table:table-cell>
          <table:table-cell office:value-type="float" office:value="0.214" calcext:value-type="float">
            <text:p>0,214</text:p>
          </table:table-cell>
          <table:table-cell office:value-type="float" office:value="0" calcext:value-type="float">
            <text:p>0</text:p>
          </table:table-cell>
          <table:table-cell office:value-type="float" office:value="-1.505925" calcext:value-type="float">
            <text:p>-1,505925</text:p>
          </table:table-cell>
          <table:table-cell office:value-type="float" office:value="-1.65773" calcext:value-type="float">
            <text:p>-1,65773</text:p>
          </table:table-cell>
          <table:table-cell office:value-type="float" office:value="2.05245042" calcext:value-type="float">
            <text:p>2,05245042</text:p>
          </table:table-cell>
          <table:table-cell office:value-type="float" office:value="1" calcext:value-type="float">
            <text:p>1</text:p>
          </table:table-cell>
          <table:table-cell office:value-type="float" office:value="-3.00445963" calcext:value-type="float">
            <text:p>-3,00445963</text:p>
          </table:table-cell>
          <table:table-cell office:value-type="float" office:value="-3.02778323" calcext:value-type="float">
            <text:p>-3,0277832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18916" calcext:value-type="float">
            <text:p>1624632820,18916</text:p>
          </table:table-cell>
          <table:table-cell table:formula="of:=ROUND([.A201]-[$menor.$A$1];1)" office:value-type="float" office:value="19.9" calcext:value-type="float">
            <text:p>19,9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office:value-type="float" office:value="-1.52096" calcext:value-type="float">
            <text:p>-1,52096</text:p>
          </table:table-cell>
          <table:table-cell office:value-type="float" office:value="-1.671795" calcext:value-type="float">
            <text:p>-1,671795</text:p>
          </table:table-cell>
          <table:table-cell office:value-type="float" office:value="2.0304966" calcext:value-type="float">
            <text:p>2,0304966</text:p>
          </table:table-cell>
          <table:table-cell office:value-type="float" office:value="1" calcext:value-type="float">
            <text:p>1</text:p>
          </table:table-cell>
          <table:table-cell office:value-type="float" office:value="-3.00522414" calcext:value-type="float">
            <text:p>-3,00522414</text:p>
          </table:table-cell>
          <table:table-cell office:value-type="float" office:value="-3.02704316" calcext:value-type="float">
            <text:p>-3,0270431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28955" calcext:value-type="float">
            <text:p>1624632820,28955</text:p>
          </table:table-cell>
          <table:table-cell table:formula="of:=ROUND([.A202]-[$menor.$A$1];1)" office:value-type="float" office:value="20" calcext:value-type="float">
            <text:p>20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536965" calcext:value-type="float">
            <text:p>-1,536965</text:p>
          </table:table-cell>
          <table:table-cell office:value-type="float" office:value="-1.68489" calcext:value-type="float">
            <text:p>-1,68489</text:p>
          </table:table-cell>
          <table:table-cell office:value-type="float" office:value="2.00846934" calcext:value-type="float">
            <text:p>2,00846934</text:p>
          </table:table-cell>
          <table:table-cell office:value-type="float" office:value="1" calcext:value-type="float">
            <text:p>1</text:p>
          </table:table-cell>
          <table:table-cell office:value-type="float" office:value="-3.00399443" calcext:value-type="float">
            <text:p>-3,00399443</text:p>
          </table:table-cell>
          <table:table-cell office:value-type="float" office:value="-3.02625356" calcext:value-type="float">
            <text:p>-3,0262535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39027" calcext:value-type="float">
            <text:p>1624632820,39027</text:p>
          </table:table-cell>
          <table:table-cell table:formula="of:=ROUND([.A203]-[$menor.$A$1];1)" office:value-type="float" office:value="20.1" calcext:value-type="float">
            <text:p>20,1</text:p>
          </table:table-cell>
          <table:table-cell office:value-type="float" office:value="0.2065" calcext:value-type="float">
            <text:p>0,2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55297" calcext:value-type="float">
            <text:p>-1,55297</text:p>
          </table:table-cell>
          <table:table-cell office:value-type="float" office:value="-1.698955" calcext:value-type="float">
            <text:p>-1,698955</text:p>
          </table:table-cell>
          <table:table-cell office:value-type="float" office:value="1.98788524" calcext:value-type="float">
            <text:p>1,98788524</text:p>
          </table:table-cell>
          <table:table-cell office:value-type="float" office:value="1" calcext:value-type="float">
            <text:p>1</text:p>
          </table:table-cell>
          <table:table-cell office:value-type="float" office:value="-3.00480032" calcext:value-type="float">
            <text:p>-3,00480032</text:p>
          </table:table-cell>
          <table:table-cell office:value-type="float" office:value="-3.02546718" calcext:value-type="float">
            <text:p>-3,02546718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49054" calcext:value-type="float">
            <text:p>1624632820,49054</text:p>
          </table:table-cell>
          <table:table-cell table:formula="of:=ROUND([.A204]-[$menor.$A$1];1)" office:value-type="float" office:value="20.2" calcext:value-type="float">
            <text:p>20,2</text:p>
          </table:table-cell>
          <table:table-cell office:value-type="float" office:value="0.2045" calcext:value-type="float">
            <text:p>0,2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56752" calcext:value-type="float">
            <text:p>-1,56752</text:p>
          </table:table-cell>
          <table:table-cell office:value-type="float" office:value="-1.711565" calcext:value-type="float">
            <text:p>-1,711565</text:p>
          </table:table-cell>
          <table:table-cell office:value-type="float" office:value="1.96722794" calcext:value-type="float">
            <text:p>1,96722794</text:p>
          </table:table-cell>
          <table:table-cell office:value-type="float" office:value="1" calcext:value-type="float">
            <text:p>1</text:p>
          </table:table-cell>
          <table:table-cell office:value-type="float" office:value="-3.00555217" calcext:value-type="float">
            <text:p>-3,00555217</text:p>
          </table:table-cell>
          <table:table-cell office:value-type="float" office:value="-3.02560145" calcext:value-type="float">
            <text:p>-3,0256014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59097" calcext:value-type="float">
            <text:p>1624632820,59097</text:p>
          </table:table-cell>
          <table:table-cell table:formula="of:=ROUND([.A205]-[$menor.$A$1];1)" office:value-type="float" office:value="20.3" calcext:value-type="float">
            <text:p>20,3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582555" calcext:value-type="float">
            <text:p>-1,582555</text:p>
          </table:table-cell>
          <table:table-cell office:value-type="float" office:value="-1.72563" calcext:value-type="float">
            <text:p>-1,72563</text:p>
          </table:table-cell>
          <table:table-cell office:value-type="float" office:value="1.94592237" calcext:value-type="float">
            <text:p>1,94592237</text:p>
          </table:table-cell>
          <table:table-cell office:value-type="float" office:value="1" calcext:value-type="float">
            <text:p>1</text:p>
          </table:table-cell>
          <table:table-cell office:value-type="float" office:value="-3.00437035" calcext:value-type="float">
            <text:p>-3,00437035</text:p>
          </table:table-cell>
          <table:table-cell office:value-type="float" office:value="-3.02384354" calcext:value-type="float">
            <text:p>-3,0238435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69144" calcext:value-type="float">
            <text:p>1624632820,69144</text:p>
          </table:table-cell>
          <table:table-cell table:formula="of:=ROUND([.A206]-[$menor.$A$1];1)" office:value-type="float" office:value="20.4" calcext:value-type="float">
            <text:p>20,4</text:p>
          </table:table-cell>
          <table:table-cell office:value-type="float" office:value="0.2005" calcext:value-type="float">
            <text:p>0,20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59759" calcext:value-type="float">
            <text:p>-1,59759</text:p>
          </table:table-cell>
          <table:table-cell office:value-type="float" office:value="-1.738725" calcext:value-type="float">
            <text:p>-1,738725</text:p>
          </table:table-cell>
          <table:table-cell office:value-type="float" office:value="1.92667162" calcext:value-type="float">
            <text:p>1,92667162</text:p>
          </table:table-cell>
          <table:table-cell office:value-type="float" office:value="1" calcext:value-type="float">
            <text:p>1</text:p>
          </table:table-cell>
          <table:table-cell office:value-type="float" office:value="-3.00519078" calcext:value-type="float">
            <text:p>-3,00519078</text:p>
          </table:table-cell>
          <table:table-cell office:value-type="float" office:value="-3.02492634" calcext:value-type="float">
            <text:p>-3,0249263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0.79094" calcext:value-type="float">
            <text:p>1624632820,79094</text:p>
          </table:table-cell>
          <table:table-cell table:formula="of:=ROUND([.A207]-[$menor.$A$1];1)" office:value-type="float" office:value="20.5" calcext:value-type="float">
            <text:p>20,5</text:p>
          </table:table-cell>
          <table:table-cell office:value-type="float" office:value="0.1985" calcext:value-type="float">
            <text:p>0,19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612625" calcext:value-type="float">
            <text:p>-1,612625</text:p>
          </table:table-cell>
          <table:table-cell office:value-type="float" office:value="-1.75182" calcext:value-type="float">
            <text:p>-1,75182</text:p>
          </table:table-cell>
          <table:table-cell office:value-type="float" office:value="1.9060874" calcext:value-type="float">
            <text:p>1,9060874</text:p>
          </table:table-cell>
          <table:table-cell office:value-type="float" office:value="1" calcext:value-type="float">
            <text:p>1</text:p>
          </table:table-cell>
          <table:table-cell office:value-type="float" office:value="-2.98319475" calcext:value-type="float">
            <text:p>-2,98319475</text:p>
          </table:table-cell>
          <table:table-cell office:value-type="float" office:value="-3.04764388" calcext:value-type="float">
            <text:p>-3,04764388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20.89131" calcext:value-type="float">
            <text:p>1624632820,89131</text:p>
          </table:table-cell>
          <table:table-cell table:formula="of:=ROUND([.A208]-[$menor.$A$1];1)" office:value-type="float" office:value="20.6" calcext:value-type="float">
            <text:p>20,6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62766" calcext:value-type="float">
            <text:p>-1,62766</text:p>
          </table:table-cell>
          <table:table-cell office:value-type="float" office:value="-1.764915" calcext:value-type="float">
            <text:p>-1,764915</text:p>
          </table:table-cell>
          <table:table-cell office:value-type="float" office:value="1.88615179" calcext:value-type="float">
            <text:p>1,88615179</text:p>
          </table:table-cell>
          <table:table-cell office:value-type="float" office:value="0" calcext:value-type="float">
            <text:p>0</text:p>
          </table:table-cell>
          <table:table-cell office:value-type="float" office:value="-3.00613386" calcext:value-type="float">
            <text:p>-3,00613386</text:p>
          </table:table-cell>
          <table:table-cell office:value-type="float" office:value="-3.02292252" calcext:value-type="float">
            <text:p>-3,02292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0.99069" calcext:value-type="float">
            <text:p>1624632820,99069</text:p>
          </table:table-cell>
          <table:table-cell table:formula="of:=ROUND([.A209]-[$menor.$A$1];1)" office:value-type="float" office:value="20.7" calcext:value-type="float">
            <text:p>20,7</text:p>
          </table:table-cell>
          <table:table-cell office:value-type="float" office:value="0.1945" calcext:value-type="float">
            <text:p>0,19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641725" calcext:value-type="float">
            <text:p>-1,641725</text:p>
          </table:table-cell>
          <table:table-cell office:value-type="float" office:value="-1.777525" calcext:value-type="float">
            <text:p>-1,777525</text:p>
          </table:table-cell>
          <table:table-cell office:value-type="float" office:value="1.86621618" calcext:value-type="float">
            <text:p>1,86621618</text:p>
          </table:table-cell>
          <table:table-cell office:value-type="float" office:value="0" calcext:value-type="float">
            <text:p>0</text:p>
          </table:table-cell>
          <table:table-cell office:value-type="float" office:value="-3.00644023" calcext:value-type="float">
            <text:p>-3,00644023</text:p>
          </table:table-cell>
          <table:table-cell office:value-type="float" office:value="-3.02258266" calcext:value-type="float">
            <text:p>-3,022582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09093" calcext:value-type="float">
            <text:p>1624632821,09093</text:p>
          </table:table-cell>
          <table:table-cell table:formula="of:=ROUND([.A210]-[$menor.$A$1];1)" office:value-type="float" office:value="20.8" calcext:value-type="float">
            <text:p>20,8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65676" calcext:value-type="float">
            <text:p>-1,65676</text:p>
          </table:table-cell>
          <table:table-cell office:value-type="float" office:value="-1.79062" calcext:value-type="float">
            <text:p>-1,79062</text:p>
          </table:table-cell>
          <table:table-cell office:value-type="float" office:value="1.84628057" calcext:value-type="float">
            <text:p>1,84628057</text:p>
          </table:table-cell>
          <table:table-cell office:value-type="float" office:value="0" calcext:value-type="float">
            <text:p>0</text:p>
          </table:table-cell>
          <table:table-cell office:value-type="float" office:value="-3.00577659" calcext:value-type="float">
            <text:p>-3,00577659</text:p>
          </table:table-cell>
          <table:table-cell office:value-type="float" office:value="-3.02175779" calcext:value-type="float">
            <text:p>-3,021757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19124" calcext:value-type="float">
            <text:p>1624632821,19124</text:p>
          </table:table-cell>
          <table:table-cell table:formula="of:=ROUND([.A211]-[$menor.$A$1];1)" office:value-type="float" office:value="20.9" calcext:value-type="float">
            <text:p>20,9</text:p>
          </table:table-cell>
          <table:table-cell office:value-type="float" office:value="0.1905" calcext:value-type="float">
            <text:p>0,19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670825" calcext:value-type="float">
            <text:p>-1,670825</text:p>
          </table:table-cell>
          <table:table-cell office:value-type="float" office:value="-1.803715" calcext:value-type="float">
            <text:p>-1,803715</text:p>
          </table:table-cell>
          <table:table-cell office:value-type="float" office:value="1.82739055" calcext:value-type="float">
            <text:p>1,82739055</text:p>
          </table:table-cell>
          <table:table-cell office:value-type="float" office:value="0" calcext:value-type="float">
            <text:p>0</text:p>
          </table:table-cell>
          <table:table-cell office:value-type="float" office:value="-3.00685544" calcext:value-type="float">
            <text:p>-3,00685544</text:p>
          </table:table-cell>
          <table:table-cell office:value-type="float" office:value="-3.02212255" calcext:value-type="float">
            <text:p>-3,022122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29088" calcext:value-type="float">
            <text:p>1624632821,29088</text:p>
          </table:table-cell>
          <table:table-cell table:formula="of:=ROUND([.A212]-[$menor.$A$1];1)" office:value-type="float" office:value="21" calcext:value-type="float">
            <text:p>21</text:p>
          </table:table-cell>
          <table:table-cell office:value-type="float" office:value="0.189" calcext:value-type="float">
            <text:p>0,189</text:p>
          </table:table-cell>
          <table:table-cell office:value-type="float" office:value="0" calcext:value-type="float">
            <text:p>0</text:p>
          </table:table-cell>
          <table:table-cell office:value-type="float" office:value="-1.68489" calcext:value-type="float">
            <text:p>-1,68489</text:p>
          </table:table-cell>
          <table:table-cell office:value-type="float" office:value="-1.81681" calcext:value-type="float">
            <text:p>-1,81681</text:p>
          </table:table-cell>
          <table:table-cell office:value-type="float" office:value="1.80745506" calcext:value-type="float">
            <text:p>1,80745506</text:p>
          </table:table-cell>
          <table:table-cell office:value-type="float" office:value="0" calcext:value-type="float">
            <text:p>0</text:p>
          </table:table-cell>
          <table:table-cell office:value-type="float" office:value="-3.00619189" calcext:value-type="float">
            <text:p>-3,00619189</text:p>
          </table:table-cell>
          <table:table-cell office:value-type="float" office:value="-3.02178276" calcext:value-type="float">
            <text:p>-3,0217827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39115" calcext:value-type="float">
            <text:p>1624632821,39115</text:p>
          </table:table-cell>
          <table:table-cell table:formula="of:=ROUND([.A213]-[$menor.$A$1];1)" office:value-type="float" office:value="21.1" calcext:value-type="float">
            <text:p>21,1</text:p>
          </table:table-cell>
          <table:table-cell office:value-type="float" office:value="0.187" calcext:value-type="float">
            <text:p>0,187</text:p>
          </table:table-cell>
          <table:table-cell office:value-type="float" office:value="0" calcext:value-type="float">
            <text:p>0</text:p>
          </table:table-cell>
          <table:table-cell office:value-type="float" office:value="-1.698955" calcext:value-type="float">
            <text:p>-1,698955</text:p>
          </table:table-cell>
          <table:table-cell office:value-type="float" office:value="-1.829905" calcext:value-type="float">
            <text:p>-1,829905</text:p>
          </table:table-cell>
          <table:table-cell office:value-type="float" office:value="1.78824043" calcext:value-type="float">
            <text:p>1,78824043</text:p>
          </table:table-cell>
          <table:table-cell office:value-type="float" office:value="0" calcext:value-type="float">
            <text:p>0</text:p>
          </table:table-cell>
          <table:table-cell office:value-type="float" office:value="-3.00606092" calcext:value-type="float">
            <text:p>-3,00606092</text:p>
          </table:table-cell>
          <table:table-cell office:value-type="float" office:value="-3.02192877" calcext:value-type="float">
            <text:p>-3,021928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49151" calcext:value-type="float">
            <text:p>1624632821,49151</text:p>
          </table:table-cell>
          <table:table-cell table:formula="of:=ROUND([.A214]-[$menor.$A$1];1)" office:value-type="float" office:value="21.2" calcext:value-type="float">
            <text:p>21,2</text:p>
          </table:table-cell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 office:value-type="float" office:value="-1.712535" calcext:value-type="float">
            <text:p>-1,712535</text:p>
          </table:table-cell>
          <table:table-cell office:value-type="float" office:value="-1.841545" calcext:value-type="float">
            <text:p>-1,841545</text:p>
          </table:table-cell>
          <table:table-cell office:value-type="float" office:value="1.76902592" calcext:value-type="float">
            <text:p>1,76902592</text:p>
          </table:table-cell>
          <table:table-cell office:value-type="float" office:value="0" calcext:value-type="float">
            <text:p>0</text:p>
          </table:table-cell>
          <table:table-cell office:value-type="float" office:value="-3.00593003" calcext:value-type="float">
            <text:p>-3,00593003</text:p>
          </table:table-cell>
          <table:table-cell office:value-type="float" office:value="-3.02207486" calcext:value-type="float">
            <text:p>-3,022074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59178" calcext:value-type="float">
            <text:p>1624632821,59178</text:p>
          </table:table-cell>
          <table:table-cell table:formula="of:=ROUND([.A215]-[$menor.$A$1];1)" office:value-type="float" office:value="21.3" calcext:value-type="float">
            <text:p>21,3</text:p>
          </table:table-cell>
          <table:table-cell office:value-type="float" office:value="0.183" calcext:value-type="float">
            <text:p>0,183</text:p>
          </table:table-cell>
          <table:table-cell office:value-type="float" office:value="0" calcext:value-type="float">
            <text:p>0</text:p>
          </table:table-cell>
          <table:table-cell office:value-type="float" office:value="-1.72563" calcext:value-type="float">
            <text:p>-1,72563</text:p>
          </table:table-cell>
          <table:table-cell office:value-type="float" office:value="-1.85367" calcext:value-type="float">
            <text:p>-1,85367</text:p>
          </table:table-cell>
          <table:table-cell office:value-type="float" office:value="1.74981153" calcext:value-type="float">
            <text:p>1,74981153</text:p>
          </table:table-cell>
          <table:table-cell office:value-type="float" office:value="0" calcext:value-type="float">
            <text:p>0</text:p>
          </table:table-cell>
          <table:table-cell office:value-type="float" office:value="-3.00531424" calcext:value-type="float">
            <text:p>-3,00531424</text:p>
          </table:table-cell>
          <table:table-cell office:value-type="float" office:value="-3.02076603" calcext:value-type="float">
            <text:p>-3,020766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69181" calcext:value-type="float">
            <text:p>1624632821,69181</text:p>
          </table:table-cell>
          <table:table-cell table:formula="of:=ROUND([.A216]-[$menor.$A$1];1)" office:value-type="float" office:value="21.4" calcext:value-type="float">
            <text:p>21,4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-1.739695" calcext:value-type="float">
            <text:p>-1,739695</text:p>
          </table:table-cell>
          <table:table-cell office:value-type="float" office:value="-1.865795" calcext:value-type="float">
            <text:p>-1,865795</text:p>
          </table:table-cell>
          <table:table-cell office:value-type="float" office:value="1.73193073" calcext:value-type="float">
            <text:p>1,73193073</text:p>
          </table:table-cell>
          <table:table-cell office:value-type="float" office:value="0" calcext:value-type="float">
            <text:p>0</text:p>
          </table:table-cell>
          <table:table-cell office:value-type="float" office:value="-3.00519872" calcext:value-type="float">
            <text:p>-3,00519872</text:p>
          </table:table-cell>
          <table:table-cell office:value-type="float" office:value="-3.02084092" calcext:value-type="float">
            <text:p>-3,020840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7922" calcext:value-type="float">
            <text:p>1624632821,7922</text:p>
          </table:table-cell>
          <table:table-cell table:formula="of:=ROUND([.A217]-[$menor.$A$1];1)" office:value-type="float" office:value="21.5" calcext:value-type="float">
            <text:p>21,5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-1.75279" calcext:value-type="float">
            <text:p>-1,75279</text:p>
          </table:table-cell>
          <table:table-cell office:value-type="float" office:value="-1.87792" calcext:value-type="float">
            <text:p>-1,87792</text:p>
          </table:table-cell>
          <table:table-cell office:value-type="float" office:value="1.71408617" calcext:value-type="float">
            <text:p>1,71408617</text:p>
          </table:table-cell>
          <table:table-cell office:value-type="float" office:value="0" calcext:value-type="float">
            <text:p>0</text:p>
          </table:table-cell>
          <table:table-cell office:value-type="float" office:value="-3.00607997" calcext:value-type="float">
            <text:p>-3,00607997</text:p>
          </table:table-cell>
          <table:table-cell office:value-type="float" office:value="-3.02094024" calcext:value-type="float">
            <text:p>-3,020940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89252" calcext:value-type="float">
            <text:p>1624632821,89252</text:p>
          </table:table-cell>
          <table:table-cell table:formula="of:=ROUND([.A218]-[$menor.$A$1];1)" office:value-type="float" office:value="21.6" calcext:value-type="float">
            <text:p>21,6</text:p>
          </table:table-cell>
          <table:table-cell office:value-type="float" office:value="0.177" calcext:value-type="float">
            <text:p>0,177</text:p>
          </table:table-cell>
          <table:table-cell office:value-type="float" office:value="0" calcext:value-type="float">
            <text:p>0</text:p>
          </table:table-cell>
          <table:table-cell office:value-type="float" office:value="-1.765885" calcext:value-type="float">
            <text:p>-1,765885</text:p>
          </table:table-cell>
          <table:table-cell office:value-type="float" office:value="-1.88956" calcext:value-type="float">
            <text:p>-1,88956</text:p>
          </table:table-cell>
          <table:table-cell office:value-type="float" office:value="1.69552052" calcext:value-type="float">
            <text:p>1,69552052</text:p>
          </table:table-cell>
          <table:table-cell office:value-type="float" office:value="0" calcext:value-type="float">
            <text:p>0</text:p>
          </table:table-cell>
          <table:table-cell office:value-type="float" office:value="-3.00545847" calcext:value-type="float">
            <text:p>-3,00545847</text:p>
          </table:table-cell>
          <table:table-cell office:value-type="float" office:value="-3.0205536" calcext:value-type="float">
            <text:p>-3,02055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1.99284" calcext:value-type="float">
            <text:p>1624632821,99284</text:p>
          </table:table-cell>
          <table:table-cell table:formula="of:=ROUND([.A219]-[$menor.$A$1];1)" office:value-type="float" office:value="21.7" calcext:value-type="float">
            <text:p>21,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-1.77898" calcext:value-type="float">
            <text:p>-1,77898</text:p>
          </table:table-cell>
          <table:table-cell office:value-type="float" office:value="-1.901685" calcext:value-type="float">
            <text:p>-1,901685</text:p>
          </table:table-cell>
          <table:table-cell office:value-type="float" office:value="1.67767584" calcext:value-type="float">
            <text:p>1,67767584</text:p>
          </table:table-cell>
          <table:table-cell office:value-type="float" office:value="0" calcext:value-type="float">
            <text:p>0</text:p>
          </table:table-cell>
          <table:table-cell office:value-type="float" office:value="-3.00536963" calcext:value-type="float">
            <text:p>-3,00536963</text:p>
          </table:table-cell>
          <table:table-cell office:value-type="float" office:value="-3.02016784" calcext:value-type="float">
            <text:p>-3,020167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0931" calcext:value-type="float">
            <text:p>1624632822,0931</text:p>
          </table:table-cell>
          <table:table-cell table:formula="of:=ROUND([.A220]-[$menor.$A$1];1)" office:value-type="float" office:value="21.8" calcext:value-type="float">
            <text:p>21,8</text:p>
          </table:table-cell>
          <table:table-cell office:value-type="float" office:value="0.173" calcext:value-type="float">
            <text:p>0,173</text:p>
          </table:table-cell>
          <table:table-cell office:value-type="float" office:value="0" calcext:value-type="float">
            <text:p>0</text:p>
          </table:table-cell>
          <table:table-cell office:value-type="float" office:value="-1.79159" calcext:value-type="float">
            <text:p>-1,79159</text:p>
          </table:table-cell>
          <table:table-cell office:value-type="float" office:value="-1.91381" calcext:value-type="float">
            <text:p>-1,91381</text:p>
          </table:table-cell>
          <table:table-cell office:value-type="float" office:value="1.66015565" calcext:value-type="float">
            <text:p>1,66015565</text:p>
          </table:table-cell>
          <table:table-cell office:value-type="float" office:value="0" calcext:value-type="float">
            <text:p>0</text:p>
          </table:table-cell>
          <table:table-cell office:value-type="float" office:value="-3.00552053" calcext:value-type="float">
            <text:p>-3,00552053</text:p>
          </table:table-cell>
          <table:table-cell office:value-type="float" office:value="-3.02048575" calcext:value-type="float">
            <text:p>-3,020485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19339" calcext:value-type="float">
            <text:p>1624632822,19339</text:p>
          </table:table-cell>
          <table:table-cell table:formula="of:=ROUND([.A221]-[$menor.$A$1];1)" office:value-type="float" office:value="21.9" calcext:value-type="float">
            <text:p>21,9</text:p>
          </table:table-cell>
          <table:table-cell office:value-type="float" office:value="0.171" calcext:value-type="float">
            <text:p>0,171</text:p>
          </table:table-cell>
          <table:table-cell office:value-type="float" office:value="0" calcext:value-type="float">
            <text:p>0</text:p>
          </table:table-cell>
          <table:table-cell office:value-type="float" office:value="-1.804685" calcext:value-type="float">
            <text:p>-1,804685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1.6423111" calcext:value-type="float">
            <text:p>1,6423111</text:p>
          </table:table-cell>
          <table:table-cell office:value-type="float" office:value="0" calcext:value-type="float">
            <text:p>0</text:p>
          </table:table-cell>
          <table:table-cell office:value-type="float" office:value="-3.00494678" calcext:value-type="float">
            <text:p>-3,00494678</text:p>
          </table:table-cell>
          <table:table-cell office:value-type="float" office:value="-3.02058507" calcext:value-type="float">
            <text:p>-3,020585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2926" calcext:value-type="float">
            <text:p>1624632822,2926</text:p>
          </table:table-cell>
          <table:table-cell table:formula="of:=ROUND([.A222]-[$menor.$A$1];1)" office:value-type="float" office:value="22" calcext:value-type="float">
            <text:p>22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-1.81681" calcext:value-type="float">
            <text:p>-1,81681</text:p>
          </table:table-cell>
          <table:table-cell office:value-type="float" office:value="-1.935635" calcext:value-type="float">
            <text:p>-1,935635</text:p>
          </table:table-cell>
          <table:table-cell office:value-type="float" office:value="1.62482715" calcext:value-type="float">
            <text:p>1,62482715</text:p>
          </table:table-cell>
          <table:table-cell office:value-type="float" office:value="0" calcext:value-type="float">
            <text:p>0</text:p>
          </table:table-cell>
          <table:table-cell office:value-type="float" office:value="-3.00512446" calcext:value-type="float">
            <text:p>-3,00512446</text:p>
          </table:table-cell>
          <table:table-cell office:value-type="float" office:value="-3.01995741" calcext:value-type="float">
            <text:p>-3,019957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39294" calcext:value-type="float">
            <text:p>1624632822,39294</text:p>
          </table:table-cell>
          <table:table-cell table:formula="of:=ROUND([.A223]-[$menor.$A$1];1)" office:value-type="float" office:value="22.1" calcext:value-type="float">
            <text:p>22,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-1.829905" calcext:value-type="float">
            <text:p>-1,829905</text:p>
          </table:table-cell>
          <table:table-cell office:value-type="float" office:value="-1.94776" calcext:value-type="float">
            <text:p>-1,94776</text:p>
          </table:table-cell>
          <table:table-cell office:value-type="float" office:value="1.60763121" calcext:value-type="float">
            <text:p>1,60763121</text:p>
          </table:table-cell>
          <table:table-cell office:value-type="float" office:value="0" calcext:value-type="float">
            <text:p>0</text:p>
          </table:table-cell>
          <table:table-cell office:value-type="float" office:value="-3.00454491" calcext:value-type="float">
            <text:p>-3,00454491</text:p>
          </table:table-cell>
          <table:table-cell office:value-type="float" office:value="-3.01903884" calcext:value-type="float">
            <text:p>-3,019038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49329" calcext:value-type="float">
            <text:p>1624632822,49329</text:p>
          </table:table-cell>
          <table:table-cell table:formula="of:=ROUND([.A224]-[$menor.$A$1];1)" office:value-type="float" office:value="22.2" calcext:value-type="float">
            <text:p>22,2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-1.841545" calcext:value-type="float">
            <text:p>-1,841545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1.59148085" calcext:value-type="float">
            <text:p>1,59148085</text:p>
          </table:table-cell>
          <table:table-cell office:value-type="float" office:value="0" calcext:value-type="float">
            <text:p>0</text:p>
          </table:table-cell>
          <table:table-cell office:value-type="float" office:value="-3.00570786" calcext:value-type="float">
            <text:p>-3,00570786</text:p>
          </table:table-cell>
          <table:table-cell office:value-type="float" office:value="-3.0202799" calcext:value-type="float">
            <text:p>-3,02027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59266" calcext:value-type="float">
            <text:p>1624632822,59266</text:p>
          </table:table-cell>
          <table:table-cell table:formula="of:=ROUND([.A225]-[$menor.$A$1];1)" office:value-type="float" office:value="22.3" calcext:value-type="float">
            <text:p>22,3</text:p>
          </table:table-cell>
          <table:table-cell office:value-type="float" office:value="0.164" calcext:value-type="float">
            <text:p>0,164</text:p>
          </table:table-cell>
          <table:table-cell office:value-type="float" office:value="0" calcext:value-type="float">
            <text:p>0</text:p>
          </table:table-cell>
          <table:table-cell office:value-type="float" office:value="-1.85464" calcext:value-type="float">
            <text:p>-1,85464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1.57363629" calcext:value-type="float">
            <text:p>1,57363629</text:p>
          </table:table-cell>
          <table:table-cell office:value-type="float" office:value="0" calcext:value-type="float">
            <text:p>0</text:p>
          </table:table-cell>
          <table:table-cell office:value-type="float" office:value="-3.00416411" calcext:value-type="float">
            <text:p>-3,00416411</text:p>
          </table:table-cell>
          <table:table-cell office:value-type="float" office:value="-3.01940922" calcext:value-type="float">
            <text:p>-3,019409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69325" calcext:value-type="float">
            <text:p>1624632822,69325</text:p>
          </table:table-cell>
          <table:table-cell table:formula="of:=ROUND([.A226]-[$menor.$A$1];1)" office:value-type="float" office:value="22.4" calcext:value-type="float">
            <text:p>22,4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-1.866765" calcext:value-type="float">
            <text:p>-1,86676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.55752242" calcext:value-type="float">
            <text:p>1,55752242</text:p>
          </table:table-cell>
          <table:table-cell office:value-type="float" office:value="0" calcext:value-type="float">
            <text:p>0</text:p>
          </table:table-cell>
          <table:table-cell office:value-type="float" office:value="-3.00535401" calcext:value-type="float">
            <text:p>-3,00535401</text:p>
          </table:table-cell>
          <table:table-cell office:value-type="float" office:value="-3.01921986" calcext:value-type="float">
            <text:p>-3,019219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79289" calcext:value-type="float">
            <text:p>1624632822,79289</text:p>
          </table:table-cell>
          <table:table-cell table:formula="of:=ROUND([.A227]-[$menor.$A$1];1)" office:value-type="float" office:value="22.5" calcext:value-type="float">
            <text:p>22,5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-1.87792" calcext:value-type="float">
            <text:p>-1,87792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1.54065073" calcext:value-type="float">
            <text:p>1,54065073</text:p>
          </table:table-cell>
          <table:table-cell office:value-type="float" office:value="0" calcext:value-type="float">
            <text:p>0</text:p>
          </table:table-cell>
          <table:table-cell office:value-type="float" office:value="-3.00501403" calcext:value-type="float">
            <text:p>-3,00501403</text:p>
          </table:table-cell>
          <table:table-cell office:value-type="float" office:value="-3.01900481" calcext:value-type="float">
            <text:p>-3,019004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89319" calcext:value-type="float">
            <text:p>1624632822,89319</text:p>
          </table:table-cell>
          <table:table-cell table:formula="of:=ROUND([.A228]-[$menor.$A$1];1)" office:value-type="float" office:value="22.6" calcext:value-type="float">
            <text:p>22,6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-1.88956" calcext:value-type="float">
            <text:p>-1,88956</text:p>
          </table:table-cell>
          <table:table-cell office:value-type="float" office:value="-2.001595" calcext:value-type="float">
            <text:p>-2,001595</text:p>
          </table:table-cell>
          <table:table-cell office:value-type="float" office:value="1.524176" calcext:value-type="float">
            <text:p>1,524176</text:p>
          </table:table-cell>
          <table:table-cell office:value-type="float" office:value="0" calcext:value-type="float">
            <text:p>0</text:p>
          </table:table-cell>
          <table:table-cell office:value-type="float" office:value="-3.00399733" calcext:value-type="float">
            <text:p>-3,00399733</text:p>
          </table:table-cell>
          <table:table-cell office:value-type="float" office:value="-3.01905727" calcext:value-type="float">
            <text:p>-3,0190572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2.99347" calcext:value-type="float">
            <text:p>1624632822,99347</text:p>
          </table:table-cell>
          <table:table-cell table:formula="of:=ROUND([.A229]-[$menor.$A$1];1)" office:value-type="float" office:value="22.7" calcext:value-type="float">
            <text:p>22,7</text:p>
          </table:table-cell>
          <table:table-cell office:value-type="float" office:value="0.157" calcext:value-type="float">
            <text:p>0,157</text:p>
          </table:table-cell>
          <table:table-cell office:value-type="float" office:value="0" calcext:value-type="float">
            <text:p>0</text:p>
          </table:table-cell>
          <table:table-cell office:value-type="float" office:value="-1.901685" calcext:value-type="float">
            <text:p>-1,901685</text:p>
          </table:table-cell>
          <table:table-cell office:value-type="float" office:value="-2.01275" calcext:value-type="float">
            <text:p>-2,01275</text:p>
          </table:table-cell>
          <table:table-cell office:value-type="float" office:value="1.50842273" calcext:value-type="float">
            <text:p>1,50842273</text:p>
          </table:table-cell>
          <table:table-cell office:value-type="float" office:value="0" calcext:value-type="float">
            <text:p>0</text:p>
          </table:table-cell>
          <table:table-cell office:value-type="float" office:value="-3.00399865" calcext:value-type="float">
            <text:p>-3,00399865</text:p>
          </table:table-cell>
          <table:table-cell office:value-type="float" office:value="-3.01814094" calcext:value-type="float">
            <text:p>-3,018140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0927" calcext:value-type="float">
            <text:p>1624632823,0927</text:p>
          </table:table-cell>
          <table:table-cell table:formula="of:=ROUND([.A230]-[$menor.$A$1];1)" office:value-type="float" office:value="22.8" calcext:value-type="float">
            <text:p>22,8</text:p>
          </table:table-cell>
          <table:table-cell office:value-type="float" office:value="0.156" calcext:value-type="float">
            <text:p>0,156</text:p>
          </table:table-cell>
          <table:table-cell office:value-type="float" office:value="0" calcext:value-type="float">
            <text:p>0</text:p>
          </table:table-cell>
          <table:table-cell office:value-type="float" office:value="-1.91284" calcext:value-type="float">
            <text:p>-1,91284</text:p>
          </table:table-cell>
          <table:table-cell office:value-type="float" office:value="-2.022935" calcext:value-type="float">
            <text:p>-2,022935</text:p>
          </table:table-cell>
          <table:table-cell office:value-type="float" office:value="1.49328148" calcext:value-type="float">
            <text:p>1,49328148</text:p>
          </table:table-cell>
          <table:table-cell office:value-type="float" office:value="0" calcext:value-type="float">
            <text:p>0</text:p>
          </table:table-cell>
          <table:table-cell office:value-type="float" office:value="-3.00493713" calcext:value-type="float">
            <text:p>-3,00493713</text:p>
          </table:table-cell>
          <table:table-cell office:value-type="float" office:value="-3.01909205" calcext:value-type="float">
            <text:p>-3,019092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19296" calcext:value-type="float">
            <text:p>1624632823,19296</text:p>
          </table:table-cell>
          <table:table-cell table:formula="of:=ROUND([.A231]-[$menor.$A$1];1)" office:value-type="float" office:value="22.9" calcext:value-type="float">
            <text:p>22,9</text:p>
          </table:table-cell>
          <table:table-cell office:value-type="float" office:value="0.154" calcext:value-type="float">
            <text:p>0,154</text:p>
          </table:table-cell>
          <table:table-cell office:value-type="float" office:value="0" calcext:value-type="float">
            <text:p>0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-2.033605" calcext:value-type="float">
            <text:p>-2,033605</text:p>
          </table:table-cell>
          <table:table-cell office:value-type="float" office:value="1.47680688" calcext:value-type="float">
            <text:p>1,47680688</text:p>
          </table:table-cell>
          <table:table-cell office:value-type="float" office:value="0" calcext:value-type="float">
            <text:p>0</text:p>
          </table:table-cell>
          <table:table-cell office:value-type="float" office:value="-3.00392052" calcext:value-type="float">
            <text:p>-3,00392052</text:p>
          </table:table-cell>
          <table:table-cell office:value-type="float" office:value="-3.0181746" calcext:value-type="float">
            <text:p>-3,01817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29325" calcext:value-type="float">
            <text:p>1624632823,29325</text:p>
          </table:table-cell>
          <table:table-cell table:formula="of:=ROUND([.A232]-[$menor.$A$1];1)" office:value-type="float" office:value="23" calcext:value-type="float">
            <text:p>23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-1.935635" calcext:value-type="float">
            <text:p>-1,935635</text:p>
          </table:table-cell>
          <table:table-cell office:value-type="float" office:value="-2.04379" calcext:value-type="float">
            <text:p>-2,04379</text:p>
          </table:table-cell>
          <table:table-cell office:value-type="float" office:value="1.46170211" calcext:value-type="float">
            <text:p>1,46170211</text:p>
          </table:table-cell>
          <table:table-cell office:value-type="float" office:value="0" calcext:value-type="float">
            <text:p>0</text:p>
          </table:table-cell>
          <table:table-cell office:value-type="float" office:value="-3.00488596" calcext:value-type="float">
            <text:p>-3,00488596</text:p>
          </table:table-cell>
          <table:table-cell office:value-type="float" office:value="-3.01866529" calcext:value-type="float">
            <text:p>-3,018665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3935" calcext:value-type="float">
            <text:p>1624632823,3935</text:p>
          </table:table-cell>
          <table:table-cell table:formula="of:=ROUND([.A233]-[$menor.$A$1];1)" office:value-type="float" office:value="23.1" calcext:value-type="float">
            <text:p>23,1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-1.94679" calcext:value-type="float">
            <text:p>-1,94679</text:p>
          </table:table-cell>
          <table:table-cell office:value-type="float" office:value="-2.053975" calcext:value-type="float">
            <text:p>-2,053975</text:p>
          </table:table-cell>
          <table:table-cell office:value-type="float" office:value="1.44555163" calcext:value-type="float">
            <text:p>1,44555163</text:p>
          </table:table-cell>
          <table:table-cell office:value-type="float" office:value="0" calcext:value-type="float">
            <text:p>0</text:p>
          </table:table-cell>
          <table:table-cell office:value-type="float" office:value="-3.00362381" calcext:value-type="float">
            <text:p>-3,00362381</text:p>
          </table:table-cell>
          <table:table-cell office:value-type="float" office:value="-3.01796628" calcext:value-type="float">
            <text:p>-3,017966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49379" calcext:value-type="float">
            <text:p>1624632823,49379</text:p>
          </table:table-cell>
          <table:table-cell table:formula="of:=ROUND([.A234]-[$menor.$A$1];1)" office:value-type="float" office:value="23.2" calcext:value-type="float">
            <text:p>23,2</text:p>
          </table:table-cell>
          <table:table-cell office:value-type="float" office:value="0.149" calcext:value-type="float">
            <text:p>0,149</text:p>
          </table:table-cell>
          <table:table-cell office:value-type="float" office:value="0" calcext:value-type="float">
            <text:p>0</text:p>
          </table:table-cell>
          <table:table-cell office:value-type="float" office:value="-1.957945" calcext:value-type="float">
            <text:p>-1,957945</text:p>
          </table:table-cell>
          <table:table-cell office:value-type="float" office:value="-2.063675" calcext:value-type="float">
            <text:p>-2,063675</text:p>
          </table:table-cell>
          <table:table-cell office:value-type="float" office:value="1.43080759" calcext:value-type="float">
            <text:p>1,43080759</text:p>
          </table:table-cell>
          <table:table-cell office:value-type="float" office:value="0" calcext:value-type="float">
            <text:p>0</text:p>
          </table:table-cell>
          <table:table-cell office:value-type="float" office:value="-3.00388576" calcext:value-type="float">
            <text:p>-3,00388576</text:p>
          </table:table-cell>
          <table:table-cell office:value-type="float" office:value="-3.01821507" calcext:value-type="float">
            <text:p>-3,018215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59387" calcext:value-type="float">
            <text:p>1624632823,59387</text:p>
          </table:table-cell>
          <table:table-cell table:formula="of:=ROUND([.A235]-[$menor.$A$1];1)" office:value-type="float" office:value="23.3" calcext:value-type="float">
            <text:p>23,3</text:p>
          </table:table-cell>
          <table:table-cell office:value-type="float" office:value="0.148" calcext:value-type="float">
            <text:p>0,148</text:p>
          </table:table-cell>
          <table:table-cell office:value-type="float" office:value="0" calcext:value-type="float">
            <text:p>0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-2.07386" calcext:value-type="float">
            <text:p>-2,07386</text:p>
          </table:table-cell>
          <table:table-cell office:value-type="float" office:value="1.41570282" calcext:value-type="float">
            <text:p>1,41570282</text:p>
          </table:table-cell>
          <table:table-cell office:value-type="float" office:value="0" calcext:value-type="float">
            <text:p>0</text:p>
          </table:table-cell>
          <table:table-cell office:value-type="float" office:value="-3.00388119" calcext:value-type="float">
            <text:p>-3,00388119</text:p>
          </table:table-cell>
          <table:table-cell office:value-type="float" office:value="-3.01773577" calcext:value-type="float">
            <text:p>-3,017735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69386" calcext:value-type="float">
            <text:p>1624632823,69386</text:p>
          </table:table-cell>
          <table:table-cell table:formula="of:=ROUND([.A236]-[$menor.$A$1];1)" office:value-type="float" office:value="23.4" calcext:value-type="float">
            <text:p>23,4</text:p>
          </table:table-cell>
          <table:table-cell office:value-type="float" office:value="0.146" calcext:value-type="float">
            <text:p>0,146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2.08356" calcext:value-type="float">
            <text:p>-2,08356</text:p>
          </table:table-cell>
          <table:table-cell office:value-type="float" office:value="1.4009223" calcext:value-type="float">
            <text:p>1,4009223</text:p>
          </table:table-cell>
          <table:table-cell office:value-type="float" office:value="0" calcext:value-type="float">
            <text:p>0</text:p>
          </table:table-cell>
          <table:table-cell office:value-type="float" office:value="-3.00460119" calcext:value-type="float">
            <text:p>-3,00460119</text:p>
          </table:table-cell>
          <table:table-cell office:value-type="float" office:value="-3.01795998" calcext:value-type="float">
            <text:p>-3,017959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79413" calcext:value-type="float">
            <text:p>1624632823,79413</text:p>
          </table:table-cell>
          <table:table-cell table:formula="of:=ROUND([.A237]-[$menor.$A$1];1)" office:value-type="float" office:value="23.5" calcext:value-type="float">
            <text:p>23,5</text:p>
          </table:table-cell>
          <table:table-cell office:value-type="float" office:value="0.145" calcext:value-type="float">
            <text:p>0,145</text:p>
          </table:table-cell>
          <table:table-cell office:value-type="float" office:value="0" calcext:value-type="float">
            <text:p>0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2.092775" calcext:value-type="float">
            <text:p>-2,092775</text:p>
          </table:table-cell>
          <table:table-cell office:value-type="float" office:value="1.38545668" calcext:value-type="float">
            <text:p>1,38545668</text:p>
          </table:table-cell>
          <table:table-cell office:value-type="float" office:value="0" calcext:value-type="float">
            <text:p>0</text:p>
          </table:table-cell>
          <table:table-cell office:value-type="float" office:value="-3.00336003" calcext:value-type="float">
            <text:p>-3,00336003</text:p>
          </table:table-cell>
          <table:table-cell office:value-type="float" office:value="-3.0172375" calcext:value-type="float">
            <text:p>-3,01723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89449" calcext:value-type="float">
            <text:p>1624632823,89449</text:p>
          </table:table-cell>
          <table:table-cell table:formula="of:=ROUND([.A238]-[$menor.$A$1];1)" office:value-type="float" office:value="23.6" calcext:value-type="float">
            <text:p>23,6</text:p>
          </table:table-cell>
          <table:table-cell office:value-type="float" office:value="0.143" calcext:value-type="float">
            <text:p>0,143</text:p>
          </table:table-cell>
          <table:table-cell office:value-type="float" office:value="0" calcext:value-type="float">
            <text:p>0</text:p>
          </table:table-cell>
          <table:table-cell office:value-type="float" office:value="-2.001595" calcext:value-type="float">
            <text:p>-2,001595</text:p>
          </table:table-cell>
          <table:table-cell office:value-type="float" office:value="-2.10296" calcext:value-type="float">
            <text:p>-2,10296</text:p>
          </table:table-cell>
          <table:table-cell office:value-type="float" office:value="1.37139761" calcext:value-type="float">
            <text:p>1,37139761</text:p>
          </table:table-cell>
          <table:table-cell office:value-type="float" office:value="0" calcext:value-type="float">
            <text:p>0</text:p>
          </table:table-cell>
          <table:table-cell office:value-type="float" office:value="-3.00412804" calcext:value-type="float">
            <text:p>-3,00412804</text:p>
          </table:table-cell>
          <table:table-cell office:value-type="float" office:value="-3.01697791" calcext:value-type="float">
            <text:p>-3,016977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3.99471" calcext:value-type="float">
            <text:p>1624632823,99471</text:p>
          </table:table-cell>
          <table:table-cell table:formula="of:=ROUND([.A239]-[$menor.$A$1];1)" office:value-type="float" office:value="23.7" calcext:value-type="float">
            <text:p>23,7</text:p>
          </table:table-cell>
          <table:table-cell office:value-type="float" office:value="0.142" calcext:value-type="float">
            <text:p>0,142</text:p>
          </table:table-cell>
          <table:table-cell office:value-type="float" office:value="0" calcext:value-type="float">
            <text:p>0</text:p>
          </table:table-cell>
          <table:table-cell office:value-type="float" office:value="-2.01178" calcext:value-type="float">
            <text:p>-2,01178</text:p>
          </table:table-cell>
          <table:table-cell office:value-type="float" office:value="-2.11266" calcext:value-type="float">
            <text:p>-2,11266</text:p>
          </table:table-cell>
          <table:table-cell office:value-type="float" office:value="1.35694122" calcext:value-type="float">
            <text:p>1,35694122</text:p>
          </table:table-cell>
          <table:table-cell office:value-type="float" office:value="0" calcext:value-type="float">
            <text:p>0</text:p>
          </table:table-cell>
          <table:table-cell office:value-type="float" office:value="-3.00411751" calcext:value-type="float">
            <text:p>-3,00411751</text:p>
          </table:table-cell>
          <table:table-cell office:value-type="float" office:value="-3.01742056" calcext:value-type="float">
            <text:p>-3,017420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09492" calcext:value-type="float">
            <text:p>1624632824,09492</text:p>
          </table:table-cell>
          <table:table-cell table:formula="of:=ROUND([.A240]-[$menor.$A$1];1)" office:value-type="float" office:value="23.8" calcext:value-type="float">
            <text:p>23,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-2.022935" calcext:value-type="float">
            <text:p>-2,022935</text:p>
          </table:table-cell>
          <table:table-cell office:value-type="float" office:value="-2.121875" calcext:value-type="float">
            <text:p>-2,121875</text:p>
          </table:table-cell>
          <table:table-cell office:value-type="float" office:value="1.34219718" calcext:value-type="float">
            <text:p>1,34219718</text:p>
          </table:table-cell>
          <table:table-cell office:value-type="float" office:value="0" calcext:value-type="float">
            <text:p>0</text:p>
          </table:table-cell>
          <table:table-cell office:value-type="float" office:value="-3.00340945" calcext:value-type="float">
            <text:p>-3,00340945</text:p>
          </table:table-cell>
          <table:table-cell office:value-type="float" office:value="-3.01718435" calcext:value-type="float">
            <text:p>-3,0171843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19514" calcext:value-type="float">
            <text:p>1624632824,19514</text:p>
          </table:table-cell>
          <table:table-cell table:formula="of:=ROUND([.A241]-[$menor.$A$1];1)" office:value-type="float" office:value="23.9" calcext:value-type="float">
            <text:p>23,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-2.032635" calcext:value-type="float">
            <text:p>-2,032635</text:p>
          </table:table-cell>
          <table:table-cell office:value-type="float" office:value="-2.130605" calcext:value-type="float">
            <text:p>-2,130605</text:p>
          </table:table-cell>
          <table:table-cell office:value-type="float" office:value="1.32813823" calcext:value-type="float">
            <text:p>1,32813823</text:p>
          </table:table-cell>
          <table:table-cell office:value-type="float" office:value="0" calcext:value-type="float">
            <text:p>0</text:p>
          </table:table-cell>
          <table:table-cell office:value-type="float" office:value="-3.00417755" calcext:value-type="float">
            <text:p>-3,00417755</text:p>
          </table:table-cell>
          <table:table-cell office:value-type="float" office:value="-3.01692484" calcext:value-type="float">
            <text:p>-3,016924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29535" calcext:value-type="float">
            <text:p>1624632824,29535</text:p>
          </table:table-cell>
          <table:table-cell table:formula="of:=ROUND([.A242]-[$menor.$A$1];1)" office:value-type="float" office:value="24" calcext:value-type="float">
            <text:p>24</text:p>
          </table:table-cell>
          <table:table-cell office:value-type="float" office:value="0.137" calcext:value-type="float">
            <text:p>0,137</text:p>
          </table:table-cell>
          <table:table-cell office:value-type="float" office:value="0" calcext:value-type="float">
            <text:p>0</text:p>
          </table:table-cell>
          <table:table-cell office:value-type="float" office:value="-2.04282" calcext:value-type="float">
            <text:p>-2,04282</text:p>
          </table:table-cell>
          <table:table-cell office:value-type="float" office:value="-2.13982" calcext:value-type="float">
            <text:p>-2,13982</text:p>
          </table:table-cell>
          <table:table-cell office:value-type="float" office:value="1.31368172" calcext:value-type="float">
            <text:p>1,31368172</text:p>
          </table:table-cell>
          <table:table-cell office:value-type="float" office:value="0" calcext:value-type="float">
            <text:p>0</text:p>
          </table:table-cell>
          <table:table-cell office:value-type="float" office:value="-3.00319693" calcext:value-type="float">
            <text:p>-3,00319693</text:p>
          </table:table-cell>
          <table:table-cell office:value-type="float" office:value="-3.01591241" calcext:value-type="float">
            <text:p>-3,015912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39555" calcext:value-type="float">
            <text:p>1624632824,39555</text:p>
          </table:table-cell>
          <table:table-cell table:formula="of:=ROUND([.A243]-[$menor.$A$1];1)" office:value-type="float" office:value="24.1" calcext:value-type="float">
            <text:p>24,1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-2.05252" calcext:value-type="float">
            <text:p>-2,05252</text:p>
          </table:table-cell>
          <table:table-cell office:value-type="float" office:value="-2.14855" calcext:value-type="float">
            <text:p>-2,14855</text:p>
          </table:table-cell>
          <table:table-cell office:value-type="float" office:value="1.30063164" calcext:value-type="float">
            <text:p>1,30063164</text:p>
          </table:table-cell>
          <table:table-cell office:value-type="float" office:value="0" calcext:value-type="float">
            <text:p>0</text:p>
          </table:table-cell>
          <table:table-cell office:value-type="float" office:value="-3.00374039" calcext:value-type="float">
            <text:p>-3,00374039</text:p>
          </table:table-cell>
          <table:table-cell office:value-type="float" office:value="-3.01633279" calcext:value-type="float">
            <text:p>-3,016332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49581" calcext:value-type="float">
            <text:p>1624632824,49581</text:p>
          </table:table-cell>
          <table:table-cell table:formula="of:=ROUND([.A244]-[$menor.$A$1];1)" office:value-type="float" office:value="24.2" calcext:value-type="float">
            <text:p>24,2</text:p>
          </table:table-cell>
          <table:table-cell office:value-type="float" office:value="0.134" calcext:value-type="float">
            <text:p>0,134</text:p>
          </table:table-cell>
          <table:table-cell office:value-type="float" office:value="0" calcext:value-type="float">
            <text:p>0</text:p>
          </table:table-cell>
          <table:table-cell office:value-type="float" office:value="-2.062705" calcext:value-type="float">
            <text:p>-2,062705</text:p>
          </table:table-cell>
          <table:table-cell office:value-type="float" office:value="-2.157765" calcext:value-type="float">
            <text:p>-2,157765</text:p>
          </table:table-cell>
          <table:table-cell office:value-type="float" office:value="1.28689671" calcext:value-type="float">
            <text:p>1,28689671</text:p>
          </table:table-cell>
          <table:table-cell office:value-type="float" office:value="0" calcext:value-type="float">
            <text:p>0</text:p>
          </table:table-cell>
          <table:table-cell office:value-type="float" office:value="-3.00329288" calcext:value-type="float">
            <text:p>-3,00329288</text:p>
          </table:table-cell>
          <table:table-cell office:value-type="float" office:value="-3.01580663" calcext:value-type="float">
            <text:p>-3,015806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59605" calcext:value-type="float">
            <text:p>1624632824,59605</text:p>
          </table:table-cell>
          <table:table-cell table:formula="of:=ROUND([.A245]-[$menor.$A$1];1)" office:value-type="float" office:value="24.3" calcext:value-type="float">
            <text:p>24,3</text:p>
          </table:table-cell>
          <table:table-cell office:value-type="float" office:value="0.133" calcext:value-type="float">
            <text:p>0,133</text:p>
          </table:table-cell>
          <table:table-cell office:value-type="float" office:value="0" calcext:value-type="float">
            <text:p>0</text:p>
          </table:table-cell>
          <table:table-cell office:value-type="float" office:value="-2.07289" calcext:value-type="float">
            <text:p>-2,07289</text:p>
          </table:table-cell>
          <table:table-cell office:value-type="float" office:value="-2.16698" calcext:value-type="float">
            <text:p>-2,16698</text:p>
          </table:table-cell>
          <table:table-cell office:value-type="float" office:value="1.27384675" calcext:value-type="float">
            <text:p>1,27384675</text:p>
          </table:table-cell>
          <table:table-cell office:value-type="float" office:value="0" calcext:value-type="float">
            <text:p>0</text:p>
          </table:table-cell>
          <table:table-cell office:value-type="float" office:value="-3.00383643" calcext:value-type="float">
            <text:p>-3,00383643</text:p>
          </table:table-cell>
          <table:table-cell office:value-type="float" office:value="-3.01622709" calcext:value-type="float">
            <text:p>-3,0162270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69629" calcext:value-type="float">
            <text:p>1624632824,69629</text:p>
          </table:table-cell>
          <table:table-cell table:formula="of:=ROUND([.A246]-[$menor.$A$1];1)" office:value-type="float" office:value="24.4" calcext:value-type="float">
            <text:p>24,4</text:p>
          </table:table-cell>
          <table:table-cell office:value-type="float" office:value="0.131" calcext:value-type="float">
            <text:p>0,131</text:p>
          </table:table-cell>
          <table:table-cell office:value-type="float" office:value="0" calcext:value-type="float">
            <text:p>0</text:p>
          </table:table-cell>
          <table:table-cell office:value-type="float" office:value="-2.08259" calcext:value-type="float">
            <text:p>-2,08259</text:p>
          </table:table-cell>
          <table:table-cell office:value-type="float" office:value="-2.17571" calcext:value-type="float">
            <text:p>-2,17571</text:p>
          </table:table-cell>
          <table:table-cell office:value-type="float" office:value="1.26011181" calcext:value-type="float">
            <text:p>1,26011181</text:p>
          </table:table-cell>
          <table:table-cell office:value-type="float" office:value="0" calcext:value-type="float">
            <text:p>0</text:p>
          </table:table-cell>
          <table:table-cell office:value-type="float" office:value="-3.00387391" calcext:value-type="float">
            <text:p>-3,00387391</text:p>
          </table:table-cell>
          <table:table-cell office:value-type="float" office:value="-3.01618594" calcext:value-type="float">
            <text:p>-3,016185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79655" calcext:value-type="float">
            <text:p>1624632824,79655</text:p>
          </table:table-cell>
          <table:table-cell table:formula="of:=ROUND([.A247]-[$menor.$A$1];1)" office:value-type="float" office:value="24.5" calcext:value-type="float">
            <text:p>24,5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-2.091805" calcext:value-type="float">
            <text:p>-2,091805</text:p>
          </table:table-cell>
          <table:table-cell office:value-type="float" office:value="-2.184925" calcext:value-type="float">
            <text:p>-2,184925</text:p>
          </table:table-cell>
          <table:table-cell office:value-type="float" office:value="1.24637687" calcext:value-type="float">
            <text:p>1,24637687</text:p>
          </table:table-cell>
          <table:table-cell office:value-type="float" office:value="0" calcext:value-type="float">
            <text:p>0</text:p>
          </table:table-cell>
          <table:table-cell office:value-type="float" office:value="-3.0034264" calcext:value-type="float">
            <text:p>-3,0034264</text:p>
          </table:table-cell>
          <table:table-cell office:value-type="float" office:value="-3.01565978" calcext:value-type="float">
            <text:p>-3,01565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89682" calcext:value-type="float">
            <text:p>1624632824,89682</text:p>
          </table:table-cell>
          <table:table-cell table:formula="of:=ROUND([.A248]-[$menor.$A$1];1)" office:value-type="float" office:value="24.6" calcext:value-type="float">
            <text:p>24,6</text:p>
          </table:table-cell>
          <table:table-cell office:value-type="float" office:value="0.129" calcext:value-type="float">
            <text:p>0,129</text:p>
          </table:table-cell>
          <table:table-cell office:value-type="float" office:value="0" calcext:value-type="float">
            <text:p>0</text:p>
          </table:table-cell>
          <table:table-cell office:value-type="float" office:value="-2.10199" calcext:value-type="float">
            <text:p>-2,10199</text:p>
          </table:table-cell>
          <table:table-cell office:value-type="float" office:value="-2.193655" calcext:value-type="float">
            <text:p>-2,193655</text:p>
          </table:table-cell>
          <table:table-cell office:value-type="float" office:value="1.23332679" calcext:value-type="float">
            <text:p>1,23332679</text:p>
          </table:table-cell>
          <table:table-cell office:value-type="float" office:value="0" calcext:value-type="float">
            <text:p>0</text:p>
          </table:table-cell>
          <table:table-cell office:value-type="float" office:value="-3.00299986" calcext:value-type="float">
            <text:p>-3,00299986</text:p>
          </table:table-cell>
          <table:table-cell office:value-type="float" office:value="-3.01608016" calcext:value-type="float">
            <text:p>-3,016080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4.99714" calcext:value-type="float">
            <text:p>1624632824,99714</text:p>
          </table:table-cell>
          <table:table-cell table:formula="of:=ROUND([.A249]-[$menor.$A$1];1)" office:value-type="float" office:value="24.7" calcext:value-type="float">
            <text:p>24,7</text:p>
          </table:table-cell>
          <table:table-cell office:value-type="float" office:value="0.127" calcext:value-type="float">
            <text:p>0,127</text:p>
          </table:table-cell>
          <table:table-cell office:value-type="float" office:value="0" calcext:value-type="float">
            <text:p>0</text:p>
          </table:table-cell>
          <table:table-cell office:value-type="float" office:value="-2.11169" calcext:value-type="float">
            <text:p>-2,11169</text:p>
          </table:table-cell>
          <table:table-cell office:value-type="float" office:value="-2.2019" calcext:value-type="float">
            <text:p>-2,2019</text:p>
          </table:table-cell>
          <table:table-cell office:value-type="float" office:value="1.22031367" calcext:value-type="float">
            <text:p>1,22031367</text:p>
          </table:table-cell>
          <table:table-cell office:value-type="float" office:value="0" calcext:value-type="float">
            <text:p>0</text:p>
          </table:table-cell>
          <table:table-cell office:value-type="float" office:value="-3.00357063" calcext:value-type="float">
            <text:p>-3,00357063</text:p>
          </table:table-cell>
          <table:table-cell office:value-type="float" office:value="-3.01604045" calcext:value-type="float">
            <text:p>-3,016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09737" calcext:value-type="float">
            <text:p>1624632825,09737</text:p>
          </table:table-cell>
          <table:table-cell table:formula="of:=ROUND([.A250]-[$menor.$A$1];1)" office:value-type="float" office:value="24.8" calcext:value-type="float">
            <text:p>24,8</text:p>
          </table:table-cell>
          <table:table-cell office:value-type="float" office:value="0.126" calcext:value-type="float">
            <text:p>0,126</text:p>
          </table:table-cell>
          <table:table-cell office:value-type="float" office:value="0" calcext:value-type="float">
            <text:p>0</text:p>
          </table:table-cell>
          <table:table-cell office:value-type="float" office:value="-2.120905" calcext:value-type="float">
            <text:p>-2,120905</text:p>
          </table:table-cell>
          <table:table-cell office:value-type="float" office:value="-2.21063" calcext:value-type="float">
            <text:p>-2,21063</text:p>
          </table:table-cell>
          <table:table-cell office:value-type="float" office:value="1.20690274" calcext:value-type="float">
            <text:p>1,20690274</text:p>
          </table:table-cell>
          <table:table-cell office:value-type="float" office:value="0" calcext:value-type="float">
            <text:p>0</text:p>
          </table:table-cell>
          <table:table-cell office:value-type="float" office:value="-3.00336249" calcext:value-type="float">
            <text:p>-3,00336249</text:p>
          </table:table-cell>
          <table:table-cell office:value-type="float" office:value="-3.01524765" calcext:value-type="float">
            <text:p>-3,015247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19759" calcext:value-type="float">
            <text:p>1624632825,19759</text:p>
          </table:table-cell>
          <table:table-cell table:formula="of:=ROUND([.A251]-[$menor.$A$1];1)" office:value-type="float" office:value="24.9" calcext:value-type="float">
            <text:p>24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-2.129635" calcext:value-type="float">
            <text:p>-2,129635</text:p>
          </table:table-cell>
          <table:table-cell office:value-type="float" office:value="-2.218875" calcext:value-type="float">
            <text:p>-2,218875</text:p>
          </table:table-cell>
          <table:table-cell office:value-type="float" office:value="1.19417679" calcext:value-type="float">
            <text:p>1,19417679</text:p>
          </table:table-cell>
          <table:table-cell office:value-type="float" office:value="0" calcext:value-type="float">
            <text:p>0</text:p>
          </table:table-cell>
          <table:table-cell office:value-type="float" office:value="-3.00317543" calcext:value-type="float">
            <text:p>-3,00317543</text:p>
          </table:table-cell>
          <table:table-cell office:value-type="float" office:value="-3.01540146" calcext:value-type="float">
            <text:p>-3,015401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29783" calcext:value-type="float">
            <text:p>1624632825,29783</text:p>
          </table:table-cell>
          <table:table-cell table:formula="of:=ROUND([.A252]-[$menor.$A$1];1)" office:value-type="float" office:value="25" calcext:value-type="float">
            <text:p>25</text:p>
          </table:table-cell>
          <table:table-cell office:value-type="float" office:value="0.123" calcext:value-type="float">
            <text:p>0,123</text:p>
          </table:table-cell>
          <table:table-cell office:value-type="float" office:value="0" calcext:value-type="float">
            <text:p>0</text:p>
          </table:table-cell>
          <table:table-cell office:value-type="float" office:value="-2.13885" calcext:value-type="float">
            <text:p>-2,13885</text:p>
          </table:table-cell>
          <table:table-cell office:value-type="float" office:value="-2.226635" calcext:value-type="float">
            <text:p>-2,226635</text:p>
          </table:table-cell>
          <table:table-cell office:value-type="float" office:value="1.18148768" calcext:value-type="float">
            <text:p>1,18148768</text:p>
          </table:table-cell>
          <table:table-cell office:value-type="float" office:value="0" calcext:value-type="float">
            <text:p>0</text:p>
          </table:table-cell>
          <table:table-cell office:value-type="float" office:value="-3.00253058" calcext:value-type="float">
            <text:p>-3,00253058</text:p>
          </table:table-cell>
          <table:table-cell office:value-type="float" office:value="-3.0150951" calcext:value-type="float">
            <text:p>-3,015095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398" calcext:value-type="float">
            <text:p>1624632825,398</text:p>
          </table:table-cell>
          <table:table-cell table:formula="of:=ROUND([.A253]-[$menor.$A$1];1)" office:value-type="float" office:value="25.1" calcext:value-type="float">
            <text:p>25,1</text:p>
          </table:table-cell>
          <table:table-cell office:value-type="float" office:value="0.122" calcext:value-type="float">
            <text:p>0,122</text:p>
          </table:table-cell>
          <table:table-cell office:value-type="float" office:value="0" calcext:value-type="float">
            <text:p>0</text:p>
          </table:table-cell>
          <table:table-cell office:value-type="float" office:value="-2.14758" calcext:value-type="float">
            <text:p>-2,14758</text:p>
          </table:table-cell>
          <table:table-cell office:value-type="float" office:value="-2.23488" calcext:value-type="float">
            <text:p>-2,23488</text:p>
          </table:table-cell>
          <table:table-cell office:value-type="float" office:value="1.16948342" calcext:value-type="float">
            <text:p>1,16948342</text:p>
          </table:table-cell>
          <table:table-cell office:value-type="float" office:value="0" calcext:value-type="float">
            <text:p>0</text:p>
          </table:table-cell>
          <table:table-cell office:value-type="float" office:value="-3.0028767" calcext:value-type="float">
            <text:p>-3,0028767</text:p>
          </table:table-cell>
          <table:table-cell office:value-type="float" office:value="-3.01476528" calcext:value-type="float">
            <text:p>-3,014765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49807" calcext:value-type="float">
            <text:p>1624632825,49807</text:p>
          </table:table-cell>
          <table:table-cell table:formula="of:=ROUND([.A254]-[$menor.$A$1];1)" office:value-type="float" office:value="25.2" calcext:value-type="float">
            <text:p>25,2</text:p>
          </table:table-cell>
          <table:table-cell office:value-type="float" office:value="0.121" calcext:value-type="float">
            <text:p>0,121</text:p>
          </table:table-cell>
          <table:table-cell office:value-type="float" office:value="0" calcext:value-type="float">
            <text:p>0</text:p>
          </table:table-cell>
          <table:table-cell office:value-type="float" office:value="-2.156795" calcext:value-type="float">
            <text:p>-2,156795</text:p>
          </table:table-cell>
          <table:table-cell office:value-type="float" office:value="-2.24264" calcext:value-type="float">
            <text:p>-2,24264</text:p>
          </table:table-cell>
          <table:table-cell office:value-type="float" office:value="1.15744233" calcext:value-type="float">
            <text:p>1,15744233</text:p>
          </table:table-cell>
          <table:table-cell office:value-type="float" office:value="0" calcext:value-type="float">
            <text:p>0</text:p>
          </table:table-cell>
          <table:table-cell office:value-type="float" office:value="-3.00271062" calcext:value-type="float">
            <text:p>-3,00271062</text:p>
          </table:table-cell>
          <table:table-cell office:value-type="float" office:value="-3.01489563" calcext:value-type="float">
            <text:p>-3,014895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59833" calcext:value-type="float">
            <text:p>1624632825,59833</text:p>
          </table:table-cell>
          <table:table-cell table:formula="of:=ROUND([.A255]-[$menor.$A$1];1)" office:value-type="float" office:value="25.3" calcext:value-type="float">
            <text:p>25,3</text:p>
          </table:table-cell>
          <table:table-cell office:value-type="float" office:value="0.119" calcext:value-type="float">
            <text:p>0,119</text:p>
          </table:table-cell>
          <table:table-cell office:value-type="float" office:value="0" calcext:value-type="float">
            <text:p>0</text:p>
          </table:table-cell>
          <table:table-cell office:value-type="float" office:value="-2.165525" calcext:value-type="float">
            <text:p>-2,165525</text:p>
          </table:table-cell>
          <table:table-cell office:value-type="float" office:value="-2.250885" calcext:value-type="float">
            <text:p>-2,250885</text:p>
          </table:table-cell>
          <table:table-cell office:value-type="float" office:value="1.14543808" calcext:value-type="float">
            <text:p>1,14543808</text:p>
          </table:table-cell>
          <table:table-cell office:value-type="float" office:value="0" calcext:value-type="float">
            <text:p>0</text:p>
          </table:table-cell>
          <table:table-cell office:value-type="float" office:value="-3.00305675" calcext:value-type="float">
            <text:p>-3,00305675</text:p>
          </table:table-cell>
          <table:table-cell office:value-type="float" office:value="-3.0145658" calcext:value-type="float">
            <text:p>-3,014565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69855" calcext:value-type="float">
            <text:p>1624632825,69855</text:p>
          </table:table-cell>
          <table:table-cell table:formula="of:=ROUND([.A256]-[$menor.$A$1];1)" office:value-type="float" office:value="25.4" calcext:value-type="float">
            <text:p>25,4</text:p>
          </table:table-cell>
          <table:table-cell office:value-type="float" office:value="0.118" calcext:value-type="float">
            <text:p>0,118</text:p>
          </table:table-cell>
          <table:table-cell office:value-type="float" office:value="0" calcext:value-type="float">
            <text:p>0</text:p>
          </table:table-cell>
          <table:table-cell office:value-type="float" office:value="-2.17474" calcext:value-type="float">
            <text:p>-2,17474</text:p>
          </table:table-cell>
          <table:table-cell office:value-type="float" office:value="-2.258645" calcext:value-type="float">
            <text:p>-2,258645</text:p>
          </table:table-cell>
          <table:table-cell office:value-type="float" office:value="1.13339698" calcext:value-type="float">
            <text:p>1,13339698</text:p>
          </table:table-cell>
          <table:table-cell office:value-type="float" office:value="0" calcext:value-type="float">
            <text:p>0</text:p>
          </table:table-cell>
          <table:table-cell office:value-type="float" office:value="-3.00289066" calcext:value-type="float">
            <text:p>-3,00289066</text:p>
          </table:table-cell>
          <table:table-cell office:value-type="float" office:value="-3.01469615" calcext:value-type="float">
            <text:p>-3,0146961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79878" calcext:value-type="float">
            <text:p>1624632825,79878</text:p>
          </table:table-cell>
          <table:table-cell table:formula="of:=ROUND([.A257]-[$menor.$A$1];1)" office:value-type="float" office:value="25.5" calcext:value-type="float">
            <text:p>25,5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-2.183955" calcext:value-type="float">
            <text:p>-2,183955</text:p>
          </table:table-cell>
          <table:table-cell office:value-type="float" office:value="-2.26689" calcext:value-type="float">
            <text:p>-2,26689</text:p>
          </table:table-cell>
          <table:table-cell office:value-type="float" office:value="1.12139285" calcext:value-type="float">
            <text:p>1,12139285</text:p>
          </table:table-cell>
          <table:table-cell office:value-type="float" office:value="0" calcext:value-type="float">
            <text:p>0</text:p>
          </table:table-cell>
          <table:table-cell office:value-type="float" office:value="-3.00323688" calcext:value-type="float">
            <text:p>-3,00323688</text:p>
          </table:table-cell>
          <table:table-cell office:value-type="float" office:value="-3.0143664" calcext:value-type="float">
            <text:p>-3,01436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899" calcext:value-type="float">
            <text:p>1624632825,899</text:p>
          </table:table-cell>
          <table:table-cell table:formula="of:=ROUND([.A258]-[$menor.$A$1];1)" office:value-type="float" office:value="25.6" calcext:value-type="float">
            <text:p>25,6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-2.191715" calcext:value-type="float">
            <text:p>-2,191715</text:p>
          </table:table-cell>
          <table:table-cell office:value-type="float" office:value="-2.27465" calcext:value-type="float">
            <text:p>-2,27465</text:p>
          </table:table-cell>
          <table:table-cell office:value-type="float" office:value="1.10935175" calcext:value-type="float">
            <text:p>1,10935175</text:p>
          </table:table-cell>
          <table:table-cell office:value-type="float" office:value="0" calcext:value-type="float">
            <text:p>0</text:p>
          </table:table-cell>
          <table:table-cell office:value-type="float" office:value="-3.00355579" calcext:value-type="float">
            <text:p>-3,00355579</text:p>
          </table:table-cell>
          <table:table-cell office:value-type="float" office:value="-3.01449675" calcext:value-type="float">
            <text:p>-3,014496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5.99923" calcext:value-type="float">
            <text:p>1624632825,99923</text:p>
          </table:table-cell>
          <table:table-cell table:formula="of:=ROUND([.A259]-[$menor.$A$1];1)" office:value-type="float" office:value="25.7" calcext:value-type="float">
            <text:p>25,7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-2.20093" calcext:value-type="float">
            <text:p>-2,20093</text:p>
          </table:table-cell>
          <table:table-cell office:value-type="float" office:value="-2.282895" calcext:value-type="float">
            <text:p>-2,282895</text:p>
          </table:table-cell>
          <table:table-cell office:value-type="float" office:value="1.09698665" calcext:value-type="float">
            <text:p>1,09698665</text:p>
          </table:table-cell>
          <table:table-cell office:value-type="float" office:value="0" calcext:value-type="float">
            <text:p>0</text:p>
          </table:table-cell>
          <table:table-cell office:value-type="float" office:value="-3.00218032" calcext:value-type="float">
            <text:p>-3,00218032</text:p>
          </table:table-cell>
          <table:table-cell office:value-type="float" office:value="-3.01392375" calcext:value-type="float">
            <text:p>-3,013923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09943" calcext:value-type="float">
            <text:p>1624632826,09943</text:p>
          </table:table-cell>
          <table:table-cell table:formula="of:=ROUND([.A260]-[$menor.$A$1];1)" office:value-type="float" office:value="25.8" calcext:value-type="float">
            <text:p>25,8</text:p>
          </table:table-cell>
          <table:table-cell office:value-type="float" office:value="0.113" calcext:value-type="float">
            <text:p>0,113</text:p>
          </table:table-cell>
          <table:table-cell office:value-type="float" office:value="0" calcext:value-type="float">
            <text:p>0</text:p>
          </table:table-cell>
          <table:table-cell office:value-type="float" office:value="-2.20869" calcext:value-type="float">
            <text:p>-2,20869</text:p>
          </table:table-cell>
          <table:table-cell office:value-type="float" office:value="-2.289685" calcext:value-type="float">
            <text:p>-2,289685</text:p>
          </table:table-cell>
          <table:table-cell office:value-type="float" office:value="1.08602822" calcext:value-type="float">
            <text:p>1,08602822</text:p>
          </table:table-cell>
          <table:table-cell office:value-type="float" office:value="0" calcext:value-type="float">
            <text:p>0</text:p>
          </table:table-cell>
          <table:table-cell office:value-type="float" office:value="-3.00329912" calcext:value-type="float">
            <text:p>-3,00329912</text:p>
          </table:table-cell>
          <table:table-cell office:value-type="float" office:value="-3.01478371" calcext:value-type="float">
            <text:p>-3,014783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19863" calcext:value-type="float">
            <text:p>1624632826,19863</text:p>
          </table:table-cell>
          <table:table-cell table:formula="of:=ROUND([.A261]-[$menor.$A$1];1)" office:value-type="float" office:value="25.9" calcext:value-type="float">
            <text:p>25,9</text:p>
          </table:table-cell>
          <table:table-cell office:value-type="float" office:value="0.112" calcext:value-type="float">
            <text:p>0,112</text:p>
          </table:table-cell>
          <table:table-cell office:value-type="float" office:value="0" calcext:value-type="float">
            <text:p>0</text:p>
          </table:table-cell>
          <table:table-cell office:value-type="float" office:value="-2.216935" calcext:value-type="float">
            <text:p>-2,216935</text:p>
          </table:table-cell>
          <table:table-cell office:value-type="float" office:value="-2.29793" calcext:value-type="float">
            <text:p>-2,29793</text:p>
          </table:table-cell>
          <table:table-cell office:value-type="float" office:value="1.07366312" calcext:value-type="float">
            <text:p>1,07366312</text:p>
          </table:table-cell>
          <table:table-cell office:value-type="float" office:value="0" calcext:value-type="float">
            <text:p>0</text:p>
          </table:table-cell>
          <table:table-cell office:value-type="float" office:value="-3.00192365" calcext:value-type="float">
            <text:p>-3,00192365</text:p>
          </table:table-cell>
          <table:table-cell office:value-type="float" office:value="-3.01324071" calcext:value-type="float">
            <text:p>-3,013240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29901" calcext:value-type="float">
            <text:p>1624632826,29901</text:p>
          </table:table-cell>
          <table:table-cell table:formula="of:=ROUND([.A262]-[$menor.$A$1];1)" office:value-type="float" office:value="26" calcext:value-type="float">
            <text:p>26</text:p>
          </table:table-cell>
          <table:table-cell office:value-type="float" office:value="0.111" calcext:value-type="float">
            <text:p>0,111</text:p>
          </table:table-cell>
          <table:table-cell office:value-type="float" office:value="0" calcext:value-type="float">
            <text:p>0</text:p>
          </table:table-cell>
          <table:table-cell office:value-type="float" office:value="-2.225665" calcext:value-type="float">
            <text:p>-2,225665</text:p>
          </table:table-cell>
          <table:table-cell office:value-type="float" office:value="-2.30472" calcext:value-type="float">
            <text:p>-2,30472</text:p>
          </table:table-cell>
          <table:table-cell office:value-type="float" office:value="1.0633527" calcext:value-type="float">
            <text:p>1,0633527</text:p>
          </table:table-cell>
          <table:table-cell office:value-type="float" office:value="0" calcext:value-type="float">
            <text:p>0</text:p>
          </table:table-cell>
          <table:table-cell office:value-type="float" office:value="-3.00255121" calcext:value-type="float">
            <text:p>-3,00255121</text:p>
          </table:table-cell>
          <table:table-cell office:value-type="float" office:value="-3.01453739" calcext:value-type="float">
            <text:p>-3,0145373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39937" calcext:value-type="float">
            <text:p>1624632826,39937</text:p>
          </table:table-cell>
          <table:table-cell table:formula="of:=ROUND([.A263]-[$menor.$A$1];1)" office:value-type="float" office:value="26.1" calcext:value-type="float">
            <text:p>26,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-2.23391" calcext:value-type="float">
            <text:p>-2,23391</text:p>
          </table:table-cell>
          <table:table-cell office:value-type="float" office:value="-2.312965" calcext:value-type="float">
            <text:p>-2,312965</text:p>
          </table:table-cell>
          <table:table-cell office:value-type="float" office:value="1.05170965" calcext:value-type="float">
            <text:p>1,05170965</text:p>
          </table:table-cell>
          <table:table-cell office:value-type="float" office:value="0" calcext:value-type="float">
            <text:p>0</text:p>
          </table:table-cell>
          <table:table-cell office:value-type="float" office:value="-3.0026792" calcext:value-type="float">
            <text:p>-3,0026792</text:p>
          </table:table-cell>
          <table:table-cell office:value-type="float" office:value="-3.01348098" calcext:value-type="float">
            <text:p>-3,01348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49942" calcext:value-type="float">
            <text:p>1624632826,49942</text:p>
          </table:table-cell>
          <table:table-cell table:formula="of:=ROUND([.A264]-[$menor.$A$1];1)" office:value-type="float" office:value="26.2" calcext:value-type="float">
            <text:p>26,2</text:p>
          </table:table-cell>
          <table:table-cell office:value-type="float" office:value="0.109" calcext:value-type="float">
            <text:p>0,109</text:p>
          </table:table-cell>
          <table:table-cell office:value-type="float" office:value="0" calcext:value-type="float">
            <text:p>0</text:p>
          </table:table-cell>
          <table:table-cell office:value-type="float" office:value="-2.24167" calcext:value-type="float">
            <text:p>-2,24167</text:p>
          </table:table-cell>
          <table:table-cell office:value-type="float" office:value="-2.319755" calcext:value-type="float">
            <text:p>-2,319755</text:p>
          </table:table-cell>
          <table:table-cell office:value-type="float" office:value="1.04067719" calcext:value-type="float">
            <text:p>1,04067719</text:p>
          </table:table-cell>
          <table:table-cell office:value-type="float" office:value="0" calcext:value-type="float">
            <text:p>0</text:p>
          </table:table-cell>
          <table:table-cell office:value-type="float" office:value="-3.0027733" calcext:value-type="float">
            <text:p>-3,0027733</text:p>
          </table:table-cell>
          <table:table-cell office:value-type="float" office:value="-3.01429106" calcext:value-type="float">
            <text:p>-3,014291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59875" calcext:value-type="float">
            <text:p>1624632826,59875</text:p>
          </table:table-cell>
          <table:table-cell table:formula="of:=ROUND([.A265]-[$menor.$A$1];1)" office:value-type="float" office:value="26.3" calcext:value-type="float">
            <text:p>26,3</text:p>
          </table:table-cell>
          <table:table-cell office:value-type="float" office:value="0.107" calcext:value-type="float">
            <text:p>0,107</text:p>
          </table:table-cell>
          <table:table-cell office:value-type="float" office:value="0" calcext:value-type="float">
            <text:p>0</text:p>
          </table:table-cell>
          <table:table-cell office:value-type="float" office:value="-2.249915" calcext:value-type="float">
            <text:p>-2,249915</text:p>
          </table:table-cell>
          <table:table-cell office:value-type="float" office:value="-2.326545" calcext:value-type="float">
            <text:p>-2,326545</text:p>
          </table:table-cell>
          <table:table-cell office:value-type="float" office:value="1.02903402" calcext:value-type="float">
            <text:p>1,02903402</text:p>
          </table:table-cell>
          <table:table-cell office:value-type="float" office:value="0" calcext:value-type="float">
            <text:p>0</text:p>
          </table:table-cell>
          <table:table-cell office:value-type="float" office:value="-3.0019312" calcext:value-type="float">
            <text:p>-3,0019312</text:p>
          </table:table-cell>
          <table:table-cell office:value-type="float" office:value="-3.01323457" calcext:value-type="float">
            <text:p>-3,0132345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69907" calcext:value-type="float">
            <text:p>1624632826,69907</text:p>
          </table:table-cell>
          <table:table-cell table:formula="of:=ROUND([.A266]-[$menor.$A$1];1)" office:value-type="float" office:value="26.4" calcext:value-type="float">
            <text:p>26,4</text:p>
          </table:table-cell>
          <table:table-cell office:value-type="float" office:value="0.106" calcext:value-type="float">
            <text:p>0,106</text:p>
          </table:table-cell>
          <table:table-cell office:value-type="float" office:value="0" calcext:value-type="float">
            <text:p>0</text:p>
          </table:table-cell>
          <table:table-cell office:value-type="float" office:value="-2.257675" calcext:value-type="float">
            <text:p>-2,257675</text:p>
          </table:table-cell>
          <table:table-cell office:value-type="float" office:value="-2.33382" calcext:value-type="float">
            <text:p>-2,33382</text:p>
          </table:table-cell>
          <table:table-cell office:value-type="float" office:value="1.01872349" calcext:value-type="float">
            <text:p>1,01872349</text:p>
          </table:table-cell>
          <table:table-cell office:value-type="float" office:value="0" calcext:value-type="float">
            <text:p>0</text:p>
          </table:table-cell>
          <table:table-cell office:value-type="float" office:value="-3.00255867" calcext:value-type="float">
            <text:p>-3,00255867</text:p>
          </table:table-cell>
          <table:table-cell office:value-type="float" office:value="-3.01307617" calcext:value-type="float">
            <text:p>-3,0130761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7994" calcext:value-type="float">
            <text:p>1624632826,7994</text:p>
          </table:table-cell>
          <table:table-cell table:formula="of:=ROUND([.A267]-[$menor.$A$1];1)" office:value-type="float" office:value="26.5" calcext:value-type="float">
            <text:p>26,5</text:p>
          </table:table-cell>
          <table:table-cell office:value-type="float" office:value="0.105" calcext:value-type="float">
            <text:p>0,105</text:p>
          </table:table-cell>
          <table:table-cell office:value-type="float" office:value="0" calcext:value-type="float">
            <text:p>0</text:p>
          </table:table-cell>
          <table:table-cell office:value-type="float" office:value="-2.26592" calcext:value-type="float">
            <text:p>-2,26592</text:p>
          </table:table-cell>
          <table:table-cell office:value-type="float" office:value="-2.34061" calcext:value-type="float">
            <text:p>-2,34061</text:p>
          </table:table-cell>
          <table:table-cell office:value-type="float" office:value="1.00805211" calcext:value-type="float">
            <text:p>1,00805211</text:p>
          </table:table-cell>
          <table:table-cell office:value-type="float" office:value="0" calcext:value-type="float">
            <text:p>0</text:p>
          </table:table-cell>
          <table:table-cell office:value-type="float" office:value="-3.00243455" calcext:value-type="float">
            <text:p>-3,00243455</text:p>
          </table:table-cell>
          <table:table-cell office:value-type="float" office:value="-3.01315959" calcext:value-type="float">
            <text:p>-3,013159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89862" calcext:value-type="float">
            <text:p>1624632826,89862</text:p>
          </table:table-cell>
          <table:table-cell table:formula="of:=ROUND([.A268]-[$menor.$A$1];1)" office:value-type="float" office:value="26.6" calcext:value-type="float">
            <text:p>26,6</text:p>
          </table:table-cell>
          <table:table-cell office:value-type="float" office:value="0.104" calcext:value-type="float">
            <text:p>0,104</text:p>
          </table:table-cell>
          <table:table-cell office:value-type="float" office:value="0" calcext:value-type="float">
            <text:p>0</text:p>
          </table:table-cell>
          <table:table-cell office:value-type="float" office:value="-2.27271" calcext:value-type="float">
            <text:p>-2,27271</text:p>
          </table:table-cell>
          <table:table-cell office:value-type="float" office:value="-2.347885" calcext:value-type="float">
            <text:p>-2,347885</text:p>
          </table:table-cell>
          <table:table-cell office:value-type="float" office:value="0.99741775" calcext:value-type="float">
            <text:p>0,99741775</text:p>
          </table:table-cell>
          <table:table-cell office:value-type="float" office:value="0" calcext:value-type="float">
            <text:p>0</text:p>
          </table:table-cell>
          <table:table-cell office:value-type="float" office:value="-3.00282277" calcext:value-type="float">
            <text:p>-3,00282277</text:p>
          </table:table-cell>
          <table:table-cell office:value-type="float" office:value="-3.01278295" calcext:value-type="float">
            <text:p>-3,01278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6.999" calcext:value-type="float">
            <text:p>1624632826,999</text:p>
          </table:table-cell>
          <table:table-cell table:formula="of:=ROUND([.A269]-[$menor.$A$1];1)" office:value-type="float" office:value="26.7" calcext:value-type="float">
            <text:p>26,7</text:p>
          </table:table-cell>
          <table:table-cell office:value-type="float" office:value="0.103" calcext:value-type="float">
            <text:p>0,103</text:p>
          </table:table-cell>
          <table:table-cell office:value-type="float" office:value="0" calcext:value-type="float">
            <text:p>0</text:p>
          </table:table-cell>
          <table:table-cell office:value-type="float" office:value="-2.280955" calcext:value-type="float">
            <text:p>-2,280955</text:p>
          </table:table-cell>
          <table:table-cell office:value-type="float" office:value="-2.354675" calcext:value-type="float">
            <text:p>-2,354675</text:p>
          </table:table-cell>
          <table:table-cell office:value-type="float" office:value="0.98674649" calcext:value-type="float">
            <text:p>0,98674649</text:p>
          </table:table-cell>
          <table:table-cell office:value-type="float" office:value="0" calcext:value-type="float">
            <text:p>0</text:p>
          </table:table-cell>
          <table:table-cell office:value-type="float" office:value="-3.00172873" calcext:value-type="float">
            <text:p>-3,00172873</text:p>
          </table:table-cell>
          <table:table-cell office:value-type="float" office:value="-3.01286645" calcext:value-type="float">
            <text:p>-3,01286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09902" calcext:value-type="float">
            <text:p>1624632827,09902</text:p>
          </table:table-cell>
          <table:table-cell table:formula="of:=ROUND([.A270]-[$menor.$A$1];1)" office:value-type="float" office:value="26.8" calcext:value-type="float">
            <text:p>26,8</text:p>
          </table:table-cell>
          <table:table-cell office:value-type="float" office:value="0.102" calcext:value-type="float">
            <text:p>0,102</text:p>
          </table:table-cell>
          <table:table-cell office:value-type="float" office:value="0" calcext:value-type="float">
            <text:p>0</text:p>
          </table:table-cell>
          <table:table-cell office:value-type="float" office:value="-2.287745" calcext:value-type="float">
            <text:p>-2,287745</text:p>
          </table:table-cell>
          <table:table-cell office:value-type="float" office:value="-2.36195" calcext:value-type="float">
            <text:p>-2,36195</text:p>
          </table:table-cell>
          <table:table-cell office:value-type="float" office:value="0.976834" calcext:value-type="float">
            <text:p>0,976834</text:p>
          </table:table-cell>
          <table:table-cell office:value-type="float" office:value="0" calcext:value-type="float">
            <text:p>0</text:p>
          </table:table-cell>
          <table:table-cell office:value-type="float" office:value="-3.00265028" calcext:value-type="float">
            <text:p>-3,00265028</text:p>
          </table:table-cell>
          <table:table-cell office:value-type="float" office:value="-3.01297629" calcext:value-type="float">
            <text:p>-3,012976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19871" calcext:value-type="float">
            <text:p>1624632827,19871</text:p>
          </table:table-cell>
          <table:table-cell table:formula="of:=ROUND([.A271]-[$menor.$A$1];1)" office:value-type="float" office:value="26.9" calcext:value-type="float">
            <text:p>26,9</text:p>
          </table:table-cell>
          <table:table-cell office:value-type="float" office:value="0.101" calcext:value-type="float">
            <text:p>0,101</text:p>
          </table:table-cell>
          <table:table-cell office:value-type="float" office:value="0" calcext:value-type="float">
            <text:p>0</text:p>
          </table:table-cell>
          <table:table-cell office:value-type="float" office:value="-2.29599" calcext:value-type="float">
            <text:p>-2,29599</text:p>
          </table:table-cell>
          <table:table-cell office:value-type="float" office:value="-2.36874" calcext:value-type="float">
            <text:p>-2,36874</text:p>
          </table:table-cell>
          <table:table-cell office:value-type="float" office:value="0.96616256" calcext:value-type="float">
            <text:p>0,96616256</text:p>
          </table:table-cell>
          <table:table-cell office:value-type="float" office:value="0" calcext:value-type="float">
            <text:p>0</text:p>
          </table:table-cell>
          <table:table-cell office:value-type="float" office:value="-3.0015561" calcext:value-type="float">
            <text:p>-3,0015561</text:p>
          </table:table-cell>
          <table:table-cell office:value-type="float" office:value="-3.01305967" calcext:value-type="float">
            <text:p>-3,013059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29911" calcext:value-type="float">
            <text:p>1624632827,29911</text:p>
          </table:table-cell>
          <table:table-cell table:formula="of:=ROUND([.A272]-[$menor.$A$1];1)"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2.30278" calcext:value-type="float">
            <text:p>-2,30278</text:p>
          </table:table-cell>
          <table:table-cell office:value-type="float" office:value="-2.37456" calcext:value-type="float">
            <text:p>-2,37456</text:p>
          </table:table-cell>
          <table:table-cell office:value-type="float" office:value="0.95625049" calcext:value-type="float">
            <text:p>0,95625049</text:p>
          </table:table-cell>
          <table:table-cell office:value-type="float" office:value="-1" calcext:value-type="float">
            <text:p>-1</text:p>
          </table:table-cell>
          <table:table-cell office:value-type="float" office:value="-3.01361721" calcext:value-type="float">
            <text:p>-3,01361721</text:p>
          </table:table-cell>
          <table:table-cell office:value-type="float" office:value="-3.00074173" calcext:value-type="float">
            <text:p>-3,0007417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39937" calcext:value-type="float">
            <text:p>1624632827,39937</text:p>
          </table:table-cell>
          <table:table-cell table:formula="of:=ROUND([.A273]-[$menor.$A$1];1)" office:value-type="float" office:value="27.1" calcext:value-type="float">
            <text:p>27,1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-2.31054" calcext:value-type="float">
            <text:p>-2,31054</text:p>
          </table:table-cell>
          <table:table-cell office:value-type="float" office:value="-2.381835" calcext:value-type="float">
            <text:p>-2,381835</text:p>
          </table:table-cell>
          <table:table-cell office:value-type="float" office:value="0.94557881" calcext:value-type="float">
            <text:p>0,94557881</text:p>
          </table:table-cell>
          <table:table-cell office:value-type="float" office:value="0" calcext:value-type="float">
            <text:p>0</text:p>
          </table:table-cell>
          <table:table-cell office:value-type="float" office:value="-3.00138361" calcext:value-type="float">
            <text:p>-3,00138361</text:p>
          </table:table-cell>
          <table:table-cell office:value-type="float" office:value="-3.01179801" calcext:value-type="float">
            <text:p>-3,0117980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49928" calcext:value-type="float">
            <text:p>1624632827,49928</text:p>
          </table:table-cell>
          <table:table-cell table:formula="of:=ROUND([.A274]-[$menor.$A$1];1)" office:value-type="float" office:value="27.2" calcext:value-type="float">
            <text:p>27,2</text:p>
          </table:table-cell>
          <table:table-cell office:value-type="float" office:value="0.098" calcext:value-type="float">
            <text:p>0,098</text:p>
          </table:table-cell>
          <table:table-cell office:value-type="float" office:value="0" calcext:value-type="float">
            <text:p>0</text:p>
          </table:table-cell>
          <table:table-cell office:value-type="float" office:value="-2.317815" calcext:value-type="float">
            <text:p>-2,317815</text:p>
          </table:table-cell>
          <table:table-cell office:value-type="float" office:value="-2.388625" calcext:value-type="float">
            <text:p>-2,388625</text:p>
          </table:table-cell>
          <table:table-cell office:value-type="float" office:value="0.93663812" calcext:value-type="float">
            <text:p>0,93663812</text:p>
          </table:table-cell>
          <table:table-cell office:value-type="float" office:value="0" calcext:value-type="float">
            <text:p>0</text:p>
          </table:table-cell>
          <table:table-cell office:value-type="float" office:value="-3.00253813" calcext:value-type="float">
            <text:p>-3,00253813</text:p>
          </table:table-cell>
          <table:table-cell office:value-type="float" office:value="-3.01304776" calcext:value-type="float">
            <text:p>-3,0130477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59853" calcext:value-type="float">
            <text:p>1624632827,59853</text:p>
          </table:table-cell>
          <table:table-cell table:formula="of:=ROUND([.A275]-[$menor.$A$1];1)" office:value-type="float" office:value="27.3" calcext:value-type="float">
            <text:p>27,3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-2.324605" calcext:value-type="float">
            <text:p>-2,324605</text:p>
          </table:table-cell>
          <table:table-cell office:value-type="float" office:value="-2.39493" calcext:value-type="float">
            <text:p>-2,39493</text:p>
          </table:table-cell>
          <table:table-cell office:value-type="float" office:value="0.92600381" calcext:value-type="float">
            <text:p>0,92600381</text:p>
          </table:table-cell>
          <table:table-cell office:value-type="float" office:value="0" calcext:value-type="float">
            <text:p>0</text:p>
          </table:table-cell>
          <table:table-cell office:value-type="float" office:value="-3.0019564" calcext:value-type="float">
            <text:p>-3,0019564</text:p>
          </table:table-cell>
          <table:table-cell office:value-type="float" office:value="-3.01267116" calcext:value-type="float">
            <text:p>-3,012671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27.69867" calcext:value-type="float">
            <text:p>1624632827,69867</text:p>
          </table:table-cell>
          <table:table-cell table:formula="of:=ROUND([.A276]-[$menor.$A$1];1)" office:value-type="float" office:value="27.4" calcext:value-type="float">
            <text:p>27,4</text:p>
          </table:table-cell>
          <table:table-cell office:value-type="float" office:value="0.0955" calcext:value-type="float">
            <text:p>0,09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3188" calcext:value-type="float">
            <text:p>-2,33188</text:p>
          </table:table-cell>
          <table:table-cell office:value-type="float" office:value="-2.40172" calcext:value-type="float">
            <text:p>-2,40172</text:p>
          </table:table-cell>
          <table:table-cell office:value-type="float" office:value="0.91605443" calcext:value-type="float">
            <text:p>0,91605443</text:p>
          </table:table-cell>
          <table:table-cell office:value-type="float" office:value="-1" calcext:value-type="float">
            <text:p>-1</text:p>
          </table:table-cell>
          <table:table-cell office:value-type="float" office:value="-3.0120667" calcext:value-type="float">
            <text:p>-3,0120667</text:p>
          </table:table-cell>
          <table:table-cell office:value-type="float" office:value="-3.00036549" calcext:value-type="float">
            <text:p>-3,0003654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79928" calcext:value-type="float">
            <text:p>1624632827,79928</text:p>
          </table:table-cell>
          <table:table-cell table:formula="of:=ROUND([.A277]-[$menor.$A$1];1)" office:value-type="float" office:value="27.5" calcext:value-type="float">
            <text:p>27,5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-2.33867" calcext:value-type="float">
            <text:p>-2,33867</text:p>
          </table:table-cell>
          <table:table-cell office:value-type="float" office:value="-2.40754" calcext:value-type="float">
            <text:p>-2,40754</text:p>
          </table:table-cell>
          <table:table-cell office:value-type="float" office:value="0.90679002" calcext:value-type="float">
            <text:p>0,90679002</text:p>
          </table:table-cell>
          <table:table-cell office:value-type="float" office:value="-1" calcext:value-type="float">
            <text:p>-1</text:p>
          </table:table-cell>
          <table:table-cell office:value-type="float" office:value="-3.01238913" calcext:value-type="float">
            <text:p>-3,01238913</text:p>
          </table:table-cell>
          <table:table-cell office:value-type="float" office:value="-3.00103249" calcext:value-type="float">
            <text:p>-3,0010324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90031" calcext:value-type="float">
            <text:p>1624632827,90031</text:p>
          </table:table-cell>
          <table:table-cell table:formula="of:=ROUND([.A278]-[$menor.$A$1];1)" office:value-type="float" office:value="27.6" calcext:value-type="float">
            <text:p>27,6</text:p>
          </table:table-cell>
          <table:table-cell office:value-type="float" office:value="0.094" calcext:value-type="float">
            <text:p>0,094</text:p>
          </table:table-cell>
          <table:table-cell office:value-type="float" office:value="0" calcext:value-type="float">
            <text:p>0</text:p>
          </table:table-cell>
          <table:table-cell office:value-type="float" office:value="-2.345945" calcext:value-type="float">
            <text:p>-2,345945</text:p>
          </table:table-cell>
          <table:table-cell office:value-type="float" office:value="-2.413845" calcext:value-type="float">
            <text:p>-2,413845</text:p>
          </table:table-cell>
          <table:table-cell office:value-type="float" office:value="0.89684075" calcext:value-type="float">
            <text:p>0,89684075</text:p>
          </table:table-cell>
          <table:table-cell office:value-type="float" office:value="-1" calcext:value-type="float">
            <text:p>-1</text:p>
          </table:table-cell>
          <table:table-cell office:value-type="float" office:value="-3.01171261" calcext:value-type="float">
            <text:p>-3,01171261</text:p>
          </table:table-cell>
          <table:table-cell office:value-type="float" office:value="-3.00027685" calcext:value-type="float">
            <text:p>-3,0002768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7.99975" calcext:value-type="float">
            <text:p>1624632827,99975</text:p>
          </table:table-cell>
          <table:table-cell table:formula="of:=ROUND([.A279]-[$menor.$A$1];1)" office:value-type="float" office:value="27.7" calcext:value-type="float">
            <text:p>27,7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-2.352735" calcext:value-type="float">
            <text:p>-2,352735</text:p>
          </table:table-cell>
          <table:table-cell office:value-type="float" office:value="-2.420635" calcext:value-type="float">
            <text:p>-2,420635</text:p>
          </table:table-cell>
          <table:table-cell office:value-type="float" office:value="0.88789988" calcext:value-type="float">
            <text:p>0,88789988</text:p>
          </table:table-cell>
          <table:table-cell office:value-type="float" office:value="-1" calcext:value-type="float">
            <text:p>-1</text:p>
          </table:table-cell>
          <table:table-cell office:value-type="float" office:value="-3.00500285" calcext:value-type="float">
            <text:p>-3,00500285</text:p>
          </table:table-cell>
          <table:table-cell office:value-type="float" office:value="-2.99436768" calcext:value-type="float">
            <text:p>-2,9943676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10007" calcext:value-type="float">
            <text:p>1624632828,10007</text:p>
          </table:table-cell>
          <table:table-cell table:formula="of:=ROUND([.A280]-[$menor.$A$1];1)" office:value-type="float" office:value="27.8" calcext:value-type="float">
            <text:p>27,8</text:p>
          </table:table-cell>
          <table:table-cell office:value-type="float" office:value="0.0915" calcext:value-type="float">
            <text:p>0,09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59525" calcext:value-type="float">
            <text:p>-2,359525</text:p>
          </table:table-cell>
          <table:table-cell office:value-type="float" office:value="-2.42694" calcext:value-type="float">
            <text:p>-2,42694</text:p>
          </table:table-cell>
          <table:table-cell office:value-type="float" office:value="0.88789988" calcext:value-type="float">
            <text:p>0,88789988</text:p>
          </table:table-cell>
          <table:table-cell office:value-type="float" office:value="-1" calcext:value-type="float">
            <text:p>-1</text:p>
          </table:table-cell>
          <table:table-cell office:value-type="float" office:value="-3.01906785" calcext:value-type="float">
            <text:p>-3,01906785</text:p>
          </table:table-cell>
          <table:table-cell office:value-type="float" office:value="-3.00746268" calcext:value-type="float">
            <text:p>-3,0074626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19998" calcext:value-type="float">
            <text:p>1624632828,19998</text:p>
          </table:table-cell>
          <table:table-cell table:formula="of:=ROUND([.A281]-[$menor.$A$1];1)" office:value-type="float" office:value="27.9" calcext:value-type="float">
            <text:p>27,9</text:p>
          </table:table-cell>
          <table:table-cell office:value-type="float" office:value="0.0905" calcext:value-type="float">
            <text:p>0,09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668" calcext:value-type="float">
            <text:p>-2,3668</text:p>
          </table:table-cell>
          <table:table-cell office:value-type="float" office:value="-2.43276" calcext:value-type="float">
            <text:p>-2,43276</text:p>
          </table:table-cell>
          <table:table-cell office:value-type="float" office:value="0.86868626" calcext:value-type="float">
            <text:p>0,86868626</text:p>
          </table:table-cell>
          <table:table-cell office:value-type="float" office:value="-1" calcext:value-type="float">
            <text:p>-1</text:p>
          </table:table-cell>
          <table:table-cell office:value-type="float" office:value="-3.00464881" calcext:value-type="float">
            <text:p>-3,00464881</text:p>
          </table:table-cell>
          <table:table-cell office:value-type="float" office:value="-2.99476408" calcext:value-type="float">
            <text:p>-2,9947640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29993" calcext:value-type="float">
            <text:p>1624632828,29993</text:p>
          </table:table-cell>
          <table:table-cell table:formula="of:=ROUND([.A282]-[$menor.$A$1];1)" office:value-type="float" office:value="28" calcext:value-type="float">
            <text:p>28</text:p>
          </table:table-cell>
          <table:table-cell office:value-type="float" office:value="0.0895" calcext:value-type="float">
            <text:p>0,08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7359" calcext:value-type="float">
            <text:p>-2,37359</text:p>
          </table:table-cell>
          <table:table-cell office:value-type="float" office:value="-2.43858" calcext:value-type="float">
            <text:p>-2,43858</text:p>
          </table:table-cell>
          <table:table-cell office:value-type="float" office:value="0.86868626" calcext:value-type="float">
            <text:p>0,86868626</text:p>
          </table:table-cell>
          <table:table-cell office:value-type="float" office:value="-1" calcext:value-type="float">
            <text:p>-1</text:p>
          </table:table-cell>
          <table:table-cell office:value-type="float" office:value="-3.01871381" calcext:value-type="float">
            <text:p>-3,01871381</text:p>
          </table:table-cell>
          <table:table-cell office:value-type="float" office:value="-3.00688908" calcext:value-type="float">
            <text:p>-3,0068890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40025" calcext:value-type="float">
            <text:p>1624632828,40025</text:p>
          </table:table-cell>
          <table:table-cell table:formula="of:=ROUND([.A283]-[$menor.$A$1];1)" office:value-type="float" office:value="28.1" calcext:value-type="float">
            <text:p>28,1</text:p>
          </table:table-cell>
          <table:table-cell office:value-type="float" office:value="0.0885" calcext:value-type="float">
            <text:p>0,08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79895" calcext:value-type="float">
            <text:p>-2,379895</text:p>
          </table:table-cell>
          <table:table-cell office:value-type="float" office:value="-2.444885" calcext:value-type="float">
            <text:p>-2,444885</text:p>
          </table:table-cell>
          <table:table-cell office:value-type="float" office:value="0.85942191" calcext:value-type="float">
            <text:p>0,85942191</text:p>
          </table:table-cell>
          <table:table-cell office:value-type="float" office:value="-1" calcext:value-type="float">
            <text:p>-1</text:p>
          </table:table-cell>
          <table:table-cell office:value-type="float" office:value="-3.01855129" calcext:value-type="float">
            <text:p>-3,01855129</text:p>
          </table:table-cell>
          <table:table-cell office:value-type="float" office:value="-3.00658612" calcext:value-type="float">
            <text:p>-3,0065861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50057" calcext:value-type="float">
            <text:p>1624632828,50057</text:p>
          </table:table-cell>
          <table:table-cell table:formula="of:=ROUND([.A284]-[$menor.$A$1];1)" office:value-type="float" office:value="28.2" calcext:value-type="float">
            <text:p>28,2</text:p>
          </table:table-cell>
          <table:table-cell office:value-type="float" office:value="0.0885" calcext:value-type="float">
            <text:p>0,08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86685" calcext:value-type="float">
            <text:p>-2,386685</text:p>
          </table:table-cell>
          <table:table-cell office:value-type="float" office:value="-2.450705" calcext:value-type="float">
            <text:p>-2,450705</text:p>
          </table:table-cell>
          <table:table-cell office:value-type="float" office:value="0.85011965" calcext:value-type="float">
            <text:p>0,85011965</text:p>
          </table:table-cell>
          <table:table-cell office:value-type="float" office:value="-1" calcext:value-type="float">
            <text:p>-1</text:p>
          </table:table-cell>
          <table:table-cell office:value-type="float" office:value="-3.01157032" calcext:value-type="float">
            <text:p>-3,01157032</text:p>
          </table:table-cell>
          <table:table-cell office:value-type="float" office:value="-3.00043811" calcext:value-type="float">
            <text:p>-3,0004381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60122" calcext:value-type="float">
            <text:p>1624632828,60122</text:p>
          </table:table-cell>
          <table:table-cell table:formula="of:=ROUND([.A285]-[$menor.$A$1];1)" office:value-type="float" office:value="28.3" calcext:value-type="float">
            <text:p>28,3</text:p>
          </table:table-cell>
          <table:table-cell office:value-type="float" office:value="0.0865" calcext:value-type="float">
            <text:p>0,08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9299" calcext:value-type="float">
            <text:p>-2,39299</text:p>
          </table:table-cell>
          <table:table-cell office:value-type="float" office:value="-2.455555" calcext:value-type="float">
            <text:p>-2,455555</text:p>
          </table:table-cell>
          <table:table-cell office:value-type="float" office:value="0.84117889" calcext:value-type="float">
            <text:p>0,84117889</text:p>
          </table:table-cell>
          <table:table-cell office:value-type="float" office:value="-1" calcext:value-type="float">
            <text:p>-1</text:p>
          </table:table-cell>
          <table:table-cell office:value-type="float" office:value="-3.01116564" calcext:value-type="float">
            <text:p>-3,01116564</text:p>
          </table:table-cell>
          <table:table-cell office:value-type="float" office:value="-3.00083401" calcext:value-type="float">
            <text:p>-3,0008340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28.70139" calcext:value-type="float">
            <text:p>1624632828,70139</text:p>
          </table:table-cell>
          <table:table-cell table:formula="of:=ROUND([.A286]-[$menor.$A$1];1)" office:value-type="float" office:value="28.4" calcext:value-type="float">
            <text:p>28,4</text:p>
          </table:table-cell>
          <table:table-cell office:value-type="float" office:value="0.0865" calcext:value-type="float">
            <text:p>0,08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39978" calcext:value-type="float">
            <text:p>-2,39978</text:p>
          </table:table-cell>
          <table:table-cell office:value-type="float" office:value="-2.46186" calcext:value-type="float">
            <text:p>-2,46186</text:p>
          </table:table-cell>
          <table:table-cell office:value-type="float" office:value="0.83227575" calcext:value-type="float">
            <text:p>0,83227575</text:p>
          </table:table-cell>
          <table:table-cell office:value-type="float" office:value="-1" calcext:value-type="float">
            <text:p>-1</text:p>
          </table:table-cell>
          <table:table-cell office:value-type="float" office:value="-3.02044289" calcext:value-type="float">
            <text:p>-3,02044289</text:p>
          </table:table-cell>
          <table:table-cell office:value-type="float" office:value="-2.99018054" calcext:value-type="float">
            <text:p>-2,99018054</text:p>
          </table:table-cell>
          <table:table-cell office:value-type="float" office:value="-139.59447994" calcext:value-type="float">
            <text:p>-139,59447994</text:p>
          </table:table-cell>
        </table:table-row>
        <table:table-row table:style-name="ro1">
          <table:table-cell office:value-type="float" office:value="1624632828.80155" calcext:value-type="float">
            <text:p>1624632828,80155</text:p>
          </table:table-cell>
          <table:table-cell table:formula="of:=ROUND([.A287]-[$menor.$A$1];1)" office:value-type="float" office:value="28.5" calcext:value-type="float">
            <text:p>28,5</text:p>
          </table:table-cell>
          <table:table-cell office:value-type="float" office:value="0.0855" calcext:value-type="float">
            <text:p>0,08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4056" calcext:value-type="float">
            <text:p>-2,4056</text:p>
          </table:table-cell>
          <table:table-cell office:value-type="float" office:value="-2.46768" calcext:value-type="float">
            <text:p>-2,46768</text:p>
          </table:table-cell>
          <table:table-cell office:value-type="float" office:value="0.82333487" calcext:value-type="float">
            <text:p>0,82333487</text:p>
          </table:table-cell>
          <table:table-cell office:value-type="float" office:value="0" calcext:value-type="float">
            <text:p>0</text:p>
          </table:table-cell>
          <table:table-cell office:value-type="float" office:value="-3.01053014" calcext:value-type="float">
            <text:p>-3,01053014</text:p>
          </table:table-cell>
          <table:table-cell office:value-type="float" office:value="-3.00009562" calcext:value-type="float">
            <text:p>-3,0000956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8.90171" calcext:value-type="float">
            <text:p>1624632828,90171</text:p>
          </table:table-cell>
          <table:table-cell table:formula="of:=ROUND([.A288]-[$menor.$A$1];1)" office:value-type="float" office:value="28.6" calcext:value-type="float">
            <text:p>28,6</text:p>
          </table:table-cell>
          <table:table-cell office:value-type="float" office:value="0.0845" calcext:value-type="float">
            <text:p>0,08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412875" calcext:value-type="float">
            <text:p>-2,412875</text:p>
          </table:table-cell>
          <table:table-cell office:value-type="float" office:value="-2.47253" calcext:value-type="float">
            <text:p>-2,47253</text:p>
          </table:table-cell>
          <table:table-cell office:value-type="float" office:value="0.81540269" calcext:value-type="float">
            <text:p>0,81540269</text:p>
          </table:table-cell>
          <table:table-cell office:value-type="float" office:value="0" calcext:value-type="float">
            <text:p>0</text:p>
          </table:table-cell>
          <table:table-cell office:value-type="float" office:value="-3.01137063" calcext:value-type="float">
            <text:p>-3,01137063</text:p>
          </table:table-cell>
          <table:table-cell office:value-type="float" office:value="-3.0011544" calcext:value-type="float">
            <text:p>-3,0011544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00193" calcext:value-type="float">
            <text:p>1624632829,00193</text:p>
          </table:table-cell>
          <table:table-cell table:formula="of:=ROUND([.A289]-[$menor.$A$1];1)" office:value-type="float" office:value="28.7" calcext:value-type="float">
            <text:p>28,7</text:p>
          </table:table-cell>
          <table:table-cell office:value-type="float" office:value="0.0835" calcext:value-type="float">
            <text:p>0,08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418695" calcext:value-type="float">
            <text:p>-2,418695</text:p>
          </table:table-cell>
          <table:table-cell office:value-type="float" office:value="-2.478835" calcext:value-type="float">
            <text:p>-2,478835</text:p>
          </table:table-cell>
          <table:table-cell office:value-type="float" office:value="0.80613816" calcext:value-type="float">
            <text:p>0,80613816</text:p>
          </table:table-cell>
          <table:table-cell office:value-type="float" office:value="0" calcext:value-type="float">
            <text:p>0</text:p>
          </table:table-cell>
          <table:table-cell office:value-type="float" office:value="-3.01024179" calcext:value-type="float">
            <text:p>-3,01024179</text:p>
          </table:table-cell>
          <table:table-cell office:value-type="float" office:value="-3.00084698" calcext:value-type="float">
            <text:p>-3,0008469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10221" calcext:value-type="float">
            <text:p>1624632829,10221</text:p>
          </table:table-cell>
          <table:table-cell table:formula="of:=ROUND([.A290]-[$menor.$A$1];1)" office:value-type="float" office:value="28.8" calcext:value-type="float">
            <text:p>28,8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424515" calcext:value-type="float">
            <text:p>-2,424515</text:p>
          </table:table-cell>
          <table:table-cell office:value-type="float" office:value="-2.483685" calcext:value-type="float">
            <text:p>-2,483685</text:p>
          </table:table-cell>
          <table:table-cell office:value-type="float" office:value="0.79791975" calcext:value-type="float">
            <text:p>0,79791975</text:p>
          </table:table-cell>
          <table:table-cell office:value-type="float" office:value="0" calcext:value-type="float">
            <text:p>0</text:p>
          </table:table-cell>
          <table:table-cell office:value-type="float" office:value="-3.0113526" calcext:value-type="float">
            <text:p>-3,0113526</text:p>
          </table:table-cell>
          <table:table-cell office:value-type="float" office:value="-3.00026146" calcext:value-type="float">
            <text:p>-3,00026146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20249" calcext:value-type="float">
            <text:p>1624632829,20249</text:p>
          </table:table-cell>
          <table:table-cell table:formula="of:=ROUND([.A291]-[$menor.$A$1];1)" office:value-type="float" office:value="28.9" calcext:value-type="float">
            <text:p>28,9</text:p>
          </table:table-cell>
          <table:table-cell office:value-type="float" office:value="0.082" calcext:value-type="float">
            <text:p>0,082</text:p>
          </table:table-cell>
          <table:table-cell office:value-type="float" office:value="0" calcext:value-type="float">
            <text:p>0</text:p>
          </table:table-cell>
          <table:table-cell office:value-type="float" office:value="-2.43179" calcext:value-type="float">
            <text:p>-2,43179</text:p>
          </table:table-cell>
          <table:table-cell office:value-type="float" office:value="-2.48999" calcext:value-type="float">
            <text:p>-2,48999</text:p>
          </table:table-cell>
          <table:table-cell office:value-type="float" office:value="0.78926569" calcext:value-type="float">
            <text:p>0,78926569</text:p>
          </table:table-cell>
          <table:table-cell office:value-type="float" office:value="1" calcext:value-type="float">
            <text:p>1</text:p>
          </table:table-cell>
          <table:table-cell office:value-type="float" office:value="-3.00148119" calcext:value-type="float">
            <text:p>-3,00148119</text:p>
          </table:table-cell>
          <table:table-cell office:value-type="float" office:value="-3.01109489" calcext:value-type="float">
            <text:p>-3,0110948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30176" calcext:value-type="float">
            <text:p>1624632829,30176</text:p>
          </table:table-cell>
          <table:table-cell table:formula="of:=ROUND([.A292]-[$menor.$A$1];1)" office:value-type="float" office:value="29" calcext:value-type="float">
            <text:p>29</text:p>
          </table:table-cell>
          <table:table-cell office:value-type="float" office:value="0.082" calcext:value-type="float">
            <text:p>0,082</text:p>
          </table:table-cell>
          <table:table-cell office:value-type="float" office:value="0" calcext:value-type="float">
            <text:p>0</text:p>
          </table:table-cell>
          <table:table-cell office:value-type="float" office:value="-2.43761" calcext:value-type="float">
            <text:p>-2,43761</text:p>
          </table:table-cell>
          <table:table-cell office:value-type="float" office:value="-2.49484" calcext:value-type="float">
            <text:p>-2,49484</text:p>
          </table:table-cell>
          <table:table-cell office:value-type="float" office:value="0.78072304" calcext:value-type="float">
            <text:p>0,78072304</text:p>
          </table:table-cell>
          <table:table-cell office:value-type="float" office:value="0" calcext:value-type="float">
            <text:p>0</text:p>
          </table:table-cell>
          <table:table-cell office:value-type="float" office:value="-3.01009425" calcext:value-type="float">
            <text:p>-3,01009425</text:p>
          </table:table-cell>
          <table:table-cell office:value-type="float" office:value="-3.00004283" calcext:value-type="float">
            <text:p>-3,00004283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40183" calcext:value-type="float">
            <text:p>1624632829,40183</text:p>
          </table:table-cell>
          <table:table-cell table:formula="of:=ROUND([.A293]-[$menor.$A$1];1)" office:value-type="float" office:value="29.1" calcext:value-type="float">
            <text:p>29,1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-2.443915" calcext:value-type="float">
            <text:p>-2,443915</text:p>
          </table:table-cell>
          <table:table-cell office:value-type="float" office:value="-2.49969" calcext:value-type="float">
            <text:p>-2,49969</text:p>
          </table:table-cell>
          <table:table-cell office:value-type="float" office:value="0.77315211" calcext:value-type="float">
            <text:p>0,77315211</text:p>
          </table:table-cell>
          <table:table-cell office:value-type="float" office:value="0" calcext:value-type="float">
            <text:p>0</text:p>
          </table:table-cell>
          <table:table-cell office:value-type="float" office:value="-3.0116907" calcext:value-type="float">
            <text:p>-3,0116907</text:p>
          </table:table-cell>
          <table:table-cell office:value-type="float" office:value="-3.00134054" calcext:value-type="float">
            <text:p>-3,00134054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29.50208" calcext:value-type="float">
            <text:p>1624632829,50208</text:p>
          </table:table-cell>
          <table:table-cell table:formula="of:=ROUND([.A294]-[$menor.$A$1];1)" office:value-type="float" office:value="29.2" calcext:value-type="float">
            <text:p>29,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-2.449735" calcext:value-type="float">
            <text:p>-2,449735</text:p>
          </table:table-cell>
          <table:table-cell office:value-type="float" office:value="-2.50454" calcext:value-type="float">
            <text:p>-2,50454</text:p>
          </table:table-cell>
          <table:table-cell office:value-type="float" office:value="0.76352656" calcext:value-type="float">
            <text:p>0,76352656</text:p>
          </table:table-cell>
          <table:table-cell office:value-type="float" office:value="1" calcext:value-type="float">
            <text:p>1</text:p>
          </table:table-cell>
          <table:table-cell office:value-type="float" office:value="-3.00139066" calcext:value-type="float">
            <text:p>-3,00139066</text:p>
          </table:table-cell>
          <table:table-cell office:value-type="float" office:value="-3.0097421" calcext:value-type="float">
            <text:p>-3,0097421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60239" calcext:value-type="float">
            <text:p>1624632829,60239</text:p>
          </table:table-cell>
          <table:table-cell table:formula="of:=ROUND([.A295]-[$menor.$A$1];1)" office:value-type="float" office:value="29.3" calcext:value-type="float">
            <text:p>29,3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55555" calcext:value-type="float">
            <text:p>-2,455555</text:p>
          </table:table-cell>
          <table:table-cell office:value-type="float" office:value="-2.510845" calcext:value-type="float">
            <text:p>-2,510845</text:p>
          </table:table-cell>
          <table:table-cell office:value-type="float" office:value="0.75595576" calcext:value-type="float">
            <text:p>0,75595576</text:p>
          </table:table-cell>
          <table:table-cell office:value-type="float" office:value="1" calcext:value-type="float">
            <text:p>1</text:p>
          </table:table-cell>
          <table:table-cell office:value-type="float" office:value="-3.00210545" calcext:value-type="float">
            <text:p>-3,00210545</text:p>
          </table:table-cell>
          <table:table-cell office:value-type="float" office:value="-3.00948655" calcext:value-type="float">
            <text:p>-3,0094865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70167" calcext:value-type="float">
            <text:p>1624632829,70167</text:p>
          </table:table-cell>
          <table:table-cell table:formula="of:=ROUND([.A296]-[$menor.$A$1];1)" office:value-type="float" office:value="29.4" calcext:value-type="float">
            <text:p>29,4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-2.46186" calcext:value-type="float">
            <text:p>-2,46186</text:p>
          </table:table-cell>
          <table:table-cell office:value-type="float" office:value="-2.515695" calcext:value-type="float">
            <text:p>-2,515695</text:p>
          </table:table-cell>
          <table:table-cell office:value-type="float" office:value="0.74802446" calcext:value-type="float">
            <text:p>0,74802446</text:p>
          </table:table-cell>
          <table:table-cell office:value-type="float" office:value="1" calcext:value-type="float">
            <text:p>1</text:p>
          </table:table-cell>
          <table:table-cell office:value-type="float" office:value="-3.00206906" calcext:value-type="float">
            <text:p>-3,00206906</text:p>
          </table:table-cell>
          <table:table-cell office:value-type="float" office:value="-3.0089879" calcext:value-type="float">
            <text:p>-3,008987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80173" calcext:value-type="float">
            <text:p>1624632829,80173</text:p>
          </table:table-cell>
          <table:table-cell table:formula="of:=ROUND([.A297]-[$menor.$A$1];1)" office:value-type="float" office:value="29.5" calcext:value-type="float">
            <text:p>29,5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-2.46671" calcext:value-type="float">
            <text:p>-2,46671</text:p>
          </table:table-cell>
          <table:table-cell office:value-type="float" office:value="-2.520545" calcext:value-type="float">
            <text:p>-2,520545</text:p>
          </table:table-cell>
          <table:table-cell office:value-type="float" office:value="0.74045402" calcext:value-type="float">
            <text:p>0,74045402</text:p>
          </table:table-cell>
          <table:table-cell office:value-type="float" office:value="1" calcext:value-type="float">
            <text:p>1</text:p>
          </table:table-cell>
          <table:table-cell office:value-type="float" office:value="-3.00229912" calcext:value-type="float">
            <text:p>-3,00229912</text:p>
          </table:table-cell>
          <table:table-cell office:value-type="float" office:value="-3.01018759" calcext:value-type="float">
            <text:p>-3,0101875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29.90179" calcext:value-type="float">
            <text:p>1624632829,90179</text:p>
          </table:table-cell>
          <table:table-cell table:formula="of:=ROUND([.A298]-[$menor.$A$1];1)" office:value-type="float" office:value="29.6" calcext:value-type="float">
            <text:p>29,6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7253" calcext:value-type="float">
            <text:p>-2,47253</text:p>
          </table:table-cell>
          <table:table-cell office:value-type="float" office:value="-2.52588" calcext:value-type="float">
            <text:p>-2,52588</text:p>
          </table:table-cell>
          <table:table-cell office:value-type="float" office:value="0.73191047" calcext:value-type="float">
            <text:p>0,73191047</text:p>
          </table:table-cell>
          <table:table-cell office:value-type="float" office:value="1" calcext:value-type="float">
            <text:p>1</text:p>
          </table:table-cell>
          <table:table-cell office:value-type="float" office:value="-3.00229564" calcext:value-type="float">
            <text:p>-3,00229564</text:p>
          </table:table-cell>
          <table:table-cell office:value-type="float" office:value="-3.00927605" calcext:value-type="float">
            <text:p>-3,0092760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0021" calcext:value-type="float">
            <text:p>1624632830,0021</text:p>
          </table:table-cell>
          <table:table-cell table:formula="of:=ROUND([.A299]-[$menor.$A$1];1)" office:value-type="float" office:value="29.7" calcext:value-type="float">
            <text:p>29,7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78835" calcext:value-type="float">
            <text:p>-2,478835</text:p>
          </table:table-cell>
          <table:table-cell office:value-type="float" office:value="-2.53073" calcext:value-type="float">
            <text:p>-2,53073</text:p>
          </table:table-cell>
          <table:table-cell office:value-type="float" office:value="0.72397929" calcext:value-type="float">
            <text:p>0,72397929</text:p>
          </table:table-cell>
          <table:table-cell office:value-type="float" office:value="1" calcext:value-type="float">
            <text:p>1</text:p>
          </table:table-cell>
          <table:table-cell office:value-type="float" office:value="-3.00128934" calcext:value-type="float">
            <text:p>-3,00128934</text:p>
          </table:table-cell>
          <table:table-cell office:value-type="float" office:value="-3.00877747" calcext:value-type="float">
            <text:p>-3,0087774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10238" calcext:value-type="float">
            <text:p>1624632830,10238</text:p>
          </table:table-cell>
          <table:table-cell table:formula="of:=ROUND([.A300]-[$menor.$A$1];1)" office:value-type="float" office:value="29.8" calcext:value-type="float">
            <text:p>29,8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84655" calcext:value-type="float">
            <text:p>-2,484655</text:p>
          </table:table-cell>
          <table:table-cell office:value-type="float" office:value="-2.53558" calcext:value-type="float">
            <text:p>-2,53558</text:p>
          </table:table-cell>
          <table:table-cell office:value-type="float" office:value="0.71712995" calcext:value-type="float">
            <text:p>0,71712995</text:p>
          </table:table-cell>
          <table:table-cell office:value-type="float" office:value="1" calcext:value-type="float">
            <text:p>1</text:p>
          </table:table-cell>
          <table:table-cell office:value-type="float" office:value="-3.00205185" calcext:value-type="float">
            <text:p>-3,00205185</text:p>
          </table:table-cell>
          <table:table-cell office:value-type="float" office:value="-3.00949345" calcext:value-type="float">
            <text:p>-3,0094934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20245" calcext:value-type="float">
            <text:p>1624632830,20245</text:p>
          </table:table-cell>
          <table:table-cell table:formula="of:=ROUND([.A301]-[$menor.$A$1];1)" office:value-type="float" office:value="29.9" calcext:value-type="float">
            <text:p>29,9</text:p>
          </table:table-cell>
          <table:table-cell office:value-type="float" office:value="0.0735" calcext:value-type="float">
            <text:p>0,07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8999" calcext:value-type="float">
            <text:p>-2,48999</text:p>
          </table:table-cell>
          <table:table-cell office:value-type="float" office:value="-2.540915" calcext:value-type="float">
            <text:p>-2,540915</text:p>
          </table:table-cell>
          <table:table-cell office:value-type="float" office:value="0.70923507" calcext:value-type="float">
            <text:p>0,70923507</text:p>
          </table:table-cell>
          <table:table-cell office:value-type="float" office:value="1" calcext:value-type="float">
            <text:p>1</text:p>
          </table:table-cell>
          <table:table-cell office:value-type="float" office:value="-3.00252735" calcext:value-type="float">
            <text:p>-3,00252735</text:p>
          </table:table-cell>
          <table:table-cell office:value-type="float" office:value="-3.00901936" calcext:value-type="float">
            <text:p>-3,00901936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30172" calcext:value-type="float">
            <text:p>1624632830,30172</text:p>
          </table:table-cell>
          <table:table-cell table:formula="of:=ROUND([.A302]-[$menor.$A$1];1)" office:value-type="float" office:value="30" calcext:value-type="float">
            <text:p>30</text:p>
          </table:table-cell>
          <table:table-cell office:value-type="float" office:value="0.0725" calcext:value-type="float">
            <text:p>0,07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49581" calcext:value-type="float">
            <text:p>-2,49581</text:p>
          </table:table-cell>
          <table:table-cell office:value-type="float" office:value="-2.544795" calcext:value-type="float">
            <text:p>-2,544795</text:p>
          </table:table-cell>
          <table:table-cell office:value-type="float" office:value="0.70130402" calcext:value-type="float">
            <text:p>0,70130402</text:p>
          </table:table-cell>
          <table:table-cell office:value-type="float" office:value="1" calcext:value-type="float">
            <text:p>1</text:p>
          </table:table-cell>
          <table:table-cell office:value-type="float" office:value="-3.00249114" calcext:value-type="float">
            <text:p>-3,00249114</text:p>
          </table:table-cell>
          <table:table-cell office:value-type="float" office:value="-3.00852087" calcext:value-type="float">
            <text:p>-3,0085208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40204" calcext:value-type="float">
            <text:p>1624632830,40204</text:p>
          </table:table-cell>
          <table:table-cell table:formula="of:=ROUND([.A303]-[$menor.$A$1];1)" office:value-type="float" office:value="30.1" calcext:value-type="float">
            <text:p>30,1</text:p>
          </table:table-cell>
          <table:table-cell office:value-type="float" office:value="0.0715" calcext:value-type="float">
            <text:p>0,07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0066" calcext:value-type="float">
            <text:p>-2,50066</text:p>
          </table:table-cell>
          <table:table-cell office:value-type="float" office:value="-2.549645" calcext:value-type="float">
            <text:p>-2,549645</text:p>
          </table:table-cell>
          <table:table-cell office:value-type="float" office:value="0.69373369" calcext:value-type="float">
            <text:p>0,69373369</text:p>
          </table:table-cell>
          <table:table-cell office:value-type="float" office:value="1" calcext:value-type="float">
            <text:p>1</text:p>
          </table:table-cell>
          <table:table-cell office:value-type="float" office:value="-3.00223628" calcext:value-type="float">
            <text:p>-3,00223628</text:p>
          </table:table-cell>
          <table:table-cell office:value-type="float" office:value="-3.00875064" calcext:value-type="float">
            <text:p>-3,00875064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50243" calcext:value-type="float">
            <text:p>1624632830,50243</text:p>
          </table:table-cell>
          <table:table-cell table:formula="of:=ROUND([.A304]-[$menor.$A$1];1)" office:value-type="float" office:value="30.2" calcext:value-type="float">
            <text:p>30,2</text:p>
          </table:table-cell>
          <table:table-cell office:value-type="float" office:value="0.0715" calcext:value-type="float">
            <text:p>0,07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05995" calcext:value-type="float">
            <text:p>-2,505995</text:p>
          </table:table-cell>
          <table:table-cell office:value-type="float" office:value="-2.55498" calcext:value-type="float">
            <text:p>-2,55498</text:p>
          </table:table-cell>
          <table:table-cell office:value-type="float" office:value="0.68619913" calcext:value-type="float">
            <text:p>0,68619913</text:p>
          </table:table-cell>
          <table:table-cell office:value-type="float" office:value="1" calcext:value-type="float">
            <text:p>1</text:p>
          </table:table-cell>
          <table:table-cell office:value-type="float" office:value="-3.00249283" calcext:value-type="float">
            <text:p>-3,00249283</text:p>
          </table:table-cell>
          <table:table-cell office:value-type="float" office:value="-3.00754953" calcext:value-type="float">
            <text:p>-3,0075495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0.60171" calcext:value-type="float">
            <text:p>1624632830,60171</text:p>
          </table:table-cell>
          <table:table-cell table:formula="of:=ROUND([.A305]-[$menor.$A$1];1)" office:value-type="float" office:value="30.3" calcext:value-type="float">
            <text:p>30,3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11815" calcext:value-type="float">
            <text:p>-2,511815</text:p>
          </table:table-cell>
          <table:table-cell office:value-type="float" office:value="-2.55983" calcext:value-type="float">
            <text:p>-2,55983</text:p>
          </table:table-cell>
          <table:table-cell office:value-type="float" office:value="0.67927837" calcext:value-type="float">
            <text:p>0,67927837</text:p>
          </table:table-cell>
          <table:table-cell office:value-type="float" office:value="1" calcext:value-type="float">
            <text:p>1</text:p>
          </table:table-cell>
          <table:table-cell office:value-type="float" office:value="-2.99445233" calcext:value-type="float">
            <text:p>-2,99445233</text:p>
          </table:table-cell>
          <table:table-cell office:value-type="float" office:value="-3.01610855" calcext:value-type="float">
            <text:p>-3,0161085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30.70174" calcext:value-type="float">
            <text:p>1624632830,70174</text:p>
          </table:table-cell>
          <table:table-cell table:formula="of:=ROUND([.A306]-[$menor.$A$1];1)" office:value-type="float" office:value="30.4" calcext:value-type="float">
            <text:p>30,4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16665" calcext:value-type="float">
            <text:p>-2,516665</text:p>
          </table:table-cell>
          <table:table-cell office:value-type="float" office:value="-2.56371" calcext:value-type="float">
            <text:p>-2,56371</text:p>
          </table:table-cell>
          <table:table-cell office:value-type="float" office:value="0.67242849" calcext:value-type="float">
            <text:p>0,67242849</text:p>
          </table:table-cell>
          <table:table-cell office:value-type="float" office:value="0" calcext:value-type="float">
            <text:p>0</text:p>
          </table:table-cell>
          <table:table-cell office:value-type="float" office:value="-3.00279227" calcext:value-type="float">
            <text:p>-3,00279227</text:p>
          </table:table-cell>
          <table:table-cell office:value-type="float" office:value="-3.00813841" calcext:value-type="float">
            <text:p>-3,008138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0.80167" calcext:value-type="float">
            <text:p>1624632830,80167</text:p>
          </table:table-cell>
          <table:table-cell table:formula="of:=ROUND([.A307]-[$menor.$A$1];1)" office:value-type="float" office:value="30.5" calcext:value-type="float">
            <text:p>30,5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21515" calcext:value-type="float">
            <text:p>-2,521515</text:p>
          </table:table-cell>
          <table:table-cell office:value-type="float" office:value="-2.56856" calcext:value-type="float">
            <text:p>-2,56856</text:p>
          </table:table-cell>
          <table:table-cell office:value-type="float" office:value="0.66489381" calcext:value-type="float">
            <text:p>0,66489381</text:p>
          </table:table-cell>
          <table:table-cell office:value-type="float" office:value="0" calcext:value-type="float">
            <text:p>0</text:p>
          </table:table-cell>
          <table:table-cell office:value-type="float" office:value="-3.00304557" calcext:value-type="float">
            <text:p>-3,00304557</text:p>
          </table:table-cell>
          <table:table-cell office:value-type="float" office:value="-3.00791069" calcext:value-type="float">
            <text:p>-3,007910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0.90219" calcext:value-type="float">
            <text:p>1624632830,90219</text:p>
          </table:table-cell>
          <table:table-cell table:formula="of:=ROUND([.A308]-[$menor.$A$1];1)" office:value-type="float" office:value="30.6" calcext:value-type="float">
            <text:p>30,6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2685" calcext:value-type="float">
            <text:p>-2,52685</text:p>
          </table:table-cell>
          <table:table-cell office:value-type="float" office:value="-2.573895" calcext:value-type="float">
            <text:p>-2,573895</text:p>
          </table:table-cell>
          <table:table-cell office:value-type="float" office:value="0.65732354" calcext:value-type="float">
            <text:p>0,65732354</text:p>
          </table:table-cell>
          <table:table-cell office:value-type="float" office:value="0" calcext:value-type="float">
            <text:p>0</text:p>
          </table:table-cell>
          <table:table-cell office:value-type="float" office:value="-3.00230257" calcext:value-type="float">
            <text:p>-3,00230257</text:p>
          </table:table-cell>
          <table:table-cell office:value-type="float" office:value="-3.00668899" calcext:value-type="float">
            <text:p>-3,00668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0017" calcext:value-type="float">
            <text:p>1624632831,0017</text:p>
          </table:table-cell>
          <table:table-cell table:formula="of:=ROUND([.A309]-[$menor.$A$1];1)" office:value-type="float" office:value="30.7" calcext:value-type="float">
            <text:p>30,7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5317" calcext:value-type="float">
            <text:p>-2,5317</text:p>
          </table:table-cell>
          <table:table-cell office:value-type="float" office:value="-2.577775" calcext:value-type="float">
            <text:p>-2,577775</text:p>
          </table:table-cell>
          <table:table-cell office:value-type="float" office:value="0.6511234" calcext:value-type="float">
            <text:p>0,6511234</text:p>
          </table:table-cell>
          <table:table-cell office:value-type="float" office:value="0" calcext:value-type="float">
            <text:p>0</text:p>
          </table:table-cell>
          <table:table-cell office:value-type="float" office:value="-3.00257185" calcext:value-type="float">
            <text:p>-3,00257185</text:p>
          </table:table-cell>
          <table:table-cell office:value-type="float" office:value="-3.00736063" calcext:value-type="float">
            <text:p>-3,00736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10196" calcext:value-type="float">
            <text:p>1624632831,10196</text:p>
          </table:table-cell>
          <table:table-cell table:formula="of:=ROUND([.A310]-[$menor.$A$1];1)" office:value-type="float" office:value="30.8" calcext:value-type="float">
            <text:p>30,8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-2.53655" calcext:value-type="float">
            <text:p>-2,53655</text:p>
          </table:table-cell>
          <table:table-cell office:value-type="float" office:value="-2.582625" calcext:value-type="float">
            <text:p>-2,582625</text:p>
          </table:table-cell>
          <table:table-cell office:value-type="float" office:value="0.64427352" calcext:value-type="float">
            <text:p>0,64427352</text:p>
          </table:table-cell>
          <table:table-cell office:value-type="float" office:value="0" calcext:value-type="float">
            <text:p>0</text:p>
          </table:table-cell>
          <table:table-cell office:value-type="float" office:value="-3.00284608" calcext:value-type="float">
            <text:p>-3,00284608</text:p>
          </table:table-cell>
          <table:table-cell office:value-type="float" office:value="-3.00807941" calcext:value-type="float">
            <text:p>-3,008079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2023" calcext:value-type="float">
            <text:p>1624632831,2023</text:p>
          </table:table-cell>
          <table:table-cell table:formula="of:=ROUND([.A311]-[$menor.$A$1];1)" office:value-type="float" office:value="30.9" calcext:value-type="float">
            <text:p>30,9</text:p>
          </table:table-cell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office:value-type="float" office:value="-2.541885" calcext:value-type="float">
            <text:p>-2,541885</text:p>
          </table:table-cell>
          <table:table-cell office:value-type="float" office:value="-2.58699" calcext:value-type="float">
            <text:p>-2,58699</text:p>
          </table:table-cell>
          <table:table-cell office:value-type="float" office:value="0.6367389" calcext:value-type="float">
            <text:p>0,6367389</text:p>
          </table:table-cell>
          <table:table-cell office:value-type="float" office:value="0" calcext:value-type="float">
            <text:p>0</text:p>
          </table:table-cell>
          <table:table-cell office:value-type="float" office:value="-3.00212942" calcext:value-type="float">
            <text:p>-3,00212942</text:p>
          </table:table-cell>
          <table:table-cell office:value-type="float" office:value="-3.00688173" calcext:value-type="float">
            <text:p>-3,006881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30261" calcext:value-type="float">
            <text:p>1624632831,30261</text:p>
          </table:table-cell>
          <table:table-cell table:formula="of:=ROUND([.A312]-[$menor.$A$1];1)" office:value-type="float" office:value="31" calcext:value-type="float">
            <text:p>31</text:p>
          </table:table-cell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office:value-type="float" office:value="-2.546735" calcext:value-type="float">
            <text:p>-2,546735</text:p>
          </table:table-cell>
          <table:table-cell office:value-type="float" office:value="-2.59087" calcext:value-type="float">
            <text:p>-2,59087</text:p>
          </table:table-cell>
          <table:table-cell office:value-type="float" office:value="0.63053852" calcext:value-type="float">
            <text:p>0,63053852</text:p>
          </table:table-cell>
          <table:table-cell office:value-type="float" office:value="0" calcext:value-type="float">
            <text:p>0</text:p>
          </table:table-cell>
          <table:table-cell office:value-type="float" office:value="-3.00239852" calcext:value-type="float">
            <text:p>-3,00239852</text:p>
          </table:table-cell>
          <table:table-cell office:value-type="float" office:value="-3.00755321" calcext:value-type="float">
            <text:p>-3,0075532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40289" calcext:value-type="float">
            <text:p>1624632831,40289</text:p>
          </table:table-cell>
          <table:table-cell table:formula="of:=ROUND([.A313]-[$menor.$A$1];1)" office:value-type="float" office:value="31.1" calcext:value-type="float">
            <text:p>31,1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-2.551585" calcext:value-type="float">
            <text:p>-2,551585</text:p>
          </table:table-cell>
          <table:table-cell office:value-type="float" office:value="-2.59572" calcext:value-type="float">
            <text:p>-2,59572</text:p>
          </table:table-cell>
          <table:table-cell office:value-type="float" office:value="0.62368888" calcext:value-type="float">
            <text:p>0,62368888</text:p>
          </table:table-cell>
          <table:table-cell office:value-type="float" office:value="0" calcext:value-type="float">
            <text:p>0</text:p>
          </table:table-cell>
          <table:table-cell office:value-type="float" office:value="-3.00267293" calcext:value-type="float">
            <text:p>-3,00267293</text:p>
          </table:table-cell>
          <table:table-cell office:value-type="float" office:value="-3.00730215" calcext:value-type="float">
            <text:p>-3,0073021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50304" calcext:value-type="float">
            <text:p>1624632831,50304</text:p>
          </table:table-cell>
          <table:table-cell table:formula="of:=ROUND([.A314]-[$menor.$A$1];1)" office:value-type="float" office:value="31.2" calcext:value-type="float">
            <text:p>31,2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-2.55595" calcext:value-type="float">
            <text:p>-2,55595</text:p>
          </table:table-cell>
          <table:table-cell office:value-type="float" office:value="-2.5996" calcext:value-type="float">
            <text:p>-2,5996</text:p>
          </table:table-cell>
          <table:table-cell office:value-type="float" office:value="0.61680353" calcext:value-type="float">
            <text:p>0,61680353</text:p>
          </table:table-cell>
          <table:table-cell office:value-type="float" office:value="0" calcext:value-type="float">
            <text:p>0</text:p>
          </table:table-cell>
          <table:table-cell office:value-type="float" office:value="-3.00243596" calcext:value-type="float">
            <text:p>-3,00243596</text:p>
          </table:table-cell>
          <table:table-cell office:value-type="float" office:value="-3.00654202" calcext:value-type="float">
            <text:p>-3,006542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60283" calcext:value-type="float">
            <text:p>1624632831,60283</text:p>
          </table:table-cell>
          <table:table-cell table:formula="of:=ROUND([.A315]-[$menor.$A$1];1)" office:value-type="float" office:value="31.3" calcext:value-type="float">
            <text:p>31,3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-2.5608" calcext:value-type="float">
            <text:p>-2,5608</text:p>
          </table:table-cell>
          <table:table-cell office:value-type="float" office:value="-2.603965" calcext:value-type="float">
            <text:p>-2,603965</text:p>
          </table:table-cell>
          <table:table-cell office:value-type="float" office:value="0.61060339" calcext:value-type="float">
            <text:p>0,61060339</text:p>
          </table:table-cell>
          <table:table-cell office:value-type="float" office:value="0" calcext:value-type="float">
            <text:p>0</text:p>
          </table:table-cell>
          <table:table-cell office:value-type="float" office:value="-3.00270523" calcext:value-type="float">
            <text:p>-3,00270523</text:p>
          </table:table-cell>
          <table:table-cell office:value-type="float" office:value="-3.00721366" calcext:value-type="float">
            <text:p>-3,007213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70324" calcext:value-type="float">
            <text:p>1624632831,70324</text:p>
          </table:table-cell>
          <table:table-cell table:formula="of:=ROUND([.A316]-[$menor.$A$1];1)" office:value-type="float" office:value="31.4" calcext:value-type="float">
            <text:p>31,4</text:p>
          </table:table-cell>
          <table:table-cell office:value-type="float" office:value="0.063" calcext:value-type="float">
            <text:p>0,063</text:p>
          </table:table-cell>
          <table:table-cell office:value-type="float" office:value="0" calcext:value-type="float">
            <text:p>0</text:p>
          </table:table-cell>
          <table:table-cell office:value-type="float" office:value="-2.56565" calcext:value-type="float">
            <text:p>-2,56565</text:p>
          </table:table-cell>
          <table:table-cell office:value-type="float" office:value="-2.608815" calcext:value-type="float">
            <text:p>-2,608815</text:p>
          </table:table-cell>
          <table:table-cell office:value-type="float" office:value="0.60375351" calcext:value-type="float">
            <text:p>0,60375351</text:p>
          </table:table-cell>
          <table:table-cell office:value-type="float" office:value="0" calcext:value-type="float">
            <text:p>0</text:p>
          </table:table-cell>
          <table:table-cell office:value-type="float" office:value="-3.00200947" calcext:value-type="float">
            <text:p>-3,00200947</text:p>
          </table:table-cell>
          <table:table-cell office:value-type="float" office:value="-3.00647744" calcext:value-type="float">
            <text:p>-3,006477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80348" calcext:value-type="float">
            <text:p>1624632831,80348</text:p>
          </table:table-cell>
          <table:table-cell table:formula="of:=ROUND([.A317]-[$menor.$A$1];1)" office:value-type="float" office:value="31.5" calcext:value-type="float">
            <text:p>31,5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-2.56953" calcext:value-type="float">
            <text:p>-2,56953</text:p>
          </table:table-cell>
          <table:table-cell office:value-type="float" office:value="-2.612695" calcext:value-type="float">
            <text:p>-2,612695</text:p>
          </table:table-cell>
          <table:table-cell office:value-type="float" office:value="0.5979135" calcext:value-type="float">
            <text:p>0,5979135</text:p>
          </table:table-cell>
          <table:table-cell office:value-type="float" office:value="0" calcext:value-type="float">
            <text:p>0</text:p>
          </table:table-cell>
          <table:table-cell office:value-type="float" office:value="-3.00254481" calcext:value-type="float">
            <text:p>-3,00254481</text:p>
          </table:table-cell>
          <table:table-cell office:value-type="float" office:value="-3.00690678" calcext:value-type="float">
            <text:p>-3,006906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1.90319" calcext:value-type="float">
            <text:p>1624632831,90319</text:p>
          </table:table-cell>
          <table:table-cell table:formula="of:=ROUND([.A318]-[$menor.$A$1];1)" office:value-type="float" office:value="31.6" calcext:value-type="float">
            <text:p>31,6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-2.574865" calcext:value-type="float">
            <text:p>-2,574865</text:p>
          </table:table-cell>
          <table:table-cell office:value-type="float" office:value="-2.616575" calcext:value-type="float">
            <text:p>-2,616575</text:p>
          </table:table-cell>
          <table:table-cell office:value-type="float" office:value="0.59138852" calcext:value-type="float">
            <text:p>0,59138852</text:p>
          </table:table-cell>
          <table:table-cell office:value-type="float" office:value="0" calcext:value-type="float">
            <text:p>0</text:p>
          </table:table-cell>
          <table:table-cell office:value-type="float" office:value="-3.00257409" calcext:value-type="float">
            <text:p>-3,00257409</text:p>
          </table:table-cell>
          <table:table-cell office:value-type="float" office:value="-3.00735951" calcext:value-type="float">
            <text:p>-3,0073595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00346" calcext:value-type="float">
            <text:p>1624632832,00346</text:p>
          </table:table-cell>
          <table:table-cell table:formula="of:=ROUND([.A319]-[$menor.$A$1];1)" office:value-type="float" office:value="31.7" calcext:value-type="float">
            <text:p>31,7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-2.579715" calcext:value-type="float">
            <text:p>-2,579715</text:p>
          </table:table-cell>
          <table:table-cell office:value-type="float" office:value="-2.62094" calcext:value-type="float">
            <text:p>-2,62094</text:p>
          </table:table-cell>
          <table:table-cell office:value-type="float" office:value="0.58453882" calcext:value-type="float">
            <text:p>0,58453882</text:p>
          </table:table-cell>
          <table:table-cell office:value-type="float" office:value="0" calcext:value-type="float">
            <text:p>0</text:p>
          </table:table-cell>
          <table:table-cell office:value-type="float" office:value="-3.00139345" calcext:value-type="float">
            <text:p>-3,00139345</text:p>
          </table:table-cell>
          <table:table-cell office:value-type="float" office:value="-3.0066234" calcext:value-type="float">
            <text:p>-3,00662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10273" calcext:value-type="float">
            <text:p>1624632832,10273</text:p>
          </table:table-cell>
          <table:table-cell table:formula="of:=ROUND([.A320]-[$menor.$A$1];1)" office:value-type="float" office:value="31.8" calcext:value-type="float">
            <text:p>31,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2.583595" calcext:value-type="float">
            <text:p>-2,583595</text:p>
          </table:table-cell>
          <table:table-cell office:value-type="float" office:value="-2.62482" calcext:value-type="float">
            <text:p>-2,62482</text:p>
          </table:table-cell>
          <table:table-cell office:value-type="float" office:value="0.57905924" calcext:value-type="float">
            <text:p>0,57905924</text:p>
          </table:table-cell>
          <table:table-cell office:value-type="float" office:value="0" calcext:value-type="float">
            <text:p>0</text:p>
          </table:table-cell>
          <table:table-cell office:value-type="float" office:value="-3.00268008" calcext:value-type="float">
            <text:p>-3,00268008</text:p>
          </table:table-cell>
          <table:table-cell office:value-type="float" office:value="-3.00681065" calcext:value-type="float">
            <text:p>-3,006810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20302" calcext:value-type="float">
            <text:p>1624632832,20302</text:p>
          </table:table-cell>
          <table:table-cell table:formula="of:=ROUND([.A321]-[$menor.$A$1];1)" office:value-type="float" office:value="31.9" calcext:value-type="float">
            <text:p>31,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2.58893" calcext:value-type="float">
            <text:p>-2,58893</text:p>
          </table:table-cell>
          <table:table-cell office:value-type="float" office:value="-2.6287" calcext:value-type="float">
            <text:p>-2,6287</text:p>
          </table:table-cell>
          <table:table-cell office:value-type="float" office:value="0.5724985" calcext:value-type="float">
            <text:p>0,5724985</text:p>
          </table:table-cell>
          <table:table-cell office:value-type="float" office:value="0" calcext:value-type="float">
            <text:p>0</text:p>
          </table:table-cell>
          <table:table-cell office:value-type="float" office:value="-3.00268294" calcext:value-type="float">
            <text:p>-3,00268294</text:p>
          </table:table-cell>
          <table:table-cell office:value-type="float" office:value="-3.00675428" calcext:value-type="float">
            <text:p>-3,006754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30331" calcext:value-type="float">
            <text:p>1624632832,30331</text:p>
          </table:table-cell>
          <table:table-cell table:formula="of:=ROUND([.A322]-[$menor.$A$1];1)" office:value-type="float" office:value="32" calcext:value-type="float">
            <text:p>3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-2.59281" calcext:value-type="float">
            <text:p>-2,59281</text:p>
          </table:table-cell>
          <table:table-cell office:value-type="float" office:value="-2.63258" calcext:value-type="float">
            <text:p>-2,63258</text:p>
          </table:table-cell>
          <table:table-cell office:value-type="float" office:value="0.56597346" calcext:value-type="float">
            <text:p>0,56597346</text:p>
          </table:table-cell>
          <table:table-cell office:value-type="float" office:value="0" calcext:value-type="float">
            <text:p>0</text:p>
          </table:table-cell>
          <table:table-cell office:value-type="float" office:value="-3.00174217" calcext:value-type="float">
            <text:p>-3,00174217</text:p>
          </table:table-cell>
          <table:table-cell office:value-type="float" office:value="-3.00623697" calcext:value-type="float">
            <text:p>-3,0062369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4036" calcext:value-type="float">
            <text:p>1624632832,4036</text:p>
          </table:table-cell>
          <table:table-cell table:formula="of:=ROUND([.A323]-[$menor.$A$1];1)" office:value-type="float" office:value="32.1" calcext:value-type="float">
            <text:p>32,1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-2.59669" calcext:value-type="float">
            <text:p>-2,59669</text:p>
          </table:table-cell>
          <table:table-cell office:value-type="float" office:value="-2.636945" calcext:value-type="float">
            <text:p>-2,636945</text:p>
          </table:table-cell>
          <table:table-cell office:value-type="float" office:value="0.56049365" calcext:value-type="float">
            <text:p>0,56049365</text:p>
          </table:table-cell>
          <table:table-cell office:value-type="float" office:value="0" calcext:value-type="float">
            <text:p>0</text:p>
          </table:table-cell>
          <table:table-cell office:value-type="float" office:value="-3.00302863" calcext:value-type="float">
            <text:p>-3,00302863</text:p>
          </table:table-cell>
          <table:table-cell office:value-type="float" office:value="-3.00642405" calcext:value-type="float">
            <text:p>-3,006424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50407" calcext:value-type="float">
            <text:p>1624632832,50407</text:p>
          </table:table-cell>
          <table:table-cell table:formula="of:=ROUND([.A324]-[$menor.$A$1];1)" office:value-type="float" office:value="32.2" calcext:value-type="float">
            <text:p>32,2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-2.60057" calcext:value-type="float">
            <text:p>-2,60057</text:p>
          </table:table-cell>
          <table:table-cell office:value-type="float" office:value="-2.640825" calcext:value-type="float">
            <text:p>-2,640825</text:p>
          </table:table-cell>
          <table:table-cell office:value-type="float" office:value="0.55393344" calcext:value-type="float">
            <text:p>0,55393344</text:p>
          </table:table-cell>
          <table:table-cell office:value-type="float" office:value="0" calcext:value-type="float">
            <text:p>0</text:p>
          </table:table-cell>
          <table:table-cell office:value-type="float" office:value="-3.00206188" calcext:value-type="float">
            <text:p>-3,00206188</text:p>
          </table:table-cell>
          <table:table-cell office:value-type="float" office:value="-3.00588304" calcext:value-type="float">
            <text:p>-3,0058830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6044" calcext:value-type="float">
            <text:p>1624632832,6044</text:p>
          </table:table-cell>
          <table:table-cell table:formula="of:=ROUND([.A325]-[$menor.$A$1];1)" office:value-type="float" office:value="32.3" calcext:value-type="float">
            <text:p>32,3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-2.605905" calcext:value-type="float">
            <text:p>-2,605905</text:p>
          </table:table-cell>
          <table:table-cell office:value-type="float" office:value="-2.644705" calcext:value-type="float">
            <text:p>-2,644705</text:p>
          </table:table-cell>
          <table:table-cell office:value-type="float" office:value="0.54845339" calcext:value-type="float">
            <text:p>0,54845339</text:p>
          </table:table-cell>
          <table:table-cell office:value-type="float" office:value="0" calcext:value-type="float">
            <text:p>0</text:p>
          </table:table-cell>
          <table:table-cell office:value-type="float" office:value="-3.00189316" calcext:value-type="float">
            <text:p>-3,00189316</text:p>
          </table:table-cell>
          <table:table-cell office:value-type="float" office:value="-3.00655496" calcext:value-type="float">
            <text:p>-3,006554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7043" calcext:value-type="float">
            <text:p>1624632832,7043</text:p>
          </table:table-cell>
          <table:table-cell table:formula="of:=ROUND([.A326]-[$menor.$A$1];1)" office:value-type="float" office:value="32.4" calcext:value-type="float">
            <text:p>32,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-2.609785" calcext:value-type="float">
            <text:p>-2,609785</text:p>
          </table:table-cell>
          <table:table-cell office:value-type="float" office:value="-2.647615" calcext:value-type="float">
            <text:p>-2,647615</text:p>
          </table:table-cell>
          <table:table-cell office:value-type="float" office:value="0.54264897" calcext:value-type="float">
            <text:p>0,54264897</text:p>
          </table:table-cell>
          <table:table-cell office:value-type="float" office:value="0" calcext:value-type="float">
            <text:p>0</text:p>
          </table:table-cell>
          <table:table-cell office:value-type="float" office:value="-3.00148479" calcext:value-type="float">
            <text:p>-3,00148479</text:p>
          </table:table-cell>
          <table:table-cell office:value-type="float" office:value="-3.00652329" calcext:value-type="float">
            <text:p>-3,006523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80374" calcext:value-type="float">
            <text:p>1624632832,80374</text:p>
          </table:table-cell>
          <table:table-cell table:formula="of:=ROUND([.A327]-[$menor.$A$1];1)" office:value-type="float" office:value="32.5" calcext:value-type="float">
            <text:p>32,5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-2.613665" calcext:value-type="float">
            <text:p>-2,613665</text:p>
          </table:table-cell>
          <table:table-cell office:value-type="float" office:value="-2.65198" calcext:value-type="float">
            <text:p>-2,65198</text:p>
          </table:table-cell>
          <table:table-cell office:value-type="float" office:value="0.53716946" calcext:value-type="float">
            <text:p>0,53716946</text:p>
          </table:table-cell>
          <table:table-cell office:value-type="float" office:value="0" calcext:value-type="float">
            <text:p>0</text:p>
          </table:table-cell>
          <table:table-cell office:value-type="float" office:value="-3.00277147" calcext:value-type="float">
            <text:p>-3,00277147</text:p>
          </table:table-cell>
          <table:table-cell office:value-type="float" office:value="-3.00671057" calcext:value-type="float">
            <text:p>-3,0067105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2.90434" calcext:value-type="float">
            <text:p>1624632832,90434</text:p>
          </table:table-cell>
          <table:table-cell table:formula="of:=ROUND([.A328]-[$menor.$A$1];1)" office:value-type="float" office:value="32.6" calcext:value-type="float">
            <text:p>32,6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-2.617545" calcext:value-type="float">
            <text:p>-2,617545</text:p>
          </table:table-cell>
          <table:table-cell office:value-type="float" office:value="-2.65586" calcext:value-type="float">
            <text:p>-2,65586</text:p>
          </table:table-cell>
          <table:table-cell office:value-type="float" office:value="0.53060853" calcext:value-type="float">
            <text:p>0,53060853</text:p>
          </table:table-cell>
          <table:table-cell office:value-type="float" office:value="0" calcext:value-type="float">
            <text:p>0</text:p>
          </table:table-cell>
          <table:table-cell office:value-type="float" office:value="-3.00180419" calcext:value-type="float">
            <text:p>-3,00180419</text:p>
          </table:table-cell>
          <table:table-cell office:value-type="float" office:value="-3.00519908" calcext:value-type="float">
            <text:p>-3,00519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00428" calcext:value-type="float">
            <text:p>1624632833,00428</text:p>
          </table:table-cell>
          <table:table-cell table:formula="of:=ROUND([.A329]-[$menor.$A$1];1)" office:value-type="float" office:value="32.7" calcext:value-type="float">
            <text:p>32,7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-2.62191" calcext:value-type="float">
            <text:p>-2,62191</text:p>
          </table:table-cell>
          <table:table-cell office:value-type="float" office:value="-2.65974" calcext:value-type="float">
            <text:p>-2,65974</text:p>
          </table:table-cell>
          <table:table-cell office:value-type="float" office:value="0.52577841" calcext:value-type="float">
            <text:p>0,52577841</text:p>
          </table:table-cell>
          <table:table-cell office:value-type="float" office:value="0" calcext:value-type="float">
            <text:p>0</text:p>
          </table:table-cell>
          <table:table-cell office:value-type="float" office:value="-3.00211564" calcext:value-type="float">
            <text:p>-3,00211564</text:p>
          </table:table-cell>
          <table:table-cell office:value-type="float" office:value="-3.00630899" calcext:value-type="float">
            <text:p>-3,00630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10453" calcext:value-type="float">
            <text:p>1624632833,10453</text:p>
          </table:table-cell>
          <table:table-cell table:formula="of:=ROUND([.A330]-[$menor.$A$1];1)" office:value-type="float" office:value="32.8" calcext:value-type="float">
            <text:p>32,8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-2.62579" calcext:value-type="float">
            <text:p>-2,62579</text:p>
          </table:table-cell>
          <table:table-cell office:value-type="float" office:value="-2.66265" calcext:value-type="float">
            <text:p>-2,66265</text:p>
          </table:table-cell>
          <table:table-cell office:value-type="float" office:value="0.5199737" calcext:value-type="float">
            <text:p>0,5199737</text:p>
          </table:table-cell>
          <table:table-cell office:value-type="float" office:value="0" calcext:value-type="float">
            <text:p>0</text:p>
          </table:table-cell>
          <table:table-cell office:value-type="float" office:value="-3.00170706" calcext:value-type="float">
            <text:p>-3,00170706</text:p>
          </table:table-cell>
          <table:table-cell office:value-type="float" office:value="-3.00627712" calcext:value-type="float">
            <text:p>-3,0062771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20501" calcext:value-type="float">
            <text:p>1624632833,20501</text:p>
          </table:table-cell>
          <table:table-cell table:formula="of:=ROUND([.A331]-[$menor.$A$1];1)" office:value-type="float" office:value="32.9" calcext:value-type="float">
            <text:p>32,9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-2.62967" calcext:value-type="float">
            <text:p>-2,62967</text:p>
          </table:table-cell>
          <table:table-cell office:value-type="float" office:value="-2.66653" calcext:value-type="float">
            <text:p>-2,66653</text:p>
          </table:table-cell>
          <table:table-cell office:value-type="float" office:value="0.51449406" calcext:value-type="float">
            <text:p>0,51449406</text:p>
          </table:table-cell>
          <table:table-cell office:value-type="float" office:value="0" calcext:value-type="float">
            <text:p>0</text:p>
          </table:table-cell>
          <table:table-cell office:value-type="float" office:value="-3.00202365" calcext:value-type="float">
            <text:p>-3,00202365</text:p>
          </table:table-cell>
          <table:table-cell office:value-type="float" office:value="-3.00646432" calcext:value-type="float">
            <text:p>-3,0064643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30544" calcext:value-type="float">
            <text:p>1624632833,30544</text:p>
          </table:table-cell>
          <table:table-cell table:formula="of:=ROUND([.A332]-[$menor.$A$1];1)" office:value-type="float" office:value="33" calcext:value-type="float">
            <text:p>33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-2.63355" calcext:value-type="float">
            <text:p>-2,63355</text:p>
          </table:table-cell>
          <table:table-cell office:value-type="float" office:value="-2.669925" calcext:value-type="float">
            <text:p>-2,669925</text:p>
          </table:table-cell>
          <table:table-cell office:value-type="float" office:value="0.508654" calcext:value-type="float">
            <text:p>0,508654</text:p>
          </table:table-cell>
          <table:table-cell office:value-type="float" office:value="0" calcext:value-type="float">
            <text:p>0</text:p>
          </table:table-cell>
          <table:table-cell office:value-type="float" office:value="-3.00158895" calcext:value-type="float">
            <text:p>-3,00158895</text:p>
          </table:table-cell>
          <table:table-cell office:value-type="float" office:value="-3.00543863" calcext:value-type="float">
            <text:p>-3,005438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40477" calcext:value-type="float">
            <text:p>1624632833,40477</text:p>
          </table:table-cell>
          <table:table-cell table:formula="of:=ROUND([.A333]-[$menor.$A$1];1)" office:value-type="float" office:value="33.1" calcext:value-type="float">
            <text:p>33,1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-2.637915" calcext:value-type="float">
            <text:p>-2,637915</text:p>
          </table:table-cell>
          <table:table-cell office:value-type="float" office:value="-2.673805" calcext:value-type="float">
            <text:p>-2,673805</text:p>
          </table:table-cell>
          <table:table-cell office:value-type="float" office:value="0.50382352" calcext:value-type="float">
            <text:p>0,50382352</text:p>
          </table:table-cell>
          <table:table-cell office:value-type="float" office:value="0" calcext:value-type="float">
            <text:p>0</text:p>
          </table:table-cell>
          <table:table-cell office:value-type="float" office:value="-3.00190014" calcext:value-type="float">
            <text:p>-3,00190014</text:p>
          </table:table-cell>
          <table:table-cell office:value-type="float" office:value="-3.0060633" calcext:value-type="float">
            <text:p>-3,00606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50506" calcext:value-type="float">
            <text:p>1624632833,50506</text:p>
          </table:table-cell>
          <table:table-cell table:formula="of:=ROUND([.A334]-[$menor.$A$1];1)" office:value-type="float" office:value="33.2" calcext:value-type="float">
            <text:p>33,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-2.640825" calcext:value-type="float">
            <text:p>-2,640825</text:p>
          </table:table-cell>
          <table:table-cell office:value-type="float" office:value="-2.676715" calcext:value-type="float">
            <text:p>-2,676715</text:p>
          </table:table-cell>
          <table:table-cell office:value-type="float" office:value="0.4983438" calcext:value-type="float">
            <text:p>0,4983438</text:p>
          </table:table-cell>
          <table:table-cell office:value-type="float" office:value="0" calcext:value-type="float">
            <text:p>0</text:p>
          </table:table-cell>
          <table:table-cell office:value-type="float" office:value="-3.00173166" calcext:value-type="float">
            <text:p>-3,00173166</text:p>
          </table:table-cell>
          <table:table-cell office:value-type="float" office:value="-3.00576544" calcext:value-type="float">
            <text:p>-3,005765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60551" calcext:value-type="float">
            <text:p>1624632833,60551</text:p>
          </table:table-cell>
          <table:table-cell table:formula="of:=ROUND([.A335]-[$menor.$A$1];1)" office:value-type="float" office:value="33.3" calcext:value-type="float">
            <text:p>33,3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-2.644705" calcext:value-type="float">
            <text:p>-2,644705</text:p>
          </table:table-cell>
          <table:table-cell office:value-type="float" office:value="-2.680595" calcext:value-type="float">
            <text:p>-2,680595</text:p>
          </table:table-cell>
          <table:table-cell office:value-type="float" office:value="0.49318871" calcext:value-type="float">
            <text:p>0,49318871</text:p>
          </table:table-cell>
          <table:table-cell office:value-type="float" office:value="0" calcext:value-type="float">
            <text:p>0</text:p>
          </table:table-cell>
          <table:table-cell office:value-type="float" office:value="-3.00228803" calcext:value-type="float">
            <text:p>-3,00228803</text:p>
          </table:table-cell>
          <table:table-cell office:value-type="float" office:value="-3.00617136" calcext:value-type="float">
            <text:p>-3,006171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70585" calcext:value-type="float">
            <text:p>1624632833,70585</text:p>
          </table:table-cell>
          <table:table-cell table:formula="of:=ROUND([.A336]-[$menor.$A$1];1)" office:value-type="float" office:value="33.4" calcext:value-type="float">
            <text:p>33,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2.648585" calcext:value-type="float">
            <text:p>-2,648585</text:p>
          </table:table-cell>
          <table:table-cell office:value-type="float" office:value="-2.68399" calcext:value-type="float">
            <text:p>-2,68399</text:p>
          </table:table-cell>
          <table:table-cell office:value-type="float" office:value="0.48734868" calcext:value-type="float">
            <text:p>0,48734868</text:p>
          </table:table-cell>
          <table:table-cell office:value-type="float" office:value="0" calcext:value-type="float">
            <text:p>0</text:p>
          </table:table-cell>
          <table:table-cell office:value-type="float" office:value="-3.00088335" calcext:value-type="float">
            <text:p>-3,00088335</text:p>
          </table:table-cell>
          <table:table-cell office:value-type="float" office:value="-3.00514569" calcext:value-type="float">
            <text:p>-3,005145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80636" calcext:value-type="float">
            <text:p>1624632833,80636</text:p>
          </table:table-cell>
          <table:table-cell table:formula="of:=ROUND([.A337]-[$menor.$A$1];1)" office:value-type="float" office:value="33.5" calcext:value-type="float">
            <text:p>33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2.65295" calcext:value-type="float">
            <text:p>-2,65295</text:p>
          </table:table-cell>
          <table:table-cell office:value-type="float" office:value="-2.6869" calcext:value-type="float">
            <text:p>-2,6869</text:p>
          </table:table-cell>
          <table:table-cell office:value-type="float" office:value="0.48323894" calcext:value-type="float">
            <text:p>0,48323894</text:p>
          </table:table-cell>
          <table:table-cell office:value-type="float" office:value="0" calcext:value-type="float">
            <text:p>0</text:p>
          </table:table-cell>
          <table:table-cell office:value-type="float" office:value="-3.00172703" calcext:value-type="float">
            <text:p>-3,00172703</text:p>
          </table:table-cell>
          <table:table-cell office:value-type="float" office:value="-3.00625608" calcext:value-type="float">
            <text:p>-3,006256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3.90662" calcext:value-type="float">
            <text:p>1624632833,90662</text:p>
          </table:table-cell>
          <table:table-cell table:formula="of:=ROUND([.A338]-[$menor.$A$1];1)" office:value-type="float" office:value="33.6" calcext:value-type="float">
            <text:p>33,6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-2.65586" calcext:value-type="float">
            <text:p>-2,65586</text:p>
          </table:table-cell>
          <table:table-cell office:value-type="float" office:value="-2.69078" calcext:value-type="float">
            <text:p>-2,69078</text:p>
          </table:table-cell>
          <table:table-cell office:value-type="float" office:value="0.47775945" calcext:value-type="float">
            <text:p>0,47775945</text:p>
          </table:table-cell>
          <table:table-cell office:value-type="float" office:value="0" calcext:value-type="float">
            <text:p>0</text:p>
          </table:table-cell>
          <table:table-cell office:value-type="float" office:value="-3.00155873" calcext:value-type="float">
            <text:p>-3,00155873</text:p>
          </table:table-cell>
          <table:table-cell office:value-type="float" office:value="-3.00595838" calcext:value-type="float">
            <text:p>-3,005958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00685" calcext:value-type="float">
            <text:p>1624632834,00685</text:p>
          </table:table-cell>
          <table:table-cell table:formula="of:=ROUND([.A339]-[$menor.$A$1];1)" office:value-type="float" office:value="33.7" calcext:value-type="float">
            <text:p>33,7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-2.65974" calcext:value-type="float">
            <text:p>-2,65974</text:p>
          </table:table-cell>
          <table:table-cell office:value-type="float" office:value="-2.69369" calcext:value-type="float">
            <text:p>-2,69369</text:p>
          </table:table-cell>
          <table:table-cell office:value-type="float" office:value="0.4726043" calcext:value-type="float">
            <text:p>0,4726043</text:p>
          </table:table-cell>
          <table:table-cell office:value-type="float" office:value="0" calcext:value-type="float">
            <text:p>0</text:p>
          </table:table-cell>
          <table:table-cell office:value-type="float" office:value="-3.00211505" calcext:value-type="float">
            <text:p>-3,00211505</text:p>
          </table:table-cell>
          <table:table-cell office:value-type="float" office:value="-3.00539426" calcext:value-type="float">
            <text:p>-3,0053942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10729" calcext:value-type="float">
            <text:p>1624632834,10729</text:p>
          </table:table-cell>
          <table:table-cell table:formula="of:=ROUND([.A340]-[$menor.$A$1];1)" office:value-type="float" office:value="33.8" calcext:value-type="float">
            <text:p>33,8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-2.66265" calcext:value-type="float">
            <text:p>-2,66265</text:p>
          </table:table-cell>
          <table:table-cell office:value-type="float" office:value="-2.6966" calcext:value-type="float">
            <text:p>-2,6966</text:p>
          </table:table-cell>
          <table:table-cell office:value-type="float" office:value="0.46741343" calcext:value-type="float">
            <text:p>0,46741343</text:p>
          </table:table-cell>
          <table:table-cell office:value-type="float" office:value="0" calcext:value-type="float">
            <text:p>0</text:p>
          </table:table-cell>
          <table:table-cell office:value-type="float" office:value="-3.00118998" calcext:value-type="float">
            <text:p>-3,00118998</text:p>
          </table:table-cell>
          <table:table-cell office:value-type="float" office:value="-3.00577606" calcext:value-type="float">
            <text:p>-3,005776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20755" calcext:value-type="float">
            <text:p>1624632834,20755</text:p>
          </table:table-cell>
          <table:table-cell table:formula="of:=ROUND([.A341]-[$menor.$A$1];1)" office:value-type="float" office:value="33.9" calcext:value-type="float">
            <text:p>33,9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-2.66653" calcext:value-type="float">
            <text:p>-2,66653</text:p>
          </table:table-cell>
          <table:table-cell office:value-type="float" office:value="-2.699995" calcext:value-type="float">
            <text:p>-2,699995</text:p>
          </table:table-cell>
          <table:table-cell office:value-type="float" office:value="0.46265468" calcext:value-type="float">
            <text:p>0,46265468</text:p>
          </table:table-cell>
          <table:table-cell office:value-type="float" office:value="0" calcext:value-type="float">
            <text:p>0</text:p>
          </table:table-cell>
          <table:table-cell office:value-type="float" office:value="-3.00155416" calcext:value-type="float">
            <text:p>-3,00155416</text:p>
          </table:table-cell>
          <table:table-cell office:value-type="float" office:value="-3.00547908" calcext:value-type="float">
            <text:p>-3,00547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30773" calcext:value-type="float">
            <text:p>1624632834,30773</text:p>
          </table:table-cell>
          <table:table-cell table:formula="of:=ROUND([.A342]-[$menor.$A$1];1)" office:value-type="float" office:value="34" calcext:value-type="float">
            <text:p>34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-2.669925" calcext:value-type="float">
            <text:p>-2,669925</text:p>
          </table:table-cell>
          <table:table-cell office:value-type="float" office:value="-2.702905" calcext:value-type="float">
            <text:p>-2,702905</text:p>
          </table:table-cell>
          <table:table-cell office:value-type="float" office:value="0.45782384" calcext:value-type="float">
            <text:p>0,45782384</text:p>
          </table:table-cell>
          <table:table-cell office:value-type="float" office:value="0" calcext:value-type="float">
            <text:p>0</text:p>
          </table:table-cell>
          <table:table-cell office:value-type="float" office:value="-3.00089509" calcext:value-type="float">
            <text:p>-3,00089509</text:p>
          </table:table-cell>
          <table:table-cell office:value-type="float" office:value="-3.00513352" calcext:value-type="float">
            <text:p>-3,005133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40812" calcext:value-type="float">
            <text:p>1624632834,40812</text:p>
          </table:table-cell>
          <table:table-cell table:formula="of:=ROUND([.A343]-[$menor.$A$1];1)" office:value-type="float" office:value="34.1" calcext:value-type="float">
            <text:p>34,1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-2.673805" calcext:value-type="float">
            <text:p>-2,673805</text:p>
          </table:table-cell>
          <table:table-cell office:value-type="float" office:value="-2.706785" calcext:value-type="float">
            <text:p>-2,706785</text:p>
          </table:table-cell>
          <table:table-cell office:value-type="float" office:value="0.45371422" calcext:value-type="float">
            <text:p>0,45371422</text:p>
          </table:table-cell>
          <table:table-cell office:value-type="float" office:value="0" calcext:value-type="float">
            <text:p>0</text:p>
          </table:table-cell>
          <table:table-cell office:value-type="float" office:value="-3.00173886" calcext:value-type="float">
            <text:p>-3,00173886</text:p>
          </table:table-cell>
          <table:table-cell office:value-type="float" office:value="-3.00575899" calcext:value-type="float">
            <text:p>-3,0057589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50807" calcext:value-type="float">
            <text:p>1624632834,50807</text:p>
          </table:table-cell>
          <table:table-cell table:formula="of:=ROUND([.A344]-[$menor.$A$1];1)" office:value-type="float" office:value="34.2" calcext:value-type="float">
            <text:p>34,2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-2.676715" calcext:value-type="float">
            <text:p>-2,676715</text:p>
          </table:table-cell>
          <table:table-cell office:value-type="float" office:value="-2.709695" calcext:value-type="float">
            <text:p>-2,709695</text:p>
          </table:table-cell>
          <table:table-cell office:value-type="float" office:value="0.44855908" calcext:value-type="float">
            <text:p>0,44855908</text:p>
          </table:table-cell>
          <table:table-cell office:value-type="float" office:value="0" calcext:value-type="float">
            <text:p>0</text:p>
          </table:table-cell>
          <table:table-cell office:value-type="float" office:value="-3.00132518" calcext:value-type="float">
            <text:p>-3,00132518</text:p>
          </table:table-cell>
          <table:table-cell office:value-type="float" office:value="-3.00519487" calcext:value-type="float">
            <text:p>-3,005194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60836" calcext:value-type="float">
            <text:p>1624632834,60836</text:p>
          </table:table-cell>
          <table:table-cell table:formula="of:=ROUND([.A345]-[$menor.$A$1];1)" office:value-type="float" office:value="34.3" calcext:value-type="float">
            <text:p>34,3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-2.680595" calcext:value-type="float">
            <text:p>-2,680595</text:p>
          </table:table-cell>
          <table:table-cell office:value-type="float" office:value="-2.712605" calcext:value-type="float">
            <text:p>-2,712605</text:p>
          </table:table-cell>
          <table:table-cell office:value-type="float" office:value="0.44408891" calcext:value-type="float">
            <text:p>0,44408891</text:p>
          </table:table-cell>
          <table:table-cell office:value-type="float" office:value="0" calcext:value-type="float">
            <text:p>0</text:p>
          </table:table-cell>
          <table:table-cell office:value-type="float" office:value="-3.00190257" calcext:value-type="float">
            <text:p>-3,00190257</text:p>
          </table:table-cell>
          <table:table-cell office:value-type="float" office:value="-3.00606236" calcext:value-type="float">
            <text:p>-3,006062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70769" calcext:value-type="float">
            <text:p>1624632834,70769</text:p>
          </table:table-cell>
          <table:table-cell table:formula="of:=ROUND([.A346]-[$menor.$A$1];1)" office:value-type="float" office:value="34.4" calcext:value-type="float">
            <text:p>34,4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-2.68399" calcext:value-type="float">
            <text:p>-2,68399</text:p>
          </table:table-cell>
          <table:table-cell office:value-type="float" office:value="-2.715515" calcext:value-type="float">
            <text:p>-2,715515</text:p>
          </table:table-cell>
          <table:table-cell office:value-type="float" office:value="0.43860942" calcext:value-type="float">
            <text:p>0,43860942</text:p>
          </table:table-cell>
          <table:table-cell office:value-type="float" office:value="0" calcext:value-type="float">
            <text:p>0</text:p>
          </table:table-cell>
          <table:table-cell office:value-type="float" office:value="-3.00076427" calcext:value-type="float">
            <text:p>-3,00076427</text:p>
          </table:table-cell>
          <table:table-cell office:value-type="float" office:value="-3.00527966" calcext:value-type="float">
            <text:p>-3,005279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80806" calcext:value-type="float">
            <text:p>1624632834,80806</text:p>
          </table:table-cell>
          <table:table-cell table:formula="of:=ROUND([.A347]-[$menor.$A$1];1)" office:value-type="float" office:value="34.5" calcext:value-type="float">
            <text:p>34,5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-2.6869" calcext:value-type="float">
            <text:p>-2,6869</text:p>
          </table:table-cell>
          <table:table-cell office:value-type="float" office:value="-2.71891" calcext:value-type="float">
            <text:p>-2,71891</text:p>
          </table:table-cell>
          <table:table-cell office:value-type="float" office:value="0.43449992" calcext:value-type="float">
            <text:p>0,43449992</text:p>
          </table:table-cell>
          <table:table-cell office:value-type="float" office:value="0" calcext:value-type="float">
            <text:p>0</text:p>
          </table:table-cell>
          <table:table-cell office:value-type="float" office:value="-3.00160813" calcext:value-type="float">
            <text:p>-3,00160813</text:p>
          </table:table-cell>
          <table:table-cell office:value-type="float" office:value="-3.00542022" calcext:value-type="float">
            <text:p>-3,005420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4.90834" calcext:value-type="float">
            <text:p>1624632834,90834</text:p>
          </table:table-cell>
          <table:table-cell table:formula="of:=ROUND([.A348]-[$menor.$A$1];1)" office:value-type="float" office:value="34.6" calcext:value-type="float">
            <text:p>34,6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-2.69078" calcext:value-type="float">
            <text:p>-2,69078</text:p>
          </table:table-cell>
          <table:table-cell office:value-type="float" office:value="-2.72182" calcext:value-type="float">
            <text:p>-2,72182</text:p>
          </table:table-cell>
          <table:table-cell office:value-type="float" office:value="0.42966899" calcext:value-type="float">
            <text:p>0,42966899</text:p>
          </table:table-cell>
          <table:table-cell office:value-type="float" office:value="0" calcext:value-type="float">
            <text:p>0</text:p>
          </table:table-cell>
          <table:table-cell office:value-type="float" office:value="-3.00143399" calcext:value-type="float">
            <text:p>-3,00143399</text:p>
          </table:table-cell>
          <table:table-cell office:value-type="float" office:value="-3.00507459" calcext:value-type="float">
            <text:p>-3,005074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00767" calcext:value-type="float">
            <text:p>1624632835,00767</text:p>
          </table:table-cell>
          <table:table-cell table:formula="of:=ROUND([.A349]-[$menor.$A$1];1)" office:value-type="float" office:value="34.7" calcext:value-type="float">
            <text:p>34,7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-2.69369" calcext:value-type="float">
            <text:p>-2,69369</text:p>
          </table:table-cell>
          <table:table-cell office:value-type="float" office:value="-2.72473" calcext:value-type="float">
            <text:p>-2,72473</text:p>
          </table:table-cell>
          <table:table-cell office:value-type="float" office:value="0.42519882" calcext:value-type="float">
            <text:p>0,42519882</text:p>
          </table:table-cell>
          <table:table-cell office:value-type="float" office:value="0" calcext:value-type="float">
            <text:p>0</text:p>
          </table:table-cell>
          <table:table-cell office:value-type="float" office:value="-3.00104138" calcext:value-type="float">
            <text:p>-3,00104138</text:p>
          </table:table-cell>
          <table:table-cell office:value-type="float" office:value="-3.00545708" calcext:value-type="float">
            <text:p>-3,005457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108" calcext:value-type="float">
            <text:p>1624632835,108</text:p>
          </table:table-cell>
          <table:table-cell table:formula="of:=ROUND([.A350]-[$menor.$A$1];1)" office:value-type="float" office:value="34.8" calcext:value-type="float">
            <text:p>34,8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-2.6966" calcext:value-type="float">
            <text:p>-2,6966</text:p>
          </table:table-cell>
          <table:table-cell office:value-type="float" office:value="-2.72764" calcext:value-type="float">
            <text:p>-2,72764</text:p>
          </table:table-cell>
          <table:table-cell office:value-type="float" office:value="0.42076501" calcext:value-type="float">
            <text:p>0,42076501</text:p>
          </table:table-cell>
          <table:table-cell office:value-type="float" office:value="0" calcext:value-type="float">
            <text:p>0</text:p>
          </table:table-cell>
          <table:table-cell office:value-type="float" office:value="-3.00164564" calcext:value-type="float">
            <text:p>-3,00164564</text:p>
          </table:table-cell>
          <table:table-cell office:value-type="float" office:value="-3.00537908" calcext:value-type="float">
            <text:p>-3,005379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20836" calcext:value-type="float">
            <text:p>1624632835,20836</text:p>
          </table:table-cell>
          <table:table-cell table:formula="of:=ROUND([.A351]-[$menor.$A$1];1)" office:value-type="float" office:value="34.9" calcext:value-type="float">
            <text:p>34,9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-2.699995" calcext:value-type="float">
            <text:p>-2,699995</text:p>
          </table:table-cell>
          <table:table-cell office:value-type="float" office:value="-2.73055" calcext:value-type="float">
            <text:p>-2,73055</text:p>
          </table:table-cell>
          <table:table-cell office:value-type="float" office:value="0.41593403" calcext:value-type="float">
            <text:p>0,41593403</text:p>
          </table:table-cell>
          <table:table-cell office:value-type="float" office:value="0" calcext:value-type="float">
            <text:p>0</text:p>
          </table:table-cell>
          <table:table-cell office:value-type="float" office:value="-3.00098645" calcext:value-type="float">
            <text:p>-3,00098645</text:p>
          </table:table-cell>
          <table:table-cell office:value-type="float" office:value="-3.00503342" calcext:value-type="float">
            <text:p>-3,005033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30789" calcext:value-type="float">
            <text:p>1624632835,30789</text:p>
          </table:table-cell>
          <table:table-cell table:formula="of:=ROUND([.A352]-[$menor.$A$1];1)" office:value-type="float" office:value="35" calcext:value-type="float">
            <text:p>35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-2.702905" calcext:value-type="float">
            <text:p>-2,702905</text:p>
          </table:table-cell>
          <table:table-cell office:value-type="float" office:value="-2.732975" calcext:value-type="float">
            <text:p>-2,732975</text:p>
          </table:table-cell>
          <table:table-cell office:value-type="float" office:value="0.41182446" calcext:value-type="float">
            <text:p>0,41182446</text:p>
          </table:table-cell>
          <table:table-cell office:value-type="float" office:value="0" calcext:value-type="float">
            <text:p>0</text:p>
          </table:table-cell>
          <table:table-cell office:value-type="float" office:value="-3.00086026" calcext:value-type="float">
            <text:p>-3,00086026</text:p>
          </table:table-cell>
          <table:table-cell office:value-type="float" office:value="-3.00517393" calcext:value-type="float">
            <text:p>-3,0051739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4084" calcext:value-type="float">
            <text:p>1624632835,4084</text:p>
          </table:table-cell>
          <table:table-cell table:formula="of:=ROUND([.A353]-[$menor.$A$1];1)" office:value-type="float" office:value="35.1" calcext:value-type="float">
            <text:p>35,1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-2.706785" calcext:value-type="float">
            <text:p>-2,706785</text:p>
          </table:table-cell>
          <table:table-cell office:value-type="float" office:value="-2.735885" calcext:value-type="float">
            <text:p>-2,735885</text:p>
          </table:table-cell>
          <table:table-cell office:value-type="float" office:value="0.40771502" calcext:value-type="float">
            <text:p>0,40771502</text:p>
          </table:table-cell>
          <table:table-cell office:value-type="float" office:value="0" calcext:value-type="float">
            <text:p>0</text:p>
          </table:table-cell>
          <table:table-cell office:value-type="float" office:value="-3.00121916" calcext:value-type="float">
            <text:p>-3,00121916</text:p>
          </table:table-cell>
          <table:table-cell office:value-type="float" office:value="-3.00531452" calcext:value-type="float">
            <text:p>-3,005314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50751" calcext:value-type="float">
            <text:p>1624632835,50751</text:p>
          </table:table-cell>
          <table:table-cell table:formula="of:=ROUND([.A354]-[$menor.$A$1];1)" office:value-type="float" office:value="35.2" calcext:value-type="float">
            <text:p>35,2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-2.709695" calcext:value-type="float">
            <text:p>-2,709695</text:p>
          </table:table-cell>
          <table:table-cell office:value-type="float" office:value="-2.738795" calcext:value-type="float">
            <text:p>-2,738795</text:p>
          </table:table-cell>
          <table:table-cell office:value-type="float" office:value="0.4032447" calcext:value-type="float">
            <text:p>0,4032447</text:p>
          </table:table-cell>
          <table:table-cell office:value-type="float" office:value="0" calcext:value-type="float">
            <text:p>0</text:p>
          </table:table-cell>
          <table:table-cell office:value-type="float" office:value="-3.00082645" calcext:value-type="float">
            <text:p>-3,00082645</text:p>
          </table:table-cell>
          <table:table-cell office:value-type="float" office:value="-3.00472691" calcext:value-type="float">
            <text:p>-3,004726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60849" calcext:value-type="float">
            <text:p>1624632835,60849</text:p>
          </table:table-cell>
          <table:table-cell table:formula="of:=ROUND([.A355]-[$menor.$A$1];1)" office:value-type="float" office:value="35.3" calcext:value-type="float">
            <text:p>35,3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-2.712605" calcext:value-type="float">
            <text:p>-2,712605</text:p>
          </table:table-cell>
          <table:table-cell office:value-type="float" office:value="-2.741705" calcext:value-type="float">
            <text:p>-2,741705</text:p>
          </table:table-cell>
          <table:table-cell office:value-type="float" office:value="0.39945936" calcext:value-type="float">
            <text:p>0,39945936</text:p>
          </table:table-cell>
          <table:table-cell office:value-type="float" office:value="0" calcext:value-type="float">
            <text:p>0</text:p>
          </table:table-cell>
          <table:table-cell office:value-type="float" office:value="-3.0019098" calcext:value-type="float">
            <text:p>-3,0019098</text:p>
          </table:table-cell>
          <table:table-cell office:value-type="float" office:value="-3.00508592" calcext:value-type="float">
            <text:p>-3,005085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70777" calcext:value-type="float">
            <text:p>1624632835,70777</text:p>
          </table:table-cell>
          <table:table-cell table:formula="of:=ROUND([.A356]-[$menor.$A$1];1)" office:value-type="float" office:value="35.4" calcext:value-type="float">
            <text:p>35,4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-2.715515" calcext:value-type="float">
            <text:p>-2,715515</text:p>
          </table:table-cell>
          <table:table-cell office:value-type="float" office:value="-2.744615" calcext:value-type="float">
            <text:p>-2,744615</text:p>
          </table:table-cell>
          <table:table-cell office:value-type="float" office:value="0.39462864" calcext:value-type="float">
            <text:p>0,39462864</text:p>
          </table:table-cell>
          <table:table-cell office:value-type="float" office:value="0" calcext:value-type="float">
            <text:p>0</text:p>
          </table:table-cell>
          <table:table-cell office:value-type="float" office:value="-3.00125081" calcext:value-type="float">
            <text:p>-3,00125081</text:p>
          </table:table-cell>
          <table:table-cell office:value-type="float" office:value="-3.00474044" calcext:value-type="float">
            <text:p>-3,0047404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80802" calcext:value-type="float">
            <text:p>1624632835,80802</text:p>
          </table:table-cell>
          <table:table-cell table:formula="of:=ROUND([.A357]-[$menor.$A$1];1)" office:value-type="float" office:value="35.5" calcext:value-type="float">
            <text:p>35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2.71891" calcext:value-type="float">
            <text:p>-2,71891</text:p>
          </table:table-cell>
          <table:table-cell office:value-type="float" office:value="-2.746555" calcext:value-type="float">
            <text:p>-2,746555</text:p>
          </table:table-cell>
          <table:table-cell office:value-type="float" office:value="0.39051893" calcext:value-type="float">
            <text:p>0,39051893</text:p>
          </table:table-cell>
          <table:table-cell office:value-type="float" office:value="0" calcext:value-type="float">
            <text:p>0</text:p>
          </table:table-cell>
          <table:table-cell office:value-type="float" office:value="-3.00112451" calcext:value-type="float">
            <text:p>-3,00112451</text:p>
          </table:table-cell>
          <table:table-cell office:value-type="float" office:value="-3.00488085" calcext:value-type="float">
            <text:p>-3,004880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5.90827" calcext:value-type="float">
            <text:p>1624632835,90827</text:p>
          </table:table-cell>
          <table:table-cell table:formula="of:=ROUND([.A358]-[$menor.$A$1];1)" office:value-type="float" office:value="35.6" calcext:value-type="float">
            <text:p>35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2.72182" calcext:value-type="float">
            <text:p>-2,72182</text:p>
          </table:table-cell>
          <table:table-cell office:value-type="float" office:value="-2.74995" calcext:value-type="float">
            <text:p>-2,74995</text:p>
          </table:table-cell>
          <table:table-cell office:value-type="float" office:value="0.38640937" calcext:value-type="float">
            <text:p>0,38640937</text:p>
          </table:table-cell>
          <table:table-cell office:value-type="float" office:value="0" calcext:value-type="float">
            <text:p>0</text:p>
          </table:table-cell>
          <table:table-cell office:value-type="float" office:value="-3.00099833" calcext:value-type="float">
            <text:p>-3,00099833</text:p>
          </table:table-cell>
          <table:table-cell office:value-type="float" office:value="-3.00502136" calcext:value-type="float">
            <text:p>-3,005021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00856" calcext:value-type="float">
            <text:p>1624632836,00856</text:p>
          </table:table-cell>
          <table:table-cell table:formula="of:=ROUND([.A359]-[$menor.$A$1];1)" office:value-type="float" office:value="35.7" calcext:value-type="float">
            <text:p>35,7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2.72473" calcext:value-type="float">
            <text:p>-2,72473</text:p>
          </table:table-cell>
          <table:table-cell office:value-type="float" office:value="-2.75286" calcext:value-type="float">
            <text:p>-2,75286</text:p>
          </table:table-cell>
          <table:table-cell office:value-type="float" office:value="0.3822999" calcext:value-type="float">
            <text:p>0,3822999</text:p>
          </table:table-cell>
          <table:table-cell office:value-type="float" office:value="0" calcext:value-type="float">
            <text:p>0</text:p>
          </table:table-cell>
          <table:table-cell office:value-type="float" office:value="-3.0013572" calcext:value-type="float">
            <text:p>-3,0013572</text:p>
          </table:table-cell>
          <table:table-cell office:value-type="float" office:value="-3.00419194" calcext:value-type="float">
            <text:p>-3,004191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1088" calcext:value-type="float">
            <text:p>1624632836,1088</text:p>
          </table:table-cell>
          <table:table-cell table:formula="of:=ROUND([.A360]-[$menor.$A$1];1)" office:value-type="float" office:value="35.8" calcext:value-type="float">
            <text:p>35,8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2.72667" calcext:value-type="float">
            <text:p>-2,72667</text:p>
          </table:table-cell>
          <table:table-cell office:value-type="float" office:value="-2.7548" calcext:value-type="float">
            <text:p>-2,7548</text:p>
          </table:table-cell>
          <table:table-cell office:value-type="float" office:value="0.37847847" calcext:value-type="float">
            <text:p>0,37847847</text:p>
          </table:table-cell>
          <table:table-cell office:value-type="float" office:value="0" calcext:value-type="float">
            <text:p>0</text:p>
          </table:table-cell>
          <table:table-cell office:value-type="float" office:value="-3.00144389" calcext:value-type="float">
            <text:p>-3,00144389</text:p>
          </table:table-cell>
          <table:table-cell office:value-type="float" office:value="-3.00501162" calcext:value-type="float">
            <text:p>-3,0050116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20904" calcext:value-type="float">
            <text:p>1624632836,20904</text:p>
          </table:table-cell>
          <table:table-cell table:formula="of:=ROUND([.A361]-[$menor.$A$1];1)" office:value-type="float" office:value="35.9" calcext:value-type="float">
            <text:p>35,9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2.72958" calcext:value-type="float">
            <text:p>-2,72958</text:p>
          </table:table-cell>
          <table:table-cell office:value-type="float" office:value="-2.75771" calcext:value-type="float">
            <text:p>-2,75771</text:p>
          </table:table-cell>
          <table:table-cell office:value-type="float" office:value="0.37404427" calcext:value-type="float">
            <text:p>0,37404427</text:p>
          </table:table-cell>
          <table:table-cell office:value-type="float" office:value="0" calcext:value-type="float">
            <text:p>0</text:p>
          </table:table-cell>
          <table:table-cell office:value-type="float" office:value="-3.00107786" calcext:value-type="float">
            <text:p>-3,00107786</text:p>
          </table:table-cell>
          <table:table-cell office:value-type="float" office:value="-3.00493336" calcext:value-type="float">
            <text:p>-3,004933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3095" calcext:value-type="float">
            <text:p>1624632836,3095</text:p>
          </table:table-cell>
          <table:table-cell table:formula="of:=ROUND([.A362]-[$menor.$A$1];1)" office:value-type="float" office:value="36" calcext:value-type="float">
            <text:p>36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-2.732975" calcext:value-type="float">
            <text:p>-2,732975</text:p>
          </table:table-cell>
          <table:table-cell office:value-type="float" office:value="-2.75965" calcext:value-type="float">
            <text:p>-2,75965</text:p>
          </table:table-cell>
          <table:table-cell office:value-type="float" office:value="0.3699348" calcext:value-type="float">
            <text:p>0,3699348</text:p>
          </table:table-cell>
          <table:table-cell office:value-type="float" office:value="0" calcext:value-type="float">
            <text:p>0</text:p>
          </table:table-cell>
          <table:table-cell office:value-type="float" office:value="-2.99998174" calcext:value-type="float">
            <text:p>-2,99998174</text:p>
          </table:table-cell>
          <table:table-cell office:value-type="float" office:value="-3.00410393" calcext:value-type="float">
            <text:p>-3,0041039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40878" calcext:value-type="float">
            <text:p>1624632836,40878</text:p>
          </table:table-cell>
          <table:table-cell table:formula="of:=ROUND([.A363]-[$menor.$A$1];1)" office:value-type="float" office:value="36.1" calcext:value-type="float">
            <text:p>36,1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-2.735885" calcext:value-type="float">
            <text:p>-2,735885</text:p>
          </table:table-cell>
          <table:table-cell office:value-type="float" office:value="-2.76256" calcext:value-type="float">
            <text:p>-2,76256</text:p>
          </table:table-cell>
          <table:table-cell office:value-type="float" office:value="0.36719522" calcext:value-type="float">
            <text:p>0,36719522</text:p>
          </table:table-cell>
          <table:table-cell office:value-type="float" office:value="0" calcext:value-type="float">
            <text:p>0</text:p>
          </table:table-cell>
          <table:table-cell office:value-type="float" office:value="-3.00086771" calcext:value-type="float">
            <text:p>-3,00086771</text:p>
          </table:table-cell>
          <table:table-cell office:value-type="float" office:value="-3.00516769" calcext:value-type="float">
            <text:p>-3,005167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50906" calcext:value-type="float">
            <text:p>1624632836,50906</text:p>
          </table:table-cell>
          <table:table-cell table:formula="of:=ROUND([.A364]-[$menor.$A$1];1)" office:value-type="float" office:value="36.2" calcext:value-type="float">
            <text:p>36,2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-2.738795" calcext:value-type="float">
            <text:p>-2,738795</text:p>
          </table:table-cell>
          <table:table-cell office:value-type="float" office:value="-2.764985" calcext:value-type="float">
            <text:p>-2,764985</text:p>
          </table:table-cell>
          <table:table-cell office:value-type="float" office:value="0.36308596" calcext:value-type="float">
            <text:p>0,36308596</text:p>
          </table:table-cell>
          <table:table-cell office:value-type="float" office:value="-1" calcext:value-type="float">
            <text:p>-1</text:p>
          </table:table-cell>
          <table:table-cell office:value-type="float" office:value="-3.00545628" calcext:value-type="float">
            <text:p>-3,00545628</text:p>
          </table:table-cell>
          <table:table-cell office:value-type="float" office:value="-2.9996195" calcext:value-type="float">
            <text:p>-2,999619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6.60935" calcext:value-type="float">
            <text:p>1624632836,60935</text:p>
          </table:table-cell>
          <table:table-cell table:formula="of:=ROUND([.A365]-[$menor.$A$1];1)" office:value-type="float" office:value="36.3" calcext:value-type="float">
            <text:p>36,3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-2.740735" calcext:value-type="float">
            <text:p>-2,740735</text:p>
          </table:table-cell>
          <table:table-cell office:value-type="float" office:value="-2.767895" calcext:value-type="float">
            <text:p>-2,767895</text:p>
          </table:table-cell>
          <table:table-cell office:value-type="float" office:value="0.35926381" calcext:value-type="float">
            <text:p>0,35926381</text:p>
          </table:table-cell>
          <table:table-cell office:value-type="float" office:value="0" calcext:value-type="float">
            <text:p>0</text:p>
          </table:table-cell>
          <table:table-cell office:value-type="float" office:value="-3.0013129" calcext:value-type="float">
            <text:p>-3,0013129</text:p>
          </table:table-cell>
          <table:table-cell office:value-type="float" office:value="-3.00467261" calcext:value-type="float">
            <text:p>-3,004672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70869" calcext:value-type="float">
            <text:p>1624632836,70869</text:p>
          </table:table-cell>
          <table:table-cell table:formula="of:=ROUND([.A366]-[$menor.$A$1];1)" office:value-type="float" office:value="36.4" calcext:value-type="float">
            <text:p>36,4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-2.743645" calcext:value-type="float">
            <text:p>-2,743645</text:p>
          </table:table-cell>
          <table:table-cell office:value-type="float" office:value="-2.769835" calcext:value-type="float">
            <text:p>-2,769835</text:p>
          </table:table-cell>
          <table:table-cell office:value-type="float" office:value="0.35515419" calcext:value-type="float">
            <text:p>0,35515419</text:p>
          </table:table-cell>
          <table:table-cell office:value-type="float" office:value="0" calcext:value-type="float">
            <text:p>0</text:p>
          </table:table-cell>
          <table:table-cell office:value-type="float" office:value="-3.00118666" calcext:value-type="float">
            <text:p>-3,00118666</text:p>
          </table:table-cell>
          <table:table-cell office:value-type="float" office:value="-3.00432808" calcext:value-type="float">
            <text:p>-3,004328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80899" calcext:value-type="float">
            <text:p>1624632836,80899</text:p>
          </table:table-cell>
          <table:table-cell table:formula="of:=ROUND([.A367]-[$menor.$A$1];1)" office:value-type="float" office:value="36.5" calcext:value-type="float">
            <text:p>36,5</text:p>
          </table:table-cell>
          <table:table-cell office:value-type="float" office:value="0.0355" calcext:value-type="float">
            <text:p>0,03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46555" calcext:value-type="float">
            <text:p>-2,746555</text:p>
          </table:table-cell>
          <table:table-cell office:value-type="float" office:value="-2.772745" calcext:value-type="float">
            <text:p>-2,772745</text:p>
          </table:table-cell>
          <table:table-cell office:value-type="float" office:value="0.3513689" calcext:value-type="float">
            <text:p>0,3513689</text:p>
          </table:table-cell>
          <table:table-cell office:value-type="float" office:value="0" calcext:value-type="float">
            <text:p>0</text:p>
          </table:table-cell>
          <table:table-cell office:value-type="float" office:value="-3.00033006" calcext:value-type="float">
            <text:p>-3,00033006</text:p>
          </table:table-cell>
          <table:table-cell office:value-type="float" office:value="-3.00468713" calcext:value-type="float">
            <text:p>-3,004687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6.90926" calcext:value-type="float">
            <text:p>1624632836,90926</text:p>
          </table:table-cell>
          <table:table-cell table:formula="of:=ROUND([.A368]-[$menor.$A$1];1)" office:value-type="float" office:value="36.6" calcext:value-type="float">
            <text:p>36,6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2.74995" calcext:value-type="float">
            <text:p>-2,74995</text:p>
          </table:table-cell>
          <table:table-cell office:value-type="float" office:value="-2.774685" calcext:value-type="float">
            <text:p>-2,774685</text:p>
          </table:table-cell>
          <table:table-cell office:value-type="float" office:value="0.34798142" calcext:value-type="float">
            <text:p>0,34798142</text:p>
          </table:table-cell>
          <table:table-cell office:value-type="float" office:value="-1" calcext:value-type="float">
            <text:p>-1</text:p>
          </table:table-cell>
          <table:table-cell office:value-type="float" office:value="-3.00479095" calcext:value-type="float">
            <text:p>-3,00479095</text:p>
          </table:table-cell>
          <table:table-cell office:value-type="float" office:value="-2.99982167" calcext:value-type="float">
            <text:p>-2,9998216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7.00887" calcext:value-type="float">
            <text:p>1624632837,00887</text:p>
          </table:table-cell>
          <table:table-cell table:formula="of:=ROUND([.A369]-[$menor.$A$1];1)" office:value-type="float" office:value="36.7" calcext:value-type="float">
            <text:p>36,7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2.75189" calcext:value-type="float">
            <text:p>-2,75189</text:p>
          </table:table-cell>
          <table:table-cell office:value-type="float" office:value="-2.777595" calcext:value-type="float">
            <text:p>-2,777595</text:p>
          </table:table-cell>
          <table:table-cell office:value-type="float" office:value="0.34451967" calcext:value-type="float">
            <text:p>0,34451967</text:p>
          </table:table-cell>
          <table:table-cell office:value-type="float" office:value="0" calcext:value-type="float">
            <text:p>0</text:p>
          </table:table-cell>
          <table:table-cell office:value-type="float" office:value="-3.00108977" calcext:value-type="float">
            <text:p>-3,00108977</text:p>
          </table:table-cell>
          <table:table-cell office:value-type="float" office:value="-3.00492134" calcext:value-type="float">
            <text:p>-3,004921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10895" calcext:value-type="float">
            <text:p>1624632837,10895</text:p>
          </table:table-cell>
          <table:table-cell table:formula="of:=ROUND([.A370]-[$menor.$A$1];1)" office:value-type="float" office:value="36.8" calcext:value-type="float">
            <text:p>36,8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-2.7548" calcext:value-type="float">
            <text:p>-2,7548</text:p>
          </table:table-cell>
          <table:table-cell office:value-type="float" office:value="-2.779535" calcext:value-type="float">
            <text:p>-2,779535</text:p>
          </table:table-cell>
          <table:table-cell office:value-type="float" office:value="0.34041035" calcext:value-type="float">
            <text:p>0,34041035</text:p>
          </table:table-cell>
          <table:table-cell office:value-type="float" office:value="0" calcext:value-type="float">
            <text:p>0</text:p>
          </table:table-cell>
          <table:table-cell office:value-type="float" office:value="-3.00144876" calcext:value-type="float">
            <text:p>-3,00144876</text:p>
          </table:table-cell>
          <table:table-cell office:value-type="float" office:value="-3.00409202" calcext:value-type="float">
            <text:p>-3,004092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20913" calcext:value-type="float">
            <text:p>1624632837,20913</text:p>
          </table:table-cell>
          <table:table-cell table:formula="of:=ROUND([.A371]-[$menor.$A$1];1)" office:value-type="float" office:value="36.9" calcext:value-type="float">
            <text:p>36,9</text:p>
          </table:table-cell>
          <table:table-cell office:value-type="float" office:value="0.0345" calcext:value-type="float">
            <text:p>0,03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5674" calcext:value-type="float">
            <text:p>-2,75674</text:p>
          </table:table-cell>
          <table:table-cell office:value-type="float" office:value="-2.78196" calcext:value-type="float">
            <text:p>-2,78196</text:p>
          </table:table-cell>
          <table:table-cell office:value-type="float" office:value="0.33658856" calcext:value-type="float">
            <text:p>0,33658856</text:p>
          </table:table-cell>
          <table:table-cell office:value-type="float" office:value="0" calcext:value-type="float">
            <text:p>0</text:p>
          </table:table-cell>
          <table:table-cell office:value-type="float" office:value="-3.00056518" calcext:value-type="float">
            <text:p>-3,00056518</text:p>
          </table:table-cell>
          <table:table-cell office:value-type="float" office:value="-3.00442646" calcext:value-type="float">
            <text:p>-3,004426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30944" calcext:value-type="float">
            <text:p>1624632837,30944</text:p>
          </table:table-cell>
          <table:table-cell table:formula="of:=ROUND([.A372]-[$menor.$A$1];1)" office:value-type="float" office:value="37" calcext:value-type="float">
            <text:p>37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-2.75965" calcext:value-type="float">
            <text:p>-2,75965</text:p>
          </table:table-cell>
          <table:table-cell office:value-type="float" office:value="-2.78487" calcext:value-type="float">
            <text:p>-2,78487</text:p>
          </table:table-cell>
          <table:table-cell office:value-type="float" office:value="0.33320048" calcext:value-type="float">
            <text:p>0,33320048</text:p>
          </table:table-cell>
          <table:table-cell office:value-type="float" office:value="0" calcext:value-type="float">
            <text:p>0</text:p>
          </table:table-cell>
          <table:table-cell office:value-type="float" office:value="-3.00097204" calcext:value-type="float">
            <text:p>-3,00097204</text:p>
          </table:table-cell>
          <table:table-cell office:value-type="float" office:value="-3.00408319" calcext:value-type="float">
            <text:p>-3,0040831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40868" calcext:value-type="float">
            <text:p>1624632837,40868</text:p>
          </table:table-cell>
          <table:table-cell table:formula="of:=ROUND([.A373]-[$menor.$A$1];1)" office:value-type="float" office:value="37.1" calcext:value-type="float">
            <text:p>37,1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-2.76159" calcext:value-type="float">
            <text:p>-2,76159</text:p>
          </table:table-cell>
          <table:table-cell office:value-type="float" office:value="-2.78681" calcext:value-type="float">
            <text:p>-2,78681</text:p>
          </table:table-cell>
          <table:table-cell office:value-type="float" office:value="0.32973906" calcext:value-type="float">
            <text:p>0,32973906</text:p>
          </table:table-cell>
          <table:table-cell office:value-type="float" office:value="0" calcext:value-type="float">
            <text:p>0</text:p>
          </table:table-cell>
          <table:table-cell office:value-type="float" office:value="-3.0003547" calcext:value-type="float">
            <text:p>-3,0003547</text:p>
          </table:table-cell>
          <table:table-cell office:value-type="float" office:value="-3.0041755" calcext:value-type="float">
            <text:p>-3,00417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50931" calcext:value-type="float">
            <text:p>1624632837,50931</text:p>
          </table:table-cell>
          <table:table-cell table:formula="of:=ROUND([.A374]-[$menor.$A$1];1)" office:value-type="float" office:value="37.2" calcext:value-type="float">
            <text:p>37,2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-2.764985" calcext:value-type="float">
            <text:p>-2,764985</text:p>
          </table:table-cell>
          <table:table-cell office:value-type="float" office:value="-2.78875" calcext:value-type="float">
            <text:p>-2,78875</text:p>
          </table:table-cell>
          <table:table-cell office:value-type="float" office:value="0.32667547" calcext:value-type="float">
            <text:p>0,32667547</text:p>
          </table:table-cell>
          <table:table-cell office:value-type="float" office:value="0" calcext:value-type="float">
            <text:p>0</text:p>
          </table:table-cell>
          <table:table-cell office:value-type="float" office:value="-3.00100129" calcext:value-type="float">
            <text:p>-3,00100129</text:p>
          </table:table-cell>
          <table:table-cell office:value-type="float" office:value="-3.0050209" calcext:value-type="float">
            <text:p>-3,005020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60958" calcext:value-type="float">
            <text:p>1624632837,60958</text:p>
          </table:table-cell>
          <table:table-cell table:formula="of:=ROUND([.A375]-[$menor.$A$1];1)" office:value-type="float" office:value="37.3" calcext:value-type="float">
            <text:p>37,3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-2.766925" calcext:value-type="float">
            <text:p>-2,766925</text:p>
          </table:table-cell>
          <table:table-cell office:value-type="float" office:value="-2.79069" calcext:value-type="float">
            <text:p>-2,79069</text:p>
          </table:table-cell>
          <table:table-cell office:value-type="float" office:value="0.32256633" calcext:value-type="float">
            <text:p>0,32256633</text:p>
          </table:table-cell>
          <table:table-cell office:value-type="float" office:value="-1" calcext:value-type="float">
            <text:p>-1</text:p>
          </table:table-cell>
          <table:table-cell office:value-type="float" office:value="-3.00366295" calcext:value-type="float">
            <text:p>-3,00366295</text:p>
          </table:table-cell>
          <table:table-cell office:value-type="float" office:value="-2.99999941" calcext:value-type="float">
            <text:p>-2,9999994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7.70987" calcext:value-type="float">
            <text:p>1624632837,70987</text:p>
          </table:table-cell>
          <table:table-cell table:formula="of:=ROUND([.A376]-[$menor.$A$1];1)" office:value-type="float" office:value="37.4" calcext:value-type="float">
            <text:p>37,4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-2.769835" calcext:value-type="float">
            <text:p>-2,769835</text:p>
          </table:table-cell>
          <table:table-cell office:value-type="float" office:value="-2.7936" calcext:value-type="float">
            <text:p>-2,7936</text:p>
          </table:table-cell>
          <table:table-cell office:value-type="float" office:value="0.31982699" calcext:value-type="float">
            <text:p>0,31982699</text:p>
          </table:table-cell>
          <table:table-cell office:value-type="float" office:value="-1" calcext:value-type="float">
            <text:p>-1</text:p>
          </table:table-cell>
          <table:table-cell office:value-type="float" office:value="-3.00500219" calcext:value-type="float">
            <text:p>-3,00500219</text:p>
          </table:table-cell>
          <table:table-cell office:value-type="float" office:value="-3.00012894" calcext:value-type="float">
            <text:p>-3,0001289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7.81018" calcext:value-type="float">
            <text:p>1624632837,81018</text:p>
          </table:table-cell>
          <table:table-cell table:formula="of:=ROUND([.A377]-[$menor.$A$1];1)" office:value-type="float" office:value="37.5" calcext:value-type="float">
            <text:p>37,5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-2.771775" calcext:value-type="float">
            <text:p>-2,771775</text:p>
          </table:table-cell>
          <table:table-cell office:value-type="float" office:value="-2.79554" calcext:value-type="float">
            <text:p>-2,79554</text:p>
          </table:table-cell>
          <table:table-cell office:value-type="float" office:value="0.31600413" calcext:value-type="float">
            <text:p>0,31600413</text:p>
          </table:table-cell>
          <table:table-cell office:value-type="float" office:value="0" calcext:value-type="float">
            <text:p>0</text:p>
          </table:table-cell>
          <table:table-cell office:value-type="float" office:value="-3.00039219" calcext:value-type="float">
            <text:p>-3,00039219</text:p>
          </table:table-cell>
          <table:table-cell office:value-type="float" office:value="-3.00364934" calcext:value-type="float">
            <text:p>-3,003649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7.9105" calcext:value-type="float">
            <text:p>1624632837,9105</text:p>
          </table:table-cell>
          <table:table-cell table:formula="of:=ROUND([.A378]-[$menor.$A$1];1)" office:value-type="float" office:value="37.6" calcext:value-type="float">
            <text:p>37,6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74685" calcext:value-type="float">
            <text:p>-2,774685</text:p>
          </table:table-cell>
          <table:table-cell office:value-type="float" office:value="-2.797965" calcext:value-type="float">
            <text:p>-2,797965</text:p>
          </table:table-cell>
          <table:table-cell office:value-type="float" office:value="0.31326449" calcext:value-type="float">
            <text:p>0,31326449</text:p>
          </table:table-cell>
          <table:table-cell office:value-type="float" office:value="0" calcext:value-type="float">
            <text:p>0</text:p>
          </table:table-cell>
          <table:table-cell office:value-type="float" office:value="-3.00127811" calcext:value-type="float">
            <text:p>-3,00127811</text:p>
          </table:table-cell>
          <table:table-cell office:value-type="float" office:value="-3.00471306" calcext:value-type="float">
            <text:p>-3,004713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00979" calcext:value-type="float">
            <text:p>1624632838,00979</text:p>
          </table:table-cell>
          <table:table-cell table:formula="of:=ROUND([.A379]-[$menor.$A$1];1)" office:value-type="float" office:value="37.7" calcext:value-type="float">
            <text:p>37,7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76625" calcext:value-type="float">
            <text:p>-2,776625</text:p>
          </table:table-cell>
          <table:table-cell office:value-type="float" office:value="-2.799905" calcext:value-type="float">
            <text:p>-2,799905</text:p>
          </table:table-cell>
          <table:table-cell office:value-type="float" office:value="0.30915511" calcext:value-type="float">
            <text:p>0,30915511</text:p>
          </table:table-cell>
          <table:table-cell office:value-type="float" office:value="0" calcext:value-type="float">
            <text:p>0</text:p>
          </table:table-cell>
          <table:table-cell office:value-type="float" office:value="-3.00018206" calcext:value-type="float">
            <text:p>-3,00018206</text:p>
          </table:table-cell>
          <table:table-cell office:value-type="float" office:value="-3.0038837" calcext:value-type="float">
            <text:p>-3,003883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10985" calcext:value-type="float">
            <text:p>1624632838,10985</text:p>
          </table:table-cell>
          <table:table-cell table:formula="of:=ROUND([.A380]-[$menor.$A$1];1)" office:value-type="float" office:value="37.8" calcext:value-type="float">
            <text:p>37,8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-2.778565" calcext:value-type="float">
            <text:p>-2,778565</text:p>
          </table:table-cell>
          <table:table-cell office:value-type="float" office:value="-2.801845" calcext:value-type="float">
            <text:p>-2,801845</text:p>
          </table:table-cell>
          <table:table-cell office:value-type="float" office:value="0.30641565" calcext:value-type="float">
            <text:p>0,30641565</text:p>
          </table:table-cell>
          <table:table-cell office:value-type="float" office:value="-1" calcext:value-type="float">
            <text:p>-1</text:p>
          </table:table-cell>
          <table:table-cell office:value-type="float" office:value="-3.00463752" calcext:value-type="float">
            <text:p>-3,00463752</text:p>
          </table:table-cell>
          <table:table-cell office:value-type="float" office:value="-3.00048016" calcext:value-type="float">
            <text:p>-3,0004801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2104" calcext:value-type="float">
            <text:p>1624632838,2104</text:p>
          </table:table-cell>
          <table:table-cell table:formula="of:=ROUND([.A381]-[$menor.$A$1];1)" office:value-type="float" office:value="37.9" calcext:value-type="float">
            <text:p>37,9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-2.78196" calcext:value-type="float">
            <text:p>-2,78196</text:p>
          </table:table-cell>
          <table:table-cell office:value-type="float" office:value="-2.803785" calcext:value-type="float">
            <text:p>-2,803785</text:p>
          </table:table-cell>
          <table:table-cell office:value-type="float" office:value="0.30263013" calcext:value-type="float">
            <text:p>0,30263013</text:p>
          </table:table-cell>
          <table:table-cell office:value-type="float" office:value="0" calcext:value-type="float">
            <text:p>0</text:p>
          </table:table-cell>
          <table:table-cell office:value-type="float" office:value="-3.00021133" calcext:value-type="float">
            <text:p>-3,00021133</text:p>
          </table:table-cell>
          <table:table-cell office:value-type="float" office:value="-3.00385143" calcext:value-type="float">
            <text:p>-3,0038514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30965" calcext:value-type="float">
            <text:p>1624632838,30965</text:p>
          </table:table-cell>
          <table:table-cell table:formula="of:=ROUND([.A382]-[$menor.$A$1];1)" office:value-type="float" office:value="38" calcext:value-type="float">
            <text:p>38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-2.7839" calcext:value-type="float">
            <text:p>-2,7839</text:p>
          </table:table-cell>
          <table:table-cell office:value-type="float" office:value="-2.805725" calcext:value-type="float">
            <text:p>-2,805725</text:p>
          </table:table-cell>
          <table:table-cell office:value-type="float" office:value="0.29989064" calcext:value-type="float">
            <text:p>0,29989064</text:p>
          </table:table-cell>
          <table:table-cell office:value-type="float" office:value="-1" calcext:value-type="float">
            <text:p>-1</text:p>
          </table:table-cell>
          <table:table-cell office:value-type="float" office:value="-3.00362076" calcext:value-type="float">
            <text:p>-3,00362076</text:p>
          </table:table-cell>
          <table:table-cell office:value-type="float" office:value="-3.00004767" calcext:value-type="float">
            <text:p>-3,00004767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40997" calcext:value-type="float">
            <text:p>1624632838,40997</text:p>
          </table:table-cell>
          <table:table-cell table:formula="of:=ROUND([.A383]-[$menor.$A$1];1)" office:value-type="float" office:value="38.1" calcext:value-type="float">
            <text:p>38,1</text:p>
          </table:table-cell>
          <table:table-cell office:value-type="float" office:value="0.0305" calcext:value-type="float">
            <text:p>0,03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8584" calcext:value-type="float">
            <text:p>-2,78584</text:p>
          </table:table-cell>
          <table:table-cell office:value-type="float" office:value="-2.807665" calcext:value-type="float">
            <text:p>-2,807665</text:p>
          </table:table-cell>
          <table:table-cell office:value-type="float" office:value="0.29715124" calcext:value-type="float">
            <text:p>0,29715124</text:p>
          </table:table-cell>
          <table:table-cell office:value-type="float" office:value="-1" calcext:value-type="float">
            <text:p>-1</text:p>
          </table:table-cell>
          <table:table-cell office:value-type="float" office:value="-3.00495995" calcext:value-type="float">
            <text:p>-3,00495995</text:p>
          </table:table-cell>
          <table:table-cell office:value-type="float" office:value="-3.00017716" calcext:value-type="float">
            <text:p>-3,0001771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38.51032" calcext:value-type="float">
            <text:p>1624632838,51032</text:p>
          </table:table-cell>
          <table:table-cell table:formula="of:=ROUND([.A384]-[$menor.$A$1];1)" office:value-type="float" office:value="38.2" calcext:value-type="float">
            <text:p>38,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2.78875" calcext:value-type="float">
            <text:p>-2,78875</text:p>
          </table:table-cell>
          <table:table-cell office:value-type="float" office:value="-2.809605" calcext:value-type="float">
            <text:p>-2,809605</text:p>
          </table:table-cell>
          <table:table-cell office:value-type="float" office:value="0.29332876" calcext:value-type="float">
            <text:p>0,29332876</text:p>
          </table:table-cell>
          <table:table-cell office:value-type="float" office:value="0" calcext:value-type="float">
            <text:p>0</text:p>
          </table:table-cell>
          <table:table-cell office:value-type="float" office:value="-3.00061439" calcext:value-type="float">
            <text:p>-3,00061439</text:p>
          </table:table-cell>
          <table:table-cell office:value-type="float" office:value="-3.00340311" calcext:value-type="float">
            <text:p>-3,003403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61041" calcext:value-type="float">
            <text:p>1624632838,61041</text:p>
          </table:table-cell>
          <table:table-cell table:formula="of:=ROUND([.A385]-[$menor.$A$1];1)" office:value-type="float" office:value="38.3" calcext:value-type="float">
            <text:p>38,3</text:p>
          </table:table-cell>
          <table:table-cell office:value-type="float" office:value="0.0295" calcext:value-type="float">
            <text:p>0,0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9069" calcext:value-type="float">
            <text:p>-2,79069</text:p>
          </table:table-cell>
          <table:table-cell office:value-type="float" office:value="-2.811545" calcext:value-type="float">
            <text:p>-2,811545</text:p>
          </table:table-cell>
          <table:table-cell office:value-type="float" office:value="0.29058903" calcext:value-type="float">
            <text:p>0,29058903</text:p>
          </table:table-cell>
          <table:table-cell office:value-type="float" office:value="0" calcext:value-type="float">
            <text:p>0</text:p>
          </table:table-cell>
          <table:table-cell office:value-type="float" office:value="-3.00053025" calcext:value-type="float">
            <text:p>-3,00053025</text:p>
          </table:table-cell>
          <table:table-cell office:value-type="float" office:value="-3.00349678" calcext:value-type="float">
            <text:p>-3,003496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70971" calcext:value-type="float">
            <text:p>1624632838,70971</text:p>
          </table:table-cell>
          <table:table-cell table:formula="of:=ROUND([.A386]-[$menor.$A$1];1)" office:value-type="float" office:value="38.4" calcext:value-type="float">
            <text:p>38,4</text:p>
          </table:table-cell>
          <table:table-cell office:value-type="float" office:value="0.0295" calcext:value-type="float">
            <text:p>0,0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79263" calcext:value-type="float">
            <text:p>-2,79263</text:p>
          </table:table-cell>
          <table:table-cell office:value-type="float" office:value="-2.81397" calcext:value-type="float">
            <text:p>-2,81397</text:p>
          </table:table-cell>
          <table:table-cell office:value-type="float" office:value="0.28784937" calcext:value-type="float">
            <text:p>0,28784937</text:p>
          </table:table-cell>
          <table:table-cell office:value-type="float" office:value="0" calcext:value-type="float">
            <text:p>0</text:p>
          </table:table-cell>
          <table:table-cell office:value-type="float" office:value="-3.00141615" calcext:value-type="float">
            <text:p>-3,00141615</text:p>
          </table:table-cell>
          <table:table-cell office:value-type="float" office:value="-3.00359048" calcext:value-type="float">
            <text:p>-3,003590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80993" calcext:value-type="float">
            <text:p>1624632838,80993</text:p>
          </table:table-cell>
          <table:table-cell table:formula="of:=ROUND([.A387]-[$menor.$A$1];1)" office:value-type="float" office:value="38.5" calcext:value-type="float">
            <text:p>38,5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2.79457" calcext:value-type="float">
            <text:p>-2,79457</text:p>
          </table:table-cell>
          <table:table-cell office:value-type="float" office:value="-2.81591" calcext:value-type="float">
            <text:p>-2,81591</text:p>
          </table:table-cell>
          <table:table-cell office:value-type="float" office:value="0.28438851" calcext:value-type="float">
            <text:p>0,28438851</text:p>
          </table:table-cell>
          <table:table-cell office:value-type="float" office:value="0" calcext:value-type="float">
            <text:p>0</text:p>
          </table:table-cell>
          <table:table-cell office:value-type="float" office:value="-3.00079924" calcext:value-type="float">
            <text:p>-3,00079924</text:p>
          </table:table-cell>
          <table:table-cell office:value-type="float" office:value="-3.00319816" calcext:value-type="float">
            <text:p>-3,003198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38.91019" calcext:value-type="float">
            <text:p>1624632838,91019</text:p>
          </table:table-cell>
          <table:table-cell table:formula="of:=ROUND([.A388]-[$menor.$A$1];1)" office:value-type="float" office:value="38.6" calcext:value-type="float">
            <text:p>38,6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2.796995" calcext:value-type="float">
            <text:p>-2,796995</text:p>
          </table:table-cell>
          <table:table-cell office:value-type="float" office:value="-2.81785" calcext:value-type="float">
            <text:p>-2,81785</text:p>
          </table:table-cell>
          <table:table-cell office:value-type="float" office:value="0.28164867" calcext:value-type="float">
            <text:p>0,28164867</text:p>
          </table:table-cell>
          <table:table-cell office:value-type="float" office:value="0" calcext:value-type="float">
            <text:p>0</text:p>
          </table:table-cell>
          <table:table-cell office:value-type="float" office:value="-3.00387984" calcext:value-type="float">
            <text:p>-3,00387984</text:p>
          </table:table-cell>
          <table:table-cell office:value-type="float" office:value="-3.00024796" calcext:value-type="float">
            <text:p>-3,00024796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00977" calcext:value-type="float">
            <text:p>1624632839,00977</text:p>
          </table:table-cell>
          <table:table-cell table:formula="of:=ROUND([.A389]-[$menor.$A$1];1)" office:value-type="float" office:value="38.7" calcext:value-type="float">
            <text:p>38,7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2.799905" calcext:value-type="float">
            <text:p>-2,799905</text:p>
          </table:table-cell>
          <table:table-cell office:value-type="float" office:value="-2.81979" calcext:value-type="float">
            <text:p>-2,81979</text:p>
          </table:table-cell>
          <table:table-cell office:value-type="float" office:value="0.27858478" calcext:value-type="float">
            <text:p>0,27858478</text:p>
          </table:table-cell>
          <table:table-cell office:value-type="float" office:value="0" calcext:value-type="float">
            <text:p>0</text:p>
          </table:table-cell>
          <table:table-cell office:value-type="float" office:value="-3.00352178" calcext:value-type="float">
            <text:p>-3,00352178</text:p>
          </table:table-cell>
          <table:table-cell office:value-type="float" office:value="-3.00016155" calcext:value-type="float">
            <text:p>-3,00016155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10969" calcext:value-type="float">
            <text:p>1624632839,10969</text:p>
          </table:table-cell>
          <table:table-cell table:formula="of:=ROUND([.A390]-[$menor.$A$1];1)" office:value-type="float" office:value="38.8" calcext:value-type="float">
            <text:p>38,8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2.801845" calcext:value-type="float">
            <text:p>-2,801845</text:p>
          </table:table-cell>
          <table:table-cell office:value-type="float" office:value="-2.82173" calcext:value-type="float">
            <text:p>-2,82173</text:p>
          </table:table-cell>
          <table:table-cell office:value-type="float" office:value="0.27584526" calcext:value-type="float">
            <text:p>0,27584526</text:p>
          </table:table-cell>
          <table:table-cell office:value-type="float" office:value="0" calcext:value-type="float">
            <text:p>0</text:p>
          </table:table-cell>
          <table:table-cell office:value-type="float" office:value="-3.00389201" calcext:value-type="float">
            <text:p>-3,00389201</text:p>
          </table:table-cell>
          <table:table-cell office:value-type="float" office:value="-3.00028968" calcext:value-type="float">
            <text:p>-3,0002896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20986" calcext:value-type="float">
            <text:p>1624632839,20986</text:p>
          </table:table-cell>
          <table:table-cell table:formula="of:=ROUND([.A391]-[$menor.$A$1];1)" office:value-type="float" office:value="38.9" calcext:value-type="float">
            <text:p>38,9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2.803785" calcext:value-type="float">
            <text:p>-2,803785</text:p>
          </table:table-cell>
          <table:table-cell office:value-type="float" office:value="-2.82367" calcext:value-type="float">
            <text:p>-2,82367</text:p>
          </table:table-cell>
          <table:table-cell office:value-type="float" office:value="0.27274466" calcext:value-type="float">
            <text:p>0,27274466</text:p>
          </table:table-cell>
          <table:table-cell office:value-type="float" office:value="0" calcext:value-type="float">
            <text:p>0</text:p>
          </table:table-cell>
          <table:table-cell office:value-type="float" office:value="-3.00447641" calcext:value-type="float">
            <text:p>-3,00447641</text:p>
          </table:table-cell>
          <table:table-cell office:value-type="float" office:value="-3.00017899" calcext:value-type="float">
            <text:p>-3,00017899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31009" calcext:value-type="float">
            <text:p>1624632839,31009</text:p>
          </table:table-cell>
          <table:table-cell table:formula="of:=ROUND([.A392]-[$menor.$A$1];1)" office:value-type="float" office:value="39" calcext:value-type="float">
            <text:p>39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2.805725" calcext:value-type="float">
            <text:p>-2,805725</text:p>
          </table:table-cell>
          <table:table-cell office:value-type="float" office:value="-2.82561" calcext:value-type="float">
            <text:p>-2,82561</text:p>
          </table:table-cell>
          <table:table-cell office:value-type="float" office:value="0.26928359" calcext:value-type="float">
            <text:p>0,26928359</text:p>
          </table:table-cell>
          <table:table-cell office:value-type="float" office:value="1" calcext:value-type="float">
            <text:p>1</text:p>
          </table:table-cell>
          <table:table-cell office:value-type="float" office:value="-3.00068141" calcext:value-type="float">
            <text:p>-3,00068141</text:p>
          </table:table-cell>
          <table:table-cell office:value-type="float" office:value="-3.00332773" calcext:value-type="float">
            <text:p>-3,0033277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41048" calcext:value-type="float">
            <text:p>1624632839,41048</text:p>
          </table:table-cell>
          <table:table-cell table:formula="of:=ROUND([.A393]-[$menor.$A$1];1)" office:value-type="float" office:value="39.1" calcext:value-type="float">
            <text:p>39,1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2.807665" calcext:value-type="float">
            <text:p>-2,807665</text:p>
          </table:table-cell>
          <table:table-cell office:value-type="float" office:value="-2.82755" calcext:value-type="float">
            <text:p>-2,82755</text:p>
          </table:table-cell>
          <table:table-cell office:value-type="float" office:value="0.26654381" calcext:value-type="float">
            <text:p>0,26654381</text:p>
          </table:table-cell>
          <table:table-cell office:value-type="float" office:value="1" calcext:value-type="float">
            <text:p>1</text:p>
          </table:table-cell>
          <table:table-cell office:value-type="float" office:value="-3.00059838" calcext:value-type="float">
            <text:p>-3,00059838</text:p>
          </table:table-cell>
          <table:table-cell office:value-type="float" office:value="-3.00342009" calcext:value-type="float">
            <text:p>-3,0034200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51084" calcext:value-type="float">
            <text:p>1624632839,51084</text:p>
          </table:table-cell>
          <table:table-cell table:formula="of:=ROUND([.A394]-[$menor.$A$1];1)" office:value-type="float" office:value="39.2" calcext:value-type="float">
            <text:p>39,2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-2.809605" calcext:value-type="float">
            <text:p>-2,809605</text:p>
          </table:table-cell>
          <table:table-cell office:value-type="float" office:value="-2.82852" calcext:value-type="float">
            <text:p>-2,82852</text:p>
          </table:table-cell>
          <table:table-cell office:value-type="float" office:value="0.26380408" calcext:value-type="float">
            <text:p>0,26380408</text:p>
          </table:table-cell>
          <table:table-cell office:value-type="float" office:value="1" calcext:value-type="float">
            <text:p>1</text:p>
          </table:table-cell>
          <table:table-cell office:value-type="float" office:value="-3.00051539" calcext:value-type="float">
            <text:p>-3,00051539</text:p>
          </table:table-cell>
          <table:table-cell office:value-type="float" office:value="-3.00351249" calcext:value-type="float">
            <text:p>-3,0035124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61121" calcext:value-type="float">
            <text:p>1624632839,61121</text:p>
          </table:table-cell>
          <table:table-cell table:formula="of:=ROUND([.A395]-[$menor.$A$1];1)" office:value-type="float" office:value="39.3" calcext:value-type="float">
            <text:p>39,3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811545" calcext:value-type="float">
            <text:p>-2,811545</text:p>
          </table:table-cell>
          <table:table-cell office:value-type="float" office:value="-2.830945" calcext:value-type="float">
            <text:p>-2,830945</text:p>
          </table:table-cell>
          <table:table-cell office:value-type="float" office:value="0.26106444" calcext:value-type="float">
            <text:p>0,26106444</text:p>
          </table:table-cell>
          <table:table-cell office:value-type="float" office:value="1" calcext:value-type="float">
            <text:p>1</text:p>
          </table:table-cell>
          <table:table-cell office:value-type="float" office:value="-3.00043247" calcext:value-type="float">
            <text:p>-3,00043247</text:p>
          </table:table-cell>
          <table:table-cell office:value-type="float" office:value="-3.00360495" calcext:value-type="float">
            <text:p>-3,0036049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39.71152" calcext:value-type="float">
            <text:p>1624632839,71152</text:p>
          </table:table-cell>
          <table:table-cell table:formula="of:=ROUND([.A396]-[$menor.$A$1];1)" office:value-type="float" office:value="39.4" calcext:value-type="float">
            <text:p>39,4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81397" calcext:value-type="float">
            <text:p>-2,81397</text:p>
          </table:table-cell>
          <table:table-cell office:value-type="float" office:value="-2.832885" calcext:value-type="float">
            <text:p>-2,832885</text:p>
          </table:table-cell>
          <table:table-cell office:value-type="float" office:value="0.25832489" calcext:value-type="float">
            <text:p>0,25832489</text:p>
          </table:table-cell>
          <table:table-cell office:value-type="float" office:value="0" calcext:value-type="float">
            <text:p>0</text:p>
          </table:table-cell>
          <table:table-cell office:value-type="float" office:value="-3.0033609" calcext:value-type="float">
            <text:p>-3,0033609</text:p>
          </table:table-cell>
          <table:table-cell office:value-type="float" office:value="-2.99937198" calcext:value-type="float">
            <text:p>-2,99937198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39.81178" calcext:value-type="float">
            <text:p>1624632839,81178</text:p>
          </table:table-cell>
          <table:table-cell table:formula="of:=ROUND([.A397]-[$menor.$A$1];1)" office:value-type="float" office:value="39.5" calcext:value-type="float">
            <text:p>39,5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81591" calcext:value-type="float">
            <text:p>-2,81591</text:p>
          </table:table-cell>
          <table:table-cell office:value-type="float" office:value="-2.834825" calcext:value-type="float">
            <text:p>-2,834825</text:p>
          </table:table-cell>
          <table:table-cell office:value-type="float" office:value="0.25623357" calcext:value-type="float">
            <text:p>0,25623357</text:p>
          </table:table-cell>
          <table:table-cell office:value-type="float" office:value="1" calcext:value-type="float">
            <text:p>1</text:p>
          </table:table-cell>
          <table:table-cell office:value-type="float" office:value="-2.99781057" calcext:value-type="float">
            <text:p>-2,99781057</text:p>
          </table:table-cell>
          <table:table-cell office:value-type="float" office:value="-3.00690176" calcext:value-type="float">
            <text:p>-3,0069017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39.91213" calcext:value-type="float">
            <text:p>1624632839,91213</text:p>
          </table:table-cell>
          <table:table-cell table:formula="of:=ROUND([.A398]-[$menor.$A$1];1)" office:value-type="float" office:value="39.6" calcext:value-type="float">
            <text:p>39,6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81785" calcext:value-type="float">
            <text:p>-2,81785</text:p>
          </table:table-cell>
          <table:table-cell office:value-type="float" office:value="-2.835795" calcext:value-type="float">
            <text:p>-2,835795</text:p>
          </table:table-cell>
          <table:table-cell office:value-type="float" office:value="0.25316966" calcext:value-type="float">
            <text:p>0,25316966</text:p>
          </table:table-cell>
          <table:table-cell office:value-type="float" office:value="0" calcext:value-type="float">
            <text:p>0</text:p>
          </table:table-cell>
          <table:table-cell office:value-type="float" office:value="-3.00101442" calcext:value-type="float">
            <text:p>-3,00101442</text:p>
          </table:table-cell>
          <table:table-cell office:value-type="float" office:value="-3.00349936" calcext:value-type="float">
            <text:p>-3,0034993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01227" calcext:value-type="float">
            <text:p>1624632840,01227</text:p>
          </table:table-cell>
          <table:table-cell table:formula="of:=ROUND([.A399]-[$menor.$A$1];1)" office:value-type="float" office:value="39.7" calcext:value-type="float">
            <text:p>39,7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-2.81979" calcext:value-type="float">
            <text:p>-2,81979</text:p>
          </table:table-cell>
          <table:table-cell office:value-type="float" office:value="-2.837735" calcext:value-type="float">
            <text:p>-2,837735</text:p>
          </table:table-cell>
          <table:table-cell office:value-type="float" office:value="0.25006917" calcext:value-type="float">
            <text:p>0,25006917</text:p>
          </table:table-cell>
          <table:table-cell office:value-type="float" office:value="0" calcext:value-type="float">
            <text:p>0</text:p>
          </table:table-cell>
          <table:table-cell office:value-type="float" office:value="-3.00066374" calcext:value-type="float">
            <text:p>-3,00066374</text:p>
          </table:table-cell>
          <table:table-cell office:value-type="float" office:value="-3.00334991" calcext:value-type="float">
            <text:p>-3,003349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11206" calcext:value-type="float">
            <text:p>1624632840,11206</text:p>
          </table:table-cell>
          <table:table-cell table:formula="of:=ROUND([.A400]-[$menor.$A$1];1)" office:value-type="float" office:value="39.8" calcext:value-type="float">
            <text:p>39,8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82173" calcext:value-type="float">
            <text:p>-2,82173</text:p>
          </table:table-cell>
          <table:table-cell office:value-type="float" office:value="-2.839675" calcext:value-type="float">
            <text:p>-2,839675</text:p>
          </table:table-cell>
          <table:table-cell office:value-type="float" office:value="0.24732955" calcext:value-type="float">
            <text:p>0,24732955</text:p>
          </table:table-cell>
          <table:table-cell office:value-type="float" office:value="0" calcext:value-type="float">
            <text:p>0</text:p>
          </table:table-cell>
          <table:table-cell office:value-type="float" office:value="-3.00057968" calcext:value-type="float">
            <text:p>-3,00057968</text:p>
          </table:table-cell>
          <table:table-cell office:value-type="float" office:value="-3.00247364" calcext:value-type="float">
            <text:p>-3,002473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212" calcext:value-type="float">
            <text:p>1624632840,212</text:p>
          </table:table-cell>
          <table:table-cell table:formula="of:=ROUND([.A401]-[$menor.$A$1];1)" office:value-type="float" office:value="39.9" calcext:value-type="float">
            <text:p>39,9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2.82367" calcext:value-type="float">
            <text:p>-2,82367</text:p>
          </table:table-cell>
          <table:table-cell office:value-type="float" office:value="-2.841615" calcext:value-type="float">
            <text:p>-2,841615</text:p>
          </table:table-cell>
          <table:table-cell office:value-type="float" office:value="0.24523847" calcext:value-type="float">
            <text:p>0,24523847</text:p>
          </table:table-cell>
          <table:table-cell office:value-type="float" office:value="0" calcext:value-type="float">
            <text:p>0</text:p>
          </table:table-cell>
          <table:table-cell office:value-type="float" office:value="-3.00097477" calcext:value-type="float">
            <text:p>-3,00097477</text:p>
          </table:table-cell>
          <table:table-cell office:value-type="float" office:value="-3.00300443" calcext:value-type="float">
            <text:p>-3,0030044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3119" calcext:value-type="float">
            <text:p>1624632840,3119</text:p>
          </table:table-cell>
          <table:table-cell table:formula="of:=ROUND([.A402]-[$menor.$A$1];1)" office:value-type="float" office:value="40" calcext:value-type="float">
            <text:p>40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2.82561" calcext:value-type="float">
            <text:p>-2,82561</text:p>
          </table:table-cell>
          <table:table-cell office:value-type="float" office:value="-2.842585" calcext:value-type="float">
            <text:p>-2,842585</text:p>
          </table:table-cell>
          <table:table-cell office:value-type="float" office:value="0.24249861" calcext:value-type="float">
            <text:p>0,24249861</text:p>
          </table:table-cell>
          <table:table-cell office:value-type="float" office:value="0" calcext:value-type="float">
            <text:p>0</text:p>
          </table:table-cell>
          <table:table-cell office:value-type="float" office:value="-3.00089053" calcext:value-type="float">
            <text:p>-3,00089053</text:p>
          </table:table-cell>
          <table:table-cell office:value-type="float" office:value="-3.003098" calcext:value-type="float">
            <text:p>-3,003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41218" calcext:value-type="float">
            <text:p>1624632840,41218</text:p>
          </table:table-cell>
          <table:table-cell table:formula="of:=ROUND([.A403]-[$menor.$A$1];1)" office:value-type="float" office:value="40.1" calcext:value-type="float">
            <text:p>40,1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2.82658" calcext:value-type="float">
            <text:p>-2,82658</text:p>
          </table:table-cell>
          <table:table-cell office:value-type="float" office:value="-2.844525" calcext:value-type="float">
            <text:p>-2,844525</text:p>
          </table:table-cell>
          <table:table-cell office:value-type="float" office:value="0.23975883" calcext:value-type="float">
            <text:p>0,23975883</text:p>
          </table:table-cell>
          <table:table-cell office:value-type="float" office:value="0" calcext:value-type="float">
            <text:p>0</text:p>
          </table:table-cell>
          <table:table-cell office:value-type="float" office:value="-3.00080636" calcext:value-type="float">
            <text:p>-3,00080636</text:p>
          </table:table-cell>
          <table:table-cell office:value-type="float" office:value="-3.00319163" calcext:value-type="float">
            <text:p>-3,003191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51242" calcext:value-type="float">
            <text:p>1624632840,51242</text:p>
          </table:table-cell>
          <table:table-cell table:formula="of:=ROUND([.A404]-[$menor.$A$1];1)" office:value-type="float" office:value="40.2" calcext:value-type="float">
            <text:p>40,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2.82852" calcext:value-type="float">
            <text:p>-2,82852</text:p>
          </table:table-cell>
          <table:table-cell office:value-type="float" office:value="-2.84695" calcext:value-type="float">
            <text:p>-2,84695</text:p>
          </table:table-cell>
          <table:table-cell office:value-type="float" office:value="0.23701915" calcext:value-type="float">
            <text:p>0,23701915</text:p>
          </table:table-cell>
          <table:table-cell office:value-type="float" office:value="0" calcext:value-type="float">
            <text:p>0</text:p>
          </table:table-cell>
          <table:table-cell office:value-type="float" office:value="-3.00072225" calcext:value-type="float">
            <text:p>-3,00072225</text:p>
          </table:table-cell>
          <table:table-cell office:value-type="float" office:value="-3.00231533" calcext:value-type="float">
            <text:p>-3,002315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61174" calcext:value-type="float">
            <text:p>1624632840,61174</text:p>
          </table:table-cell>
          <table:table-cell table:formula="of:=ROUND([.A405]-[$menor.$A$1];1)" office:value-type="float" office:value="40.3" calcext:value-type="float">
            <text:p>40,3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2.830945" calcext:value-type="float">
            <text:p>-2,830945</text:p>
          </table:table-cell>
          <table:table-cell office:value-type="float" office:value="-2.84792" calcext:value-type="float">
            <text:p>-2,84792</text:p>
          </table:table-cell>
          <table:table-cell office:value-type="float" office:value="0.2349284" calcext:value-type="float">
            <text:p>0,2349284</text:p>
          </table:table-cell>
          <table:table-cell office:value-type="float" office:value="0" calcext:value-type="float">
            <text:p>0</text:p>
          </table:table-cell>
          <table:table-cell office:value-type="float" office:value="-3.00014758" calcext:value-type="float">
            <text:p>-3,00014758</text:p>
          </table:table-cell>
          <table:table-cell office:value-type="float" office:value="-3.00284634" calcext:value-type="float">
            <text:p>-3,002846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71199" calcext:value-type="float">
            <text:p>1624632840,71199</text:p>
          </table:table-cell>
          <table:table-cell table:formula="of:=ROUND([.A406]-[$menor.$A$1];1)" office:value-type="float" office:value="40.4" calcext:value-type="float">
            <text:p>40,4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2.832885" calcext:value-type="float">
            <text:p>-2,832885</text:p>
          </table:table-cell>
          <table:table-cell office:value-type="float" office:value="-2.84986" calcext:value-type="float">
            <text:p>-2,84986</text:p>
          </table:table-cell>
          <table:table-cell office:value-type="float" office:value="0.2329098" calcext:value-type="float">
            <text:p>0,2329098</text:p>
          </table:table-cell>
          <table:table-cell office:value-type="float" office:value="0" calcext:value-type="float">
            <text:p>0</text:p>
          </table:table-cell>
          <table:table-cell office:value-type="float" office:value="-3.00059622" calcext:value-type="float">
            <text:p>-3,00059622</text:p>
          </table:table-cell>
          <table:table-cell office:value-type="float" office:value="-3.00391098" calcext:value-type="float">
            <text:p>-3,0039109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0.81224" calcext:value-type="float">
            <text:p>1624632840,81224</text:p>
          </table:table-cell>
          <table:table-cell table:formula="of:=ROUND([.A407]-[$menor.$A$1];1)" office:value-type="float" office:value="40.5" calcext:value-type="float">
            <text:p>40,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2.834825" calcext:value-type="float">
            <text:p>-2,834825</text:p>
          </table:table-cell>
          <table:table-cell office:value-type="float" office:value="-2.85083" calcext:value-type="float">
            <text:p>-2,85083</text:p>
          </table:table-cell>
          <table:table-cell office:value-type="float" office:value="0.2298471" calcext:value-type="float">
            <text:p>0,2298471</text:p>
          </table:table-cell>
          <table:table-cell office:value-type="float" office:value="-1" calcext:value-type="float">
            <text:p>-1</text:p>
          </table:table-cell>
          <table:table-cell office:value-type="float" office:value="-3.00343593" calcext:value-type="float">
            <text:p>-3,00343593</text:p>
          </table:table-cell>
          <table:table-cell office:value-type="float" office:value="-2.99982974" calcext:value-type="float">
            <text:p>-2,9998297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0.91252" calcext:value-type="float">
            <text:p>1624632840,91252</text:p>
          </table:table-cell>
          <table:table-cell table:formula="of:=ROUND([.A408]-[$menor.$A$1];1)" office:value-type="float" office:value="40.6" calcext:value-type="float">
            <text:p>40,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2.835795" calcext:value-type="float">
            <text:p>-2,835795</text:p>
          </table:table-cell>
          <table:table-cell office:value-type="float" office:value="-2.85277" calcext:value-type="float">
            <text:p>-2,85277</text:p>
          </table:table-cell>
          <table:table-cell office:value-type="float" office:value="0.22739376" calcext:value-type="float">
            <text:p>0,22739376</text:p>
          </table:table-cell>
          <table:table-cell office:value-type="float" office:value="0" calcext:value-type="float">
            <text:p>0</text:p>
          </table:table-cell>
          <table:table-cell office:value-type="float" office:value="-3.00088591" calcext:value-type="float">
            <text:p>-3,00088591</text:p>
          </table:table-cell>
          <table:table-cell office:value-type="float" office:value="-3.00310365" calcext:value-type="float">
            <text:p>-3,003103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01277" calcext:value-type="float">
            <text:p>1624632841,01277</text:p>
          </table:table-cell>
          <table:table-cell table:formula="of:=ROUND([.A409]-[$menor.$A$1];1)" office:value-type="float" office:value="40.7" calcext:value-type="float">
            <text:p>40,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2.837735" calcext:value-type="float">
            <text:p>-2,837735</text:p>
          </table:table-cell>
          <table:table-cell office:value-type="float" office:value="-2.85374" calcext:value-type="float">
            <text:p>-2,85374</text:p>
          </table:table-cell>
          <table:table-cell office:value-type="float" office:value="0.22465405" calcext:value-type="float">
            <text:p>0,22465405</text:p>
          </table:table-cell>
          <table:table-cell office:value-type="float" office:value="0" calcext:value-type="float">
            <text:p>0</text:p>
          </table:table-cell>
          <table:table-cell office:value-type="float" office:value="-3.00080178" calcext:value-type="float">
            <text:p>-3,00080178</text:p>
          </table:table-cell>
          <table:table-cell office:value-type="float" office:value="-3.00222732" calcext:value-type="float">
            <text:p>-3,0022273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11303" calcext:value-type="float">
            <text:p>1624632841,11303</text:p>
          </table:table-cell>
          <table:table-cell table:formula="of:=ROUND([.A410]-[$menor.$A$1];1)" office:value-type="float" office:value="40.8" calcext:value-type="float">
            <text:p>40,8</text:p>
          </table:table-cell>
          <table:table-cell office:value-type="float" office:value="0.0225" calcext:value-type="float">
            <text:p>0,02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839675" calcext:value-type="float">
            <text:p>-2,839675</text:p>
          </table:table-cell>
          <table:table-cell office:value-type="float" office:value="-2.85568" calcext:value-type="float">
            <text:p>-2,85568</text:p>
          </table:table-cell>
          <table:table-cell office:value-type="float" office:value="0.2225634" calcext:value-type="float">
            <text:p>0,2225634</text:p>
          </table:table-cell>
          <table:table-cell office:value-type="float" office:value="0" calcext:value-type="float">
            <text:p>0</text:p>
          </table:table-cell>
          <table:table-cell office:value-type="float" office:value="-3.00022719" calcext:value-type="float">
            <text:p>-3,00022719</text:p>
          </table:table-cell>
          <table:table-cell office:value-type="float" office:value="-3.00275841" calcext:value-type="float">
            <text:p>-3,0027584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21334" calcext:value-type="float">
            <text:p>1624632841,21334</text:p>
          </table:table-cell>
          <table:table-cell table:formula="of:=ROUND([.A411]-[$menor.$A$1];1)" office:value-type="float" office:value="40.9" calcext:value-type="float">
            <text:p>40,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2.841615" calcext:value-type="float">
            <text:p>-2,841615</text:p>
          </table:table-cell>
          <table:table-cell office:value-type="float" office:value="-2.85665" calcext:value-type="float">
            <text:p>-2,85665</text:p>
          </table:table-cell>
          <table:table-cell office:value-type="float" office:value="0.22054468" calcext:value-type="float">
            <text:p>0,22054468</text:p>
          </table:table-cell>
          <table:table-cell office:value-type="float" office:value="0" calcext:value-type="float">
            <text:p>0</text:p>
          </table:table-cell>
          <table:table-cell office:value-type="float" office:value="-3.00067574" calcext:value-type="float">
            <text:p>-3,00067574</text:p>
          </table:table-cell>
          <table:table-cell office:value-type="float" office:value="-3.00236796" calcext:value-type="float">
            <text:p>-3,002367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31359" calcext:value-type="float">
            <text:p>1624632841,31359</text:p>
          </table:table-cell>
          <table:table-cell table:formula="of:=ROUND([.A412]-[$menor.$A$1];1)"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2.842585" calcext:value-type="float">
            <text:p>-2,842585</text:p>
          </table:table-cell>
          <table:table-cell office:value-type="float" office:value="-2.85859" calcext:value-type="float">
            <text:p>-2,85859</text:p>
          </table:table-cell>
          <table:table-cell office:value-type="float" office:value="0.21845347" calcext:value-type="float">
            <text:p>0,21845347</text:p>
          </table:table-cell>
          <table:table-cell office:value-type="float" office:value="0" calcext:value-type="float">
            <text:p>0</text:p>
          </table:table-cell>
          <table:table-cell office:value-type="float" office:value="-3.00107073" calcext:value-type="float">
            <text:p>-3,00107073</text:p>
          </table:table-cell>
          <table:table-cell office:value-type="float" office:value="-3.00289867" calcext:value-type="float">
            <text:p>-3,002898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41391" calcext:value-type="float">
            <text:p>1624632841,41391</text:p>
          </table:table-cell>
          <table:table-cell table:formula="of:=ROUND([.A413]-[$menor.$A$1];1)" office:value-type="float" office:value="41.1" calcext:value-type="float">
            <text:p>41,1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2.844525" calcext:value-type="float">
            <text:p>-2,844525</text:p>
          </table:table-cell>
          <table:table-cell office:value-type="float" office:value="-2.85956" calcext:value-type="float">
            <text:p>-2,85956</text:p>
          </table:table-cell>
          <table:table-cell office:value-type="float" office:value="0.21571362" calcext:value-type="float">
            <text:p>0,21571362</text:p>
          </table:table-cell>
          <table:table-cell office:value-type="float" office:value="0" calcext:value-type="float">
            <text:p>0</text:p>
          </table:table-cell>
          <table:table-cell office:value-type="float" office:value="-3.0009865" calcext:value-type="float">
            <text:p>-3,0009865</text:p>
          </table:table-cell>
          <table:table-cell office:value-type="float" office:value="-3.00202225" calcext:value-type="float">
            <text:p>-3,0020222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51416" calcext:value-type="float">
            <text:p>1624632841,51416</text:p>
          </table:table-cell>
          <table:table-cell table:formula="of:=ROUND([.A414]-[$menor.$A$1];1)" office:value-type="float" office:value="41.2" calcext:value-type="float">
            <text:p>41,2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2.84598" calcext:value-type="float">
            <text:p>-2,84598</text:p>
          </table:table-cell>
          <table:table-cell office:value-type="float" office:value="-2.861985" calcext:value-type="float">
            <text:p>-2,861985</text:p>
          </table:table-cell>
          <table:table-cell office:value-type="float" office:value="0.21362357" calcext:value-type="float">
            <text:p>0,21362357</text:p>
          </table:table-cell>
          <table:table-cell office:value-type="float" office:value="0" calcext:value-type="float">
            <text:p>0</text:p>
          </table:table-cell>
          <table:table-cell office:value-type="float" office:value="-3.00041235" calcext:value-type="float">
            <text:p>-3,00041235</text:p>
          </table:table-cell>
          <table:table-cell office:value-type="float" office:value="-3.00255374" calcext:value-type="float">
            <text:p>-3,0025537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61452" calcext:value-type="float">
            <text:p>1624632841,61452</text:p>
          </table:table-cell>
          <table:table-cell table:formula="of:=ROUND([.A415]-[$menor.$A$1];1)" office:value-type="float" office:value="41.3" calcext:value-type="float">
            <text:p>41,3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2.84792" calcext:value-type="float">
            <text:p>-2,84792</text:p>
          </table:table-cell>
          <table:table-cell office:value-type="float" office:value="-2.862955" calcext:value-type="float">
            <text:p>-2,862955</text:p>
          </table:table-cell>
          <table:table-cell office:value-type="float" office:value="0.21160404" calcext:value-type="float">
            <text:p>0,21160404</text:p>
          </table:table-cell>
          <table:table-cell office:value-type="float" office:value="0" calcext:value-type="float">
            <text:p>0</text:p>
          </table:table-cell>
          <table:table-cell office:value-type="float" office:value="-3.0008603" calcext:value-type="float">
            <text:p>-3,0008603</text:p>
          </table:table-cell>
          <table:table-cell office:value-type="float" office:value="-3.00216275" calcext:value-type="float">
            <text:p>-3,0021627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71378" calcext:value-type="float">
            <text:p>1624632841,71378</text:p>
          </table:table-cell>
          <table:table-cell table:formula="of:=ROUND([.A416]-[$menor.$A$1];1)" office:value-type="float" office:value="41.4" calcext:value-type="float">
            <text:p>41,4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2.84986" calcext:value-type="float">
            <text:p>-2,84986</text:p>
          </table:table-cell>
          <table:table-cell office:value-type="float" office:value="-2.864895" calcext:value-type="float">
            <text:p>-2,864895</text:p>
          </table:table-cell>
          <table:table-cell office:value-type="float" office:value="0.20951341" calcext:value-type="float">
            <text:p>0,20951341</text:p>
          </table:table-cell>
          <table:table-cell office:value-type="float" office:value="0" calcext:value-type="float">
            <text:p>0</text:p>
          </table:table-cell>
          <table:table-cell office:value-type="float" office:value="-3.00077072" calcext:value-type="float">
            <text:p>-3,00077072</text:p>
          </table:table-cell>
          <table:table-cell office:value-type="float" office:value="-3.00317885" calcext:value-type="float">
            <text:p>-3,003178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1.81402" calcext:value-type="float">
            <text:p>1624632841,81402</text:p>
          </table:table-cell>
          <table:table-cell table:formula="of:=ROUND([.A417]-[$menor.$A$1];1)" office:value-type="float" office:value="41.5" calcext:value-type="float">
            <text:p>41,5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2.85083" calcext:value-type="float">
            <text:p>-2,85083</text:p>
          </table:table-cell>
          <table:table-cell office:value-type="float" office:value="-2.865865" calcext:value-type="float">
            <text:p>-2,865865</text:p>
          </table:table-cell>
          <table:table-cell office:value-type="float" office:value="0.20680982" calcext:value-type="float">
            <text:p>0,20680982</text:p>
          </table:table-cell>
          <table:table-cell office:value-type="float" office:value="-1" calcext:value-type="float">
            <text:p>-1</text:p>
          </table:table-cell>
          <table:table-cell office:value-type="float" office:value="-3.00312238" calcext:value-type="float">
            <text:p>-3,00312238</text:p>
          </table:table-cell>
          <table:table-cell office:value-type="float" office:value="-2.99963902" calcext:value-type="float">
            <text:p>-2,9996390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1.91428" calcext:value-type="float">
            <text:p>1624632841,91428</text:p>
          </table:table-cell>
          <table:table-cell table:formula="of:=ROUND([.A418]-[$menor.$A$1];1)" office:value-type="float" office:value="41.6" calcext:value-type="float">
            <text:p>41,6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2.85277" calcext:value-type="float">
            <text:p>-2,85277</text:p>
          </table:table-cell>
          <table:table-cell office:value-type="float" office:value="-2.867805" calcext:value-type="float">
            <text:p>-2,867805</text:p>
          </table:table-cell>
          <table:table-cell office:value-type="float" office:value="0.20471849" calcext:value-type="float">
            <text:p>0,20471849</text:p>
          </table:table-cell>
          <table:table-cell office:value-type="float" office:value="0" calcext:value-type="float">
            <text:p>0</text:p>
          </table:table-cell>
          <table:table-cell office:value-type="float" office:value="-3.00110818" calcext:value-type="float">
            <text:p>-3,00110818</text:p>
          </table:table-cell>
          <table:table-cell office:value-type="float" office:value="-3.00285748" calcext:value-type="float">
            <text:p>-3,002857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01403" calcext:value-type="float">
            <text:p>1624632842,01403</text:p>
          </table:table-cell>
          <table:table-cell table:formula="of:=ROUND([.A419]-[$menor.$A$1];1)" office:value-type="float" office:value="41.7" calcext:value-type="float">
            <text:p>41,7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2.85374" calcext:value-type="float">
            <text:p>-2,85374</text:p>
          </table:table-cell>
          <table:table-cell office:value-type="float" office:value="-2.868775" calcext:value-type="float">
            <text:p>-2,868775</text:p>
          </table:table-cell>
          <table:table-cell office:value-type="float" office:value="0.20197867" calcext:value-type="float">
            <text:p>0,20197867</text:p>
          </table:table-cell>
          <table:table-cell office:value-type="float" office:value="0" calcext:value-type="float">
            <text:p>0</text:p>
          </table:table-cell>
          <table:table-cell office:value-type="float" office:value="-3.00005397" calcext:value-type="float">
            <text:p>-3,00005397</text:p>
          </table:table-cell>
          <table:table-cell office:value-type="float" office:value="-3.00198108" calcext:value-type="float">
            <text:p>-3,001981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11376" calcext:value-type="float">
            <text:p>1624632842,11376</text:p>
          </table:table-cell>
          <table:table-cell table:formula="of:=ROUND([.A420]-[$menor.$A$1];1)" office:value-type="float" office:value="41.8" calcext:value-type="float">
            <text:p>41,8</text:p>
          </table:table-cell>
          <table:table-cell office:value-type="float" office:value="0.0205" calcext:value-type="float">
            <text:p>0,02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85568" calcext:value-type="float">
            <text:p>-2,85568</text:p>
          </table:table-cell>
          <table:table-cell office:value-type="float" office:value="-2.869745" calcext:value-type="float">
            <text:p>-2,869745</text:p>
          </table:table-cell>
          <table:table-cell office:value-type="float" office:value="0.20060879" calcext:value-type="float">
            <text:p>0,20060879</text:p>
          </table:table-cell>
          <table:table-cell office:value-type="float" office:value="0" calcext:value-type="float">
            <text:p>0</text:p>
          </table:table-cell>
          <table:table-cell office:value-type="float" office:value="-3.00098189" calcext:value-type="float">
            <text:p>-3,00098189</text:p>
          </table:table-cell>
          <table:table-cell office:value-type="float" office:value="-3.0029979" calcext:value-type="float">
            <text:p>-3,00299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21401" calcext:value-type="float">
            <text:p>1624632842,21401</text:p>
          </table:table-cell>
          <table:table-cell table:formula="of:=ROUND([.A421]-[$menor.$A$1];1)" office:value-type="float" office:value="41.9" calcext:value-type="float">
            <text:p>41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2.85665" calcext:value-type="float">
            <text:p>-2,85665</text:p>
          </table:table-cell>
          <table:table-cell office:value-type="float" office:value="-2.871685" calcext:value-type="float">
            <text:p>-2,871685</text:p>
          </table:table-cell>
          <table:table-cell office:value-type="float" office:value="0.19786912" calcext:value-type="float">
            <text:p>0,19786912</text:p>
          </table:table-cell>
          <table:table-cell office:value-type="float" office:value="0" calcext:value-type="float">
            <text:p>0</text:p>
          </table:table-cell>
          <table:table-cell office:value-type="float" office:value="-2.9999278" calcext:value-type="float">
            <text:p>-2,9999278</text:p>
          </table:table-cell>
          <table:table-cell office:value-type="float" office:value="-3.00212161" calcext:value-type="float">
            <text:p>-3,002121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31428" calcext:value-type="float">
            <text:p>1624632842,31428</text:p>
          </table:table-cell>
          <table:table-cell table:formula="of:=ROUND([.A422]-[$menor.$A$1];1)" office:value-type="float" office:value="42" calcext:value-type="float">
            <text:p>4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2.85859" calcext:value-type="float">
            <text:p>-2,85859</text:p>
          </table:table-cell>
          <table:table-cell office:value-type="float" office:value="-2.872655" calcext:value-type="float">
            <text:p>-2,872655</text:p>
          </table:table-cell>
          <table:table-cell office:value-type="float" office:value="0.19649933" calcext:value-type="float">
            <text:p>0,19649933</text:p>
          </table:table-cell>
          <table:table-cell office:value-type="float" office:value="0" calcext:value-type="float">
            <text:p>0</text:p>
          </table:table-cell>
          <table:table-cell office:value-type="float" office:value="-3.00085578" calcext:value-type="float">
            <text:p>-3,00085578</text:p>
          </table:table-cell>
          <table:table-cell office:value-type="float" office:value="-3.00216849" calcext:value-type="float">
            <text:p>-3,0021684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41431" calcext:value-type="float">
            <text:p>1624632842,41431</text:p>
          </table:table-cell>
          <table:table-cell table:formula="of:=ROUND([.A423]-[$menor.$A$1];1)" office:value-type="float" office:value="42.1" calcext:value-type="float">
            <text:p>42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2.85956" calcext:value-type="float">
            <text:p>-2,85956</text:p>
          </table:table-cell>
          <table:table-cell office:value-type="float" office:value="-2.873625" calcext:value-type="float">
            <text:p>-2,873625</text:p>
          </table:table-cell>
          <table:table-cell office:value-type="float" office:value="0.1944084" calcext:value-type="float">
            <text:p>0,1944084</text:p>
          </table:table-cell>
          <table:table-cell office:value-type="float" office:value="0" calcext:value-type="float">
            <text:p>0</text:p>
          </table:table-cell>
          <table:table-cell office:value-type="float" office:value="-3.00028098" calcext:value-type="float">
            <text:p>-3,00028098</text:p>
          </table:table-cell>
          <table:table-cell office:value-type="float" office:value="-3.00269938" calcext:value-type="float">
            <text:p>-3,002699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51458" calcext:value-type="float">
            <text:p>1624632842,51458</text:p>
          </table:table-cell>
          <table:table-cell table:formula="of:=ROUND([.A424]-[$menor.$A$1];1)" office:value-type="float" office:value="42.2" calcext:value-type="float">
            <text:p>42,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2.861985" calcext:value-type="float">
            <text:p>-2,861985</text:p>
          </table:table-cell>
          <table:table-cell office:value-type="float" office:value="-2.875565" calcext:value-type="float">
            <text:p>-2,875565</text:p>
          </table:table-cell>
          <table:table-cell office:value-type="float" office:value="0.19239013" calcext:value-type="float">
            <text:p>0,19239013</text:p>
          </table:table-cell>
          <table:table-cell office:value-type="float" office:value="-1" calcext:value-type="float">
            <text:p>-1</text:p>
          </table:table-cell>
          <table:table-cell office:value-type="float" office:value="-3.00297099" calcext:value-type="float">
            <text:p>-3,00297099</text:p>
          </table:table-cell>
          <table:table-cell office:value-type="float" office:value="-2.99980881" calcext:value-type="float">
            <text:p>-2,99980881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2.61489" calcext:value-type="float">
            <text:p>1624632842,61489</text:p>
          </table:table-cell>
          <table:table-cell table:formula="of:=ROUND([.A425]-[$menor.$A$1];1)" office:value-type="float" office:value="42.3" calcext:value-type="float">
            <text:p>42,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2.862955" calcext:value-type="float">
            <text:p>-2,862955</text:p>
          </table:table-cell>
          <table:table-cell office:value-type="float" office:value="-2.876535" calcext:value-type="float">
            <text:p>-2,876535</text:p>
          </table:table-cell>
          <table:table-cell office:value-type="float" office:value="0.19029854" calcext:value-type="float">
            <text:p>0,19029854</text:p>
          </table:table-cell>
          <table:table-cell office:value-type="float" office:value="0" calcext:value-type="float">
            <text:p>0</text:p>
          </table:table-cell>
          <table:table-cell office:value-type="float" office:value="-3.00015457" calcext:value-type="float">
            <text:p>-3,00015457</text:p>
          </table:table-cell>
          <table:table-cell office:value-type="float" office:value="-3.00186969" calcext:value-type="float">
            <text:p>-3,0018696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71519" calcext:value-type="float">
            <text:p>1624632842,71519</text:p>
          </table:table-cell>
          <table:table-cell table:formula="of:=ROUND([.A426]-[$menor.$A$1];1)" office:value-type="float" office:value="42.4" calcext:value-type="float">
            <text:p>42,4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2.864895" calcext:value-type="float">
            <text:p>-2,864895</text:p>
          </table:table-cell>
          <table:table-cell office:value-type="float" office:value="-2.87799" calcext:value-type="float">
            <text:p>-2,87799</text:p>
          </table:table-cell>
          <table:table-cell office:value-type="float" office:value="0.18892865" calcext:value-type="float">
            <text:p>0,18892865</text:p>
          </table:table-cell>
          <table:table-cell office:value-type="float" office:value="0" calcext:value-type="float">
            <text:p>0</text:p>
          </table:table-cell>
          <table:table-cell office:value-type="float" office:value="-3.00156748" calcext:value-type="float">
            <text:p>-3,00156748</text:p>
          </table:table-cell>
          <table:table-cell office:value-type="float" office:value="-3.0028865" calcext:value-type="float">
            <text:p>-3,002886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81544" calcext:value-type="float">
            <text:p>1624632842,81544</text:p>
          </table:table-cell>
          <table:table-cell table:formula="of:=ROUND([.A427]-[$menor.$A$1];1)" office:value-type="float" office:value="42.5" calcext:value-type="float">
            <text:p>42,5</text:p>
          </table:table-cell>
          <table:table-cell office:value-type="float" office:value="0.0185" calcext:value-type="float">
            <text:p>0,01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865865" calcext:value-type="float">
            <text:p>-2,865865</text:p>
          </table:table-cell>
          <table:table-cell office:value-type="float" office:value="-2.87993" calcext:value-type="float">
            <text:p>-2,87993</text:p>
          </table:table-cell>
          <table:table-cell office:value-type="float" office:value="0.18582845" calcext:value-type="float">
            <text:p>0,18582845</text:p>
          </table:table-cell>
          <table:table-cell office:value-type="float" office:value="0" calcext:value-type="float">
            <text:p>0</text:p>
          </table:table-cell>
          <table:table-cell office:value-type="float" office:value="-3.00024702" calcext:value-type="float">
            <text:p>-3,00024702</text:p>
          </table:table-cell>
          <table:table-cell office:value-type="float" office:value="-3.00176724" calcext:value-type="float">
            <text:p>-3,001767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2.91473" calcext:value-type="float">
            <text:p>1624632842,91473</text:p>
          </table:table-cell>
          <table:table-cell table:formula="of:=ROUND([.A428]-[$menor.$A$1];1)" office:value-type="float" office:value="42.6" calcext:value-type="float">
            <text:p>42,6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2.867805" calcext:value-type="float">
            <text:p>-2,867805</text:p>
          </table:table-cell>
          <table:table-cell office:value-type="float" office:value="-2.8809" calcext:value-type="float">
            <text:p>-2,8809</text:p>
          </table:table-cell>
          <table:table-cell office:value-type="float" office:value="0.18445849" calcext:value-type="float">
            <text:p>0,18445849</text:p>
          </table:table-cell>
          <table:table-cell office:value-type="float" office:value="0" calcext:value-type="float">
            <text:p>0</text:p>
          </table:table-cell>
          <table:table-cell office:value-type="float" office:value="-3.00117488" calcext:value-type="float">
            <text:p>-3,00117488</text:p>
          </table:table-cell>
          <table:table-cell office:value-type="float" office:value="-3.00229901" calcext:value-type="float">
            <text:p>-3,0022990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015" calcext:value-type="float">
            <text:p>1624632843,015</text:p>
          </table:table-cell>
          <table:table-cell table:formula="of:=ROUND([.A429]-[$menor.$A$1];1)" office:value-type="float" office:value="42.7" calcext:value-type="float">
            <text:p>42,7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2.868775" calcext:value-type="float">
            <text:p>-2,868775</text:p>
          </table:table-cell>
          <table:table-cell office:value-type="float" office:value="-2.88187" calcext:value-type="float">
            <text:p>-2,88187</text:p>
          </table:table-cell>
          <table:table-cell office:value-type="float" office:value="0.1820434" calcext:value-type="float">
            <text:p>0,1820434</text:p>
          </table:table-cell>
          <table:table-cell office:value-type="float" office:value="0" calcext:value-type="float">
            <text:p>0</text:p>
          </table:table-cell>
          <table:table-cell office:value-type="float" office:value="-3.00036059" calcext:value-type="float">
            <text:p>-3,00036059</text:p>
          </table:table-cell>
          <table:table-cell office:value-type="float" office:value="-3.00261145" calcext:value-type="float">
            <text:p>-3,00261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1153" calcext:value-type="float">
            <text:p>1624632843,1153</text:p>
          </table:table-cell>
          <table:table-cell table:formula="of:=ROUND([.A430]-[$menor.$A$1];1)" office:value-type="float" office:value="42.8" calcext:value-type="float">
            <text:p>42,8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2.870715" calcext:value-type="float">
            <text:p>-2,870715</text:p>
          </table:table-cell>
          <table:table-cell office:value-type="float" office:value="-2.88284" calcext:value-type="float">
            <text:p>-2,88284</text:p>
          </table:table-cell>
          <table:table-cell office:value-type="float" office:value="0.18002501" calcext:value-type="float">
            <text:p>0,18002501</text:p>
          </table:table-cell>
          <table:table-cell office:value-type="float" office:value="-1" calcext:value-type="float">
            <text:p>-1</text:p>
          </table:table-cell>
          <table:table-cell office:value-type="float" office:value="-3.00290647" calcext:value-type="float">
            <text:p>-3,00290647</text:p>
          </table:table-cell>
          <table:table-cell office:value-type="float" office:value="-2.9998815" calcext:value-type="float">
            <text:p>-2,999881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3.21553" calcext:value-type="float">
            <text:p>1624632843,21553</text:p>
          </table:table-cell>
          <table:table-cell table:formula="of:=ROUND([.A431]-[$menor.$A$1];1)" office:value-type="float" office:value="42.9" calcext:value-type="float">
            <text:p>42,9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2.871685" calcext:value-type="float">
            <text:p>-2,871685</text:p>
          </table:table-cell>
          <table:table-cell office:value-type="float" office:value="-2.88478" calcext:value-type="float">
            <text:p>-2,88478</text:p>
          </table:table-cell>
          <table:table-cell office:value-type="float" office:value="0.1779335" calcext:value-type="float">
            <text:p>0,1779335</text:p>
          </table:table-cell>
          <table:table-cell office:value-type="float" office:value="0" calcext:value-type="float">
            <text:p>0</text:p>
          </table:table-cell>
          <table:table-cell office:value-type="float" office:value="-3.00023415" calcext:value-type="float">
            <text:p>-3,00023415</text:p>
          </table:table-cell>
          <table:table-cell office:value-type="float" office:value="-3.00178173" calcext:value-type="float">
            <text:p>-3,001781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31582" calcext:value-type="float">
            <text:p>1624632843,31582</text:p>
          </table:table-cell>
          <table:table-cell table:formula="of:=ROUND([.A432]-[$menor.$A$1];1)"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2.872655" calcext:value-type="float">
            <text:p>-2,872655</text:p>
          </table:table-cell>
          <table:table-cell office:value-type="float" office:value="-2.88575" calcext:value-type="float">
            <text:p>-2,88575</text:p>
          </table:table-cell>
          <table:table-cell office:value-type="float" office:value="0.17656358" calcext:value-type="float">
            <text:p>0,17656358</text:p>
          </table:table-cell>
          <table:table-cell office:value-type="float" office:value="0" calcext:value-type="float">
            <text:p>0</text:p>
          </table:table-cell>
          <table:table-cell office:value-type="float" office:value="-3.00116203" calcext:value-type="float">
            <text:p>-3,00116203</text:p>
          </table:table-cell>
          <table:table-cell office:value-type="float" office:value="-3.00182852" calcext:value-type="float">
            <text:p>-3,001828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41589" calcext:value-type="float">
            <text:p>1624632843,41589</text:p>
          </table:table-cell>
          <table:table-cell table:formula="of:=ROUND([.A433]-[$menor.$A$1];1)" office:value-type="float" office:value="43.1" calcext:value-type="float">
            <text:p>43,1</text:p>
          </table:table-cell>
          <table:table-cell office:value-type="float" office:value="0.0175" calcext:value-type="float">
            <text:p>0,01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874595" calcext:value-type="float">
            <text:p>-2,874595</text:p>
          </table:table-cell>
          <table:table-cell office:value-type="float" office:value="-2.88672" calcext:value-type="float">
            <text:p>-2,88672</text:p>
          </table:table-cell>
          <table:table-cell office:value-type="float" office:value="0.17447372" calcext:value-type="float">
            <text:p>0,17447372</text:p>
          </table:table-cell>
          <table:table-cell office:value-type="float" office:value="0" calcext:value-type="float">
            <text:p>0</text:p>
          </table:table-cell>
          <table:table-cell office:value-type="float" office:value="-3.00058803" calcext:value-type="float">
            <text:p>-3,00058803</text:p>
          </table:table-cell>
          <table:table-cell office:value-type="float" office:value="-3.00236014" calcext:value-type="float">
            <text:p>-3,002360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51615" calcext:value-type="float">
            <text:p>1624632843,51615</text:p>
          </table:table-cell>
          <table:table-cell table:formula="of:=ROUND([.A434]-[$menor.$A$1];1)" office:value-type="float" office:value="43.2" calcext:value-type="float">
            <text:p>43,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2.875565" calcext:value-type="float">
            <text:p>-2,875565</text:p>
          </table:table-cell>
          <table:table-cell office:value-type="float" office:value="-2.88769" calcext:value-type="float">
            <text:p>-2,88769</text:p>
          </table:table-cell>
          <table:table-cell office:value-type="float" office:value="0.17245401" calcext:value-type="float">
            <text:p>0,17245401</text:p>
          </table:table-cell>
          <table:table-cell office:value-type="float" office:value="0" calcext:value-type="float">
            <text:p>0</text:p>
          </table:table-cell>
          <table:table-cell office:value-type="float" office:value="-3.00006585" calcext:value-type="float">
            <text:p>-3,00006585</text:p>
          </table:table-cell>
          <table:table-cell office:value-type="float" office:value="-3.00196903" calcext:value-type="float">
            <text:p>-3,001969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61622" calcext:value-type="float">
            <text:p>1624632843,61622</text:p>
          </table:table-cell>
          <table:table-cell table:formula="of:=ROUND([.A435]-[$menor.$A$1];1)" office:value-type="float" office:value="43.3" calcext:value-type="float">
            <text:p>43,3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2.876535" calcext:value-type="float">
            <text:p>-2,876535</text:p>
          </table:table-cell>
          <table:table-cell office:value-type="float" office:value="-2.88866" calcext:value-type="float">
            <text:p>-2,88866</text:p>
          </table:table-cell>
          <table:table-cell office:value-type="float" office:value="0.17108423" calcext:value-type="float">
            <text:p>0,17108423</text:p>
          </table:table-cell>
          <table:table-cell office:value-type="float" office:value="0" calcext:value-type="float">
            <text:p>0</text:p>
          </table:table-cell>
          <table:table-cell office:value-type="float" office:value="-3.00099383" calcext:value-type="float">
            <text:p>-3,00099383</text:p>
          </table:table-cell>
          <table:table-cell office:value-type="float" office:value="-3.00201591" calcext:value-type="float">
            <text:p>-3,0020159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71643" calcext:value-type="float">
            <text:p>1624632843,71643</text:p>
          </table:table-cell>
          <table:table-cell table:formula="of:=ROUND([.A436]-[$menor.$A$1];1)" office:value-type="float" office:value="43.5" calcext:value-type="float">
            <text:p>43,5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7896" calcext:value-type="float">
            <text:p>-2,87896</text:p>
          </table:table-cell>
          <table:table-cell office:value-type="float" office:value="-2.8906" calcext:value-type="float">
            <text:p>-2,8906</text:p>
          </table:table-cell>
          <table:table-cell office:value-type="float" office:value="0.16899341" calcext:value-type="float">
            <text:p>0,16899341</text:p>
          </table:table-cell>
          <table:table-cell office:value-type="float" office:value="0" calcext:value-type="float">
            <text:p>0</text:p>
          </table:table-cell>
          <table:table-cell office:value-type="float" office:value="-3.00041912" calcext:value-type="float">
            <text:p>-3,00041912</text:p>
          </table:table-cell>
          <table:table-cell office:value-type="float" office:value="-3.00157689" calcext:value-type="float">
            <text:p>-3,001576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81622" calcext:value-type="float">
            <text:p>1624632843,81622</text:p>
          </table:table-cell>
          <table:table-cell table:formula="of:=ROUND([.A437]-[$menor.$A$1];1)" office:value-type="float" office:value="43.5" calcext:value-type="float">
            <text:p>43,5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7993" calcext:value-type="float">
            <text:p>-2,87993</text:p>
          </table:table-cell>
          <table:table-cell office:value-type="float" office:value="-2.89157" calcext:value-type="float">
            <text:p>-2,89157</text:p>
          </table:table-cell>
          <table:table-cell office:value-type="float" office:value="0.1676234" calcext:value-type="float">
            <text:p>0,1676234</text:p>
          </table:table-cell>
          <table:table-cell office:value-type="float" office:value="0" calcext:value-type="float">
            <text:p>0</text:p>
          </table:table-cell>
          <table:table-cell office:value-type="float" office:value="-3.00037694" calcext:value-type="float">
            <text:p>-3,00037694</text:p>
          </table:table-cell>
          <table:table-cell office:value-type="float" office:value="-3.00162362" calcext:value-type="float">
            <text:p>-3,0016236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3.91648" calcext:value-type="float">
            <text:p>1624632843,91648</text:p>
          </table:table-cell>
          <table:table-cell table:formula="of:=ROUND([.A438]-[$menor.$A$1];1)" office:value-type="float" office:value="43.7" calcext:value-type="float">
            <text:p>43,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809" calcext:value-type="float">
            <text:p>-2,8809</text:p>
          </table:table-cell>
          <table:table-cell office:value-type="float" office:value="-2.89254" calcext:value-type="float">
            <text:p>-2,89254</text:p>
          </table:table-cell>
          <table:table-cell office:value-type="float" office:value="0.16625343" calcext:value-type="float">
            <text:p>0,16625343</text:p>
          </table:table-cell>
          <table:table-cell office:value-type="float" office:value="0" calcext:value-type="float">
            <text:p>0</text:p>
          </table:table-cell>
          <table:table-cell office:value-type="float" office:value="-3.00178979" calcext:value-type="float">
            <text:p>-3,00178979</text:p>
          </table:table-cell>
          <table:table-cell office:value-type="float" office:value="-3.00264038" calcext:value-type="float">
            <text:p>-3,0026403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01573" calcext:value-type="float">
            <text:p>1624632844,01573</text:p>
          </table:table-cell>
          <table:table-cell table:formula="of:=ROUND([.A439]-[$menor.$A$1];1)" office:value-type="float" office:value="43.7" calcext:value-type="float">
            <text:p>43,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8187" calcext:value-type="float">
            <text:p>-2,88187</text:p>
          </table:table-cell>
          <table:table-cell office:value-type="float" office:value="-2.893995" calcext:value-type="float">
            <text:p>-2,893995</text:p>
          </table:table-cell>
          <table:table-cell office:value-type="float" office:value="0.16315342" calcext:value-type="float">
            <text:p>0,16315342</text:p>
          </table:table-cell>
          <table:table-cell office:value-type="float" office:value="0" calcext:value-type="float">
            <text:p>0</text:p>
          </table:table-cell>
          <table:table-cell office:value-type="float" office:value="-3.00046947" calcext:value-type="float">
            <text:p>-3,00046947</text:p>
          </table:table-cell>
          <table:table-cell office:value-type="float" office:value="-3.00152124" calcext:value-type="float">
            <text:p>-3,001521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116" calcext:value-type="float">
            <text:p>1624632844,116</text:p>
          </table:table-cell>
          <table:table-cell table:formula="of:=ROUND([.A440]-[$menor.$A$1];1)" office:value-type="float" office:value="43.8" calcext:value-type="float">
            <text:p>43,8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8381" calcext:value-type="float">
            <text:p>-2,88381</text:p>
          </table:table-cell>
          <table:table-cell office:value-type="float" office:value="-2.894965" calcext:value-type="float">
            <text:p>-2,894965</text:p>
          </table:table-cell>
          <table:table-cell office:value-type="float" office:value="0.1617834" calcext:value-type="float">
            <text:p>0,1617834</text:p>
          </table:table-cell>
          <table:table-cell office:value-type="float" office:value="0" calcext:value-type="float">
            <text:p>0</text:p>
          </table:table-cell>
          <table:table-cell office:value-type="float" office:value="-3.00042728" calcext:value-type="float">
            <text:p>-3,00042728</text:p>
          </table:table-cell>
          <table:table-cell office:value-type="float" office:value="-3.00156796" calcext:value-type="float">
            <text:p>-3,001567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21625" calcext:value-type="float">
            <text:p>1624632844,21625</text:p>
          </table:table-cell>
          <table:table-cell table:formula="of:=ROUND([.A441]-[$menor.$A$1];1)" office:value-type="float" office:value="43.9" calcext:value-type="float">
            <text:p>43,9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2.88478" calcext:value-type="float">
            <text:p>-2,88478</text:p>
          </table:table-cell>
          <table:table-cell office:value-type="float" office:value="-2.895935" calcext:value-type="float">
            <text:p>-2,895935</text:p>
          </table:table-cell>
          <table:table-cell office:value-type="float" office:value="0.16041341" calcext:value-type="float">
            <text:p>0,16041341</text:p>
          </table:table-cell>
          <table:table-cell office:value-type="float" office:value="0" calcext:value-type="float">
            <text:p>0</text:p>
          </table:table-cell>
          <table:table-cell office:value-type="float" office:value="-3.00038512" calcext:value-type="float">
            <text:p>-3,00038512</text:p>
          </table:table-cell>
          <table:table-cell office:value-type="float" office:value="-3.00209971" calcext:value-type="float">
            <text:p>-3,0020997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31651" calcext:value-type="float">
            <text:p>1624632844,31651</text:p>
          </table:table-cell>
          <table:table-cell table:formula="of:=ROUND([.A442]-[$menor.$A$1];1)" office:value-type="float" office:value="44.1" calcext:value-type="float">
            <text:p>44,1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8575" calcext:value-type="float">
            <text:p>-2,88575</text:p>
          </table:table-cell>
          <table:table-cell office:value-type="float" office:value="-2.896905" calcext:value-type="float">
            <text:p>-2,896905</text:p>
          </table:table-cell>
          <table:table-cell office:value-type="float" office:value="0.15871911" calcext:value-type="float">
            <text:p>0,15871911</text:p>
          </table:table-cell>
          <table:table-cell office:value-type="float" office:value="0" calcext:value-type="float">
            <text:p>0</text:p>
          </table:table-cell>
          <table:table-cell office:value-type="float" office:value="-3.00107335" calcext:value-type="float">
            <text:p>-3,00107335</text:p>
          </table:table-cell>
          <table:table-cell office:value-type="float" office:value="-3.0019279" calcext:value-type="float">
            <text:p>-3,00192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41684" calcext:value-type="float">
            <text:p>1624632844,41684</text:p>
          </table:table-cell>
          <table:table-cell table:formula="of:=ROUND([.A443]-[$menor.$A$1];1)" office:value-type="float" office:value="44.2" calcext:value-type="float">
            <text:p>44,2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8672" calcext:value-type="float">
            <text:p>-2,88672</text:p>
          </table:table-cell>
          <table:table-cell office:value-type="float" office:value="-2.897875" calcext:value-type="float">
            <text:p>-2,897875</text:p>
          </table:table-cell>
          <table:table-cell office:value-type="float" office:value="0.15662843" calcext:value-type="float">
            <text:p>0,15662843</text:p>
          </table:table-cell>
          <table:table-cell office:value-type="float" office:value="0" calcext:value-type="float">
            <text:p>0</text:p>
          </table:table-cell>
          <table:table-cell office:value-type="float" office:value="-3.00049874" calcext:value-type="float">
            <text:p>-3,00049874</text:p>
          </table:table-cell>
          <table:table-cell office:value-type="float" office:value="-3.00148896" calcext:value-type="float">
            <text:p>-3,001488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51709" calcext:value-type="float">
            <text:p>1624632844,51709</text:p>
          </table:table-cell>
          <table:table-cell table:formula="of:=ROUND([.A444]-[$menor.$A$1];1)" office:value-type="float" office:value="44.3" calcext:value-type="float">
            <text:p>44,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8769" calcext:value-type="float">
            <text:p>-2,88769</text:p>
          </table:table-cell>
          <table:table-cell office:value-type="float" office:value="-2.898845" calcext:value-type="float">
            <text:p>-2,898845</text:p>
          </table:table-cell>
          <table:table-cell office:value-type="float" office:value="0.1552584" calcext:value-type="float">
            <text:p>0,1552584</text:p>
          </table:table-cell>
          <table:table-cell office:value-type="float" office:value="0" calcext:value-type="float">
            <text:p>0</text:p>
          </table:table-cell>
          <table:table-cell office:value-type="float" office:value="-3.00045655" calcext:value-type="float">
            <text:p>-3,00045655</text:p>
          </table:table-cell>
          <table:table-cell office:value-type="float" office:value="-3.00153568" calcext:value-type="float">
            <text:p>-3,0015356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617" calcext:value-type="float">
            <text:p>1624632844,617</text:p>
          </table:table-cell>
          <table:table-cell table:formula="of:=ROUND([.A445]-[$menor.$A$1];1)" office:value-type="float" office:value="44.4" calcext:value-type="float">
            <text:p>44,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8963" calcext:value-type="float">
            <text:p>-2,88963</text:p>
          </table:table-cell>
          <table:table-cell office:value-type="float" office:value="-2.899815" calcext:value-type="float">
            <text:p>-2,899815</text:p>
          </table:table-cell>
          <table:table-cell office:value-type="float" office:value="0.1538884" calcext:value-type="float">
            <text:p>0,1538884</text:p>
          </table:table-cell>
          <table:table-cell office:value-type="float" office:value="0" calcext:value-type="float">
            <text:p>0</text:p>
          </table:table-cell>
          <table:table-cell office:value-type="float" office:value="-3.00041438" calcext:value-type="float">
            <text:p>-3,00041438</text:p>
          </table:table-cell>
          <table:table-cell office:value-type="float" office:value="-3.00158242" calcext:value-type="float">
            <text:p>-3,001582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71729" calcext:value-type="float">
            <text:p>1624632844,71729</text:p>
          </table:table-cell>
          <table:table-cell table:formula="of:=ROUND([.A446]-[$menor.$A$1];1)" office:value-type="float" office:value="44.5" calcext:value-type="float">
            <text:p>44,5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906" calcext:value-type="float">
            <text:p>-2,8906</text:p>
          </table:table-cell>
          <table:table-cell office:value-type="float" office:value="-2.901755" calcext:value-type="float">
            <text:p>-2,901755</text:p>
          </table:table-cell>
          <table:table-cell office:value-type="float" office:value="0.15251844" calcext:value-type="float">
            <text:p>0,15251844</text:p>
          </table:table-cell>
          <table:table-cell office:value-type="float" office:value="0" calcext:value-type="float">
            <text:p>0</text:p>
          </table:table-cell>
          <table:table-cell office:value-type="float" office:value="-3.00037223" calcext:value-type="float">
            <text:p>-3,00037223</text:p>
          </table:table-cell>
          <table:table-cell office:value-type="float" office:value="-3.00162918" calcext:value-type="float">
            <text:p>-3,0016291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81754" calcext:value-type="float">
            <text:p>1624632844,81754</text:p>
          </table:table-cell>
          <table:table-cell table:formula="of:=ROUND([.A447]-[$menor.$A$1];1)" office:value-type="float" office:value="44.6" calcext:value-type="float">
            <text:p>44,6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2.89157" calcext:value-type="float">
            <text:p>-2,89157</text:p>
          </table:table-cell>
          <table:table-cell office:value-type="float" office:value="-2.902725" calcext:value-type="float">
            <text:p>-2,902725</text:p>
          </table:table-cell>
          <table:table-cell office:value-type="float" office:value="0.1511485" calcext:value-type="float">
            <text:p>0,1511485</text:p>
          </table:table-cell>
          <table:table-cell office:value-type="float" office:value="0" calcext:value-type="float">
            <text:p>0</text:p>
          </table:table-cell>
          <table:table-cell office:value-type="float" office:value="-3.00130011" calcext:value-type="float">
            <text:p>-3,00130011</text:p>
          </table:table-cell>
          <table:table-cell office:value-type="float" office:value="-3.00167596" calcext:value-type="float">
            <text:p>-3,0016759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4.91778" calcext:value-type="float">
            <text:p>1624632844,91778</text:p>
          </table:table-cell>
          <table:table-cell table:formula="of:=ROUND([.A448]-[$menor.$A$1];1)" office:value-type="float" office:value="44.7" calcext:value-type="float">
            <text:p>44,7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254" calcext:value-type="float">
            <text:p>-2,89254</text:p>
          </table:table-cell>
          <table:table-cell office:value-type="float" office:value="-2.903695" calcext:value-type="float">
            <text:p>-2,903695</text:p>
          </table:table-cell>
          <table:table-cell office:value-type="float" office:value="0.14905895" calcext:value-type="float">
            <text:p>0,14905895</text:p>
          </table:table-cell>
          <table:table-cell office:value-type="float" office:value="0" calcext:value-type="float">
            <text:p>0</text:p>
          </table:table-cell>
          <table:table-cell office:value-type="float" office:value="-3.00072633" calcext:value-type="float">
            <text:p>-3,00072633</text:p>
          </table:table-cell>
          <table:table-cell office:value-type="float" office:value="-3.00220779" calcext:value-type="float">
            <text:p>-3,002207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01769" calcext:value-type="float">
            <text:p>1624632845,01769</text:p>
          </table:table-cell>
          <table:table-cell table:formula="of:=ROUND([.A449]-[$menor.$A$1];1)" office:value-type="float" office:value="44.8" calcext:value-type="float">
            <text:p>44,8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3995" calcext:value-type="float">
            <text:p>-2,893995</text:p>
          </table:table-cell>
          <table:table-cell office:value-type="float" office:value="-2.904665" calcext:value-type="float">
            <text:p>-2,904665</text:p>
          </table:table-cell>
          <table:table-cell office:value-type="float" office:value="0.14703891" calcext:value-type="float">
            <text:p>0,14703891</text:p>
          </table:table-cell>
          <table:table-cell office:value-type="float" office:value="0" calcext:value-type="float">
            <text:p>0</text:p>
          </table:table-cell>
          <table:table-cell office:value-type="float" office:value="-3.0002039" calcext:value-type="float">
            <text:p>-3,0002039</text:p>
          </table:table-cell>
          <table:table-cell office:value-type="float" office:value="-3.00181646" calcext:value-type="float">
            <text:p>-3,001816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11859" calcext:value-type="float">
            <text:p>1624632845,11859</text:p>
          </table:table-cell>
          <table:table-cell table:formula="of:=ROUND([.A450]-[$menor.$A$1];1)" office:value-type="float" office:value="44.9" calcext:value-type="float">
            <text:p>44,9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4965" calcext:value-type="float">
            <text:p>-2,894965</text:p>
          </table:table-cell>
          <table:table-cell office:value-type="float" office:value="-2.905635" calcext:value-type="float">
            <text:p>-2,905635</text:p>
          </table:table-cell>
          <table:table-cell office:value-type="float" office:value="0.14566912" calcext:value-type="float">
            <text:p>0,14566912</text:p>
          </table:table-cell>
          <table:table-cell office:value-type="float" office:value="0" calcext:value-type="float">
            <text:p>0</text:p>
          </table:table-cell>
          <table:table-cell office:value-type="float" office:value="-3.00016188" calcext:value-type="float">
            <text:p>-3,00016188</text:p>
          </table:table-cell>
          <table:table-cell office:value-type="float" office:value="-3.00186334" calcext:value-type="float">
            <text:p>-3,001863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21951" calcext:value-type="float">
            <text:p>1624632845,21951</text:p>
          </table:table-cell>
          <table:table-cell table:formula="of:=ROUND([.A451]-[$menor.$A$1];1)" office:value-type="float" office:value="45" calcext:value-type="float">
            <text:p>45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6905" calcext:value-type="float">
            <text:p>-2,896905</text:p>
          </table:table-cell>
          <table:table-cell office:value-type="float" office:value="-2.906605" calcext:value-type="float">
            <text:p>-2,906605</text:p>
          </table:table-cell>
          <table:table-cell office:value-type="float" office:value="0.14429936" calcext:value-type="float">
            <text:p>0,14429936</text:p>
          </table:table-cell>
          <table:table-cell office:value-type="float" office:value="-1" calcext:value-type="float">
            <text:p>-1</text:p>
          </table:table-cell>
          <table:table-cell office:value-type="float" office:value="-3.00228582" calcext:value-type="float">
            <text:p>-3,00228582</text:p>
          </table:table-cell>
          <table:table-cell office:value-type="float" office:value="-3.00003483" calcext:value-type="float">
            <text:p>-3,00003483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5.31978" calcext:value-type="float">
            <text:p>1624632845,31978</text:p>
          </table:table-cell>
          <table:table-cell table:formula="of:=ROUND([.A452]-[$menor.$A$1];1)" office:value-type="float" office:value="45.1" calcext:value-type="float">
            <text:p>45,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7875" calcext:value-type="float">
            <text:p>-2,897875</text:p>
          </table:table-cell>
          <table:table-cell office:value-type="float" office:value="-2.907575" calcext:value-type="float">
            <text:p>-2,907575</text:p>
          </table:table-cell>
          <table:table-cell office:value-type="float" office:value="0.14256866" calcext:value-type="float">
            <text:p>0,14256866</text:p>
          </table:table-cell>
          <table:table-cell office:value-type="float" office:value="0" calcext:value-type="float">
            <text:p>0</text:p>
          </table:table-cell>
          <table:table-cell office:value-type="float" office:value="-3.00029623" calcext:value-type="float">
            <text:p>-3,00029623</text:p>
          </table:table-cell>
          <table:table-cell office:value-type="float" office:value="-3.0017139" calcext:value-type="float">
            <text:p>-3,001713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42056" calcext:value-type="float">
            <text:p>1624632845,42056</text:p>
          </table:table-cell>
          <table:table-cell table:formula="of:=ROUND([.A453]-[$menor.$A$1];1)" office:value-type="float" office:value="45.2" calcext:value-type="float">
            <text:p>45,2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2.898845" calcext:value-type="float">
            <text:p>-2,898845</text:p>
          </table:table-cell>
          <table:table-cell office:value-type="float" office:value="-2.908545" calcext:value-type="float">
            <text:p>-2,908545</text:p>
          </table:table-cell>
          <table:table-cell office:value-type="float" office:value="0.14119881" calcext:value-type="float">
            <text:p>0,14119881</text:p>
          </table:table-cell>
          <table:table-cell office:value-type="float" office:value="0" calcext:value-type="float">
            <text:p>0</text:p>
          </table:table-cell>
          <table:table-cell office:value-type="float" office:value="-3.00122417" calcext:value-type="float">
            <text:p>-3,00122417</text:p>
          </table:table-cell>
          <table:table-cell office:value-type="float" office:value="-3.00176074" calcext:value-type="float">
            <text:p>-3,0017607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52155" calcext:value-type="float">
            <text:p>1624632845,52155</text:p>
          </table:table-cell>
          <table:table-cell table:formula="of:=ROUND([.A454]-[$menor.$A$1];1)" office:value-type="float" office:value="45.3" calcext:value-type="float">
            <text:p>45,3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899815" calcext:value-type="float">
            <text:p>-2,899815</text:p>
          </table:table-cell>
          <table:table-cell office:value-type="float" office:value="-2.909515" calcext:value-type="float">
            <text:p>-2,909515</text:p>
          </table:table-cell>
          <table:table-cell office:value-type="float" office:value="0.13910861" calcext:value-type="float">
            <text:p>0,13910861</text:p>
          </table:table-cell>
          <table:table-cell office:value-type="float" office:value="0" calcext:value-type="float">
            <text:p>0</text:p>
          </table:table-cell>
          <table:table-cell office:value-type="float" office:value="-3.00064991" calcext:value-type="float">
            <text:p>-3,00064991</text:p>
          </table:table-cell>
          <table:table-cell office:value-type="float" office:value="-3.00132213" calcext:value-type="float">
            <text:p>-3,001322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62242" calcext:value-type="float">
            <text:p>1624632845,62242</text:p>
          </table:table-cell>
          <table:table-cell table:formula="of:=ROUND([.A455]-[$menor.$A$1];1)" office:value-type="float" office:value="45.4" calcext:value-type="float">
            <text:p>45,4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2.900785" calcext:value-type="float">
            <text:p>-2,900785</text:p>
          </table:table-cell>
          <table:table-cell office:value-type="float" office:value="-2.909515" calcext:value-type="float">
            <text:p>-2,909515</text:p>
          </table:table-cell>
          <table:table-cell office:value-type="float" office:value="0.13773851" calcext:value-type="float">
            <text:p>0,13773851</text:p>
          </table:table-cell>
          <table:table-cell office:value-type="float" office:value="0" calcext:value-type="float">
            <text:p>0</text:p>
          </table:table-cell>
          <table:table-cell office:value-type="float" office:value="-3.00060767" calcext:value-type="float">
            <text:p>-3,00060767</text:p>
          </table:table-cell>
          <table:table-cell office:value-type="float" office:value="-3.0013688" calcext:value-type="float">
            <text:p>-3,00136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5.72163" calcext:value-type="float">
            <text:p>1624632845,72163</text:p>
          </table:table-cell>
          <table:table-cell table:formula="of:=ROUND([.A456]-[$menor.$A$1];1)" office:value-type="float" office:value="45.5" calcext:value-type="float">
            <text:p>45,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2.901755" calcext:value-type="float">
            <text:p>-2,901755</text:p>
          </table:table-cell>
          <table:table-cell office:value-type="float" office:value="-2.91097" calcext:value-type="float">
            <text:p>-2,91097</text:p>
          </table:table-cell>
          <table:table-cell office:value-type="float" office:value="0.13636844" calcext:value-type="float">
            <text:p>0,13636844</text:p>
          </table:table-cell>
          <table:table-cell office:value-type="float" office:value="0" calcext:value-type="float">
            <text:p>0</text:p>
          </table:table-cell>
          <table:table-cell office:value-type="float" office:value="-3.00209779" calcext:value-type="float">
            <text:p>-3,00209779</text:p>
          </table:table-cell>
          <table:table-cell office:value-type="float" office:value="-2.99970692" calcext:value-type="float">
            <text:p>-2,99970692</text:p>
          </table:table-cell>
          <table:table-cell office:value-type="float" office:value="-138.59447994" calcext:value-type="float">
            <text:p>-138,59447994</text:p>
          </table:table-cell>
        </table:table-row>
        <table:table-row table:style-name="ro1">
          <table:table-cell office:value-type="float" office:value="1624632845.82178" calcext:value-type="float">
            <text:p>1624632845,82178</text:p>
          </table:table-cell>
          <table:table-cell table:formula="of:=ROUND([.A457]-[$menor.$A$1];1)" office:value-type="float" office:value="45.6" calcext:value-type="float">
            <text:p>45,6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2.902725" calcext:value-type="float">
            <text:p>-2,902725</text:p>
          </table:table-cell>
          <table:table-cell office:value-type="float" office:value="-2.91194" calcext:value-type="float">
            <text:p>-2,91194</text:p>
          </table:table-cell>
          <table:table-cell office:value-type="float" office:value="0.13499841" calcext:value-type="float">
            <text:p>0,13499841</text:p>
          </table:table-cell>
          <table:table-cell office:value-type="float" office:value="1" calcext:value-type="float">
            <text:p>1</text:p>
          </table:table-cell>
          <table:table-cell office:value-type="float" office:value="-3.00046653" calcext:value-type="float">
            <text:p>-3,00046653</text:p>
          </table:table-cell>
          <table:table-cell office:value-type="float" office:value="-3.00055435" calcext:value-type="float">
            <text:p>-3,00055435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5.92246" calcext:value-type="float">
            <text:p>1624632845,92246</text:p>
          </table:table-cell>
          <table:table-cell table:formula="of:=ROUND([.A458]-[$menor.$A$1];1)" office:value-type="float" office:value="45.7" calcext:value-type="float">
            <text:p>45,7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2.903695" calcext:value-type="float">
            <text:p>-2,903695</text:p>
          </table:table-cell>
          <table:table-cell office:value-type="float" office:value="-2.91291" calcext:value-type="float">
            <text:p>-2,91291</text:p>
          </table:table-cell>
          <table:table-cell office:value-type="float" office:value="0.13428013" calcext:value-type="float">
            <text:p>0,13428013</text:p>
          </table:table-cell>
          <table:table-cell office:value-type="float" office:value="1" calcext:value-type="float">
            <text:p>1</text:p>
          </table:table-cell>
          <table:table-cell office:value-type="float" office:value="-3.00090616" calcext:value-type="float">
            <text:p>-3,00090616</text:p>
          </table:table-cell>
          <table:table-cell office:value-type="float" office:value="-3.00152497" calcext:value-type="float">
            <text:p>-3,00152497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02327" calcext:value-type="float">
            <text:p>1624632846,02327</text:p>
          </table:table-cell>
          <table:table-cell table:formula="of:=ROUND([.A459]-[$menor.$A$1];1)" office:value-type="float" office:value="45.8" calcext:value-type="float">
            <text:p>45,8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2.904665" calcext:value-type="float">
            <text:p>-2,904665</text:p>
          </table:table-cell>
          <table:table-cell office:value-type="float" office:value="-2.91388" calcext:value-type="float">
            <text:p>-2,91388</text:p>
          </table:table-cell>
          <table:table-cell office:value-type="float" office:value="0.13258363" calcext:value-type="float">
            <text:p>0,13258363</text:p>
          </table:table-cell>
          <table:table-cell office:value-type="float" office:value="1" calcext:value-type="float">
            <text:p>1</text:p>
          </table:table-cell>
          <table:table-cell office:value-type="float" office:value="-3.00062348" calcext:value-type="float">
            <text:p>-3,00062348</text:p>
          </table:table-cell>
          <table:table-cell office:value-type="float" office:value="-3.00135089" calcext:value-type="float">
            <text:p>-3,00135089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12351" calcext:value-type="float">
            <text:p>1624632846,12351</text:p>
          </table:table-cell>
          <table:table-cell table:formula="of:=ROUND([.A460]-[$menor.$A$1];1)" office:value-type="float" office:value="45.9" calcext:value-type="float">
            <text:p>45,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05635" calcext:value-type="float">
            <text:p>-2,905635</text:p>
          </table:table-cell>
          <table:table-cell office:value-type="float" office:value="-2.91485" calcext:value-type="float">
            <text:p>-2,91485</text:p>
          </table:table-cell>
          <table:table-cell office:value-type="float" office:value="0.13121353" calcext:value-type="float">
            <text:p>0,13121353</text:p>
          </table:table-cell>
          <table:table-cell office:value-type="float" office:value="1" calcext:value-type="float">
            <text:p>1</text:p>
          </table:table-cell>
          <table:table-cell office:value-type="float" office:value="-3.00058181" calcext:value-type="float">
            <text:p>-3,00058181</text:p>
          </table:table-cell>
          <table:table-cell office:value-type="float" office:value="-3.00139693" calcext:value-type="float">
            <text:p>-3,00139693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22377" calcext:value-type="float">
            <text:p>1624632846,22377</text:p>
          </table:table-cell>
          <table:table-cell table:formula="of:=ROUND([.A461]-[$menor.$A$1];1)" office:value-type="float" office:value="46" calcext:value-type="float">
            <text:p>4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06605" calcext:value-type="float">
            <text:p>-2,906605</text:p>
          </table:table-cell>
          <table:table-cell office:value-type="float" office:value="-2.91582" calcext:value-type="float">
            <text:p>-2,91582</text:p>
          </table:table-cell>
          <table:table-cell office:value-type="float" office:value="0.12984344" calcext:value-type="float">
            <text:p>0,12984344</text:p>
          </table:table-cell>
          <table:table-cell office:value-type="float" office:value="1" calcext:value-type="float">
            <text:p>1</text:p>
          </table:table-cell>
          <table:table-cell office:value-type="float" office:value="-3.00054015" calcext:value-type="float">
            <text:p>-3,00054015</text:p>
          </table:table-cell>
          <table:table-cell office:value-type="float" office:value="-3.00144298" calcext:value-type="float">
            <text:p>-3,00144298</text:p>
          </table:table-cell>
          <table:table-cell office:value-type="float" office:value="-137.59447994" calcext:value-type="float">
            <text:p>-137,59447994</text:p>
          </table:table-cell>
        </table:table-row>
        <table:table-row table:style-name="ro1">
          <table:table-cell office:value-type="float" office:value="1624632846.32402" calcext:value-type="float">
            <text:p>1624632846,32402</text:p>
          </table:table-cell>
          <table:table-cell table:formula="of:=ROUND([.A462]-[$menor.$A$1];1)" office:value-type="float" office:value="46.1" calcext:value-type="float">
            <text:p>46,1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07575" calcext:value-type="float">
            <text:p>-2,907575</text:p>
          </table:table-cell>
          <table:table-cell office:value-type="float" office:value="-2.91679" calcext:value-type="float">
            <text:p>-2,91679</text:p>
          </table:table-cell>
          <table:table-cell office:value-type="float" office:value="0.1284734" calcext:value-type="float">
            <text:p>0,1284734</text:p>
          </table:table-cell>
          <table:table-cell office:value-type="float" office:value="1" calcext:value-type="float">
            <text:p>1</text:p>
          </table:table-cell>
          <table:table-cell office:value-type="float" office:value="-2.99902702" calcext:value-type="float">
            <text:p>-2,99902702</text:p>
          </table:table-cell>
          <table:table-cell office:value-type="float" office:value="-3.00307327" calcext:value-type="float">
            <text:p>-3,00307327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46.42429" calcext:value-type="float">
            <text:p>1624632846,42429</text:p>
          </table:table-cell>
          <table:table-cell table:formula="of:=ROUND([.A463]-[$menor.$A$1];1)" office:value-type="float" office:value="46.2" calcext:value-type="float">
            <text:p>46,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08545" calcext:value-type="float">
            <text:p>-2,908545</text:p>
          </table:table-cell>
          <table:table-cell office:value-type="float" office:value="-2.91776" calcext:value-type="float">
            <text:p>-2,91776</text:p>
          </table:table-cell>
          <table:table-cell office:value-type="float" office:value="0.1271034" calcext:value-type="float">
            <text:p>0,1271034</text:p>
          </table:table-cell>
          <table:table-cell office:value-type="float" office:value="0" calcext:value-type="float">
            <text:p>0</text:p>
          </table:table-cell>
          <table:table-cell office:value-type="float" office:value="-3.00051034" calcext:value-type="float">
            <text:p>-3,00051034</text:p>
          </table:table-cell>
          <table:table-cell office:value-type="float" office:value="-3.00147666" calcext:value-type="float">
            <text:p>-3,001476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52457" calcext:value-type="float">
            <text:p>1624632846,52457</text:p>
          </table:table-cell>
          <table:table-cell table:formula="of:=ROUND([.A464]-[$menor.$A$1];1)" office:value-type="float" office:value="46.3" calcext:value-type="float">
            <text:p>46,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09515" calcext:value-type="float">
            <text:p>-2,909515</text:p>
          </table:table-cell>
          <table:table-cell office:value-type="float" office:value="-2.91776" calcext:value-type="float">
            <text:p>-2,91776</text:p>
          </table:table-cell>
          <table:table-cell office:value-type="float" office:value="0.12573344" calcext:value-type="float">
            <text:p>0,12573344</text:p>
          </table:table-cell>
          <table:table-cell office:value-type="float" office:value="0" calcext:value-type="float">
            <text:p>0</text:p>
          </table:table-cell>
          <table:table-cell office:value-type="float" office:value="-3.00046819" calcext:value-type="float">
            <text:p>-3,00046819</text:p>
          </table:table-cell>
          <table:table-cell office:value-type="float" office:value="-3.00152342" calcext:value-type="float">
            <text:p>-3,001523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62483" calcext:value-type="float">
            <text:p>1624632846,62483</text:p>
          </table:table-cell>
          <table:table-cell table:formula="of:=ROUND([.A465]-[$menor.$A$1];1)" office:value-type="float" office:value="46.4" calcext:value-type="float">
            <text:p>46,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1097" calcext:value-type="float">
            <text:p>-2,91097</text:p>
          </table:table-cell>
          <table:table-cell office:value-type="float" office:value="-2.91873" calcext:value-type="float">
            <text:p>-2,91873</text:p>
          </table:table-cell>
          <table:table-cell office:value-type="float" office:value="0.12436352" calcext:value-type="float">
            <text:p>0,12436352</text:p>
          </table:table-cell>
          <table:table-cell office:value-type="float" office:value="0" calcext:value-type="float">
            <text:p>0</text:p>
          </table:table-cell>
          <table:table-cell office:value-type="float" office:value="-3.00042608" calcext:value-type="float">
            <text:p>-3,00042608</text:p>
          </table:table-cell>
          <table:table-cell office:value-type="float" office:value="-3.00157021" calcext:value-type="float">
            <text:p>-3,0015702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7251" calcext:value-type="float">
            <text:p>1624632846,7251</text:p>
          </table:table-cell>
          <table:table-cell table:formula="of:=ROUND([.A466]-[$menor.$A$1];1)" office:value-type="float" office:value="46.5" calcext:value-type="float">
            <text:p>46,5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2.91194" calcext:value-type="float">
            <text:p>-2,91194</text:p>
          </table:table-cell>
          <table:table-cell office:value-type="float" office:value="-2.9197" calcext:value-type="float">
            <text:p>-2,9197</text:p>
          </table:table-cell>
          <table:table-cell office:value-type="float" office:value="0.12299363" calcext:value-type="float">
            <text:p>0,12299363</text:p>
          </table:table-cell>
          <table:table-cell office:value-type="float" office:value="0" calcext:value-type="float">
            <text:p>0</text:p>
          </table:table-cell>
          <table:table-cell office:value-type="float" office:value="-3.000384" calcext:value-type="float">
            <text:p>-3,000384</text:p>
          </table:table-cell>
          <table:table-cell office:value-type="float" office:value="-3.00064703" calcext:value-type="float">
            <text:p>-3,000647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82538" calcext:value-type="float">
            <text:p>1624632846,82538</text:p>
          </table:table-cell>
          <table:table-cell table:formula="of:=ROUND([.A467]-[$menor.$A$1];1)" office:value-type="float" office:value="46.6" calcext:value-type="float">
            <text:p>46,6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2.91291" calcext:value-type="float">
            <text:p>-2,91291</text:p>
          </table:table-cell>
          <table:table-cell office:value-type="float" office:value="-2.92067" calcext:value-type="float">
            <text:p>-2,92067</text:p>
          </table:table-cell>
          <table:table-cell office:value-type="float" office:value="0.12227409" calcext:value-type="float">
            <text:p>0,12227409</text:p>
          </table:table-cell>
          <table:table-cell office:value-type="float" office:value="0" calcext:value-type="float">
            <text:p>0</text:p>
          </table:table-cell>
          <table:table-cell office:value-type="float" office:value="-3.00130739" calcext:value-type="float">
            <text:p>-3,00130739</text:p>
          </table:table-cell>
          <table:table-cell office:value-type="float" office:value="-3.00113212" calcext:value-type="float">
            <text:p>-3,0011321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6.92465" calcext:value-type="float">
            <text:p>1624632846,92465</text:p>
          </table:table-cell>
          <table:table-cell table:formula="of:=ROUND([.A468]-[$menor.$A$1];1)" office:value-type="float" office:value="46.7" calcext:value-type="float">
            <text:p>46,7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388" calcext:value-type="float">
            <text:p>-2,91388</text:p>
          </table:table-cell>
          <table:table-cell office:value-type="float" office:value="-2.92164" calcext:value-type="float">
            <text:p>-2,92164</text:p>
          </table:table-cell>
          <table:table-cell office:value-type="float" office:value="0.12054524" calcext:value-type="float">
            <text:p>0,12054524</text:p>
          </table:table-cell>
          <table:table-cell office:value-type="float" office:value="0" calcext:value-type="float">
            <text:p>0</text:p>
          </table:table-cell>
          <table:table-cell office:value-type="float" office:value="-3.0010001" calcext:value-type="float">
            <text:p>-3,0010001</text:p>
          </table:table-cell>
          <table:table-cell office:value-type="float" office:value="-3.00093702" calcext:value-type="float">
            <text:p>-3,0009370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02492" calcext:value-type="float">
            <text:p>1624632847,02492</text:p>
          </table:table-cell>
          <table:table-cell table:formula="of:=ROUND([.A469]-[$menor.$A$1];1)" office:value-type="float" office:value="46.8" calcext:value-type="float">
            <text:p>46,8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485" calcext:value-type="float">
            <text:p>-2,91485</text:p>
          </table:table-cell>
          <table:table-cell office:value-type="float" office:value="-2.92261" calcext:value-type="float">
            <text:p>-2,92261</text:p>
          </table:table-cell>
          <table:table-cell office:value-type="float" office:value="0.11917489" calcext:value-type="float">
            <text:p>0,11917489</text:p>
          </table:table-cell>
          <table:table-cell office:value-type="float" office:value="0" calcext:value-type="float">
            <text:p>0</text:p>
          </table:table-cell>
          <table:table-cell office:value-type="float" office:value="-3.00095767" calcext:value-type="float">
            <text:p>-3,00095767</text:p>
          </table:table-cell>
          <table:table-cell office:value-type="float" office:value="-3.00098353" calcext:value-type="float">
            <text:p>-3,0009835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12522" calcext:value-type="float">
            <text:p>1624632847,12522</text:p>
          </table:table-cell>
          <table:table-cell table:formula="of:=ROUND([.A470]-[$menor.$A$1];1)" office:value-type="float" office:value="46.9" calcext:value-type="float">
            <text:p>46,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582" calcext:value-type="float">
            <text:p>-2,91582</text:p>
          </table:table-cell>
          <table:table-cell office:value-type="float" office:value="-2.92358" calcext:value-type="float">
            <text:p>-2,92358</text:p>
          </table:table-cell>
          <table:table-cell office:value-type="float" office:value="0.11780457" calcext:value-type="float">
            <text:p>0,11780457</text:p>
          </table:table-cell>
          <table:table-cell office:value-type="float" office:value="0" calcext:value-type="float">
            <text:p>0</text:p>
          </table:table-cell>
          <table:table-cell office:value-type="float" office:value="-3.00091526" calcext:value-type="float">
            <text:p>-3,00091526</text:p>
          </table:table-cell>
          <table:table-cell office:value-type="float" office:value="-3.00103005" calcext:value-type="float">
            <text:p>-3,001030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22557" calcext:value-type="float">
            <text:p>1624632847,22557</text:p>
          </table:table-cell>
          <table:table-cell table:formula="of:=ROUND([.A471]-[$menor.$A$1];1)" office:value-type="float" office:value="47" calcext:value-type="float">
            <text:p>47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582" calcext:value-type="float">
            <text:p>-2,91582</text:p>
          </table:table-cell>
          <table:table-cell office:value-type="float" office:value="-2.92358" calcext:value-type="float">
            <text:p>-2,92358</text:p>
          </table:table-cell>
          <table:table-cell office:value-type="float" office:value="0.11643429" calcext:value-type="float">
            <text:p>0,11643429</text:p>
          </table:table-cell>
          <table:table-cell office:value-type="float" office:value="0" calcext:value-type="float">
            <text:p>0</text:p>
          </table:table-cell>
          <table:table-cell office:value-type="float" office:value="-3.00087288" calcext:value-type="float">
            <text:p>-3,00087288</text:p>
          </table:table-cell>
          <table:table-cell office:value-type="float" office:value="-3.0010766" calcext:value-type="float">
            <text:p>-3,001076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32596" calcext:value-type="float">
            <text:p>1624632847,32596</text:p>
          </table:table-cell>
          <table:table-cell table:formula="of:=ROUND([.A472]-[$menor.$A$1];1)" office:value-type="float" office:value="47.1" calcext:value-type="float">
            <text:p>47,1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679" calcext:value-type="float">
            <text:p>-2,91679</text:p>
          </table:table-cell>
          <table:table-cell office:value-type="float" office:value="-2.92455" calcext:value-type="float">
            <text:p>-2,92455</text:p>
          </table:table-cell>
          <table:table-cell office:value-type="float" office:value="0.11506405" calcext:value-type="float">
            <text:p>0,11506405</text:p>
          </table:table-cell>
          <table:table-cell office:value-type="float" office:value="0" calcext:value-type="float">
            <text:p>0</text:p>
          </table:table-cell>
          <table:table-cell office:value-type="float" office:value="-3.00083053" calcext:value-type="float">
            <text:p>-3,00083053</text:p>
          </table:table-cell>
          <table:table-cell office:value-type="float" office:value="-3.00112318" calcext:value-type="float">
            <text:p>-3,0011231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42581" calcext:value-type="float">
            <text:p>1624632847,42581</text:p>
          </table:table-cell>
          <table:table-cell table:formula="of:=ROUND([.A473]-[$menor.$A$1];1)" office:value-type="float" office:value="47.2" calcext:value-type="float">
            <text:p>47,2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776" calcext:value-type="float">
            <text:p>-2,91776</text:p>
          </table:table-cell>
          <table:table-cell office:value-type="float" office:value="-2.92552" calcext:value-type="float">
            <text:p>-2,92552</text:p>
          </table:table-cell>
          <table:table-cell office:value-type="float" office:value="0.11369384" calcext:value-type="float">
            <text:p>0,11369384</text:p>
          </table:table-cell>
          <table:table-cell office:value-type="float" office:value="0" calcext:value-type="float">
            <text:p>0</text:p>
          </table:table-cell>
          <table:table-cell office:value-type="float" office:value="-2.99981821" calcext:value-type="float">
            <text:p>-2,99981821</text:p>
          </table:table-cell>
          <table:table-cell office:value-type="float" office:value="-3.00019978" calcext:value-type="float">
            <text:p>-3,00019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5258" calcext:value-type="float">
            <text:p>1624632847,5258</text:p>
          </table:table-cell>
          <table:table-cell table:formula="of:=ROUND([.A474]-[$menor.$A$1];1)" office:value-type="float" office:value="47.3" calcext:value-type="float">
            <text:p>47,3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2.91873" calcext:value-type="float">
            <text:p>-2,91873</text:p>
          </table:table-cell>
          <table:table-cell office:value-type="float" office:value="-2.926975" calcext:value-type="float">
            <text:p>-2,926975</text:p>
          </table:table-cell>
          <table:table-cell office:value-type="float" office:value="0.11369384" calcext:value-type="float">
            <text:p>0,11369384</text:p>
          </table:table-cell>
          <table:table-cell office:value-type="float" office:value="0" calcext:value-type="float">
            <text:p>0</text:p>
          </table:table-cell>
          <table:table-cell office:value-type="float" office:value="-3.00078821" calcext:value-type="float">
            <text:p>-3,00078821</text:p>
          </table:table-cell>
          <table:table-cell office:value-type="float" office:value="-3.00116978" calcext:value-type="float">
            <text:p>-3,001169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62578" calcext:value-type="float">
            <text:p>1624632847,62578</text:p>
          </table:table-cell>
          <table:table-cell table:formula="of:=ROUND([.A475]-[$menor.$A$1];1)" office:value-type="float" office:value="47.4" calcext:value-type="float">
            <text:p>47,4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197" calcext:value-type="float">
            <text:p>-2,9197</text:p>
          </table:table-cell>
          <table:table-cell office:value-type="float" office:value="-2.926975" calcext:value-type="float">
            <text:p>-2,926975</text:p>
          </table:table-cell>
          <table:table-cell office:value-type="float" office:value="0.11232367" calcext:value-type="float">
            <text:p>0,11232367</text:p>
          </table:table-cell>
          <table:table-cell office:value-type="float" office:value="0" calcext:value-type="float">
            <text:p>0</text:p>
          </table:table-cell>
          <table:table-cell office:value-type="float" office:value="-3.00074591" calcext:value-type="float">
            <text:p>-3,00074591</text:p>
          </table:table-cell>
          <table:table-cell office:value-type="float" office:value="-3.0012164" calcext:value-type="float">
            <text:p>-3,001216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72643" calcext:value-type="float">
            <text:p>1624632847,72643</text:p>
          </table:table-cell>
          <table:table-cell table:formula="of:=ROUND([.A476]-[$menor.$A$1];1)" office:value-type="float" office:value="47.5" calcext:value-type="float">
            <text:p>47,5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067" calcext:value-type="float">
            <text:p>-2,92067</text:p>
          </table:table-cell>
          <table:table-cell office:value-type="float" office:value="-2.927945" calcext:value-type="float">
            <text:p>-2,927945</text:p>
          </table:table-cell>
          <table:table-cell office:value-type="float" office:value="0.11095354" calcext:value-type="float">
            <text:p>0,11095354</text:p>
          </table:table-cell>
          <table:table-cell office:value-type="float" office:value="0" calcext:value-type="float">
            <text:p>0</text:p>
          </table:table-cell>
          <table:table-cell office:value-type="float" office:value="-3.00070365" calcext:value-type="float">
            <text:p>-3,00070365</text:p>
          </table:table-cell>
          <table:table-cell office:value-type="float" office:value="-3.00174805" calcext:value-type="float">
            <text:p>-3,001748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82654" calcext:value-type="float">
            <text:p>1624632847,82654</text:p>
          </table:table-cell>
          <table:table-cell table:formula="of:=ROUND([.A477]-[$menor.$A$1];1)" office:value-type="float" office:value="47.6" calcext:value-type="float">
            <text:p>47,6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164" calcext:value-type="float">
            <text:p>-2,92164</text:p>
          </table:table-cell>
          <table:table-cell office:value-type="float" office:value="-2.928915" calcext:value-type="float">
            <text:p>-2,928915</text:p>
          </table:table-cell>
          <table:table-cell office:value-type="float" office:value="0.1092587" calcext:value-type="float">
            <text:p>0,1092587</text:p>
          </table:table-cell>
          <table:table-cell office:value-type="float" office:value="0" calcext:value-type="float">
            <text:p>0</text:p>
          </table:table-cell>
          <table:table-cell office:value-type="float" office:value="-3.00042148" calcext:value-type="float">
            <text:p>-3,00042148</text:p>
          </table:table-cell>
          <table:table-cell office:value-type="float" office:value="-3.00060587" calcext:value-type="float">
            <text:p>-3,000605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7.92682" calcext:value-type="float">
            <text:p>1624632847,92682</text:p>
          </table:table-cell>
          <table:table-cell table:formula="of:=ROUND([.A478]-[$menor.$A$1];1)" office:value-type="float" office:value="47.7" calcext:value-type="float">
            <text:p>47,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164" calcext:value-type="float">
            <text:p>-2,92164</text:p>
          </table:table-cell>
          <table:table-cell office:value-type="float" office:value="-2.929885" calcext:value-type="float">
            <text:p>-2,929885</text:p>
          </table:table-cell>
          <table:table-cell office:value-type="float" office:value="0.10853912" calcext:value-type="float">
            <text:p>0,10853912</text:p>
          </table:table-cell>
          <table:table-cell office:value-type="float" office:value="0" calcext:value-type="float">
            <text:p>0</text:p>
          </table:table-cell>
          <table:table-cell office:value-type="float" office:value="-3.00085985" calcext:value-type="float">
            <text:p>-3,00085985</text:p>
          </table:table-cell>
          <table:table-cell office:value-type="float" office:value="-3.00109094" calcext:value-type="float">
            <text:p>-3,001090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02693" calcext:value-type="float">
            <text:p>1624632848,02693</text:p>
          </table:table-cell>
          <table:table-cell table:formula="of:=ROUND([.A479]-[$menor.$A$1];1)" office:value-type="float" office:value="47.8" calcext:value-type="float">
            <text:p>47,8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261" calcext:value-type="float">
            <text:p>-2,92261</text:p>
          </table:table-cell>
          <table:table-cell office:value-type="float" office:value="-2.929885" calcext:value-type="float">
            <text:p>-2,929885</text:p>
          </table:table-cell>
          <table:table-cell office:value-type="float" office:value="0.1071689" calcext:value-type="float">
            <text:p>0,1071689</text:p>
          </table:table-cell>
          <table:table-cell office:value-type="float" office:value="0" calcext:value-type="float">
            <text:p>0</text:p>
          </table:table-cell>
          <table:table-cell office:value-type="float" office:value="-3.00081751" calcext:value-type="float">
            <text:p>-3,00081751</text:p>
          </table:table-cell>
          <table:table-cell office:value-type="float" office:value="-3.00113753" calcext:value-type="float">
            <text:p>-3,0011375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12691" calcext:value-type="float">
            <text:p>1624632848,12691</text:p>
          </table:table-cell>
          <table:table-cell table:formula="of:=ROUND([.A480]-[$menor.$A$1];1)" office:value-type="float" office:value="47.9" calcext:value-type="float">
            <text:p>47,9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358" calcext:value-type="float">
            <text:p>-2,92358</text:p>
          </table:table-cell>
          <table:table-cell office:value-type="float" office:value="-2.930855" calcext:value-type="float">
            <text:p>-2,930855</text:p>
          </table:table-cell>
          <table:table-cell office:value-type="float" office:value="0.10579871" calcext:value-type="float">
            <text:p>0,10579871</text:p>
          </table:table-cell>
          <table:table-cell office:value-type="float" office:value="0" calcext:value-type="float">
            <text:p>0</text:p>
          </table:table-cell>
          <table:table-cell office:value-type="float" office:value="-2.9998052" calcext:value-type="float">
            <text:p>-2,9998052</text:p>
          </table:table-cell>
          <table:table-cell office:value-type="float" office:value="-3.00118414" calcext:value-type="float">
            <text:p>-3,001184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22689" calcext:value-type="float">
            <text:p>1624632848,22689</text:p>
          </table:table-cell>
          <table:table-cell table:formula="of:=ROUND([.A481]-[$menor.$A$1];1)" office:value-type="float" office:value="48" calcext:value-type="float">
            <text:p>48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455" calcext:value-type="float">
            <text:p>-2,92455</text:p>
          </table:table-cell>
          <table:table-cell office:value-type="float" office:value="-2.931825" calcext:value-type="float">
            <text:p>-2,931825</text:p>
          </table:table-cell>
          <table:table-cell office:value-type="float" office:value="0.10514943" calcext:value-type="float">
            <text:p>0,10514943</text:p>
          </table:table-cell>
          <table:table-cell office:value-type="float" office:value="-1" calcext:value-type="float">
            <text:p>-1</text:p>
          </table:table-cell>
          <table:table-cell office:value-type="float" office:value="-3.00152038" calcext:value-type="float">
            <text:p>-3,00152038</text:p>
          </table:table-cell>
          <table:table-cell office:value-type="float" office:value="-2.99938" calcext:value-type="float">
            <text:p>-2,99938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48.32684" calcext:value-type="float">
            <text:p>1624632848,32684</text:p>
          </table:table-cell>
          <table:table-cell table:formula="of:=ROUND([.A482]-[$menor.$A$1];1)" office:value-type="float" office:value="48.1" calcext:value-type="float">
            <text:p>48,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552" calcext:value-type="float">
            <text:p>-2,92552</text:p>
          </table:table-cell>
          <table:table-cell office:value-type="float" office:value="-2.932795" calcext:value-type="float">
            <text:p>-2,932795</text:p>
          </table:table-cell>
          <table:table-cell office:value-type="float" office:value="0.10442857" calcext:value-type="float">
            <text:p>0,10442857</text:p>
          </table:table-cell>
          <table:table-cell office:value-type="float" office:value="0" calcext:value-type="float">
            <text:p>0</text:p>
          </table:table-cell>
          <table:table-cell office:value-type="float" office:value="-3.00073293" calcext:value-type="float">
            <text:p>-3,00073293</text:p>
          </table:table-cell>
          <table:table-cell office:value-type="float" office:value="-3.00123079" calcext:value-type="float">
            <text:p>-3,0012307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42682" calcext:value-type="float">
            <text:p>1624632848,42682</text:p>
          </table:table-cell>
          <table:table-cell table:formula="of:=ROUND([.A483]-[$menor.$A$1];1)" office:value-type="float" office:value="48.2" calcext:value-type="float">
            <text:p>48,2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2.92552" calcext:value-type="float">
            <text:p>-2,92552</text:p>
          </table:table-cell>
          <table:table-cell office:value-type="float" office:value="-2.932795" calcext:value-type="float">
            <text:p>-2,932795</text:p>
          </table:table-cell>
          <table:table-cell office:value-type="float" office:value="0.10305846" calcext:value-type="float">
            <text:p>0,10305846</text:p>
          </table:table-cell>
          <table:table-cell office:value-type="float" office:value="0" calcext:value-type="float">
            <text:p>0</text:p>
          </table:table-cell>
          <table:table-cell office:value-type="float" office:value="-3.00069068" calcext:value-type="float">
            <text:p>-3,00069068</text:p>
          </table:table-cell>
          <table:table-cell office:value-type="float" office:value="-3.00127746" calcext:value-type="float">
            <text:p>-3,001277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52695" calcext:value-type="float">
            <text:p>1624632848,52695</text:p>
          </table:table-cell>
          <table:table-cell table:formula="of:=ROUND([.A484]-[$menor.$A$1];1)" office:value-type="float" office:value="48.3" calcext:value-type="float">
            <text:p>48,3</text:p>
          </table:table-cell>
          <table:table-cell office:value-type="float" office:value="0.0105" calcext:value-type="float">
            <text:p>0,01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26975" calcext:value-type="float">
            <text:p>-2,926975</text:p>
          </table:table-cell>
          <table:table-cell office:value-type="float" office:value="-2.933765" calcext:value-type="float">
            <text:p>-2,933765</text:p>
          </table:table-cell>
          <table:table-cell office:value-type="float" office:value="0.10168841" calcext:value-type="float">
            <text:p>0,10168841</text:p>
          </table:table-cell>
          <table:table-cell office:value-type="float" office:value="0" calcext:value-type="float">
            <text:p>0</text:p>
          </table:table-cell>
          <table:table-cell office:value-type="float" office:value="-3.00064847" calcext:value-type="float">
            <text:p>-3,00064847</text:p>
          </table:table-cell>
          <table:table-cell office:value-type="float" office:value="-3.00132416" calcext:value-type="float">
            <text:p>-3,0013241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62707" calcext:value-type="float">
            <text:p>1624632848,62707</text:p>
          </table:table-cell>
          <table:table-cell table:formula="of:=ROUND([.A485]-[$menor.$A$1];1)" office:value-type="float" office:value="48.4" calcext:value-type="float">
            <text:p>48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27945" calcext:value-type="float">
            <text:p>-2,927945</text:p>
          </table:table-cell>
          <table:table-cell office:value-type="float" office:value="-2.934735" calcext:value-type="float">
            <text:p>-2,934735</text:p>
          </table:table-cell>
          <table:table-cell office:value-type="float" office:value="0.1003184" calcext:value-type="float">
            <text:p>0,1003184</text:p>
          </table:table-cell>
          <table:table-cell office:value-type="float" office:value="0" calcext:value-type="float">
            <text:p>0</text:p>
          </table:table-cell>
          <table:table-cell office:value-type="float" office:value="-2.99963629" calcext:value-type="float">
            <text:p>-2,99963629</text:p>
          </table:table-cell>
          <table:table-cell office:value-type="float" office:value="-3.00040089" calcext:value-type="float">
            <text:p>-3,000400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72718" calcext:value-type="float">
            <text:p>1624632848,72718</text:p>
          </table:table-cell>
          <table:table-cell table:formula="of:=ROUND([.A486]-[$menor.$A$1];1)" office:value-type="float" office:value="48.5" calcext:value-type="float">
            <text:p>48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28915" calcext:value-type="float">
            <text:p>-2,928915</text:p>
          </table:table-cell>
          <table:table-cell office:value-type="float" office:value="-2.934735" calcext:value-type="float">
            <text:p>-2,934735</text:p>
          </table:table-cell>
          <table:table-cell office:value-type="float" office:value="0.1003184" calcext:value-type="float">
            <text:p>0,1003184</text:p>
          </table:table-cell>
          <table:table-cell office:value-type="float" office:value="0" calcext:value-type="float">
            <text:p>0</text:p>
          </table:table-cell>
          <table:table-cell office:value-type="float" office:value="-3.00109129" calcext:value-type="float">
            <text:p>-3,00109129</text:p>
          </table:table-cell>
          <table:table-cell office:value-type="float" office:value="-3.00137089" calcext:value-type="float">
            <text:p>-3,001370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82731" calcext:value-type="float">
            <text:p>1624632848,82731</text:p>
          </table:table-cell>
          <table:table-cell table:formula="of:=ROUND([.A487]-[$menor.$A$1];1)" office:value-type="float" office:value="48.6" calcext:value-type="float">
            <text:p>48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29885" calcext:value-type="float">
            <text:p>-2,929885</text:p>
          </table:table-cell>
          <table:table-cell office:value-type="float" office:value="-2.935705" calcext:value-type="float">
            <text:p>-2,935705</text:p>
          </table:table-cell>
          <table:table-cell office:value-type="float" office:value="0.09858867" calcext:value-type="float">
            <text:p>0,09858867</text:p>
          </table:table-cell>
          <table:table-cell office:value-type="float" office:value="0" calcext:value-type="float">
            <text:p>0</text:p>
          </table:table-cell>
          <table:table-cell office:value-type="float" office:value="-3.00078335" calcext:value-type="float">
            <text:p>-3,00078335</text:p>
          </table:table-cell>
          <table:table-cell office:value-type="float" office:value="-3.0011752" calcext:value-type="float">
            <text:p>-3,00117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8.9274" calcext:value-type="float">
            <text:p>1624632848,9274</text:p>
          </table:table-cell>
          <table:table-cell table:formula="of:=ROUND([.A488]-[$menor.$A$1];1)" office:value-type="float" office:value="48.7" calcext:value-type="float">
            <text:p>48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29885" calcext:value-type="float">
            <text:p>-2,929885</text:p>
          </table:table-cell>
          <table:table-cell office:value-type="float" office:value="-2.936675" calcext:value-type="float">
            <text:p>-2,936675</text:p>
          </table:table-cell>
          <table:table-cell office:value-type="float" office:value="0.09721854" calcext:value-type="float">
            <text:p>0,09721854</text:p>
          </table:table-cell>
          <table:table-cell office:value-type="float" office:value="0" calcext:value-type="float">
            <text:p>0</text:p>
          </table:table-cell>
          <table:table-cell office:value-type="float" office:value="-3.00074108" calcext:value-type="float">
            <text:p>-3,00074108</text:p>
          </table:table-cell>
          <table:table-cell office:value-type="float" office:value="-3.00025185" calcext:value-type="float">
            <text:p>-3,000251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02749" calcext:value-type="float">
            <text:p>1624632849,02749</text:p>
          </table:table-cell>
          <table:table-cell table:formula="of:=ROUND([.A489]-[$menor.$A$1];1)" office:value-type="float" office:value="48.8" calcext:value-type="float">
            <text:p>48,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30855" calcext:value-type="float">
            <text:p>-2,930855</text:p>
          </table:table-cell>
          <table:table-cell office:value-type="float" office:value="-2.936675" calcext:value-type="float">
            <text:p>-2,936675</text:p>
          </table:table-cell>
          <table:table-cell office:value-type="float" office:value="0.0965018" calcext:value-type="float">
            <text:p>0,0965018</text:p>
          </table:table-cell>
          <table:table-cell office:value-type="float" office:value="0" calcext:value-type="float">
            <text:p>0</text:p>
          </table:table-cell>
          <table:table-cell office:value-type="float" office:value="-3.00118155" calcext:value-type="float">
            <text:p>-3,00118155</text:p>
          </table:table-cell>
          <table:table-cell office:value-type="float" office:value="-3.00073883" calcext:value-type="float">
            <text:p>-3,0007388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1286" calcext:value-type="float">
            <text:p>1624632849,1286</text:p>
          </table:table-cell>
          <table:table-cell table:formula="of:=ROUND([.A490]-[$menor.$A$1];1)" office:value-type="float" office:value="48.9" calcext:value-type="float">
            <text:p>48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31825" calcext:value-type="float">
            <text:p>-2,931825</text:p>
          </table:table-cell>
          <table:table-cell office:value-type="float" office:value="-2.937645" calcext:value-type="float">
            <text:p>-2,937645</text:p>
          </table:table-cell>
          <table:table-cell office:value-type="float" office:value="0.09513128" calcext:value-type="float">
            <text:p>0,09513128</text:p>
          </table:table-cell>
          <table:table-cell office:value-type="float" office:value="0" calcext:value-type="float">
            <text:p>0</text:p>
          </table:table-cell>
          <table:table-cell office:value-type="float" office:value="-3.00016899" calcext:value-type="float">
            <text:p>-3,00016899</text:p>
          </table:table-cell>
          <table:table-cell office:value-type="float" office:value="-3.00078522" calcext:value-type="float">
            <text:p>-3,0007852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22901" calcext:value-type="float">
            <text:p>1624632849,22901</text:p>
          </table:table-cell>
          <table:table-cell table:formula="of:=ROUND([.A491]-[$menor.$A$1];1)" office:value-type="float" office:value="49" calcext:value-type="float">
            <text:p>4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31825" calcext:value-type="float">
            <text:p>-2,931825</text:p>
          </table:table-cell>
          <table:table-cell office:value-type="float" office:value="-2.938615" calcext:value-type="float">
            <text:p>-2,938615</text:p>
          </table:table-cell>
          <table:table-cell office:value-type="float" office:value="0.09447841" calcext:value-type="float">
            <text:p>0,09447841</text:p>
          </table:table-cell>
          <table:table-cell office:value-type="float" office:value="0" calcext:value-type="float">
            <text:p>0</text:p>
          </table:table-cell>
          <table:table-cell office:value-type="float" office:value="-3.00065664" calcext:value-type="float">
            <text:p>-3,00065664</text:p>
          </table:table-cell>
          <table:table-cell office:value-type="float" office:value="-3.00034524" calcext:value-type="float">
            <text:p>-3,000345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32916" calcext:value-type="float">
            <text:p>1624632849,32916</text:p>
          </table:table-cell>
          <table:table-cell table:formula="of:=ROUND([.A492]-[$menor.$A$1];1)" office:value-type="float" office:value="49.1" calcext:value-type="float">
            <text:p>49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32795" calcext:value-type="float">
            <text:p>-2,932795</text:p>
          </table:table-cell>
          <table:table-cell office:value-type="float" office:value="-2.938615" calcext:value-type="float">
            <text:p>-2,938615</text:p>
          </table:table-cell>
          <table:table-cell office:value-type="float" office:value="0.0937608" calcext:value-type="float">
            <text:p>0,0937608</text:p>
          </table:table-cell>
          <table:table-cell office:value-type="float" office:value="0" calcext:value-type="float">
            <text:p>0</text:p>
          </table:table-cell>
          <table:table-cell office:value-type="float" office:value="-3.00109647" calcext:value-type="float">
            <text:p>-3,00109647</text:p>
          </table:table-cell>
          <table:table-cell office:value-type="float" office:value="-3.00083163" calcext:value-type="float">
            <text:p>-3,000831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42936" calcext:value-type="float">
            <text:p>1624632849,42936</text:p>
          </table:table-cell>
          <table:table-cell table:formula="of:=ROUND([.A493]-[$menor.$A$1];1)" office:value-type="float" office:value="49.2" calcext:value-type="float">
            <text:p>49,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2.933765" calcext:value-type="float">
            <text:p>-2,933765</text:p>
          </table:table-cell>
          <table:table-cell office:value-type="float" office:value="-2.939585" calcext:value-type="float">
            <text:p>-2,939585</text:p>
          </table:table-cell>
          <table:table-cell office:value-type="float" office:value="0.09239035" calcext:value-type="float">
            <text:p>0,09239035</text:p>
          </table:table-cell>
          <table:table-cell office:value-type="float" office:value="0" calcext:value-type="float">
            <text:p>0</text:p>
          </table:table-cell>
          <table:table-cell office:value-type="float" office:value="-3.00008397" calcext:value-type="float">
            <text:p>-3,00008397</text:p>
          </table:table-cell>
          <table:table-cell office:value-type="float" office:value="-3.00087807" calcext:value-type="float">
            <text:p>-3,0008780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52868" calcext:value-type="float">
            <text:p>1624632849,52868</text:p>
          </table:table-cell>
          <table:table-cell table:formula="of:=ROUND([.A494]-[$menor.$A$1];1)" office:value-type="float" office:value="49.3" calcext:value-type="float">
            <text:p>49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4735" calcext:value-type="float">
            <text:p>-2,934735</text:p>
          </table:table-cell>
          <table:table-cell office:value-type="float" office:value="-2.940555" calcext:value-type="float">
            <text:p>-2,940555</text:p>
          </table:table-cell>
          <table:table-cell office:value-type="float" office:value="0.09173848" calcext:value-type="float">
            <text:p>0,09173848</text:p>
          </table:table-cell>
          <table:table-cell office:value-type="float" office:value="0" calcext:value-type="float">
            <text:p>0</text:p>
          </table:table-cell>
          <table:table-cell office:value-type="float" office:value="-3.00057236" calcext:value-type="float">
            <text:p>-3,00057236</text:p>
          </table:table-cell>
          <table:table-cell office:value-type="float" office:value="-3.00043877" calcext:value-type="float">
            <text:p>-3,0004387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6286" calcext:value-type="float">
            <text:p>1624632849,6286</text:p>
          </table:table-cell>
          <table:table-cell table:formula="of:=ROUND([.A495]-[$menor.$A$1];1)" office:value-type="float" office:value="49.4" calcext:value-type="float">
            <text:p>49,4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4735" calcext:value-type="float">
            <text:p>-2,934735</text:p>
          </table:table-cell>
          <table:table-cell office:value-type="float" office:value="-2.940555" calcext:value-type="float">
            <text:p>-2,940555</text:p>
          </table:table-cell>
          <table:table-cell office:value-type="float" office:value="0.09101994" calcext:value-type="float">
            <text:p>0,09101994</text:p>
          </table:table-cell>
          <table:table-cell office:value-type="float" office:value="0" calcext:value-type="float">
            <text:p>0</text:p>
          </table:table-cell>
          <table:table-cell office:value-type="float" office:value="-3.0010115" calcext:value-type="float">
            <text:p>-3,0010115</text:p>
          </table:table-cell>
          <table:table-cell office:value-type="float" office:value="-3.00092454" calcext:value-type="float">
            <text:p>-3,0009245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72874" calcext:value-type="float">
            <text:p>1624632849,72874</text:p>
          </table:table-cell>
          <table:table-cell table:formula="of:=ROUND([.A496]-[$menor.$A$1];1)" office:value-type="float" office:value="49.5" calcext:value-type="float">
            <text:p>49,5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5705" calcext:value-type="float">
            <text:p>-2,935705</text:p>
          </table:table-cell>
          <table:table-cell office:value-type="float" office:value="-2.941525" calcext:value-type="float">
            <text:p>-2,941525</text:p>
          </table:table-cell>
          <table:table-cell office:value-type="float" office:value="0.08964958" calcext:value-type="float">
            <text:p>0,08964958</text:p>
          </table:table-cell>
          <table:table-cell office:value-type="float" office:value="0" calcext:value-type="float">
            <text:p>0</text:p>
          </table:table-cell>
          <table:table-cell office:value-type="float" office:value="-3.00096906" calcext:value-type="float">
            <text:p>-3,00096906</text:p>
          </table:table-cell>
          <table:table-cell office:value-type="float" office:value="-3.00097103" calcext:value-type="float">
            <text:p>-3,00097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82891" calcext:value-type="float">
            <text:p>1624632849,82891</text:p>
          </table:table-cell>
          <table:table-cell table:formula="of:=ROUND([.A497]-[$menor.$A$1];1)" office:value-type="float" office:value="49.6" calcext:value-type="float">
            <text:p>49,6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6675" calcext:value-type="float">
            <text:p>-2,936675</text:p>
          </table:table-cell>
          <table:table-cell office:value-type="float" office:value="-2.94298" calcext:value-type="float">
            <text:p>-2,94298</text:p>
          </table:table-cell>
          <table:table-cell office:value-type="float" office:value="0.08827926" calcext:value-type="float">
            <text:p>0,08827926</text:p>
          </table:table-cell>
          <table:table-cell office:value-type="float" office:value="0" calcext:value-type="float">
            <text:p>0</text:p>
          </table:table-cell>
          <table:table-cell office:value-type="float" office:value="-2.99995665" calcext:value-type="float">
            <text:p>-2,99995665</text:p>
          </table:table-cell>
          <table:table-cell office:value-type="float" office:value="-3.00004756" calcext:value-type="float">
            <text:p>-3,000047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49.92931" calcext:value-type="float">
            <text:p>1624632849,92931</text:p>
          </table:table-cell>
          <table:table-cell table:formula="of:=ROUND([.A498]-[$menor.$A$1];1)" office:value-type="float" office:value="49.7" calcext:value-type="float">
            <text:p>49,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6675" calcext:value-type="float">
            <text:p>-2,936675</text:p>
          </table:table-cell>
          <table:table-cell office:value-type="float" office:value="-2.94298" calcext:value-type="float">
            <text:p>-2,94298</text:p>
          </table:table-cell>
          <table:table-cell office:value-type="float" office:value="0.08827926" calcext:value-type="float">
            <text:p>0,08827926</text:p>
          </table:table-cell>
          <table:table-cell office:value-type="float" office:value="0" calcext:value-type="float">
            <text:p>0</text:p>
          </table:table-cell>
          <table:table-cell office:value-type="float" office:value="-3.00092665" calcext:value-type="float">
            <text:p>-3,00092665</text:p>
          </table:table-cell>
          <table:table-cell office:value-type="float" office:value="-3.00101756" calcext:value-type="float">
            <text:p>-3,0010175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02862" calcext:value-type="float">
            <text:p>1624632850,02862</text:p>
          </table:table-cell>
          <table:table-cell table:formula="of:=ROUND([.A499]-[$menor.$A$1];1)" office:value-type="float" office:value="49.8" calcext:value-type="float">
            <text:p>49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7645" calcext:value-type="float">
            <text:p>-2,937645</text:p>
          </table:table-cell>
          <table:table-cell office:value-type="float" office:value="-2.94395" calcext:value-type="float">
            <text:p>-2,94395</text:p>
          </table:table-cell>
          <table:table-cell office:value-type="float" office:value="0.08690899" calcext:value-type="float">
            <text:p>0,08690899</text:p>
          </table:table-cell>
          <table:table-cell office:value-type="float" office:value="0" calcext:value-type="float">
            <text:p>0</text:p>
          </table:table-cell>
          <table:table-cell office:value-type="float" office:value="-3.00088428" calcext:value-type="float">
            <text:p>-3,00088428</text:p>
          </table:table-cell>
          <table:table-cell office:value-type="float" office:value="-3.00154911" calcext:value-type="float">
            <text:p>-3,0015491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12879" calcext:value-type="float">
            <text:p>1624632850,12879</text:p>
          </table:table-cell>
          <table:table-cell table:formula="of:=ROUND([.A500]-[$menor.$A$1];1)" office:value-type="float" office:value="49.9" calcext:value-type="float">
            <text:p>49,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8615" calcext:value-type="float">
            <text:p>-2,938615</text:p>
          </table:table-cell>
          <table:table-cell office:value-type="float" office:value="-2.94395" calcext:value-type="float">
            <text:p>-2,94395</text:p>
          </table:table-cell>
          <table:table-cell office:value-type="float" office:value="0.08521347" calcext:value-type="float">
            <text:p>0,08521347</text:p>
          </table:table-cell>
          <table:table-cell office:value-type="float" office:value="0" calcext:value-type="float">
            <text:p>0</text:p>
          </table:table-cell>
          <table:table-cell office:value-type="float" office:value="-2.99963162" calcext:value-type="float">
            <text:p>-2,99963162</text:p>
          </table:table-cell>
          <table:table-cell office:value-type="float" office:value="-3.00040648" calcext:value-type="float">
            <text:p>-3,000406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22909" calcext:value-type="float">
            <text:p>1624632850,22909</text:p>
          </table:table-cell>
          <table:table-cell table:formula="of:=ROUND([.A501]-[$menor.$A$1];1)" office:value-type="float" office:value="50" calcext:value-type="float">
            <text:p>50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8615" calcext:value-type="float">
            <text:p>-2,938615</text:p>
          </table:table-cell>
          <table:table-cell office:value-type="float" office:value="-2.94492" calcext:value-type="float">
            <text:p>-2,94492</text:p>
          </table:table-cell>
          <table:table-cell office:value-type="float" office:value="0.08521347" calcext:value-type="float">
            <text:p>0,08521347</text:p>
          </table:table-cell>
          <table:table-cell office:value-type="float" office:value="0" calcext:value-type="float">
            <text:p>0</text:p>
          </table:table-cell>
          <table:table-cell office:value-type="float" office:value="-3.00060162" calcext:value-type="float">
            <text:p>-3,00060162</text:p>
          </table:table-cell>
          <table:table-cell office:value-type="float" office:value="-3.00137648" calcext:value-type="float">
            <text:p>-3,001376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32948" calcext:value-type="float">
            <text:p>1624632850,32948</text:p>
          </table:table-cell>
          <table:table-cell table:formula="of:=ROUND([.A502]-[$menor.$A$1];1)" office:value-type="float" office:value="50.1" calcext:value-type="float">
            <text:p>50,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39585" calcext:value-type="float">
            <text:p>-2,939585</text:p>
          </table:table-cell>
          <table:table-cell office:value-type="float" office:value="-2.94589" calcext:value-type="float">
            <text:p>-2,94589</text:p>
          </table:table-cell>
          <table:table-cell office:value-type="float" office:value="0.0838436" calcext:value-type="float">
            <text:p>0,0838436</text:p>
          </table:table-cell>
          <table:table-cell office:value-type="float" office:value="0" calcext:value-type="float">
            <text:p>0</text:p>
          </table:table-cell>
          <table:table-cell office:value-type="float" office:value="-3.00055953" calcext:value-type="float">
            <text:p>-3,00055953</text:p>
          </table:table-cell>
          <table:table-cell office:value-type="float" office:value="-3.0004533" calcext:value-type="float">
            <text:p>-3,000453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42885" calcext:value-type="float">
            <text:p>1624632850,42885</text:p>
          </table:table-cell>
          <table:table-cell table:formula="of:=ROUND([.A503]-[$menor.$A$1];1)" office:value-type="float" office:value="50.2" calcext:value-type="float">
            <text:p>50,2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40555" calcext:value-type="float">
            <text:p>-2,940555</text:p>
          </table:table-cell>
          <table:table-cell office:value-type="float" office:value="-2.94589" calcext:value-type="float">
            <text:p>-2,94589</text:p>
          </table:table-cell>
          <table:table-cell office:value-type="float" office:value="0.08312473" calcext:value-type="float">
            <text:p>0,08312473</text:p>
          </table:table-cell>
          <table:table-cell office:value-type="float" office:value="0" calcext:value-type="float">
            <text:p>0</text:p>
          </table:table-cell>
          <table:table-cell office:value-type="float" office:value="-3.00002843" calcext:value-type="float">
            <text:p>-3,00002843</text:p>
          </table:table-cell>
          <table:table-cell office:value-type="float" office:value="-3.00093885" calcext:value-type="float">
            <text:p>-3,0009388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52941" calcext:value-type="float">
            <text:p>1624632850,52941</text:p>
          </table:table-cell>
          <table:table-cell table:formula="of:=ROUND([.A504]-[$menor.$A$1];1)" office:value-type="float" office:value="50.3" calcext:value-type="float">
            <text:p>50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2.940555" calcext:value-type="float">
            <text:p>-2,940555</text:p>
          </table:table-cell>
          <table:table-cell office:value-type="float" office:value="-2.94686" calcext:value-type="float">
            <text:p>-2,94686</text:p>
          </table:table-cell>
          <table:table-cell office:value-type="float" office:value="0.08247378" calcext:value-type="float">
            <text:p>0,08247378</text:p>
          </table:table-cell>
          <table:table-cell office:value-type="float" office:value="0" calcext:value-type="float">
            <text:p>0</text:p>
          </table:table-cell>
          <table:table-cell office:value-type="float" office:value="-3.0005175" calcext:value-type="float">
            <text:p>-3,0005175</text:p>
          </table:table-cell>
          <table:table-cell office:value-type="float" office:value="-3.00147017" calcext:value-type="float">
            <text:p>-3,0014701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6288" calcext:value-type="float">
            <text:p>1624632850,6288</text:p>
          </table:table-cell>
          <table:table-cell table:formula="of:=ROUND([.A505]-[$menor.$A$1];1)" office:value-type="float" office:value="50.4" calcext:value-type="float">
            <text:p>50,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1525" calcext:value-type="float">
            <text:p>-2,941525</text:p>
          </table:table-cell>
          <table:table-cell office:value-type="float" office:value="-2.94686" calcext:value-type="float">
            <text:p>-2,94686</text:p>
          </table:table-cell>
          <table:table-cell office:value-type="float" office:value="0.08110403" calcext:value-type="float">
            <text:p>0,08110403</text:p>
          </table:table-cell>
          <table:table-cell office:value-type="float" office:value="-1" calcext:value-type="float">
            <text:p>-1</text:p>
          </table:table-cell>
          <table:table-cell office:value-type="float" office:value="-3.00142029" calcext:value-type="float">
            <text:p>-3,00142029</text:p>
          </table:table-cell>
          <table:table-cell office:value-type="float" office:value="-2.99949299" calcext:value-type="float">
            <text:p>-2,9994929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0.72904" calcext:value-type="float">
            <text:p>1624632850,72904</text:p>
          </table:table-cell>
          <table:table-cell table:formula="of:=ROUND([.A506]-[$menor.$A$1];1)" office:value-type="float" office:value="50.5" calcext:value-type="float">
            <text:p>50,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298" calcext:value-type="float">
            <text:p>-2,94298</text:p>
          </table:table-cell>
          <table:table-cell office:value-type="float" office:value="-2.94783" calcext:value-type="float">
            <text:p>-2,94783</text:p>
          </table:table-cell>
          <table:table-cell office:value-type="float" office:value="0.08038408" calcext:value-type="float">
            <text:p>0,08038408</text:p>
          </table:table-cell>
          <table:table-cell office:value-type="float" office:value="0" calcext:value-type="float">
            <text:p>0</text:p>
          </table:table-cell>
          <table:table-cell office:value-type="float" office:value="-2.9999436" calcext:value-type="float">
            <text:p>-2,9999436</text:p>
          </table:table-cell>
          <table:table-cell office:value-type="float" office:value="-3.00103189" calcext:value-type="float">
            <text:p>-3,0010318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0.82925" calcext:value-type="float">
            <text:p>1624632850,82925</text:p>
          </table:table-cell>
          <table:table-cell table:formula="of:=ROUND([.A507]-[$menor.$A$1];1)" office:value-type="float" office:value="50.6" calcext:value-type="float">
            <text:p>50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298" calcext:value-type="float">
            <text:p>-2,94298</text:p>
          </table:table-cell>
          <table:table-cell office:value-type="float" office:value="-2.94783" calcext:value-type="float">
            <text:p>-2,94783</text:p>
          </table:table-cell>
          <table:table-cell office:value-type="float" office:value="0.07973436" calcext:value-type="float">
            <text:p>0,07973436</text:p>
          </table:table-cell>
          <table:table-cell office:value-type="float" office:value="-1" calcext:value-type="float">
            <text:p>-1</text:p>
          </table:table-cell>
          <table:table-cell office:value-type="float" office:value="-3.0013624" calcext:value-type="float">
            <text:p>-3,0013624</text:p>
          </table:table-cell>
          <table:table-cell office:value-type="float" office:value="-2.99955775" calcext:value-type="float">
            <text:p>-2,99955775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0.92944" calcext:value-type="float">
            <text:p>1624632850,92944</text:p>
          </table:table-cell>
          <table:table-cell table:formula="of:=ROUND([.A508]-[$menor.$A$1];1)" office:value-type="float" office:value="50.7" calcext:value-type="float">
            <text:p>50,7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4395" calcext:value-type="float">
            <text:p>-2,94395</text:p>
          </table:table-cell>
          <table:table-cell office:value-type="float" office:value="-2.9488" calcext:value-type="float">
            <text:p>-2,9488</text:p>
          </table:table-cell>
          <table:table-cell office:value-type="float" office:value="0.07901383" calcext:value-type="float">
            <text:p>0,07901383</text:p>
          </table:table-cell>
          <table:table-cell office:value-type="float" office:value="0" calcext:value-type="float">
            <text:p>0</text:p>
          </table:table-cell>
          <table:table-cell office:value-type="float" office:value="-3.00135625" calcext:value-type="float">
            <text:p>-3,00135625</text:p>
          </table:table-cell>
          <table:table-cell office:value-type="float" office:value="-3.00107846" calcext:value-type="float">
            <text:p>-3,001078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0288" calcext:value-type="float">
            <text:p>1624632851,0288</text:p>
          </table:table-cell>
          <table:table-cell table:formula="of:=ROUND([.A509]-[$menor.$A$1];1)" office:value-type="float" office:value="50.8" calcext:value-type="float">
            <text:p>50,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395" calcext:value-type="float">
            <text:p>-2,94395</text:p>
          </table:table-cell>
          <table:table-cell office:value-type="float" office:value="-2.9488" calcext:value-type="float">
            <text:p>-2,9488</text:p>
          </table:table-cell>
          <table:table-cell office:value-type="float" office:value="0.07728512" calcext:value-type="float">
            <text:p>0,07728512</text:p>
          </table:table-cell>
          <table:table-cell office:value-type="float" office:value="0" calcext:value-type="float">
            <text:p>0</text:p>
          </table:table-cell>
          <table:table-cell office:value-type="float" office:value="-3.00007906" calcext:value-type="float">
            <text:p>-3,00007906</text:p>
          </table:table-cell>
          <table:table-cell office:value-type="float" office:value="-2.99991346" calcext:value-type="float">
            <text:p>-2,999913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12905" calcext:value-type="float">
            <text:p>1624632851,12905</text:p>
          </table:table-cell>
          <table:table-cell table:formula="of:=ROUND([.A510]-[$menor.$A$1];1)" office:value-type="float" office:value="50.9" calcext:value-type="float">
            <text:p>50,9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4492" calcext:value-type="float">
            <text:p>-2,94492</text:p>
          </table:table-cell>
          <table:table-cell office:value-type="float" office:value="-2.94977" calcext:value-type="float">
            <text:p>-2,94977</text:p>
          </table:table-cell>
          <table:table-cell office:value-type="float" office:value="0.07728512" calcext:value-type="float">
            <text:p>0,07728512</text:p>
          </table:table-cell>
          <table:table-cell office:value-type="float" office:value="0" calcext:value-type="float">
            <text:p>0</text:p>
          </table:table-cell>
          <table:table-cell office:value-type="float" office:value="-3.00104906" calcext:value-type="float">
            <text:p>-3,00104906</text:p>
          </table:table-cell>
          <table:table-cell office:value-type="float" office:value="-3.00088346" calcext:value-type="float">
            <text:p>-3,000883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22936" calcext:value-type="float">
            <text:p>1624632851,22936</text:p>
          </table:table-cell>
          <table:table-cell table:formula="of:=ROUND([.A511]-[$menor.$A$1];1)" office:value-type="float" office:value="51" calcext:value-type="float">
            <text:p>51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589" calcext:value-type="float">
            <text:p>-2,94589</text:p>
          </table:table-cell>
          <table:table-cell office:value-type="float" office:value="-2.95074" calcext:value-type="float">
            <text:p>-2,95074</text:p>
          </table:table-cell>
          <table:table-cell office:value-type="float" office:value="0.0759147" calcext:value-type="float">
            <text:p>0,0759147</text:p>
          </table:table-cell>
          <table:table-cell office:value-type="float" office:value="0" calcext:value-type="float">
            <text:p>0</text:p>
          </table:table-cell>
          <table:table-cell office:value-type="float" office:value="-3.00003658" calcext:value-type="float">
            <text:p>-3,00003658</text:p>
          </table:table-cell>
          <table:table-cell office:value-type="float" office:value="-2.99995992" calcext:value-type="float">
            <text:p>-2,999959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32947" calcext:value-type="float">
            <text:p>1624632851,32947</text:p>
          </table:table-cell>
          <table:table-cell table:formula="of:=ROUND([.A512]-[$menor.$A$1];1)" office:value-type="float" office:value="51.1" calcext:value-type="float">
            <text:p>51,1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589" calcext:value-type="float">
            <text:p>-2,94589</text:p>
          </table:table-cell>
          <table:table-cell office:value-type="float" office:value="-2.95074" calcext:value-type="float">
            <text:p>-2,95074</text:p>
          </table:table-cell>
          <table:table-cell office:value-type="float" office:value="0.0759147" calcext:value-type="float">
            <text:p>0,0759147</text:p>
          </table:table-cell>
          <table:table-cell office:value-type="float" office:value="0" calcext:value-type="float">
            <text:p>0</text:p>
          </table:table-cell>
          <table:table-cell office:value-type="float" office:value="-3.00100658" calcext:value-type="float">
            <text:p>-3,00100658</text:p>
          </table:table-cell>
          <table:table-cell office:value-type="float" office:value="-3.00092992" calcext:value-type="float">
            <text:p>-3,000929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42988" calcext:value-type="float">
            <text:p>1624632851,42988</text:p>
          </table:table-cell>
          <table:table-cell table:formula="of:=ROUND([.A513]-[$menor.$A$1];1)" office:value-type="float" office:value="51.2" calcext:value-type="float">
            <text:p>51,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686" calcext:value-type="float">
            <text:p>-2,94686</text:p>
          </table:table-cell>
          <table:table-cell office:value-type="float" office:value="-2.95171" calcext:value-type="float">
            <text:p>-2,95171</text:p>
          </table:table-cell>
          <table:table-cell office:value-type="float" office:value="0.07454435" calcext:value-type="float">
            <text:p>0,07454435</text:p>
          </table:table-cell>
          <table:table-cell office:value-type="float" office:value="0" calcext:value-type="float">
            <text:p>0</text:p>
          </table:table-cell>
          <table:table-cell office:value-type="float" office:value="-3.00096415" calcext:value-type="float">
            <text:p>-3,00096415</text:p>
          </table:table-cell>
          <table:table-cell office:value-type="float" office:value="-3.00097642" calcext:value-type="float">
            <text:p>-3,0009764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53018" calcext:value-type="float">
            <text:p>1624632851,53018</text:p>
          </table:table-cell>
          <table:table-cell table:formula="of:=ROUND([.A514]-[$menor.$A$1];1)" office:value-type="float" office:value="51.3" calcext:value-type="float">
            <text:p>51,3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686" calcext:value-type="float">
            <text:p>-2,94686</text:p>
          </table:table-cell>
          <table:table-cell office:value-type="float" office:value="-2.95171" calcext:value-type="float">
            <text:p>-2,95171</text:p>
          </table:table-cell>
          <table:table-cell office:value-type="float" office:value="0.07317404" calcext:value-type="float">
            <text:p>0,07317404</text:p>
          </table:table-cell>
          <table:table-cell office:value-type="float" office:value="0" calcext:value-type="float">
            <text:p>0</text:p>
          </table:table-cell>
          <table:table-cell office:value-type="float" office:value="-2.99995175" calcext:value-type="float">
            <text:p>-2,99995175</text:p>
          </table:table-cell>
          <table:table-cell office:value-type="float" office:value="-3.00005295" calcext:value-type="float">
            <text:p>-3,00005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63046" calcext:value-type="float">
            <text:p>1624632851,63046</text:p>
          </table:table-cell>
          <table:table-cell table:formula="of:=ROUND([.A515]-[$menor.$A$1];1)" office:value-type="float" office:value="51.4" calcext:value-type="float">
            <text:p>51,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2.94783" calcext:value-type="float">
            <text:p>-2,94783</text:p>
          </table:table-cell>
          <table:table-cell office:value-type="float" office:value="-2.95268" calcext:value-type="float">
            <text:p>-2,95268</text:p>
          </table:table-cell>
          <table:table-cell office:value-type="float" office:value="0.07317404" calcext:value-type="float">
            <text:p>0,07317404</text:p>
          </table:table-cell>
          <table:table-cell office:value-type="float" office:value="0" calcext:value-type="float">
            <text:p>0</text:p>
          </table:table-cell>
          <table:table-cell office:value-type="float" office:value="-3.00092175" calcext:value-type="float">
            <text:p>-3,00092175</text:p>
          </table:table-cell>
          <table:table-cell office:value-type="float" office:value="-3.00102295" calcext:value-type="float">
            <text:p>-3,0010229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72986" calcext:value-type="float">
            <text:p>1624632851,72986</text:p>
          </table:table-cell>
          <table:table-cell table:formula="of:=ROUND([.A516]-[$menor.$A$1];1)" office:value-type="float" office:value="51.5" calcext:value-type="float">
            <text:p>51,5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4783" calcext:value-type="float">
            <text:p>-2,94783</text:p>
          </table:table-cell>
          <table:table-cell office:value-type="float" office:value="-2.95268" calcext:value-type="float">
            <text:p>-2,95268</text:p>
          </table:table-cell>
          <table:table-cell office:value-type="float" office:value="0.07180379" calcext:value-type="float">
            <text:p>0,07180379</text:p>
          </table:table-cell>
          <table:table-cell office:value-type="float" office:value="0" calcext:value-type="float">
            <text:p>0</text:p>
          </table:table-cell>
          <table:table-cell office:value-type="float" office:value="-2.9999094" calcext:value-type="float">
            <text:p>-2,9999094</text:p>
          </table:table-cell>
          <table:table-cell office:value-type="float" office:value="-3.00009952" calcext:value-type="float">
            <text:p>-3,000099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83017" calcext:value-type="float">
            <text:p>1624632851,83017</text:p>
          </table:table-cell>
          <table:table-cell table:formula="of:=ROUND([.A517]-[$menor.$A$1];1)" office:value-type="float" office:value="51.6" calcext:value-type="float">
            <text:p>51,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488" calcext:value-type="float">
            <text:p>-2,9488</text:p>
          </table:table-cell>
          <table:table-cell office:value-type="float" office:value="-2.95365" calcext:value-type="float">
            <text:p>-2,95365</text:p>
          </table:table-cell>
          <table:table-cell office:value-type="float" office:value="0.07180379" calcext:value-type="float">
            <text:p>0,07180379</text:p>
          </table:table-cell>
          <table:table-cell office:value-type="float" office:value="0" calcext:value-type="float">
            <text:p>0</text:p>
          </table:table-cell>
          <table:table-cell office:value-type="float" office:value="-3.0008794" calcext:value-type="float">
            <text:p>-3,0008794</text:p>
          </table:table-cell>
          <table:table-cell office:value-type="float" office:value="-3.00106952" calcext:value-type="float">
            <text:p>-3,001069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1.93035" calcext:value-type="float">
            <text:p>1624632851,93035</text:p>
          </table:table-cell>
          <table:table-cell table:formula="of:=ROUND([.A518]-[$menor.$A$1];1)" office:value-type="float" office:value="51.7" calcext:value-type="float">
            <text:p>51,7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488" calcext:value-type="float">
            <text:p>-2,9488</text:p>
          </table:table-cell>
          <table:table-cell office:value-type="float" office:value="-2.95365" calcext:value-type="float">
            <text:p>-2,95365</text:p>
          </table:table-cell>
          <table:table-cell office:value-type="float" office:value="0.07043359" calcext:value-type="float">
            <text:p>0,07043359</text:p>
          </table:table-cell>
          <table:table-cell office:value-type="float" office:value="0" calcext:value-type="float">
            <text:p>0</text:p>
          </table:table-cell>
          <table:table-cell office:value-type="float" office:value="-2.99986708" calcext:value-type="float">
            <text:p>-2,99986708</text:p>
          </table:table-cell>
          <table:table-cell office:value-type="float" office:value="-3.00014613" calcext:value-type="float">
            <text:p>-3,000146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03063" calcext:value-type="float">
            <text:p>1624632852,03063</text:p>
          </table:table-cell>
          <table:table-cell table:formula="of:=ROUND([.A519]-[$menor.$A$1];1)" office:value-type="float" office:value="51.8" calcext:value-type="float">
            <text:p>51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4977" calcext:value-type="float">
            <text:p>-2,94977</text:p>
          </table:table-cell>
          <table:table-cell office:value-type="float" office:value="-2.95462" calcext:value-type="float">
            <text:p>-2,95462</text:p>
          </table:table-cell>
          <table:table-cell office:value-type="float" office:value="0.07043359" calcext:value-type="float">
            <text:p>0,07043359</text:p>
          </table:table-cell>
          <table:table-cell office:value-type="float" office:value="0" calcext:value-type="float">
            <text:p>0</text:p>
          </table:table-cell>
          <table:table-cell office:value-type="float" office:value="-3.00083708" calcext:value-type="float">
            <text:p>-3,00083708</text:p>
          </table:table-cell>
          <table:table-cell office:value-type="float" office:value="-3.00111613" calcext:value-type="float">
            <text:p>-3,0011161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13081" calcext:value-type="float">
            <text:p>1624632852,13081</text:p>
          </table:table-cell>
          <table:table-cell table:formula="of:=ROUND([.A520]-[$menor.$A$1];1)" office:value-type="float" office:value="51.9" calcext:value-type="float">
            <text:p>51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074" calcext:value-type="float">
            <text:p>-2,95074</text:p>
          </table:table-cell>
          <table:table-cell office:value-type="float" office:value="-2.95462" calcext:value-type="float">
            <text:p>-2,95462</text:p>
          </table:table-cell>
          <table:table-cell office:value-type="float" office:value="0.06906347" calcext:value-type="float">
            <text:p>0,06906347</text:p>
          </table:table-cell>
          <table:table-cell office:value-type="float" office:value="0" calcext:value-type="float">
            <text:p>0</text:p>
          </table:table-cell>
          <table:table-cell office:value-type="float" office:value="-2.99982482" calcext:value-type="float">
            <text:p>-2,99982482</text:p>
          </table:table-cell>
          <table:table-cell office:value-type="float" office:value="-3.00019278" calcext:value-type="float">
            <text:p>-3,000192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23098" calcext:value-type="float">
            <text:p>1624632852,23098</text:p>
          </table:table-cell>
          <table:table-cell table:formula="of:=ROUND([.A521]-[$menor.$A$1];1)" office:value-type="float" office:value="52" calcext:value-type="float">
            <text:p>5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074" calcext:value-type="float">
            <text:p>-2,95074</text:p>
          </table:table-cell>
          <table:table-cell office:value-type="float" office:value="-2.95462" calcext:value-type="float">
            <text:p>-2,95462</text:p>
          </table:table-cell>
          <table:table-cell office:value-type="float" office:value="0.06906347" calcext:value-type="float">
            <text:p>0,06906347</text:p>
          </table:table-cell>
          <table:table-cell office:value-type="float" office:value="0" calcext:value-type="float">
            <text:p>0</text:p>
          </table:table-cell>
          <table:table-cell office:value-type="float" office:value="-3.00079482" calcext:value-type="float">
            <text:p>-3,00079482</text:p>
          </table:table-cell>
          <table:table-cell office:value-type="float" office:value="-3.00116278" calcext:value-type="float">
            <text:p>-3,0011627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3312" calcext:value-type="float">
            <text:p>1624632852,3312</text:p>
          </table:table-cell>
          <table:table-cell table:formula="of:=ROUND([.A522]-[$menor.$A$1];1)" office:value-type="float" office:value="52.1" calcext:value-type="float">
            <text:p>52,1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171" calcext:value-type="float">
            <text:p>-2,95171</text:p>
          </table:table-cell>
          <table:table-cell office:value-type="float" office:value="-2.95559" calcext:value-type="float">
            <text:p>-2,95559</text:p>
          </table:table-cell>
          <table:table-cell office:value-type="float" office:value="0.0676934" calcext:value-type="float">
            <text:p>0,0676934</text:p>
          </table:table-cell>
          <table:table-cell office:value-type="float" office:value="0" calcext:value-type="float">
            <text:p>0</text:p>
          </table:table-cell>
          <table:table-cell office:value-type="float" office:value="-3.0007526" calcext:value-type="float">
            <text:p>-3,0007526</text:p>
          </table:table-cell>
          <table:table-cell office:value-type="float" office:value="-3.00023948" calcext:value-type="float">
            <text:p>-3,0002394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4307" calcext:value-type="float">
            <text:p>1624632852,4307</text:p>
          </table:table-cell>
          <table:table-cell table:formula="of:=ROUND([.A523]-[$menor.$A$1];1)" office:value-type="float" office:value="52.2" calcext:value-type="float">
            <text:p>52,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171" calcext:value-type="float">
            <text:p>-2,95171</text:p>
          </table:table-cell>
          <table:table-cell office:value-type="float" office:value="-2.95559" calcext:value-type="float">
            <text:p>-2,95559</text:p>
          </table:table-cell>
          <table:table-cell office:value-type="float" office:value="0.0669768" calcext:value-type="float">
            <text:p>0,0669768</text:p>
          </table:table-cell>
          <table:table-cell office:value-type="float" office:value="0" calcext:value-type="float">
            <text:p>0</text:p>
          </table:table-cell>
          <table:table-cell office:value-type="float" office:value="-3.00022317" calcext:value-type="float">
            <text:p>-3,00022317</text:p>
          </table:table-cell>
          <table:table-cell office:value-type="float" office:value="-2.99975655" calcext:value-type="float">
            <text:p>-2,999756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53085" calcext:value-type="float">
            <text:p>1624632852,53085</text:p>
          </table:table-cell>
          <table:table-cell table:formula="of:=ROUND([.A524]-[$menor.$A$1];1)" office:value-type="float" office:value="52.3" calcext:value-type="float">
            <text:p>52,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268" calcext:value-type="float">
            <text:p>-2,95268</text:p>
          </table:table-cell>
          <table:table-cell office:value-type="float" office:value="-2.95656" calcext:value-type="float">
            <text:p>-2,95656</text:p>
          </table:table-cell>
          <table:table-cell office:value-type="float" office:value="0.0669768" calcext:value-type="float">
            <text:p>0,0669768</text:p>
          </table:table-cell>
          <table:table-cell office:value-type="float" office:value="0" calcext:value-type="float">
            <text:p>0</text:p>
          </table:table-cell>
          <table:table-cell office:value-type="float" office:value="-3.00119317" calcext:value-type="float">
            <text:p>-3,00119317</text:p>
          </table:table-cell>
          <table:table-cell office:value-type="float" office:value="-3.00072655" calcext:value-type="float">
            <text:p>-3,0007265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63103" calcext:value-type="float">
            <text:p>1624632852,63103</text:p>
          </table:table-cell>
          <table:table-cell table:formula="of:=ROUND([.A525]-[$menor.$A$1];1)" office:value-type="float" office:value="52.4" calcext:value-type="float">
            <text:p>52,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268" calcext:value-type="float">
            <text:p>-2,95268</text:p>
          </table:table-cell>
          <table:table-cell office:value-type="float" office:value="-2.95656" calcext:value-type="float">
            <text:p>-2,95656</text:p>
          </table:table-cell>
          <table:table-cell office:value-type="float" office:value="0.06560619" calcext:value-type="float">
            <text:p>0,06560619</text:p>
          </table:table-cell>
          <table:table-cell office:value-type="float" office:value="0" calcext:value-type="float">
            <text:p>0</text:p>
          </table:table-cell>
          <table:table-cell office:value-type="float" office:value="-3.00018055" calcext:value-type="float">
            <text:p>-3,00018055</text:p>
          </table:table-cell>
          <table:table-cell office:value-type="float" office:value="-2.99980288" calcext:value-type="float">
            <text:p>-2,999802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73125" calcext:value-type="float">
            <text:p>1624632852,73125</text:p>
          </table:table-cell>
          <table:table-cell table:formula="of:=ROUND([.A526]-[$menor.$A$1];1)" office:value-type="float" office:value="52.5" calcext:value-type="float">
            <text:p>52,5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365" calcext:value-type="float">
            <text:p>-2,95365</text:p>
          </table:table-cell>
          <table:table-cell office:value-type="float" office:value="-2.95753" calcext:value-type="float">
            <text:p>-2,95753</text:p>
          </table:table-cell>
          <table:table-cell office:value-type="float" office:value="0.06560619" calcext:value-type="float">
            <text:p>0,06560619</text:p>
          </table:table-cell>
          <table:table-cell office:value-type="float" office:value="0" calcext:value-type="float">
            <text:p>0</text:p>
          </table:table-cell>
          <table:table-cell office:value-type="float" office:value="-3.00115055" calcext:value-type="float">
            <text:p>-3,00115055</text:p>
          </table:table-cell>
          <table:table-cell office:value-type="float" office:value="-3.00077288" calcext:value-type="float">
            <text:p>-3,0007728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83145" calcext:value-type="float">
            <text:p>1624632852,83145</text:p>
          </table:table-cell>
          <table:table-cell table:formula="of:=ROUND([.A527]-[$menor.$A$1];1)" office:value-type="float" office:value="52.6" calcext:value-type="float">
            <text:p>52,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365" calcext:value-type="float">
            <text:p>-2,95365</text:p>
          </table:table-cell>
          <table:table-cell office:value-type="float" office:value="-2.95753" calcext:value-type="float">
            <text:p>-2,95753</text:p>
          </table:table-cell>
          <table:table-cell office:value-type="float" office:value="0.06423563" calcext:value-type="float">
            <text:p>0,06423563</text:p>
          </table:table-cell>
          <table:table-cell office:value-type="float" office:value="0" calcext:value-type="float">
            <text:p>0</text:p>
          </table:table-cell>
          <table:table-cell office:value-type="float" office:value="-3.00013796" calcext:value-type="float">
            <text:p>-3,00013796</text:p>
          </table:table-cell>
          <table:table-cell office:value-type="float" office:value="-2.99984924" calcext:value-type="float">
            <text:p>-2,999849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2.93175" calcext:value-type="float">
            <text:p>1624632852,93175</text:p>
          </table:table-cell>
          <table:table-cell table:formula="of:=ROUND([.A528]-[$menor.$A$1];1)" office:value-type="float" office:value="52.7" calcext:value-type="float">
            <text:p>52,7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462" calcext:value-type="float">
            <text:p>-2,95462</text:p>
          </table:table-cell>
          <table:table-cell office:value-type="float" office:value="-2.958985" calcext:value-type="float">
            <text:p>-2,958985</text:p>
          </table:table-cell>
          <table:table-cell office:value-type="float" office:value="0.06423563" calcext:value-type="float">
            <text:p>0,06423563</text:p>
          </table:table-cell>
          <table:table-cell office:value-type="float" office:value="0" calcext:value-type="float">
            <text:p>0</text:p>
          </table:table-cell>
          <table:table-cell office:value-type="float" office:value="-3.00110796" calcext:value-type="float">
            <text:p>-3,00110796</text:p>
          </table:table-cell>
          <table:table-cell office:value-type="float" office:value="-3.00081924" calcext:value-type="float">
            <text:p>-3,000819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03172" calcext:value-type="float">
            <text:p>1624632853,03172</text:p>
          </table:table-cell>
          <table:table-cell table:formula="of:=ROUND([.A529]-[$menor.$A$1];1)" office:value-type="float" office:value="52.8" calcext:value-type="float">
            <text:p>52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2.95462" calcext:value-type="float">
            <text:p>-2,95462</text:p>
          </table:table-cell>
          <table:table-cell office:value-type="float" office:value="-2.958985" calcext:value-type="float">
            <text:p>-2,958985</text:p>
          </table:table-cell>
          <table:table-cell office:value-type="float" office:value="0.06286512" calcext:value-type="float">
            <text:p>0,06286512</text:p>
          </table:table-cell>
          <table:table-cell office:value-type="float" office:value="0" calcext:value-type="float">
            <text:p>0</text:p>
          </table:table-cell>
          <table:table-cell office:value-type="float" office:value="-3.00009542" calcext:value-type="float">
            <text:p>-3,00009542</text:p>
          </table:table-cell>
          <table:table-cell office:value-type="float" office:value="-2.99989563" calcext:value-type="float">
            <text:p>-2,999895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13194" calcext:value-type="float">
            <text:p>1624632853,13194</text:p>
          </table:table-cell>
          <table:table-cell table:formula="of:=ROUND([.A530]-[$menor.$A$1];1)" office:value-type="float" office:value="52.9" calcext:value-type="float">
            <text:p>52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559" calcext:value-type="float">
            <text:p>-2,95559</text:p>
          </table:table-cell>
          <table:table-cell office:value-type="float" office:value="-2.959955" calcext:value-type="float">
            <text:p>-2,959955</text:p>
          </table:table-cell>
          <table:table-cell office:value-type="float" office:value="0.06286512" calcext:value-type="float">
            <text:p>0,06286512</text:p>
          </table:table-cell>
          <table:table-cell office:value-type="float" office:value="0" calcext:value-type="float">
            <text:p>0</text:p>
          </table:table-cell>
          <table:table-cell office:value-type="float" office:value="-3.00106542" calcext:value-type="float">
            <text:p>-3,00106542</text:p>
          </table:table-cell>
          <table:table-cell office:value-type="float" office:value="-3.00135063" calcext:value-type="float">
            <text:p>-3,00135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23192" calcext:value-type="float">
            <text:p>1624632853,23192</text:p>
          </table:table-cell>
          <table:table-cell table:formula="of:=ROUND([.A531]-[$menor.$A$1];1)" office:value-type="float" office:value="53" calcext:value-type="float">
            <text:p>5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559" calcext:value-type="float">
            <text:p>-2,95559</text:p>
          </table:table-cell>
          <table:table-cell office:value-type="float" office:value="-2.959955" calcext:value-type="float">
            <text:p>-2,959955</text:p>
          </table:table-cell>
          <table:table-cell office:value-type="float" office:value="0.06116841" calcext:value-type="float">
            <text:p>0,06116841</text:p>
          </table:table-cell>
          <table:table-cell office:value-type="float" office:value="0" calcext:value-type="float">
            <text:p>0</text:p>
          </table:table-cell>
          <table:table-cell office:value-type="float" office:value="-2.99981187" calcext:value-type="float">
            <text:p>-2,99981187</text:p>
          </table:table-cell>
          <table:table-cell office:value-type="float" office:value="-3.0002072" calcext:value-type="float">
            <text:p>-3,00020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33175" calcext:value-type="float">
            <text:p>1624632853,33175</text:p>
          </table:table-cell>
          <table:table-cell table:formula="of:=ROUND([.A532]-[$menor.$A$1];1)" office:value-type="float" office:value="53.1" calcext:value-type="float">
            <text:p>53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656" calcext:value-type="float">
            <text:p>-2,95656</text:p>
          </table:table-cell>
          <table:table-cell office:value-type="float" office:value="-2.959955" calcext:value-type="float">
            <text:p>-2,959955</text:p>
          </table:table-cell>
          <table:table-cell office:value-type="float" office:value="0.06116841" calcext:value-type="float">
            <text:p>0,06116841</text:p>
          </table:table-cell>
          <table:table-cell office:value-type="float" office:value="0" calcext:value-type="float">
            <text:p>0</text:p>
          </table:table-cell>
          <table:table-cell office:value-type="float" office:value="-3.00078187" calcext:value-type="float">
            <text:p>-3,00078187</text:p>
          </table:table-cell>
          <table:table-cell office:value-type="float" office:value="-3.0011772" calcext:value-type="float">
            <text:p>-3,00117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43167" calcext:value-type="float">
            <text:p>1624632853,43167</text:p>
          </table:table-cell>
          <table:table-cell table:formula="of:=ROUND([.A533]-[$menor.$A$1];1)" office:value-type="float" office:value="53.2" calcext:value-type="float">
            <text:p>5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656" calcext:value-type="float">
            <text:p>-2,95656</text:p>
          </table:table-cell>
          <table:table-cell office:value-type="float" office:value="-2.960925" calcext:value-type="float">
            <text:p>-2,960925</text:p>
          </table:table-cell>
          <table:table-cell office:value-type="float" office:value="0.05979841" calcext:value-type="float">
            <text:p>0,05979841</text:p>
          </table:table-cell>
          <table:table-cell office:value-type="float" office:value="0" calcext:value-type="float">
            <text:p>0</text:p>
          </table:table-cell>
          <table:table-cell office:value-type="float" office:value="-2.9997697" calcext:value-type="float">
            <text:p>-2,9997697</text:p>
          </table:table-cell>
          <table:table-cell office:value-type="float" office:value="-3.00025394" calcext:value-type="float">
            <text:p>-3,000253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53164" calcext:value-type="float">
            <text:p>1624632853,53164</text:p>
          </table:table-cell>
          <table:table-cell table:formula="of:=ROUND([.A534]-[$menor.$A$1];1)" office:value-type="float" office:value="53.3" calcext:value-type="float">
            <text:p>53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656" calcext:value-type="float">
            <text:p>-2,95656</text:p>
          </table:table-cell>
          <table:table-cell office:value-type="float" office:value="-2.960925" calcext:value-type="float">
            <text:p>-2,960925</text:p>
          </table:table-cell>
          <table:table-cell office:value-type="float" office:value="0.05979841" calcext:value-type="float">
            <text:p>0,05979841</text:p>
          </table:table-cell>
          <table:table-cell office:value-type="float" office:value="0" calcext:value-type="float">
            <text:p>0</text:p>
          </table:table-cell>
          <table:table-cell office:value-type="float" office:value="-3.0007397" calcext:value-type="float">
            <text:p>-3,0007397</text:p>
          </table:table-cell>
          <table:table-cell office:value-type="float" office:value="-3.00025394" calcext:value-type="float">
            <text:p>-3,0002539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63261" calcext:value-type="float">
            <text:p>1624632853,63261</text:p>
          </table:table-cell>
          <table:table-cell table:formula="of:=ROUND([.A535]-[$menor.$A$1];1)" office:value-type="float" office:value="53.4" calcext:value-type="float">
            <text:p>53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753" calcext:value-type="float">
            <text:p>-2,95753</text:p>
          </table:table-cell>
          <table:table-cell office:value-type="float" office:value="-2.961895" calcext:value-type="float">
            <text:p>-2,961895</text:p>
          </table:table-cell>
          <table:table-cell office:value-type="float" office:value="0.0590816" calcext:value-type="float">
            <text:p>0,0590816</text:p>
          </table:table-cell>
          <table:table-cell office:value-type="float" office:value="0" calcext:value-type="float">
            <text:p>0</text:p>
          </table:table-cell>
          <table:table-cell office:value-type="float" office:value="-3.00021011" calcext:value-type="float">
            <text:p>-3,00021011</text:p>
          </table:table-cell>
          <table:table-cell office:value-type="float" office:value="-3.00074087" calcext:value-type="float">
            <text:p>-3,000740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73331" calcext:value-type="float">
            <text:p>1624632853,73331</text:p>
          </table:table-cell>
          <table:table-cell table:formula="of:=ROUND([.A536]-[$menor.$A$1];1)" office:value-type="float" office:value="53.5" calcext:value-type="float">
            <text:p>53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753" calcext:value-type="float">
            <text:p>-2,95753</text:p>
          </table:table-cell>
          <table:table-cell office:value-type="float" office:value="-2.961895" calcext:value-type="float">
            <text:p>-2,961895</text:p>
          </table:table-cell>
          <table:table-cell office:value-type="float" office:value="0.0584285" calcext:value-type="float">
            <text:p>0,0584285</text:p>
          </table:table-cell>
          <table:table-cell office:value-type="float" office:value="0" calcext:value-type="float">
            <text:p>0</text:p>
          </table:table-cell>
          <table:table-cell office:value-type="float" office:value="-2.99972759" calcext:value-type="float">
            <text:p>-2,99972759</text:p>
          </table:table-cell>
          <table:table-cell office:value-type="float" office:value="-3.00030073" calcext:value-type="float">
            <text:p>-3,000300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83346" calcext:value-type="float">
            <text:p>1624632853,83346</text:p>
          </table:table-cell>
          <table:table-cell table:formula="of:=ROUND([.A537]-[$menor.$A$1];1)" office:value-type="float" office:value="53.6" calcext:value-type="float">
            <text:p>5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8985" calcext:value-type="float">
            <text:p>-2,958985</text:p>
          </table:table-cell>
          <table:table-cell office:value-type="float" office:value="-2.961895" calcext:value-type="float">
            <text:p>-2,961895</text:p>
          </table:table-cell>
          <table:table-cell office:value-type="float" office:value="0.0584285" calcext:value-type="float">
            <text:p>0,0584285</text:p>
          </table:table-cell>
          <table:table-cell office:value-type="float" office:value="0" calcext:value-type="float">
            <text:p>0</text:p>
          </table:table-cell>
          <table:table-cell office:value-type="float" office:value="-3.00069759" calcext:value-type="float">
            <text:p>-3,00069759</text:p>
          </table:table-cell>
          <table:table-cell office:value-type="float" office:value="-3.00127073" calcext:value-type="float">
            <text:p>-3,0012707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3.9336" calcext:value-type="float">
            <text:p>1624632853,9336</text:p>
          </table:table-cell>
          <table:table-cell table:formula="of:=ROUND([.A538]-[$menor.$A$1];1)" office:value-type="float" office:value="53.7" calcext:value-type="float">
            <text:p>5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8985" calcext:value-type="float">
            <text:p>-2,958985</text:p>
          </table:table-cell>
          <table:table-cell office:value-type="float" office:value="-2.962865" calcext:value-type="float">
            <text:p>-2,962865</text:p>
          </table:table-cell>
          <table:table-cell office:value-type="float" office:value="0.05705867" calcext:value-type="float">
            <text:p>0,05705867</text:p>
          </table:table-cell>
          <table:table-cell office:value-type="float" office:value="0" calcext:value-type="float">
            <text:p>0</text:p>
          </table:table-cell>
          <table:table-cell office:value-type="float" office:value="-2.99968555" calcext:value-type="float">
            <text:p>-2,99968555</text:p>
          </table:table-cell>
          <table:table-cell office:value-type="float" office:value="-3.00034759" calcext:value-type="float">
            <text:p>-3,000347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03391" calcext:value-type="float">
            <text:p>1624632854,03391</text:p>
          </table:table-cell>
          <table:table-cell table:formula="of:=ROUND([.A539]-[$menor.$A$1];1)" office:value-type="float" office:value="53.8" calcext:value-type="float">
            <text:p>5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9955" calcext:value-type="float">
            <text:p>-2,959955</text:p>
          </table:table-cell>
          <table:table-cell office:value-type="float" office:value="-2.962865" calcext:value-type="float">
            <text:p>-2,962865</text:p>
          </table:table-cell>
          <table:table-cell office:value-type="float" office:value="0.05705867" calcext:value-type="float">
            <text:p>0,05705867</text:p>
          </table:table-cell>
          <table:table-cell office:value-type="float" office:value="0" calcext:value-type="float">
            <text:p>0</text:p>
          </table:table-cell>
          <table:table-cell office:value-type="float" office:value="-3.00114055" calcext:value-type="float">
            <text:p>-3,00114055</text:p>
          </table:table-cell>
          <table:table-cell office:value-type="float" office:value="-3.00034759" calcext:value-type="float">
            <text:p>-3,0003475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1341" calcext:value-type="float">
            <text:p>1624632854,1341</text:p>
          </table:table-cell>
          <table:table-cell table:formula="of:=ROUND([.A540]-[$menor.$A$1];1)" office:value-type="float" office:value="53.9" calcext:value-type="float">
            <text:p>53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59955" calcext:value-type="float">
            <text:p>-2,959955</text:p>
          </table:table-cell>
          <table:table-cell office:value-type="float" office:value="-2.963835" calcext:value-type="float">
            <text:p>-2,963835</text:p>
          </table:table-cell>
          <table:table-cell office:value-type="float" office:value="0.05598412" calcext:value-type="float">
            <text:p>0,05598412</text:p>
          </table:table-cell>
          <table:table-cell office:value-type="float" office:value="1" calcext:value-type="float">
            <text:p>1</text:p>
          </table:table-cell>
          <table:table-cell office:value-type="float" office:value="-2.99968191" calcext:value-type="float">
            <text:p>-2,99968191</text:p>
          </table:table-cell>
          <table:table-cell office:value-type="float" office:value="-3.00130955" calcext:value-type="float">
            <text:p>-3,0013095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4.23443" calcext:value-type="float">
            <text:p>1624632854,23443</text:p>
          </table:table-cell>
          <table:table-cell table:formula="of:=ROUND([.A541]-[$menor.$A$1];1)" office:value-type="float" office:value="54" calcext:value-type="float">
            <text:p>5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60925" calcext:value-type="float">
            <text:p>-2,960925</text:p>
          </table:table-cell>
          <table:table-cell office:value-type="float" office:value="-2.963835" calcext:value-type="float">
            <text:p>-2,963835</text:p>
          </table:table-cell>
          <table:table-cell office:value-type="float" office:value="0.05532846" calcext:value-type="float">
            <text:p>0,05532846</text:p>
          </table:table-cell>
          <table:table-cell office:value-type="float" office:value="0" calcext:value-type="float">
            <text:p>0</text:p>
          </table:table-cell>
          <table:table-cell office:value-type="float" office:value="-3.00083225" calcext:value-type="float">
            <text:p>-3,00083225</text:p>
          </table:table-cell>
          <table:table-cell office:value-type="float" office:value="-3.00015158" calcext:value-type="float">
            <text:p>-3,0001515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33372" calcext:value-type="float">
            <text:p>1624632854,33372</text:p>
          </table:table-cell>
          <table:table-cell table:formula="of:=ROUND([.A542]-[$menor.$A$1];1)" office:value-type="float" office:value="54.1" calcext:value-type="float">
            <text:p>54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60925" calcext:value-type="float">
            <text:p>-2,960925</text:p>
          </table:table-cell>
          <table:table-cell office:value-type="float" office:value="-2.963835" calcext:value-type="float">
            <text:p>-2,963835</text:p>
          </table:table-cell>
          <table:table-cell office:value-type="float" office:value="0.05461328" calcext:value-type="float">
            <text:p>0,05461328</text:p>
          </table:table-cell>
          <table:table-cell office:value-type="float" office:value="0" calcext:value-type="float">
            <text:p>0</text:p>
          </table:table-cell>
          <table:table-cell office:value-type="float" office:value="-3.00030387" calcext:value-type="float">
            <text:p>-3,00030387</text:p>
          </table:table-cell>
          <table:table-cell office:value-type="float" office:value="-3.00063961" calcext:value-type="float">
            <text:p>-3,0006396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43407" calcext:value-type="float">
            <text:p>1624632854,43407</text:p>
          </table:table-cell>
          <table:table-cell table:formula="of:=ROUND([.A543]-[$menor.$A$1];1)" office:value-type="float" office:value="54.2" calcext:value-type="float">
            <text:p>54,2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60925" calcext:value-type="float">
            <text:p>-2,960925</text:p>
          </table:table-cell>
          <table:table-cell office:value-type="float" office:value="-2.964805" calcext:value-type="float">
            <text:p>-2,964805</text:p>
          </table:table-cell>
          <table:table-cell office:value-type="float" office:value="0.0539584" calcext:value-type="float">
            <text:p>0,0539584</text:p>
          </table:table-cell>
          <table:table-cell office:value-type="float" office:value="0" calcext:value-type="float">
            <text:p>0</text:p>
          </table:table-cell>
          <table:table-cell office:value-type="float" office:value="-3.00079004" calcext:value-type="float">
            <text:p>-3,00079004</text:p>
          </table:table-cell>
          <table:table-cell office:value-type="float" office:value="-3.00019828" calcext:value-type="float">
            <text:p>-3,0001982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53425" calcext:value-type="float">
            <text:p>1624632854,53425</text:p>
          </table:table-cell>
          <table:table-cell table:formula="of:=ROUND([.A544]-[$menor.$A$1];1)" office:value-type="float" office:value="54.3" calcext:value-type="float">
            <text:p>54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2.961895" calcext:value-type="float">
            <text:p>-2,961895</text:p>
          </table:table-cell>
          <table:table-cell office:value-type="float" office:value="-2.964805" calcext:value-type="float">
            <text:p>-2,964805</text:p>
          </table:table-cell>
          <table:table-cell office:value-type="float" office:value="0.05324249" calcext:value-type="float">
            <text:p>0,05324249</text:p>
          </table:table-cell>
          <table:table-cell office:value-type="float" office:value="0" calcext:value-type="float">
            <text:p>0</text:p>
          </table:table-cell>
          <table:table-cell office:value-type="float" office:value="-3.00026111" calcext:value-type="float">
            <text:p>-3,00026111</text:p>
          </table:table-cell>
          <table:table-cell office:value-type="float" office:value="-2.99971581" calcext:value-type="float">
            <text:p>-2,999715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63444" calcext:value-type="float">
            <text:p>1624632854,63444</text:p>
          </table:table-cell>
          <table:table-cell table:formula="of:=ROUND([.A545]-[$menor.$A$1];1)" office:value-type="float" office:value="54.4" calcext:value-type="float">
            <text:p>54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1895" calcext:value-type="float">
            <text:p>-2,961895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0.05324249" calcext:value-type="float">
            <text:p>0,05324249</text:p>
          </table:table-cell>
          <table:table-cell office:value-type="float" office:value="0" calcext:value-type="float">
            <text:p>0</text:p>
          </table:table-cell>
          <table:table-cell office:value-type="float" office:value="-3.00026111" calcext:value-type="float">
            <text:p>-3,00026111</text:p>
          </table:table-cell>
          <table:table-cell office:value-type="float" office:value="-3.00068581" calcext:value-type="float">
            <text:p>-3,0006858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73367" calcext:value-type="float">
            <text:p>1624632854,73367</text:p>
          </table:table-cell>
          <table:table-cell table:formula="of:=ROUND([.A546]-[$menor.$A$1];1)" office:value-type="float" office:value="54.5" calcext:value-type="float">
            <text:p>54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2865" calcext:value-type="float">
            <text:p>-2,962865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0.05258844" calcext:value-type="float">
            <text:p>0,05258844</text:p>
          </table:table-cell>
          <table:table-cell office:value-type="float" office:value="0" calcext:value-type="float">
            <text:p>0</text:p>
          </table:table-cell>
          <table:table-cell office:value-type="float" office:value="-3.00074789" calcext:value-type="float">
            <text:p>-3,00074789</text:p>
          </table:table-cell>
          <table:table-cell office:value-type="float" office:value="-3.00024504" calcext:value-type="float">
            <text:p>-3,0002450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83394" calcext:value-type="float">
            <text:p>1624632854,83394</text:p>
          </table:table-cell>
          <table:table-cell table:formula="of:=ROUND([.A547]-[$menor.$A$1];1)" office:value-type="float" office:value="54.6" calcext:value-type="float">
            <text:p>54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2865" calcext:value-type="float">
            <text:p>-2,962865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0.05187175" calcext:value-type="float">
            <text:p>0,05187175</text:p>
          </table:table-cell>
          <table:table-cell office:value-type="float" office:value="0" calcext:value-type="float">
            <text:p>0</text:p>
          </table:table-cell>
          <table:table-cell office:value-type="float" office:value="-3.0002184" calcext:value-type="float">
            <text:p>-3,0002184</text:p>
          </table:table-cell>
          <table:table-cell office:value-type="float" office:value="-3.00073206" calcext:value-type="float">
            <text:p>-3,0007320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4.93416" calcext:value-type="float">
            <text:p>1624632854,93416</text:p>
          </table:table-cell>
          <table:table-cell table:formula="of:=ROUND([.A548]-[$menor.$A$1];1)" office:value-type="float" office:value="54.7" calcext:value-type="float">
            <text:p>54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2865" calcext:value-type="float">
            <text:p>-2,962865</text:p>
          </table:table-cell>
          <table:table-cell office:value-type="float" office:value="-2.966745" calcext:value-type="float">
            <text:p>-2,966745</text:p>
          </table:table-cell>
          <table:table-cell office:value-type="float" office:value="0.05121857" calcext:value-type="float">
            <text:p>0,05121857</text:p>
          </table:table-cell>
          <table:table-cell office:value-type="float" office:value="0" calcext:value-type="float">
            <text:p>0</text:p>
          </table:table-cell>
          <table:table-cell office:value-type="float" office:value="-3.00070582" calcext:value-type="float">
            <text:p>-3,00070582</text:p>
          </table:table-cell>
          <table:table-cell office:value-type="float" office:value="-3.00029187" calcext:value-type="float">
            <text:p>-3,0002918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03445" calcext:value-type="float">
            <text:p>1624632855,03445</text:p>
          </table:table-cell>
          <table:table-cell table:formula="of:=ROUND([.A549]-[$menor.$A$1];1)" office:value-type="float" office:value="54.8" calcext:value-type="float">
            <text:p>54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3835" calcext:value-type="float">
            <text:p>-2,963835</text:p>
          </table:table-cell>
          <table:table-cell office:value-type="float" office:value="-2.966745" calcext:value-type="float">
            <text:p>-2,966745</text:p>
          </table:table-cell>
          <table:table-cell office:value-type="float" office:value="0.05050108" calcext:value-type="float">
            <text:p>0,05050108</text:p>
          </table:table-cell>
          <table:table-cell office:value-type="float" office:value="0" calcext:value-type="float">
            <text:p>0</text:p>
          </table:table-cell>
          <table:table-cell office:value-type="float" office:value="-3.00017573" calcext:value-type="float">
            <text:p>-3,00017573</text:p>
          </table:table-cell>
          <table:table-cell office:value-type="float" office:value="-2.99980834" calcext:value-type="float">
            <text:p>-2,999808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13373" calcext:value-type="float">
            <text:p>1624632855,13373</text:p>
          </table:table-cell>
          <table:table-cell table:formula="of:=ROUND([.A550]-[$menor.$A$1];1)" office:value-type="float" office:value="54.9" calcext:value-type="float">
            <text:p>54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3835" calcext:value-type="float">
            <text:p>-2,963835</text:p>
          </table:table-cell>
          <table:table-cell office:value-type="float" office:value="-2.966745" calcext:value-type="float">
            <text:p>-2,966745</text:p>
          </table:table-cell>
          <table:table-cell office:value-type="float" office:value="0.05050108" calcext:value-type="float">
            <text:p>0,05050108</text:p>
          </table:table-cell>
          <table:table-cell office:value-type="float" office:value="0" calcext:value-type="float">
            <text:p>0</text:p>
          </table:table-cell>
          <table:table-cell office:value-type="float" office:value="-3.00017573" calcext:value-type="float">
            <text:p>-3,00017573</text:p>
          </table:table-cell>
          <table:table-cell office:value-type="float" office:value="-3.00077834" calcext:value-type="float">
            <text:p>-3,0007783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23463" calcext:value-type="float">
            <text:p>1624632855,23463</text:p>
          </table:table-cell>
          <table:table-cell table:formula="of:=ROUND([.A551]-[$menor.$A$1];1)" office:value-type="float" office:value="55" calcext:value-type="float">
            <text:p>5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4805" calcext:value-type="float">
            <text:p>-2,964805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0.0498488" calcext:value-type="float">
            <text:p>0,0498488</text:p>
          </table:table-cell>
          <table:table-cell office:value-type="float" office:value="-1" calcext:value-type="float">
            <text:p>-1</text:p>
          </table:table-cell>
          <table:table-cell office:value-type="float" office:value="-3.0012445" calcext:value-type="float">
            <text:p>-3,0012445</text:p>
          </table:table-cell>
          <table:table-cell office:value-type="float" office:value="-2.9996909" calcext:value-type="float">
            <text:p>-2,999690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5.33481" calcext:value-type="float">
            <text:p>1624632855,33481</text:p>
          </table:table-cell>
          <table:table-cell table:formula="of:=ROUND([.A552]-[$menor.$A$1];1)" office:value-type="float" office:value="55.1" calcext:value-type="float">
            <text:p>55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4805" calcext:value-type="float">
            <text:p>-2,964805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0.04913046" calcext:value-type="float">
            <text:p>0,04913046</text:p>
          </table:table-cell>
          <table:table-cell office:value-type="float" office:value="0" calcext:value-type="float">
            <text:p>0</text:p>
          </table:table-cell>
          <table:table-cell office:value-type="float" office:value="-3.0001331" calcext:value-type="float">
            <text:p>-3,0001331</text:p>
          </table:table-cell>
          <table:table-cell office:value-type="float" office:value="-2.99985467" calcext:value-type="float">
            <text:p>-2,999854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43499" calcext:value-type="float">
            <text:p>1624632855,43499</text:p>
          </table:table-cell>
          <table:table-cell table:formula="of:=ROUND([.A553]-[$menor.$A$1];1)" office:value-type="float" office:value="55.2" calcext:value-type="float">
            <text:p>55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4805" calcext:value-type="float">
            <text:p>-2,964805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0.04913046" calcext:value-type="float">
            <text:p>0,04913046</text:p>
          </table:table-cell>
          <table:table-cell office:value-type="float" office:value="0" calcext:value-type="float">
            <text:p>0</text:p>
          </table:table-cell>
          <table:table-cell office:value-type="float" office:value="-3.0011031" calcext:value-type="float">
            <text:p>-3,0011031</text:p>
          </table:table-cell>
          <table:table-cell office:value-type="float" office:value="-3.00082467" calcext:value-type="float">
            <text:p>-3,00082467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53512" calcext:value-type="float">
            <text:p>1624632855,53512</text:p>
          </table:table-cell>
          <table:table-cell table:formula="of:=ROUND([.A554]-[$menor.$A$1];1)" office:value-type="float" office:value="55.3" calcext:value-type="float">
            <text:p>55,3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009053" calcext:value-type="float">
            <text:p>-3,00009053</text:p>
          </table:table-cell>
          <table:table-cell office:value-type="float" office:value="-2.99990103" calcext:value-type="float">
            <text:p>-2,99990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63526" calcext:value-type="float">
            <text:p>1624632855,63526</text:p>
          </table:table-cell>
          <table:table-cell table:formula="of:=ROUND([.A555]-[$menor.$A$1];1)" office:value-type="float" office:value="55.4" calcext:value-type="float">
            <text:p>55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009053" calcext:value-type="float">
            <text:p>-3,00009053</text:p>
          </table:table-cell>
          <table:table-cell office:value-type="float" office:value="-2.99990103" calcext:value-type="float">
            <text:p>-2,99990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73541" calcext:value-type="float">
            <text:p>1624632855,73541</text:p>
          </table:table-cell>
          <table:table-cell table:formula="of:=ROUND([.A556]-[$menor.$A$1];1)" office:value-type="float" office:value="55.5" calcext:value-type="float">
            <text:p>55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5775" calcext:value-type="float">
            <text:p>-2,965775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0.04775991" calcext:value-type="float">
            <text:p>0,04775991</text:p>
          </table:table-cell>
          <table:table-cell office:value-type="float" office:value="0" calcext:value-type="float">
            <text:p>0</text:p>
          </table:table-cell>
          <table:table-cell office:value-type="float" office:value="-3.00106053" calcext:value-type="float">
            <text:p>-3,00106053</text:p>
          </table:table-cell>
          <table:table-cell office:value-type="float" office:value="-3.00087103" calcext:value-type="float">
            <text:p>-3,0008710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83467" calcext:value-type="float">
            <text:p>1624632855,83467</text:p>
          </table:table-cell>
          <table:table-cell table:formula="of:=ROUND([.A557]-[$menor.$A$1];1)" office:value-type="float" office:value="55.6" calcext:value-type="float">
            <text:p>55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6745" calcext:value-type="float">
            <text:p>-2,966745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004801" calcext:value-type="float">
            <text:p>-3,00004801</text:p>
          </table:table-cell>
          <table:table-cell office:value-type="float" office:value="-2.99994745" calcext:value-type="float">
            <text:p>-2,99994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5.93499" calcext:value-type="float">
            <text:p>1624632855,93499</text:p>
          </table:table-cell>
          <table:table-cell table:formula="of:=ROUND([.A558]-[$menor.$A$1];1)" office:value-type="float" office:value="55.7" calcext:value-type="float">
            <text:p>55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6745" calcext:value-type="float">
            <text:p>-2,966745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004801" calcext:value-type="float">
            <text:p>-3,00004801</text:p>
          </table:table-cell>
          <table:table-cell office:value-type="float" office:value="-2.99994745" calcext:value-type="float">
            <text:p>-2,99994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03533" calcext:value-type="float">
            <text:p>1624632856,03533</text:p>
          </table:table-cell>
          <table:table-cell table:formula="of:=ROUND([.A559]-[$menor.$A$1];1)" office:value-type="float" office:value="55.8" calcext:value-type="float">
            <text:p>55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0.04638944" calcext:value-type="float">
            <text:p>0,04638944</text:p>
          </table:table-cell>
          <table:table-cell office:value-type="float" office:value="0" calcext:value-type="float">
            <text:p>0</text:p>
          </table:table-cell>
          <table:table-cell office:value-type="float" office:value="-3.00101801" calcext:value-type="float">
            <text:p>-3,00101801</text:p>
          </table:table-cell>
          <table:table-cell office:value-type="float" office:value="-3.00091745" calcext:value-type="float">
            <text:p>-3,000917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13465" calcext:value-type="float">
            <text:p>1624632856,13465</text:p>
          </table:table-cell>
          <table:table-cell table:formula="of:=ROUND([.A560]-[$menor.$A$1];1)" office:value-type="float" office:value="55.9" calcext:value-type="float">
            <text:p>55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0.04501904" calcext:value-type="float">
            <text:p>0,04501904</text:p>
          </table:table-cell>
          <table:table-cell office:value-type="float" office:value="0" calcext:value-type="float">
            <text:p>0</text:p>
          </table:table-cell>
          <table:table-cell office:value-type="float" office:value="-3.00000554" calcext:value-type="float">
            <text:p>-3,00000554</text:p>
          </table:table-cell>
          <table:table-cell office:value-type="float" office:value="-2.99999392" calcext:value-type="float">
            <text:p>-2,999993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23498" calcext:value-type="float">
            <text:p>1624632856,23498</text:p>
          </table:table-cell>
          <table:table-cell table:formula="of:=ROUND([.A561]-[$menor.$A$1];1)" office:value-type="float" office:value="56" calcext:value-type="float">
            <text:p>5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7715" calcext:value-type="float">
            <text:p>-2,967715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0.04501904" calcext:value-type="float">
            <text:p>0,04501904</text:p>
          </table:table-cell>
          <table:table-cell office:value-type="float" office:value="0" calcext:value-type="float">
            <text:p>0</text:p>
          </table:table-cell>
          <table:table-cell office:value-type="float" office:value="-3.00097554" calcext:value-type="float">
            <text:p>-3,00097554</text:p>
          </table:table-cell>
          <table:table-cell office:value-type="float" office:value="-2.99999392" calcext:value-type="float">
            <text:p>-2,9999939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33546" calcext:value-type="float">
            <text:p>1624632856,33546</text:p>
          </table:table-cell>
          <table:table-cell table:formula="of:=ROUND([.A562]-[$menor.$A$1];1)" office:value-type="float" office:value="56.1" calcext:value-type="float">
            <text:p>56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0.04430734" calcext:value-type="float">
            <text:p>0,04430734</text:p>
          </table:table-cell>
          <table:table-cell office:value-type="float" office:value="1" calcext:value-type="float">
            <text:p>1</text:p>
          </table:table-cell>
          <table:table-cell office:value-type="float" office:value="-2.99992363" calcext:value-type="float">
            <text:p>-2,99992363</text:p>
          </table:table-cell>
          <table:table-cell office:value-type="float" office:value="-3.00105105" calcext:value-type="float">
            <text:p>-3,0010510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43479" calcext:value-type="float">
            <text:p>1624632856,43479</text:p>
          </table:table-cell>
          <table:table-cell table:formula="of:=ROUND([.A563]-[$menor.$A$1];1)" office:value-type="float" office:value="56.2" calcext:value-type="float">
            <text:p>56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0.04364873" calcext:value-type="float">
            <text:p>0,04364873</text:p>
          </table:table-cell>
          <table:table-cell office:value-type="float" office:value="0" calcext:value-type="float">
            <text:p>0</text:p>
          </table:table-cell>
          <table:table-cell office:value-type="float" office:value="-2.99996314" calcext:value-type="float">
            <text:p>-2,99996314</text:p>
          </table:table-cell>
          <table:table-cell office:value-type="float" office:value="-3.00004045" calcext:value-type="float">
            <text:p>-3,000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53507" calcext:value-type="float">
            <text:p>1624632856,53507</text:p>
          </table:table-cell>
          <table:table-cell table:formula="of:=ROUND([.A564]-[$menor.$A$1];1)" office:value-type="float" office:value="56.3" calcext:value-type="float">
            <text:p>56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68685" calcext:value-type="float">
            <text:p>-2,968685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0.04364873" calcext:value-type="float">
            <text:p>0,04364873</text:p>
          </table:table-cell>
          <table:table-cell office:value-type="float" office:value="0" calcext:value-type="float">
            <text:p>0</text:p>
          </table:table-cell>
          <table:table-cell office:value-type="float" office:value="-3.00093314" calcext:value-type="float">
            <text:p>-3,00093314</text:p>
          </table:table-cell>
          <table:table-cell office:value-type="float" office:value="-3.00004045" calcext:value-type="float">
            <text:p>-3,000040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6355" calcext:value-type="float">
            <text:p>1624632856,6355</text:p>
          </table:table-cell>
          <table:table-cell table:formula="of:=ROUND([.A565]-[$menor.$A$1];1)" office:value-type="float" office:value="56.4" calcext:value-type="float">
            <text:p>56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0.04293623" calcext:value-type="float">
            <text:p>0,04293623</text:p>
          </table:table-cell>
          <table:table-cell office:value-type="float" office:value="1" calcext:value-type="float">
            <text:p>1</text:p>
          </table:table-cell>
          <table:table-cell office:value-type="float" office:value="-2.99989692" calcext:value-type="float">
            <text:p>-2,99989692</text:p>
          </table:table-cell>
          <table:table-cell office:value-type="float" office:value="-3.0001095" calcext:value-type="float">
            <text:p>-3,000109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73546" calcext:value-type="float">
            <text:p>1624632856,73546</text:p>
          </table:table-cell>
          <table:table-cell table:formula="of:=ROUND([.A566]-[$menor.$A$1];1)" office:value-type="float" office:value="56.5" calcext:value-type="float">
            <text:p>56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0.04293623" calcext:value-type="float">
            <text:p>0,04293623</text:p>
          </table:table-cell>
          <table:table-cell office:value-type="float" office:value="1" calcext:value-type="float">
            <text:p>1</text:p>
          </table:table-cell>
          <table:table-cell office:value-type="float" office:value="-2.99989692" calcext:value-type="float">
            <text:p>-2,99989692</text:p>
          </table:table-cell>
          <table:table-cell office:value-type="float" office:value="-3.0010795" calcext:value-type="float">
            <text:p>-3,0010795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6.83554" calcext:value-type="float">
            <text:p>1624632856,83554</text:p>
          </table:table-cell>
          <table:table-cell table:formula="of:=ROUND([.A567]-[$menor.$A$1];1)" office:value-type="float" office:value="56.6" calcext:value-type="float">
            <text:p>56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0.04227852" calcext:value-type="float">
            <text:p>0,04227852</text:p>
          </table:table-cell>
          <table:table-cell office:value-type="float" office:value="0" calcext:value-type="float">
            <text:p>0</text:p>
          </table:table-cell>
          <table:table-cell office:value-type="float" office:value="-3.00089082" calcext:value-type="float">
            <text:p>-3,00089082</text:p>
          </table:table-cell>
          <table:table-cell office:value-type="float" office:value="-3.00008705" calcext:value-type="float">
            <text:p>-3,0000870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6.93649" calcext:value-type="float">
            <text:p>1624632856,93649</text:p>
          </table:table-cell>
          <table:table-cell table:formula="of:=ROUND([.A568]-[$menor.$A$1];1)" office:value-type="float" office:value="56.7" calcext:value-type="float">
            <text:p>56,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69655" calcext:value-type="float">
            <text:p>-2,969655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0.04156516" calcext:value-type="float">
            <text:p>0,04156516</text:p>
          </table:table-cell>
          <table:table-cell office:value-type="float" office:value="1" calcext:value-type="float">
            <text:p>1</text:p>
          </table:table-cell>
          <table:table-cell office:value-type="float" office:value="-2.99987024" calcext:value-type="float">
            <text:p>-2,99987024</text:p>
          </table:table-cell>
          <table:table-cell office:value-type="float" office:value="-3.00013799" calcext:value-type="float">
            <text:p>-3,0001379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03747" calcext:value-type="float">
            <text:p>1624632857,03747</text:p>
          </table:table-cell>
          <table:table-cell table:formula="of:=ROUND([.A569]-[$menor.$A$1];1)" office:value-type="float" office:value="56.8" calcext:value-type="float">
            <text:p>56,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0.04156516" calcext:value-type="float">
            <text:p>0,04156516</text:p>
          </table:table-cell>
          <table:table-cell office:value-type="float" office:value="1" calcext:value-type="float">
            <text:p>1</text:p>
          </table:table-cell>
          <table:table-cell office:value-type="float" office:value="-2.99987024" calcext:value-type="float">
            <text:p>-2,99987024</text:p>
          </table:table-cell>
          <table:table-cell office:value-type="float" office:value="-3.00110799" calcext:value-type="float">
            <text:p>-3,0011079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13669" calcext:value-type="float">
            <text:p>1624632857,13669</text:p>
          </table:table-cell>
          <table:table-cell table:formula="of:=ROUND([.A570]-[$menor.$A$1];1)" office:value-type="float" office:value="56.9" calcext:value-type="float">
            <text:p>56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0.04090841" calcext:value-type="float">
            <text:p>0,04090841</text:p>
          </table:table-cell>
          <table:table-cell office:value-type="float" office:value="0" calcext:value-type="float">
            <text:p>0</text:p>
          </table:table-cell>
          <table:table-cell office:value-type="float" office:value="-2.99987857" calcext:value-type="float">
            <text:p>-2,99987857</text:p>
          </table:table-cell>
          <table:table-cell office:value-type="float" office:value="-3.00013372" calcext:value-type="float">
            <text:p>-3,000133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23701" calcext:value-type="float">
            <text:p>1624632857,23701</text:p>
          </table:table-cell>
          <table:table-cell table:formula="of:=ROUND([.A571]-[$menor.$A$1];1)" office:value-type="float" office:value="57" calcext:value-type="float">
            <text:p>5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0625" calcext:value-type="float">
            <text:p>-2,970625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0.04090841" calcext:value-type="float">
            <text:p>0,04090841</text:p>
          </table:table-cell>
          <table:table-cell office:value-type="float" office:value="0" calcext:value-type="float">
            <text:p>0</text:p>
          </table:table-cell>
          <table:table-cell office:value-type="float" office:value="-3.00084857" calcext:value-type="float">
            <text:p>-3,00084857</text:p>
          </table:table-cell>
          <table:table-cell office:value-type="float" office:value="-3.00013372" calcext:value-type="float">
            <text:p>-3,0001337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33738" calcext:value-type="float">
            <text:p>1624632857,33738</text:p>
          </table:table-cell>
          <table:table-cell table:formula="of:=ROUND([.A572]-[$menor.$A$1];1)" office:value-type="float" office:value="57.1" calcext:value-type="float">
            <text:p>57,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0.04019415" calcext:value-type="float">
            <text:p>0,04019415</text:p>
          </table:table-cell>
          <table:table-cell office:value-type="float" office:value="1" calcext:value-type="float">
            <text:p>1</text:p>
          </table:table-cell>
          <table:table-cell office:value-type="float" office:value="-2.9998436" calcext:value-type="float">
            <text:p>-2,9998436</text:p>
          </table:table-cell>
          <table:table-cell office:value-type="float" office:value="-3.00016651" calcext:value-type="float">
            <text:p>-3,0001665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43679" calcext:value-type="float">
            <text:p>1624632857,43679</text:p>
          </table:table-cell>
          <table:table-cell table:formula="of:=ROUND([.A573]-[$menor.$A$1];1)" office:value-type="float" office:value="57.2" calcext:value-type="float">
            <text:p>57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0.04019415" calcext:value-type="float">
            <text:p>0,04019415</text:p>
          </table:table-cell>
          <table:table-cell office:value-type="float" office:value="1" calcext:value-type="float">
            <text:p>1</text:p>
          </table:table-cell>
          <table:table-cell office:value-type="float" office:value="-2.9998436" calcext:value-type="float">
            <text:p>-2,9998436</text:p>
          </table:table-cell>
          <table:table-cell office:value-type="float" office:value="-3.00113651" calcext:value-type="float">
            <text:p>-3,0011365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53719" calcext:value-type="float">
            <text:p>1624632857,53719</text:p>
          </table:table-cell>
          <table:table-cell table:formula="of:=ROUND([.A574]-[$menor.$A$1];1)" office:value-type="float" office:value="57.3" calcext:value-type="float">
            <text:p>57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0.03953842" calcext:value-type="float">
            <text:p>0,03953842</text:p>
          </table:table-cell>
          <table:table-cell office:value-type="float" office:value="0" calcext:value-type="float">
            <text:p>0</text:p>
          </table:table-cell>
          <table:table-cell office:value-type="float" office:value="-3.0008064" calcext:value-type="float">
            <text:p>-3,0008064</text:p>
          </table:table-cell>
          <table:table-cell office:value-type="float" office:value="-3.00018046" calcext:value-type="float">
            <text:p>-3,0001804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7.63754" calcext:value-type="float">
            <text:p>1624632857,63754</text:p>
          </table:table-cell>
          <table:table-cell table:formula="of:=ROUND([.A575]-[$menor.$A$1];1)" office:value-type="float" office:value="57.4" calcext:value-type="float">
            <text:p>57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1595" calcext:value-type="float">
            <text:p>-2,971595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019506" calcext:value-type="float">
            <text:p>-3,000195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73795" calcext:value-type="float">
            <text:p>1624632857,73795</text:p>
          </table:table-cell>
          <table:table-cell table:formula="of:=ROUND([.A576]-[$menor.$A$1];1)" office:value-type="float" office:value="57.5" calcext:value-type="float">
            <text:p>57,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019506" calcext:value-type="float">
            <text:p>-3,000195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83862" calcext:value-type="float">
            <text:p>1624632857,83862</text:p>
          </table:table-cell>
          <table:table-cell table:formula="of:=ROUND([.A577]-[$menor.$A$1];1)" office:value-type="float" office:value="57.6" calcext:value-type="float">
            <text:p>57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0.03882319" calcext:value-type="float">
            <text:p>0,03882319</text:p>
          </table:table-cell>
          <table:table-cell office:value-type="float" office:value="1" calcext:value-type="float">
            <text:p>1</text:p>
          </table:table-cell>
          <table:table-cell office:value-type="float" office:value="-2.999817" calcext:value-type="float">
            <text:p>-2,999817</text:p>
          </table:table-cell>
          <table:table-cell office:value-type="float" office:value="-3.00165006" calcext:value-type="float">
            <text:p>-3,0016500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7.93883" calcext:value-type="float">
            <text:p>1624632857,93883</text:p>
          </table:table-cell>
          <table:table-cell table:formula="of:=ROUND([.A578]-[$menor.$A$1];1)" office:value-type="float" office:value="57.7" calcext:value-type="float">
            <text:p>57,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2565" calcext:value-type="float">
            <text:p>-2,972565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0.03784632" calcext:value-type="float">
            <text:p>0,03784632</text:p>
          </table:table-cell>
          <table:table-cell office:value-type="float" office:value="-1" calcext:value-type="float">
            <text:p>-1</text:p>
          </table:table-cell>
          <table:table-cell office:value-type="float" office:value="-3.00096713" calcext:value-type="float">
            <text:p>-3,00096713</text:p>
          </table:table-cell>
          <table:table-cell office:value-type="float" office:value="-3.00000326" calcext:value-type="float">
            <text:p>-3,0000032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8.03862" calcext:value-type="float">
            <text:p>1624632858,03862</text:p>
          </table:table-cell>
          <table:table-cell table:formula="of:=ROUND([.A579]-[$menor.$A$1];1)" office:value-type="float" office:value="57.8" calcext:value-type="float">
            <text:p>57,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0" calcext:value-type="float">
            <text:p>0</text:p>
          </table:table-cell>
          <table:table-cell office:value-type="float" office:value="-2.99999248" calcext:value-type="float">
            <text:p>-2,99999248</text:p>
          </table:table-cell>
          <table:table-cell office:value-type="float" office:value="-3.00000824" calcext:value-type="float">
            <text:p>-3,0000082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8.13878" calcext:value-type="float">
            <text:p>1624632858,13878</text:p>
          </table:table-cell>
          <table:table-cell table:formula="of:=ROUND([.A580]-[$menor.$A$1];1)" office:value-type="float" office:value="57.9" calcext:value-type="float">
            <text:p>57,9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0" calcext:value-type="float">
            <text:p>0</text:p>
          </table:table-cell>
          <table:table-cell office:value-type="float" office:value="-2.99952855" calcext:value-type="float">
            <text:p>-2,99952855</text:p>
          </table:table-cell>
          <table:table-cell office:value-type="float" office:value="-3.00050757" calcext:value-type="float">
            <text:p>-3,00050757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58.2389" calcext:value-type="float">
            <text:p>1624632858,2389</text:p>
          </table:table-cell>
          <table:table-cell table:formula="of:=ROUND([.A581]-[$menor.$A$1];1)" office:value-type="float" office:value="58" calcext:value-type="float">
            <text:p>58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3535" calcext:value-type="float">
            <text:p>-2,973535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0.03712384" calcext:value-type="float">
            <text:p>0,03712384</text:p>
          </table:table-cell>
          <table:table-cell office:value-type="float" office:value="-1" calcext:value-type="float">
            <text:p>-1</text:p>
          </table:table-cell>
          <table:table-cell office:value-type="float" office:value="-3.00093979" calcext:value-type="float">
            <text:p>-3,00093979</text:p>
          </table:table-cell>
          <table:table-cell office:value-type="float" office:value="-3.0010031" calcext:value-type="float">
            <text:p>-3,0010031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33896" calcext:value-type="float">
            <text:p>1624632858,33896</text:p>
          </table:table-cell>
          <table:table-cell table:formula="of:=ROUND([.A582]-[$menor.$A$1];1)" office:value-type="float" office:value="58.1" calcext:value-type="float">
            <text:p>58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2.99992826" calcext:value-type="float">
            <text:p>-2,99992826</text:p>
          </table:table-cell>
          <table:table-cell office:value-type="float" office:value="-3.00007874" calcext:value-type="float">
            <text:p>-3,00007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43909" calcext:value-type="float">
            <text:p>1624632858,43909</text:p>
          </table:table-cell>
          <table:table-cell table:formula="of:=ROUND([.A583]-[$menor.$A$1];1)" office:value-type="float" office:value="58.2" calcext:value-type="float">
            <text:p>58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2.99992826" calcext:value-type="float">
            <text:p>-2,99992826</text:p>
          </table:table-cell>
          <table:table-cell office:value-type="float" office:value="-3.00007874" calcext:value-type="float">
            <text:p>-3,00007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53925" calcext:value-type="float">
            <text:p>1624632858,53925</text:p>
          </table:table-cell>
          <table:table-cell table:formula="of:=ROUND([.A584]-[$menor.$A$1];1)" office:value-type="float" office:value="58.3" calcext:value-type="float">
            <text:p>58,3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0.03575357" calcext:value-type="float">
            <text:p>0,03575357</text:p>
          </table:table-cell>
          <table:table-cell office:value-type="float" office:value="-1" calcext:value-type="float">
            <text:p>-1</text:p>
          </table:table-cell>
          <table:table-cell office:value-type="float" office:value="-3.00138326" calcext:value-type="float">
            <text:p>-3,00138326</text:p>
          </table:table-cell>
          <table:table-cell office:value-type="float" office:value="-3.00104874" calcext:value-type="float">
            <text:p>-3,00104874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6394" calcext:value-type="float">
            <text:p>1624632858,6394</text:p>
          </table:table-cell>
          <table:table-cell table:formula="of:=ROUND([.A585]-[$menor.$A$1];1)" office:value-type="float" office:value="58.4" calcext:value-type="float">
            <text:p>58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499" calcext:value-type="float">
            <text:p>-2,97499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10749" calcext:value-type="float">
            <text:p>-3,00010749</text:p>
          </table:table-cell>
          <table:table-cell office:value-type="float" office:value="-2.99988292" calcext:value-type="float">
            <text:p>-2,99988292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73948" calcext:value-type="float">
            <text:p>1624632858,73948</text:p>
          </table:table-cell>
          <table:table-cell table:formula="of:=ROUND([.A586]-[$menor.$A$1];1)" office:value-type="float" office:value="58.5" calcext:value-type="float">
            <text:p>58,5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10749" calcext:value-type="float">
            <text:p>-3,00010749</text:p>
          </table:table-cell>
          <table:table-cell office:value-type="float" office:value="-2.99988292" calcext:value-type="float">
            <text:p>-2,99988292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58.83871" calcext:value-type="float">
            <text:p>1624632858,83871</text:p>
          </table:table-cell>
          <table:table-cell table:formula="of:=ROUND([.A587]-[$menor.$A$1];1)" office:value-type="float" office:value="58.6" calcext:value-type="float">
            <text:p>58,6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-1" calcext:value-type="float">
            <text:p>-1</text:p>
          </table:table-cell>
          <table:table-cell office:value-type="float" office:value="-3.00052465" calcext:value-type="float">
            <text:p>-3,00052465</text:p>
          </table:table-cell>
          <table:table-cell office:value-type="float" office:value="-2.99941792" calcext:value-type="float">
            <text:p>-2,99941792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58.93891" calcext:value-type="float">
            <text:p>1624632858,93891</text:p>
          </table:table-cell>
          <table:table-cell table:formula="of:=ROUND([.A588]-[$menor.$A$1];1)" office:value-type="float" office:value="58.7" calcext:value-type="float">
            <text:p>58,7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0.03402536" calcext:value-type="float">
            <text:p>0,03402536</text:p>
          </table:table-cell>
          <table:table-cell office:value-type="float" office:value="0" calcext:value-type="float">
            <text:p>0</text:p>
          </table:table-cell>
          <table:table-cell office:value-type="float" office:value="-3.0010983" calcext:value-type="float">
            <text:p>-3,0010983</text:p>
          </table:table-cell>
          <table:table-cell office:value-type="float" office:value="-3.00083014" calcext:value-type="float">
            <text:p>-3,0008301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03898" calcext:value-type="float">
            <text:p>1624632859,03898</text:p>
          </table:table-cell>
          <table:table-cell table:formula="of:=ROUND([.A589]-[$menor.$A$1];1)" office:value-type="float" office:value="58.8" calcext:value-type="float">
            <text:p>58,8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596" calcext:value-type="float">
            <text:p>-2,97596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13911" calcext:value-type="float">
            <text:p>1624632859,13911</text:p>
          </table:table-cell>
          <table:table-cell table:formula="of:=ROUND([.A590]-[$menor.$A$1];1)" office:value-type="float" office:value="58.9" calcext:value-type="float">
            <text:p>58,9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23916" calcext:value-type="float">
            <text:p>1624632859,23916</text:p>
          </table:table-cell>
          <table:table-cell table:formula="of:=ROUND([.A591]-[$menor.$A$1];1)" office:value-type="float" office:value="59" calcext:value-type="float">
            <text:p>5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008566" calcext:value-type="float">
            <text:p>-3,00008566</text:p>
          </table:table-cell>
          <table:table-cell office:value-type="float" office:value="-2.99990645" calcext:value-type="float">
            <text:p>-2,99990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3394" calcext:value-type="float">
            <text:p>1624632859,3394</text:p>
          </table:table-cell>
          <table:table-cell table:formula="of:=ROUND([.A592]-[$menor.$A$1];1)" office:value-type="float" office:value="59.1" calcext:value-type="float">
            <text:p>59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0.03265473" calcext:value-type="float">
            <text:p>0,03265473</text:p>
          </table:table-cell>
          <table:table-cell office:value-type="float" office:value="0" calcext:value-type="float">
            <text:p>0</text:p>
          </table:table-cell>
          <table:table-cell office:value-type="float" office:value="-3.00105566" calcext:value-type="float">
            <text:p>-3,00105566</text:p>
          </table:table-cell>
          <table:table-cell office:value-type="float" office:value="-3.00087645" calcext:value-type="float">
            <text:p>-3,000876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43932" calcext:value-type="float">
            <text:p>1624632859,43932</text:p>
          </table:table-cell>
          <table:table-cell table:formula="of:=ROUND([.A593]-[$menor.$A$1];1)" office:value-type="float" office:value="59.2" calcext:value-type="float">
            <text:p>59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693" calcext:value-type="float">
            <text:p>-2,97693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5389" calcext:value-type="float">
            <text:p>1624632859,5389</text:p>
          </table:table-cell>
          <table:table-cell table:formula="of:=ROUND([.A594]-[$menor.$A$1];1)" office:value-type="float" office:value="59.3" calcext:value-type="float">
            <text:p>59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63921" calcext:value-type="float">
            <text:p>1624632859,63921</text:p>
          </table:table-cell>
          <table:table-cell table:formula="of:=ROUND([.A595]-[$menor.$A$1];1)" office:value-type="float" office:value="59.4" calcext:value-type="float">
            <text:p>5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00431" calcext:value-type="float">
            <text:p>-3,00004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73876" calcext:value-type="float">
            <text:p>1624632859,73876</text:p>
          </table:table-cell>
          <table:table-cell table:formula="of:=ROUND([.A596]-[$menor.$A$1];1)" office:value-type="float" office:value="59.5" calcext:value-type="float">
            <text:p>59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0.03128421" calcext:value-type="float">
            <text:p>0,03128421</text:p>
          </table:table-cell>
          <table:table-cell office:value-type="float" office:value="0" calcext:value-type="float">
            <text:p>0</text:p>
          </table:table-cell>
          <table:table-cell office:value-type="float" office:value="-3.0010131" calcext:value-type="float">
            <text:p>-3,0010131</text:p>
          </table:table-cell>
          <table:table-cell office:value-type="float" office:value="-2.99995284" calcext:value-type="float">
            <text:p>-2,99995284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59.83931" calcext:value-type="float">
            <text:p>1624632859,83931</text:p>
          </table:table-cell>
          <table:table-cell table:formula="of:=ROUND([.A597]-[$menor.$A$1];1)" office:value-type="float" office:value="59.6" calcext:value-type="float">
            <text:p>59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0.03057592" calcext:value-type="float">
            <text:p>0,03057592</text:p>
          </table:table-cell>
          <table:table-cell office:value-type="float" office:value="1" calcext:value-type="float">
            <text:p>1</text:p>
          </table:table-cell>
          <table:table-cell office:value-type="float" office:value="-3.00012676" calcext:value-type="float">
            <text:p>-3,00012676</text:p>
          </table:table-cell>
          <table:table-cell office:value-type="float" office:value="-3.00083662" calcext:value-type="float">
            <text:p>-3,0008366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59.9393" calcext:value-type="float">
            <text:p>1624632859,9393</text:p>
          </table:table-cell>
          <table:table-cell table:formula="of:=ROUND([.A598]-[$menor.$A$1];1)" office:value-type="float" office:value="59.7" calcext:value-type="float">
            <text:p>59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79" calcext:value-type="float">
            <text:p>-2,9779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03847" calcext:value-type="float">
            <text:p>1624632860,03847</text:p>
          </table:table-cell>
          <table:table-cell table:formula="of:=ROUND([.A599]-[$menor.$A$1];1)" office:value-type="float" office:value="59.8" calcext:value-type="float">
            <text:p>59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13863" calcext:value-type="float">
            <text:p>1624632860,13863</text:p>
          </table:table-cell>
          <table:table-cell table:formula="of:=ROUND([.A600]-[$menor.$A$1];1)" office:value-type="float" office:value="59.9" calcext:value-type="float">
            <text:p>59,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00063" calcext:value-type="float">
            <text:p>-3,00000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23908" calcext:value-type="float">
            <text:p>1624632860,23908</text:p>
          </table:table-cell>
          <table:table-cell table:formula="of:=ROUND([.A601]-[$menor.$A$1];1)"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0.0299138" calcext:value-type="float">
            <text:p>0,0299138</text:p>
          </table:table-cell>
          <table:table-cell office:value-type="float" office:value="0" calcext:value-type="float">
            <text:p>0</text:p>
          </table:table-cell>
          <table:table-cell office:value-type="float" office:value="-3.00097063" calcext:value-type="float">
            <text:p>-3,00097063</text:p>
          </table:table-cell>
          <table:table-cell office:value-type="float" office:value="-2.99999931" calcext:value-type="float">
            <text:p>-2,99999931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33943" calcext:value-type="float">
            <text:p>1624632860,33943</text:p>
          </table:table-cell>
          <table:table-cell table:formula="of:=ROUND([.A602]-[$menor.$A$1];1)" office:value-type="float" office:value="60.1" calcext:value-type="float">
            <text:p>60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887" calcext:value-type="float">
            <text:p>-2,97887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0.0292045" calcext:value-type="float">
            <text:p>0,0292045</text:p>
          </table:table-cell>
          <table:table-cell office:value-type="float" office:value="1" calcext:value-type="float">
            <text:p>1</text:p>
          </table:table-cell>
          <table:table-cell office:value-type="float" office:value="-3.00009982" calcext:value-type="float">
            <text:p>-3,00009982</text:p>
          </table:table-cell>
          <table:table-cell office:value-type="float" office:value="-3.00086486" calcext:value-type="float">
            <text:p>-3,0008648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43911" calcext:value-type="float">
            <text:p>1624632860,43911</text:p>
          </table:table-cell>
          <table:table-cell table:formula="of:=ROUND([.A603]-[$menor.$A$1];1)" office:value-type="float" office:value="60.2" calcext:value-type="float">
            <text:p>60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2.99995826" calcext:value-type="float">
            <text:p>-2,99995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53934" calcext:value-type="float">
            <text:p>1624632860,53934</text:p>
          </table:table-cell>
          <table:table-cell table:formula="of:=ROUND([.A604]-[$menor.$A$1];1)" office:value-type="float" office:value="60.3" calcext:value-type="float">
            <text:p>60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2.99995826" calcext:value-type="float">
            <text:p>-2,99995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64051" calcext:value-type="float">
            <text:p>1624632860,64051</text:p>
          </table:table-cell>
          <table:table-cell table:formula="of:=ROUND([.A605]-[$menor.$A$1];1)" office:value-type="float" office:value="60.4" calcext:value-type="float">
            <text:p>60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0.02854353" calcext:value-type="float">
            <text:p>0,02854353</text:p>
          </table:table-cell>
          <table:table-cell office:value-type="float" office:value="0" calcext:value-type="float">
            <text:p>0</text:p>
          </table:table-cell>
          <table:table-cell office:value-type="float" office:value="-3.00092826" calcext:value-type="float">
            <text:p>-3,00092826</text:p>
          </table:table-cell>
          <table:table-cell office:value-type="float" office:value="-3.00004586" calcext:value-type="float">
            <text:p>-3,00004586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0.7415" calcext:value-type="float">
            <text:p>1624632860,7415</text:p>
          </table:table-cell>
          <table:table-cell table:formula="of:=ROUND([.A606]-[$menor.$A$1];1)" office:value-type="float" office:value="60.5" calcext:value-type="float">
            <text:p>60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0.0278331" calcext:value-type="float">
            <text:p>0,0278331</text:p>
          </table:table-cell>
          <table:table-cell office:value-type="float" office:value="1" calcext:value-type="float">
            <text:p>1</text:p>
          </table:table-cell>
          <table:table-cell office:value-type="float" office:value="-3.0000729" calcext:value-type="float">
            <text:p>-3,0000729</text:p>
          </table:table-cell>
          <table:table-cell office:value-type="float" office:value="-2.99992312" calcext:value-type="float">
            <text:p>-2,9999231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84111" calcext:value-type="float">
            <text:p>1624632860,84111</text:p>
          </table:table-cell>
          <table:table-cell table:formula="of:=ROUND([.A607]-[$menor.$A$1];1)" office:value-type="float" office:value="60.6" calcext:value-type="float">
            <text:p>60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7984" calcext:value-type="float">
            <text:p>-2,97984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0.0278331" calcext:value-type="float">
            <text:p>0,0278331</text:p>
          </table:table-cell>
          <table:table-cell office:value-type="float" office:value="1" calcext:value-type="float">
            <text:p>1</text:p>
          </table:table-cell>
          <table:table-cell office:value-type="float" office:value="-3.0000729" calcext:value-type="float">
            <text:p>-3,0000729</text:p>
          </table:table-cell>
          <table:table-cell office:value-type="float" office:value="-3.00089312" calcext:value-type="float">
            <text:p>-3,00089312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0.94158" calcext:value-type="float">
            <text:p>1624632860,94158</text:p>
          </table:table-cell>
          <table:table-cell table:formula="of:=ROUND([.A608]-[$menor.$A$1];1)" office:value-type="float" office:value="60.7" calcext:value-type="float">
            <text:p>60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2.999916" calcext:value-type="float">
            <text:p>-2,99991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04181" calcext:value-type="float">
            <text:p>1624632861,04181</text:p>
          </table:table-cell>
          <table:table-cell table:formula="of:=ROUND([.A609]-[$menor.$A$1];1)" office:value-type="float" office:value="60.8" calcext:value-type="float">
            <text:p>60,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2.999916" calcext:value-type="float">
            <text:p>-2,99991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14222" calcext:value-type="float">
            <text:p>1624632861,14222</text:p>
          </table:table-cell>
          <table:table-cell table:formula="of:=ROUND([.A610]-[$menor.$A$1];1)" office:value-type="float" office:value="60.9" calcext:value-type="float">
            <text:p>60,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0.02717341" calcext:value-type="float">
            <text:p>0,02717341</text:p>
          </table:table-cell>
          <table:table-cell office:value-type="float" office:value="0" calcext:value-type="float">
            <text:p>0</text:p>
          </table:table-cell>
          <table:table-cell office:value-type="float" office:value="-3.000886" calcext:value-type="float">
            <text:p>-3,000886</text:p>
          </table:table-cell>
          <table:table-cell office:value-type="float" office:value="-3.00009252" calcext:value-type="float">
            <text:p>-3,00009252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24257" calcext:value-type="float">
            <text:p>1624632861,24257</text:p>
          </table:table-cell>
          <table:table-cell table:formula="of:=ROUND([.A611]-[$menor.$A$1];1)" office:value-type="float" office:value="61" calcext:value-type="float">
            <text:p>6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081" calcext:value-type="float">
            <text:p>-2,98081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0.02646176" calcext:value-type="float">
            <text:p>0,02646176</text:p>
          </table:table-cell>
          <table:table-cell office:value-type="float" office:value="1" calcext:value-type="float">
            <text:p>1</text:p>
          </table:table-cell>
          <table:table-cell office:value-type="float" office:value="-3.00004602" calcext:value-type="float">
            <text:p>-3,00004602</text:p>
          </table:table-cell>
          <table:table-cell office:value-type="float" office:value="-2.99995141" calcext:value-type="float">
            <text:p>-2,9999514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34305" calcext:value-type="float">
            <text:p>1624632861,34305</text:p>
          </table:table-cell>
          <table:table-cell table:formula="of:=ROUND([.A612]-[$menor.$A$1];1)" office:value-type="float" office:value="61.1" calcext:value-type="float">
            <text:p>61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0.02646176" calcext:value-type="float">
            <text:p>0,02646176</text:p>
          </table:table-cell>
          <table:table-cell office:value-type="float" office:value="1" calcext:value-type="float">
            <text:p>1</text:p>
          </table:table-cell>
          <table:table-cell office:value-type="float" office:value="-3.00004602" calcext:value-type="float">
            <text:p>-3,00004602</text:p>
          </table:table-cell>
          <table:table-cell office:value-type="float" office:value="-3.00092141" calcext:value-type="float">
            <text:p>-3,00092141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44357" calcext:value-type="float">
            <text:p>1624632861,44357</text:p>
          </table:table-cell>
          <table:table-cell table:formula="of:=ROUND([.A613]-[$menor.$A$1];1)" office:value-type="float" office:value="61.2" calcext:value-type="float">
            <text:p>61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0.02580346" calcext:value-type="float">
            <text:p>0,02580346</text:p>
          </table:table-cell>
          <table:table-cell office:value-type="float" office:value="0" calcext:value-type="float">
            <text:p>0</text:p>
          </table:table-cell>
          <table:table-cell office:value-type="float" office:value="-2.99987387" calcext:value-type="float">
            <text:p>-2,99987387</text:p>
          </table:table-cell>
          <table:table-cell office:value-type="float" office:value="-3.00013929" calcext:value-type="float">
            <text:p>-3,000139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5442" calcext:value-type="float">
            <text:p>1624632861,5442</text:p>
          </table:table-cell>
          <table:table-cell table:formula="of:=ROUND([.A614]-[$menor.$A$1];1)" office:value-type="float" office:value="61.3" calcext:value-type="float">
            <text:p>61,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0.02580346" calcext:value-type="float">
            <text:p>0,02580346</text:p>
          </table:table-cell>
          <table:table-cell office:value-type="float" office:value="0" calcext:value-type="float">
            <text:p>0</text:p>
          </table:table-cell>
          <table:table-cell office:value-type="float" office:value="-3.00084387" calcext:value-type="float">
            <text:p>-3,00084387</text:p>
          </table:table-cell>
          <table:table-cell office:value-type="float" office:value="-3.00013929" calcext:value-type="float">
            <text:p>-3,00013929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1.64377" calcext:value-type="float">
            <text:p>1624632861,64377</text:p>
          </table:table-cell>
          <table:table-cell table:formula="of:=ROUND([.A615]-[$menor.$A$1];1)" office:value-type="float" office:value="61.4" calcext:value-type="float">
            <text:p>61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3.00001917" calcext:value-type="float">
            <text:p>-3,00001917</text:p>
          </table:table-cell>
          <table:table-cell office:value-type="float" office:value="-2.99997973" calcext:value-type="float">
            <text:p>-2,99997973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74375" calcext:value-type="float">
            <text:p>1624632861,74375</text:p>
          </table:table-cell>
          <table:table-cell table:formula="of:=ROUND([.A616]-[$menor.$A$1];1)" office:value-type="float" office:value="61.5" calcext:value-type="float">
            <text:p>61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178" calcext:value-type="float">
            <text:p>-2,98178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3.00001917" calcext:value-type="float">
            <text:p>-3,00001917</text:p>
          </table:table-cell>
          <table:table-cell office:value-type="float" office:value="-2.99997973" calcext:value-type="float">
            <text:p>-2,99997973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1.84436" calcext:value-type="float">
            <text:p>1624632861,84436</text:p>
          </table:table-cell>
          <table:table-cell table:formula="of:=ROUND([.A617]-[$menor.$A$1];1)" office:value-type="float" office:value="61.6" calcext:value-type="float">
            <text:p>61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509045" calcext:value-type="float">
            <text:p>0,02509045</text:p>
          </table:table-cell>
          <table:table-cell office:value-type="float" office:value="1" calcext:value-type="float">
            <text:p>1</text:p>
          </table:table-cell>
          <table:table-cell office:value-type="float" office:value="-2.99969978" calcext:value-type="float">
            <text:p>-2,99969978</text:p>
          </table:table-cell>
          <table:table-cell office:value-type="float" office:value="-3.00128168" calcext:value-type="float">
            <text:p>-3,0012816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1.94382" calcext:value-type="float">
            <text:p>1624632861,94382</text:p>
          </table:table-cell>
          <table:table-cell table:formula="of:=ROUND([.A618]-[$menor.$A$1];1)" office:value-type="float" office:value="61.7" calcext:value-type="float">
            <text:p>61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443372" calcext:value-type="float">
            <text:p>0,02443372</text:p>
          </table:table-cell>
          <table:table-cell office:value-type="float" office:value="-2" calcext:value-type="float">
            <text:p>-2</text:p>
          </table:table-cell>
          <table:table-cell office:value-type="float" office:value="-3.00010187" calcext:value-type="float">
            <text:p>-3,00010187</text:p>
          </table:table-cell>
          <table:table-cell office:value-type="float" office:value="-2.99988527" calcext:value-type="float">
            <text:p>-2,9998852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04405" calcext:value-type="float">
            <text:p>1624632862,04405</text:p>
          </table:table-cell>
          <table:table-cell table:formula="of:=ROUND([.A619]-[$menor.$A$1];1)" office:value-type="float" office:value="61.8" calcext:value-type="float">
            <text:p>61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443372" calcext:value-type="float">
            <text:p>0,02443372</text:p>
          </table:table-cell>
          <table:table-cell office:value-type="float" office:value="-2" calcext:value-type="float">
            <text:p>-2</text:p>
          </table:table-cell>
          <table:table-cell office:value-type="float" office:value="-3.00107187" calcext:value-type="float">
            <text:p>-3,00107187</text:p>
          </table:table-cell>
          <table:table-cell office:value-type="float" office:value="-2.99988527" calcext:value-type="float">
            <text:p>-2,99988527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144" calcext:value-type="float">
            <text:p>1624632862,144</text:p>
          </table:table-cell>
          <table:table-cell table:formula="of:=ROUND([.A620]-[$menor.$A$1];1)" office:value-type="float" office:value="61.9" calcext:value-type="float">
            <text:p>61,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2445" calcext:value-type="float">
            <text:p>1624632862,2445</text:p>
          </table:table-cell>
          <table:table-cell table:formula="of:=ROUND([.A621]-[$menor.$A$1];1)"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34386" calcext:value-type="float">
            <text:p>1624632862,34386</text:p>
          </table:table-cell>
          <table:table-cell table:formula="of:=ROUND([.A622]-[$menor.$A$1];1)" office:value-type="float" office:value="62.1" calcext:value-type="float">
            <text:p>62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275" calcext:value-type="float">
            <text:p>-2,98275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02372" calcext:value-type="float">
            <text:p>-3,00002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44424" calcext:value-type="float">
            <text:p>1624632862,44424</text:p>
          </table:table-cell>
          <table:table-cell table:formula="of:=ROUND([.A623]-[$menor.$A$1];1)" office:value-type="float" office:value="62.2" calcext:value-type="float">
            <text:p>62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371921" calcext:value-type="float">
            <text:p>0,02371921</text:p>
          </table:table-cell>
          <table:table-cell office:value-type="float" office:value="0" calcext:value-type="float">
            <text:p>0</text:p>
          </table:table-cell>
          <table:table-cell office:value-type="float" office:value="-2.99997759" calcext:value-type="float">
            <text:p>-2,99997759</text:p>
          </table:table-cell>
          <table:table-cell office:value-type="float" office:value="-3.00099372" calcext:value-type="float">
            <text:p>-3,0009937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54457" calcext:value-type="float">
            <text:p>1624632862,54457</text:p>
          </table:table-cell>
          <table:table-cell table:formula="of:=ROUND([.A624]-[$menor.$A$1];1)" office:value-type="float" office:value="62.3" calcext:value-type="float">
            <text:p>62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306423" calcext:value-type="float">
            <text:p>0,02306423</text:p>
          </table:table-cell>
          <table:table-cell office:value-type="float" office:value="-2" calcext:value-type="float">
            <text:p>-2</text:p>
          </table:table-cell>
          <table:table-cell office:value-type="float" office:value="-3.00004494" calcext:value-type="float">
            <text:p>-3,00004494</text:p>
          </table:table-cell>
          <table:table-cell office:value-type="float" office:value="-2.99994922" calcext:value-type="float">
            <text:p>-2,9999492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64536" calcext:value-type="float">
            <text:p>1624632862,64536</text:p>
          </table:table-cell>
          <table:table-cell table:formula="of:=ROUND([.A625]-[$menor.$A$1];1)" office:value-type="float" office:value="62.4" calcext:value-type="float">
            <text:p>62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306423" calcext:value-type="float">
            <text:p>0,02306423</text:p>
          </table:table-cell>
          <table:table-cell office:value-type="float" office:value="-2" calcext:value-type="float">
            <text:p>-2</text:p>
          </table:table-cell>
          <table:table-cell office:value-type="float" office:value="-3.00101494" calcext:value-type="float">
            <text:p>-3,00101494</text:p>
          </table:table-cell>
          <table:table-cell office:value-type="float" office:value="-2.99994922" calcext:value-type="float">
            <text:p>-2,9999492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2.74489" calcext:value-type="float">
            <text:p>1624632862,74489</text:p>
          </table:table-cell>
          <table:table-cell table:formula="of:=ROUND([.A626]-[$menor.$A$1];1)" office:value-type="float" office:value="62.5" calcext:value-type="float">
            <text:p>62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84499" calcext:value-type="float">
            <text:p>1624632862,84499</text:p>
          </table:table-cell>
          <table:table-cell table:formula="of:=ROUND([.A627]-[$menor.$A$1];1)" office:value-type="float" office:value="62.6" calcext:value-type="float">
            <text:p>62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2.94491" calcext:value-type="float">
            <text:p>1624632862,94491</text:p>
          </table:table-cell>
          <table:table-cell table:formula="of:=ROUND([.A628]-[$menor.$A$1];1)" office:value-type="float" office:value="62.7" calcext:value-type="float">
            <text:p>62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3.04525" calcext:value-type="float">
            <text:p>1624632863,04525</text:p>
          </table:table-cell>
          <table:table-cell table:formula="of:=ROUND([.A629]-[$menor.$A$1];1)" office:value-type="float" office:value="62.8" calcext:value-type="float">
            <text:p>62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372" calcext:value-type="float">
            <text:p>-2,98372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2.99995168" calcext:value-type="float">
            <text:p>-2,99995168</text:p>
          </table:table-cell>
          <table:table-cell office:value-type="float" office:value="-3.00005122" calcext:value-type="float">
            <text:p>-3,00005122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3.14464" calcext:value-type="float">
            <text:p>1624632863,14464</text:p>
          </table:table-cell>
          <table:table-cell table:formula="of:=ROUND([.A630]-[$menor.$A$1];1)" office:value-type="float" office:value="62.9" calcext:value-type="float">
            <text:p>62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0" calcext:value-type="float">
            <text:p>0</text:p>
          </table:table-cell>
          <table:table-cell office:value-type="float" office:value="-3.00023096" calcext:value-type="float">
            <text:p>-3,00023096</text:p>
          </table:table-cell>
          <table:table-cell office:value-type="float" office:value="-2.99975063" calcext:value-type="float">
            <text:p>-2,999750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3.24556" calcext:value-type="float">
            <text:p>1624632863,24556</text:p>
          </table:table-cell>
          <table:table-cell table:formula="of:=ROUND([.A631]-[$menor.$A$1];1)" office:value-type="float" office:value="63" calcext:value-type="float">
            <text:p>6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234803" calcext:value-type="float">
            <text:p>0,02234803</text:p>
          </table:table-cell>
          <table:table-cell office:value-type="float" office:value="1" calcext:value-type="float">
            <text:p>1</text:p>
          </table:table-cell>
          <table:table-cell office:value-type="float" office:value="-2.9999656" calcext:value-type="float">
            <text:p>-2,9999656</text:p>
          </table:table-cell>
          <table:table-cell office:value-type="float" office:value="-3.00100649" calcext:value-type="float">
            <text:p>-3,00100649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34643" calcext:value-type="float">
            <text:p>1624632863,34643</text:p>
          </table:table-cell>
          <table:table-cell table:formula="of:=ROUND([.A632]-[$menor.$A$1];1)" office:value-type="float" office:value="63.1" calcext:value-type="float">
            <text:p>63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169502" calcext:value-type="float">
            <text:p>0,02169502</text:p>
          </table:table-cell>
          <table:table-cell office:value-type="float" office:value="-1" calcext:value-type="float">
            <text:p>-1</text:p>
          </table:table-cell>
          <table:table-cell office:value-type="float" office:value="-3.00097123" calcext:value-type="float">
            <text:p>-3,00097123</text:p>
          </table:table-cell>
          <table:table-cell office:value-type="float" office:value="-2.9999986" calcext:value-type="float">
            <text:p>-2,9999986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3.44566" calcext:value-type="float">
            <text:p>1624632863,44566</text:p>
          </table:table-cell>
          <table:table-cell table:formula="of:=ROUND([.A633]-[$menor.$A$1];1)" office:value-type="float" office:value="63.2" calcext:value-type="float">
            <text:p>63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54612" calcext:value-type="float">
            <text:p>1624632863,54612</text:p>
          </table:table-cell>
          <table:table-cell table:formula="of:=ROUND([.A634]-[$menor.$A$1];1)" office:value-type="float" office:value="63.3" calcext:value-type="float">
            <text:p>63,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64644" calcext:value-type="float">
            <text:p>1624632863,64644</text:p>
          </table:table-cell>
          <table:table-cell table:formula="of:=ROUND([.A635]-[$menor.$A$1];1)" office:value-type="float" office:value="63.4" calcext:value-type="float">
            <text:p>63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9389" calcext:value-type="float">
            <text:p>-2,9999389</text:p>
          </table:table-cell>
          <table:table-cell office:value-type="float" office:value="-3.00006496" calcext:value-type="float">
            <text:p>-3,00006496</text:p>
          </table:table-cell>
          <table:table-cell office:value-type="float" office:value="-136.63019197" calcext:value-type="float">
            <text:p>-136,63019197</text:p>
          </table:table-cell>
        </table:table-row>
        <table:table-row table:style-name="ro1">
          <table:table-cell office:value-type="float" office:value="1624632863.74582" calcext:value-type="float">
            <text:p>1624632863,74582</text:p>
          </table:table-cell>
          <table:table-cell table:formula="of:=ROUND([.A636]-[$menor.$A$1];1)" office:value-type="float" office:value="63.5" calcext:value-type="float">
            <text:p>63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469" calcext:value-type="float">
            <text:p>-2,98469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67187" calcext:value-type="float">
            <text:p>-2,99967187</text:p>
          </table:table-cell>
          <table:table-cell office:value-type="float" office:value="-3.00034248" calcext:value-type="float">
            <text:p>-3,0003424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3.84631" calcext:value-type="float">
            <text:p>1624632863,84631</text:p>
          </table:table-cell>
          <table:table-cell table:formula="of:=ROUND([.A637]-[$menor.$A$1];1)" office:value-type="float" office:value="63.6" calcext:value-type="float">
            <text:p>63,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0" calcext:value-type="float">
            <text:p>0</text:p>
          </table:table-cell>
          <table:table-cell office:value-type="float" office:value="-3.00018798" calcext:value-type="float">
            <text:p>-3,00018798</text:p>
          </table:table-cell>
          <table:table-cell office:value-type="float" office:value="-2.99979663" calcext:value-type="float">
            <text:p>-2,99979663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3.94565" calcext:value-type="float">
            <text:p>1624632863,94565</text:p>
          </table:table-cell>
          <table:table-cell table:formula="of:=ROUND([.A638]-[$menor.$A$1];1)" office:value-type="float" office:value="63.7" calcext:value-type="float">
            <text:p>63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2097693" calcext:value-type="float">
            <text:p>0,02097693</text:p>
          </table:table-cell>
          <table:table-cell office:value-type="float" office:value="1" calcext:value-type="float">
            <text:p>1</text:p>
          </table:table-cell>
          <table:table-cell office:value-type="float" office:value="-2.99967187" calcext:value-type="float">
            <text:p>-2,99967187</text:p>
          </table:table-cell>
          <table:table-cell office:value-type="float" office:value="-3.00131248" calcext:value-type="float">
            <text:p>-3,00131248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64.04612" calcext:value-type="float">
            <text:p>1624632864,04612</text:p>
          </table:table-cell>
          <table:table-cell table:formula="of:=ROUND([.A639]-[$menor.$A$1];1)" office:value-type="float" office:value="63.8" calcext:value-type="float">
            <text:p>63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2032617" calcext:value-type="float">
            <text:p>0,02032617</text:p>
          </table:table-cell>
          <table:table-cell office:value-type="float" office:value="-2" calcext:value-type="float">
            <text:p>-2</text:p>
          </table:table-cell>
          <table:table-cell office:value-type="float" office:value="-3.00090178" calcext:value-type="float">
            <text:p>-3,00090178</text:p>
          </table:table-cell>
          <table:table-cell office:value-type="float" office:value="-3.00007772" calcext:value-type="float">
            <text:p>-3,00007772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4.14607" calcext:value-type="float">
            <text:p>1624632864,14607</text:p>
          </table:table-cell>
          <table:table-cell table:formula="of:=ROUND([.A640]-[$menor.$A$1];1)" office:value-type="float" office:value="63.9" calcext:value-type="float">
            <text:p>63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24555" calcext:value-type="float">
            <text:p>1624632864,24555</text:p>
          </table:table-cell>
          <table:table-cell table:formula="of:=ROUND([.A641]-[$menor.$A$1];1)" office:value-type="float" office:value="64" calcext:value-type="float">
            <text:p>6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34657" calcext:value-type="float">
            <text:p>1624632864,34657</text:p>
          </table:table-cell>
          <table:table-cell table:formula="of:=ROUND([.A642]-[$menor.$A$1];1)" office:value-type="float" office:value="64.1" calcext:value-type="float">
            <text:p>64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566" calcext:value-type="float">
            <text:p>-2,98566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4473" calcext:value-type="float">
            <text:p>1624632864,4473</text:p>
          </table:table-cell>
          <table:table-cell table:formula="of:=ROUND([.A643]-[$menor.$A$1];1)" office:value-type="float" office:value="64.2" calcext:value-type="float">
            <text:p>64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.98663" calcext:value-type="float">
            <text:p>-2,98663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54661" calcext:value-type="float">
            <text:p>1624632864,54661</text:p>
          </table:table-cell>
          <table:table-cell table:formula="of:=ROUND([.A644]-[$menor.$A$1];1)" office:value-type="float" office:value="64.3" calcext:value-type="float">
            <text:p>64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2.99990006" calcext:value-type="float">
            <text:p>-2,99990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64724" calcext:value-type="float">
            <text:p>1624632864,64724</text:p>
          </table:table-cell>
          <table:table-cell table:formula="of:=ROUND([.A645]-[$menor.$A$1];1)" office:value-type="float" office:value="64.4" calcext:value-type="float">
            <text:p>64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960593" calcext:value-type="float">
            <text:p>0,01960593</text:p>
          </table:table-cell>
          <table:table-cell office:value-type="float" office:value="0" calcext:value-type="float">
            <text:p>0</text:p>
          </table:table-cell>
          <table:table-cell office:value-type="float" office:value="-3.00087006" calcext:value-type="float">
            <text:p>-3,00087006</text:p>
          </table:table-cell>
          <table:table-cell office:value-type="float" office:value="-3.0001064" calcext:value-type="float">
            <text:p>-3,0001064</text:p>
          </table:table-cell>
          <table:table-cell office:value-type="float" office:value="-136.57824146" calcext:value-type="float">
            <text:p>-136,57824146</text:p>
          </table:table-cell>
        </table:table-row>
        <table:table-row table:style-name="ro1">
          <table:table-cell office:value-type="float" office:value="1624632864.7476" calcext:value-type="float">
            <text:p>1624632864,7476</text:p>
          </table:table-cell>
          <table:table-cell table:formula="of:=ROUND([.A646]-[$menor.$A$1];1)" office:value-type="float" office:value="64.5" calcext:value-type="float">
            <text:p>64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890804" calcext:value-type="float">
            <text:p>0,01890804</text:p>
          </table:table-cell>
          <table:table-cell office:value-type="float" office:value="2" calcext:value-type="float">
            <text:p>2</text:p>
          </table:table-cell>
          <table:table-cell office:value-type="float" office:value="-2.99990122" calcext:value-type="float">
            <text:p>-2,99990122</text:p>
          </table:table-cell>
          <table:table-cell office:value-type="float" office:value="-3.00106805" calcext:value-type="float">
            <text:p>-3,00106805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4.84807" calcext:value-type="float">
            <text:p>1624632864,84807</text:p>
          </table:table-cell>
          <table:table-cell table:formula="of:=ROUND([.A647]-[$menor.$A$1];1)" office:value-type="float" office:value="64.6" calcext:value-type="float">
            <text:p>64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4.94782" calcext:value-type="float">
            <text:p>1624632864,94782</text:p>
          </table:table-cell>
          <table:table-cell table:formula="of:=ROUND([.A648]-[$menor.$A$1];1)" office:value-type="float" office:value="64.7" calcext:value-type="float">
            <text:p>64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04804" calcext:value-type="float">
            <text:p>1624632865,04804</text:p>
          </table:table-cell>
          <table:table-cell table:formula="of:=ROUND([.A649]-[$menor.$A$1];1)" office:value-type="float" office:value="64.8" calcext:value-type="float">
            <text:p>64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663" calcext:value-type="float">
            <text:p>-2,98663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14842" calcext:value-type="float">
            <text:p>1624632865,14842</text:p>
          </table:table-cell>
          <table:table-cell table:formula="of:=ROUND([.A650]-[$menor.$A$1];1)" office:value-type="float" office:value="64.9" calcext:value-type="float">
            <text:p>64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876" calcext:value-type="float">
            <text:p>-2,9876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24845" calcext:value-type="float">
            <text:p>1624632865,24845</text:p>
          </table:table-cell>
          <table:table-cell table:formula="of:=ROUND([.A651]-[$menor.$A$1];1)" office:value-type="float" office:value="65" calcext:value-type="float">
            <text:p>6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00911" calcext:value-type="float">
            <text:p>-3,00009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34789" calcext:value-type="float">
            <text:p>1624632865,34789</text:p>
          </table:table-cell>
          <table:table-cell table:formula="of:=ROUND([.A652]-[$menor.$A$1];1)" office:value-type="float" office:value="65.1" calcext:value-type="float">
            <text:p>65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823505" calcext:value-type="float">
            <text:p>0,01823505</text:p>
          </table:table-cell>
          <table:table-cell office:value-type="float" office:value="-1" calcext:value-type="float">
            <text:p>-1</text:p>
          </table:table-cell>
          <table:table-cell office:value-type="float" office:value="-3.0010611" calcext:value-type="float">
            <text:p>-3,0010611</text:p>
          </table:table-cell>
          <table:table-cell office:value-type="float" office:value="-2.99990105" calcext:value-type="float">
            <text:p>-2,99990105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44803" calcext:value-type="float">
            <text:p>1624632865,44803</text:p>
          </table:table-cell>
          <table:table-cell table:formula="of:=ROUND([.A653]-[$menor.$A$1];1)" office:value-type="float" office:value="65.2" calcext:value-type="float">
            <text:p>65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753625" calcext:value-type="float">
            <text:p>0,01753625</text:p>
          </table:table-cell>
          <table:table-cell office:value-type="float" office:value="2" calcext:value-type="float">
            <text:p>2</text:p>
          </table:table-cell>
          <table:table-cell office:value-type="float" office:value="-2.99990839" calcext:value-type="float">
            <text:p>-2,99990839</text:p>
          </table:table-cell>
          <table:table-cell office:value-type="float" office:value="-3.00106094" calcext:value-type="float">
            <text:p>-3,00106094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5.54852" calcext:value-type="float">
            <text:p>1624632865,54852</text:p>
          </table:table-cell>
          <table:table-cell table:formula="of:=ROUND([.A654]-[$menor.$A$1];1)" office:value-type="float" office:value="65.3" calcext:value-type="float">
            <text:p>65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04922" calcext:value-type="float">
            <text:p>-3,00004922</text:p>
          </table:table-cell>
          <table:table-cell office:value-type="float" office:value="-2.99994637" calcext:value-type="float">
            <text:p>-2,9999463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64803" calcext:value-type="float">
            <text:p>1624632865,64803</text:p>
          </table:table-cell>
          <table:table-cell table:formula="of:=ROUND([.A655]-[$menor.$A$1];1)" office:value-type="float" office:value="65.4" calcext:value-type="float">
            <text:p>65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04922" calcext:value-type="float">
            <text:p>-3,00004922</text:p>
          </table:table-cell>
          <table:table-cell office:value-type="float" office:value="-2.99994637" calcext:value-type="float">
            <text:p>-2,9999463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5.74844" calcext:value-type="float">
            <text:p>1624632865,74844</text:p>
          </table:table-cell>
          <table:table-cell table:formula="of:=ROUND([.A656]-[$menor.$A$1];1)" office:value-type="float" office:value="65.5" calcext:value-type="float">
            <text:p>65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876" calcext:value-type="float">
            <text:p>-2,9876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-1" calcext:value-type="float">
            <text:p>-1</text:p>
          </table:table-cell>
          <table:table-cell office:value-type="float" office:value="-3.00025598" calcext:value-type="float">
            <text:p>-3,00025598</text:p>
          </table:table-cell>
          <table:table-cell office:value-type="float" office:value="-2.9997159" calcext:value-type="float">
            <text:p>-2,9997159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5.84774" calcext:value-type="float">
            <text:p>1624632865,84774</text:p>
          </table:table-cell>
          <table:table-cell table:formula="of:=ROUND([.A657]-[$menor.$A$1];1)" office:value-type="float" office:value="65.6" calcext:value-type="float">
            <text:p>65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8857" calcext:value-type="float">
            <text:p>-2,98857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005953" calcext:value-type="float">
            <text:p>-3,00005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5.94831" calcext:value-type="float">
            <text:p>1624632865,94831</text:p>
          </table:table-cell>
          <table:table-cell table:formula="of:=ROUND([.A658]-[$menor.$A$1];1)" office:value-type="float" office:value="65.7" calcext:value-type="float">
            <text:p>65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005953" calcext:value-type="float">
            <text:p>-3,00005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04796" calcext:value-type="float">
            <text:p>1624632866,04796</text:p>
          </table:table-cell>
          <table:table-cell table:formula="of:=ROUND([.A659]-[$menor.$A$1];1)" office:value-type="float" office:value="65.8" calcext:value-type="float">
            <text:p>65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686431" calcext:value-type="float">
            <text:p>0,01686431</text:p>
          </table:table-cell>
          <table:table-cell office:value-type="float" office:value="0" calcext:value-type="float">
            <text:p>0</text:p>
          </table:table-cell>
          <table:table-cell office:value-type="float" office:value="-3.00102953" calcext:value-type="float">
            <text:p>-3,00102953</text:p>
          </table:table-cell>
          <table:table-cell office:value-type="float" office:value="-2.99993508" calcext:value-type="float">
            <text:p>-2,99993508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14829" calcext:value-type="float">
            <text:p>1624632866,14829</text:p>
          </table:table-cell>
          <table:table-cell table:formula="of:=ROUND([.A660]-[$menor.$A$1];1)" office:value-type="float" office:value="65.9" calcext:value-type="float">
            <text:p>65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616446" calcext:value-type="float">
            <text:p>0,01616446</text:p>
          </table:table-cell>
          <table:table-cell office:value-type="float" office:value="3" calcext:value-type="float">
            <text:p>3</text:p>
          </table:table-cell>
          <table:table-cell office:value-type="float" office:value="-2.99992599" calcext:value-type="float">
            <text:p>-2,99992599</text:p>
          </table:table-cell>
          <table:table-cell office:value-type="float" office:value="-3.00104353" calcext:value-type="float">
            <text:p>-3,0010435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6.24855" calcext:value-type="float">
            <text:p>1624632866,24855</text:p>
          </table:table-cell>
          <table:table-cell table:formula="of:=ROUND([.A661]-[$menor.$A$1];1)" office:value-type="float" office:value="66" calcext:value-type="float">
            <text:p>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34962" calcext:value-type="float">
            <text:p>1624632866,34962</text:p>
          </table:table-cell>
          <table:table-cell table:formula="of:=ROUND([.A662]-[$menor.$A$1];1)" office:value-type="float" office:value="66.1" calcext:value-type="float">
            <text:p>66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45" calcext:value-type="float">
            <text:p>1624632866,45</text:p>
          </table:table-cell>
          <table:table-cell table:formula="of:=ROUND([.A663]-[$menor.$A$1];1)" office:value-type="float" office:value="66.2" calcext:value-type="float">
            <text:p>66,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8857" calcext:value-type="float">
            <text:p>-2,98857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55018" calcext:value-type="float">
            <text:p>1624632866,55018</text:p>
          </table:table-cell>
          <table:table-cell table:formula="of:=ROUND([.A664]-[$menor.$A$1];1)" office:value-type="float" office:value="66.3" calcext:value-type="float">
            <text:p>66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.98954" calcext:value-type="float">
            <text:p>-2,98954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65001" calcext:value-type="float">
            <text:p>1624632866,65001</text:p>
          </table:table-cell>
          <table:table-cell table:formula="of:=ROUND([.A665]-[$menor.$A$1];1)" office:value-type="float" office:value="66.4" calcext:value-type="float">
            <text:p>66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.98954" calcext:value-type="float">
            <text:p>-2,98954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01695" calcext:value-type="float">
            <text:p>-3,00001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74984" calcext:value-type="float">
            <text:p>1624632866,74984</text:p>
          </table:table-cell>
          <table:table-cell table:formula="of:=ROUND([.A666]-[$menor.$A$1];1)" office:value-type="float" office:value="66.5" calcext:value-type="float">
            <text:p>66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549376" calcext:value-type="float">
            <text:p>0,01549376</text:p>
          </table:table-cell>
          <table:table-cell office:value-type="float" office:value="0" calcext:value-type="float">
            <text:p>0</text:p>
          </table:table-cell>
          <table:table-cell office:value-type="float" office:value="-3.00098695" calcext:value-type="float">
            <text:p>-3,00098695</text:p>
          </table:table-cell>
          <table:table-cell office:value-type="float" office:value="-2.99998145" calcext:value-type="float">
            <text:p>-2,99998145</text:p>
          </table:table-cell>
          <table:table-cell office:value-type="float" office:value="-137.63019197" calcext:value-type="float">
            <text:p>-137,63019197</text:p>
          </table:table-cell>
        </table:table-row>
        <table:table-row table:style-name="ro1">
          <table:table-cell office:value-type="float" office:value="1624632866.84998" calcext:value-type="float">
            <text:p>1624632866,84998</text:p>
          </table:table-cell>
          <table:table-cell table:formula="of:=ROUND([.A667]-[$menor.$A$1];1)" office:value-type="float" office:value="66.6" calcext:value-type="float">
            <text:p>66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479267" calcext:value-type="float">
            <text:p>0,01479267</text:p>
          </table:table-cell>
          <table:table-cell office:value-type="float" office:value="3" calcext:value-type="float">
            <text:p>3</text:p>
          </table:table-cell>
          <table:table-cell office:value-type="float" office:value="-2.99993227" calcext:value-type="float">
            <text:p>-2,99993227</text:p>
          </table:table-cell>
          <table:table-cell office:value-type="float" office:value="-3.00006729" calcext:value-type="float">
            <text:p>-3,0000672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6.95028" calcext:value-type="float">
            <text:p>1624632866,95028</text:p>
          </table:table-cell>
          <table:table-cell table:formula="of:=ROUND([.A668]-[$menor.$A$1];1)" office:value-type="float" office:value="66.7" calcext:value-type="float">
            <text:p>66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479267" calcext:value-type="float">
            <text:p>0,01479267</text:p>
          </table:table-cell>
          <table:table-cell office:value-type="float" office:value="3" calcext:value-type="float">
            <text:p>3</text:p>
          </table:table-cell>
          <table:table-cell office:value-type="float" office:value="-2.99993227" calcext:value-type="float">
            <text:p>-2,99993227</text:p>
          </table:table-cell>
          <table:table-cell office:value-type="float" office:value="-3.00152229" calcext:value-type="float">
            <text:p>-3,0015222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7.05063" calcext:value-type="float">
            <text:p>1624632867,05063</text:p>
          </table:table-cell>
          <table:table-cell table:formula="of:=ROUND([.A669]-[$menor.$A$1];1)" office:value-type="float" office:value="66.8" calcext:value-type="float">
            <text:p>66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15098" calcext:value-type="float">
            <text:p>1624632867,15098</text:p>
          </table:table-cell>
          <table:table-cell table:formula="of:=ROUND([.A670]-[$menor.$A$1];1)" office:value-type="float" office:value="66.9" calcext:value-type="float">
            <text:p>66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25154" calcext:value-type="float">
            <text:p>1624632867,25154</text:p>
          </table:table-cell>
          <table:table-cell table:formula="of:=ROUND([.A671]-[$menor.$A$1];1)" office:value-type="float" office:value="67" calcext:value-type="float">
            <text:p>6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8954" calcext:value-type="float">
            <text:p>-2,98954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3.00005564" calcext:value-type="float">
            <text:p>-3,00005564</text:p>
          </table:table-cell>
          <table:table-cell office:value-type="float" office:value="-2.99993496" calcext:value-type="float">
            <text:p>-2,9999349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7.35222" calcext:value-type="float">
            <text:p>1624632867,35222</text:p>
          </table:table-cell>
          <table:table-cell table:formula="of:=ROUND([.A672]-[$menor.$A$1];1)" office:value-type="float" office:value="67.1" calcext:value-type="float">
            <text:p>67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2" calcext:value-type="float">
            <text:p>-2</text:p>
          </table:table-cell>
          <table:table-cell office:value-type="float" office:value="-2.99988974" calcext:value-type="float">
            <text:p>-2,99988974</text:p>
          </table:table-cell>
          <table:table-cell office:value-type="float" office:value="-3.00012651" calcext:value-type="float">
            <text:p>-3,00012651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7.45196" calcext:value-type="float">
            <text:p>1624632867,45196</text:p>
          </table:table-cell>
          <table:table-cell table:formula="of:=ROUND([.A673]-[$menor.$A$1];1)" office:value-type="float" office:value="67.2" calcext:value-type="float">
            <text:p>67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3" calcext:value-type="float">
            <text:p>-3</text:p>
          </table:table-cell>
          <table:table-cell office:value-type="float" office:value="-3.00004753" calcext:value-type="float">
            <text:p>-3,00004753</text:p>
          </table:table-cell>
          <table:table-cell office:value-type="float" office:value="-2.99994449" calcext:value-type="float">
            <text:p>-2,99994449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67.55173" calcext:value-type="float">
            <text:p>1624632867,55173</text:p>
          </table:table-cell>
          <table:table-cell table:formula="of:=ROUND([.A674]-[$menor.$A$1];1)" office:value-type="float" office:value="67.3" calcext:value-type="float">
            <text:p>67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0995" calcext:value-type="float">
            <text:p>-2,990995</text:p>
          </table:table-cell>
          <table:table-cell office:value-type="float" office:value="0.01380223" calcext:value-type="float">
            <text:p>0,01380223</text:p>
          </table:table-cell>
          <table:table-cell office:value-type="float" office:value="-3" calcext:value-type="float">
            <text:p>-3</text:p>
          </table:table-cell>
          <table:table-cell office:value-type="float" office:value="-3.00150253" calcext:value-type="float">
            <text:p>-3,00150253</text:p>
          </table:table-cell>
          <table:table-cell office:value-type="float" office:value="-2.99994449" calcext:value-type="float">
            <text:p>-2,99994449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67.65225" calcext:value-type="float">
            <text:p>1624632867,65225</text:p>
          </table:table-cell>
          <table:table-cell table:formula="of:=ROUND([.A675]-[$menor.$A$1];1)" office:value-type="float" office:value="67.4" calcext:value-type="float">
            <text:p>67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0995" calcext:value-type="float">
            <text:p>-2,990995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2" calcext:value-type="float">
            <text:p>2</text:p>
          </table:table-cell>
          <table:table-cell office:value-type="float" office:value="-2.99993347" calcext:value-type="float">
            <text:p>-2,99993347</text:p>
          </table:table-cell>
          <table:table-cell office:value-type="float" office:value="-3.00006604" calcext:value-type="float">
            <text:p>-3,00006604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67.75196" calcext:value-type="float">
            <text:p>1624632867,75196</text:p>
          </table:table-cell>
          <table:table-cell table:formula="of:=ROUND([.A676]-[$menor.$A$1];1)" office:value-type="float" office:value="67.5" calcext:value-type="float">
            <text:p>67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0995" calcext:value-type="float">
            <text:p>-2,990995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2" calcext:value-type="float">
            <text:p>2</text:p>
          </table:table-cell>
          <table:table-cell office:value-type="float" office:value="-3.0000985" calcext:value-type="float">
            <text:p>-3,0000985</text:p>
          </table:table-cell>
          <table:table-cell office:value-type="float" office:value="-2.99990041" calcext:value-type="float">
            <text:p>-2,99990041</text:p>
          </table:table-cell>
          <table:table-cell office:value-type="float" office:value="-135.63019197" calcext:value-type="float">
            <text:p>-135,63019197</text:p>
          </table:table-cell>
        </table:table-row>
        <table:table-row table:style-name="ro1">
          <table:table-cell office:value-type="float" office:value="1624632867.85237" calcext:value-type="float">
            <text:p>1624632867,85237</text:p>
          </table:table-cell>
          <table:table-cell table:formula="of:=ROUND([.A677]-[$menor.$A$1];1)" office:value-type="float" office:value="67.6" calcext:value-type="float">
            <text:p>67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005793" calcext:value-type="float">
            <text:p>-3,00005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7.95248" calcext:value-type="float">
            <text:p>1624632867,95248</text:p>
          </table:table-cell>
          <table:table-cell table:formula="of:=ROUND([.A678]-[$menor.$A$1];1)" office:value-type="float" office:value="67.7" calcext:value-type="float">
            <text:p>67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005793" calcext:value-type="float">
            <text:p>-3,00005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8.0525" calcext:value-type="float">
            <text:p>1624632868,0525</text:p>
          </table:table-cell>
          <table:table-cell table:formula="of:=ROUND([.A679]-[$menor.$A$1];1)" office:value-type="float" office:value="67.8" calcext:value-type="float">
            <text:p>67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73499" calcext:value-type="float">
            <text:p>0,01273499</text:p>
          </table:table-cell>
          <table:table-cell office:value-type="float" office:value="3" calcext:value-type="float">
            <text:p>3</text:p>
          </table:table-cell>
          <table:table-cell office:value-type="float" office:value="-2.99994169" calcext:value-type="float">
            <text:p>-2,99994169</text:p>
          </table:table-cell>
          <table:table-cell office:value-type="float" office:value="-3.00102793" calcext:value-type="float">
            <text:p>-3,00102793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8.15178" calcext:value-type="float">
            <text:p>1624632868,15178</text:p>
          </table:table-cell>
          <table:table-cell table:formula="of:=ROUND([.A680]-[$menor.$A$1];1)" office:value-type="float" office:value="67.9" calcext:value-type="float">
            <text:p>67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25209" calcext:value-type="float">
            <text:p>1624632868,25209</text:p>
          </table:table-cell>
          <table:table-cell table:formula="of:=ROUND([.A681]-[$menor.$A$1];1)" office:value-type="float" office:value="68" calcext:value-type="float">
            <text:p>6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35243" calcext:value-type="float">
            <text:p>1624632868,35243</text:p>
          </table:table-cell>
          <table:table-cell table:formula="of:=ROUND([.A682]-[$menor.$A$1];1)" office:value-type="float" office:value="68.1" calcext:value-type="float">
            <text:p>68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3.000052" calcext:value-type="float">
            <text:p>-3,000052</text:p>
          </table:table-cell>
          <table:table-cell office:value-type="float" office:value="-2.99994134" calcext:value-type="float">
            <text:p>-2,99994134</text:p>
          </table:table-cell>
          <table:table-cell office:value-type="float" office:value="-138.63019197" calcext:value-type="float">
            <text:p>-138,63019197</text:p>
          </table:table-cell>
        </table:table-row>
        <table:table-row table:style-name="ro1">
          <table:table-cell office:value-type="float" office:value="1624632868.45168" calcext:value-type="float">
            <text:p>1624632868,45168</text:p>
          </table:table-cell>
          <table:table-cell table:formula="of:=ROUND([.A683]-[$menor.$A$1];1)" office:value-type="float" office:value="68.2" calcext:value-type="float">
            <text:p>68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1" calcext:value-type="float">
            <text:p>-1</text:p>
          </table:table-cell>
          <table:table-cell office:value-type="float" office:value="-2.99990404" calcext:value-type="float">
            <text:p>-2,99990404</text:p>
          </table:table-cell>
          <table:table-cell office:value-type="float" office:value="-3.00010627" calcext:value-type="float">
            <text:p>-3,00010627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8.55214" calcext:value-type="float">
            <text:p>1624632868,55214</text:p>
          </table:table-cell>
          <table:table-cell table:formula="of:=ROUND([.A684]-[$menor.$A$1];1)" office:value-type="float" office:value="68.3" calcext:value-type="float">
            <text:p>68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90995" calcext:value-type="float">
            <text:p>-2,990995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6524" calcext:value-type="float">
            <text:p>1624632868,6524</text:p>
          </table:table-cell>
          <table:table-cell table:formula="of:=ROUND([.A685]-[$menor.$A$1];1)" office:value-type="float" office:value="68.4" calcext:value-type="float">
            <text:p>68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7526" calcext:value-type="float">
            <text:p>1624632868,7526</text:p>
          </table:table-cell>
          <table:table-cell table:formula="of:=ROUND([.A686]-[$menor.$A$1];1)" office:value-type="float" office:value="68.5" calcext:value-type="float">
            <text:p>68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004476" calcext:value-type="float">
            <text:p>-3,00004476</text:p>
          </table:table-cell>
          <table:table-cell office:value-type="float" office:value="-2.99994955" calcext:value-type="float">
            <text:p>-2,99994955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8.85292" calcext:value-type="float">
            <text:p>1624632868,85292</text:p>
          </table:table-cell>
          <table:table-cell table:formula="of:=ROUND([.A687]-[$menor.$A$1];1)" office:value-type="float" office:value="68.6" calcext:value-type="float">
            <text:p>68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206861" calcext:value-type="float">
            <text:p>0,01206861</text:p>
          </table:table-cell>
          <table:table-cell office:value-type="float" office:value="-2" calcext:value-type="float">
            <text:p>-2</text:p>
          </table:table-cell>
          <table:table-cell office:value-type="float" office:value="-3.00115983" calcext:value-type="float">
            <text:p>-3,00115983</text:p>
          </table:table-cell>
          <table:table-cell office:value-type="float" office:value="-2.99978206" calcext:value-type="float">
            <text:p>-2,99978206</text:p>
          </table:table-cell>
          <table:table-cell office:value-type="float" office:value="-139.63019197" calcext:value-type="float">
            <text:p>-139,63019197</text:p>
          </table:table-cell>
        </table:table-row>
        <table:table-row table:style-name="ro1">
          <table:table-cell office:value-type="float" office:value="1624632868.95308" calcext:value-type="float">
            <text:p>1624632868,95308</text:p>
          </table:table-cell>
          <table:table-cell table:formula="of:=ROUND([.A688]-[$menor.$A$1];1)" office:value-type="float" office:value="68.7" calcext:value-type="float">
            <text:p>68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05338" calcext:value-type="float">
            <text:p>1624632869,05338</text:p>
          </table:table-cell>
          <table:table-cell table:formula="of:=ROUND([.A689]-[$menor.$A$1];1)" office:value-type="float" office:value="68.8" calcext:value-type="float">
            <text:p>68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15268" calcext:value-type="float">
            <text:p>1624632869,15268</text:p>
          </table:table-cell>
          <table:table-cell table:formula="of:=ROUND([.A690]-[$menor.$A$1];1)" office:value-type="float" office:value="68.9" calcext:value-type="float">
            <text:p>68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25301" calcext:value-type="float">
            <text:p>1624632869,25301</text:p>
          </table:table-cell>
          <table:table-cell table:formula="of:=ROUND([.A691]-[$menor.$A$1];1)" office:value-type="float" office:value="69" calcext:value-type="float">
            <text:p>6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table:number-columns-repeated="2" office:value-type="float" office:value="-2.991965" calcext:value-type="float">
            <text:p>-2,99196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35336" calcext:value-type="float">
            <text:p>1624632869,35336</text:p>
          </table:table-cell>
          <table:table-cell table:formula="of:=ROUND([.A692]-[$menor.$A$1];1)" office:value-type="float" office:value="69.1" calcext:value-type="float">
            <text:p>69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4526" calcext:value-type="float">
            <text:p>1624632869,4526</text:p>
          </table:table-cell>
          <table:table-cell table:formula="of:=ROUND([.A693]-[$menor.$A$1];1)" office:value-type="float" office:value="69.2" calcext:value-type="float">
            <text:p>69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005169" calcext:value-type="float">
            <text:p>-3,00005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55312" calcext:value-type="float">
            <text:p>1624632869,55312</text:p>
          </table:table-cell>
          <table:table-cell table:formula="of:=ROUND([.A694]-[$menor.$A$1];1)" office:value-type="float" office:value="69.3" calcext:value-type="float">
            <text:p>69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136321" calcext:value-type="float">
            <text:p>0,01136321</text:p>
          </table:table-cell>
          <table:table-cell office:value-type="float" office:value="3" calcext:value-type="float">
            <text:p>3</text:p>
          </table:table-cell>
          <table:table-cell office:value-type="float" office:value="-2.99994797" calcext:value-type="float">
            <text:p>-2,99994797</text:p>
          </table:table-cell>
          <table:table-cell office:value-type="float" office:value="-3.00102169" calcext:value-type="float">
            <text:p>-3,00102169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69.6527" calcext:value-type="float">
            <text:p>1624632869,6527</text:p>
          </table:table-cell>
          <table:table-cell table:formula="of:=ROUND([.A695]-[$menor.$A$1];1)" office:value-type="float" office:value="69.4" calcext:value-type="float">
            <text:p>69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1" calcext:value-type="float">
            <text:p>-1</text:p>
          </table:table-cell>
          <table:table-cell office:value-type="float" office:value="-2.99986323" calcext:value-type="float">
            <text:p>-2,99986323</text:p>
          </table:table-cell>
          <table:table-cell office:value-type="float" office:value="-3.00015258" calcext:value-type="float">
            <text:p>-3,00015258</text:p>
          </table:table-cell>
          <table:table-cell office:value-type="float" office:value="-137.57824146" calcext:value-type="float">
            <text:p>-137,57824146</text:p>
          </table:table-cell>
        </table:table-row>
        <table:table-row table:style-name="ro1">
          <table:table-cell office:value-type="float" office:value="1624632869.75317" calcext:value-type="float">
            <text:p>1624632869,75317</text:p>
          </table:table-cell>
          <table:table-cell table:formula="of:=ROUND([.A696]-[$menor.$A$1];1)" office:value-type="float" office:value="69.5" calcext:value-type="float">
            <text:p>69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9.85348" calcext:value-type="float">
            <text:p>1624632869,85348</text:p>
          </table:table-cell>
          <table:table-cell table:formula="of:=ROUND([.A697]-[$menor.$A$1];1)" office:value-type="float" office:value="69.6" calcext:value-type="float">
            <text:p>69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69.95271" calcext:value-type="float">
            <text:p>1624632869,95271</text:p>
          </table:table-cell>
          <table:table-cell table:formula="of:=ROUND([.A698]-[$menor.$A$1];1)" office:value-type="float" office:value="69.7" calcext:value-type="float">
            <text:p>69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2.991965" calcext:value-type="float">
            <text:p>-2,991965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05293" calcext:value-type="float">
            <text:p>1624632870,05293</text:p>
          </table:table-cell>
          <table:table-cell table:formula="of:=ROUND([.A699]-[$menor.$A$1];1)" office:value-type="float" office:value="69.8" calcext:value-type="float">
            <text:p>69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15331" calcext:value-type="float">
            <text:p>1624632870,15331</text:p>
          </table:table-cell>
          <table:table-cell table:formula="of:=ROUND([.A700]-[$menor.$A$1];1)" office:value-type="float" office:value="69.9" calcext:value-type="float">
            <text:p>69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2.99998799" calcext:value-type="float">
            <text:p>-2,99998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25282" calcext:value-type="float">
            <text:p>1624632870,25282</text:p>
          </table:table-cell>
          <table:table-cell table:formula="of:=ROUND([.A701]-[$menor.$A$1];1)" office:value-type="float" office:value="70" calcext:value-type="float">
            <text:p>70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1069932" calcext:value-type="float">
            <text:p>0,01069932</text:p>
          </table:table-cell>
          <table:table-cell office:value-type="float" office:value="-2" calcext:value-type="float">
            <text:p>-2</text:p>
          </table:table-cell>
          <table:table-cell office:value-type="float" office:value="-3.00095799" calcext:value-type="float">
            <text:p>-3,00095799</text:p>
          </table:table-cell>
          <table:table-cell office:value-type="float" office:value="-3.00001363" calcext:value-type="float">
            <text:p>-3,00001363</text:p>
          </table:table-cell>
          <table:table-cell office:value-type="float" office:value="-138.57824146" calcext:value-type="float">
            <text:p>-138,57824146</text:p>
          </table:table-cell>
        </table:table-row>
        <table:table-row table:style-name="ro1">
          <table:table-cell office:value-type="float" office:value="1624632870.353" calcext:value-type="float">
            <text:p>1624632870,353</text:p>
          </table:table-cell>
          <table:table-cell table:formula="of:=ROUND([.A702]-[$menor.$A$1];1)" office:value-type="float" office:value="70.1" calcext:value-type="float">
            <text:p>70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45328" calcext:value-type="float">
            <text:p>1624632870,45328</text:p>
          </table:table-cell>
          <table:table-cell table:formula="of:=ROUND([.A703]-[$menor.$A$1];1)" office:value-type="float" office:value="70.2" calcext:value-type="float">
            <text:p>70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55261" calcext:value-type="float">
            <text:p>1624632870,55261</text:p>
          </table:table-cell>
          <table:table-cell table:formula="of:=ROUND([.A704]-[$menor.$A$1];1)" office:value-type="float" office:value="70.3" calcext:value-type="float">
            <text:p>70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65287" calcext:value-type="float">
            <text:p>1624632870,65287</text:p>
          </table:table-cell>
          <table:table-cell table:formula="of:=ROUND([.A705]-[$menor.$A$1];1)" office:value-type="float" office:value="70.4" calcext:value-type="float">
            <text:p>7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2935" calcext:value-type="float">
            <text:p>-2,99293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75342" calcext:value-type="float">
            <text:p>1624632870,75342</text:p>
          </table:table-cell>
          <table:table-cell table:formula="of:=ROUND([.A706]-[$menor.$A$1];1)" office:value-type="float" office:value="70.5" calcext:value-type="float">
            <text:p>70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85269" calcext:value-type="float">
            <text:p>1624632870,85269</text:p>
          </table:table-cell>
          <table:table-cell table:formula="of:=ROUND([.A707]-[$menor.$A$1];1)" office:value-type="float" office:value="70.6" calcext:value-type="float">
            <text:p>70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005181" calcext:value-type="float">
            <text:p>-3,00005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0.95262" calcext:value-type="float">
            <text:p>1624632870,95262</text:p>
          </table:table-cell>
          <table:table-cell table:formula="of:=ROUND([.A708]-[$menor.$A$1];1)" office:value-type="float" office:value="70.7" calcext:value-type="float">
            <text:p>70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99142" calcext:value-type="float">
            <text:p>0,00999142</text:p>
          </table:table-cell>
          <table:table-cell office:value-type="float" office:value="2" calcext:value-type="float">
            <text:p>2</text:p>
          </table:table-cell>
          <table:table-cell office:value-type="float" office:value="-2.9999478" calcext:value-type="float">
            <text:p>-2,9999478</text:p>
          </table:table-cell>
          <table:table-cell office:value-type="float" office:value="-3.00102181" calcext:value-type="float">
            <text:p>-3,00102181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05267" calcext:value-type="float">
            <text:p>1624632871,05267</text:p>
          </table:table-cell>
          <table:table-cell table:formula="of:=ROUND([.A709]-[$menor.$A$1];1)" office:value-type="float" office:value="70.8" calcext:value-type="float">
            <text:p>70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15267" calcext:value-type="float">
            <text:p>1624632871,15267</text:p>
          </table:table-cell>
          <table:table-cell table:formula="of:=ROUND([.A710]-[$menor.$A$1];1)" office:value-type="float" office:value="70.9" calcext:value-type="float">
            <text:p>70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25283" calcext:value-type="float">
            <text:p>1624632871,25283</text:p>
          </table:table-cell>
          <table:table-cell table:formula="of:=ROUND([.A711]-[$menor.$A$1];1)" office:value-type="float" office:value="71" calcext:value-type="float">
            <text:p>7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2935" calcext:value-type="float">
            <text:p>-2,992935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35291" calcext:value-type="float">
            <text:p>1624632871,35291</text:p>
          </table:table-cell>
          <table:table-cell table:formula="of:=ROUND([.A712]-[$menor.$A$1];1)" office:value-type="float" office:value="71.1" calcext:value-type="float">
            <text:p>71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4528" calcext:value-type="float">
            <text:p>1624632871,4528</text:p>
          </table:table-cell>
          <table:table-cell table:formula="of:=ROUND([.A713]-[$menor.$A$1];1)" office:value-type="float" office:value="71.2" calcext:value-type="float">
            <text:p>71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003844" calcext:value-type="float">
            <text:p>-3,00003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55272" calcext:value-type="float">
            <text:p>1624632871,55272</text:p>
          </table:table-cell>
          <table:table-cell table:formula="of:=ROUND([.A714]-[$menor.$A$1];1)" office:value-type="float" office:value="71.3" calcext:value-type="float">
            <text:p>71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933077" calcext:value-type="float">
            <text:p>0,00933077</text:p>
          </table:table-cell>
          <table:table-cell office:value-type="float" office:value="-3" calcext:value-type="float">
            <text:p>-3</text:p>
          </table:table-cell>
          <table:table-cell office:value-type="float" office:value="-3.00100844" calcext:value-type="float">
            <text:p>-3,00100844</text:p>
          </table:table-cell>
          <table:table-cell office:value-type="float" office:value="-2.99995516" calcext:value-type="float">
            <text:p>-2,99995516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1.653" calcext:value-type="float">
            <text:p>1624632871,653</text:p>
          </table:table-cell>
          <table:table-cell table:formula="of:=ROUND([.A715]-[$menor.$A$1];1)" office:value-type="float" office:value="71.4" calcext:value-type="float">
            <text:p>71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75331" calcext:value-type="float">
            <text:p>1624632871,75331</text:p>
          </table:table-cell>
          <table:table-cell table:formula="of:=ROUND([.A716]-[$menor.$A$1];1)" office:value-type="float" office:value="71.5" calcext:value-type="float">
            <text:p>71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85362" calcext:value-type="float">
            <text:p>1624632871,85362</text:p>
          </table:table-cell>
          <table:table-cell table:formula="of:=ROUND([.A717]-[$menor.$A$1];1)" office:value-type="float" office:value="71.6" calcext:value-type="float">
            <text:p>71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2.99995497" calcext:value-type="float">
            <text:p>-2,99995497</text:p>
          </table:table-cell>
          <table:table-cell office:value-type="float" office:value="-3.0000447" calcext:value-type="float">
            <text:p>-3,00004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1.95391" calcext:value-type="float">
            <text:p>1624632871,95391</text:p>
          </table:table-cell>
          <table:table-cell table:formula="of:=ROUND([.A718]-[$menor.$A$1];1)" office:value-type="float" office:value="71.7" calcext:value-type="float">
            <text:p>71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2" calcext:value-type="float">
            <text:p>2</text:p>
          </table:table-cell>
          <table:table-cell office:value-type="float" office:value="-3.00006667" calcext:value-type="float">
            <text:p>-3,00006667</text:p>
          </table:table-cell>
          <table:table-cell office:value-type="float" office:value="-2.99993259" calcext:value-type="float">
            <text:p>-2,99993259</text:p>
          </table:table-cell>
          <table:table-cell office:value-type="float" office:value="-135.63019197" calcext:value-type="float">
            <text:p>-135,63019197</text:p>
          </table:table-cell>
        </table:table-row>
        <table:table-row table:style-name="ro1">
          <table:table-cell office:value-type="float" office:value="1624632872.05371" calcext:value-type="float">
            <text:p>1624632872,05371</text:p>
          </table:table-cell>
          <table:table-cell table:formula="of:=ROUND([.A719]-[$menor.$A$1];1)" office:value-type="float" office:value="71.8" calcext:value-type="float">
            <text:p>71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15386" calcext:value-type="float">
            <text:p>1624632872,15386</text:p>
          </table:table-cell>
          <table:table-cell table:formula="of:=ROUND([.A720]-[$menor.$A$1];1)" office:value-type="float" office:value="71.9" calcext:value-type="float">
            <text:p>71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3905" calcext:value-type="float">
            <text:p>-2,99390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25424" calcext:value-type="float">
            <text:p>1624632872,25424</text:p>
          </table:table-cell>
          <table:table-cell table:formula="of:=ROUND([.A721]-[$menor.$A$1];1)" office:value-type="float" office:value="72" calcext:value-type="float">
            <text:p>7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35366" calcext:value-type="float">
            <text:p>1624632872,35366</text:p>
          </table:table-cell>
          <table:table-cell table:formula="of:=ROUND([.A722]-[$menor.$A$1];1)" office:value-type="float" office:value="72.1" calcext:value-type="float">
            <text:p>72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96053" calcext:value-type="float">
            <text:p>-2,99996053</text:p>
          </table:table-cell>
          <table:table-cell office:value-type="float" office:value="-3.00003921" calcext:value-type="float">
            <text:p>-3,00003921</text:p>
          </table:table-cell>
          <table:table-cell office:value-type="float" office:value="-134.63019197" calcext:value-type="float">
            <text:p>-134,63019197</text:p>
          </table:table-cell>
        </table:table-row>
        <table:table-row table:style-name="ro1">
          <table:table-cell office:value-type="float" office:value="1624632872.45406" calcext:value-type="float">
            <text:p>1624632872,45406</text:p>
          </table:table-cell>
          <table:table-cell table:formula="of:=ROUND([.A723]-[$menor.$A$1];1)" office:value-type="float" office:value="72.2" calcext:value-type="float">
            <text:p>72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0.00861963" calcext:value-type="float">
            <text:p>0,00861963</text:p>
          </table:table-cell>
          <table:table-cell office:value-type="float" office:value="3" calcext:value-type="float">
            <text:p>3</text:p>
          </table:table-cell>
          <table:table-cell office:value-type="float" office:value="-2.9998469" calcext:value-type="float">
            <text:p>-2,9998469</text:p>
          </table:table-cell>
          <table:table-cell office:value-type="float" office:value="-3.00111935" calcext:value-type="float">
            <text:p>-3,00111935</text:p>
          </table:table-cell>
          <table:table-cell office:value-type="float" office:value="-133.57824146" calcext:value-type="float">
            <text:p>-133,57824146</text:p>
          </table:table-cell>
        </table:table-row>
        <table:table-row table:style-name="ro1">
          <table:table-cell office:value-type="float" office:value="1624632872.55432" calcext:value-type="float">
            <text:p>1624632872,55432</text:p>
          </table:table-cell>
          <table:table-cell table:formula="of:=ROUND([.A724]-[$menor.$A$1];1)" office:value-type="float" office:value="72.3" calcext:value-type="float">
            <text:p>72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65447" calcext:value-type="float">
            <text:p>1624632872,65447</text:p>
          </table:table-cell>
          <table:table-cell table:formula="of:=ROUND([.A725]-[$menor.$A$1];1)" office:value-type="float" office:value="72.4" calcext:value-type="float">
            <text:p>72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2.993905" calcext:value-type="float">
            <text:p>-2,993905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75393" calcext:value-type="float">
            <text:p>1624632872,75393</text:p>
          </table:table-cell>
          <table:table-cell table:formula="of:=ROUND([.A726]-[$menor.$A$1];1)" office:value-type="float" office:value="72.5" calcext:value-type="float">
            <text:p>72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85399" calcext:value-type="float">
            <text:p>1624632872,85399</text:p>
          </table:table-cell>
          <table:table-cell table:formula="of:=ROUND([.A727]-[$menor.$A$1];1)" office:value-type="float" office:value="72.6" calcext:value-type="float">
            <text:p>72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2.99996742" calcext:value-type="float">
            <text:p>-2,99996742</text:p>
          </table:table-cell>
          <table:table-cell office:value-type="float" office:value="-3.0000385" calcext:value-type="float">
            <text:p>-3,0000385</text:p>
          </table:table-cell>
          <table:table-cell office:value-type="float" office:value="-139.57824146" calcext:value-type="float">
            <text:p>-139,57824146</text:p>
          </table:table-cell>
        </table:table-row>
        <table:table-row table:style-name="ro1">
          <table:table-cell office:value-type="float" office:value="1624632872.95407" calcext:value-type="float">
            <text:p>1624632872,95407</text:p>
          </table:table-cell>
          <table:table-cell table:formula="of:=ROUND([.A728]-[$menor.$A$1];1)" office:value-type="float" office:value="72.7" calcext:value-type="float">
            <text:p>72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96333" calcext:value-type="float">
            <text:p>0,00796333</text:p>
          </table:table-cell>
          <table:table-cell office:value-type="float" office:value="-3" calcext:value-type="float">
            <text:p>-3</text:p>
          </table:table-cell>
          <table:table-cell office:value-type="float" office:value="-3.00084967" calcext:value-type="float">
            <text:p>-3,00084967</text:p>
          </table:table-cell>
          <table:table-cell office:value-type="float" office:value="-3.00013979" calcext:value-type="float">
            <text:p>-3,00013979</text:p>
          </table:table-cell>
          <table:table-cell office:value-type="float" office:value="-138.61395349" calcext:value-type="float">
            <text:p>-138,61395349</text:p>
          </table:table-cell>
        </table:table-row>
        <table:table-row table:style-name="ro1">
          <table:table-cell office:value-type="float" office:value="1624632873.05436" calcext:value-type="float">
            <text:p>1624632873,05436</text:p>
          </table:table-cell>
          <table:table-cell table:formula="of:=ROUND([.A729]-[$menor.$A$1];1)" office:value-type="float" office:value="72.8" calcext:value-type="float">
            <text:p>72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1" calcext:value-type="float">
            <text:p>1</text:p>
          </table:table-cell>
          <table:table-cell office:value-type="float" office:value="-3.00005146" calcext:value-type="float">
            <text:p>-3,00005146</text:p>
          </table:table-cell>
          <table:table-cell office:value-type="float" office:value="-2.99994802" calcext:value-type="float">
            <text:p>-2,99994802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3.15369" calcext:value-type="float">
            <text:p>1624632873,15369</text:p>
          </table:table-cell>
          <table:table-cell table:formula="of:=ROUND([.A730]-[$menor.$A$1];1)" office:value-type="float" office:value="72.9" calcext:value-type="float">
            <text:p>72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25393" calcext:value-type="float">
            <text:p>1624632873,25393</text:p>
          </table:table-cell>
          <table:table-cell table:formula="of:=ROUND([.A731]-[$menor.$A$1];1)" office:value-type="float" office:value="73" calcext:value-type="float">
            <text:p>7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35431" calcext:value-type="float">
            <text:p>1624632873,35431</text:p>
          </table:table-cell>
          <table:table-cell table:formula="of:=ROUND([.A732]-[$menor.$A$1];1)" office:value-type="float" office:value="73.1" calcext:value-type="float">
            <text:p>73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45459" calcext:value-type="float">
            <text:p>1624632873,45459</text:p>
          </table:table-cell>
          <table:table-cell table:formula="of:=ROUND([.A733]-[$menor.$A$1];1)" office:value-type="float" office:value="73.2" calcext:value-type="float">
            <text:p>73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5548" calcext:value-type="float">
            <text:p>1624632873,5548</text:p>
          </table:table-cell>
          <table:table-cell table:formula="of:=ROUND([.A734]-[$menor.$A$1];1)" office:value-type="float" office:value="73.3" calcext:value-type="float">
            <text:p>73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65469" calcext:value-type="float">
            <text:p>1624632873,65469</text:p>
          </table:table-cell>
          <table:table-cell table:formula="of:=ROUND([.A735]-[$menor.$A$1];1)" office:value-type="float" office:value="73.4" calcext:value-type="float">
            <text:p>73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4875" calcext:value-type="float">
            <text:p>-2,99487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75548" calcext:value-type="float">
            <text:p>1624632873,75548</text:p>
          </table:table-cell>
          <table:table-cell table:formula="of:=ROUND([.A736]-[$menor.$A$1];1)" office:value-type="float" office:value="73.5" calcext:value-type="float">
            <text:p>73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85473" calcext:value-type="float">
            <text:p>1624632873,85473</text:p>
          </table:table-cell>
          <table:table-cell table:formula="of:=ROUND([.A737]-[$menor.$A$1];1)" office:value-type="float" office:value="73.6" calcext:value-type="float">
            <text:p>73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003759" calcext:value-type="float">
            <text:p>-3,00003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3.95555" calcext:value-type="float">
            <text:p>1624632873,95555</text:p>
          </table:table-cell>
          <table:table-cell table:formula="of:=ROUND([.A738]-[$menor.$A$1];1)" office:value-type="float" office:value="73.7" calcext:value-type="float">
            <text:p>73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0.00724784" calcext:value-type="float">
            <text:p>0,00724784</text:p>
          </table:table-cell>
          <table:table-cell office:value-type="float" office:value="2" calcext:value-type="float">
            <text:p>2</text:p>
          </table:table-cell>
          <table:table-cell office:value-type="float" office:value="-2.99996214" calcext:value-type="float">
            <text:p>-2,99996214</text:p>
          </table:table-cell>
          <table:table-cell office:value-type="float" office:value="-3.00100759" calcext:value-type="float">
            <text:p>-3,00100759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05582" calcext:value-type="float">
            <text:p>1624632874,05582</text:p>
          </table:table-cell>
          <table:table-cell table:formula="of:=ROUND([.A739]-[$menor.$A$1];1)" office:value-type="float" office:value="73.8" calcext:value-type="float">
            <text:p>73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4875" calcext:value-type="float">
            <text:p>-2,994875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15613" calcext:value-type="float">
            <text:p>1624632874,15613</text:p>
          </table:table-cell>
          <table:table-cell table:formula="of:=ROUND([.A740]-[$menor.$A$1];1)" office:value-type="float" office:value="73.9" calcext:value-type="float">
            <text:p>73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25655" calcext:value-type="float">
            <text:p>1624632874,25655</text:p>
          </table:table-cell>
          <table:table-cell table:formula="of:=ROUND([.A741]-[$menor.$A$1];1)" office:value-type="float" office:value="74" calcext:value-type="float">
            <text:p>7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2.99997167" calcext:value-type="float">
            <text:p>-2,99997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35701" calcext:value-type="float">
            <text:p>1624632874,35701</text:p>
          </table:table-cell>
          <table:table-cell table:formula="of:=ROUND([.A742]-[$menor.$A$1];1)" office:value-type="float" office:value="74.1" calcext:value-type="float">
            <text:p>74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65977" calcext:value-type="float">
            <text:p>0,0065977</text:p>
          </table:table-cell>
          <table:table-cell office:value-type="float" office:value="-4" calcext:value-type="float">
            <text:p>-4</text:p>
          </table:table-cell>
          <table:table-cell office:value-type="float" office:value="-3.00094167" calcext:value-type="float">
            <text:p>-3,00094167</text:p>
          </table:table-cell>
          <table:table-cell office:value-type="float" office:value="-3.0000347" calcext:value-type="float">
            <text:p>-3,0000347</text:p>
          </table:table-cell>
          <table:table-cell office:value-type="float" office:value="-140.57824146" calcext:value-type="float">
            <text:p>-140,57824146</text:p>
          </table:table-cell>
        </table:table-row>
        <table:table-row table:style-name="ro1">
          <table:table-cell office:value-type="float" office:value="1624632874.45739" calcext:value-type="float">
            <text:p>1624632874,45739</text:p>
          </table:table-cell>
          <table:table-cell table:formula="of:=ROUND([.A743]-[$menor.$A$1];1)" office:value-type="float" office:value="74.2" calcext:value-type="float">
            <text:p>74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89828" calcext:value-type="float">
            <text:p>-2,99989828</text:p>
          </table:table-cell>
          <table:table-cell office:value-type="float" office:value="-3.00009929" calcext:value-type="float">
            <text:p>-3,00009929</text:p>
          </table:table-cell>
          <table:table-cell office:value-type="float" office:value="-133.61395349" calcext:value-type="float">
            <text:p>-133,61395349</text:p>
          </table:table-cell>
        </table:table-row>
        <table:table-row table:style-name="ro1">
          <table:table-cell office:value-type="float" office:value="1624632874.55664" calcext:value-type="float">
            <text:p>1624632874,55664</text:p>
          </table:table-cell>
          <table:table-cell table:formula="of:=ROUND([.A744]-[$menor.$A$1];1)" office:value-type="float" office:value="74.3" calcext:value-type="float">
            <text:p>74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1" calcext:value-type="float">
            <text:p>1</text:p>
          </table:table-cell>
          <table:table-cell office:value-type="float" office:value="-3.00004172" calcext:value-type="float">
            <text:p>-3,00004172</text:p>
          </table:table-cell>
          <table:table-cell office:value-type="float" office:value="-2.99995786" calcext:value-type="float">
            <text:p>-2,99995786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4.65703" calcext:value-type="float">
            <text:p>1624632874,65703</text:p>
          </table:table-cell>
          <table:table-cell table:formula="of:=ROUND([.A745]-[$menor.$A$1];1)" office:value-type="float" office:value="74.4" calcext:value-type="float">
            <text:p>74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75736" calcext:value-type="float">
            <text:p>1624632874,75736</text:p>
          </table:table-cell>
          <table:table-cell table:formula="of:=ROUND([.A746]-[$menor.$A$1];1)" office:value-type="float" office:value="74.5" calcext:value-type="float">
            <text:p>74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8566" calcext:value-type="float">
            <text:p>1624632874,8566</text:p>
          </table:table-cell>
          <table:table-cell table:formula="of:=ROUND([.A747]-[$menor.$A$1];1)" office:value-type="float" office:value="74.6" calcext:value-type="float">
            <text:p>74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4.9569" calcext:value-type="float">
            <text:p>1624632874,9569</text:p>
          </table:table-cell>
          <table:table-cell table:formula="of:=ROUND([.A748]-[$menor.$A$1];1)" office:value-type="float" office:value="74.7" calcext:value-type="float">
            <text:p>74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05735" calcext:value-type="float">
            <text:p>1624632875,05735</text:p>
          </table:table-cell>
          <table:table-cell table:formula="of:=ROUND([.A749]-[$menor.$A$1];1)" office:value-type="float" office:value="74.8" calcext:value-type="float">
            <text:p>74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5845" calcext:value-type="float">
            <text:p>-2,99584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15667" calcext:value-type="float">
            <text:p>1624632875,15667</text:p>
          </table:table-cell>
          <table:table-cell table:formula="of:=ROUND([.A750]-[$menor.$A$1];1)" office:value-type="float" office:value="74.9" calcext:value-type="float">
            <text:p>74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-2.996815" calcext:value-type="float">
            <text:p>-2,99681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25734" calcext:value-type="float">
            <text:p>1624632875,25734</text:p>
          </table:table-cell>
          <table:table-cell table:formula="of:=ROUND([.A751]-[$menor.$A$1];1)" office:value-type="float" office:value="75" calcext:value-type="float">
            <text:p>7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-2.996815" calcext:value-type="float">
            <text:p>-2,99681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003047" calcext:value-type="float">
            <text:p>-3,00003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35662" calcext:value-type="float">
            <text:p>1624632875,35662</text:p>
          </table:table-cell>
          <table:table-cell table:formula="of:=ROUND([.A752]-[$menor.$A$1];1)" office:value-type="float" office:value="75.1" calcext:value-type="float">
            <text:p>75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2.995845" calcext:value-type="float">
            <text:p>-2,995845</text:p>
          </table:table-cell>
          <table:table-cell office:value-type="float" office:value="-2.996815" calcext:value-type="float">
            <text:p>-2,996815</text:p>
          </table:table-cell>
          <table:table-cell office:value-type="float" office:value="0.00587606" calcext:value-type="float">
            <text:p>0,00587606</text:p>
          </table:table-cell>
          <table:table-cell office:value-type="float" office:value="2" calcext:value-type="float">
            <text:p>2</text:p>
          </table:table-cell>
          <table:table-cell office:value-type="float" office:value="-2.9999693" calcext:value-type="float">
            <text:p>-2,9999693</text:p>
          </table:table-cell>
          <table:table-cell office:value-type="float" office:value="-3.00100047" calcext:value-type="float">
            <text:p>-3,00100047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5.4568" calcext:value-type="float">
            <text:p>1624632875,4568</text:p>
          </table:table-cell>
          <table:table-cell table:formula="of:=ROUND([.A753]-[$menor.$A$1];1)" office:value-type="float" office:value="75.2" calcext:value-type="float">
            <text:p>75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00278" calcext:value-type="float">
            <text:p>-3,00000278</text:p>
          </table:table-cell>
          <table:table-cell office:value-type="float" office:value="-2.99999637" calcext:value-type="float">
            <text:p>-2,99999637</text:p>
          </table:table-cell>
          <table:table-cell office:value-type="float" office:value="-142.57824146" calcext:value-type="float">
            <text:p>-142,57824146</text:p>
          </table:table-cell>
        </table:table-row>
        <table:table-row table:style-name="ro1">
          <table:table-cell office:value-type="float" office:value="1624632875.55701" calcext:value-type="float">
            <text:p>1624632875,55701</text:p>
          </table:table-cell>
          <table:table-cell table:formula="of:=ROUND([.A754]-[$menor.$A$1];1)" office:value-type="float" office:value="75.3" calcext:value-type="float">
            <text:p>75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00278" calcext:value-type="float">
            <text:p>-3,00000278</text:p>
          </table:table-cell>
          <table:table-cell office:value-type="float" office:value="-2.99999637" calcext:value-type="float">
            <text:p>-2,99999637</text:p>
          </table:table-cell>
          <table:table-cell office:value-type="float" office:value="-142.57824146" calcext:value-type="float">
            <text:p>-142,57824146</text:p>
          </table:table-cell>
        </table:table-row>
        <table:table-row table:style-name="ro1">
          <table:table-cell office:value-type="float" office:value="1624632875.65741" calcext:value-type="float">
            <text:p>1624632875,65741</text:p>
          </table:table-cell>
          <table:table-cell table:formula="of:=ROUND([.A755]-[$menor.$A$1];1)" office:value-type="float" office:value="75.4" calcext:value-type="float">
            <text:p>75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523529" calcext:value-type="float">
            <text:p>0,00523529</text:p>
          </table:table-cell>
          <table:table-cell office:value-type="float" office:value="-6" calcext:value-type="float">
            <text:p>-6</text:p>
          </table:table-cell>
          <table:table-cell office:value-type="float" office:value="-3.00091865" calcext:value-type="float">
            <text:p>-3,00091865</text:p>
          </table:table-cell>
          <table:table-cell office:value-type="float" office:value="-3.00006589" calcext:value-type="float">
            <text:p>-3,00006589</text:p>
          </table:table-cell>
          <table:table-cell office:value-type="float" office:value="-141.61395349" calcext:value-type="float">
            <text:p>-141,61395349</text:p>
          </table:table-cell>
        </table:table-row>
        <table:table-row table:style-name="ro1">
          <table:table-cell office:value-type="float" office:value="1624632875.75695" calcext:value-type="float">
            <text:p>1624632875,75695</text:p>
          </table:table-cell>
          <table:table-cell table:formula="of:=ROUND([.A756]-[$menor.$A$1];1)" office:value-type="float" office:value="75.5" calcext:value-type="float">
            <text:p>75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5.85702" calcext:value-type="float">
            <text:p>1624632875,85702</text:p>
          </table:table-cell>
          <table:table-cell table:formula="of:=ROUND([.A757]-[$menor.$A$1];1)" office:value-type="float" office:value="75.6" calcext:value-type="float">
            <text:p>75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5.95734" calcext:value-type="float">
            <text:p>1624632875,95734</text:p>
          </table:table-cell>
          <table:table-cell table:formula="of:=ROUND([.A758]-[$menor.$A$1];1)" office:value-type="float" office:value="75.7" calcext:value-type="float">
            <text:p>75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3.00003198" calcext:value-type="float">
            <text:p>-3,00003198</text:p>
          </table:table-cell>
          <table:table-cell office:value-type="float" office:value="-2.99996769" calcext:value-type="float">
            <text:p>-2,99996769</text:p>
          </table:table-cell>
          <table:table-cell office:value-type="float" office:value="-135.57824146" calcext:value-type="float">
            <text:p>-135,57824146</text:p>
          </table:table-cell>
        </table:table-row>
        <table:table-row table:style-name="ro1">
          <table:table-cell office:value-type="float" office:value="1624632876.05662" calcext:value-type="float">
            <text:p>1624632876,05662</text:p>
          </table:table-cell>
          <table:table-cell table:formula="of:=ROUND([.A759]-[$menor.$A$1];1)"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15706" calcext:value-type="float">
            <text:p>1624632876,15706</text:p>
          </table:table-cell>
          <table:table-cell table:formula="of:=ROUND([.A760]-[$menor.$A$1];1)" office:value-type="float" office:value="75.9" calcext:value-type="float">
            <text:p>75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25738" calcext:value-type="float">
            <text:p>1624632876,25738</text:p>
          </table:table-cell>
          <table:table-cell table:formula="of:=ROUND([.A761]-[$menor.$A$1];1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35716" calcext:value-type="float">
            <text:p>1624632876,35716</text:p>
          </table:table-cell>
          <table:table-cell table:formula="of:=ROUND([.A762]-[$menor.$A$1];1)"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45749" calcext:value-type="float">
            <text:p>1624632876,45749</text:p>
          </table:table-cell>
          <table:table-cell table:formula="of:=ROUND([.A763]-[$menor.$A$1];1)" office:value-type="float" office:value="76.2" calcext:value-type="float">
            <text:p>76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55796" calcext:value-type="float">
            <text:p>1624632876,55796</text:p>
          </table:table-cell>
          <table:table-cell table:formula="of:=ROUND([.A764]-[$menor.$A$1];1)" office:value-type="float" office:value="76.3" calcext:value-type="float">
            <text:p>76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65834" calcext:value-type="float">
            <text:p>1624632876,65834</text:p>
          </table:table-cell>
          <table:table-cell table:formula="of:=ROUND([.A765]-[$menor.$A$1];1)"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7577" calcext:value-type="float">
            <text:p>1624632876,7577</text:p>
          </table:table-cell>
          <table:table-cell table:formula="of:=ROUND([.A766]-[$menor.$A$1];1)" office:value-type="float" office:value="76.5" calcext:value-type="float">
            <text:p>76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85796" calcext:value-type="float">
            <text:p>1624632876,85796</text:p>
          </table:table-cell>
          <table:table-cell table:formula="of:=ROUND([.A767]-[$menor.$A$1];1)" office:value-type="float" office:value="76.6" calcext:value-type="float">
            <text:p>76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6.95801" calcext:value-type="float">
            <text:p>1624632876,95801</text:p>
          </table:table-cell>
          <table:table-cell table:formula="of:=ROUND([.A768]-[$menor.$A$1];1)" office:value-type="float" office:value="76.7" calcext:value-type="float">
            <text:p>76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7.05826" calcext:value-type="float">
            <text:p>1624632877,05826</text:p>
          </table:table-cell>
          <table:table-cell table:formula="of:=ROUND([.A769]-[$menor.$A$1];1)"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7647" calcext:value-type="float">
            <text:p>-2,99997647</text:p>
          </table:table-cell>
          <table:table-cell office:value-type="float" office:value="-3.00002336" calcext:value-type="float">
            <text:p>-3,00002336</text:p>
          </table:table-cell>
          <table:table-cell office:value-type="float" office:value="-134.57824146" calcext:value-type="float">
            <text:p>-134,57824146</text:p>
          </table:table-cell>
        </table:table-row>
        <table:table-row table:style-name="ro1">
          <table:table-cell office:value-type="float" office:value="1624632877.15855" calcext:value-type="float">
            <text:p>1624632877,15855</text:p>
          </table:table-cell>
          <table:table-cell table:formula="of:=ROUND([.A770]-[$menor.$A$1];1)" office:value-type="float" office:value="76.9" calcext:value-type="float">
            <text:p>76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2" calcext:value-type="float">
            <text:p>2</text:p>
          </table:table-cell>
          <table:table-cell office:value-type="float" office:value="-2.99992203" calcext:value-type="float">
            <text:p>-2,99992203</text:p>
          </table:table-cell>
          <table:table-cell office:value-type="float" office:value="-3.00007611" calcext:value-type="float">
            <text:p>-3,00007611</text:p>
          </table:table-cell>
          <table:table-cell office:value-type="float" office:value="-133.61395349" calcext:value-type="float">
            <text:p>-133,61395349</text:p>
          </table:table-cell>
        </table:table-row>
        <table:table-row table:style-name="ro1">
          <table:table-cell office:value-type="float" office:value="1624632877.25889" calcext:value-type="float">
            <text:p>1624632877,25889</text:p>
          </table:table-cell>
          <table:table-cell table:formula="of:=ROUND([.A771]-[$menor.$A$1];1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3593" calcext:value-type="float">
            <text:p>1624632877,3593</text:p>
          </table:table-cell>
          <table:table-cell table:formula="of:=ROUND([.A772]-[$menor.$A$1];1)"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45868" calcext:value-type="float">
            <text:p>1624632877,45868</text:p>
          </table:table-cell>
          <table:table-cell table:formula="of:=ROUND([.A773]-[$menor.$A$1];1)" office:value-type="float" office:value="77.2" calcext:value-type="float">
            <text:p>77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55889" calcext:value-type="float">
            <text:p>1624632877,55889</text:p>
          </table:table-cell>
          <table:table-cell table:formula="of:=ROUND([.A774]-[$menor.$A$1];1)" office:value-type="float" office:value="77.3" calcext:value-type="float">
            <text:p>77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65909" calcext:value-type="float">
            <text:p>1624632877,65909</text:p>
          </table:table-cell>
          <table:table-cell table:formula="of:=ROUND([.A775]-[$menor.$A$1];1)" office:value-type="float" office:value="77.4" calcext:value-type="float">
            <text:p>77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75935" calcext:value-type="float">
            <text:p>1624632877,75935</text:p>
          </table:table-cell>
          <table:table-cell table:formula="of:=ROUND([.A776]-[$menor.$A$1];1)"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85961" calcext:value-type="float">
            <text:p>1624632877,85961</text:p>
          </table:table-cell>
          <table:table-cell table:formula="of:=ROUND([.A777]-[$menor.$A$1];1)" office:value-type="float" office:value="77.6" calcext:value-type="float">
            <text:p>77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7.95981" calcext:value-type="float">
            <text:p>1624632877,95981</text:p>
          </table:table-cell>
          <table:table-cell table:formula="of:=ROUND([.A778]-[$menor.$A$1];1)" office:value-type="float" office:value="77.7" calcext:value-type="float">
            <text:p>77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8.06013" calcext:value-type="float">
            <text:p>1624632878,06013</text:p>
          </table:table-cell>
          <table:table-cell table:formula="of:=ROUND([.A779]-[$menor.$A$1];1)"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7847" calcext:value-type="float">
            <text:p>-2,99997847</text:p>
          </table:table-cell>
          <table:table-cell office:value-type="float" office:value="-3.00002139" calcext:value-type="float">
            <text:p>-3,00002139</text:p>
          </table:table-cell>
          <table:table-cell office:value-type="float" office:value="-134.61395349" calcext:value-type="float">
            <text:p>-134,61395349</text:p>
          </table:table-cell>
        </table:table-row>
        <table:table-row table:style-name="ro1">
          <table:table-cell office:value-type="float" office:value="1624632878.16041" calcext:value-type="float">
            <text:p>1624632878,16041</text:p>
          </table:table-cell>
          <table:table-cell table:formula="of:=ROUND([.A780]-[$menor.$A$1];1)" office:value-type="float" office:value="77.9" calcext:value-type="float">
            <text:p>77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1" calcext:value-type="float">
            <text:p>1</text:p>
          </table:table-cell>
          <table:table-cell office:value-type="float" office:value="-2.99991907" calcext:value-type="float">
            <text:p>-2,99991907</text:p>
          </table:table-cell>
          <table:table-cell office:value-type="float" office:value="-3.00007893" calcext:value-type="float">
            <text:p>-3,00007893</text:p>
          </table:table-cell>
          <table:table-cell office:value-type="float" office:value="-133.56200298" calcext:value-type="float">
            <text:p>-133,56200298</text:p>
          </table:table-cell>
        </table:table-row>
        <table:table-row table:style-name="ro1">
          <table:table-cell office:value-type="float" office:value="1624632878.25961" calcext:value-type="float">
            <text:p>1624632878,25961</text:p>
          </table:table-cell>
          <table:table-cell table:formula="of:=ROUND([.A781]-[$menor.$A$1];1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35993" calcext:value-type="float">
            <text:p>1624632878,35993</text:p>
          </table:table-cell>
          <table:table-cell table:formula="of:=ROUND([.A782]-[$menor.$A$1];1)"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46039" calcext:value-type="float">
            <text:p>1624632878,46039</text:p>
          </table:table-cell>
          <table:table-cell table:formula="of:=ROUND([.A783]-[$menor.$A$1];1)"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5597" calcext:value-type="float">
            <text:p>1624632878,5597</text:p>
          </table:table-cell>
          <table:table-cell table:formula="of:=ROUND([.A784]-[$menor.$A$1];1)" office:value-type="float" office:value="78.3" calcext:value-type="float">
            <text:p>78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65966" calcext:value-type="float">
            <text:p>1624632878,65966</text:p>
          </table:table-cell>
          <table:table-cell table:formula="of:=ROUND([.A785]-[$menor.$A$1];1)" office:value-type="float" office:value="78.4" calcext:value-type="float">
            <text:p>78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76038" calcext:value-type="float">
            <text:p>1624632878,76038</text:p>
          </table:table-cell>
          <table:table-cell table:formula="of:=ROUND([.A786]-[$menor.$A$1];1)" office:value-type="float" office:value="78.5" calcext:value-type="float">
            <text:p>78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8601" calcext:value-type="float">
            <text:p>1624632878,8601</text:p>
          </table:table-cell>
          <table:table-cell table:formula="of:=ROUND([.A787]-[$menor.$A$1];1)" office:value-type="float" office:value="78.6" calcext:value-type="float">
            <text:p>78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8.96038" calcext:value-type="float">
            <text:p>1624632878,96038</text:p>
          </table:table-cell>
          <table:table-cell table:formula="of:=ROUND([.A788]-[$menor.$A$1];1)" office:value-type="float" office:value="78.7" calcext:value-type="float">
            <text:p>78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06004" calcext:value-type="float">
            <text:p>1624632879,06004</text:p>
          </table:table-cell>
          <table:table-cell table:formula="of:=ROUND([.A789]-[$menor.$A$1];1)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15968" calcext:value-type="float">
            <text:p>1624632879,15968</text:p>
          </table:table-cell>
          <table:table-cell table:formula="of:=ROUND([.A790]-[$menor.$A$1];1)" office:value-type="float" office:value="78.9" calcext:value-type="float">
            <text:p>78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25966" calcext:value-type="float">
            <text:p>1624632879,25966</text:p>
          </table:table-cell>
          <table:table-cell table:formula="of:=ROUND([.A791]-[$menor.$A$1];1)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36007" calcext:value-type="float">
            <text:p>1624632879,36007</text:p>
          </table:table-cell>
          <table:table-cell table:formula="of:=ROUND([.A792]-[$menor.$A$1];1)" office:value-type="float" office:value="79.1" calcext:value-type="float">
            <text:p>79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45979" calcext:value-type="float">
            <text:p>1624632879,45979</text:p>
          </table:table-cell>
          <table:table-cell table:formula="of:=ROUND([.A793]-[$menor.$A$1];1)" office:value-type="float" office:value="79.2" calcext:value-type="float">
            <text:p>79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56056" calcext:value-type="float">
            <text:p>1624632879,56056</text:p>
          </table:table-cell>
          <table:table-cell table:formula="of:=ROUND([.A794]-[$menor.$A$1];1)" office:value-type="float" office:value="79.3" calcext:value-type="float">
            <text:p>79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6613" calcext:value-type="float">
            <text:p>1624632879,6613</text:p>
          </table:table-cell>
          <table:table-cell table:formula="of:=ROUND([.A795]-[$menor.$A$1];1)" office:value-type="float" office:value="79.4" calcext:value-type="float">
            <text:p>79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76101" calcext:value-type="float">
            <text:p>1624632879,76101</text:p>
          </table:table-cell>
          <table:table-cell table:formula="of:=ROUND([.A796]-[$menor.$A$1];1)" office:value-type="float" office:value="79.5" calcext:value-type="float">
            <text:p>79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86075" calcext:value-type="float">
            <text:p>1624632879,86075</text:p>
          </table:table-cell>
          <table:table-cell table:formula="of:=ROUND([.A797]-[$menor.$A$1];1)" office:value-type="float" office:value="79.6" calcext:value-type="float">
            <text:p>79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79.96155" calcext:value-type="float">
            <text:p>1624632879,96155</text:p>
          </table:table-cell>
          <table:table-cell table:formula="of:=ROUND([.A798]-[$menor.$A$1];1)" office:value-type="float" office:value="79.7" calcext:value-type="float">
            <text:p>79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06228" calcext:value-type="float">
            <text:p>1624632880,06228</text:p>
          </table:table-cell>
          <table:table-cell table:formula="of:=ROUND([.A799]-[$menor.$A$1];1)" office:value-type="float" office:value="79.8" calcext:value-type="float">
            <text:p>79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16192" calcext:value-type="float">
            <text:p>1624632880,16192</text:p>
          </table:table-cell>
          <table:table-cell table:formula="of:=ROUND([.A800]-[$menor.$A$1];1)" office:value-type="float" office:value="79.9" calcext:value-type="float">
            <text:p>7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26165" calcext:value-type="float">
            <text:p>1624632880,26165</text:p>
          </table:table-cell>
          <table:table-cell table:formula="of:=ROUND([.A801]-[$menor.$A$1];1)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36246" calcext:value-type="float">
            <text:p>1624632880,36246</text:p>
          </table:table-cell>
          <table:table-cell table:formula="of:=ROUND([.A802]-[$menor.$A$1];1)" office:value-type="float" office:value="80.1" calcext:value-type="float">
            <text:p>8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46217" calcext:value-type="float">
            <text:p>1624632880,46217</text:p>
          </table:table-cell>
          <table:table-cell table:formula="of:=ROUND([.A803]-[$menor.$A$1];1)" office:value-type="float" office:value="80.2" calcext:value-type="float">
            <text:p>8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56183" calcext:value-type="float">
            <text:p>1624632880,56183</text:p>
          </table:table-cell>
          <table:table-cell table:formula="of:=ROUND([.A804]-[$menor.$A$1];1)" office:value-type="float" office:value="80.3" calcext:value-type="float">
            <text:p>8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66253" calcext:value-type="float">
            <text:p>1624632880,66253</text:p>
          </table:table-cell>
          <table:table-cell table:formula="of:=ROUND([.A805]-[$menor.$A$1];1)" office:value-type="float" office:value="80.4" calcext:value-type="float">
            <text:p>8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76328" calcext:value-type="float">
            <text:p>1624632880,76328</text:p>
          </table:table-cell>
          <table:table-cell table:formula="of:=ROUND([.A806]-[$menor.$A$1];1)" office:value-type="float" office:value="80.5" calcext:value-type="float">
            <text:p>8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86302" calcext:value-type="float">
            <text:p>1624632880,86302</text:p>
          </table:table-cell>
          <table:table-cell table:formula="of:=ROUND([.A807]-[$menor.$A$1];1)" office:value-type="float" office:value="80.6" calcext:value-type="float">
            <text:p>8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0.96281" calcext:value-type="float">
            <text:p>1624632880,96281</text:p>
          </table:table-cell>
          <table:table-cell table:formula="of:=ROUND([.A808]-[$menor.$A$1];1)" office:value-type="float" office:value="80.7" calcext:value-type="float">
            <text:p>8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06358" calcext:value-type="float">
            <text:p>1624632881,06358</text:p>
          </table:table-cell>
          <table:table-cell table:formula="of:=ROUND([.A809]-[$menor.$A$1];1)" office:value-type="float" office:value="80.8" calcext:value-type="float">
            <text:p>8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16429" calcext:value-type="float">
            <text:p>1624632881,16429</text:p>
          </table:table-cell>
          <table:table-cell table:formula="of:=ROUND([.A810]-[$menor.$A$1];1)" office:value-type="float" office:value="80.9" calcext:value-type="float">
            <text:p>80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264" calcext:value-type="float">
            <text:p>1624632881,264</text:p>
          </table:table-cell>
          <table:table-cell table:formula="of:=ROUND([.A811]-[$menor.$A$1];1)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36379" calcext:value-type="float">
            <text:p>1624632881,36379</text:p>
          </table:table-cell>
          <table:table-cell table:formula="of:=ROUND([.A812]-[$menor.$A$1];1)" office:value-type="float" office:value="81.1" calcext:value-type="float">
            <text:p>81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46455" calcext:value-type="float">
            <text:p>1624632881,46455</text:p>
          </table:table-cell>
          <table:table-cell table:formula="of:=ROUND([.A813]-[$menor.$A$1];1)" office:value-type="float" office:value="81.2" calcext:value-type="float">
            <text:p>81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56537" calcext:value-type="float">
            <text:p>1624632881,56537</text:p>
          </table:table-cell>
          <table:table-cell table:formula="of:=ROUND([.A814]-[$menor.$A$1];1)" office:value-type="float" office:value="81.3" calcext:value-type="float">
            <text:p>81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66509" calcext:value-type="float">
            <text:p>1624632881,66509</text:p>
          </table:table-cell>
          <table:table-cell table:formula="of:=ROUND([.A815]-[$menor.$A$1];1)" office:value-type="float" office:value="81.4" calcext:value-type="float">
            <text:p>81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76488" calcext:value-type="float">
            <text:p>1624632881,76488</text:p>
          </table:table-cell>
          <table:table-cell table:formula="of:=ROUND([.A816]-[$menor.$A$1];1)" office:value-type="float" office:value="81.5" calcext:value-type="float">
            <text:p>8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86564" calcext:value-type="float">
            <text:p>1624632881,86564</text:p>
          </table:table-cell>
          <table:table-cell table:formula="of:=ROUND([.A817]-[$menor.$A$1];1)" office:value-type="float" office:value="81.6" calcext:value-type="float">
            <text:p>8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1.96641" calcext:value-type="float">
            <text:p>1624632881,96641</text:p>
          </table:table-cell>
          <table:table-cell table:formula="of:=ROUND([.A818]-[$menor.$A$1];1)" office:value-type="float" office:value="81.7" calcext:value-type="float">
            <text:p>81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06615" calcext:value-type="float">
            <text:p>1624632882,06615</text:p>
          </table:table-cell>
          <table:table-cell table:formula="of:=ROUND([.A819]-[$menor.$A$1];1)" office:value-type="float" office:value="81.8" calcext:value-type="float">
            <text:p>8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16593" calcext:value-type="float">
            <text:p>1624632882,16593</text:p>
          </table:table-cell>
          <table:table-cell table:formula="of:=ROUND([.A820]-[$menor.$A$1];1)" office:value-type="float" office:value="81.9" calcext:value-type="float">
            <text:p>81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26574" calcext:value-type="float">
            <text:p>1624632882,26574</text:p>
          </table:table-cell>
          <table:table-cell table:formula="of:=ROUND([.A821]-[$menor.$A$1];1)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36651" calcext:value-type="float">
            <text:p>1624632882,36651</text:p>
          </table:table-cell>
          <table:table-cell table:formula="of:=ROUND([.A822]-[$menor.$A$1];1)" office:value-type="float" office:value="82.1" calcext:value-type="float">
            <text:p>8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46623" calcext:value-type="float">
            <text:p>1624632882,46623</text:p>
          </table:table-cell>
          <table:table-cell table:formula="of:=ROUND([.A823]-[$menor.$A$1];1)" office:value-type="float" office:value="82.2" calcext:value-type="float">
            <text:p>82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56603" calcext:value-type="float">
            <text:p>1624632882,56603</text:p>
          </table:table-cell>
          <table:table-cell table:formula="of:=ROUND([.A824]-[$menor.$A$1];1)" office:value-type="float" office:value="82.3" calcext:value-type="float">
            <text:p>82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6657" calcext:value-type="float">
            <text:p>1624632882,6657</text:p>
          </table:table-cell>
          <table:table-cell table:formula="of:=ROUND([.A825]-[$menor.$A$1];1)" office:value-type="float" office:value="82.4" calcext:value-type="float">
            <text:p>82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76573" calcext:value-type="float">
            <text:p>1624632882,76573</text:p>
          </table:table-cell>
          <table:table-cell table:formula="of:=ROUND([.A826]-[$menor.$A$1];1)" office:value-type="float" office:value="82.5" calcext:value-type="float">
            <text:p>82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86648" calcext:value-type="float">
            <text:p>1624632882,86648</text:p>
          </table:table-cell>
          <table:table-cell table:formula="of:=ROUND([.A827]-[$menor.$A$1];1)" office:value-type="float" office:value="82.6" calcext:value-type="float">
            <text:p>82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2.96624" calcext:value-type="float">
            <text:p>1624632882,96624</text:p>
          </table:table-cell>
          <table:table-cell table:formula="of:=ROUND([.A828]-[$menor.$A$1];1)" office:value-type="float" office:value="82.7" calcext:value-type="float">
            <text:p>8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06604" calcext:value-type="float">
            <text:p>1624632883,06604</text:p>
          </table:table-cell>
          <table:table-cell table:formula="of:=ROUND([.A829]-[$menor.$A$1];1)" office:value-type="float" office:value="82.8" calcext:value-type="float">
            <text:p>82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16579" calcext:value-type="float">
            <text:p>1624632883,16579</text:p>
          </table:table-cell>
          <table:table-cell table:formula="of:=ROUND([.A830]-[$menor.$A$1];1)" office:value-type="float" office:value="82.9" calcext:value-type="float">
            <text:p>82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26657" calcext:value-type="float">
            <text:p>1624632883,26657</text:p>
          </table:table-cell>
          <table:table-cell table:formula="of:=ROUND([.A831]-[$menor.$A$1];1)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36735" calcext:value-type="float">
            <text:p>1624632883,36735</text:p>
          </table:table-cell>
          <table:table-cell table:formula="of:=ROUND([.A832]-[$menor.$A$1];1)" office:value-type="float" office:value="83.1" calcext:value-type="float">
            <text:p>83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46714" calcext:value-type="float">
            <text:p>1624632883,46714</text:p>
          </table:table-cell>
          <table:table-cell table:formula="of:=ROUND([.A833]-[$menor.$A$1];1)" office:value-type="float" office:value="83.2" calcext:value-type="float">
            <text:p>83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56733" calcext:value-type="float">
            <text:p>1624632883,56733</text:p>
          </table:table-cell>
          <table:table-cell table:formula="of:=ROUND([.A834]-[$menor.$A$1];1)" office:value-type="float" office:value="83.3" calcext:value-type="float">
            <text:p>8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66709" calcext:value-type="float">
            <text:p>1624632883,66709</text:p>
          </table:table-cell>
          <table:table-cell table:formula="of:=ROUND([.A835]-[$menor.$A$1];1)" office:value-type="float" office:value="83.4" calcext:value-type="float">
            <text:p>83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76677" calcext:value-type="float">
            <text:p>1624632883,76677</text:p>
          </table:table-cell>
          <table:table-cell table:formula="of:=ROUND([.A836]-[$menor.$A$1];1)" office:value-type="float" office:value="83.5" calcext:value-type="float">
            <text:p>83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86749" calcext:value-type="float">
            <text:p>1624632883,86749</text:p>
          </table:table-cell>
          <table:table-cell table:formula="of:=ROUND([.A837]-[$menor.$A$1];1)" office:value-type="float" office:value="83.6" calcext:value-type="float">
            <text:p>83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3.96678" calcext:value-type="float">
            <text:p>1624632883,96678</text:p>
          </table:table-cell>
          <table:table-cell table:formula="of:=ROUND([.A838]-[$menor.$A$1];1)" office:value-type="float" office:value="83.7" calcext:value-type="float">
            <text:p>83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06698" calcext:value-type="float">
            <text:p>1624632884,06698</text:p>
          </table:table-cell>
          <table:table-cell table:formula="of:=ROUND([.A839]-[$menor.$A$1];1)" office:value-type="float" office:value="83.8" calcext:value-type="float">
            <text:p>8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16674" calcext:value-type="float">
            <text:p>1624632884,16674</text:p>
          </table:table-cell>
          <table:table-cell table:formula="of:=ROUND([.A840]-[$menor.$A$1];1)" office:value-type="float" office:value="83.9" calcext:value-type="float">
            <text:p>8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26728" calcext:value-type="float">
            <text:p>1624632884,26728</text:p>
          </table:table-cell>
          <table:table-cell table:formula="of:=ROUND([.A841]-[$menor.$A$1];1)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36759" calcext:value-type="float">
            <text:p>1624632884,36759</text:p>
          </table:table-cell>
          <table:table-cell table:formula="of:=ROUND([.A842]-[$menor.$A$1];1)" office:value-type="float" office:value="84.1" calcext:value-type="float">
            <text:p>84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46839" calcext:value-type="float">
            <text:p>1624632884,46839</text:p>
          </table:table-cell>
          <table:table-cell table:formula="of:=ROUND([.A843]-[$menor.$A$1];1)" office:value-type="float" office:value="84.2" calcext:value-type="float">
            <text:p>84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56815" calcext:value-type="float">
            <text:p>1624632884,56815</text:p>
          </table:table-cell>
          <table:table-cell table:formula="of:=ROUND([.A844]-[$menor.$A$1];1)" office:value-type="float" office:value="84.3" calcext:value-type="float">
            <text:p>84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66853" calcext:value-type="float">
            <text:p>1624632884,66853</text:p>
          </table:table-cell>
          <table:table-cell table:formula="of:=ROUND([.A845]-[$menor.$A$1];1)" office:value-type="float" office:value="84.4" calcext:value-type="float">
            <text:p>84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76878" calcext:value-type="float">
            <text:p>1624632884,76878</text:p>
          </table:table-cell>
          <table:table-cell table:formula="of:=ROUND([.A846]-[$menor.$A$1];1)" office:value-type="float" office:value="84.5" calcext:value-type="float">
            <text:p>84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86959" calcext:value-type="float">
            <text:p>1624632884,86959</text:p>
          </table:table-cell>
          <table:table-cell table:formula="of:=ROUND([.A847]-[$menor.$A$1];1)" office:value-type="float" office:value="84.6" calcext:value-type="float">
            <text:p>84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4.97041" calcext:value-type="float">
            <text:p>1624632884,97041</text:p>
          </table:table-cell>
          <table:table-cell table:formula="of:=ROUND([.A848]-[$menor.$A$1];1)" office:value-type="float" office:value="84.7" calcext:value-type="float">
            <text:p>84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07014" calcext:value-type="float">
            <text:p>1624632885,07014</text:p>
          </table:table-cell>
          <table:table-cell table:formula="of:=ROUND([.A849]-[$menor.$A$1];1)" office:value-type="float" office:value="84.8" calcext:value-type="float">
            <text:p>84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16981" calcext:value-type="float">
            <text:p>1624632885,16981</text:p>
          </table:table-cell>
          <table:table-cell table:formula="of:=ROUND([.A850]-[$menor.$A$1];1)" office:value-type="float" office:value="84.9" calcext:value-type="float">
            <text:p>84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27051" calcext:value-type="float">
            <text:p>1624632885,27051</text:p>
          </table:table-cell>
          <table:table-cell table:formula="of:=ROUND([.A851]-[$menor.$A$1];1)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37126" calcext:value-type="float">
            <text:p>1624632885,37126</text:p>
          </table:table-cell>
          <table:table-cell table:formula="of:=ROUND([.A852]-[$menor.$A$1];1)" office:value-type="float" office:value="85.1" calcext:value-type="float">
            <text:p>8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47081" calcext:value-type="float">
            <text:p>1624632885,47081</text:p>
          </table:table-cell>
          <table:table-cell table:formula="of:=ROUND([.A853]-[$menor.$A$1];1)" office:value-type="float" office:value="85.2" calcext:value-type="float">
            <text:p>8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57082" calcext:value-type="float">
            <text:p>1624632885,57082</text:p>
          </table:table-cell>
          <table:table-cell table:formula="of:=ROUND([.A854]-[$menor.$A$1];1)" office:value-type="float" office:value="85.3" calcext:value-type="float">
            <text:p>8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67071" calcext:value-type="float">
            <text:p>1624632885,67071</text:p>
          </table:table-cell>
          <table:table-cell table:formula="of:=ROUND([.A855]-[$menor.$A$1];1)" office:value-type="float" office:value="85.4" calcext:value-type="float">
            <text:p>85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7711" calcext:value-type="float">
            <text:p>1624632885,7711</text:p>
          </table:table-cell>
          <table:table-cell table:formula="of:=ROUND([.A856]-[$menor.$A$1];1)" office:value-type="float" office:value="85.5" calcext:value-type="float">
            <text:p>8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87079" calcext:value-type="float">
            <text:p>1624632885,87079</text:p>
          </table:table-cell>
          <table:table-cell table:formula="of:=ROUND([.A857]-[$menor.$A$1];1)" office:value-type="float" office:value="85.6" calcext:value-type="float">
            <text:p>85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5.97149" calcext:value-type="float">
            <text:p>1624632885,97149</text:p>
          </table:table-cell>
          <table:table-cell table:formula="of:=ROUND([.A858]-[$menor.$A$1];1)" office:value-type="float" office:value="85.7" calcext:value-type="float">
            <text:p>85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07122" calcext:value-type="float">
            <text:p>1624632886,07122</text:p>
          </table:table-cell>
          <table:table-cell table:formula="of:=ROUND([.A859]-[$menor.$A$1];1)" office:value-type="float" office:value="85.8" calcext:value-type="float">
            <text:p>85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17094" calcext:value-type="float">
            <text:p>1624632886,17094</text:p>
          </table:table-cell>
          <table:table-cell table:formula="of:=ROUND([.A860]-[$menor.$A$1];1)" office:value-type="float" office:value="85.9" calcext:value-type="float">
            <text:p>85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27063" calcext:value-type="float">
            <text:p>1624632886,27063</text:p>
          </table:table-cell>
          <table:table-cell table:formula="of:=ROUND([.A861]-[$menor.$A$1];1)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37132" calcext:value-type="float">
            <text:p>1624632886,37132</text:p>
          </table:table-cell>
          <table:table-cell table:formula="of:=ROUND([.A862]-[$menor.$A$1];1)" office:value-type="float" office:value="86.1" calcext:value-type="float">
            <text:p>86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47106" calcext:value-type="float">
            <text:p>1624632886,47106</text:p>
          </table:table-cell>
          <table:table-cell table:formula="of:=ROUND([.A863]-[$menor.$A$1];1)" office:value-type="float" office:value="86.2" calcext:value-type="float">
            <text:p>8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57079" calcext:value-type="float">
            <text:p>1624632886,57079</text:p>
          </table:table-cell>
          <table:table-cell table:formula="of:=ROUND([.A864]-[$menor.$A$1];1)" office:value-type="float" office:value="86.3" calcext:value-type="float">
            <text:p>86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67154" calcext:value-type="float">
            <text:p>1624632886,67154</text:p>
          </table:table-cell>
          <table:table-cell table:formula="of:=ROUND([.A865]-[$menor.$A$1];1)" office:value-type="float" office:value="86.4" calcext:value-type="float">
            <text:p>8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77228" calcext:value-type="float">
            <text:p>1624632886,77228</text:p>
          </table:table-cell>
          <table:table-cell table:formula="of:=ROUND([.A866]-[$menor.$A$1];1)" office:value-type="float" office:value="86.5" calcext:value-type="float">
            <text:p>86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87215" calcext:value-type="float">
            <text:p>1624632886,87215</text:p>
          </table:table-cell>
          <table:table-cell table:formula="of:=ROUND([.A867]-[$menor.$A$1];1)" office:value-type="float" office:value="86.6" calcext:value-type="float">
            <text:p>86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6.97187" calcext:value-type="float">
            <text:p>1624632886,97187</text:p>
          </table:table-cell>
          <table:table-cell table:formula="of:=ROUND([.A868]-[$menor.$A$1];1)" office:value-type="float" office:value="86.7" calcext:value-type="float">
            <text:p>8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07259" calcext:value-type="float">
            <text:p>1624632887,07259</text:p>
          </table:table-cell>
          <table:table-cell table:formula="of:=ROUND([.A869]-[$menor.$A$1];1)" office:value-type="float" office:value="86.8" calcext:value-type="float">
            <text:p>86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17331" calcext:value-type="float">
            <text:p>1624632887,17331</text:p>
          </table:table-cell>
          <table:table-cell table:formula="of:=ROUND([.A870]-[$menor.$A$1];1)" office:value-type="float" office:value="86.9" calcext:value-type="float">
            <text:p>86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27303" calcext:value-type="float">
            <text:p>1624632887,27303</text:p>
          </table:table-cell>
          <table:table-cell table:formula="of:=ROUND([.A871]-[$menor.$A$1];1)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37279" calcext:value-type="float">
            <text:p>1624632887,37279</text:p>
          </table:table-cell>
          <table:table-cell table:formula="of:=ROUND([.A872]-[$menor.$A$1];1)" office:value-type="float" office:value="87.1" calcext:value-type="float">
            <text:p>87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47352" calcext:value-type="float">
            <text:p>1624632887,47352</text:p>
          </table:table-cell>
          <table:table-cell table:formula="of:=ROUND([.A873]-[$menor.$A$1];1)" office:value-type="float" office:value="87.2" calcext:value-type="float">
            <text:p>87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57329" calcext:value-type="float">
            <text:p>1624632887,57329</text:p>
          </table:table-cell>
          <table:table-cell table:formula="of:=ROUND([.A874]-[$menor.$A$1];1)" office:value-type="float" office:value="87.3" calcext:value-type="float">
            <text:p>87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67343" calcext:value-type="float">
            <text:p>1624632887,67343</text:p>
          </table:table-cell>
          <table:table-cell table:formula="of:=ROUND([.A875]-[$menor.$A$1];1)" office:value-type="float" office:value="87.4" calcext:value-type="float">
            <text:p>87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77316" calcext:value-type="float">
            <text:p>1624632887,77316</text:p>
          </table:table-cell>
          <table:table-cell table:formula="of:=ROUND([.A876]-[$menor.$A$1];1)" office:value-type="float" office:value="87.5" calcext:value-type="float">
            <text:p>87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87289" calcext:value-type="float">
            <text:p>1624632887,87289</text:p>
          </table:table-cell>
          <table:table-cell table:formula="of:=ROUND([.A877]-[$menor.$A$1];1)" office:value-type="float" office:value="87.6" calcext:value-type="float">
            <text:p>87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7.9727" calcext:value-type="float">
            <text:p>1624632887,9727</text:p>
          </table:table-cell>
          <table:table-cell table:formula="of:=ROUND([.A878]-[$menor.$A$1];1)" office:value-type="float" office:value="87.7" calcext:value-type="float">
            <text:p>87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0735" calcext:value-type="float">
            <text:p>1624632888,0735</text:p>
          </table:table-cell>
          <table:table-cell table:formula="of:=ROUND([.A879]-[$menor.$A$1];1)" office:value-type="float" office:value="87.8" calcext:value-type="float">
            <text:p>87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17328" calcext:value-type="float">
            <text:p>1624632888,17328</text:p>
          </table:table-cell>
          <table:table-cell table:formula="of:=ROUND([.A880]-[$menor.$A$1];1)" office:value-type="float" office:value="87.9" calcext:value-type="float">
            <text:p>87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273" calcext:value-type="float">
            <text:p>1624632888,273</text:p>
          </table:table-cell>
          <table:table-cell table:formula="of:=ROUND([.A881]-[$menor.$A$1];1)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37276" calcext:value-type="float">
            <text:p>1624632888,37276</text:p>
          </table:table-cell>
          <table:table-cell table:formula="of:=ROUND([.A882]-[$menor.$A$1];1)" office:value-type="float" office:value="88.1" calcext:value-type="float">
            <text:p>88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47356" calcext:value-type="float">
            <text:p>1624632888,47356</text:p>
          </table:table-cell>
          <table:table-cell table:formula="of:=ROUND([.A883]-[$menor.$A$1];1)" office:value-type="float" office:value="88.2" calcext:value-type="float">
            <text:p>88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57429" calcext:value-type="float">
            <text:p>1624632888,57429</text:p>
          </table:table-cell>
          <table:table-cell table:formula="of:=ROUND([.A884]-[$menor.$A$1];1)" office:value-type="float" office:value="88.3" calcext:value-type="float">
            <text:p>88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67403" calcext:value-type="float">
            <text:p>1624632888,67403</text:p>
          </table:table-cell>
          <table:table-cell table:formula="of:=ROUND([.A885]-[$menor.$A$1];1)" office:value-type="float" office:value="88.4" calcext:value-type="float">
            <text:p>88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7738" calcext:value-type="float">
            <text:p>1624632888,7738</text:p>
          </table:table-cell>
          <table:table-cell table:formula="of:=ROUND([.A886]-[$menor.$A$1];1)" office:value-type="float" office:value="88.5" calcext:value-type="float">
            <text:p>88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87455" calcext:value-type="float">
            <text:p>1624632888,87455</text:p>
          </table:table-cell>
          <table:table-cell table:formula="of:=ROUND([.A887]-[$menor.$A$1];1)" office:value-type="float" office:value="88.6" calcext:value-type="float">
            <text:p>88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8.97535" calcext:value-type="float">
            <text:p>1624632888,97535</text:p>
          </table:table-cell>
          <table:table-cell table:formula="of:=ROUND([.A888]-[$menor.$A$1];1)" office:value-type="float" office:value="88.7" calcext:value-type="float">
            <text:p>88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07508" calcext:value-type="float">
            <text:p>1624632889,07508</text:p>
          </table:table-cell>
          <table:table-cell table:formula="of:=ROUND([.A889]-[$menor.$A$1];1)" office:value-type="float" office:value="88.8" calcext:value-type="float">
            <text:p>88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17483" calcext:value-type="float">
            <text:p>1624632889,17483</text:p>
          </table:table-cell>
          <table:table-cell table:formula="of:=ROUND([.A890]-[$menor.$A$1];1)" office:value-type="float" office:value="88.9" calcext:value-type="float">
            <text:p>88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27565" calcext:value-type="float">
            <text:p>1624632889,27565</text:p>
          </table:table-cell>
          <table:table-cell table:formula="of:=ROUND([.A891]-[$menor.$A$1];1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37621" calcext:value-type="float">
            <text:p>1624632889,37621</text:p>
          </table:table-cell>
          <table:table-cell table:formula="of:=ROUND([.A892]-[$menor.$A$1];1)" office:value-type="float" office:value="89.1" calcext:value-type="float">
            <text:p>89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47592" calcext:value-type="float">
            <text:p>1624632889,47592</text:p>
          </table:table-cell>
          <table:table-cell table:formula="of:=ROUND([.A893]-[$menor.$A$1];1)" office:value-type="float" office:value="89.2" calcext:value-type="float">
            <text:p>89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57563" calcext:value-type="float">
            <text:p>1624632889,57563</text:p>
          </table:table-cell>
          <table:table-cell table:formula="of:=ROUND([.A894]-[$menor.$A$1];1)" office:value-type="float" office:value="89.3" calcext:value-type="float">
            <text:p>89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67636" calcext:value-type="float">
            <text:p>1624632889,67636</text:p>
          </table:table-cell>
          <table:table-cell table:formula="of:=ROUND([.A895]-[$menor.$A$1];1)" office:value-type="float" office:value="89.4" calcext:value-type="float">
            <text:p>89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77577" calcext:value-type="float">
            <text:p>1624632889,77577</text:p>
          </table:table-cell>
          <table:table-cell table:formula="of:=ROUND([.A896]-[$menor.$A$1];1)" office:value-type="float" office:value="89.5" calcext:value-type="float">
            <text:p>89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87619" calcext:value-type="float">
            <text:p>1624632889,87619</text:p>
          </table:table-cell>
          <table:table-cell table:formula="of:=ROUND([.A897]-[$menor.$A$1];1)" office:value-type="float" office:value="89.6" calcext:value-type="float">
            <text:p>89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89.97634" calcext:value-type="float">
            <text:p>1624632889,97634</text:p>
          </table:table-cell>
          <table:table-cell table:formula="of:=ROUND([.A898]-[$menor.$A$1];1)" office:value-type="float" office:value="89.7" calcext:value-type="float">
            <text:p>89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07606" calcext:value-type="float">
            <text:p>1624632890,07606</text:p>
          </table:table-cell>
          <table:table-cell table:formula="of:=ROUND([.A899]-[$menor.$A$1];1)" office:value-type="float" office:value="89.8" calcext:value-type="float">
            <text:p>89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17579" calcext:value-type="float">
            <text:p>1624632890,17579</text:p>
          </table:table-cell>
          <table:table-cell table:formula="of:=ROUND([.A900]-[$menor.$A$1];1)" office:value-type="float" office:value="89.9" calcext:value-type="float">
            <text:p>8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27646" calcext:value-type="float">
            <text:p>1624632890,27646</text:p>
          </table:table-cell>
          <table:table-cell table:formula="of:=ROUND([.A901]-[$menor.$A$1];1)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37736" calcext:value-type="float">
            <text:p>1624632890,37736</text:p>
          </table:table-cell>
          <table:table-cell table:formula="of:=ROUND([.A902]-[$menor.$A$1];1)" office:value-type="float" office:value="90.1" calcext:value-type="float">
            <text:p>9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47701" calcext:value-type="float">
            <text:p>1624632890,47701</text:p>
          </table:table-cell>
          <table:table-cell table:formula="of:=ROUND([.A903]-[$menor.$A$1];1)" office:value-type="float" office:value="90.2" calcext:value-type="float">
            <text:p>9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5765" calcext:value-type="float">
            <text:p>1624632890,5765</text:p>
          </table:table-cell>
          <table:table-cell table:formula="of:=ROUND([.A904]-[$menor.$A$1];1)" office:value-type="float" office:value="90.3" calcext:value-type="float">
            <text:p>9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67679" calcext:value-type="float">
            <text:p>1624632890,67679</text:p>
          </table:table-cell>
          <table:table-cell table:formula="of:=ROUND([.A905]-[$menor.$A$1];1)" office:value-type="float" office:value="90.4" calcext:value-type="float">
            <text:p>9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77732" calcext:value-type="float">
            <text:p>1624632890,77732</text:p>
          </table:table-cell>
          <table:table-cell table:formula="of:=ROUND([.A906]-[$menor.$A$1];1)" office:value-type="float" office:value="90.5" calcext:value-type="float">
            <text:p>9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87747" calcext:value-type="float">
            <text:p>1624632890,87747</text:p>
          </table:table-cell>
          <table:table-cell table:formula="of:=ROUND([.A907]-[$menor.$A$1];1)" office:value-type="float" office:value="90.6" calcext:value-type="float">
            <text:p>9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0.97712" calcext:value-type="float">
            <text:p>1624632890,97712</text:p>
          </table:table-cell>
          <table:table-cell table:formula="of:=ROUND([.A908]-[$menor.$A$1];1)" office:value-type="float" office:value="90.7" calcext:value-type="float">
            <text:p>9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07681" calcext:value-type="float">
            <text:p>1624632891,07681</text:p>
          </table:table-cell>
          <table:table-cell table:formula="of:=ROUND([.A909]-[$menor.$A$1];1)" office:value-type="float" office:value="90.8" calcext:value-type="float">
            <text:p>9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17729" calcext:value-type="float">
            <text:p>1624632891,17729</text:p>
          </table:table-cell>
          <table:table-cell table:formula="of:=ROUND([.A910]-[$menor.$A$1];1)" office:value-type="float" office:value="90.9" calcext:value-type="float">
            <text:p>90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27768" calcext:value-type="float">
            <text:p>1624632891,27768</text:p>
          </table:table-cell>
          <table:table-cell table:formula="of:=ROUND([.A911]-[$menor.$A$1];1)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37836" calcext:value-type="float">
            <text:p>1624632891,37836</text:p>
          </table:table-cell>
          <table:table-cell table:formula="of:=ROUND([.A912]-[$menor.$A$1];1)" office:value-type="float" office:value="91.1" calcext:value-type="float">
            <text:p>91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47807" calcext:value-type="float">
            <text:p>1624632891,47807</text:p>
          </table:table-cell>
          <table:table-cell table:formula="of:=ROUND([.A913]-[$menor.$A$1];1)" office:value-type="float" office:value="91.2" calcext:value-type="float">
            <text:p>91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57775" calcext:value-type="float">
            <text:p>1624632891,57775</text:p>
          </table:table-cell>
          <table:table-cell table:formula="of:=ROUND([.A914]-[$menor.$A$1];1)" office:value-type="float" office:value="91.3" calcext:value-type="float">
            <text:p>91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6781" calcext:value-type="float">
            <text:p>1624632891,6781</text:p>
          </table:table-cell>
          <table:table-cell table:formula="of:=ROUND([.A915]-[$menor.$A$1];1)" office:value-type="float" office:value="91.4" calcext:value-type="float">
            <text:p>91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77783" calcext:value-type="float">
            <text:p>1624632891,77783</text:p>
          </table:table-cell>
          <table:table-cell table:formula="of:=ROUND([.A916]-[$menor.$A$1];1)" office:value-type="float" office:value="91.5" calcext:value-type="float">
            <text:p>9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87855" calcext:value-type="float">
            <text:p>1624632891,87855</text:p>
          </table:table-cell>
          <table:table-cell table:formula="of:=ROUND([.A917]-[$menor.$A$1];1)" office:value-type="float" office:value="91.6" calcext:value-type="float">
            <text:p>9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1.97925" calcext:value-type="float">
            <text:p>1624632891,97925</text:p>
          </table:table-cell>
          <table:table-cell table:formula="of:=ROUND([.A918]-[$menor.$A$1];1)" office:value-type="float" office:value="91.7" calcext:value-type="float">
            <text:p>91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079" calcext:value-type="float">
            <text:p>1624632892,079</text:p>
          </table:table-cell>
          <table:table-cell table:formula="of:=ROUND([.A919]-[$menor.$A$1];1)" office:value-type="float" office:value="91.8" calcext:value-type="float">
            <text:p>9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17932" calcext:value-type="float">
            <text:p>1624632892,17932</text:p>
          </table:table-cell>
          <table:table-cell table:formula="of:=ROUND([.A920]-[$menor.$A$1];1)" office:value-type="float" office:value="91.9" calcext:value-type="float">
            <text:p>91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28003" calcext:value-type="float">
            <text:p>1624632892,28003</text:p>
          </table:table-cell>
          <table:table-cell table:formula="of:=ROUND([.A921]-[$menor.$A$1];1)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37968" calcext:value-type="float">
            <text:p>1624632892,37968</text:p>
          </table:table-cell>
          <table:table-cell table:formula="of:=ROUND([.A922]-[$menor.$A$1];1)" office:value-type="float" office:value="92.1" calcext:value-type="float">
            <text:p>9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4803" calcext:value-type="float">
            <text:p>1624632892,4803</text:p>
          </table:table-cell>
          <table:table-cell table:formula="of:=ROUND([.A923]-[$menor.$A$1];1)" office:value-type="float" office:value="92.2" calcext:value-type="float">
            <text:p>92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57994" calcext:value-type="float">
            <text:p>1624632892,57994</text:p>
          </table:table-cell>
          <table:table-cell table:formula="of:=ROUND([.A924]-[$menor.$A$1];1)" office:value-type="float" office:value="92.3" calcext:value-type="float">
            <text:p>92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67957" calcext:value-type="float">
            <text:p>1624632892,67957</text:p>
          </table:table-cell>
          <table:table-cell table:formula="of:=ROUND([.A925]-[$menor.$A$1];1)" office:value-type="float" office:value="92.4" calcext:value-type="float">
            <text:p>92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77978" calcext:value-type="float">
            <text:p>1624632892,77978</text:p>
          </table:table-cell>
          <table:table-cell table:formula="of:=ROUND([.A926]-[$menor.$A$1];1)" office:value-type="float" office:value="92.5" calcext:value-type="float">
            <text:p>92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88053" calcext:value-type="float">
            <text:p>1624632892,88053</text:p>
          </table:table-cell>
          <table:table-cell table:formula="of:=ROUND([.A927]-[$menor.$A$1];1)" office:value-type="float" office:value="92.6" calcext:value-type="float">
            <text:p>92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2.98129" calcext:value-type="float">
            <text:p>1624632892,98129</text:p>
          </table:table-cell>
          <table:table-cell table:formula="of:=ROUND([.A928]-[$menor.$A$1];1)" office:value-type="float" office:value="92.7" calcext:value-type="float">
            <text:p>9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08081" calcext:value-type="float">
            <text:p>1624632893,08081</text:p>
          </table:table-cell>
          <table:table-cell table:formula="of:=ROUND([.A929]-[$menor.$A$1];1)" office:value-type="float" office:value="92.8" calcext:value-type="float">
            <text:p>92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18141" calcext:value-type="float">
            <text:p>1624632893,18141</text:p>
          </table:table-cell>
          <table:table-cell table:formula="of:=ROUND([.A930]-[$menor.$A$1];1)" office:value-type="float" office:value="92.9" calcext:value-type="float">
            <text:p>92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28155" calcext:value-type="float">
            <text:p>1624632893,28155</text:p>
          </table:table-cell>
          <table:table-cell table:formula="of:=ROUND([.A931]-[$menor.$A$1];1)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38228" calcext:value-type="float">
            <text:p>1624632893,38228</text:p>
          </table:table-cell>
          <table:table-cell table:formula="of:=ROUND([.A932]-[$menor.$A$1];1)" office:value-type="float" office:value="93.1" calcext:value-type="float">
            <text:p>93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48213" calcext:value-type="float">
            <text:p>1624632893,48213</text:p>
          </table:table-cell>
          <table:table-cell table:formula="of:=ROUND([.A933]-[$menor.$A$1];1)" office:value-type="float" office:value="93.2" calcext:value-type="float">
            <text:p>93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58212" calcext:value-type="float">
            <text:p>1624632893,58212</text:p>
          </table:table-cell>
          <table:table-cell table:formula="of:=ROUND([.A934]-[$menor.$A$1];1)" office:value-type="float" office:value="93.3" calcext:value-type="float">
            <text:p>9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68194" calcext:value-type="float">
            <text:p>1624632893,68194</text:p>
          </table:table-cell>
          <table:table-cell table:formula="of:=ROUND([.A935]-[$menor.$A$1];1)" office:value-type="float" office:value="93.4" calcext:value-type="float">
            <text:p>93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78172" calcext:value-type="float">
            <text:p>1624632893,78172</text:p>
          </table:table-cell>
          <table:table-cell table:formula="of:=ROUND([.A936]-[$menor.$A$1];1)" office:value-type="float" office:value="93.5" calcext:value-type="float">
            <text:p>93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88228" calcext:value-type="float">
            <text:p>1624632893,88228</text:p>
          </table:table-cell>
          <table:table-cell table:formula="of:=ROUND([.A937]-[$menor.$A$1];1)" office:value-type="float" office:value="93.6" calcext:value-type="float">
            <text:p>93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3.9826" calcext:value-type="float">
            <text:p>1624632893,9826</text:p>
          </table:table-cell>
          <table:table-cell table:formula="of:=ROUND([.A938]-[$menor.$A$1];1)" office:value-type="float" office:value="93.7" calcext:value-type="float">
            <text:p>93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0828" calcext:value-type="float">
            <text:p>1624632894,0828</text:p>
          </table:table-cell>
          <table:table-cell table:formula="of:=ROUND([.A939]-[$menor.$A$1];1)" office:value-type="float" office:value="93.8" calcext:value-type="float">
            <text:p>9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1829" calcext:value-type="float">
            <text:p>1624632894,1829</text:p>
          </table:table-cell>
          <table:table-cell table:formula="of:=ROUND([.A940]-[$menor.$A$1];1)" office:value-type="float" office:value="93.9" calcext:value-type="float">
            <text:p>9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28262" calcext:value-type="float">
            <text:p>1624632894,28262</text:p>
          </table:table-cell>
          <table:table-cell table:formula="of:=ROUND([.A941]-[$menor.$A$1];1)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38258" calcext:value-type="float">
            <text:p>1624632894,38258</text:p>
          </table:table-cell>
          <table:table-cell table:formula="of:=ROUND([.A942]-[$menor.$A$1];1)" office:value-type="float" office:value="94.1" calcext:value-type="float">
            <text:p>94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48324" calcext:value-type="float">
            <text:p>1624632894,48324</text:p>
          </table:table-cell>
          <table:table-cell table:formula="of:=ROUND([.A943]-[$menor.$A$1];1)" office:value-type="float" office:value="94.2" calcext:value-type="float">
            <text:p>94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58262" calcext:value-type="float">
            <text:p>1624632894,58262</text:p>
          </table:table-cell>
          <table:table-cell table:formula="of:=ROUND([.A944]-[$menor.$A$1];1)" office:value-type="float" office:value="94.3" calcext:value-type="float">
            <text:p>94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  <table:table-row table:style-name="ro1">
          <table:table-cell office:value-type="float" office:value="1624632894.68333" calcext:value-type="float">
            <text:p>1624632894,68333</text:p>
          </table:table-cell>
          <table:table-cell table:formula="of:=ROUND([.A945]-[$menor.$A$1];1)" office:value-type="float" office:value="94.4" calcext:value-type="float">
            <text:p>94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996815" calcext:value-type="float">
            <text:p>-2,996815</text:p>
          </table:table-cell>
          <table:table-cell office:value-type="float" office:value="0.00450427" calcext:value-type="float">
            <text:p>0,00450427</text:p>
          </table:table-cell>
          <table:table-cell office:value-type="float" office:value="0" calcext:value-type="float">
            <text:p>0</text:p>
          </table:table-cell>
          <table:table-cell office:value-type="float" office:value="-2.99997556" calcext:value-type="float">
            <text:p>-2,99997556</text:p>
          </table:table-cell>
          <table:table-cell office:value-type="float" office:value="-3.00002425" calcext:value-type="float">
            <text:p>-3,00002425</text:p>
          </table:table-cell>
          <table:table-cell office:value-type="float" office:value="-134.56200298" calcext:value-type="float">
            <text:p>-134,56200298</text:p>
          </table:table-cell>
        </table:table-row>
      </table:table>
      <table:table table:name="menor" table:style-name="ta1">
        <table:table-column table:style-name="co7" table:default-cell-style-name="Default"/>
        <table:table-row table:style-name="ro1">
          <table:table-cell table:formula="of:=MIN([$log_child_detection_20210625_115315.A2];[$log_pose_20210625_115315.A2])" office:value-type="float" office:value="1624632800.26633" calcext:value-type="float">
            <text:p>1624632800,26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6:55:05.1369531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6T18:29:05.177786272</dc:date>
    <meta:editing-duration>PT3H22M32S</meta:editing-duration>
    <meta:editing-cycles>3</meta:editing-cycles>
    <meta:generator>LibreOffice/6.4.7.2$Linux_X86_64 LibreOffice_project/40$Build-2</meta:generator>
    <meta:document-statistic meta:table-count="3" meta:cell-count="16306" meta:object-count="0"/>
  </office:meta>
</office:document-meta>
</file>